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1" style:family="table">
      <style:table-properties style:width="17.013cm" fo:margin-left="0cm" table:align="left" style:may-break-between-rows="false"/>
    </style:style>
    <style:style style:name="Table1.A" style:family="table-column">
      <style:table-column-properties style:column-width="1.905cm"/>
    </style:style>
    <style:style style:name="Table1.B" style:family="table-column">
      <style:table-column-properties style:column-width="12.303cm"/>
    </style:style>
    <style:style style:name="Table1.C" style:family="table-column">
      <style:table-column-properties style:column-width="2.805cm"/>
    </style:style>
    <style:style style:name="Table1.A1" style:family="table-cell">
      <style:table-cell-properties fo:padding="0.097cm" fo:border-left="none" fo:border-right="none" fo:border-top="0.05pt solid #000000" fo:border-bottom="0.05pt solid #000000"/>
    </style:style>
    <style:style style:name="Table1.A2"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P1" style:family="paragraph" style:parent-style-name="Standard" style:list-style-name="L1">
      <style:paragraph-properties fo:line-height="200%"/>
      <style:text-properties officeooo:rsid="00224c8e" officeooo:paragraph-rsid="00224c8e"/>
    </style:style>
    <style:style style:name="P2" style:family="paragraph" style:parent-style-name="Standard">
      <style:paragraph-properties fo:line-height="200%"/>
      <style:text-properties officeooo:rsid="00224c8e" officeooo:paragraph-rsid="00224c8e"/>
    </style:style>
    <style:style style:name="P3" style:family="paragraph" style:parent-style-name="Standard" style:list-style-name="L2">
      <style:paragraph-properties fo:line-height="200%"/>
      <style:text-properties officeooo:rsid="00224c8e" officeooo:paragraph-rsid="00224c8e"/>
    </style:style>
    <style:style style:name="P4" style:family="paragraph" style:parent-style-name="Standard" style:list-style-name="L3">
      <style:paragraph-properties fo:line-height="200%"/>
      <style:text-properties officeooo:rsid="00224c8e" officeooo:paragraph-rsid="00224c8e"/>
    </style:style>
    <style:style style:name="P5" style:family="paragraph" style:parent-style-name="Standard">
      <style:paragraph-properties fo:line-height="200%"/>
      <style:text-properties officeooo:rsid="00224c8e" officeooo:paragraph-rsid="00963f16"/>
    </style:style>
    <style:style style:name="P6" style:family="paragraph" style:parent-style-name="Standard" style:list-style-name="L3">
      <style:paragraph-properties fo:line-height="200%"/>
      <style:text-properties officeooo:rsid="00950d94" officeooo:paragraph-rsid="00950d94"/>
    </style:style>
    <style:style style:name="P7" style:family="paragraph" style:parent-style-name="Standard">
      <style:paragraph-properties fo:line-height="200%"/>
      <style:text-properties style:text-position="0% 100%" fo:font-style="normal" fo:font-weight="normal" officeooo:rsid="008b29ba" officeooo:paragraph-rsid="00602285" style:font-style-asian="normal" style:font-weight-asian="normal" style:font-style-complex="normal" style:font-weight-complex="normal"/>
    </style:style>
    <style:style style:name="P8" style:family="paragraph" style:parent-style-name="Standard">
      <style:paragraph-properties fo:line-height="200%"/>
      <style:text-properties style:text-position="0% 100%" fo:font-style="normal" fo:font-weight="normal" officeooo:rsid="00602285" officeooo:paragraph-rsid="008d1637" style:font-style-asian="normal" style:font-weight-asian="normal" style:font-style-complex="normal" style:font-weight-complex="normal"/>
    </style:style>
    <style:style style:name="P9" style:family="paragraph" style:parent-style-name="Standard">
      <style:paragraph-properties fo:line-height="200%"/>
      <style:text-properties style:text-position="0% 100%" fo:font-style="normal" fo:font-weight="normal" officeooo:rsid="00d80acf" officeooo:paragraph-rsid="005d8ae9" style:font-style-asian="normal" style:font-weight-asian="normal" style:font-style-complex="normal" style:font-weight-complex="normal"/>
    </style:style>
    <style:style style:name="P10" style:family="paragraph" style:parent-style-name="Standard">
      <style:paragraph-properties fo:line-height="200%"/>
      <style:text-properties style:text-position="0% 100%" fo:font-style="normal" fo:font-weight="bold" officeooo:rsid="00d80acf" officeooo:paragraph-rsid="00d80acf" style:font-style-asian="normal" style:font-weight-asian="bold" style:font-style-complex="normal" style:font-weight-complex="bold"/>
    </style:style>
    <style:style style:name="P11" style:family="paragraph" style:parent-style-name="Standard">
      <style:paragraph-properties fo:line-height="200%"/>
      <style:text-properties fo:font-style="normal" fo:font-weight="normal" officeooo:rsid="0064b47f" officeooo:paragraph-rsid="00d45afc" style:font-style-asian="normal" style:font-weight-asian="normal" style:font-style-complex="normal" style:font-weight-complex="normal"/>
    </style:style>
    <style:style style:name="P12" style:family="paragraph" style:parent-style-name="Standard">
      <style:paragraph-properties fo:line-height="200%"/>
      <style:text-properties fo:font-style="normal" fo:font-weight="normal" officeooo:rsid="00bb056e" officeooo:paragraph-rsid="00bb056e" style:font-style-asian="normal" style:font-weight-asian="normal" style:font-style-complex="normal" style:font-weight-complex="normal"/>
    </style:style>
    <style:style style:name="P13" style:family="paragraph" style:parent-style-name="Standard">
      <style:paragraph-properties fo:line-height="200%"/>
      <style:text-properties fo:font-style="normal" fo:font-weight="normal" officeooo:rsid="00464d0a" officeooo:paragraph-rsid="0049f361" style:font-style-asian="normal" style:font-weight-asian="normal" style:font-style-complex="normal" style:font-weight-complex="normal"/>
    </style:style>
    <style:style style:name="P14" style:family="paragraph" style:parent-style-name="Standard">
      <style:paragraph-properties fo:line-height="200%"/>
      <style:text-properties fo:font-style="normal" fo:font-weight="normal" officeooo:rsid="004e7303" officeooo:paragraph-rsid="00816be7" style:font-style-asian="normal" style:font-weight-asian="normal" style:font-style-complex="normal" style:font-weight-complex="normal"/>
    </style:style>
    <style:style style:name="P15" style:family="paragraph" style:parent-style-name="Standard">
      <style:paragraph-properties fo:line-height="200%"/>
      <style:text-properties fo:font-style="normal" fo:font-weight="normal" officeooo:rsid="004e7303" officeooo:paragraph-rsid="0053b5ce" style:font-style-asian="normal" style:font-weight-asian="normal" style:font-style-complex="normal" style:font-weight-complex="normal"/>
    </style:style>
    <style:style style:name="P16" style:family="paragraph" style:parent-style-name="Standard">
      <style:paragraph-properties fo:line-height="200%"/>
      <style:text-properties fo:font-style="normal" fo:font-weight="normal" officeooo:rsid="005d8ae9" officeooo:paragraph-rsid="0084756f" style:font-style-asian="normal" style:font-weight-asian="normal" style:font-style-complex="normal" style:font-weight-complex="normal"/>
    </style:style>
    <style:style style:name="P17" style:family="paragraph" style:parent-style-name="Standard">
      <style:paragraph-properties fo:line-height="200%"/>
      <style:text-properties fo:font-style="normal" fo:font-weight="normal" officeooo:rsid="005d8ae9" officeooo:paragraph-rsid="005e48e4" style:font-style-asian="normal" style:font-weight-asian="normal" style:font-style-complex="normal" style:font-weight-complex="normal"/>
    </style:style>
    <style:style style:name="P18" style:family="paragraph" style:parent-style-name="Standard">
      <style:paragraph-properties fo:line-height="200%"/>
      <style:text-properties fo:font-style="normal" fo:font-weight="normal" officeooo:rsid="005d8ae9" officeooo:paragraph-rsid="00918f10" style:font-style-asian="normal" style:font-weight-asian="normal" style:font-style-complex="normal" style:font-weight-complex="normal"/>
    </style:style>
    <style:style style:name="P19" style:family="paragraph" style:parent-style-name="Standard">
      <style:paragraph-properties fo:line-height="200%"/>
      <style:text-properties fo:font-style="normal" fo:font-weight="normal" officeooo:rsid="00611835" officeooo:paragraph-rsid="005d8ae9" style:font-style-asian="normal" style:font-weight-asian="normal" style:font-style-complex="normal" style:font-weight-complex="normal"/>
    </style:style>
    <style:style style:name="P20" style:family="paragraph" style:parent-style-name="Standard">
      <style:paragraph-properties fo:line-height="200%"/>
      <style:text-properties fo:font-style="normal" fo:font-weight="normal" officeooo:rsid="006422fa" officeooo:paragraph-rsid="00949ab4" style:font-style-asian="normal" style:font-weight-asian="normal" style:font-style-complex="normal" style:font-weight-complex="normal"/>
    </style:style>
    <style:style style:name="P21" style:family="paragraph" style:parent-style-name="Standard">
      <style:paragraph-properties fo:line-height="200%"/>
      <style:text-properties fo:font-style="normal" officeooo:rsid="007c43c7" officeooo:paragraph-rsid="007c43c7" style:font-style-asian="normal" style:font-style-complex="normal"/>
    </style:style>
    <style:style style:name="P22" style:family="paragraph" style:parent-style-name="Standard">
      <style:paragraph-properties fo:line-height="200%"/>
      <style:text-properties fo:font-style="normal" officeooo:rsid="00278b9c" officeooo:paragraph-rsid="0030df01" style:font-style-asian="normal" style:font-style-complex="normal"/>
    </style:style>
    <style:style style:name="P23" style:family="paragraph" style:parent-style-name="Standard">
      <style:paragraph-properties fo:line-height="200%"/>
      <style:text-properties fo:font-style="normal" officeooo:rsid="0031fff8" officeooo:paragraph-rsid="0031fff8" style:font-style-asian="normal" style:font-style-complex="normal"/>
    </style:style>
    <style:style style:name="P24" style:family="paragraph" style:parent-style-name="Standard">
      <style:paragraph-properties fo:line-height="200%"/>
      <style:text-properties fo:font-style="normal" officeooo:rsid="002d0674" officeooo:paragraph-rsid="0031fff8" style:font-style-asian="normal" style:font-style-complex="normal"/>
    </style:style>
    <style:style style:name="P25" style:family="paragraph" style:parent-style-name="Standard">
      <style:paragraph-properties fo:line-height="200%"/>
      <style:text-properties fo:font-style="normal" officeooo:rsid="002fcf83" officeooo:paragraph-rsid="00449a65" style:font-style-asian="normal" style:font-style-complex="normal"/>
    </style:style>
    <style:style style:name="P26" style:family="paragraph" style:parent-style-name="Standard">
      <style:paragraph-properties fo:line-height="200%"/>
      <style:text-properties fo:font-style="normal" officeooo:rsid="002fcf83" officeooo:paragraph-rsid="0059621d" style:font-style-asian="normal" style:font-style-complex="normal"/>
    </style:style>
    <style:style style:name="P27" style:family="paragraph" style:parent-style-name="Standard">
      <style:paragraph-properties fo:line-height="200%"/>
      <style:text-properties fo:font-style="normal" officeooo:rsid="002fcf83" officeooo:paragraph-rsid="002fcf83" style:font-style-asian="normal" style:font-style-complex="normal"/>
    </style:style>
    <style:style style:name="P28" style:family="paragraph" style:parent-style-name="Standard">
      <style:paragraph-properties fo:line-height="200%"/>
      <style:text-properties fo:font-style="normal" officeooo:rsid="003bdb90" officeooo:paragraph-rsid="003bdb90" style:font-style-asian="normal" style:font-style-complex="normal"/>
    </style:style>
    <style:style style:name="P29" style:family="paragraph" style:parent-style-name="Standard">
      <style:paragraph-properties fo:line-height="200%"/>
      <style:text-properties fo:font-style="normal" officeooo:rsid="003bdb90" officeooo:paragraph-rsid="00d9cd81" style:font-style-asian="normal" style:font-style-complex="normal"/>
    </style:style>
    <style:style style:name="P30" style:family="paragraph" style:parent-style-name="Standard">
      <style:paragraph-properties fo:line-height="200%"/>
      <style:text-properties fo:font-style="normal" officeooo:rsid="003dfded" officeooo:paragraph-rsid="003dfded" style:font-style-asian="normal" style:font-style-complex="normal"/>
    </style:style>
    <style:style style:name="P31" style:family="paragraph" style:parent-style-name="Standard">
      <style:paragraph-properties fo:line-height="200%"/>
      <style:text-properties fo:font-style="normal" officeooo:rsid="00414134" officeooo:paragraph-rsid="00414134" style:font-style-asian="normal" style:font-style-complex="normal"/>
    </style:style>
    <style:style style:name="P32" style:family="paragraph" style:parent-style-name="Standard">
      <style:paragraph-properties fo:line-height="200%"/>
      <style:text-properties fo:font-style="normal" fo:font-weight="bold" officeooo:rsid="00278b9c" officeooo:paragraph-rsid="00278b9c" style:font-style-asian="normal" style:font-weight-asian="bold" style:font-style-complex="normal" style:font-weight-complex="bold"/>
    </style:style>
    <style:style style:name="P33" style:family="paragraph" style:parent-style-name="Standard">
      <style:paragraph-properties fo:line-height="200%"/>
      <style:text-properties fo:font-style="normal" fo:font-weight="bold" officeooo:rsid="00464d0a" officeooo:paragraph-rsid="00464d0a" style:font-style-asian="normal" style:font-weight-asian="bold" style:font-style-complex="normal" style:font-weight-complex="bold"/>
    </style:style>
    <style:style style:name="P34" style:family="paragraph" style:parent-style-name="Standard">
      <style:paragraph-properties fo:line-height="200%"/>
      <style:text-properties officeooo:rsid="001d8eaa" officeooo:paragraph-rsid="001d8eaa"/>
    </style:style>
    <style:style style:name="P35" style:family="paragraph" style:parent-style-name="Standard">
      <style:paragraph-properties fo:line-height="200%"/>
      <style:text-properties officeooo:rsid="001d8eaa" officeooo:paragraph-rsid="006e9b8f"/>
    </style:style>
    <style:style style:name="P36" style:family="paragraph" style:parent-style-name="Standard">
      <style:paragraph-properties fo:line-height="200%"/>
      <style:text-properties officeooo:rsid="001d8eaa" officeooo:paragraph-rsid="001dd132"/>
    </style:style>
    <style:style style:name="P37" style:family="paragraph" style:parent-style-name="Standard">
      <style:paragraph-properties fo:line-height="200%"/>
      <style:text-properties fo:font-weight="bold" officeooo:rsid="00464d0a" officeooo:paragraph-rsid="00464d0a" style:font-weight-asian="bold" style:font-weight-complex="bold"/>
    </style:style>
    <style:style style:name="P38" style:family="paragraph" style:parent-style-name="Standard">
      <style:paragraph-properties fo:line-height="200%"/>
      <style:text-properties fo:font-weight="bold" officeooo:rsid="001d8eaa" officeooo:paragraph-rsid="001d8eaa" style:font-weight-asian="bold" style:font-weight-complex="bold"/>
    </style:style>
    <style:style style:name="P39" style:family="paragraph" style:parent-style-name="Standard">
      <style:paragraph-properties fo:line-height="200%"/>
      <style:text-properties fo:font-weight="bold" officeooo:rsid="00224c8e" officeooo:paragraph-rsid="00224c8e" style:font-weight-asian="bold" style:font-weight-complex="bold"/>
    </style:style>
    <style:style style:name="P40" style:family="paragraph" style:parent-style-name="Standard">
      <style:paragraph-properties fo:line-height="200%"/>
      <style:text-properties fo:font-weight="normal" officeooo:rsid="009b5c53" officeooo:paragraph-rsid="009b5c53" style:font-weight-asian="normal" style:font-weight-complex="normal"/>
    </style:style>
    <style:style style:name="P41" style:family="paragraph" style:parent-style-name="Standard">
      <style:paragraph-properties fo:line-height="200%"/>
      <style:text-properties officeooo:rsid="0070e420" officeooo:paragraph-rsid="0070e420"/>
    </style:style>
    <style:style style:name="P42" style:family="paragraph" style:parent-style-name="Standard">
      <style:paragraph-properties fo:line-height="200%"/>
      <style:text-properties officeooo:rsid="001dd132" officeooo:paragraph-rsid="001dd132"/>
    </style:style>
    <style:style style:name="P43" style:family="paragraph" style:parent-style-name="Standard">
      <style:paragraph-properties fo:line-height="200%"/>
      <style:text-properties officeooo:rsid="001dd132" officeooo:paragraph-rsid="0079b4da"/>
    </style:style>
    <style:style style:name="P44" style:family="paragraph" style:parent-style-name="Standard">
      <style:paragraph-properties fo:line-height="200%"/>
      <style:text-properties officeooo:rsid="001ff349" officeooo:paragraph-rsid="001dd132"/>
    </style:style>
    <style:style style:name="P45" style:family="paragraph" style:parent-style-name="Standard">
      <style:paragraph-properties fo:line-height="200%"/>
      <style:text-properties officeooo:rsid="00205b8d" officeooo:paragraph-rsid="0078183f"/>
    </style:style>
    <style:style style:name="P46" style:family="paragraph" style:parent-style-name="Standard">
      <style:paragraph-properties fo:line-height="200%"/>
      <style:text-properties fo:font-style="italic" officeooo:rsid="00224c8e" officeooo:paragraph-rsid="00224c8e" style:font-style-asian="italic" style:font-style-complex="italic"/>
    </style:style>
    <style:style style:name="P47" style:family="paragraph" style:parent-style-name="Standard">
      <style:paragraph-properties fo:line-height="200%"/>
      <style:text-properties fo:font-style="italic" officeooo:rsid="00278b9c" officeooo:paragraph-rsid="00278b9c" style:font-style-asian="italic" style:font-style-complex="italic"/>
    </style:style>
    <style:style style:name="P48" style:family="paragraph" style:parent-style-name="Standard">
      <style:paragraph-properties fo:line-height="200%"/>
      <style:text-properties fo:font-style="italic" officeooo:rsid="002fcf83" officeooo:paragraph-rsid="002fcf83" style:font-style-asian="italic" style:font-style-complex="italic"/>
    </style:style>
    <style:style style:name="P49" style:family="paragraph" style:parent-style-name="Standard">
      <style:paragraph-properties fo:line-height="200%"/>
      <style:text-properties fo:font-style="italic" officeooo:rsid="0039dd69" officeooo:paragraph-rsid="0039dd69" style:font-style-asian="italic" style:font-style-complex="italic"/>
    </style:style>
    <style:style style:name="P50" style:family="paragraph" style:parent-style-name="Standard">
      <style:paragraph-properties fo:line-height="200%"/>
      <style:text-properties officeooo:rsid="00a44690" officeooo:paragraph-rsid="00a44690"/>
    </style:style>
    <style:style style:name="P51" style:family="paragraph" style:parent-style-name="Standard">
      <style:text-properties style:font-name="Liberation Serif" fo:font-size="12pt"/>
    </style:style>
    <style:style style:name="P52"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53" style:family="paragraph" style:parent-style-name="Table_20_Contents">
      <style:paragraph-properties fo:line-height="200%"/>
      <style:text-properties fo:font-style="italic" officeooo:rsid="00a44690" officeooo:paragraph-rsid="00a44690" style:font-style-asian="italic" style:font-style-complex="italic"/>
    </style:style>
    <style:style style:name="P54" style:family="paragraph" style:parent-style-name="Table_20_Contents">
      <style:paragraph-properties fo:line-height="200%"/>
      <style:text-properties fo:font-style="italic" officeooo:rsid="00a4d439" officeooo:paragraph-rsid="00a4d439" style:font-style-asian="italic" style:font-style-complex="italic"/>
    </style:style>
    <style:style style:name="P55" style:family="paragraph" style:parent-style-name="Table_20_Contents">
      <style:paragraph-properties fo:line-height="200%"/>
      <style:text-properties fo:font-style="italic" officeooo:rsid="00a61790" officeooo:paragraph-rsid="00a61790" style:font-style-asian="italic" style:font-style-complex="italic"/>
    </style:style>
    <style:style style:name="P56" style:family="paragraph" style:parent-style-name="Table_20_Contents">
      <style:paragraph-properties fo:line-height="200%"/>
      <style:text-properties fo:font-style="italic" officeooo:rsid="00a6fd0a" officeooo:paragraph-rsid="00a6fd0a" style:font-style-asian="italic" style:font-style-complex="italic"/>
    </style:style>
    <style:style style:name="P57" style:family="paragraph" style:parent-style-name="Table_20_Contents">
      <style:paragraph-properties fo:line-height="200%"/>
      <style:text-properties fo:font-style="italic" officeooo:rsid="00a8e36a" officeooo:paragraph-rsid="00a8e36a" style:font-style-asian="italic" style:font-style-complex="italic"/>
    </style:style>
    <style:style style:name="P58" style:family="paragraph" style:parent-style-name="Table_20_Contents">
      <style:paragraph-properties fo:line-height="200%"/>
      <style:text-properties fo:font-style="italic" officeooo:rsid="00ab7c54" officeooo:paragraph-rsid="00ab7c54" style:font-style-asian="italic" style:font-style-complex="italic"/>
    </style:style>
    <style:style style:name="P59" style:family="paragraph" style:parent-style-name="Table_20_Contents">
      <style:paragraph-properties fo:line-height="200%"/>
      <style:text-properties officeooo:rsid="00a44690" officeooo:paragraph-rsid="00a44690"/>
    </style:style>
    <style:style style:name="P60" style:family="paragraph" style:parent-style-name="Table_20_Contents">
      <style:paragraph-properties fo:line-height="200%"/>
      <style:text-properties officeooo:rsid="00a4d439" officeooo:paragraph-rsid="00a4d439"/>
    </style:style>
    <style:style style:name="P61" style:family="paragraph" style:parent-style-name="Table_20_Contents">
      <style:paragraph-properties fo:line-height="200%"/>
      <style:text-properties officeooo:rsid="00a4d439" officeooo:paragraph-rsid="00a61790"/>
    </style:style>
    <style:style style:name="P62" style:family="paragraph" style:parent-style-name="Table_20_Contents">
      <style:paragraph-properties fo:line-height="200%"/>
      <style:text-properties officeooo:rsid="00a6fd0a" officeooo:paragraph-rsid="00a6fd0a"/>
    </style:style>
    <style:style style:name="P63" style:family="paragraph" style:parent-style-name="Table_20_Contents">
      <style:paragraph-properties fo:line-height="200%"/>
      <style:text-properties officeooo:rsid="00a8e36a" officeooo:paragraph-rsid="00a8e36a"/>
    </style:style>
    <style:style style:name="P64" style:family="paragraph" style:parent-style-name="Table_20_Contents">
      <style:paragraph-properties fo:line-height="200%"/>
      <style:text-properties fo:font-style="normal" officeooo:rsid="00ab7c54" officeooo:paragraph-rsid="00ab7c54" style:font-style-asian="normal" style:font-style-complex="normal"/>
    </style:style>
    <style:style style:name="P65" style:family="paragraph" style:parent-style-name="Table_20_Contents">
      <style:paragraph-properties fo:line-height="100%" fo:text-align="end" style:justify-single-word="false"/>
      <style:text-properties officeooo:rsid="0031fff8" officeooo:paragraph-rsid="0031fff8"/>
    </style:style>
    <style:style style:name="P66" style:family="paragraph" style:parent-style-name="Table_20_Contents">
      <style:paragraph-properties fo:line-height="100%" fo:text-align="start" style:justify-single-word="false"/>
      <style:text-properties officeooo:rsid="0031fff8" officeooo:paragraph-rsid="0031fff8"/>
    </style:style>
    <style:style style:name="P67" style:family="paragraph" style:parent-style-name="Table_20_Contents">
      <style:paragraph-properties fo:line-height="100%" fo:text-align="center" style:justify-single-word="false"/>
      <style:text-properties officeooo:rsid="0031fff8" officeooo:paragraph-rsid="0031fff8"/>
    </style:style>
    <style:style style:name="P68" style:family="paragraph" style:parent-style-name="Table_20_Contents">
      <style:paragraph-properties fo:line-height="100%" fo:text-align="start" style:justify-single-word="false"/>
      <style:text-properties fo:font-size="10pt" officeooo:rsid="0031fff8" officeooo:paragraph-rsid="0031fff8" style:font-size-asian="10pt" style:font-size-complex="10pt"/>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369521" style:font-style-asian="italic" style:font-style-complex="italic"/>
    </style:style>
    <style:style style:name="T8" style:family="text">
      <style:text-properties fo:font-style="italic" officeooo:rsid="0037ac99" style:font-style-asian="italic" style:font-style-complex="italic"/>
    </style:style>
    <style:style style:name="T9" style:family="text">
      <style:text-properties fo:font-style="italic" officeooo:rsid="0038c5f7" style:font-style-asian="italic" style:font-style-complex="italic"/>
    </style:style>
    <style:style style:name="T10" style:family="text">
      <style:text-properties fo:font-style="italic" officeooo:rsid="0039dd69" style:font-style-asian="italic" style:font-style-complex="italic"/>
    </style:style>
    <style:style style:name="T11" style:family="text">
      <style:text-properties fo:font-style="italic" officeooo:rsid="0059e3b7" style:font-style-asian="italic" style:font-style-complex="italic"/>
    </style:style>
    <style:style style:name="T12" style:family="text">
      <style:text-properties fo:font-style="italic" officeooo:rsid="00d32ab8" style:font-style-asian="italic" style:font-style-complex="italic"/>
    </style:style>
    <style:style style:name="T13" style:family="text">
      <style:text-properties fo:font-style="italic" officeooo:rsid="008b29ba"/>
    </style:style>
    <style:style style:name="T14" style:family="text">
      <style:text-properties officeooo:rsid="002c1371"/>
    </style:style>
    <style:style style:name="T15" style:family="text">
      <style:text-properties officeooo:rsid="002d0674"/>
    </style:style>
    <style:style style:name="T16" style:family="text">
      <style:text-properties officeooo:rsid="0031fff8"/>
    </style:style>
    <style:style style:name="T17" style:family="text">
      <style:text-properties officeooo:rsid="0034cc73"/>
    </style:style>
    <style:style style:name="T18" style:family="text">
      <style:text-properties officeooo:rsid="00369521"/>
    </style:style>
    <style:style style:name="T19" style:family="text">
      <style:text-properties style:text-position="sub 58%"/>
    </style:style>
    <style:style style:name="T20" style:family="text">
      <style:text-properties style:text-position="sub 58%" officeooo:rsid="00369521"/>
    </style:style>
    <style:style style:name="T21" style:family="text">
      <style:text-properties style:text-position="sub 58%" officeooo:rsid="0037ac99"/>
    </style:style>
    <style:style style:name="T22" style:family="text">
      <style:text-properties style:text-position="sub 58%" officeooo:rsid="0039dd69"/>
    </style:style>
    <style:style style:name="T23" style:family="text">
      <style:text-properties style:text-position="sub 58%" officeooo:rsid="003d97e7"/>
    </style:style>
    <style:style style:name="T24" style:family="text">
      <style:text-properties style:text-position="sub 58%" officeooo:rsid="003da2c8"/>
    </style:style>
    <style:style style:name="T25" style:family="text">
      <style:text-properties style:text-position="sub 58%" officeooo:rsid="00425f44"/>
    </style:style>
    <style:style style:name="T26" style:family="text">
      <style:text-properties style:text-position="0% 100%"/>
    </style:style>
    <style:style style:name="T27" style:family="text">
      <style:text-properties style:text-position="0% 100%" officeooo:rsid="00369521"/>
    </style:style>
    <style:style style:name="T28" style:family="text">
      <style:text-properties style:text-position="0% 100%" fo:font-style="italic"/>
    </style:style>
    <style:style style:name="T29" style:family="text">
      <style:text-properties style:text-position="0% 100%" fo:font-style="italic" style:font-style-asian="italic" style:font-style-complex="italic"/>
    </style:style>
    <style:style style:name="T30" style:family="text">
      <style:text-properties style:text-position="0% 100%" fo:font-style="italic" officeooo:rsid="00369521" style:font-style-asian="italic" style:font-style-complex="italic"/>
    </style:style>
    <style:style style:name="T31" style:family="text">
      <style:text-properties style:text-position="0% 100%" fo:font-style="italic" officeooo:rsid="0037ac99" style:font-style-asian="italic" style:font-style-complex="italic"/>
    </style:style>
    <style:style style:name="T32" style:family="text">
      <style:text-properties style:text-position="0% 100%" fo:font-style="italic" officeooo:rsid="0039dd69" style:font-style-asian="italic" style:font-style-complex="italic"/>
    </style:style>
    <style:style style:name="T33" style:family="text">
      <style:text-properties style:text-position="0% 100%" fo:font-style="italic" officeooo:rsid="003d97e7" style:font-style-asian="italic" style:font-style-complex="italic"/>
    </style:style>
    <style:style style:name="T34" style:family="text">
      <style:text-properties style:text-position="0% 100%" fo:font-style="italic" officeooo:rsid="003da2c8" style:font-style-asian="italic" style:font-style-complex="italic"/>
    </style:style>
    <style:style style:name="T35" style:family="text">
      <style:text-properties style:text-position="0% 100%" fo:font-style="italic" officeooo:rsid="003f777d" style:font-style-asian="italic" style:font-style-complex="italic"/>
    </style:style>
    <style:style style:name="T36" style:family="text">
      <style:text-properties style:text-position="0% 100%" fo:font-style="italic" officeooo:rsid="00425f44" style:font-style-asian="italic" style:font-style-complex="italic"/>
    </style:style>
    <style:style style:name="T37" style:family="text">
      <style:text-properties style:text-position="0% 100%" fo:font-style="italic" officeooo:rsid="008b00e4" style:font-style-asian="italic" style:font-style-complex="italic"/>
    </style:style>
    <style:style style:name="T38" style:family="text">
      <style:text-properties style:text-position="0% 100%" fo:font-style="italic" officeooo:rsid="00d32ab8" style:font-style-asian="italic" style:font-style-complex="italic"/>
    </style:style>
    <style:style style:name="T39" style:family="text">
      <style:text-properties style:text-position="0% 100%" fo:font-style="italic" officeooo:rsid="001dd132"/>
    </style:style>
    <style:style style:name="T40" style:family="text">
      <style:text-properties style:text-position="0% 100%" fo:font-style="italic" officeooo:rsid="007733ed"/>
    </style:style>
    <style:style style:name="T41" style:family="text">
      <style:text-properties style:text-position="0% 100%" fo:font-style="italic" officeooo:rsid="007afca2"/>
    </style:style>
    <style:style style:name="T42" style:family="text">
      <style:text-properties style:text-position="0% 100%" fo:font-style="italic" officeooo:rsid="00963f16"/>
    </style:style>
    <style:style style:name="T43" style:family="text">
      <style:text-properties style:text-position="0% 100%" fo:font-style="italic" officeooo:rsid="0049f361"/>
    </style:style>
    <style:style style:name="T44" style:family="text">
      <style:text-properties style:text-position="0% 100%" fo:font-style="italic" officeooo:rsid="004a0244"/>
    </style:style>
    <style:style style:name="T45" style:family="text">
      <style:text-properties style:text-position="0% 100%" fo:font-style="italic" officeooo:rsid="004b19ac"/>
    </style:style>
    <style:style style:name="T46" style:family="text">
      <style:text-properties style:text-position="0% 100%" fo:font-style="italic" officeooo:rsid="004baa34"/>
    </style:style>
    <style:style style:name="T47" style:family="text">
      <style:text-properties style:text-position="0% 100%" fo:font-style="italic" officeooo:rsid="00852c81"/>
    </style:style>
    <style:style style:name="T48" style:family="text">
      <style:text-properties style:text-position="0% 100%" fo:font-style="italic" officeooo:rsid="004e7303"/>
    </style:style>
    <style:style style:name="T49" style:family="text">
      <style:text-properties style:text-position="0% 100%" fo:font-style="italic" officeooo:rsid="006cc82a"/>
    </style:style>
    <style:style style:name="T50" style:family="text">
      <style:text-properties style:text-position="0% 100%" fo:font-style="italic" officeooo:rsid="006e9b8f"/>
    </style:style>
    <style:style style:name="T51" style:family="text">
      <style:text-properties style:text-position="0% 100%" fo:font-style="italic" officeooo:rsid="00c75bab"/>
    </style:style>
    <style:style style:name="T52" style:family="text">
      <style:text-properties style:text-position="0% 100%" fo:font-style="italic" officeooo:rsid="00830ed4"/>
    </style:style>
    <style:style style:name="T53" style:family="text">
      <style:text-properties style:text-position="0% 100%" fo:font-style="italic" officeooo:rsid="005571b9"/>
    </style:style>
    <style:style style:name="T54" style:family="text">
      <style:text-properties style:text-position="0% 100%" fo:font-style="italic" officeooo:rsid="008710ec"/>
    </style:style>
    <style:style style:name="T55" style:family="text">
      <style:text-properties style:text-position="0% 100%" fo:font-style="italic" officeooo:rsid="00901923"/>
    </style:style>
    <style:style style:name="T56" style:family="text">
      <style:text-properties style:text-position="0% 100%" fo:font-style="italic" officeooo:rsid="0064b47f"/>
    </style:style>
    <style:style style:name="T57" style:family="text">
      <style:text-properties style:text-position="0% 100%" officeooo:rsid="0037ac99"/>
    </style:style>
    <style:style style:name="T58" style:family="text">
      <style:text-properties style:text-position="0% 100%" officeooo:rsid="0039dd69"/>
    </style:style>
    <style:style style:name="T59" style:family="text">
      <style:text-properties style:text-position="0% 100%" officeooo:rsid="003d97e7"/>
    </style:style>
    <style:style style:name="T60" style:family="text">
      <style:text-properties style:text-position="0% 100%" officeooo:rsid="003da2c8"/>
    </style:style>
    <style:style style:name="T61" style:family="text">
      <style:text-properties style:text-position="0% 100%" officeooo:rsid="003f777d"/>
    </style:style>
    <style:style style:name="T62" style:family="text">
      <style:text-properties style:text-position="0% 100%" officeooo:rsid="00425f44"/>
    </style:style>
    <style:style style:name="T63" style:family="text">
      <style:text-properties style:text-position="0% 100%" officeooo:rsid="004434e5"/>
    </style:style>
    <style:style style:name="T64" style:family="text">
      <style:text-properties style:text-position="0% 100%" officeooo:rsid="0047d46a"/>
    </style:style>
    <style:style style:name="T65" style:family="text">
      <style:text-properties style:text-position="0% 100%" officeooo:rsid="004856ce"/>
    </style:style>
    <style:style style:name="T66" style:family="text">
      <style:text-properties style:text-position="0% 100%" officeooo:rsid="0049f361"/>
    </style:style>
    <style:style style:name="T67" style:family="text">
      <style:text-properties style:text-position="0% 100%" officeooo:rsid="004a0244"/>
    </style:style>
    <style:style style:name="T68" style:family="text">
      <style:text-properties style:text-position="0% 100%" officeooo:rsid="004b19ac"/>
    </style:style>
    <style:style style:name="T69" style:family="text">
      <style:text-properties style:text-position="0% 100%" officeooo:rsid="004b4b01"/>
    </style:style>
    <style:style style:name="T70" style:family="text">
      <style:text-properties style:text-position="0% 100%" officeooo:rsid="004baa34"/>
    </style:style>
    <style:style style:name="T71" style:family="text">
      <style:text-properties style:text-position="0% 100%" officeooo:rsid="004e66a2"/>
    </style:style>
    <style:style style:name="T72" style:family="text">
      <style:text-properties style:text-position="0% 100%" officeooo:rsid="004e7303"/>
    </style:style>
    <style:style style:name="T73" style:family="text">
      <style:text-properties style:text-position="0% 100%" officeooo:rsid="004ee968"/>
    </style:style>
    <style:style style:name="T74" style:family="text">
      <style:text-properties style:text-position="0% 100%" officeooo:rsid="00519c24"/>
    </style:style>
    <style:style style:name="T75" style:family="text">
      <style:text-properties style:text-position="0% 100%" officeooo:rsid="0053891f"/>
    </style:style>
    <style:style style:name="T76" style:family="text">
      <style:text-properties style:text-position="0% 100%" officeooo:rsid="0053b5ce"/>
    </style:style>
    <style:style style:name="T77" style:family="text">
      <style:text-properties style:text-position="0% 100%" officeooo:rsid="005571b9"/>
    </style:style>
    <style:style style:name="T78" style:family="text">
      <style:text-properties style:text-position="0% 100%" officeooo:rsid="0055b2c7"/>
    </style:style>
    <style:style style:name="T79" style:family="text">
      <style:text-properties style:text-position="0% 100%" officeooo:rsid="0055d19c"/>
    </style:style>
    <style:style style:name="T80" style:family="text">
      <style:text-properties style:text-position="0% 100%" officeooo:rsid="005dfc88"/>
    </style:style>
    <style:style style:name="T81" style:family="text">
      <style:text-properties style:text-position="0% 100%" officeooo:rsid="005e48e4"/>
    </style:style>
    <style:style style:name="T82" style:family="text">
      <style:text-properties style:text-position="0% 100%" officeooo:rsid="00633184"/>
    </style:style>
    <style:style style:name="T83" style:family="text">
      <style:text-properties style:text-position="0% 100%" officeooo:rsid="006b40e3"/>
    </style:style>
    <style:style style:name="T84" style:family="text">
      <style:text-properties style:text-position="0% 100%" officeooo:rsid="006bd279"/>
    </style:style>
    <style:style style:name="T85" style:family="text">
      <style:text-properties style:text-position="0% 100%" officeooo:rsid="006cc82a"/>
    </style:style>
    <style:style style:name="T86" style:family="text">
      <style:text-properties style:text-position="0% 100%" officeooo:rsid="006e9b8f"/>
    </style:style>
    <style:style style:name="T87" style:family="text">
      <style:text-properties style:text-position="0% 100%" officeooo:rsid="007c43c7"/>
    </style:style>
    <style:style style:name="T88" style:family="text">
      <style:text-properties style:text-position="0% 100%" officeooo:rsid="007c8222"/>
    </style:style>
    <style:style style:name="T89" style:family="text">
      <style:text-properties style:text-position="0% 100%" officeooo:rsid="007dbc66"/>
    </style:style>
    <style:style style:name="T90" style:family="text">
      <style:text-properties style:text-position="0% 100%" officeooo:rsid="007e9d69"/>
    </style:style>
    <style:style style:name="T91" style:family="text">
      <style:text-properties style:text-position="0% 100%" officeooo:rsid="00804d3d"/>
    </style:style>
    <style:style style:name="T92" style:family="text">
      <style:text-properties style:text-position="0% 100%" officeooo:rsid="00816be7"/>
    </style:style>
    <style:style style:name="T93" style:family="text">
      <style:text-properties style:text-position="0% 100%" officeooo:rsid="0081d26f"/>
    </style:style>
    <style:style style:name="T94" style:family="text">
      <style:text-properties style:text-position="0% 100%" officeooo:rsid="00830ed4"/>
    </style:style>
    <style:style style:name="T95" style:family="text">
      <style:text-properties style:text-position="0% 100%" officeooo:rsid="0084756f"/>
    </style:style>
    <style:style style:name="T96" style:family="text">
      <style:text-properties style:text-position="0% 100%" officeooo:rsid="00852c81"/>
    </style:style>
    <style:style style:name="T97" style:family="text">
      <style:text-properties style:text-position="0% 100%" officeooo:rsid="008710ec"/>
    </style:style>
    <style:style style:name="T98" style:family="text">
      <style:text-properties style:text-position="0% 100%" officeooo:rsid="008b00e4"/>
    </style:style>
    <style:style style:name="T99" style:family="text">
      <style:text-properties style:text-position="0% 100%" officeooo:rsid="008b29ba"/>
    </style:style>
    <style:style style:name="T100" style:family="text">
      <style:text-properties style:text-position="0% 100%" officeooo:rsid="00901923"/>
    </style:style>
    <style:style style:name="T101" style:family="text">
      <style:text-properties style:text-position="0% 100%" officeooo:rsid="00918f10"/>
    </style:style>
    <style:style style:name="T102" style:family="text">
      <style:text-properties style:text-position="0% 100%" officeooo:rsid="009a6519"/>
    </style:style>
    <style:style style:name="T103" style:family="text">
      <style:text-properties style:text-position="0% 100%" officeooo:rsid="00b03ad3"/>
    </style:style>
    <style:style style:name="T104" style:family="text">
      <style:text-properties style:text-position="0% 100%" officeooo:rsid="001dd132"/>
    </style:style>
    <style:style style:name="T105" style:family="text">
      <style:text-properties style:text-position="0% 100%" officeooo:rsid="007733ed"/>
    </style:style>
    <style:style style:name="T106" style:family="text">
      <style:text-properties style:text-position="0% 100%" officeooo:rsid="007afca2"/>
    </style:style>
    <style:style style:name="T107" style:family="text">
      <style:text-properties style:text-position="0% 100%" officeooo:rsid="0079b4da"/>
    </style:style>
    <style:style style:name="T108" style:family="text">
      <style:text-properties style:text-position="0% 100%" officeooo:rsid="00963f16"/>
    </style:style>
    <style:style style:name="T109" style:family="text">
      <style:text-properties style:text-position="0% 100%" officeooo:rsid="00bb8fcd"/>
    </style:style>
    <style:style style:name="T110" style:family="text">
      <style:text-properties style:text-position="0% 100%" officeooo:rsid="00bd386c"/>
    </style:style>
    <style:style style:name="T111" style:family="text">
      <style:text-properties style:text-position="0% 100%" officeooo:rsid="00c02c8e"/>
    </style:style>
    <style:style style:name="T112" style:family="text">
      <style:text-properties style:text-position="0% 100%" officeooo:rsid="00c6b933"/>
    </style:style>
    <style:style style:name="T113" style:family="text">
      <style:text-properties style:text-position="0% 100%" officeooo:rsid="00c75bab"/>
    </style:style>
    <style:style style:name="T114" style:family="text">
      <style:text-properties style:text-position="0% 100%" officeooo:rsid="00c8a960"/>
    </style:style>
    <style:style style:name="T115" style:family="text">
      <style:text-properties style:text-position="0% 100%" officeooo:rsid="00c8b6b9"/>
    </style:style>
    <style:style style:name="T116" style:family="text">
      <style:text-properties style:text-position="0% 100%" officeooo:rsid="00cb1c72"/>
    </style:style>
    <style:style style:name="T117" style:family="text">
      <style:text-properties style:text-position="0% 100%" officeooo:rsid="00cc6c6f"/>
    </style:style>
    <style:style style:name="T118" style:family="text">
      <style:text-properties style:text-position="0% 100%" officeooo:rsid="00cf82b1"/>
    </style:style>
    <style:style style:name="T119" style:family="text">
      <style:text-properties style:text-position="0% 100%" officeooo:rsid="0064b47f"/>
    </style:style>
    <style:style style:name="T120" style:family="text">
      <style:text-properties style:text-position="0% 100%" officeooo:rsid="00d9cd81"/>
    </style:style>
    <style:style style:name="T121" style:family="text">
      <style:text-properties style:text-position="0% 100%" officeooo:rsid="00db501e"/>
    </style:style>
    <style:style style:name="T122" style:family="text">
      <style:text-properties style:text-position="0% 100%" officeooo:rsid="00dc8c51"/>
    </style:style>
    <style:style style:name="T123" style:family="text">
      <style:text-properties style:text-position="0% 100%" officeooo:rsid="00dd3ee9"/>
    </style:style>
    <style:style style:name="T124" style:family="text">
      <style:text-properties style:text-position="0% 100%" officeooo:rsid="00dfc6f2"/>
    </style:style>
    <style:style style:name="T125" style:family="text">
      <style:text-properties style:text-position="0% 100%" officeooo:rsid="00e1bd8f"/>
    </style:style>
    <style:style style:name="T126" style:family="text">
      <style:text-properties style:text-position="0% 100%" officeooo:rsid="00e3cf04"/>
    </style:style>
    <style:style style:name="T127" style:family="text">
      <style:text-properties style:text-position="0% 100%" officeooo:rsid="00e49a33"/>
    </style:style>
    <style:style style:name="T128" style:family="text">
      <style:text-properties style:text-position="0% 100%" officeooo:rsid="00e5185b"/>
    </style:style>
    <style:style style:name="T129" style:family="text">
      <style:text-properties style:text-position="super 58%"/>
    </style:style>
    <style:style style:name="T130" style:family="text">
      <style:text-properties style:text-position="super 58%" officeooo:rsid="00369521"/>
    </style:style>
    <style:style style:name="T131" style:family="text">
      <style:text-properties officeooo:rsid="0037ac99"/>
    </style:style>
    <style:style style:name="T132" style:family="text">
      <style:text-properties officeooo:rsid="0038c5f7"/>
    </style:style>
    <style:style style:name="T133" style:family="text">
      <style:text-properties officeooo:rsid="0039dd69"/>
    </style:style>
    <style:style style:name="T134" style:family="text">
      <style:text-properties officeooo:rsid="003d9662"/>
    </style:style>
    <style:style style:name="T135" style:family="text">
      <style:text-properties officeooo:rsid="003d97e7"/>
    </style:style>
    <style:style style:name="T136" style:family="text">
      <style:text-properties officeooo:rsid="0059e3b7"/>
    </style:style>
    <style:style style:name="T137" style:family="text">
      <style:text-properties officeooo:rsid="0064b47f"/>
    </style:style>
    <style:style style:name="T138" style:family="text">
      <style:text-properties officeooo:rsid="006e9b8f"/>
    </style:style>
    <style:style style:name="T139" style:family="text">
      <style:text-properties officeooo:rsid="0070e420"/>
    </style:style>
    <style:style style:name="T140" style:family="text">
      <style:text-properties officeooo:rsid="00750fe1"/>
    </style:style>
    <style:style style:name="T141" style:family="text">
      <style:text-properties officeooo:rsid="00764a44"/>
    </style:style>
    <style:style style:name="T142" style:family="text">
      <style:text-properties officeooo:rsid="007733ed"/>
    </style:style>
    <style:style style:name="T143" style:family="text">
      <style:text-properties officeooo:rsid="0079b4da"/>
    </style:style>
    <style:style style:name="T144" style:family="text">
      <style:text-properties officeooo:rsid="007afca2"/>
    </style:style>
    <style:style style:name="T145" style:family="text">
      <style:text-properties officeooo:rsid="008b29ba"/>
    </style:style>
    <style:style style:name="T146" style:family="text">
      <style:text-properties officeooo:rsid="00950d94"/>
    </style:style>
    <style:style style:name="T147" style:family="text">
      <style:text-properties officeooo:rsid="00963f16"/>
    </style:style>
    <style:style style:name="T148" style:family="text">
      <style:text-properties officeooo:rsid="009d0e2d"/>
    </style:style>
    <style:style style:name="T149" style:family="text">
      <style:text-properties officeooo:rsid="00a61790"/>
    </style:style>
    <style:style style:name="T150" style:family="text">
      <style:text-properties officeooo:rsid="00ab7c54"/>
    </style:style>
    <style:style style:name="T151" style:family="text">
      <style:text-properties officeooo:rsid="00aeae8c"/>
    </style:style>
    <style:style style:name="T152" style:family="text">
      <style:text-properties officeooo:rsid="00d32ab8"/>
    </style:style>
    <style:style style:name="T153" style:family="text">
      <style:text-properties officeooo:rsid="00d45afc"/>
    </style:style>
    <style:style style:name="T154" style:family="text">
      <style:text-properties officeooo:rsid="00d60e72"/>
    </style:style>
    <style:style style:name="T155" style:family="text">
      <style:text-properties fo:font-weight="bold" style:font-weight-asian="bold"/>
    </style:style>
    <style:style style:name="T1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icrobes in <text:span text:style-name="T3">S</text:span>pace: A Meta-Analysis of the Microbial Distance-Decay Relationship</text:p>
      <text:p text:style-name="P34"/>
      <text:p text:style-name="P34">Dave R Clark, Graham JC Underwood, Terry J McGenity, Alex J Dumbrell</text:p>
      <text:p text:style-name="P34"/>
      <text:p text:style-name="P34">School of Biological Sciences, University of Essex, Wivenhoe Park, Colchester, Essex, CO4 3SQ, UK.</text:p>
      <text:p text:style-name="P34"/>
      <text:p text:style-name="P34">Running title: Microbial Distance-Decay Relationships</text:p>
      <text:p text:style-name="P34"/>
      <text:p text:style-name="P37">Abstract</text:p>
      <text:p text:style-name="P40">Communities closer together in space are generally more similar than those further apart, according to the distance-decay (d-d) of similarity relationship. <text:span text:style-name="T148">Historically, microorganisms were assumed to defy this relationship due to their capacity for long distance, passive dispersal. Yet, molecular studies have recorded highly variable d-d relationships in a range of microbial communities from different environments, using very different methods. Therefore, we sought to understand whether this variability in microbial d-d relationships is caused by different study methodologies, or by different biological contexts. To do this, we conducted a meta-analysis and gathered information on 287 microbial d-d relationships, using the Mantel correlation coefficient as a measure of effect size. We found that d-d relationships were only weakly related to sequencing depth, and differences between community quantification methods (e.g. fingerprinting, high-throughput sequencing, morphological) were only observed for statistically significant d-d relationships. Distance-decay relationships derived using phylogenetic measures of community dissimilarity (e.g. Unifrac) were generally weaker than those using compositional dissimilarity metrics (e.g. Jaccard, Bray-Curtis). Significant differences were also observed between different study systems, with soils showing weaker d-d relationships, and host-associated systems showing stronger relationships. Stronger d-d relationships were also observed over large spatial scales, but no difference was observed between </text:span><text:soft-page-break/><text:span text:style-name="T148">different taxa. We conclude that the microbial d-d relationship may be highly context-dependent, changing with study system and spatial scale, but could also be influenced by the methodological choices made by the researcher. Therefore, we urge researchers to carefully consider how the methodological choices they make may enhance or obscure ecological signal.</text:span></text:p>
      <text:p text:style-name="P40"/>
      <text:p text:style-name="P38">Introduction</text:p>
      <text:p text:style-name="P34">The distance-decay <text:span text:style-name="T139">(d-d)</text:span> relationship is one of the most commonly studied relationships in macroecology <text:reference-mark-start text:name="ADDIN CSL_CITATION {&quot;mendeley&quot;: {&quot;previouslyFormattedCitation&quot;: &quot;(Nekola &amp; White 1999; Condit &lt;i&gt;et al.&lt;/i&gt; 2002; Soininen &lt;i&gt;et al.&lt;/i&gt; 2007)&quot;, &quot;formattedCitation&quot;: &quot;(Nekola &amp; White 1999; Condit &lt;i&gt;et al.&lt;/i&gt; 2002; Soininen &lt;i&gt;et al.&lt;/i&gt; 2007)&quot;, &quot;plainTextFormattedCitation&quot;: &quot;(Nekola &amp; White 1999; Condit et al. 2002; Soininen et al. 2007)&quot;}, &quot;citationItems&quot;: [{&quot;uris&quot;: [&quot;http://www.mendeley.com/documents/?uuid=8fca5d31-0bcc-471c-b0bb-6982020a5fe0&quot;], &quot;id&quot;: &quot;ITEM-1&quot;, &quot;itemData&quot;: {&quot;container-title&quot;: &quot;Journal of Biogeography&quot;, &quot;type&quot;: &quot;article-journal&quot;, &quot;title&quot;: &quot;The distance decay of similarity in biogeography and ecology&quot;, &quot;author&quot;: [{&quot;given&quot;: &quot;Jeffrey C.&quot;, &quot;suffix&quot;: &quot;&quot;, &quot;family&quot;: &quot;Nekola&quot;, &quot;dropping-particle&quot;: &quot;&quot;, &quot;non-dropping-particle&quot;: &quot;&quot;, &quot;parse-names&quot;: false}, {&quot;given&quot;: &quot;Peter S.&quot;, &quot;suffix&quot;: &quot;&quot;, &quot;family&quot;: &quot;White&quot;, &quot;dropping-particle&quot;: &quot;&quot;, &quot;non-dropping-particle&quot;: &quot;&quot;, &quot;parse-names&quot;: false}], &quot;issue&quot;: &quot;4&quot;, &quot;id&quot;: &quot;ITEM-1&quot;, &quot;DOI&quot;: &quot;10.1046/j.1365-2699.1999.00305.x&quot;, &quot;ISBN&quot;: &quot;0305-0270&quot;, &quot;issued&quot;: {&quot;date-parts&quot;: [[&quot;1999&quot;, &quot;7&quot;]]}, &quot;volume&quot;: &quot;26&quot;, &quot;ISSN&quot;: &quot;03050270&quot;, &quot;page&quot;: &quot;867-878&quot;, &quot;PMID&quot;: &quot;1745&quot;, &quot;abstract&quot;: &quot;Aim Our aim was to understand how similarity changes with distance in biological communities, to use the distance decay perspective as quantitative technique to describe biogeographic pattern, and to explore whether growth form, dispersal type, rarity, or support affected the rate of distance decay in similarity. Location North American spruce-fir forests, Appalachian montane spruce-fir forests. Methods We estimated rates of distance decay through regression of log-transformed compositional similarity against distance for pairwise comparisons of thirty-four white spruce plots and twenty-six black spruce plots distributed from eastern Canada to Alaska, six regional floras along the crest of the Appalachians, and six regional floras along the east\u2013west extent of the boreal forest. Results Similarity decreased significantly with distance, with the most linear models relating the log of similarity to untransformed distance. The rate of similarity decay was 1.5\u20131.9 times higher for vascular plants than for bryophytes. The rate of distance decay was highest for berry-fruited and nut-bearing species (1.7 times higher than plumose-seeded species and 1.9 times higher than microseeded/spore species) and 2.1 times higher for herbs than woody plants. There was no distance decay for rare species, while species of intermediate frequency had 2.0 times higher distance decay rates than common species. The rate of distance decay was 2.7 times higher for floras from the fragmented Appalachians than for floras from the contiguous boreal forest. Main conclusions The distance decay of similarity can be caused by either a decrease in environmental similarity with distance (e.g. climatic gradients) or by limits to dispersal and niche width differences among taxa. Regardless of cause, the distance decay of similarity provides a simple descriptor of how biological diversity is distributed and therefore has consequences for conservation strategy.&quot;}}, {&quot;uris&quot;: [&quot;http://www.mendeley.com/documents/?uuid=9379dc4e-e875-4c7b-b0bc-0e80fb99af61&quot;], &quot;id&quot;: &quot;ITEM-2&quot;, &quot;itemData&quot;: {&quot;container-title&quot;: &quot;Science&quot;, &quot;type&quot;: &quot;article-journal&quot;, &quot;title&quot;: &quot;Beta-diversity in tropical forest trees.&quot;, &quot;author&quot;: [{&quot;given&quot;: &quot;Richard&quot;, &quot;suffix&quot;: &quot;&quot;, &quot;family&quot;: &quot;Condit&quot;, &quot;dropping-particle&quot;: &quot;&quot;, &quot;non-dropping-particle&quot;: &quot;&quot;, &quot;parse-names&quot;: false}, {&quot;given&quot;: &quot;Nigel&quot;, &quot;suffix&quot;: &quot;&quot;, &quot;family&quot;: &quot;Pitman&quot;, &quot;dropping-particle&quot;: &quot;&quot;, &quot;non-dropping-particle&quot;: &quot;&quot;, &quot;parse-names&quot;: false}, {&quot;given&quot;: &quot;Egbert G&quot;, &quot;suffix&quot;: &quot;&quot;, &quot;family&quot;: &quot;Leigh&quot;, &quot;dropping-particle&quot;: &quot;&quot;, &quot;non-dropping-particle&quot;: &quot;&quot;, &quot;parse-names&quot;: false}, {&quot;given&quot;: &quot;J\u00e9r\u00f4me&quot;, &quot;suffix&quot;: &quot;&quot;, &quot;family&quot;: &quot;Chave&quot;, &quot;dropping-particle&quot;: &quot;&quot;, &quot;non-dropping-particle&quot;: &quot;&quot;, &quot;parse-names&quot;: false}, {&quot;given&quot;: &quot;John&quot;, &quot;suffix&quot;: &quot;&quot;, &quot;family&quot;: &quot;Terborgh&quot;, &quot;dropping-particle&quot;: &quot;&quot;, &quot;non-dropping-particle&quot;: &quot;&quot;, &quot;parse-names&quot;: false}, {&quot;given&quot;: &quot;Robin B&quot;, &quot;suffix&quot;: &quot;&quot;, &quot;family&quot;: &quot;Foster&quot;, &quot;dropping-particle&quot;: &quot;&quot;, &quot;non-dropping-particle&quot;: &quot;&quot;, &quot;parse-names&quot;: false}, {&quot;given&quot;: &quot;Percy&quot;, &quot;suffix&quot;: &quot;&quot;, &quot;family&quot;: &quot;N\u00fa\u00f1ez&quot;, &quot;dropping-particle&quot;: &quot;&quot;, &quot;non-dropping-particle&quot;: &quot;&quot;, &quot;parse-names&quot;: false}, {&quot;given&quot;: &quot;Salom\u00f3n&quot;, &quot;suffix&quot;: &quot;&quot;, &quot;family&quot;: &quot;Aguilar&quot;, &quot;dropping-particle&quot;: &quot;&quot;, &quot;non-dropping-particle&quot;: &quot;&quot;, &quot;parse-names&quot;: false}, {&quot;given&quot;: &quot;Renato&quot;, &quot;suffix&quot;: &quot;&quot;, &quot;family&quot;: &quot;Valencia&quot;, &quot;dropping-particle&quot;: &quot;&quot;, &quot;non-dropping-particle&quot;: &quot;&quot;, &quot;parse-names&quot;: false}, {&quot;given&quot;: &quot;Gorky&quot;, &quot;suffix&quot;: &quot;&quot;, &quot;family&quot;: &quot;Villa&quot;, &quot;dropping-particle&quot;: &quot;&quot;, &quot;non-dropping-particle&quot;: &quot;&quot;, &quot;parse-names&quot;: false}, {&quot;given&quot;: &quot;Helene C&quot;, &quot;suffix&quot;: &quot;&quot;, &quot;family&quot;: &quot;Muller-Landau&quot;, &quot;dropping-particle&quot;: &quot;&quot;, &quot;non-dropping-particle&quot;: &quot;&quot;, &quot;parse-names&quot;: false}, {&quot;given&quot;: &quot;Elizabeth&quot;, &quot;suffix&quot;: &quot;&quot;, &quot;family&quot;: &quot;Losos&quot;, &quot;dropping-particle&quot;: &quot;&quot;, &quot;non-dropping-particle&quot;: &quot;&quot;, &quot;parse-names&quot;: false}, {&quot;given&quot;: &quot;Stephen P&quot;, &quot;suffix&quot;: &quot;&quot;, &quot;family&quot;: &quot;Hubbell&quot;, &quot;dropping-particle&quot;: &quot;&quot;, &quot;non-dropping-particle&quot;: &quot;&quot;, &quot;parse-names&quot;: false}], &quot;issue&quot;: &quot;5555&quot;, &quot;id&quot;: &quot;ITEM-2&quot;, &quot;DOI&quot;: &quot;10.1126/science.1066854&quot;, &quot;issued&quot;: {&quot;date-parts&quot;: [[&quot;2002&quot;, &quot;1&quot;, &quot;25&quot;]]}, &quot;volume&quot;: &quot;295&quot;, &quot;ISSN&quot;: &quot;1095-9203&quot;, &quot;page&quot;: &quot;666-669&quot;, &quot;PMID&quot;: &quot;11809969&quot;, &quot;abstract&quot;: &quot;The high alpha-diversity of tropical forests has been amply documented, but beta-diversity-how species composition changes with distance-has seldom been studied. We present quantitative estimates of beta-diversity for tropical trees by comparing species composition of plots in lowland terra firme forest in Panama, Ecuador, and Peru. We compare observations with predictions derived from a neutral model in which habitat is uniform and only dispersal and speciation influence species turnover. We find that beta-diversity is higher in Panama than in western Amazonia and that patterns in both areas are inconsistent with the neutral model. In Panama, habitat variation appears to increase species turnover relative to Amazonia, where unexpectedly low turnover over great distances suggests that population densities of some species are bounded by as yet unidentified processes. At intermediate scales in both regions, observations can be matched by theory, suggesting that dispersal limitation, with speciation, influences species turnover.&quot;}}, {&quot;uris&quot;: [&quot;http://www.mendeley.com/documents/?uuid=2726dc66-3ebe-49f8-9de2-30ca47464fd3&quot;], &quot;id&quot;: &quot;ITEM-3&quot;, &quot;itemData&quot;: {&quot;container-title&quot;: &quot;Ecography&quot;, &quot;type&quot;: &quot;article-journal&quot;, &quot;title&quot;: &quot;The distance decay of similarity in ecological communities&quot;, &quot;author&quot;: [{&quot;given&quot;: &quot;Janne&quot;, &quot;suffix&quot;: &quot;&quot;, &quot;family&quot;: &quot;Soininen&quot;, &quot;dropping-particle&quot;: &quot;&quot;, &quot;non-dropping-particle&quot;: &quot;&quot;, &quot;parse-names&quot;: false}, {&quot;given&quot;: &quot;Robert&quot;, &quot;suffix&quot;: &quot;&quot;, &quot;family&quot;: &quot;McDonald&quot;, &quot;dropping-particle&quot;: &quot;&quot;, &quot;non-dropping-particle&quot;: &quot;&quot;, &quot;parse-names&quot;: false}, {&quot;given&quot;: &quot;Helmut&quot;, &quot;suffix&quot;: &quot;&quot;, &quot;family&quot;: &quot;Hillebrand&quot;, &quot;dropping-particle&quot;: &quot;&quot;, &quot;non-dropping-particle&quot;: &quot;&quot;, &quot;parse-names&quot;: false}], &quot;issue&quot;: &quot;1&quot;, &quot;id&quot;: &quot;ITEM-3&quot;, &quot;DOI&quot;: &quot;10.1111/j.2006.0906-7590.04817.x&quot;, &quot;ISBN&quot;: &quot;0906-7590\\n1600-0587&quot;, &quot;issued&quot;: {&quot;date-parts&quot;: [[&quot;2007&quot;, &quot;2&quot;]]}, &quot;volume&quot;: &quot;30&quot;, &quot;ISSN&quot;: &quot;09067590&quot;, &quot;page&quot;: &quot;3-12&quot;, &quot;PMID&quot;: &quot;414&quot;, &quot;abstract&quot;: &quot;Biological similartiy typically decreases with geographical distance. Despite the recent attention to the distance decay relationship, there is no consensus on how the relationship varies across organism groups, geographic gradients and environments. We first conducted a quantitative meta-analysis of 401 distance decay relationships across a wide range of organisms, ecosystems and geographical gradients, and then united the effects of categorical and continuous variables on the rate of distance decay using a general linear model (GLM). As effect sizes we used the similarity at one km distance (initial similarity) and the distance that halves the similarity from its value at one km distance (halving distance). Both the initial similarity and halving distance were significantly affected by variables characterizing the spatial scale, organism properties, study region and ecosystem concerned. The patterns appear robust as the results of meta-analysis and GLM only differed in marginal details. According to GLM with Akaike's information criterion, the most parsimonious models explained 55.3 and 37.6% of variance in initial similarity and halving distance, respectively. Across large scales, similarity was decreasing slightly faster at high latitudes than at low latitudes, while small-scale turnover was higher at low latitudes. We also found significant differences in initial similarity among the realms, with terrestrial systems showing higher small-scale beta diversity. The decrease in community similarity at large scales was higher among organisms that are actively mobile than among passively dispersed organisms. We conclude that regression of similarity against distance unites several ecological phenomena such as dispersal propensity and environmental structuring, and provides an effective approach for gauging the spatial turnover across sites. We also found that the patterns in beta-diversity are highly scale-dependent.&quot;}}], &quot;schema&quot;: &quot;https://github.com/citation-style-language/schema/raw/master/csl-citation.json&quot;, &quot;properties&quot;: {&quot;noteIndex&quot;: 0}} RNDAzdM9LTMtR"/><text:span text:style-name="T26">(Nekola &amp; White 1999; Condit </text:span><text:span text:style-name="T28">et al.</text:span><text:span text:style-name="T26"> 2002; Soininen </text:span><text:span text:style-name="T28">et al.</text:span><text:span text:style-name="T26"> 2007)</text:span><text:reference-mark-end text:name="ADDIN CSL_CITATION {&quot;mendeley&quot;: {&quot;previouslyFormattedCitation&quot;: &quot;(Nekola &amp; White 1999; Condit &lt;i&gt;et al.&lt;/i&gt; 2002; Soininen &lt;i&gt;et al.&lt;/i&gt; 2007)&quot;, &quot;formattedCitation&quot;: &quot;(Nekola &amp; White 1999; Condit &lt;i&gt;et al.&lt;/i&gt; 2002; Soininen &lt;i&gt;et al.&lt;/i&gt; 2007)&quot;, &quot;plainTextFormattedCitation&quot;: &quot;(Nekola &amp; White 1999; Condit et al. 2002; Soininen et al. 2007)&quot;}, &quot;citationItems&quot;: [{&quot;uris&quot;: [&quot;http://www.mendeley.com/documents/?uuid=8fca5d31-0bcc-471c-b0bb-6982020a5fe0&quot;], &quot;id&quot;: &quot;ITEM-1&quot;, &quot;itemData&quot;: {&quot;container-title&quot;: &quot;Journal of Biogeography&quot;, &quot;type&quot;: &quot;article-journal&quot;, &quot;title&quot;: &quot;The distance decay of similarity in biogeography and ecology&quot;, &quot;author&quot;: [{&quot;given&quot;: &quot;Jeffrey C.&quot;, &quot;suffix&quot;: &quot;&quot;, &quot;family&quot;: &quot;Nekola&quot;, &quot;dropping-particle&quot;: &quot;&quot;, &quot;non-dropping-particle&quot;: &quot;&quot;, &quot;parse-names&quot;: false}, {&quot;given&quot;: &quot;Peter S.&quot;, &quot;suffix&quot;: &quot;&quot;, &quot;family&quot;: &quot;White&quot;, &quot;dropping-particle&quot;: &quot;&quot;, &quot;non-dropping-particle&quot;: &quot;&quot;, &quot;parse-names&quot;: false}], &quot;issue&quot;: &quot;4&quot;, &quot;id&quot;: &quot;ITEM-1&quot;, &quot;DOI&quot;: &quot;10.1046/j.1365-2699.1999.00305.x&quot;, &quot;ISBN&quot;: &quot;0305-0270&quot;, &quot;issued&quot;: {&quot;date-parts&quot;: [[&quot;1999&quot;, &quot;7&quot;]]}, &quot;volume&quot;: &quot;26&quot;, &quot;ISSN&quot;: &quot;03050270&quot;, &quot;page&quot;: &quot;867-878&quot;, &quot;PMID&quot;: &quot;1745&quot;, &quot;abstract&quot;: &quot;Aim Our aim was to understand how similarity changes with distance in biological communities, to use the distance decay perspective as quantitative technique to describe biogeographic pattern, and to explore whether growth form, dispersal type, rarity, or support affected the rate of distance decay in similarity. Location North American spruce-fir forests, Appalachian montane spruce-fir forests. Methods We estimated rates of distance decay through regression of log-transformed compositional similarity against distance for pairwise comparisons of thirty-four white spruce plots and twenty-six black spruce plots distributed from eastern Canada to Alaska, six regional floras along the crest of the Appalachians, and six regional floras along the east\u2013west extent of the boreal forest. Results Similarity decreased significantly with distance, with the most linear models relating the log of similarity to untransformed distance. The rate of similarity decay was 1.5\u20131.9 times higher for vascular plants than for bryophytes. The rate of distance decay was highest for berry-fruited and nut-bearing species (1.7 times higher than plumose-seeded species and 1.9 times higher than microseeded/spore species) and 2.1 times higher for herbs than woody plants. There was no distance decay for rare species, while species of intermediate frequency had 2.0 times higher distance decay rates than common species. The rate of distance decay was 2.7 times higher for floras from the fragmented Appalachians than for floras from the contiguous boreal forest. Main conclusions The distance decay of similarity can be caused by either a decrease in environmental similarity with distance (e.g. climatic gradients) or by limits to dispersal and niche width differences among taxa. Regardless of cause, the distance decay of similarity provides a simple descriptor of how biological diversity is distributed and therefore has consequences for conservation strategy.&quot;}}, {&quot;uris&quot;: [&quot;http://www.mendeley.com/documents/?uuid=9379dc4e-e875-4c7b-b0bc-0e80fb99af61&quot;], &quot;id&quot;: &quot;ITEM-2&quot;, &quot;itemData&quot;: {&quot;container-title&quot;: &quot;Science&quot;, &quot;type&quot;: &quot;article-journal&quot;, &quot;title&quot;: &quot;Beta-diversity in tropical forest trees.&quot;, &quot;author&quot;: [{&quot;given&quot;: &quot;Richard&quot;, &quot;suffix&quot;: &quot;&quot;, &quot;family&quot;: &quot;Condit&quot;, &quot;dropping-particle&quot;: &quot;&quot;, &quot;non-dropping-particle&quot;: &quot;&quot;, &quot;parse-names&quot;: false}, {&quot;given&quot;: &quot;Nigel&quot;, &quot;suffix&quot;: &quot;&quot;, &quot;family&quot;: &quot;Pitman&quot;, &quot;dropping-particle&quot;: &quot;&quot;, &quot;non-dropping-particle&quot;: &quot;&quot;, &quot;parse-names&quot;: false}, {&quot;given&quot;: &quot;Egbert G&quot;, &quot;suffix&quot;: &quot;&quot;, &quot;family&quot;: &quot;Leigh&quot;, &quot;dropping-particle&quot;: &quot;&quot;, &quot;non-dropping-particle&quot;: &quot;&quot;, &quot;parse-names&quot;: false}, {&quot;given&quot;: &quot;J\u00e9r\u00f4me&quot;, &quot;suffix&quot;: &quot;&quot;, &quot;family&quot;: &quot;Chave&quot;, &quot;dropping-particle&quot;: &quot;&quot;, &quot;non-dropping-particle&quot;: &quot;&quot;, &quot;parse-names&quot;: false}, {&quot;given&quot;: &quot;John&quot;, &quot;suffix&quot;: &quot;&quot;, &quot;family&quot;: &quot;Terborgh&quot;, &quot;dropping-particle&quot;: &quot;&quot;, &quot;non-dropping-particle&quot;: &quot;&quot;, &quot;parse-names&quot;: false}, {&quot;given&quot;: &quot;Robin B&quot;, &quot;suffix&quot;: &quot;&quot;, &quot;family&quot;: &quot;Foster&quot;, &quot;dropping-particle&quot;: &quot;&quot;, &quot;non-dropping-particle&quot;: &quot;&quot;, &quot;parse-names&quot;: false}, {&quot;given&quot;: &quot;Percy&quot;, &quot;suffix&quot;: &quot;&quot;, &quot;family&quot;: &quot;N\u00fa\u00f1ez&quot;, &quot;dropping-particle&quot;: &quot;&quot;, &quot;non-dropping-particle&quot;: &quot;&quot;, &quot;parse-names&quot;: false}, {&quot;given&quot;: &quot;Salom\u00f3n&quot;, &quot;suffix&quot;: &quot;&quot;, &quot;family&quot;: &quot;Aguilar&quot;, &quot;dropping-particle&quot;: &quot;&quot;, &quot;non-dropping-particle&quot;: &quot;&quot;, &quot;parse-names&quot;: false}, {&quot;given&quot;: &quot;Renato&quot;, &quot;suffix&quot;: &quot;&quot;, &quot;family&quot;: &quot;Valencia&quot;, &quot;dropping-particle&quot;: &quot;&quot;, &quot;non-dropping-particle&quot;: &quot;&quot;, &quot;parse-names&quot;: false}, {&quot;given&quot;: &quot;Gorky&quot;, &quot;suffix&quot;: &quot;&quot;, &quot;family&quot;: &quot;Villa&quot;, &quot;dropping-particle&quot;: &quot;&quot;, &quot;non-dropping-particle&quot;: &quot;&quot;, &quot;parse-names&quot;: false}, {&quot;given&quot;: &quot;Helene C&quot;, &quot;suffix&quot;: &quot;&quot;, &quot;family&quot;: &quot;Muller-Landau&quot;, &quot;dropping-particle&quot;: &quot;&quot;, &quot;non-dropping-particle&quot;: &quot;&quot;, &quot;parse-names&quot;: false}, {&quot;given&quot;: &quot;Elizabeth&quot;, &quot;suffix&quot;: &quot;&quot;, &quot;family&quot;: &quot;Losos&quot;, &quot;dropping-particle&quot;: &quot;&quot;, &quot;non-dropping-particle&quot;: &quot;&quot;, &quot;parse-names&quot;: false}, {&quot;given&quot;: &quot;Stephen P&quot;, &quot;suffix&quot;: &quot;&quot;, &quot;family&quot;: &quot;Hubbell&quot;, &quot;dropping-particle&quot;: &quot;&quot;, &quot;non-dropping-particle&quot;: &quot;&quot;, &quot;parse-names&quot;: false}], &quot;issue&quot;: &quot;5555&quot;, &quot;id&quot;: &quot;ITEM-2&quot;, &quot;DOI&quot;: &quot;10.1126/science.1066854&quot;, &quot;issued&quot;: {&quot;date-parts&quot;: [[&quot;2002&quot;, &quot;1&quot;, &quot;25&quot;]]}, &quot;volume&quot;: &quot;295&quot;, &quot;ISSN&quot;: &quot;1095-9203&quot;, &quot;page&quot;: &quot;666-669&quot;, &quot;PMID&quot;: &quot;11809969&quot;, &quot;abstract&quot;: &quot;The high alpha-diversity of tropical forests has been amply documented, but beta-diversity-how species composition changes with distance-has seldom been studied. We present quantitative estimates of beta-diversity for tropical trees by comparing species composition of plots in lowland terra firme forest in Panama, Ecuador, and Peru. We compare observations with predictions derived from a neutral model in which habitat is uniform and only dispersal and speciation influence species turnover. We find that beta-diversity is higher in Panama than in western Amazonia and that patterns in both areas are inconsistent with the neutral model. In Panama, habitat variation appears to increase species turnover relative to Amazonia, where unexpectedly low turnover over great distances suggests that population densities of some species are bounded by as yet unidentified processes. At intermediate scales in both regions, observations can be matched by theory, suggesting that dispersal limitation, with speciation, influences species turnover.&quot;}}, {&quot;uris&quot;: [&quot;http://www.mendeley.com/documents/?uuid=2726dc66-3ebe-49f8-9de2-30ca47464fd3&quot;], &quot;id&quot;: &quot;ITEM-3&quot;, &quot;itemData&quot;: {&quot;container-title&quot;: &quot;Ecography&quot;, &quot;type&quot;: &quot;article-journal&quot;, &quot;title&quot;: &quot;The distance decay of similarity in ecological communities&quot;, &quot;author&quot;: [{&quot;given&quot;: &quot;Janne&quot;, &quot;suffix&quot;: &quot;&quot;, &quot;family&quot;: &quot;Soininen&quot;, &quot;dropping-particle&quot;: &quot;&quot;, &quot;non-dropping-particle&quot;: &quot;&quot;, &quot;parse-names&quot;: false}, {&quot;given&quot;: &quot;Robert&quot;, &quot;suffix&quot;: &quot;&quot;, &quot;family&quot;: &quot;McDonald&quot;, &quot;dropping-particle&quot;: &quot;&quot;, &quot;non-dropping-particle&quot;: &quot;&quot;, &quot;parse-names&quot;: false}, {&quot;given&quot;: &quot;Helmut&quot;, &quot;suffix&quot;: &quot;&quot;, &quot;family&quot;: &quot;Hillebrand&quot;, &quot;dropping-particle&quot;: &quot;&quot;, &quot;non-dropping-particle&quot;: &quot;&quot;, &quot;parse-names&quot;: false}], &quot;issue&quot;: &quot;1&quot;, &quot;id&quot;: &quot;ITEM-3&quot;, &quot;DOI&quot;: &quot;10.1111/j.2006.0906-7590.04817.x&quot;, &quot;ISBN&quot;: &quot;0906-7590\\n1600-0587&quot;, &quot;issued&quot;: {&quot;date-parts&quot;: [[&quot;2007&quot;, &quot;2&quot;]]}, &quot;volume&quot;: &quot;30&quot;, &quot;ISSN&quot;: &quot;09067590&quot;, &quot;page&quot;: &quot;3-12&quot;, &quot;PMID&quot;: &quot;414&quot;, &quot;abstract&quot;: &quot;Biological similartiy typically decreases with geographical distance. Despite the recent attention to the distance decay relationship, there is no consensus on how the relationship varies across organism groups, geographic gradients and environments. We first conducted a quantitative meta-analysis of 401 distance decay relationships across a wide range of organisms, ecosystems and geographical gradients, and then united the effects of categorical and continuous variables on the rate of distance decay using a general linear model (GLM). As effect sizes we used the similarity at one km distance (initial similarity) and the distance that halves the similarity from its value at one km distance (halving distance). Both the initial similarity and halving distance were significantly affected by variables characterizing the spatial scale, organism properties, study region and ecosystem concerned. The patterns appear robust as the results of meta-analysis and GLM only differed in marginal details. According to GLM with Akaike's information criterion, the most parsimonious models explained 55.3 and 37.6% of variance in initial similarity and halving distance, respectively. Across large scales, similarity was decreasing slightly faster at high latitudes than at low latitudes, while small-scale turnover was higher at low latitudes. We also found significant differences in initial similarity among the realms, with terrestrial systems showing higher small-scale beta diversity. The decrease in community similarity at large scales was higher among organisms that are actively mobile than among passively dispersed organisms. We conclude that regression of similarity against distance unites several ecological phenomena such as dispersal propensity and environmental structuring, and provides an effective approach for gauging the spatial turnover across sites. We also found that the patterns in beta-diversity are highly scale-dependent.&quot;}}], &quot;schema&quot;: &quot;https://github.com/citation-style-language/schema/raw/master/csl-citation.json&quot;, &quot;properties&quot;: {&quot;noteIndex&quot;: 0}} RNDAzdM9LTMtR"/>.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text:p>
      <text:p text:style-name="P34"/>
      <text:p text:style-name="P35">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ext:reference-mark-start text:name="ADDIN CSL_CITATION {&quot;mendeley&quot;: {&quot;previouslyFormattedCitation&quot;: &quot;(Baas Becking 1934)&quot;, &quot;formattedCitation&quot;: &quot;(Baas Becking 1934)&quot;, &quot;plainTextFormattedCitation&quot;: &quot;(Baas Becking 1934)&quot;}, &quot;citationItems&quot;: [{&quot;uris&quot;: [&quot;http://www.mendeley.com/documents/?uuid=4435fcd1-e7ec-4266-91f7-1553c0c64f74&quot;], &quot;id&quot;: &quot;ITEM-1&quot;, &quot;itemData&quot;: {&quot;type&quot;: &quot;book&quot;, &quot;title&quot;: &quot;Geobiologie of inleiding tot de milieukunde&quot;, &quot;author&quot;: [{&quot;given&quot;: &quot;L. G. M.&quot;, &quot;suffix&quot;: &quot;&quot;, &quot;family&quot;: &quot;Baas Becking&quot;, &quot;dropping-particle&quot;: &quot;&quot;, &quot;non-dropping-particle&quot;: &quot;&quot;, &quot;parse-names&quot;: false}], &quot;id&quot;: &quot;ITEM-1&quot;, &quot;publisher-place&quot;: &quot;The Hague, Netherlands&quot;, &quot;issued&quot;: {&quot;date-parts&quot;: [[&quot;1934&quot;]]}, &quot;publisher&quot;: &quot;W.P. Van Stockum &amp; Zoon&quot;}}], &quot;schema&quot;: &quot;https://github.com/citation-style-language/schema/raw/master/csl-citation.json&quot;, &quot;properties&quot;: {&quot;noteIndex&quot;: 0}} RNDvfLh4pqqMm"/><text:span text:style-name="T26">(</text:span><text:span text:style-name="T128">EiE, </text:span><text:span text:style-name="T26">Baas Becking 1934)</text:span><text:reference-mark-end text:name="ADDIN CSL_CITATION {&quot;mendeley&quot;: {&quot;previouslyFormattedCitation&quot;: &quot;(Baas Becking 1934)&quot;, &quot;formattedCitation&quot;: &quot;(Baas Becking 1934)&quot;, &quot;plainTextFormattedCitation&quot;: &quot;(Baas Becking 1934)&quot;}, &quot;citationItems&quot;: [{&quot;uris&quot;: [&quot;http://www.mendeley.com/documents/?uuid=4435fcd1-e7ec-4266-91f7-1553c0c64f74&quot;], &quot;id&quot;: &quot;ITEM-1&quot;, &quot;itemData&quot;: {&quot;type&quot;: &quot;book&quot;, &quot;title&quot;: &quot;Geobiologie of inleiding tot de milieukunde&quot;, &quot;author&quot;: [{&quot;given&quot;: &quot;L. G. M.&quot;, &quot;suffix&quot;: &quot;&quot;, &quot;family&quot;: &quot;Baas Becking&quot;, &quot;dropping-particle&quot;: &quot;&quot;, &quot;non-dropping-particle&quot;: &quot;&quot;, &quot;parse-names&quot;: false}], &quot;id&quot;: &quot;ITEM-1&quot;, &quot;publisher-place&quot;: &quot;The Hague, Netherlands&quot;, &quot;issued&quot;: {&quot;date-parts&quot;: [[&quot;1934&quot;]]}, &quot;publisher&quot;: &quot;W.P. Van Stockum &amp; Zoon&quot;}}], &quot;schema&quot;: &quot;https://github.com/citation-style-language/schema/raw/master/csl-citation.json&quot;, &quot;properties&quot;: {&quot;noteIndex&quot;: 0}} RNDvfLh4pqqMm"/>. The rationale behind this hypothesis was that microorganisms <text:span text:style-name="T138">should be efficient long distance dispersers due to their size</text:span> and often high population densities. Therefore, <text:span text:style-name="T138">according to</text:span> EiE, microorganisms <text:span text:style-name="T138">should</text:span> not exhibit a distance-decay relationship because communities separated by large geographic distances <text:span text:style-name="T2">will</text:span> contain the same, globally dispersed species <text:reference-mark-start text:name="ADDIN CSL_CITATION {&quot;mendeley&quot;: {&quot;previouslyFormattedCitation&quot;: &quot;(Finlay 2002; Finlay &amp; Fenchel 2004)&quot;, &quot;formattedCitation&quot;: &quot;(Finlay 2002; Finlay &amp; Fenchel 2004)&quot;, &quot;plainTextFormattedCitation&quot;: &quot;(Finlay 2002; Finlay &amp; Fenchel 2004)&quot;}, &quot;citationItems&quot;: [{&quot;uris&quot;: [&quot;http://www.mendeley.com/documents/?uuid=afaddefe-5aa5-4b3a-9274-c721119c7ad2&quot;], &quot;id&quot;: &quot;ITEM-1&quot;, &quot;itemData&quot;: {&quot;container-title&quot;: &quot;Science&quot;, &quot;type&quot;: &quot;article-journal&quot;, &quot;title&quot;: &quot;Global dispersal of free-living microbial eukaryote species.&quot;, &quot;author&quot;: [{&quot;given&quot;: &quot;Bland J&quot;, &quot;suffix&quot;: &quot;&quot;, &quot;family&quot;: &quot;Finlay&quot;, &quot;dropping-particle&quot;: &quot;&quot;, &quot;non-dropping-particle&quot;: &quot;&quot;, &quot;parse-names&quot;: false}], &quot;issue&quot;: &quot;5570&quot;, &quot;id&quot;: &quot;ITEM-1&quot;, &quot;DOI&quot;: &quot;10.1126/science.1070710&quot;, &quot;ISBN&quot;: &quot;1095-9203 (Electronic)\\n0036-8075 (Linking)&quot;, &quot;issued&quot;: {&quot;date-parts&quot;: [[&quot;2002&quot;, &quot;5&quot;, &quot;10&quot;]]}, &quot;volume&quot;: &quot;296&quot;, &quot;ISSN&quot;: &quot;00368075&quot;, &quot;page&quot;: &quot;1061-1063&quot;, &quot;PMID&quot;: &quot;12004115&quot;, &quot;abstract&quot;: &quot;The abundance of individuals in microbial species is so large that dispersal is rarely (if ever) restricted by geographical barriers. This \&quot;ubiquitous\&quot; dispersal requires an alternative view of the scale and dynamics of biodiversity at the microbial level, wherein global species number is relatively low and local species richness is always sufficient to drive ecosystem functions.&quot;}}, {&quot;uris&quot;: [&quot;http://www.mendeley.com/documents/?uuid=f9488a9d-9cc7-4821-b1f3-7c086177e984&quot;], &quot;id&quot;: &quot;ITEM-2&quot;, &quot;itemData&quot;: {&quot;container-title&quot;: &quot;Protist&quot;, &quot;type&quot;: &quot;article-journal&quot;, &quot;title&quot;: &quot;Cosmopolitan Metapopulations of Free-Living Microbial Eukaryotes&quot;, &quot;author&quot;: [{&quot;given&quot;: &quot;Bland J&quot;, &quot;suffix&quot;: &quot;&quot;, &quot;family&quot;: &quot;Finlay&quot;, &quot;dropping-particle&quot;: &quot;&quot;, &quot;non-dropping-particle&quot;: &quot;&quot;, &quot;parse-names&quot;: false}, {&quot;given&quot;: &quot;Tom&quot;, &quot;suffix&quot;: &quot;&quot;, &quot;family&quot;: &quot;Fenchel&quot;, &quot;dropping-particle&quot;: &quot;&quot;, &quot;non-dropping-particle&quot;: &quot;&quot;, &quot;parse-names&quot;: false}], &quot;issue&quot;: &quot;2&quot;, &quot;id&quot;: &quot;ITEM-2&quot;, &quot;DOI&quot;: &quot;1434-4610/04/155/02-237&quot;, &quot;ISBN&quot;: &quot;1434-4610&quot;, &quot;issued&quot;: {&quot;date-parts&quot;: [[&quot;2004&quot;, &quot;6&quot;]]}, &quot;volume&quot;: &quot;155&quot;, &quot;ISSN&quot;: &quot;1434-4610&quot;, &quot;page&quot;: &quot;237-244&quot;, &quot;PMID&quot;: &quot;15305798&quot;, &quot;abstract&quot;: &quot;Summary Metapopulations of macroscopic organisms tend to be geographically restricted, but free-living protists and other microbial eukaryotes present a different picture. Here we show that most organisms smaller than 1 mm occur worldwide wherever their required habitats are realised. This is a consequence of ubiquitous dispersal driven by huge population sizes, and the consequently low probability of local extinction. Organisms larger than 10 mm are much less abundant, and rarely cosmopolitan. The supporting data, together with the discovery that the 1-10 mm size range accommodates a transition from cosmopolitan to regionally-restricted distribution, were derived from extensive inventories of eukaryotic species in a freshwater pond (1278 species), and a shallow marine bay (785 species). All accessible records were examined to establish the extent of global coverage by these species. Some groups of microbial eukaryotes are severely undersampled (e.g. naked amoebae; marine meiofauna in the southern hemisphere) but this fails to weaken evidence that metapopulations of microbial eukaryotes are cosmopolitan.&quot;}}], &quot;schema&quot;: &quot;https://github.com/citation-style-language/schema/raw/master/csl-citation.json&quot;, &quot;properties&quot;: {&quot;noteIndex&quot;: 0}} RND30VrI0wx3B"/><text:span text:style-name="T26">(Finlay 2002; Finlay &amp; Fenchel 2004)</text:span><text:reference-mark-end text:name="ADDIN CSL_CITATION {&quot;mendeley&quot;: {&quot;previouslyFormattedCitation&quot;: &quot;(Finlay 2002; Finlay &amp; Fenchel 2004)&quot;, &quot;formattedCitation&quot;: &quot;(Finlay 2002; Finlay &amp; Fenchel 2004)&quot;, &quot;plainTextFormattedCitation&quot;: &quot;(Finlay 2002; Finlay &amp; Fenchel 2004)&quot;}, &quot;citationItems&quot;: [{&quot;uris&quot;: [&quot;http://www.mendeley.com/documents/?uuid=afaddefe-5aa5-4b3a-9274-c721119c7ad2&quot;], &quot;id&quot;: &quot;ITEM-1&quot;, &quot;itemData&quot;: {&quot;container-title&quot;: &quot;Science&quot;, &quot;type&quot;: &quot;article-journal&quot;, &quot;title&quot;: &quot;Global dispersal of free-living microbial eukaryote species.&quot;, &quot;author&quot;: [{&quot;given&quot;: &quot;Bland J&quot;, &quot;suffix&quot;: &quot;&quot;, &quot;family&quot;: &quot;Finlay&quot;, &quot;dropping-particle&quot;: &quot;&quot;, &quot;non-dropping-particle&quot;: &quot;&quot;, &quot;parse-names&quot;: false}], &quot;issue&quot;: &quot;5570&quot;, &quot;id&quot;: &quot;ITEM-1&quot;, &quot;DOI&quot;: &quot;10.1126/science.1070710&quot;, &quot;ISBN&quot;: &quot;1095-9203 (Electronic)\\n0036-8075 (Linking)&quot;, &quot;issued&quot;: {&quot;date-parts&quot;: [[&quot;2002&quot;, &quot;5&quot;, &quot;10&quot;]]}, &quot;volume&quot;: &quot;296&quot;, &quot;ISSN&quot;: &quot;00368075&quot;, &quot;page&quot;: &quot;1061-1063&quot;, &quot;PMID&quot;: &quot;12004115&quot;, &quot;abstract&quot;: &quot;The abundance of individuals in microbial species is so large that dispersal is rarely (if ever) restricted by geographical barriers. This \&quot;ubiquitous\&quot; dispersal requires an alternative view of the scale and dynamics of biodiversity at the microbial level, wherein global species number is relatively low and local species richness is always sufficient to drive ecosystem functions.&quot;}}, {&quot;uris&quot;: [&quot;http://www.mendeley.com/documents/?uuid=f9488a9d-9cc7-4821-b1f3-7c086177e984&quot;], &quot;id&quot;: &quot;ITEM-2&quot;, &quot;itemData&quot;: {&quot;container-title&quot;: &quot;Protist&quot;, &quot;type&quot;: &quot;article-journal&quot;, &quot;title&quot;: &quot;Cosmopolitan Metapopulations of Free-Living Microbial Eukaryotes&quot;, &quot;author&quot;: [{&quot;given&quot;: &quot;Bland J&quot;, &quot;suffix&quot;: &quot;&quot;, &quot;family&quot;: &quot;Finlay&quot;, &quot;dropping-particle&quot;: &quot;&quot;, &quot;non-dropping-particle&quot;: &quot;&quot;, &quot;parse-names&quot;: false}, {&quot;given&quot;: &quot;Tom&quot;, &quot;suffix&quot;: &quot;&quot;, &quot;family&quot;: &quot;Fenchel&quot;, &quot;dropping-particle&quot;: &quot;&quot;, &quot;non-dropping-particle&quot;: &quot;&quot;, &quot;parse-names&quot;: false}], &quot;issue&quot;: &quot;2&quot;, &quot;id&quot;: &quot;ITEM-2&quot;, &quot;DOI&quot;: &quot;1434-4610/04/155/02-237&quot;, &quot;ISBN&quot;: &quot;1434-4610&quot;, &quot;issued&quot;: {&quot;date-parts&quot;: [[&quot;2004&quot;, &quot;6&quot;]]}, &quot;volume&quot;: &quot;155&quot;, &quot;ISSN&quot;: &quot;1434-4610&quot;, &quot;page&quot;: &quot;237-244&quot;, &quot;PMID&quot;: &quot;15305798&quot;, &quot;abstract&quot;: &quot;Summary Metapopulations of macroscopic organisms tend to be geographically restricted, but free-living protists and other microbial eukaryotes present a different picture. Here we show that most organisms smaller than 1 mm occur worldwide wherever their required habitats are realised. This is a consequence of ubiquitous dispersal driven by huge population sizes, and the consequently low probability of local extinction. Organisms larger than 10 mm are much less abundant, and rarely cosmopolitan. The supporting data, together with the discovery that the 1-10 mm size range accommodates a transition from cosmopolitan to regionally-restricted distribution, were derived from extensive inventories of eukaryotic species in a freshwater pond (1278 species), and a shallow marine bay (785 species). All accessible records were examined to establish the extent of global coverage by these species. Some groups of microbial eukaryotes are severely undersampled (e.g. naked amoebae; marine meiofauna in the southern hemisphere) but this fails to weaken evidence that metapopulations of microbial eukaryotes are cosmopolitan.&quot;}}], &quot;schema&quot;: &quot;https://github.com/citation-style-language/schema/raw/master/csl-citation.json&quot;, &quot;properties&quot;: {&quot;noteIndex&quot;: 0}} RND30VrI0wx3B"/>.</text:p>
      <text:p text:style-name="P34"/>
      <text:p text:style-name="P36">However, the rapid development of molecular methods to study microbial communities, coupled with the provocative nature of EiE has resulted in an explosion of studies testing the distance-decay <text:soft-page-break/>relationship in microbial communities. <text:span text:style-name="T1">These studies have revealed mixed results about this relationship. Many have reported relationships, varying in steepness, between microbial community composition and geographic distance for a range of scales and taxa </text:span><text:reference-mark-start text:name="ADDIN CSL_CITATION {&quot;mendeley&quot;: {&quot;previouslyFormattedCitation&quot;: &quot;(Dumbrell &lt;i&gt;et al.&lt;/i&gt; 2010; Martiny &lt;i&gt;et al.&lt;/i&gt; 2011; Barreto &lt;i&gt;et al.&lt;/i&gt; 2014)&quot;, &quot;formattedCitation&quot;: &quot;(Dumbrell &lt;i&gt;et al.&lt;/i&gt; 2010; Martiny &lt;i&gt;et al.&lt;/i&gt; 2011; Barreto &lt;i&gt;et al.&lt;/i&gt; 2014)&quot;, &quot;plainTextFormattedCitation&quot;: &quot;(Dumbrell et al. 2010; Martiny et al. 2011; Barreto et al. 2014)&quot;}, &quot;citationItems&quot;: [{&quot;uris&quot;: [&quot;http://www.mendeley.com/documents/?uuid=fa65d043-aae1-4831-b210-03d39d1bbefb&quot;], &quot;id&quot;: &quot;ITEM-1&quot;, &quot;itemData&quot;: {&quot;container-title&quot;: &quot;The ISME journal&quot;, &quot;type&quot;: &quot;article-journal&quot;, &quot;title&quot;: &quot;Relative roles of niche and neutral processes in structuring a soil microbial community&quot;, &quot;author&quot;: [{&quot;given&quot;: &quot;Alex J&quot;, &quot;suffix&quot;: &quot;&quot;, &quot;family&quot;: &quot;Dumbrell&quot;, &quot;dropping-particle&quot;: &quot;&quot;, &quot;non-dropping-particle&quot;: &quot;&quot;, &quot;parse-names&quot;: false}, {&quot;given&quot;: &quot;Michaela&quot;, &quot;suffix&quot;: &quot;&quot;, &quot;family&quot;: &quot;Nelson&quot;, &quot;dropping-particle&quot;: &quot;&quot;, &quot;non-dropping-particle&quot;: &quot;&quot;, &quot;parse-names&quot;: false}, {&quot;given&quot;: &quot;Thorunn&quot;, &quot;suffix&quot;: &quot;&quot;, &quot;family&quot;: &quot;Helgason&quot;, &quot;dropping-particle&quot;: &quot;&quot;, &quot;non-dropping-particle&quot;: &quot;&quot;, &quot;parse-names&quot;: false}, {&quot;given&quot;: &quot;Calvin&quot;, &quot;suffix&quot;: &quot;&quot;, &quot;family&quot;: &quot;Dytham&quot;, &quot;dropping-particle&quot;: &quot;&quot;, &quot;non-dropping-particle&quot;: &quot;&quot;, &quot;parse-names&quot;: false}, {&quot;given&quot;: &quot;Alastair H&quot;, &quot;suffix&quot;: &quot;&quot;, &quot;family&quot;: &quot;Fitter&quot;, &quot;dropping-particle&quot;: &quot;&quot;, &quot;non-dropping-particle&quot;: &quot;&quot;, &quot;parse-names&quot;: false}], &quot;issue&quot;: &quot;3&quot;, &quot;id&quot;: &quot;ITEM-1&quot;, &quot;DOI&quot;: &quot;10.1038/ismej.2009.122&quot;, &quot;ISBN&quot;: &quot;1751-7370 (Electronic)\\n1751-7362 (Linking)&quot;, &quot;issued&quot;: {&quot;date-parts&quot;: [[&quot;2010&quot;, &quot;3&quot;]]}, &quot;volume&quot;: &quot;4&quot;, &quot;ISSN&quot;: &quot;1751-7362&quot;, &quot;page&quot;: &quot;337-345&quot;, &quot;PMID&quot;: &quot;19924158&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publisher&quot;: &quot;Nature Publishing Group&quot;}}, {&quot;uris&quot;: [&quot;http://www.mendeley.com/documents/?uuid=01e5b127-9f02-490b-afc0-6d58fcc7c1e2&quot;], &quot;id&quot;: &quot;ITEM-2&quot;, &quot;itemData&quot;: {&quot;container-title&quot;: &quot;Proceedings of the National Academy of Sciences of the United States of America&quot;, &quot;type&quot;: &quot;article-journal&quot;, &quot;title&quot;: &quot;Drivers of bacterial \u03b2-diversity depend on spatial scale&quot;, &quot;author&quot;: [{&quot;given&quot;: &quot;Jennifer B H&quot;, &quot;suffix&quot;: &quot;&quot;, &quot;family&quot;: &quot;Martiny&quot;, &quot;dropping-particle&quot;: &quot;&quot;, &quot;non-dropping-particle&quot;: &quot;&quot;, &quot;parse-names&quot;: false}, {&quot;given&quot;: &quot;Jonathan A&quot;, &quot;suffix&quot;: &quot;&quot;, &quot;family&quot;: &quot;Eisen&quot;, &quot;dropping-particle&quot;: &quot;&quot;, &quot;non-dropping-particle&quot;: &quot;&quot;, &quot;parse-names&quot;: false}, {&quot;given&quot;: &quot;Kevin&quot;, &quot;suffix&quot;: &quot;&quot;, &quot;family&quot;: &quot;Penn&quot;, &quot;dropping-particle&quot;: &quot;&quot;, &quot;non-dropping-particle&quot;: &quot;&quot;, &quot;parse-names&quot;: false}, {&quot;given&quot;: &quot;Steven D&quot;, &quot;suffix&quot;: &quot;&quot;, &quot;family&quot;: &quot;Allison&quot;, &quot;dropping-particle&quot;: &quot;&quot;, &quot;non-dropping-particle&quot;: &quot;&quot;, &quot;parse-names&quot;: false}, {&quot;given&quot;: &quot;M Claire&quot;, &quot;suffix&quot;: &quot;&quot;, &quot;family&quot;: &quot;Horner-Devine&quot;, &quot;dropping-particle&quot;: &quot;&quot;, &quot;non-dropping-particle&quot;: &quot;&quot;, &quot;parse-names&quot;: false}], &quot;issue&quot;: &quot;19&quot;, &quot;id&quot;: &quot;ITEM-2&quot;, &quot;DOI&quot;: &quot;10.1073/pnas.1016308108/-/DCSupplemental.www.pnas.org/cgi/doi/10.1073/pnas.1016308108&quot;, &quot;ISBN&quot;: &quot;1016308108&quot;, &quot;issued&quot;: {&quot;date-parts&quot;: [[&quot;2011&quot;]]}, &quot;volume&quot;: &quot;108&quot;, &quot;ISSN&quot;: &quot;0027-8424&quot;, &quot;page&quot;: &quot;7850-7854&quot;, &quot;PMID&quot;: &quot;21518859&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uris&quot;: [&quot;http://www.mendeley.com/documents/?uuid=4ecc5259-c15a-4e03-9fb6-7c112c7d01b5&quot;], &quot;id&quot;: &quot;ITEM-3&quot;, &quot;itemData&quot;: {&quot;container-title&quot;: &quot;PLoS ONE&quot;, &quot;type&quot;: &quot;article-journal&quot;, &quot;title&quot;: &quot;Distance-decay and taxa-area relationships for bacteria, archaea and methanogenic archaea in a tropical lake sediment&quot;, &quot;author&quot;: [{&quot;given&quot;: &quot;Davi Pedroni&quot;, &quot;suffix&quot;: &quot;&quot;, &quot;family&quot;: &quot;Barreto&quot;, &quot;dropping-particle&quot;: &quot;&quot;, &quot;non-dropping-particle&quot;: &quot;&quot;, &quot;parse-names&quot;: false}, {&quot;given&quot;: &quot;Ralf&quot;, &quot;suffix&quot;: &quot;&quot;, &quot;family&quot;: &quot;Conrad&quot;, &quot;dropping-particle&quot;: &quot;&quot;, &quot;non-dropping-particle&quot;: &quot;&quot;, &quot;parse-names&quot;: false}, {&quot;given&quot;: &quot;Melanie&quot;, &quot;suffix&quot;: &quot;&quot;, &quot;family&quot;: &quot;Klose&quot;, &quot;dropping-particle&quot;: &quot;&quot;, &quot;non-dropping-particle&quot;: &quot;&quot;, &quot;parse-names&quot;: false}, {&quot;given&quot;: &quot;Peter&quot;, &quot;suffix&quot;: &quot;&quot;, &quot;family&quot;: &quot;Claus&quot;, &quot;dropping-particle&quot;: &quot;&quot;, &quot;non-dropping-particle&quot;: &quot;&quot;, &quot;parse-names&quot;: false}, {&quot;given&quot;: &quot;Alex&quot;, &quot;suffix&quot;: &quot;&quot;, &quot;family&quot;: &quot;Enrich-Prast&quot;, &quot;dropping-particle&quot;: &quot;&quot;, &quot;non-dropping-particle&quot;: &quot;&quot;, &quot;parse-names&quot;: false}], &quot;issue&quot;: &quot;10&quot;, &quot;id&quot;: &quot;ITEM-3&quot;, &quot;DOI&quot;: &quot;10.1371/journal.pone.0110128&quot;, &quot;editor&quot;: [{&quot;given&quot;: &quot;Jonas&quot;, &quot;suffix&quot;: &quot;&quot;, &quot;family&quot;: &quot;Waldenstr\u00f6m&quot;, &quot;dropping-particle&quot;: &quot;&quot;, &quot;non-dropping-particle&quot;: &quot;&quot;, &quot;parse-names&quot;: false}], &quot;ISBN&quot;: &quot;10.1371/journal.pone.0110128&quot;, &quot;abstract&quot;: &quot;The study of of the distribution of microorganisms through space (and time) allows evaluation of biogeographic patterns, like the species-area index (z). Due to their high dispersal ability, high reproduction rates and low rates of extinction microorganisms tend to be widely distributed, and they are thought to be virtually cosmopolitan and selected primarily by environmental factors. Recent studies have shown that, despite these characteristics, microorganisms may behave like larger organisms and exhibit geographical distribution. In this study, we searched patterns of spatial diversity distribution of bacteria and archaea in a contiguous environment. We collected 26 samples of a lake sediment, distributed in a nested grid, with distances between samples ranging from 0.01 m to 1000 m. The samples were analyzed using T-RFLP (Terminal restriction fragment length polymorphism) targeting mcrA (coding for a subunit of methyl-coenzyme M reductase) and the genes of Archaeal and Bacterial 16S rRNA. From the qualitative and quantitative results (relative abundance of operational taxonomic units) we calculated the similarity index for each pair to evaluate the taxa-area and distance decay relationship slopes by linear regression. All results were significant, with mcrA genes showing the highest slope, followed by Archaeal and Bacterial 16S rRNA genes. We showed that the microorganisms of a methanogenic community, that is active in a contiguous environment, display spatial distribution and a taxa-area relationship.&quot;, &quot;volume&quot;: &quot;9&quot;, &quot;ISSN&quot;: &quot;19326203&quot;, &quot;page&quot;: &quot;e110128&quot;, &quot;PMID&quot;: &quot;25330320&quot;, &quot;issued&quot;: {&quot;date-parts&quot;: [[&quot;2014&quot;, &quot;1&quot;, &quot;20&quot;]]}, &quot;publisher&quot;: &quot;Public Library of Science&quot;}}], &quot;schema&quot;: &quot;https://github.com/citation-style-language/schema/raw/master/csl-citation.json&quot;, &quot;properties&quot;: {&quot;noteIndex&quot;: 0}} RND5d1UlLqgJX"/><text:span text:style-name="T104">(Dumbrell </text:span><text:span text:style-name="T39">et al.</text:span><text:span text:style-name="T104"> 2010; Martiny </text:span><text:span text:style-name="T39">et al.</text:span><text:span text:style-name="T104"> 2011; Barreto </text:span><text:span text:style-name="T39">et al.</text:span><text:span text:style-name="T104"> 2014)</text:span><text:reference-mark-end text:name="ADDIN CSL_CITATION {&quot;mendeley&quot;: {&quot;previouslyFormattedCitation&quot;: &quot;(Dumbrell &lt;i&gt;et al.&lt;/i&gt; 2010; Martiny &lt;i&gt;et al.&lt;/i&gt; 2011; Barreto &lt;i&gt;et al.&lt;/i&gt; 2014)&quot;, &quot;formattedCitation&quot;: &quot;(Dumbrell &lt;i&gt;et al.&lt;/i&gt; 2010; Martiny &lt;i&gt;et al.&lt;/i&gt; 2011; Barreto &lt;i&gt;et al.&lt;/i&gt; 2014)&quot;, &quot;plainTextFormattedCitation&quot;: &quot;(Dumbrell et al. 2010; Martiny et al. 2011; Barreto et al. 2014)&quot;}, &quot;citationItems&quot;: [{&quot;uris&quot;: [&quot;http://www.mendeley.com/documents/?uuid=fa65d043-aae1-4831-b210-03d39d1bbefb&quot;], &quot;id&quot;: &quot;ITEM-1&quot;, &quot;itemData&quot;: {&quot;container-title&quot;: &quot;The ISME journal&quot;, &quot;type&quot;: &quot;article-journal&quot;, &quot;title&quot;: &quot;Relative roles of niche and neutral processes in structuring a soil microbial community&quot;, &quot;author&quot;: [{&quot;given&quot;: &quot;Alex J&quot;, &quot;suffix&quot;: &quot;&quot;, &quot;family&quot;: &quot;Dumbrell&quot;, &quot;dropping-particle&quot;: &quot;&quot;, &quot;non-dropping-particle&quot;: &quot;&quot;, &quot;parse-names&quot;: false}, {&quot;given&quot;: &quot;Michaela&quot;, &quot;suffix&quot;: &quot;&quot;, &quot;family&quot;: &quot;Nelson&quot;, &quot;dropping-particle&quot;: &quot;&quot;, &quot;non-dropping-particle&quot;: &quot;&quot;, &quot;parse-names&quot;: false}, {&quot;given&quot;: &quot;Thorunn&quot;, &quot;suffix&quot;: &quot;&quot;, &quot;family&quot;: &quot;Helgason&quot;, &quot;dropping-particle&quot;: &quot;&quot;, &quot;non-dropping-particle&quot;: &quot;&quot;, &quot;parse-names&quot;: false}, {&quot;given&quot;: &quot;Calvin&quot;, &quot;suffix&quot;: &quot;&quot;, &quot;family&quot;: &quot;Dytham&quot;, &quot;dropping-particle&quot;: &quot;&quot;, &quot;non-dropping-particle&quot;: &quot;&quot;, &quot;parse-names&quot;: false}, {&quot;given&quot;: &quot;Alastair H&quot;, &quot;suffix&quot;: &quot;&quot;, &quot;family&quot;: &quot;Fitter&quot;, &quot;dropping-particle&quot;: &quot;&quot;, &quot;non-dropping-particle&quot;: &quot;&quot;, &quot;parse-names&quot;: false}], &quot;issue&quot;: &quot;3&quot;, &quot;id&quot;: &quot;ITEM-1&quot;, &quot;DOI&quot;: &quot;10.1038/ismej.2009.122&quot;, &quot;ISBN&quot;: &quot;1751-7370 (Electronic)\\n1751-7362 (Linking)&quot;, &quot;issued&quot;: {&quot;date-parts&quot;: [[&quot;2010&quot;, &quot;3&quot;]]}, &quot;volume&quot;: &quot;4&quot;, &quot;ISSN&quot;: &quot;1751-7362&quot;, &quot;page&quot;: &quot;337-345&quot;, &quot;PMID&quot;: &quot;19924158&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publisher&quot;: &quot;Nature Publishing Group&quot;}}, {&quot;uris&quot;: [&quot;http://www.mendeley.com/documents/?uuid=01e5b127-9f02-490b-afc0-6d58fcc7c1e2&quot;], &quot;id&quot;: &quot;ITEM-2&quot;, &quot;itemData&quot;: {&quot;container-title&quot;: &quot;Proceedings of the National Academy of Sciences of the United States of America&quot;, &quot;type&quot;: &quot;article-journal&quot;, &quot;title&quot;: &quot;Drivers of bacterial \u03b2-diversity depend on spatial scale&quot;, &quot;author&quot;: [{&quot;given&quot;: &quot;Jennifer B H&quot;, &quot;suffix&quot;: &quot;&quot;, &quot;family&quot;: &quot;Martiny&quot;, &quot;dropping-particle&quot;: &quot;&quot;, &quot;non-dropping-particle&quot;: &quot;&quot;, &quot;parse-names&quot;: false}, {&quot;given&quot;: &quot;Jonathan A&quot;, &quot;suffix&quot;: &quot;&quot;, &quot;family&quot;: &quot;Eisen&quot;, &quot;dropping-particle&quot;: &quot;&quot;, &quot;non-dropping-particle&quot;: &quot;&quot;, &quot;parse-names&quot;: false}, {&quot;given&quot;: &quot;Kevin&quot;, &quot;suffix&quot;: &quot;&quot;, &quot;family&quot;: &quot;Penn&quot;, &quot;dropping-particle&quot;: &quot;&quot;, &quot;non-dropping-particle&quot;: &quot;&quot;, &quot;parse-names&quot;: false}, {&quot;given&quot;: &quot;Steven D&quot;, &quot;suffix&quot;: &quot;&quot;, &quot;family&quot;: &quot;Allison&quot;, &quot;dropping-particle&quot;: &quot;&quot;, &quot;non-dropping-particle&quot;: &quot;&quot;, &quot;parse-names&quot;: false}, {&quot;given&quot;: &quot;M Claire&quot;, &quot;suffix&quot;: &quot;&quot;, &quot;family&quot;: &quot;Horner-Devine&quot;, &quot;dropping-particle&quot;: &quot;&quot;, &quot;non-dropping-particle&quot;: &quot;&quot;, &quot;parse-names&quot;: false}], &quot;issue&quot;: &quot;19&quot;, &quot;id&quot;: &quot;ITEM-2&quot;, &quot;DOI&quot;: &quot;10.1073/pnas.1016308108/-/DCSupplemental.www.pnas.org/cgi/doi/10.1073/pnas.1016308108&quot;, &quot;ISBN&quot;: &quot;1016308108&quot;, &quot;issued&quot;: {&quot;date-parts&quot;: [[&quot;2011&quot;]]}, &quot;volume&quot;: &quot;108&quot;, &quot;ISSN&quot;: &quot;0027-8424&quot;, &quot;page&quot;: &quot;7850-7854&quot;, &quot;PMID&quot;: &quot;21518859&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uris&quot;: [&quot;http://www.mendeley.com/documents/?uuid=4ecc5259-c15a-4e03-9fb6-7c112c7d01b5&quot;], &quot;id&quot;: &quot;ITEM-3&quot;, &quot;itemData&quot;: {&quot;container-title&quot;: &quot;PLoS ONE&quot;, &quot;type&quot;: &quot;article-journal&quot;, &quot;title&quot;: &quot;Distance-decay and taxa-area relationships for bacteria, archaea and methanogenic archaea in a tropical lake sediment&quot;, &quot;author&quot;: [{&quot;given&quot;: &quot;Davi Pedroni&quot;, &quot;suffix&quot;: &quot;&quot;, &quot;family&quot;: &quot;Barreto&quot;, &quot;dropping-particle&quot;: &quot;&quot;, &quot;non-dropping-particle&quot;: &quot;&quot;, &quot;parse-names&quot;: false}, {&quot;given&quot;: &quot;Ralf&quot;, &quot;suffix&quot;: &quot;&quot;, &quot;family&quot;: &quot;Conrad&quot;, &quot;dropping-particle&quot;: &quot;&quot;, &quot;non-dropping-particle&quot;: &quot;&quot;, &quot;parse-names&quot;: false}, {&quot;given&quot;: &quot;Melanie&quot;, &quot;suffix&quot;: &quot;&quot;, &quot;family&quot;: &quot;Klose&quot;, &quot;dropping-particle&quot;: &quot;&quot;, &quot;non-dropping-particle&quot;: &quot;&quot;, &quot;parse-names&quot;: false}, {&quot;given&quot;: &quot;Peter&quot;, &quot;suffix&quot;: &quot;&quot;, &quot;family&quot;: &quot;Claus&quot;, &quot;dropping-particle&quot;: &quot;&quot;, &quot;non-dropping-particle&quot;: &quot;&quot;, &quot;parse-names&quot;: false}, {&quot;given&quot;: &quot;Alex&quot;, &quot;suffix&quot;: &quot;&quot;, &quot;family&quot;: &quot;Enrich-Prast&quot;, &quot;dropping-particle&quot;: &quot;&quot;, &quot;non-dropping-particle&quot;: &quot;&quot;, &quot;parse-names&quot;: false}], &quot;issue&quot;: &quot;10&quot;, &quot;id&quot;: &quot;ITEM-3&quot;, &quot;DOI&quot;: &quot;10.1371/journal.pone.0110128&quot;, &quot;editor&quot;: [{&quot;given&quot;: &quot;Jonas&quot;, &quot;suffix&quot;: &quot;&quot;, &quot;family&quot;: &quot;Waldenstr\u00f6m&quot;, &quot;dropping-particle&quot;: &quot;&quot;, &quot;non-dropping-particle&quot;: &quot;&quot;, &quot;parse-names&quot;: false}], &quot;ISBN&quot;: &quot;10.1371/journal.pone.0110128&quot;, &quot;abstract&quot;: &quot;The study of of the distribution of microorganisms through space (and time) allows evaluation of biogeographic patterns, like the species-area index (z). Due to their high dispersal ability, high reproduction rates and low rates of extinction microorganisms tend to be widely distributed, and they are thought to be virtually cosmopolitan and selected primarily by environmental factors. Recent studies have shown that, despite these characteristics, microorganisms may behave like larger organisms and exhibit geographical distribution. In this study, we searched patterns of spatial diversity distribution of bacteria and archaea in a contiguous environment. We collected 26 samples of a lake sediment, distributed in a nested grid, with distances between samples ranging from 0.01 m to 1000 m. The samples were analyzed using T-RFLP (Terminal restriction fragment length polymorphism) targeting mcrA (coding for a subunit of methyl-coenzyme M reductase) and the genes of Archaeal and Bacterial 16S rRNA. From the qualitative and quantitative results (relative abundance of operational taxonomic units) we calculated the similarity index for each pair to evaluate the taxa-area and distance decay relationship slopes by linear regression. All results were significant, with mcrA genes showing the highest slope, followed by Archaeal and Bacterial 16S rRNA genes. We showed that the microorganisms of a methanogenic community, that is active in a contiguous environment, display spatial distribution and a taxa-area relationship.&quot;, &quot;volume&quot;: &quot;9&quot;, &quot;ISSN&quot;: &quot;19326203&quot;, &quot;page&quot;: &quot;e110128&quot;, &quot;PMID&quot;: &quot;25330320&quot;, &quot;issued&quot;: {&quot;date-parts&quot;: [[&quot;2014&quot;, &quot;1&quot;, &quot;20&quot;]]}, &quot;publisher&quot;: &quot;Public Library of Science&quot;}}], &quot;schema&quot;: &quot;https://github.com/citation-style-language/schema/raw/master/csl-citation.json&quot;, &quot;properties&quot;: {&quot;noteIndex&quot;: 0}} RND5d1UlLqgJX"/><text:span text:style-name="T1">. Yet, a great number of studies have also found little, or no correlation between microbial community composition and distance </text:span><text:reference-mark-start text:name="ADDIN CSL_CITATION {&quot;mendeley&quot;: {&quot;previouslyFormattedCitation&quot;: &quot;(Hazard &lt;i&gt;et al.&lt;/i&gt; 2013; Kivlin &lt;i&gt;et al.&lt;/i&gt; 2014)&quot;, &quot;formattedCitation&quot;: &quot;(Hazard &lt;i&gt;et al.&lt;/i&gt; 2013; Kivlin &lt;i&gt;et al.&lt;/i&gt; 2014)&quot;, &quot;plainTextFormattedCitation&quot;: &quot;(Hazard et al. 2013; Kivlin et al. 2014)&quot;}, &quot;citationItems&quot;: [{&quot;uris&quot;: [&quot;http://www.mendeley.com/documents/?uuid=ce43e571-07d3-4111-b0bf-122fdb635b83&quot;], &quot;id&quot;: &quot;ITEM-1&quot;, &quot;itemData&quot;: {&quot;container-title&quot;: &quot;The ISME journal&quot;, &quot;type&quot;: &quot;article-journal&quot;, &quot;title&quot;: &quot;The role of local environment and geographical distance in determining community composition of arbuscular mycorrhizal fungi at the landscape scale.&quot;, &quot;author&quot;: [{&quot;given&quot;: &quot;Christina&quot;, &quot;suffix&quot;: &quot;&quot;, &quot;family&quot;: &quot;Hazard&quot;, &quot;dropping-particle&quot;: &quot;&quot;, &quot;non-dropping-particle&quot;: &quot;&quot;, &quot;parse-names&quot;: false}, {&quot;given&quot;: &quot;Paul&quot;, &quot;suffix&quot;: &quot;&quot;, &quot;family&quot;: &quot;Gosling&quot;, &quot;dropping-particle&quot;: &quot;&quot;, &quot;non-dropping-particle&quot;: &quot;&quot;, &quot;parse-names&quot;: false}, {&quot;given&quot;: &quot;Christopher J&quot;, &quot;suffix&quot;: &quot;&quot;, &quot;family&quot;: &quot;Gast&quot;, &quot;dropping-particle&quot;: &quot;&quot;, &quot;non-dropping-particle&quot;: &quot;van der&quot;, &quot;parse-names&quot;: false}, {&quot;given&quot;: &quot;Derek T&quot;, &quot;suffix&quot;: &quot;&quot;, &quot;family&quot;: &quot;Mitchell&quot;, &quot;dropping-particle&quot;: &quot;&quot;, &quot;non-dropping-particle&quot;: &quot;&quot;, &quot;parse-names&quot;: false}, {&quot;given&quot;: &quot;Fiona M&quot;, &quot;suffix&quot;: &quot;&quot;, &quot;family&quot;: &quot;Doohan&quot;, &quot;dropping-particle&quot;: &quot;&quot;, &quot;non-dropping-particle&quot;: &quot;&quot;, &quot;parse-names&quot;: false}, {&quot;given&quot;: &quot;Gary D&quot;, &quot;suffix&quot;: &quot;&quot;, &quot;family&quot;: &quot;Bending&quot;, &quot;dropping-particle&quot;: &quot;&quot;, &quot;non-dropping-particle&quot;: &quot;&quot;, &quot;parse-names&quot;: false}], &quot;issue&quot;: &quot;3&quot;, &quot;id&quot;: &quot;ITEM-1&quot;, &quot;DOI&quot;: &quot;10.1038/ismej.2012.127&quot;, &quot;issued&quot;: {&quot;date-parts&quot;: [[&quot;2013&quot;, &quot;3&quot;]]}, &quot;volume&quot;: &quot;7&quot;, &quot;ISSN&quot;: &quot;1751-7370&quot;, &quot;page&quot;: &quot;498-508&quot;, &quot;PMID&quot;: &quot;23096401&quot;, &quot;abstract&quot;: &quot;Arbuscular fungi have a major role in directing the functioning of terrestrial ecosystems yet little is known about their biogeographical distribution. The Baas-Becking hypothesis ('everything is everywhere, but, the environment selects') was tested by investigating the distribution of arbuscular mycorrhizal fungi (AMF) at the landscape scale and the influence of environmental factors and geographical distance in determining community composition. AMF communities in Trifolium repens and Lolium perenne roots were assessed in 40 geographically dispersed sites in Ireland representing different land uses and soil types. Field sampling and laboratory bioassays were used, with AMF communities characterised using 18S rRNA terminal-restriction fragment length polymorphism. Landscape-scale distribution of AMF was driven by the local environment. AMF community composition was influenced by abiotic variables (pH, rainfall and soil type), but not land use or geographical distance. Trifolium repens and L. perenne supported contrasting communities of AMF, and the communities colonising each plant species were consistent across pasture habitats and over distance. Furthermore, L. perenne AMF communities grouped by soil type within pasture habitats. This is the largest and most comprehensive study that has investigated the landscape-scale distribution of AMF. Our findings support the Baas-Becking hypothesis at the landscape scale and demonstrate the strong influence the local environment has on determining AMF community composition.&quot;}}, {&quot;uris&quot;: [&quot;http://www.mendeley.com/documents/?uuid=d9066b42-0418-49a4-9d48-1f7b248631c8&quot;], &quot;id&quot;: &quot;ITEM-2&quot;, &quot;itemData&quot;: {&quot;volume&quot;: &quot;12&quot;, &quot;container-title&quot;: &quot;Fungal Ecology&quot;, &quot;type&quot;: &quot;article-journal&quot;, &quot;ISSN&quot;: &quot;17545048&quot;, &quot;title&quot;: &quot;Environmental filtering affects soil fungal community composition more than dispersal limitation at regional scales&quot;, &quot;author&quot;: [{&quot;given&quot;: &quot;Stephanie N.&quot;, &quot;suffix&quot;: &quot;&quot;, &quot;family&quot;: &quot;Kivlin&quot;, &quot;dropping-particle&quot;: &quot;&quot;, &quot;non-dropping-particle&quot;: &quot;&quot;, &quot;parse-names&quot;: false}, {&quot;given&quot;: &quot;Greg C.&quot;, &quot;suffix&quot;: &quot;&quot;, &quot;family&quot;: &quot;Winston&quot;, &quot;dropping-particle&quot;: &quot;&quot;, &quot;non-dropping-particle&quot;: &quot;&quot;, &quot;parse-names&quot;: false}, {&quot;given&quot;: &quot;Michael L.&quot;, &quot;suffix&quot;: &quot;&quot;, &quot;family&quot;: &quot;Goulden&quot;, &quot;dropping-particle&quot;: &quot;&quot;, &quot;non-dropping-particle&quot;: &quot;&quot;, &quot;parse-names&quot;: false}, {&quot;given&quot;: &quot;Kathleen K.&quot;, &quot;suffix&quot;: &quot;&quot;, &quot;family&quot;: &quot;Treseder&quot;, &quot;dropping-particle&quot;: &quot;&quot;, &quot;non-dropping-particle&quot;: &quot;&quot;, &quot;parse-names&quot;: false}], &quot;page&quot;: &quot;14-25&quot;, &quot;id&quot;: &quot;ITEM-2&quot;, &quot;DOI&quot;: &quot;10.1016/j.funeco.2014.04.004&quot;, &quot;abstract&quot;: &quot;The relative importance of dispersal limitation versus environmental filtering for community assembly has received much attention for macroorganisms. These processes have only recently been examined in microbial communities. Instead, microbial dispersal has mostly been measured as community composition change over space (i.e., distance decay). Here we directly examined fungal composition in airborne wind currents and soil fungal communities across a 40 000 km2 regional landscape to determine if dispersal limitation or abiotic factors were structuring soil fungal communities. Over this landscape, neither airborne nor soil fungal communities exhibited compositional differences due to geographic distance. Airborne fungal communities shifted temporally while soil fungal communities were correlated with abiotic parameters. These patterns suggest that environmental filtering may have the largest influence on fungal regional community assembly in soils, especially for aerially dispersed fungal taxa. Furthermore, we found evidence that dispersal of fungal spores differs between fungal taxa and can be both a stochastic and deterministic process. The spatial range of soil fungal taxa was correlated with their average regional abundance across all sites, which may imply stochastic dispersal mechanisms. Nevertheless, spore volume was also negatively correlated with spatial range for some species. Smaller volume spores may be adapted to long-range dispersal, or establishment, suggesting that deterministic fungal traits may also influence fungal distributions. Fungal life-history traits may influence their distributions as well. Hypogeous fungal taxa exhibited high local abundance, but small spatial ranges, while epigeous fungal taxa had lower local abundance, but larger spatial ranges. This study is the first, to our knowledge, to directly sample air dispersal and soil fungal communities simultaneously across a regional landscape. We provide some of the first evidence that soil fungal communities are mostly assembled through environmental filtering and experience little dispersal limitation.&quot;, &quot;issued&quot;: {&quot;date-parts&quot;: [[&quot;2014&quot;, &quot;12&quot;]]}}}], &quot;schema&quot;: &quot;https://github.com/citation-style-language/schema/raw/master/csl-citation.json&quot;, &quot;properties&quot;: {&quot;noteIndex&quot;: 0}} RNDRhUOMUxHlS"/><text:span text:style-name="T104">(Hazard </text:span><text:span text:style-name="T39">et al.</text:span><text:span text:style-name="T104"> 2013; Kivlin </text:span><text:span text:style-name="T39">et al.</text:span><text:span text:style-name="T104"> 2014)</text:span><text:reference-mark-end text:name="ADDIN CSL_CITATION {&quot;mendeley&quot;: {&quot;previouslyFormattedCitation&quot;: &quot;(Hazard &lt;i&gt;et al.&lt;/i&gt; 2013; Kivlin &lt;i&gt;et al.&lt;/i&gt; 2014)&quot;, &quot;formattedCitation&quot;: &quot;(Hazard &lt;i&gt;et al.&lt;/i&gt; 2013; Kivlin &lt;i&gt;et al.&lt;/i&gt; 2014)&quot;, &quot;plainTextFormattedCitation&quot;: &quot;(Hazard et al. 2013; Kivlin et al. 2014)&quot;}, &quot;citationItems&quot;: [{&quot;uris&quot;: [&quot;http://www.mendeley.com/documents/?uuid=ce43e571-07d3-4111-b0bf-122fdb635b83&quot;], &quot;id&quot;: &quot;ITEM-1&quot;, &quot;itemData&quot;: {&quot;container-title&quot;: &quot;The ISME journal&quot;, &quot;type&quot;: &quot;article-journal&quot;, &quot;title&quot;: &quot;The role of local environment and geographical distance in determining community composition of arbuscular mycorrhizal fungi at the landscape scale.&quot;, &quot;author&quot;: [{&quot;given&quot;: &quot;Christina&quot;, &quot;suffix&quot;: &quot;&quot;, &quot;family&quot;: &quot;Hazard&quot;, &quot;dropping-particle&quot;: &quot;&quot;, &quot;non-dropping-particle&quot;: &quot;&quot;, &quot;parse-names&quot;: false}, {&quot;given&quot;: &quot;Paul&quot;, &quot;suffix&quot;: &quot;&quot;, &quot;family&quot;: &quot;Gosling&quot;, &quot;dropping-particle&quot;: &quot;&quot;, &quot;non-dropping-particle&quot;: &quot;&quot;, &quot;parse-names&quot;: false}, {&quot;given&quot;: &quot;Christopher J&quot;, &quot;suffix&quot;: &quot;&quot;, &quot;family&quot;: &quot;Gast&quot;, &quot;dropping-particle&quot;: &quot;&quot;, &quot;non-dropping-particle&quot;: &quot;van der&quot;, &quot;parse-names&quot;: false}, {&quot;given&quot;: &quot;Derek T&quot;, &quot;suffix&quot;: &quot;&quot;, &quot;family&quot;: &quot;Mitchell&quot;, &quot;dropping-particle&quot;: &quot;&quot;, &quot;non-dropping-particle&quot;: &quot;&quot;, &quot;parse-names&quot;: false}, {&quot;given&quot;: &quot;Fiona M&quot;, &quot;suffix&quot;: &quot;&quot;, &quot;family&quot;: &quot;Doohan&quot;, &quot;dropping-particle&quot;: &quot;&quot;, &quot;non-dropping-particle&quot;: &quot;&quot;, &quot;parse-names&quot;: false}, {&quot;given&quot;: &quot;Gary D&quot;, &quot;suffix&quot;: &quot;&quot;, &quot;family&quot;: &quot;Bending&quot;, &quot;dropping-particle&quot;: &quot;&quot;, &quot;non-dropping-particle&quot;: &quot;&quot;, &quot;parse-names&quot;: false}], &quot;issue&quot;: &quot;3&quot;, &quot;id&quot;: &quot;ITEM-1&quot;, &quot;DOI&quot;: &quot;10.1038/ismej.2012.127&quot;, &quot;issued&quot;: {&quot;date-parts&quot;: [[&quot;2013&quot;, &quot;3&quot;]]}, &quot;volume&quot;: &quot;7&quot;, &quot;ISSN&quot;: &quot;1751-7370&quot;, &quot;page&quot;: &quot;498-508&quot;, &quot;PMID&quot;: &quot;23096401&quot;, &quot;abstract&quot;: &quot;Arbuscular fungi have a major role in directing the functioning of terrestrial ecosystems yet little is known about their biogeographical distribution. The Baas-Becking hypothesis ('everything is everywhere, but, the environment selects') was tested by investigating the distribution of arbuscular mycorrhizal fungi (AMF) at the landscape scale and the influence of environmental factors and geographical distance in determining community composition. AMF communities in Trifolium repens and Lolium perenne roots were assessed in 40 geographically dispersed sites in Ireland representing different land uses and soil types. Field sampling and laboratory bioassays were used, with AMF communities characterised using 18S rRNA terminal-restriction fragment length polymorphism. Landscape-scale distribution of AMF was driven by the local environment. AMF community composition was influenced by abiotic variables (pH, rainfall and soil type), but not land use or geographical distance. Trifolium repens and L. perenne supported contrasting communities of AMF, and the communities colonising each plant species were consistent across pasture habitats and over distance. Furthermore, L. perenne AMF communities grouped by soil type within pasture habitats. This is the largest and most comprehensive study that has investigated the landscape-scale distribution of AMF. Our findings support the Baas-Becking hypothesis at the landscape scale and demonstrate the strong influence the local environment has on determining AMF community composition.&quot;}}, {&quot;uris&quot;: [&quot;http://www.mendeley.com/documents/?uuid=d9066b42-0418-49a4-9d48-1f7b248631c8&quot;], &quot;id&quot;: &quot;ITEM-2&quot;, &quot;itemData&quot;: {&quot;volume&quot;: &quot;12&quot;, &quot;container-title&quot;: &quot;Fungal Ecology&quot;, &quot;type&quot;: &quot;article-journal&quot;, &quot;ISSN&quot;: &quot;17545048&quot;, &quot;title&quot;: &quot;Environmental filtering affects soil fungal community composition more than dispersal limitation at regional scales&quot;, &quot;author&quot;: [{&quot;given&quot;: &quot;Stephanie N.&quot;, &quot;suffix&quot;: &quot;&quot;, &quot;family&quot;: &quot;Kivlin&quot;, &quot;dropping-particle&quot;: &quot;&quot;, &quot;non-dropping-particle&quot;: &quot;&quot;, &quot;parse-names&quot;: false}, {&quot;given&quot;: &quot;Greg C.&quot;, &quot;suffix&quot;: &quot;&quot;, &quot;family&quot;: &quot;Winston&quot;, &quot;dropping-particle&quot;: &quot;&quot;, &quot;non-dropping-particle&quot;: &quot;&quot;, &quot;parse-names&quot;: false}, {&quot;given&quot;: &quot;Michael L.&quot;, &quot;suffix&quot;: &quot;&quot;, &quot;family&quot;: &quot;Goulden&quot;, &quot;dropping-particle&quot;: &quot;&quot;, &quot;non-dropping-particle&quot;: &quot;&quot;, &quot;parse-names&quot;: false}, {&quot;given&quot;: &quot;Kathleen K.&quot;, &quot;suffix&quot;: &quot;&quot;, &quot;family&quot;: &quot;Treseder&quot;, &quot;dropping-particle&quot;: &quot;&quot;, &quot;non-dropping-particle&quot;: &quot;&quot;, &quot;parse-names&quot;: false}], &quot;page&quot;: &quot;14-25&quot;, &quot;id&quot;: &quot;ITEM-2&quot;, &quot;DOI&quot;: &quot;10.1016/j.funeco.2014.04.004&quot;, &quot;abstract&quot;: &quot;The relative importance of dispersal limitation versus environmental filtering for community assembly has received much attention for macroorganisms. These processes have only recently been examined in microbial communities. Instead, microbial dispersal has mostly been measured as community composition change over space (i.e., distance decay). Here we directly examined fungal composition in airborne wind currents and soil fungal communities across a 40 000 km2 regional landscape to determine if dispersal limitation or abiotic factors were structuring soil fungal communities. Over this landscape, neither airborne nor soil fungal communities exhibited compositional differences due to geographic distance. Airborne fungal communities shifted temporally while soil fungal communities were correlated with abiotic parameters. These patterns suggest that environmental filtering may have the largest influence on fungal regional community assembly in soils, especially for aerially dispersed fungal taxa. Furthermore, we found evidence that dispersal of fungal spores differs between fungal taxa and can be both a stochastic and deterministic process. The spatial range of soil fungal taxa was correlated with their average regional abundance across all sites, which may imply stochastic dispersal mechanisms. Nevertheless, spore volume was also negatively correlated with spatial range for some species. Smaller volume spores may be adapted to long-range dispersal, or establishment, suggesting that deterministic fungal traits may also influence fungal distributions. Fungal life-history traits may influence their distributions as well. Hypogeous fungal taxa exhibited high local abundance, but small spatial ranges, while epigeous fungal taxa had lower local abundance, but larger spatial ranges. This study is the first, to our knowledge, to directly sample air dispersal and soil fungal communities simultaneously across a regional landscape. We provide some of the first evidence that soil fungal communities are mostly assembled through environmental filtering and experience little dispersal limitation.&quot;, &quot;issued&quot;: {&quot;date-parts&quot;: [[&quot;2014&quot;, &quot;12&quot;]]}}}], &quot;schema&quot;: &quot;https://github.com/citation-style-language/schema/raw/master/csl-citation.json&quot;, &quot;properties&quot;: {&quot;noteIndex&quot;: 0}} RNDRhUOMUxHlS"/><text:span text:style-name="T1">. Therefore, the universality of this relationship for microbial communities remains unclear.</text:span></text:p>
      <text:p text:style-name="P36"/>
      <text:p text:style-name="P41">Over the past two decades, the tools available to microbial ecologists have advanced to such an extent that we now routinely generate datasets several orders of magnitude larger than what was possible. From serially sequencing clone libraries, through community fingerprinting methods, and most recently high-throughput sequencing, previous research into the microbial d-d relationship is based upon a plethora of methods with varying degrees of taxonomic resolution and community coverage <text:reference-mark-start text:name="ADDIN CSL_CITATION {&quot;mendeley&quot;: {&quot;previouslyFormattedCitation&quot;: &quot;(Muyzer 1999; Glenn 2011)&quot;, &quot;formattedCitation&quot;: &quot;(Muyzer 1999; Glenn 2011)&quot;, &quot;plainTextFormattedCitation&quot;: &quot;(Muyzer 1999; Glenn 2011)&quot;}, &quot;citationItems&quot;: [{&quot;uris&quot;: [&quot;http://www.mendeley.com/documents/?uuid=959a2cab-951f-3297-85ba-76a9931d0b74&quot;], &quot;id&quot;: &quot;ITEM-1&quot;, &quot;itemData&quot;: {&quot;container-title&quot;: &quot;Current Opinion in Microbiology&quot;, &quot;type&quot;: &quot;article&quot;, &quot;title&quot;: &quot;DGGE/TGGE a method for identifying genes from natural ecosystems&quot;, &quot;author&quot;: [{&quot;given&quot;: &quot;Gerard&quot;, &quot;suffix&quot;: &quot;&quot;, &quot;family&quot;: &quot;Muyzer&quot;, &quot;dropping-particle&quot;: &quot;&quot;, &quot;non-dropping-particle&quot;: &quot;&quot;, &quot;parse-names&quot;: false}], &quot;issue&quot;: &quot;3&quot;, &quot;id&quot;: &quot;ITEM-1&quot;, &quot;DOI&quot;: &quot;10.1016/S1369-5274(99)80055-1&quot;, &quot;ISBN&quot;: &quot;1369-5274 (Print)&quot;, &quot;issued&quot;: {&quot;date-parts&quot;: [[&quot;1999&quot;, &quot;6&quot;]]}, &quot;volume&quot;: &quot;2&quot;, &quot;ISSN&quot;: &quot;13695274&quot;, &quot;page&quot;: &quot;317-322&quot;, &quot;PMID&quot;: &quot;10383868&quot;, &quot;abstract&quot;: &quot;Five years after the introduction of denaturing gradient gel electrophoresis (DGGE) and temperature gradient gel electrophoresis (TGGE) in environmental microbiology these techniques are now routinely used in many microbiological laboratories worldwide as molecular tools to compare the diversity of microbial communities and to monitor population dynamics. Recent advances in these techniques have demonstrated their importance in microbial ecology.&quot;}}, {&quot;uris&quot;: [&quot;http://www.mendeley.com/documents/?uuid=79fcf072-a436-4af9-bf2f-6375a0af7c98&quot;], &quot;id&quot;: &quot;ITEM-2&quot;, &quot;itemData&quot;: {&quot;container-title&quot;: &quot;Molecular Ecology Resources&quot;, &quot;type&quot;: &quot;article-journal&quot;, &quot;title&quot;: &quot;Field guide to next-generation DNA sequencers.&quot;, &quot;author&quot;: [{&quot;given&quot;: &quot;Travis C.&quot;, &quot;suffix&quot;: &quot;&quot;, &quot;family&quot;: &quot;Glenn&quot;, &quot;dropping-particle&quot;: &quot;&quot;, &quot;non-dropping-particle&quot;: &quot;&quot;, &quot;parse-names&quot;: false}], &quot;issue&quot;: &quot;5&quot;, &quot;id&quot;: &quot;ITEM-2&quot;, &quot;DOI&quot;: &quot;10.1111/j.1755-0998.2011.03024.x&quot;, &quot;ISBN&quot;: &quot;1755-098X&quot;, &quot;issued&quot;: {&quot;date-parts&quot;: [[&quot;2011&quot;, &quot;9&quot;]]}, &quot;volume&quot;: &quot;11&quot;, &quot;ISSN&quot;: &quot;1755-0998&quot;, &quot;page&quot;: &quot;759-769&quot;, &quot;PMID&quot;: &quot;21592312&quot;, &quot;abstract&quot;: &quot;The diversity of available 2(nd) and 3(rd) generation DNA sequencing platforms is increasing rapidly. Costs for these systems range from &lt; $100,000 to more than $1,000,000, with instrument run times ranging from minutes to weeks. Extensive trade-offs exist among these platforms. I summarize the major characteristics of each commercially available platform to enable direct comparisons. In terms of cost per megabase (Mb) of sequence, the Illumina and SOLiD platforms are clearly superior (\u2264 $0.10/Mb vs. &gt; $10/Mb for 454 and some Ion Torrent chips). In terms of cost per nonmultiplexed sample and instrument run time, the Pacific Biosciences and Ion Torrent platforms excel, with the 454 GS Junior and Illumina MiSeq also notable in this regard. All platforms allow multiplexing of samples, but details of library preparation, experimental design and data analysis can constrain the options. The wide range of characteristics among available platforms provides opportunities both to conduct groundbreaking studies and to waste money on scales that were previously infeasible. Thus, careful thought about the desired characteristics of these systems is warranted before purchasing or using any of them. Updated information from this guide will be maintained at: http://dna.uga.edu/ and http://tomato.biol.trinity.edu/blog/.&quot;, &quot;publisher&quot;: &quot;Blackwell Publishing Ltd&quot;}}], &quot;schema&quot;: &quot;https://github.com/citation-style-language/schema/raw/master/csl-citation.json&quot;, &quot;properties&quot;: {&quot;noteIndex&quot;: 0}} RND6ZiL9yo2RX"/><text:span text:style-name="T26">(Muyzer 1999; Glenn 2011)</text:span><text:reference-mark-end text:name="ADDIN CSL_CITATION {&quot;mendeley&quot;: {&quot;previouslyFormattedCitation&quot;: &quot;(Muyzer 1999; Glenn 2011)&quot;, &quot;formattedCitation&quot;: &quot;(Muyzer 1999; Glenn 2011)&quot;, &quot;plainTextFormattedCitation&quot;: &quot;(Muyzer 1999; Glenn 2011)&quot;}, &quot;citationItems&quot;: [{&quot;uris&quot;: [&quot;http://www.mendeley.com/documents/?uuid=959a2cab-951f-3297-85ba-76a9931d0b74&quot;], &quot;id&quot;: &quot;ITEM-1&quot;, &quot;itemData&quot;: {&quot;container-title&quot;: &quot;Current Opinion in Microbiology&quot;, &quot;type&quot;: &quot;article&quot;, &quot;title&quot;: &quot;DGGE/TGGE a method for identifying genes from natural ecosystems&quot;, &quot;author&quot;: [{&quot;given&quot;: &quot;Gerard&quot;, &quot;suffix&quot;: &quot;&quot;, &quot;family&quot;: &quot;Muyzer&quot;, &quot;dropping-particle&quot;: &quot;&quot;, &quot;non-dropping-particle&quot;: &quot;&quot;, &quot;parse-names&quot;: false}], &quot;issue&quot;: &quot;3&quot;, &quot;id&quot;: &quot;ITEM-1&quot;, &quot;DOI&quot;: &quot;10.1016/S1369-5274(99)80055-1&quot;, &quot;ISBN&quot;: &quot;1369-5274 (Print)&quot;, &quot;issued&quot;: {&quot;date-parts&quot;: [[&quot;1999&quot;, &quot;6&quot;]]}, &quot;volume&quot;: &quot;2&quot;, &quot;ISSN&quot;: &quot;13695274&quot;, &quot;page&quot;: &quot;317-322&quot;, &quot;PMID&quot;: &quot;10383868&quot;, &quot;abstract&quot;: &quot;Five years after the introduction of denaturing gradient gel electrophoresis (DGGE) and temperature gradient gel electrophoresis (TGGE) in environmental microbiology these techniques are now routinely used in many microbiological laboratories worldwide as molecular tools to compare the diversity of microbial communities and to monitor population dynamics. Recent advances in these techniques have demonstrated their importance in microbial ecology.&quot;}}, {&quot;uris&quot;: [&quot;http://www.mendeley.com/documents/?uuid=79fcf072-a436-4af9-bf2f-6375a0af7c98&quot;], &quot;id&quot;: &quot;ITEM-2&quot;, &quot;itemData&quot;: {&quot;container-title&quot;: &quot;Molecular Ecology Resources&quot;, &quot;type&quot;: &quot;article-journal&quot;, &quot;title&quot;: &quot;Field guide to next-generation DNA sequencers.&quot;, &quot;author&quot;: [{&quot;given&quot;: &quot;Travis C.&quot;, &quot;suffix&quot;: &quot;&quot;, &quot;family&quot;: &quot;Glenn&quot;, &quot;dropping-particle&quot;: &quot;&quot;, &quot;non-dropping-particle&quot;: &quot;&quot;, &quot;parse-names&quot;: false}], &quot;issue&quot;: &quot;5&quot;, &quot;id&quot;: &quot;ITEM-2&quot;, &quot;DOI&quot;: &quot;10.1111/j.1755-0998.2011.03024.x&quot;, &quot;ISBN&quot;: &quot;1755-098X&quot;, &quot;issued&quot;: {&quot;date-parts&quot;: [[&quot;2011&quot;, &quot;9&quot;]]}, &quot;volume&quot;: &quot;11&quot;, &quot;ISSN&quot;: &quot;1755-0998&quot;, &quot;page&quot;: &quot;759-769&quot;, &quot;PMID&quot;: &quot;21592312&quot;, &quot;abstract&quot;: &quot;The diversity of available 2(nd) and 3(rd) generation DNA sequencing platforms is increasing rapidly. Costs for these systems range from &lt; $100,000 to more than $1,000,000, with instrument run times ranging from minutes to weeks. Extensive trade-offs exist among these platforms. I summarize the major characteristics of each commercially available platform to enable direct comparisons. In terms of cost per megabase (Mb) of sequence, the Illumina and SOLiD platforms are clearly superior (\u2264 $0.10/Mb vs. &gt; $10/Mb for 454 and some Ion Torrent chips). In terms of cost per nonmultiplexed sample and instrument run time, the Pacific Biosciences and Ion Torrent platforms excel, with the 454 GS Junior and Illumina MiSeq also notable in this regard. All platforms allow multiplexing of samples, but details of library preparation, experimental design and data analysis can constrain the options. The wide range of characteristics among available platforms provides opportunities both to conduct groundbreaking studies and to waste money on scales that were previously infeasible. Thus, careful thought about the desired characteristics of these systems is warranted before purchasing or using any of them. Updated information from this guide will be maintained at: http://dna.uga.edu/ and http://tomato.biol.trinity.edu/blog/.&quot;, &quot;publisher&quot;: &quot;Blackwell Publishing Ltd&quot;}}], &quot;schema&quot;: &quot;https://github.com/citation-style-language/schema/raw/master/csl-citation.json&quot;, &quot;properties&quot;: {&quot;noteIndex&quot;: 0}} RND6ZiL9yo2RX"/>. In addition to the varying methods used to study microbial communities, there are now a bewildering array of indices available to quantify the (dis)similarity between microbial communities, including qualitative (based on presence/absence of species), quantitative (based on composition and abundance of species), and phylogenetic (based on relatedness of communities). Such indices have different properties in terms of how they weight rare or common species, and in how they are influenced by sample sizes or species richness <text:reference-mark-start text:name="ADDIN CSL_CITATION {&quot;mendeley&quot;: {&quot;previouslyFormattedCitation&quot;: &quot;(Baselga 2012; Beck &lt;i&gt;et al.&lt;/i&gt; 2013)&quot;, &quot;formattedCitation&quot;: &quot;(Baselga 2012; Beck &lt;i&gt;et al.&lt;/i&gt; 2013)&quot;, &quot;plainTextFormattedCitation&quot;: &quot;(Baselga 2012; Beck et al. 2013)&quot;}, &quot;citationItems&quot;: [{&quot;uris&quot;: [&quot;http://www.mendeley.com/documents/?uuid=2e47dbdc-9044-36d1-934a-22b8c7b4bc1b&quot;], &quot;id&quot;: &quot;ITEM-1&quot;, &quot;itemData&quot;: {&quot;container-title&quot;: &quot;Methods in Ecology and Evolution&quot;, &quot;type&quot;: &quot;article-journal&quot;, &quot;title&quot;: &quot;Undersampling and the measurement of beta diversity&quot;, &quot;author&quot;: [{&quot;given&quot;: &quot;Jan&quot;, &quot;suffix&quot;: &quot;&quot;, &quot;family&quot;: &quot;Beck&quot;, &quot;dropping-particle&quot;: &quot;&quot;, &quot;non-dropping-particle&quot;: &quot;&quot;, &quot;parse-names&quot;: false}, {&quot;given&quot;: &quot;Jeremy D.&quot;, &quot;suffix&quot;: &quot;&quot;, &quot;family&quot;: &quot;Holloway&quot;, &quot;dropping-particle&quot;: &quot;&quot;, &quot;non-dropping-particle&quot;: &quot;&quot;, &quot;parse-names&quot;: false}, {&quot;given&quot;: &quot;Wolfgang&quot;, &quot;suffix&quot;: &quot;&quot;, &quot;family&quot;: &quot;Schwanghart&quot;, &quot;dropping-particle&quot;: &quot;&quot;, &quot;non-dropping-particle&quot;: &quot;&quot;, &quot;parse-names&quot;: false}], &quot;page&quot;: &quot;370-382&quot;, &quot;id&quot;: &quot;ITEM-1&quot;, &quot;DOI&quot;: &quot;10.1111/2041-210x.12023&quot;, &quot;editor&quot;: [{&quot;given&quot;: &quot;David&quot;, &quot;suffix&quot;: &quot;&quot;, &quot;family&quot;: &quot;Orme&quot;, &quot;dropping-particle&quot;: &quot;&quot;, &quot;non-dropping-particle&quot;: &quot;&quot;, &quot;parse-names&quot;: false}], &quot;ISBN&quot;: &quot;2041-210X&quot;, &quot;abstract&quot;: &quot;* Beta diversity is a conceptual link between diversity at local and regional scales. Various additional methodologies of quantifying this and related phenomena have been applied. Among them, measures of pairwise (dis)similarity of sites are particularly popular. Undersampling, i.e. not recording all taxa present at a site, is a common situation in ecological data. Bias in many metrics related to beta diversity must be expected, but only few studies have explicitly investigated the properties of various measures under undersampling conditions. * On the basis of an empirical data set, representing near-complete local inventories of the Lepidoptera from an isolated Pacific island, as well as simulated communities with varying properties, we mimicked different levels of undersampling. We used 14 different approaches to quantify beta diversity, among them dataset-wide multiplicative partitioning (i.e. \u2018true beta diversity\u2019) and pairwise site x site dissimilarities. We compared their values from incomplete samples to true results from the full data. We used these comparisons to quantify undersampling bias and we calculated correlations of the dissimilarity measures of undersampled data with complete data of sites. * Almost all tested metrics showed bias and low correlations under moderate to severe undersampling conditions (as well as deteriorating precision, i.e. large chance effects on results). Measures that used only species incidence were very sensitive to undersampling, while abundance-based metrics with high dependency on the distribution of the most common taxa were particularly robust. Simulated data showed sensitivity of results to the abundance distribution, confirming that data sets of high evenness and/or the application of metrics that are strongly affected by rare species are particularly sensitive to undersampling. * The class of beta measure to be used should depend on the research question being asked as different metrics can lead to quite different conclusions even without undersampling effects. For each class of metric, there is a trade-off between robustness to undersampling and sensitivity to rare species. In consequence, using incidence-based metrics carries a particular risk of false conclusions when undersampled data are involved. Developing bias corrections for such metrics would be desirable.&quot;, &quot;volume&quot;: &quot;4&quot;, &quot;ISSN&quot;: &quot;2041210X&quot;, &quot;issue&quot;: &quot;4&quot;, &quot;issued&quot;: {&quot;date-parts&quot;: [[&quot;2013&quot;, &quot;4&quot;]]}}}, {&quot;uris&quot;: [&quot;http://www.mendeley.com/documents/?uuid=74c31544-4228-40d7-9cb7-3b0ff1acd699&quot;], &quot;id&quot;: &quot;ITEM-2&quot;, &quot;itemData&quot;: {&quot;volume&quot;: &quot;21&quot;, &quot;container-title&quot;: &quot;Global Ecology and Biogeography&quot;, &quot;type&quot;: &quot;article-journal&quot;, &quot;ISSN&quot;: &quot;1466822X&quot;, &quot;title&quot;: &quot;The relationship between species replacement, dissimilarity derived from nestedness, and nestedness&quot;, &quot;author&quot;: [{&quot;given&quot;: &quot;Andr\u00e9s&quot;, &quot;suffix&quot;: &quot;&quot;, &quot;family&quot;: &quot;Baselga&quot;, &quot;dropping-particle&quot;: &quot;&quot;, &quot;non-dropping-particle&quot;: &quot;&quot;, &quot;parse-names&quot;: false}], &quot;issue&quot;: &quot;12&quot;, &quot;id&quot;: &quot;ITEM-2&quot;, &quot;DOI&quot;: &quot;10.1111/j.1466-8238.2011.00756.x&quot;, &quot;issued&quot;: {&quot;date-parts&quot;: [[&quot;2012&quot;, &quot;12&quot;, &quot;13&quot;]]}, &quot;page&quot;: &quot;1223-1232&quot;}}], &quot;schema&quot;: &quot;https://github.com/citation-style-language/schema/raw/master/csl-citation.json&quot;, &quot;properties&quot;: {&quot;noteIndex&quot;: 0}} RNDx7Z55TmJV1"/><text:span text:style-name="T26">(Baselga 2012; Beck </text:span><text:span text:style-name="T28">et al.</text:span><text:span text:style-name="T26"> 2013)</text:span><text:reference-mark-end text:name="ADDIN CSL_CITATION {&quot;mendeley&quot;: {&quot;previouslyFormattedCitation&quot;: &quot;(Baselga 2012; Beck &lt;i&gt;et al.&lt;/i&gt; 2013)&quot;, &quot;formattedCitation&quot;: &quot;(Baselga 2012; Beck &lt;i&gt;et al.&lt;/i&gt; 2013)&quot;, &quot;plainTextFormattedCitation&quot;: &quot;(Baselga 2012; Beck et al. 2013)&quot;}, &quot;citationItems&quot;: [{&quot;uris&quot;: [&quot;http://www.mendeley.com/documents/?uuid=2e47dbdc-9044-36d1-934a-22b8c7b4bc1b&quot;], &quot;id&quot;: &quot;ITEM-1&quot;, &quot;itemData&quot;: {&quot;container-title&quot;: &quot;Methods in Ecology and Evolution&quot;, &quot;type&quot;: &quot;article-journal&quot;, &quot;title&quot;: &quot;Undersampling and the measurement of beta diversity&quot;, &quot;author&quot;: [{&quot;given&quot;: &quot;Jan&quot;, &quot;suffix&quot;: &quot;&quot;, &quot;family&quot;: &quot;Beck&quot;, &quot;dropping-particle&quot;: &quot;&quot;, &quot;non-dropping-particle&quot;: &quot;&quot;, &quot;parse-names&quot;: false}, {&quot;given&quot;: &quot;Jeremy D.&quot;, &quot;suffix&quot;: &quot;&quot;, &quot;family&quot;: &quot;Holloway&quot;, &quot;dropping-particle&quot;: &quot;&quot;, &quot;non-dropping-particle&quot;: &quot;&quot;, &quot;parse-names&quot;: false}, {&quot;given&quot;: &quot;Wolfgang&quot;, &quot;suffix&quot;: &quot;&quot;, &quot;family&quot;: &quot;Schwanghart&quot;, &quot;dropping-particle&quot;: &quot;&quot;, &quot;non-dropping-particle&quot;: &quot;&quot;, &quot;parse-names&quot;: false}], &quot;page&quot;: &quot;370-382&quot;, &quot;id&quot;: &quot;ITEM-1&quot;, &quot;DOI&quot;: &quot;10.1111/2041-210x.12023&quot;, &quot;editor&quot;: [{&quot;given&quot;: &quot;David&quot;, &quot;suffix&quot;: &quot;&quot;, &quot;family&quot;: &quot;Orme&quot;, &quot;dropping-particle&quot;: &quot;&quot;, &quot;non-dropping-particle&quot;: &quot;&quot;, &quot;parse-names&quot;: false}], &quot;ISBN&quot;: &quot;2041-210X&quot;, &quot;abstract&quot;: &quot;* Beta diversity is a conceptual link between diversity at local and regional scales. Various additional methodologies of quantifying this and related phenomena have been applied. Among them, measures of pairwise (dis)similarity of sites are particularly popular. Undersampling, i.e. not recording all taxa present at a site, is a common situation in ecological data. Bias in many metrics related to beta diversity must be expected, but only few studies have explicitly investigated the properties of various measures under undersampling conditions. * On the basis of an empirical data set, representing near-complete local inventories of the Lepidoptera from an isolated Pacific island, as well as simulated communities with varying properties, we mimicked different levels of undersampling. We used 14 different approaches to quantify beta diversity, among them dataset-wide multiplicative partitioning (i.e. \u2018true beta diversity\u2019) and pairwise site x site dissimilarities. We compared their values from incomplete samples to true results from the full data. We used these comparisons to quantify undersampling bias and we calculated correlations of the dissimilarity measures of undersampled data with complete data of sites. * Almost all tested metrics showed bias and low correlations under moderate to severe undersampling conditions (as well as deteriorating precision, i.e. large chance effects on results). Measures that used only species incidence were very sensitive to undersampling, while abundance-based metrics with high dependency on the distribution of the most common taxa were particularly robust. Simulated data showed sensitivity of results to the abundance distribution, confirming that data sets of high evenness and/or the application of metrics that are strongly affected by rare species are particularly sensitive to undersampling. * The class of beta measure to be used should depend on the research question being asked as different metrics can lead to quite different conclusions even without undersampling effects. For each class of metric, there is a trade-off between robustness to undersampling and sensitivity to rare species. In consequence, using incidence-based metrics carries a particular risk of false conclusions when undersampled data are involved. Developing bias corrections for such metrics would be desirable.&quot;, &quot;volume&quot;: &quot;4&quot;, &quot;ISSN&quot;: &quot;2041210X&quot;, &quot;issue&quot;: &quot;4&quot;, &quot;issued&quot;: {&quot;date-parts&quot;: [[&quot;2013&quot;, &quot;4&quot;]]}}}, {&quot;uris&quot;: [&quot;http://www.mendeley.com/documents/?uuid=74c31544-4228-40d7-9cb7-3b0ff1acd699&quot;], &quot;id&quot;: &quot;ITEM-2&quot;, &quot;itemData&quot;: {&quot;volume&quot;: &quot;21&quot;, &quot;container-title&quot;: &quot;Global Ecology and Biogeography&quot;, &quot;type&quot;: &quot;article-journal&quot;, &quot;ISSN&quot;: &quot;1466822X&quot;, &quot;title&quot;: &quot;The relationship between species replacement, dissimilarity derived from nestedness, and nestedness&quot;, &quot;author&quot;: [{&quot;given&quot;: &quot;Andr\u00e9s&quot;, &quot;suffix&quot;: &quot;&quot;, &quot;family&quot;: &quot;Baselga&quot;, &quot;dropping-particle&quot;: &quot;&quot;, &quot;non-dropping-particle&quot;: &quot;&quot;, &quot;parse-names&quot;: false}], &quot;issue&quot;: &quot;12&quot;, &quot;id&quot;: &quot;ITEM-2&quot;, &quot;DOI&quot;: &quot;10.1111/j.1466-8238.2011.00756.x&quot;, &quot;issued&quot;: {&quot;date-parts&quot;: [[&quot;2012&quot;, &quot;12&quot;, &quot;13&quot;]]}, &quot;page&quot;: &quot;1223-1232&quot;}}], &quot;schema&quot;: &quot;https://github.com/citation-style-language/schema/raw/master/csl-citation.json&quot;, &quot;properties&quot;: {&quot;noteIndex&quot;: 0}} RNDx7Z55TmJV1"/>. Therefore, such methodological differences between studies may significantly influence our measurement of the d-d relationship in microbial ecology. </text:p>
      <text:p text:style-name="P42"/>
      <text:p text:style-name="P43"><text:span text:style-name="T140">On the other hand. w</text:span>hilst methodological differences <text:span text:style-name="T140">may contribute to </text:span>variability in microbial distance-decay relationships, <text:span text:style-name="T141">various aspects of biological context may also play a role</text:span>. <text:span text:style-name="T142">Here</text:span>, context could be considered to be the organisms studied (e.g. bacteria, archaea, fungi etc.), the study system in question (soil, freshwater, extreme systems), or the spatial scale of the study. Taxonomic <text:soft-page-break/>disparities between studies may cause different results if dispersal abilities are different between microorganisms. <text:span text:style-name="T142">For example, cell size has been shown to influence dispersal properties in microbial organisms </text:span><text:reference-mark-start text:name="ADDIN CSL_CITATION {&quot;mendeley&quot;: {&quot;previouslyFormattedCitation&quot;: &quot;(Wilkinson &lt;i&gt;et al.&lt;/i&gt; 2012)&quot;, &quot;formattedCitation&quot;: &quot;(Wilkinson &lt;i&gt;et al.&lt;/i&gt; 2012)&quot;, &quot;plainTextFormattedCitation&quot;: &quot;(Wilkinson et al. 2012)&quot;}, &quot;citationItems&quot;: [{&quot;uris&quot;: [&quot;http://www.mendeley.com/documents/?uuid=70909717-286f-415d-9ea4-4bc968703ea5&quot;], &quot;id&quot;: &quot;ITEM-1&quot;, &quot;itemData&quot;: {&quot;container-title&quot;: &quot;Journal of Biogeography&quot;, &quot;type&quot;: &quot;article-journal&quot;, &quot;title&quot;: &quot;Modelling the effect of size on the aerial dispersal of microorganisms&quot;, &quot;author&quot;: [{&quot;given&quot;: &quot;David M.&quot;, &quot;suffix&quot;: &quot;&quot;, &quot;family&quot;: &quot;Wilkinson&quot;, &quot;dropping-particle&quot;: &quot;&quot;, &quot;non-dropping-particle&quot;: &quot;&quot;, &quot;parse-names&quot;: false}, {&quot;given&quot;: &quot;Symeon&quot;, &quot;suffix&quot;: &quot;&quot;, &quot;family&quot;: &quot;Koumoutsaris&quot;, &quot;dropping-particle&quot;: &quot;&quot;, &quot;non-dropping-particle&quot;: &quot;&quot;, &quot;parse-names&quot;: false}, {&quot;given&quot;: &quot;Edward A D&quot;, &quot;suffix&quot;: &quot;&quot;, &quot;family&quot;: &quot;Mitchell&quot;, &quot;dropping-particle&quot;: &quot;&quot;, &quot;non-dropping-particle&quot;: &quot;&quot;, &quot;parse-names&quot;: false}, {&quot;given&quot;: &quot;Isabelle&quot;, &quot;suffix&quot;: &quot;&quot;, &quot;family&quot;: &quot;Bey&quot;, &quot;dropping-particle&quot;: &quot;&quot;, &quot;non-dropping-particle&quot;: &quot;&quot;, &quot;parse-names&quot;: false}], &quot;page&quot;: &quot;89-97&quot;, &quot;id&quot;: &quot;ITEM-1&quot;, &quot;DOI&quot;: &quot;10.1111/j.1365-2699.2011.02569.x&quot;, &quot;ISBN&quot;: &quot;0305-0270&quot;, &quot;issued&quot;: {&quot;date-parts&quot;: [[&quot;2012&quot;, &quot;1&quot;, &quot;17&quot;]]}, &quot;volume&quot;: &quot;39&quot;, &quot;ISSN&quot;: &quot;03050270&quot;, &quot;issue&quot;: &quot;1&quot;, &quot;abstract&quot;: &quot;Aim We investigate the long-standing question of whether the small size of microbes allows most microbial species to colonize all suitable sites around the globe or whether their ranges are limited by opportunities for dispersal. In this study we use a modelling approach to investigate the effect of size on the probability of between-continent dispersal using virtual microorganisms in a global model of the Earths atmosphere. Location Global. Methods We use a computer model of global atmospheric circulation to investigate the effect of microbe size (effective diameters of 9, 20, 40 and 60 mu m) on the probability of aerial dispersal. Results We found that for smaller microbes, once airborne, dispersal is remarkably successful over a 1-year period. The most striking results are the extensive within-hemisphere distribution of virtual microbes of 9 and 20 mu m diameter and the lack of dispersal between the Northern and Southern Hemispheres during the year-long time-scale of our simulations. Main conclusions Above a diameter of 20 mu m wind dispersal of virtual microbes between continents becomes increasingly unlikely, and it does not occur at all (within our simulated 1-year period) for those of 60 mu m diameter. Within our simulation, the success of small microbes in long-distance dispersal is due both to their greater abundance and to their longer time in the atmosphere - once airborne - compared with larger microbes.&quot;}}], &quot;schema&quot;: &quot;https://github.com/citation-style-language/schema/raw/master/csl-citation.json&quot;, &quot;properties&quot;: {&quot;noteIndex&quot;: 0}} RNDBtFQ4JGC0q"/><text:span text:style-name="T105">(Wilkinson </text:span><text:span text:style-name="T40">et al.</text:span><text:span text:style-name="T105"> 2012)</text:span><text:reference-mark-end text:name="ADDIN CSL_CITATION {&quot;mendeley&quot;: {&quot;previouslyFormattedCitation&quot;: &quot;(Wilkinson &lt;i&gt;et al.&lt;/i&gt; 2012)&quot;, &quot;formattedCitation&quot;: &quot;(Wilkinson &lt;i&gt;et al.&lt;/i&gt; 2012)&quot;, &quot;plainTextFormattedCitation&quot;: &quot;(Wilkinson et al. 2012)&quot;}, &quot;citationItems&quot;: [{&quot;uris&quot;: [&quot;http://www.mendeley.com/documents/?uuid=70909717-286f-415d-9ea4-4bc968703ea5&quot;], &quot;id&quot;: &quot;ITEM-1&quot;, &quot;itemData&quot;: {&quot;container-title&quot;: &quot;Journal of Biogeography&quot;, &quot;type&quot;: &quot;article-journal&quot;, &quot;title&quot;: &quot;Modelling the effect of size on the aerial dispersal of microorganisms&quot;, &quot;author&quot;: [{&quot;given&quot;: &quot;David M.&quot;, &quot;suffix&quot;: &quot;&quot;, &quot;family&quot;: &quot;Wilkinson&quot;, &quot;dropping-particle&quot;: &quot;&quot;, &quot;non-dropping-particle&quot;: &quot;&quot;, &quot;parse-names&quot;: false}, {&quot;given&quot;: &quot;Symeon&quot;, &quot;suffix&quot;: &quot;&quot;, &quot;family&quot;: &quot;Koumoutsaris&quot;, &quot;dropping-particle&quot;: &quot;&quot;, &quot;non-dropping-particle&quot;: &quot;&quot;, &quot;parse-names&quot;: false}, {&quot;given&quot;: &quot;Edward A D&quot;, &quot;suffix&quot;: &quot;&quot;, &quot;family&quot;: &quot;Mitchell&quot;, &quot;dropping-particle&quot;: &quot;&quot;, &quot;non-dropping-particle&quot;: &quot;&quot;, &quot;parse-names&quot;: false}, {&quot;given&quot;: &quot;Isabelle&quot;, &quot;suffix&quot;: &quot;&quot;, &quot;family&quot;: &quot;Bey&quot;, &quot;dropping-particle&quot;: &quot;&quot;, &quot;non-dropping-particle&quot;: &quot;&quot;, &quot;parse-names&quot;: false}], &quot;page&quot;: &quot;89-97&quot;, &quot;id&quot;: &quot;ITEM-1&quot;, &quot;DOI&quot;: &quot;10.1111/j.1365-2699.2011.02569.x&quot;, &quot;ISBN&quot;: &quot;0305-0270&quot;, &quot;issued&quot;: {&quot;date-parts&quot;: [[&quot;2012&quot;, &quot;1&quot;, &quot;17&quot;]]}, &quot;volume&quot;: &quot;39&quot;, &quot;ISSN&quot;: &quot;03050270&quot;, &quot;issue&quot;: &quot;1&quot;, &quot;abstract&quot;: &quot;Aim We investigate the long-standing question of whether the small size of microbes allows most microbial species to colonize all suitable sites around the globe or whether their ranges are limited by opportunities for dispersal. In this study we use a modelling approach to investigate the effect of size on the probability of between-continent dispersal using virtual microorganisms in a global model of the Earths atmosphere. Location Global. Methods We use a computer model of global atmospheric circulation to investigate the effect of microbe size (effective diameters of 9, 20, 40 and 60 mu m) on the probability of aerial dispersal. Results We found that for smaller microbes, once airborne, dispersal is remarkably successful over a 1-year period. The most striking results are the extensive within-hemisphere distribution of virtual microbes of 9 and 20 mu m diameter and the lack of dispersal between the Northern and Southern Hemispheres during the year-long time-scale of our simulations. Main conclusions Above a diameter of 20 mu m wind dispersal of virtual microbes between continents becomes increasingly unlikely, and it does not occur at all (within our simulated 1-year period) for those of 60 mu m diameter. Within our simulation, the success of small microbes in long-distance dispersal is due both to their greater abundance and to their longer time in the atmosphere - once airborne - compared with larger microbes.&quot;}}], &quot;schema&quot;: &quot;https://github.com/citation-style-language/schema/raw/master/csl-citation.json&quot;, &quot;properties&quot;: {&quot;noteIndex&quot;: 0}} RNDBtFQ4JGC0q"/><text:span text:style-name="T142">, and varies between microbial taxa, with Eukarya tending to have larger cells than Bacteria or Archaea </text:span><text:reference-mark-start text:name="ADDIN CSL_CITATION {&quot;mendeley&quot;: {&quot;previouslyFormattedCitation&quot;: &quot;(Soininen &lt;i&gt;et al.&lt;/i&gt; 2013)&quot;, &quot;formattedCitation&quot;: &quot;(Soininen &lt;i&gt;et al.&lt;/i&gt; 2013)&quot;, &quot;plainTextFormattedCitation&quot;: &quot;(Soininen et al. 2013)&quot;}, &quot;citationItems&quot;: [{&quot;uris&quot;: [&quot;http://www.mendeley.com/documents/?uuid=1faee999-72b9-3dcc-91d4-301976af18a8&quot;], &quot;id&quot;: &quot;ITEM-1&quot;, &quot;itemData&quot;: {&quot;container-title&quot;: &quot;Ecology&quot;, &quot;type&quot;: &quot;article-journal&quot;, &quot;title&quot;: &quot;Stochastic species distributions are driven by organism size&quot;, &quot;author&quot;: [{&quot;given&quot;: &quot;Janne&quot;, &quot;suffix&quot;: &quot;&quot;, &quot;family&quot;: &quot;Soininen&quot;, &quot;dropping-particle&quot;: &quot;&quot;, &quot;non-dropping-particle&quot;: &quot;&quot;, &quot;parse-names&quot;: false}, {&quot;given&quot;: &quot;Jenni J.&quot;, &quot;suffix&quot;: &quot;&quot;, &quot;family&quot;: &quot;Korhonen&quot;, &quot;dropping-particle&quot;: &quot;&quot;, &quot;non-dropping-particle&quot;: &quot;&quot;, &quot;parse-names&quot;: false}, {&quot;given&quot;: &quot;Miska&quot;, &quot;suffix&quot;: &quot;&quot;, &quot;family&quot;: &quot;Luoto&quot;, &quot;dropping-particle&quot;: &quot;&quot;, &quot;non-dropping-particle&quot;: &quot;&quot;, &quot;parse-names&quot;: false}], &quot;issue&quot;: &quot;3&quot;, &quot;id&quot;: &quot;ITEM-1&quot;, &quot;DOI&quot;: &quot;10.1890/12-0777.1&quot;, &quot;ISBN&quot;: &quot;0012-9658&quot;, &quot;issued&quot;: {&quot;date-parts&quot;: [[&quot;2013&quot;]]}, &quot;volume&quot;: &quot;94&quot;, &quot;ISSN&quot;: &quot;00129658&quot;, &quot;page&quot;: &quot;660-670&quot;, &quot;PMID&quot;: &quot;23687892&quot;, &quot;abstract&quot;: &quot;The strengths of environmental drivers and biotic interactions are expected to show large variability across organism groups. We tested two ideas related to the degree of ecological determinism vs. stochasticity using a large data set comprising bacterio-, phyto-, and zooplankton. We expected that (1) there are predictable, size-driven differences in the degree to which planktonic taxa respond to different drivers such as water chemistry, biotic interactions, and climatic variables; and (2) species distribution models show lowest predictive performance for the smallest taxa due to the stochastic distributions of microbes. Generalized linear models (GLMs), generalized additive models (GAMs), and generalized boosted methods (GBMs) were constructed for 84 species to model their occurrence as a function of eight predictors. Predictive performance was measured as the area under the curve (AUC) of the receiver-operating characteristic plot and true skill statistic (TSS) using independent model evaluation data. We found that the model performances were typically remarkably low for all planktonic groups. The proportion of satisfactory models (AUC &gt; 0.7) was lowest for bacteria (11.1% of the models), followed by phyto- (24.2%) and zooplankton (38.1%). The occurrences of taxa within all planktonic groups were related to climatic variables to a certain degree, but bacteria showed the strongest associations with the climatic variables. Moreover, zooplankton occurrences were more related to biotic variables than the occurrences of smaller taxa, while phytoplankton occurrences were more related to water chemistry. We conclude that the occurrences of planktonic taxa are highly unpredictable and that stochasticity in occurrences is negatively related to the organism size perhaps due to efficient dispersal and fast population dynamics among the smallest taxa.&quot;}}], &quot;schema&quot;: &quot;https://github.com/citation-style-language/schema/raw/master/csl-citation.json&quot;, &quot;properties&quot;: {&quot;noteIndex&quot;: 0}} RND4wWeTnUGgo"/><text:span text:style-name="T105">(Soininen </text:span><text:span text:style-name="T40">et al.</text:span><text:span text:style-name="T105"> 2013)</text:span><text:reference-mark-end text:name="ADDIN CSL_CITATION {&quot;mendeley&quot;: {&quot;previouslyFormattedCitation&quot;: &quot;(Soininen &lt;i&gt;et al.&lt;/i&gt; 2013)&quot;, &quot;formattedCitation&quot;: &quot;(Soininen &lt;i&gt;et al.&lt;/i&gt; 2013)&quot;, &quot;plainTextFormattedCitation&quot;: &quot;(Soininen et al. 2013)&quot;}, &quot;citationItems&quot;: [{&quot;uris&quot;: [&quot;http://www.mendeley.com/documents/?uuid=1faee999-72b9-3dcc-91d4-301976af18a8&quot;], &quot;id&quot;: &quot;ITEM-1&quot;, &quot;itemData&quot;: {&quot;container-title&quot;: &quot;Ecology&quot;, &quot;type&quot;: &quot;article-journal&quot;, &quot;title&quot;: &quot;Stochastic species distributions are driven by organism size&quot;, &quot;author&quot;: [{&quot;given&quot;: &quot;Janne&quot;, &quot;suffix&quot;: &quot;&quot;, &quot;family&quot;: &quot;Soininen&quot;, &quot;dropping-particle&quot;: &quot;&quot;, &quot;non-dropping-particle&quot;: &quot;&quot;, &quot;parse-names&quot;: false}, {&quot;given&quot;: &quot;Jenni J.&quot;, &quot;suffix&quot;: &quot;&quot;, &quot;family&quot;: &quot;Korhonen&quot;, &quot;dropping-particle&quot;: &quot;&quot;, &quot;non-dropping-particle&quot;: &quot;&quot;, &quot;parse-names&quot;: false}, {&quot;given&quot;: &quot;Miska&quot;, &quot;suffix&quot;: &quot;&quot;, &quot;family&quot;: &quot;Luoto&quot;, &quot;dropping-particle&quot;: &quot;&quot;, &quot;non-dropping-particle&quot;: &quot;&quot;, &quot;parse-names&quot;: false}], &quot;issue&quot;: &quot;3&quot;, &quot;id&quot;: &quot;ITEM-1&quot;, &quot;DOI&quot;: &quot;10.1890/12-0777.1&quot;, &quot;ISBN&quot;: &quot;0012-9658&quot;, &quot;issued&quot;: {&quot;date-parts&quot;: [[&quot;2013&quot;]]}, &quot;volume&quot;: &quot;94&quot;, &quot;ISSN&quot;: &quot;00129658&quot;, &quot;page&quot;: &quot;660-670&quot;, &quot;PMID&quot;: &quot;23687892&quot;, &quot;abstract&quot;: &quot;The strengths of environmental drivers and biotic interactions are expected to show large variability across organism groups. We tested two ideas related to the degree of ecological determinism vs. stochasticity using a large data set comprising bacterio-, phyto-, and zooplankton. We expected that (1) there are predictable, size-driven differences in the degree to which planktonic taxa respond to different drivers such as water chemistry, biotic interactions, and climatic variables; and (2) species distribution models show lowest predictive performance for the smallest taxa due to the stochastic distributions of microbes. Generalized linear models (GLMs), generalized additive models (GAMs), and generalized boosted methods (GBMs) were constructed for 84 species to model their occurrence as a function of eight predictors. Predictive performance was measured as the area under the curve (AUC) of the receiver-operating characteristic plot and true skill statistic (TSS) using independent model evaluation data. We found that the model performances were typically remarkably low for all planktonic groups. The proportion of satisfactory models (AUC &gt; 0.7) was lowest for bacteria (11.1% of the models), followed by phyto- (24.2%) and zooplankton (38.1%). The occurrences of taxa within all planktonic groups were related to climatic variables to a certain degree, but bacteria showed the strongest associations with the climatic variables. Moreover, zooplankton occurrences were more related to biotic variables than the occurrences of smaller taxa, while phytoplankton occurrences were more related to water chemistry. We conclude that the occurrences of planktonic taxa are highly unpredictable and that stochasticity in occurrences is negatively related to the organism size perhaps due to efficient dispersal and fast population dynamics among the smallest taxa.&quot;}}], &quot;schema&quot;: &quot;https://github.com/citation-style-language/schema/raw/master/csl-citation.json&quot;, &quot;properties&quot;: {&quot;noteIndex&quot;: 0}} RND4wWeTnUGgo"/><text:span text:style-name="T142">.</text:span> Study system may also influence the <text:span text:style-name="T143">rate of the d-d relationship as previously reported (Soininen et al 2007). Different environments may have different degrees of connectivity, thus facilitating or hindering long distance dispersal. Additionally, different environments maintain environmental gradients over different distances. For instance, soils and sediments may support strong environmental gradients over small spatial scales </text:span><text:reference-mark-start text:name="ADDIN CSL_CITATION {&quot;mendeley&quot;: {&quot;manualFormatting&quot;: &quot;(e.g. Dumbrell et al. 2010)&quot;, &quot;previouslyFormattedCitation&quot;: &quot;(Dumbrell &lt;i&gt;et al.&lt;/i&gt; 2010)&quot;, &quot;formattedCitation&quot;: &quot;(Dumbrell &lt;i&gt;et al.&lt;/i&gt; 2010)&quot;, &quot;plainTextFormattedCitation&quot;: &quot;(Dumbrell et al. 2010)&quot;}, &quot;citationItems&quot;: [{&quot;uris&quot;: [&quot;http://www.mendeley.com/documents/?uuid=fa65d043-aae1-4831-b210-03d39d1bbefb&quot;], &quot;id&quot;: &quot;ITEM-1&quot;, &quot;itemData&quot;: {&quot;container-title&quot;: &quot;The ISME journal&quot;, &quot;type&quot;: &quot;article-journal&quot;, &quot;title&quot;: &quot;Relative roles of niche and neutral processes in structuring a soil microbial community&quot;, &quot;author&quot;: [{&quot;given&quot;: &quot;Alex J&quot;, &quot;suffix&quot;: &quot;&quot;, &quot;family&quot;: &quot;Dumbrell&quot;, &quot;dropping-particle&quot;: &quot;&quot;, &quot;non-dropping-particle&quot;: &quot;&quot;, &quot;parse-names&quot;: false}, {&quot;given&quot;: &quot;Michaela&quot;, &quot;suffix&quot;: &quot;&quot;, &quot;family&quot;: &quot;Nelson&quot;, &quot;dropping-particle&quot;: &quot;&quot;, &quot;non-dropping-particle&quot;: &quot;&quot;, &quot;parse-names&quot;: false}, {&quot;given&quot;: &quot;Thorunn&quot;, &quot;suffix&quot;: &quot;&quot;, &quot;family&quot;: &quot;Helgason&quot;, &quot;dropping-particle&quot;: &quot;&quot;, &quot;non-dropping-particle&quot;: &quot;&quot;, &quot;parse-names&quot;: false}, {&quot;given&quot;: &quot;Calvin&quot;, &quot;suffix&quot;: &quot;&quot;, &quot;family&quot;: &quot;Dytham&quot;, &quot;dropping-particle&quot;: &quot;&quot;, &quot;non-dropping-particle&quot;: &quot;&quot;, &quot;parse-names&quot;: false}, {&quot;given&quot;: &quot;Alastair H&quot;, &quot;suffix&quot;: &quot;&quot;, &quot;family&quot;: &quot;Fitter&quot;, &quot;dropping-particle&quot;: &quot;&quot;, &quot;non-dropping-particle&quot;: &quot;&quot;, &quot;parse-names&quot;: false}], &quot;issue&quot;: &quot;3&quot;, &quot;id&quot;: &quot;ITEM-1&quot;, &quot;DOI&quot;: &quot;10.1038/ismej.2009.122&quot;, &quot;ISBN&quot;: &quot;1751-7370 (Electronic)\\n1751-7362 (Linking)&quot;, &quot;issued&quot;: {&quot;date-parts&quot;: [[&quot;2010&quot;, &quot;3&quot;]]}, &quot;volume&quot;: &quot;4&quot;, &quot;ISSN&quot;: &quot;1751-7362&quot;, &quot;page&quot;: &quot;337-345&quot;, &quot;PMID&quot;: &quot;19924158&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publisher&quot;: &quot;Nature Publishing Group&quot;}}], &quot;schema&quot;: &quot;https://github.com/citation-style-language/schema/raw/master/csl-citation.json&quot;, &quot;properties&quot;: {&quot;noteIndex&quot;: 0}} RNDjpyEupavm5"/><text:span text:style-name="T107">(e.g. Dumbrell et al. 2010)</text:span><text:reference-mark-end text:name="ADDIN CSL_CITATION {&quot;mendeley&quot;: {&quot;manualFormatting&quot;: &quot;(e.g. Dumbrell et al. 2010)&quot;, &quot;previouslyFormattedCitation&quot;: &quot;(Dumbrell &lt;i&gt;et al.&lt;/i&gt; 2010)&quot;, &quot;formattedCitation&quot;: &quot;(Dumbrell &lt;i&gt;et al.&lt;/i&gt; 2010)&quot;, &quot;plainTextFormattedCitation&quot;: &quot;(Dumbrell et al. 2010)&quot;}, &quot;citationItems&quot;: [{&quot;uris&quot;: [&quot;http://www.mendeley.com/documents/?uuid=fa65d043-aae1-4831-b210-03d39d1bbefb&quot;], &quot;id&quot;: &quot;ITEM-1&quot;, &quot;itemData&quot;: {&quot;container-title&quot;: &quot;The ISME journal&quot;, &quot;type&quot;: &quot;article-journal&quot;, &quot;title&quot;: &quot;Relative roles of niche and neutral processes in structuring a soil microbial community&quot;, &quot;author&quot;: [{&quot;given&quot;: &quot;Alex J&quot;, &quot;suffix&quot;: &quot;&quot;, &quot;family&quot;: &quot;Dumbrell&quot;, &quot;dropping-particle&quot;: &quot;&quot;, &quot;non-dropping-particle&quot;: &quot;&quot;, &quot;parse-names&quot;: false}, {&quot;given&quot;: &quot;Michaela&quot;, &quot;suffix&quot;: &quot;&quot;, &quot;family&quot;: &quot;Nelson&quot;, &quot;dropping-particle&quot;: &quot;&quot;, &quot;non-dropping-particle&quot;: &quot;&quot;, &quot;parse-names&quot;: false}, {&quot;given&quot;: &quot;Thorunn&quot;, &quot;suffix&quot;: &quot;&quot;, &quot;family&quot;: &quot;Helgason&quot;, &quot;dropping-particle&quot;: &quot;&quot;, &quot;non-dropping-particle&quot;: &quot;&quot;, &quot;parse-names&quot;: false}, {&quot;given&quot;: &quot;Calvin&quot;, &quot;suffix&quot;: &quot;&quot;, &quot;family&quot;: &quot;Dytham&quot;, &quot;dropping-particle&quot;: &quot;&quot;, &quot;non-dropping-particle&quot;: &quot;&quot;, &quot;parse-names&quot;: false}, {&quot;given&quot;: &quot;Alastair H&quot;, &quot;suffix&quot;: &quot;&quot;, &quot;family&quot;: &quot;Fitter&quot;, &quot;dropping-particle&quot;: &quot;&quot;, &quot;non-dropping-particle&quot;: &quot;&quot;, &quot;parse-names&quot;: false}], &quot;issue&quot;: &quot;3&quot;, &quot;id&quot;: &quot;ITEM-1&quot;, &quot;DOI&quot;: &quot;10.1038/ismej.2009.122&quot;, &quot;ISBN&quot;: &quot;1751-7370 (Electronic)\\n1751-7362 (Linking)&quot;, &quot;issued&quot;: {&quot;date-parts&quot;: [[&quot;2010&quot;, &quot;3&quot;]]}, &quot;volume&quot;: &quot;4&quot;, &quot;ISSN&quot;: &quot;1751-7362&quot;, &quot;page&quot;: &quot;337-345&quot;, &quot;PMID&quot;: &quot;19924158&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publisher&quot;: &quot;Nature Publishing Group&quot;}}], &quot;schema&quot;: &quot;https://github.com/citation-style-language/schema/raw/master/csl-citation.json&quot;, &quot;properties&quot;: {&quot;noteIndex&quot;: 0}} RNDjpyEupavm5"/><text:span text:style-name="T143">, whereas the well mixed surface waters of oceans may facilitate more diffuse environmental gradients. </text:span>Finally, the spatial scale over which the study occurs could influence the result. <text:span text:style-name="T144">Larger spatial scales may result in a decrease in dispersal between communities, and greater environmental heterogeneity, both of which may result in stronger d-d relationships </text:span><text:reference-mark-start text:name="ADDIN CSL_CITATION {&quot;mendeley&quot;: {&quot;previouslyFormattedCitation&quot;: &quot;(Martiny &lt;i&gt;et al.&lt;/i&gt; 2011)&quot;, &quot;formattedCitation&quot;: &quot;(Martiny &lt;i&gt;et al.&lt;/i&gt; 2011)&quot;, &quot;plainTextFormattedCitation&quot;: &quot;(Martiny et al. 2011)&quot;}, &quot;citationItems&quot;: [{&quot;uris&quot;: [&quot;http://www.mendeley.com/documents/?uuid=01e5b127-9f02-490b-afc0-6d58fcc7c1e2&quot;], &quot;id&quot;: &quot;ITEM-1&quot;, &quot;itemData&quot;: {&quot;container-title&quot;: &quot;Proceedings of the National Academy of Sciences of the United States of America&quot;, &quot;type&quot;: &quot;article-journal&quot;, &quot;title&quot;: &quot;Drivers of bacterial \u03b2-diversity depend on spatial scale&quot;, &quot;author&quot;: [{&quot;given&quot;: &quot;Jennifer B H&quot;, &quot;suffix&quot;: &quot;&quot;, &quot;family&quot;: &quot;Martiny&quot;, &quot;dropping-particle&quot;: &quot;&quot;, &quot;non-dropping-particle&quot;: &quot;&quot;, &quot;parse-names&quot;: false}, {&quot;given&quot;: &quot;Jonathan A&quot;, &quot;suffix&quot;: &quot;&quot;, &quot;family&quot;: &quot;Eisen&quot;, &quot;dropping-particle&quot;: &quot;&quot;, &quot;non-dropping-particle&quot;: &quot;&quot;, &quot;parse-names&quot;: false}, {&quot;given&quot;: &quot;Kevin&quot;, &quot;suffix&quot;: &quot;&quot;, &quot;family&quot;: &quot;Penn&quot;, &quot;dropping-particle&quot;: &quot;&quot;, &quot;non-dropping-particle&quot;: &quot;&quot;, &quot;parse-names&quot;: false}, {&quot;given&quot;: &quot;Steven D&quot;, &quot;suffix&quot;: &quot;&quot;, &quot;family&quot;: &quot;Allison&quot;, &quot;dropping-particle&quot;: &quot;&quot;, &quot;non-dropping-particle&quot;: &quot;&quot;, &quot;parse-names&quot;: false}, {&quot;given&quot;: &quot;M Claire&quot;, &quot;suffix&quot;: &quot;&quot;, &quot;family&quot;: &quot;Horner-Devine&quot;, &quot;dropping-particle&quot;: &quot;&quot;, &quot;non-dropping-particle&quot;: &quot;&quot;, &quot;parse-names&quot;: false}], &quot;issue&quot;: &quot;19&quot;, &quot;id&quot;: &quot;ITEM-1&quot;, &quot;DOI&quot;: &quot;10.1073/pnas.1016308108/-/DCSupplemental.www.pnas.org/cgi/doi/10.1073/pnas.1016308108&quot;, &quot;ISBN&quot;: &quot;1016308108&quot;, &quot;issued&quot;: {&quot;date-parts&quot;: [[&quot;2011&quot;]]}, &quot;volume&quot;: &quot;108&quot;, &quot;ISSN&quot;: &quot;0027-8424&quot;, &quot;page&quot;: &quot;7850-7854&quot;, &quot;PMID&quot;: &quot;21518859&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schema&quot;: &quot;https://github.com/citation-style-language/schema/raw/master/csl-citation.json&quot;, &quot;properties&quot;: {&quot;noteIndex&quot;: 0}} RNDtYmoNqsVc5"/><text:span text:style-name="T106">(Martiny </text:span><text:span text:style-name="T41">et al.</text:span><text:span text:style-name="T106"> 2011)</text:span><text:reference-mark-end text:name="ADDIN CSL_CITATION {&quot;mendeley&quot;: {&quot;previouslyFormattedCitation&quot;: &quot;(Martiny &lt;i&gt;et al.&lt;/i&gt; 2011)&quot;, &quot;formattedCitation&quot;: &quot;(Martiny &lt;i&gt;et al.&lt;/i&gt; 2011)&quot;, &quot;plainTextFormattedCitation&quot;: &quot;(Martiny et al. 2011)&quot;}, &quot;citationItems&quot;: [{&quot;uris&quot;: [&quot;http://www.mendeley.com/documents/?uuid=01e5b127-9f02-490b-afc0-6d58fcc7c1e2&quot;], &quot;id&quot;: &quot;ITEM-1&quot;, &quot;itemData&quot;: {&quot;container-title&quot;: &quot;Proceedings of the National Academy of Sciences of the United States of America&quot;, &quot;type&quot;: &quot;article-journal&quot;, &quot;title&quot;: &quot;Drivers of bacterial \u03b2-diversity depend on spatial scale&quot;, &quot;author&quot;: [{&quot;given&quot;: &quot;Jennifer B H&quot;, &quot;suffix&quot;: &quot;&quot;, &quot;family&quot;: &quot;Martiny&quot;, &quot;dropping-particle&quot;: &quot;&quot;, &quot;non-dropping-particle&quot;: &quot;&quot;, &quot;parse-names&quot;: false}, {&quot;given&quot;: &quot;Jonathan A&quot;, &quot;suffix&quot;: &quot;&quot;, &quot;family&quot;: &quot;Eisen&quot;, &quot;dropping-particle&quot;: &quot;&quot;, &quot;non-dropping-particle&quot;: &quot;&quot;, &quot;parse-names&quot;: false}, {&quot;given&quot;: &quot;Kevin&quot;, &quot;suffix&quot;: &quot;&quot;, &quot;family&quot;: &quot;Penn&quot;, &quot;dropping-particle&quot;: &quot;&quot;, &quot;non-dropping-particle&quot;: &quot;&quot;, &quot;parse-names&quot;: false}, {&quot;given&quot;: &quot;Steven D&quot;, &quot;suffix&quot;: &quot;&quot;, &quot;family&quot;: &quot;Allison&quot;, &quot;dropping-particle&quot;: &quot;&quot;, &quot;non-dropping-particle&quot;: &quot;&quot;, &quot;parse-names&quot;: false}, {&quot;given&quot;: &quot;M Claire&quot;, &quot;suffix&quot;: &quot;&quot;, &quot;family&quot;: &quot;Horner-Devine&quot;, &quot;dropping-particle&quot;: &quot;&quot;, &quot;non-dropping-particle&quot;: &quot;&quot;, &quot;parse-names&quot;: false}], &quot;issue&quot;: &quot;19&quot;, &quot;id&quot;: &quot;ITEM-1&quot;, &quot;DOI&quot;: &quot;10.1073/pnas.1016308108/-/DCSupplemental.www.pnas.org/cgi/doi/10.1073/pnas.1016308108&quot;, &quot;ISBN&quot;: &quot;1016308108&quot;, &quot;issued&quot;: {&quot;date-parts&quot;: [[&quot;2011&quot;]]}, &quot;volume&quot;: &quot;108&quot;, &quot;ISSN&quot;: &quot;0027-8424&quot;, &quot;page&quot;: &quot;7850-7854&quot;, &quot;PMID&quot;: &quot;21518859&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schema&quot;: &quot;https://github.com/citation-style-language/schema/raw/master/csl-citation.json&quot;, &quot;properties&quot;: {&quot;noteIndex&quot;: 0}} RNDtYmoNqsVc5"/><text:span text:style-name="T144">.</text:span></text:p>
      <text:p text:style-name="P44"/>
      <text:p text:style-name="P45">Given the variability in microbial distance-decay relationships reported in the literature, we sought to understand <text:span text:style-name="T4">whether methodological, or contextual differences between studies may influence measured distance-decay relationships.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440115724567904521" text:style-name="L1">
        <text:list-item>
          <text:p text:style-name="P1">Studies based on metagenetic sequencing <text:span text:style-name="T146">will f</text:span>ind stronger distance-decay relationships than those based on community fingerprinting, <text:span text:style-name="T146">or low throughput methods</text:span>.</text:p>
        </text:list-item>
        <text:list-item>
          <text:p text:style-name="P1">More intense sequencing depth approaches will result in stronger distance-decay relationships.</text:p>
        </text:list-item>
        <text:list-item>
          <text:p text:style-name="P1">Different similarity indices will result in different distance-decay relationships.</text:p>
        </text:list-item>
      </text:list>
      <text:p text:style-name="P2"/>
      <text:p text:style-name="P2"><text:soft-page-break/>Whereas, if factors relating to the context of each study influence the nature of the distance-decay relationship, we hypothesise that:</text:p>
      <text:list xml:id="list7475709553789469752" text:style-name="L2">
        <text:list-item>
          <text:p text:style-name="P3">The distance-decay relationship will vary between different study taxa.</text:p>
        </text:list-item>
      </text:list>
      <text:list xml:id="list4312364879335472324" text:style-name="L3">
        <text:list-item>
          <text:p text:style-name="P6">The d-d relationship will vary between study systems.</text:p>
        </text:list-item>
        <text:list-item>
          <text:p text:style-name="P4"><text:span text:style-name="T146">S</text:span>tudies covering larger spatial scales will result in stronger distance-decay relationships.</text:p>
        </text:list-item>
      </text:list>
      <text:p text:style-name="P2"/>
      <text:p text:style-name="P39">Methods</text:p>
      <text:p text:style-name="P46">Meta-Analysis</text:p>
      <text:p text:style-name="P5">We assembled a dataset on microbial distance-decay relationships by conducting a systematic literature search using the Web of Science search portal. To do this, we <text:span text:style-name="T147">designed five different search terms in order to maximise the size of the resulting dataset, whilst minimising irrelevant or unsuitable studies (Table 1). All five searches were conducted on 08/06/2017, and results between 1900-2017 were saved. We downloaded all search results from Web of Science and used the “metagear” package (version 0.4) in R (version 3.4.1) to manually screen abstracts for suitability for inclusion in our study </text:span><text:reference-mark-start text:name="ADDIN CSL_CITATION {&quot;mendeley&quot;: {&quot;previouslyFormattedCitation&quot;: &quot;(R Developement Core Team 2016; Lajeunesse 2016)&quot;, &quot;formattedCitation&quot;: &quot;(R Developement Core Team 2016; Lajeunesse 2016)&quot;, &quot;plainTextFormattedCitation&quot;: &quot;(R Developement Core Team 2016; Lajeunesse 2016)&quot;}, &quot;citationItems&quot;: [{&quot;uris&quot;: [&quot;http://www.mendeley.com/documents/?uuid=eade96b7-3055-32d7-9953-b23e02f3be1a&quot;], &quot;id&quot;: &quot;ITEM-1&quot;, &quot;itemData&quot;: {&quot;container-title&quot;: &quot;Methods in Ecology and Evolution&quot;, &quot;type&quot;: &quot;article-journal&quot;, &quot;title&quot;: &quot;Facilitating systematic reviews, data extraction and meta-analysis with the metagear package for R&quot;, &quot;author&quot;: [{&quot;given&quot;: &quot;Marc J.&quot;, &quot;suffix&quot;: &quot;&quot;, &quot;family&quot;: &quot;Lajeunesse&quot;, &quot;dropping-particle&quot;: &quot;&quot;, &quot;non-dropping-particle&quot;: &quot;&quot;, &quot;parse-names&quot;: false}], &quot;issue&quot;: &quot;3&quot;, &quot;id&quot;: &quot;ITEM-1&quot;, &quot;DOI&quot;: &quot;10.1111/2041-210X.12472&quot;, &quot;editor&quot;: [{&quot;given&quot;: &quot;Richard&quot;, &quot;suffix&quot;: &quot;&quot;, &quot;family&quot;: &quot;Fitzjohn&quot;, &quot;dropping-particle&quot;: &quot;&quot;, &quot;non-dropping-particle&quot;: &quot;&quot;, &quot;parse-names&quot;: false}], &quot;ISBN&quot;: &quot;2041-210X&quot;, &quot;abstract&quot;: &quot;* The r package ecosystem is rich in tools for the statistics of meta-analysis. However, there are few resources available to facilitate research synthesis as a whole. * Here, I present the metagear package for r. It is a comprehensive, multifunctional toolbox with capabilities aimed to cover much of the research synthesis taxonomy: from applying a systematic review approach to objectively assemble and screen the literature, to extracting data from studies, and to finally summarize and analyse these data with the statistics of meta-analysis. * Current functionalities of metagear include the following: an abstract screener GUI to efficiently sieve bibliographic information from large numbers of candidate studies; tools to assign screening effort across multiple collaborators/reviewers and to assess inter-reviewer reliability using kappa statistics; PDF downloader to automate the retrieval of journal articles from online data bases; automated data extractions from scatter-plots, box-plots and bar-plots; PRISMA flow diagrams; simple imputation tools to fill gaps in incomplete or missing study parameters; generation of random-effects sizes for Hedges' d, log response ratio, odds ratio and correlation coefficients for Monte Carlo experiments; covariance equations for modelling dependencies among multiple effect sizes (e.g. with a common control, phylogenetic correlations); and finally, summaries that replicate analyses and outputs from widely used but no longer updated meta-analysis software. * Research synthesis practices are vital to many disciplines in the sciences, including ecology and evolutionary biology, and metagear aims to enrich the scope, quality and reproducibility of what can be achieved with the systematic review and meta-analysis of research outcomes.&quot;, &quot;volume&quot;: &quot;7&quot;, &quot;ISSN&quot;: &quot;2041210X&quot;, &quot;page&quot;: &quot;323-330&quot;, &quot;PMID&quot;: &quot;17637840&quot;, &quot;issued&quot;: {&quot;date-parts&quot;: [[&quot;2016&quot;, &quot;3&quot;]]}}}, {&quot;uris&quot;: [&quot;http://www.mendeley.com/documents/?uuid=73e9f0bd-0046-4f9f-bcc4-4e19c0c0eeb7&quot;], &quot;id&quot;: &quot;ITEM-2&quot;, &quot;itemData&quot;: {&quot;container-title&quot;: &quot;R Foundation for Statistical Computing, Vienna, Austria&quot;, &quot;type&quot;: &quot;webpage&quot;, &quot;title&quot;: &quot;R: A Language and Environment for Statistical Computing&quot;, &quot;author&quot;: [{&quot;given&quot;: &quot;&quot;, &quot;suffix&quot;: &quot;&quot;, &quot;family&quot;: &quot;R Developement Core Team&quot;, &quot;dropping-particle&quot;: &quot;&quot;, &quot;non-dropping-particle&quot;: &quot;&quot;, &quot;parse-names&quot;: false}], &quot;PMID&quot;: &quot;16106260&quot;, &quot;id&quot;: &quot;ITEM-2&quot;, &quot;DOI&quot;: &quot;10.1007/978-3-540-74686-7&quot;, &quot;URL&quot;: &quot;https://www.r-project.org/&quot;, &quot;ISBN&quot;: &quot;3900051070&quot;, &quot;abstract&quot;: &quot;R Foundation for Statistical Computing, Vienna, Austria. ISBN 3-900051-07-0, URL http://www.R-project.org/.&quot;, &quot;ISSN&quot;: &quot;16000706&quot;, &quot;publisher-place&quot;: &quot;Vienna, Austria&quot;, &quot;issued&quot;: {&quot;date-parts&quot;: [[&quot;2016&quot;]]}}}], &quot;schema&quot;: &quot;https://github.com/citation-style-language/schema/raw/master/csl-citation.json&quot;, &quot;properties&quot;: {&quot;noteIndex&quot;: 0}} RNDpaYCo3Qxh3"/><text:span text:style-name="T108">(R Development Core Team 2016; Lajeunesse 2016)</text:span><text:reference-mark-end text:name="ADDIN CSL_CITATION {&quot;mendeley&quot;: {&quot;previouslyFormattedCitation&quot;: &quot;(R Developement Core Team 2016; Lajeunesse 2016)&quot;, &quot;formattedCitation&quot;: &quot;(R Developement Core Team 2016; Lajeunesse 2016)&quot;, &quot;plainTextFormattedCitation&quot;: &quot;(R Developement Core Team 2016; Lajeunesse 2016)&quot;}, &quot;citationItems&quot;: [{&quot;uris&quot;: [&quot;http://www.mendeley.com/documents/?uuid=eade96b7-3055-32d7-9953-b23e02f3be1a&quot;], &quot;id&quot;: &quot;ITEM-1&quot;, &quot;itemData&quot;: {&quot;container-title&quot;: &quot;Methods in Ecology and Evolution&quot;, &quot;type&quot;: &quot;article-journal&quot;, &quot;title&quot;: &quot;Facilitating systematic reviews, data extraction and meta-analysis with the metagear package for R&quot;, &quot;author&quot;: [{&quot;given&quot;: &quot;Marc J.&quot;, &quot;suffix&quot;: &quot;&quot;, &quot;family&quot;: &quot;Lajeunesse&quot;, &quot;dropping-particle&quot;: &quot;&quot;, &quot;non-dropping-particle&quot;: &quot;&quot;, &quot;parse-names&quot;: false}], &quot;issue&quot;: &quot;3&quot;, &quot;id&quot;: &quot;ITEM-1&quot;, &quot;DOI&quot;: &quot;10.1111/2041-210X.12472&quot;, &quot;editor&quot;: [{&quot;given&quot;: &quot;Richard&quot;, &quot;suffix&quot;: &quot;&quot;, &quot;family&quot;: &quot;Fitzjohn&quot;, &quot;dropping-particle&quot;: &quot;&quot;, &quot;non-dropping-particle&quot;: &quot;&quot;, &quot;parse-names&quot;: false}], &quot;ISBN&quot;: &quot;2041-210X&quot;, &quot;abstract&quot;: &quot;* The r package ecosystem is rich in tools for the statistics of meta-analysis. However, there are few resources available to facilitate research synthesis as a whole. * Here, I present the metagear package for r. It is a comprehensive, multifunctional toolbox with capabilities aimed to cover much of the research synthesis taxonomy: from applying a systematic review approach to objectively assemble and screen the literature, to extracting data from studies, and to finally summarize and analyse these data with the statistics of meta-analysis. * Current functionalities of metagear include the following: an abstract screener GUI to efficiently sieve bibliographic information from large numbers of candidate studies; tools to assign screening effort across multiple collaborators/reviewers and to assess inter-reviewer reliability using kappa statistics; PDF downloader to automate the retrieval of journal articles from online data bases; automated data extractions from scatter-plots, box-plots and bar-plots; PRISMA flow diagrams; simple imputation tools to fill gaps in incomplete or missing study parameters; generation of random-effects sizes for Hedges' d, log response ratio, odds ratio and correlation coefficients for Monte Carlo experiments; covariance equations for modelling dependencies among multiple effect sizes (e.g. with a common control, phylogenetic correlations); and finally, summaries that replicate analyses and outputs from widely used but no longer updated meta-analysis software. * Research synthesis practices are vital to many disciplines in the sciences, including ecology and evolutionary biology, and metagear aims to enrich the scope, quality and reproducibility of what can be achieved with the systematic review and meta-analysis of research outcomes.&quot;, &quot;volume&quot;: &quot;7&quot;, &quot;ISSN&quot;: &quot;2041210X&quot;, &quot;page&quot;: &quot;323-330&quot;, &quot;PMID&quot;: &quot;17637840&quot;, &quot;issued&quot;: {&quot;date-parts&quot;: [[&quot;2016&quot;, &quot;3&quot;]]}}}, {&quot;uris&quot;: [&quot;http://www.mendeley.com/documents/?uuid=73e9f0bd-0046-4f9f-bcc4-4e19c0c0eeb7&quot;], &quot;id&quot;: &quot;ITEM-2&quot;, &quot;itemData&quot;: {&quot;container-title&quot;: &quot;R Foundation for Statistical Computing, Vienna, Austria&quot;, &quot;type&quot;: &quot;webpage&quot;, &quot;title&quot;: &quot;R: A Language and Environment for Statistical Computing&quot;, &quot;author&quot;: [{&quot;given&quot;: &quot;&quot;, &quot;suffix&quot;: &quot;&quot;, &quot;family&quot;: &quot;R Developement Core Team&quot;, &quot;dropping-particle&quot;: &quot;&quot;, &quot;non-dropping-particle&quot;: &quot;&quot;, &quot;parse-names&quot;: false}], &quot;PMID&quot;: &quot;16106260&quot;, &quot;id&quot;: &quot;ITEM-2&quot;, &quot;DOI&quot;: &quot;10.1007/978-3-540-74686-7&quot;, &quot;URL&quot;: &quot;https://www.r-project.org/&quot;, &quot;ISBN&quot;: &quot;3900051070&quot;, &quot;abstract&quot;: &quot;R Foundation for Statistical Computing, Vienna, Austria. ISBN 3-900051-07-0, URL http://www.R-project.org/.&quot;, &quot;ISSN&quot;: &quot;16000706&quot;, &quot;publisher-place&quot;: &quot;Vienna, Austria&quot;, &quot;issued&quot;: {&quot;date-parts&quot;: [[&quot;2016&quot;]]}}}], &quot;schema&quot;: &quot;https://github.com/citation-style-language/schema/raw/master/csl-citation.json&quot;, &quot;properties&quot;: {&quot;noteIndex&quot;: 0}} RNDpaYCo3Qxh3"/><text:span text:style-name="T147">. We focussed on studies that had tested the distance-decay relationship using the Mantel correlation test. The Mantel test is used to test for correlation between two matrices (i.e. community dissimilarity and geographic distance), and is a common method for testing this relationship </text:span><text:reference-mark-start text:name="ADDIN CSL_CITATION {&quot;mendeley&quot;: {&quot;previouslyFormattedCitation&quot;: &quot;(Legendre &lt;i&gt;et al.&lt;/i&gt; 2015)&quot;, &quot;formattedCitation&quot;: &quot;(Legendre &lt;i&gt;et al.&lt;/i&gt; 2015)&quot;, &quot;plainTextFormattedCitation&quot;: &quot;(Legendre et al. 2015)&quot;}, &quot;citationItems&quot;: [{&quot;uris&quot;: [&quot;http://www.mendeley.com/documents/?uuid=c55624d0-2ee3-49e2-9c54-a8f9c9f0c319&quot;], &quot;id&quot;: &quot;ITEM-1&quot;, &quot;itemData&quot;: {&quot;container-title&quot;: &quot;Methods in Ecology and Evolution&quot;, &quot;type&quot;: &quot;article-journal&quot;, &quot;title&quot;: &quot;Should the Mantel test be used in spatial analysis?&quot;, &quot;author&quot;: [{&quot;given&quot;: &quot;Pierre&quot;, &quot;suffix&quot;: &quot;&quot;, &quot;family&quot;: &quot;Legendre&quot;, &quot;dropping-particle&quot;: &quot;&quot;, &quot;non-dropping-particle&quot;: &quot;&quot;, &quot;parse-names&quot;: false}, {&quot;given&quot;: &quot;Marie-Jos\u00e9e&quot;, &quot;suffix&quot;: &quot;&quot;, &quot;family&quot;: &quot;Fortin&quot;, &quot;dropping-particle&quot;: &quot;&quot;, &quot;non-dropping-particle&quot;: &quot;&quot;, &quot;parse-names&quot;: false}, {&quot;given&quot;: &quot;Daniel&quot;, &quot;suffix&quot;: &quot;&quot;, &quot;family&quot;: &quot;Borcard&quot;, &quot;dropping-particle&quot;: &quot;&quot;, &quot;non-dropping-particle&quot;: &quot;&quot;, &quot;parse-names&quot;: false}], &quot;page&quot;: &quot;1239-1247&quot;, &quot;id&quot;: &quot;ITEM-1&quot;, &quot;DOI&quot;: &quot;10.1111/2041-210X.12425&quot;, &quot;editor&quot;: [{&quot;given&quot;: &quot;Pedro&quot;, &quot;suffix&quot;: &quot;&quot;, &quot;family&quot;: &quot;Peres-Neto&quot;, &quot;dropping-particle&quot;: &quot;&quot;, &quot;non-dropping-particle&quot;: &quot;&quot;, &quot;parse-names&quot;: false}], &quot;ISBN&quot;: &quot;2041-210X&quot;, &quot;abstract&quot;: &quot;* The Mantel test is widely used in biology, including landscape ecology and genetics, to detect spatial structures in data or control for spatial correlation in the relationship between two data sets, for example community composition and environment. The study demonstrates that this is an incorrect use of that test. * The null hypothesis of the Mantel test differs from that of correlation analysis; the statistics computed in the two types of analyses differ. We examined the basic assumptions of the Mantel test in spatial analysis and showed that they are not verified in most studies. We showed the consequences, in terms of power, of the mismatch between these assumptions and the Mantel testing procedure. * The Mantel test H0 is the absence of relationship between values in two dissimilarity matrices, not the independence between two random variables or data tables. The Mantel R2 differs from the R2 of correlation, regression and canonical analysis; these two statistics cannot be reduced to one another. Using simulated data, we show that in spatial analysis, the assumptions of linearity and homoscedasticity of the Mantel test (H1: small values of D1 correspond to small values of D2 and large values of D1 to large values of D2) do not hold in most cases, except when spatial correlation extends over the whole study area. Using extensive simulations of spatially correlated data involving different representations of geographic relationships, we show that the power of the Mantel test is always lower than that of distance-based Moran's eigenvector map (dbMEM) analysis and that the Mantel R2 is always smaller than in dbMEM analysis, and uninterpretable. These simulation results are novel contributions to the Mantel debate. We also show that regression on a geographic distance matrix does not remove the spatial structure from response data and does not produce spatially uncorrelated residuals. * Our main conclusion is that Mantel tests should be restricted to questions that, in the domain of application, only concern dissimilarity matrices, and are not derived from questions that can be formulated as the analysis of the vectors and matrices from which one can compute dissimilarity matrices.&quot;, &quot;volume&quot;: &quot;6&quot;, &quot;ISSN&quot;: &quot;2041-210X&quot;, &quot;issue&quot;: &quot;11&quot;, &quot;issued&quot;: {&quot;date-parts&quot;: [[&quot;2015&quot;, &quot;7&quot;, &quot;25&quot;]]}}}], &quot;schema&quot;: &quot;https://github.com/citation-style-language/schema/raw/master/csl-citation.json&quot;, &quot;properties&quot;: {&quot;noteIndex&quot;: 0}} RNDl5h7k7s9xx"/><text:span text:style-name="T108">(Legendre </text:span><text:span text:style-name="T42">et al.</text:span><text:span text:style-name="T108"> 2015)</text:span><text:reference-mark-end text:name="ADDIN CSL_CITATION {&quot;mendeley&quot;: {&quot;previouslyFormattedCitation&quot;: &quot;(Legendre &lt;i&gt;et al.&lt;/i&gt; 2015)&quot;, &quot;formattedCitation&quot;: &quot;(Legendre &lt;i&gt;et al.&lt;/i&gt; 2015)&quot;, &quot;plainTextFormattedCitation&quot;: &quot;(Legendre et al. 2015)&quot;}, &quot;citationItems&quot;: [{&quot;uris&quot;: [&quot;http://www.mendeley.com/documents/?uuid=c55624d0-2ee3-49e2-9c54-a8f9c9f0c319&quot;], &quot;id&quot;: &quot;ITEM-1&quot;, &quot;itemData&quot;: {&quot;container-title&quot;: &quot;Methods in Ecology and Evolution&quot;, &quot;type&quot;: &quot;article-journal&quot;, &quot;title&quot;: &quot;Should the Mantel test be used in spatial analysis?&quot;, &quot;author&quot;: [{&quot;given&quot;: &quot;Pierre&quot;, &quot;suffix&quot;: &quot;&quot;, &quot;family&quot;: &quot;Legendre&quot;, &quot;dropping-particle&quot;: &quot;&quot;, &quot;non-dropping-particle&quot;: &quot;&quot;, &quot;parse-names&quot;: false}, {&quot;given&quot;: &quot;Marie-Jos\u00e9e&quot;, &quot;suffix&quot;: &quot;&quot;, &quot;family&quot;: &quot;Fortin&quot;, &quot;dropping-particle&quot;: &quot;&quot;, &quot;non-dropping-particle&quot;: &quot;&quot;, &quot;parse-names&quot;: false}, {&quot;given&quot;: &quot;Daniel&quot;, &quot;suffix&quot;: &quot;&quot;, &quot;family&quot;: &quot;Borcard&quot;, &quot;dropping-particle&quot;: &quot;&quot;, &quot;non-dropping-particle&quot;: &quot;&quot;, &quot;parse-names&quot;: false}], &quot;page&quot;: &quot;1239-1247&quot;, &quot;id&quot;: &quot;ITEM-1&quot;, &quot;DOI&quot;: &quot;10.1111/2041-210X.12425&quot;, &quot;editor&quot;: [{&quot;given&quot;: &quot;Pedro&quot;, &quot;suffix&quot;: &quot;&quot;, &quot;family&quot;: &quot;Peres-Neto&quot;, &quot;dropping-particle&quot;: &quot;&quot;, &quot;non-dropping-particle&quot;: &quot;&quot;, &quot;parse-names&quot;: false}], &quot;ISBN&quot;: &quot;2041-210X&quot;, &quot;abstract&quot;: &quot;* The Mantel test is widely used in biology, including landscape ecology and genetics, to detect spatial structures in data or control for spatial correlation in the relationship between two data sets, for example community composition and environment. The study demonstrates that this is an incorrect use of that test. * The null hypothesis of the Mantel test differs from that of correlation analysis; the statistics computed in the two types of analyses differ. We examined the basic assumptions of the Mantel test in spatial analysis and showed that they are not verified in most studies. We showed the consequences, in terms of power, of the mismatch between these assumptions and the Mantel testing procedure. * The Mantel test H0 is the absence of relationship between values in two dissimilarity matrices, not the independence between two random variables or data tables. The Mantel R2 differs from the R2 of correlation, regression and canonical analysis; these two statistics cannot be reduced to one another. Using simulated data, we show that in spatial analysis, the assumptions of linearity and homoscedasticity of the Mantel test (H1: small values of D1 correspond to small values of D2 and large values of D1 to large values of D2) do not hold in most cases, except when spatial correlation extends over the whole study area. Using extensive simulations of spatially correlated data involving different representations of geographic relationships, we show that the power of the Mantel test is always lower than that of distance-based Moran's eigenvector map (dbMEM) analysis and that the Mantel R2 is always smaller than in dbMEM analysis, and uninterpretable. These simulation results are novel contributions to the Mantel debate. We also show that regression on a geographic distance matrix does not remove the spatial structure from response data and does not produce spatially uncorrelated residuals. * Our main conclusion is that Mantel tests should be restricted to questions that, in the domain of application, only concern dissimilarity matrices, and are not derived from questions that can be formulated as the analysis of the vectors and matrices from which one can compute dissimilarity matrices.&quot;, &quot;volume&quot;: &quot;6&quot;, &quot;ISSN&quot;: &quot;2041-210X&quot;, &quot;issue&quot;: &quot;11&quot;, &quot;issued&quot;: {&quot;date-parts&quot;: [[&quot;2015&quot;, &quot;7&quot;, &quot;25&quot;]]}}}], &quot;schema&quot;: &quot;https://github.com/citation-style-language/schema/raw/master/csl-citation.json&quot;, &quot;properties&quot;: {&quot;noteIndex&quot;: 0}} RNDl5h7k7s9xx"/><text:span text:style-name="T147">. The Mantel correlation coefficient varies between -1 and 1, and we used this as our effect size. To standardise correlation coefficients between studies that had used similarity matrices, rather than dissimilarity matrices, we multiplied the former by -1, so that all correlation coefficients reflect the correlation between dissimilarity and geographic distance. Partial Mantel statistics (which are able to test for correlation between two matrices whilst controlling for a third) were excluded as they may be heavily influenced by which other variables are included in the test, and are therefore not easily comparable between studies. We extracted information relating to the methodology of each study as well as the biological context. Specific details of the information we extracted are in Table 2.</text:span></text:p>
      <text:p text:style-name="P5"><text:soft-page-break/></text:p>
      <text:p text:style-name="P50">Box 1. Details of the explanatory variables extracted from each study.</text:p>
      <table:table table:name="Table2" table:style-name="Table2">
        <table:table-column table:style-name="Table2.A"/>
        <table:table-row>
          <table:table-cell table:style-name="Table2.A1" office:value-type="string">
            <text:p text:style-name="P53">Community characterisation method</text:p>
            <text:p text:style-name="P59">This refers to the method used to quantify the species present in their sample and their abundances (if applicable). Each d-d relationship was categorised into either high-throughput sequencing (HTS; Pyrosequencing, Illumina, Ion Torrent, Pac-Bio), community fingerprinting (ARISA, TRFLP, DGGE, PhyloChip), or other (Sanger sequencing, morphological identification).</text:p>
            <text:p text:style-name="P59"/>
            <text:p text:style-name="P54">Sampling depth</text:p>
            <text:p text:style-name="P60">This refers to the sequencing depth in sequencing based studies, or number of individuals counted in morphological based studies. For sequencing studies, we recorded the number of sequences after rarefaction, or if this was not given, the average number of sequences per sample. As it is hard to quantify the sampling depth of fingerprinting approaches, we recorded these as NA and excluded them from analyses involving sampling depth.</text:p>
            <text:p text:style-name="P60"/>
            <text:p text:style-name="P54">Sampling effort</text:p>
            <text:p text:style-name="P60">This variable represents the number of individual communities/samples used to formulate the d-d relationship.</text:p>
            <text:p text:style-name="P60"/>
            <text:p text:style-name="P54">Dissimilarity index</text:p>
            <text:p text:style-name="P61">We recorded the dissimilarity index from which each d-d relationship was calculated. After these had been recorded, we <text:span text:style-name="T149">categorised</text:span> them <text:span text:style-name="T149">as</text:span> abundance based (Bray-Curtis, Horn-Morisita, Euclidean, Hellinger, Theta), <text:span text:style-name="T149">binary (Jaccard, Raup-Crick, Sørensen, Simpson, βsim), or phylogenetic (Unifrac, Rao, β-mean nearest taxon distance, β-mean pairwise distance).</text:span></text:p>
            <text:p text:style-name="P61"/>
            <text:p text:style-name="P55">Study taxon</text:p>
            <text:p text:style-name="P62"><text:soft-page-break/>We categorised d-d relationships into broad taxonomic categories (Archaea, Bacteria, Eukarya, Fungi). If a d-d relationship was based on multiple taxa (e.g. ), then an appropriate category was added as necessary (I.e. bacteria+archaea).</text:p>
            <text:p text:style-name="P62"/>
            <text:p text:style-name="P56">Scale</text:p>
            <text:p text:style-name="P62">We recorded scale as the maximum distance separating communities (in km). If this was not stated in text or provided in supplementary material (e.g. in a geographic distance matrix), it was calculated from given geographic coordinates, <text:s/>or estimated from the d-d graph itself or from scaled maps, if no coordinates were provided.</text:p>
            <text:p text:style-name="P62"/>
            <text:p text:style-name="P57">Biome</text:p>
            <text:p text:style-name="P63">We categorised d-d relationships based on their biome (agriculture, air, aquifer, indoor, coral, desert, dune, flower, forest, grassland, ice, lake, marsh, mine, ocean, paddy, river, sediment, sewer, sponge), reflecting the type of environment the communities occupied.</text:p>
            <text:p text:style-name="P63"/>
            <text:p text:style-name="P57">Environmental material</text:p>
            <text:p text:style-name="P63">This variable represents the type of material that the sampled communities occupied. We categorised d-d relationships as air, host, sediment, soil, or water.</text:p>
            <text:p text:style-name="P63"/>
            <text:p text:style-name="P58">P value</text:p>
            <text:p text:style-name="P64">As an additional comparison, we also recorded <text:span text:style-name="T6">P -</text:span>values for d-d relationships where possible. We recorded unadjusted <text:span text:style-name="T6">P</text:span>-values, and here use an alpha value of 0.05 for simplicity, regardless of multiple tests conducted by each study.</text:p>
          </table:table-cell>
        </table:table-row>
      </table:table>
      <text:p text:style-name="P50"/>
      <text:p text:style-name="P47">Statistical Analyses</text:p>
      <text:p text:style-name="P21">We used ANOVA tests to test whether the Mantel coefficients were different between community characterisation methods, different dissimilarity indices, study taxa, and different environments. We <text:soft-page-break/>also tested whether continuous variables such as study scale or sequencing depth were related to the Mantel coefficients. We first log transformed both study scale and sequencing depth as these variables spanned several orders of magnitude.</text:p>
      <text:p text:style-name="P47"/>
      <text:p text:style-name="P32">Results</text:p>
      <text:p text:style-name="P22">Our initial Web of Science searches resulted in a total of <text:span text:style-name="T14">2,250</text:span> search hits <text:span text:style-name="T16">(Table 1)</text:span>. <text:span text:style-name="T14">After removing duplicate hits (i.e. studies that appeared in multiple searches), this number reduced to 2,031 hits.</text:span> Manual screening of <text:span text:style-name="T14">the</text:span> abstracts yielded <text:span text:style-name="T15">547 studies which were deemed to be potentially suitable for use in this analysis. Following data extraction (see Methods description), data were successfully obtained from 108 studies represented in 33 journals (Fig. S1), resulting in 287 recorded d-d relationships (Fig. 1). Reported Mantel correlation coefficients ranged from</text:span><office:annotation office:name="__Fieldmark__702_1854655610"><dc:creator>Unknown Author</dc:creator><dc:date>2017-07-30T16:30:34</dc:date><text:p>Decide on suitable precision</text:p></office:annotation><text:span text:style-name="T15"> -0.24 to 0.95, </text:span><office:annotation-end office:name="__Fieldmark__702_1854655610"/><text:span text:style-name="T15">with a mean of 0.27 (std. error = 0.014).</text:span></text:p>
      <text:p text:style-name="P22"/>
      <text:p text:style-name="P23">Table <text:span text:style-name="T147">1</text:span>. Details of the five Web of Science search <text:span text:style-name="T150">terms</text:span>, and the number of hits. A Web of Science search history file is provided in the Supplementary Material.</text:p>
      <table:table table:name="Table1" table:style-name="Table1">
        <table:table-column table:style-name="Table1.A"/>
        <table:table-column table:style-name="Table1.B"/>
        <table:table-column table:style-name="Table1.C"/>
        <table:table-row>
          <table:table-cell table:style-name="Table1.A1" office:value-type="string">
            <text:p text:style-name="P67">Search </text:p>
          </table:table-cell>
          <table:table-cell table:style-name="Table1.A1" office:value-type="string">
            <text:p text:style-name="P66">Search terms</text:p>
          </table:table-cell>
          <table:table-cell table:style-name="Table1.A1" office:value-type="string">
            <text:p text:style-name="P67">Number of hits</text:p>
          </table:table-cell>
        </table:table-row>
        <table:table-row>
          <table:table-cell table:style-name="Table1.A2" office:value-type="string">
            <text:p text:style-name="P65">1</text:p>
          </table:table-cell>
          <table:table-cell table:style-name="Table1.A2" office:value-type="string">
            <text:p text:style-name="P66">TS = (biogeograph*) AND TS = (bacteria* OR archaea* OR microb* OR microorganism*)</text:p>
          </table:table-cell>
          <table:table-cell table:style-name="Table1.A2" office:value-type="string">
            <text:p text:style-name="P65">1,872</text:p>
          </table:table-cell>
        </table:table-row>
        <table:table-row>
          <table:table-cell table:style-name="Table1.A2" office:value-type="string">
            <text:p text:style-name="P65">2</text:p>
          </table:table-cell>
          <table:table-cell table:style-name="Table1.A2" office:value-type="string">
            <text:p text:style-name="P66">TS = (macroecolog*) AND TS = (bacteria* OR archaea* OR microb* OR microorganism*)</text:p>
          </table:table-cell>
          <table:table-cell table:style-name="Table1.A2" office:value-type="string">
            <text:p text:style-name="P65">85</text:p>
          </table:table-cell>
        </table:table-row>
        <table:table-row>
          <table:table-cell table:style-name="Table1.A2" office:value-type="string">
            <text:p text:style-name="P65">3</text:p>
          </table:table-cell>
          <table:table-cell table:style-name="Table1.A2" office:value-type="string">
            <text:p text:style-name="P66">TS = ("everything is everywhere") AND TS = (bacteria* OR archaea* OR microb* OR microorganism*)</text:p>
          </table:table-cell>
          <table:table-cell table:style-name="Table1.A2" office:value-type="string">
            <text:p text:style-name="P65">53</text:p>
          </table:table-cell>
        </table:table-row>
        <table:table-row>
          <table:table-cell table:style-name="Table1.A2" office:value-type="string">
            <text:p text:style-name="P65">4</text:p>
          </table:table-cell>
          <table:table-cell table:style-name="Table1.A2" office:value-type="string">
            <text:p text:style-name="P66">TS = ("geographic distance") AND TS = (bacteria* OR archaea* OR microb* OR microorganism*)</text:p>
          </table:table-cell>
          <table:table-cell table:style-name="Table1.A2" office:value-type="string">
            <text:p text:style-name="P65">133</text:p>
          </table:table-cell>
        </table:table-row>
        <table:table-row>
          <table:table-cell table:style-name="Table1.A2" office:value-type="string">
            <text:p text:style-name="P65">5</text:p>
          </table:table-cell>
          <table:table-cell table:style-name="Table1.A2" office:value-type="string">
            <text:p text:style-name="P66">TS = ("distance decay") AND TS = (bacteria* OR archaea* OR microb* OR microorganism*)</text:p>
          </table:table-cell>
          <table:table-cell table:style-name="Table1.A2" office:value-type="string">
            <text:p text:style-name="P65">107</text:p>
          </table:table-cell>
        </table:table-row>
        <table:table-row>
          <table:table-cell table:style-name="Table1.A7" table:number-columns-spanned="3" office:value-type="string">
            <text:p text:style-name="P68">* <text:span text:style-name="T150">is used as a wildcard to allow searches to match multiple terms, e.g. microb* could match “microbiome”, “microbial”, and “microbe”</text:span></text:p>
          </table:table-cell>
          <table:covered-table-cell/>
          <table:covered-table-cell/>
        </table:table-row>
      </table:table>
      <text:p text:style-name="P24"/>
      <text:p text:style-name="P48">Influence of methodological factors on D-D relationship</text:p>
      <text:p text:style-name="P25">To determine whether the microbial distance-decay relationship may be influenced by methodological factors, we tested whether the method of community characterisation, sampling <text:soft-page-break/>depth, or choice of community similarity index influence the Mantel correlation coefficient. <text:span text:style-name="T17">In contrast to our prediction, high-throughput sequencing methods (HTS) did not result in significantly higher Mantel coefficients compared to fingerprinting methods, or other low resolution methods (Figure 2A; F</text:span><text:span text:style-name="T20">2, 284</text:span><text:span text:style-name="T27"> = 0.1</text:span><text:span text:style-name="T124">9</text:span><text:span text:style-name="T27">, </text:span><text:span text:style-name="T30">P</text:span><text:span text:style-name="T27"> = 0.8</text:span><text:span text:style-name="T124">3</text:span><text:span text:style-name="T27">)</text:span><text:span text:style-name="T17">. However, when we examined only statistically significant (alpha = 0.05) Mantel coefficients (Fig. 2B), studies that used HTS had higher Mantel coefficients, approaching statistical significance (F</text:span><text:span text:style-name="T20">2, 175</text:span><text:span text:style-name="T27"> = 2.73, </text:span><text:span text:style-name="T30">P</text:span><text:span text:style-name="T27"> = 0.0</text:span><text:span text:style-name="T125">7</text:span><text:span text:style-name="T27">)</text:span><text:span text:style-name="T17">.</text:span></text:p>
      <text:p text:style-name="P25"/>
      <text:p text:style-name="P26"><text:span text:style-name="T154">Sampling depth was also significantly and positively related to the Mantel coefficient, albeit with a small effect size (Fig. S2; slope = 0.02, </text:span><text:span text:style-name="T7">P </text:span><text:span text:style-name="T18">&lt; 0.05, adj-R</text:span><text:span text:style-name="T130">2</text:span><text:span text:style-name="T27"> = </text:span><text:span text:style-name="T57">0.02</text:span><text:span text:style-name="T18">). Significant Mantel coefficients were not related to sequencing depth (slope = 0.01, </text:span><text:span text:style-name="T8">P</text:span><text:span text:style-name="T131"> = 0.28). Sampling depth was not correlated to sampling effort (Pearson’s R = 0.03, </text:span><text:span text:style-name="T11">P</text:span><text:span text:style-name="T136"> = 0.64), and was also unrelated to Mantel test statistics (slope = -0.02, </text:span><text:span text:style-name="T11">P</text:span><text:span text:style-name="T136"> = 0.10).</text:span></text:p>
      <text:p text:style-name="P26"/>
      <text:p text:style-name="P26"><text:span text:style-name="T131">In line with our expectation, significant differences were also detected between dissimilarity indexes (F</text:span><text:span text:style-name="T21">14, 271</text:span><text:span text:style-name="T57"> = 4.9</text:span><text:span text:style-name="T124">6</text:span><text:span text:style-name="T57">, </text:span><text:span text:style-name="T31">P</text:span><text:span text:style-name="T57"> &lt; 0.001)</text:span><text:span text:style-name="T131">. Several indices were excluded from this analysis as they had too few occurrences to calculate a reliable estimate of the mean (indices with &lt; 4 occurrences were excluded). Tukey HSD tests showed Mantel coefficients from Raup-Crick and Unifrac indices were significantly lower than Bray-Curtis (</text:span><text:span text:style-name="T9">P</text:span><text:span text:style-name="T132"> &lt; 0.01 in each case, Fig. 3A), and Sørensen based coefficients were higher than Euclidean, Raup-Crick, and Unifrac indices (</text:span><text:span text:style-name="T9">P</text:span><text:span text:style-name="T132"> &lt; 0.01 in all cases, Fig. 3A). Furthermore, Mantel coefficients were significantly different between index types (Fig. 3B; F</text:span><text:span text:style-name="T22">2, 284</text:span><text:span text:style-name="T58"> = 5.41, </text:span><text:span text:style-name="T32">P</text:span><text:span text:style-name="T58"> &lt; 0.01</text:span><text:span text:style-name="T132">), with Tukey HSD test showing that Mantel coefficients based on phylogenetic distances were significantly lower than both abundance (</text:span><text:span text:style-name="T10">P</text:span><text:span text:style-name="T133"> &lt; 0.01) and binary based indices (</text:span><text:span text:style-name="T10">P</text:span><text:span text:style-name="T133"> &lt; 0.05).</text:span></text:p>
      <text:p text:style-name="P27"/>
      <text:p text:style-name="P49">Influence of <text:span text:style-name="T151">biological c</text:span>ontext on D-D relationship</text:p>
      <text:p text:style-name="P29">As well as methodological considerations, we also tested for the in<text:span text:style-name="T134">fl</text:span>uence of several biological <text:soft-page-break/>contextual aspects including study taxa, scale, and biome. <text:span text:style-name="T135">By far the most commonly studied taxa were Bacteria, followed by Fungi and microbial Eukaryotes, yet no difference was found in the Mantel coefficients associated with each taxa (F</text:span><text:span text:style-name="T23">5, 281</text:span><text:span text:style-name="T59"> = 1.39, </text:span><text:span text:style-name="T33">P</text:span><text:span text:style-name="T59"> = 0.2</text:span><text:span text:style-name="T124">3</text:span><text:span text:style-name="T59">). Examining only statistically significant Mantel coefficients revealed marginally significant differences between taxa (F</text:span><text:span text:style-name="T23">5, 172</text:span><text:span text:style-name="T59"> = 2.51, </text:span><text:span text:style-name="T33">P</text:span><text:span text:style-name="T59"> &lt; 0.05) with </text:span><text:span text:style-name="T120">studies i</text:span><text:span text:style-name="T60">ncorporating bacteria and fungi </text:span><text:span text:style-name="T120">(n = 3)</text:span><text:span text:style-name="T60"> being significantly lower than </text:span><text:span text:style-name="T120">studies on</text:span><text:span text:style-name="T60"> </text:span><text:span text:style-name="T120">A</text:span><text:span text:style-name="T60">rchaea (Tukey HSD; </text:span><text:span text:style-name="T34">P</text:span><text:span text:style-name="T60"> &lt; 0.05). Removing these three </text:span><text:span text:style-name="T120">data points</text:span><text:span text:style-name="T60"> resulted in no differences between taxa (F</text:span><text:span text:style-name="T24">4, 170</text:span><text:span text:style-name="T60"> = 1.45, </text:span><text:span text:style-name="T34">P</text:span><text:span text:style-name="T60"> = 0.22).</text:span></text:p>
      <text:p text:style-name="P28"/>
      <text:p text:style-name="P30"><text:span text:style-name="T60">F</text:span><text:span text:style-name="T26">or those biomes with more than three data points, </text:span><text:span text:style-name="T121">significant</text:span><text:span text:style-name="T26"> differences </text:span><text:span text:style-name="T121">in Mantel coefficients</text:span><text:span text:style-name="T26"> were found (F</text:span><text:span text:style-name="T19">8, 262</text:span><text:span text:style-name="T26"> = 8.8</text:span><text:span text:style-name="T124">0</text:span><text:span text:style-name="T26">, </text:span><text:span text:style-name="T29">P</text:span><text:span text:style-name="T26"> &lt; 0.001). Specifically, sponge associated communities displayed higher coefficients than all other biomes (Tukey HSD; </text:span><text:span text:style-name="T29">P </text:span><text:span text:style-name="T61">&lt; 0.05 in all cases), and grassland communities had lower coefficients than most other biomes (</text:span><text:span text:style-name="T122">F</text:span><text:span text:style-name="T61">orest, lake, ocean, river, sediment, </text:span><text:span text:style-name="T122">and </text:span><text:span text:style-name="T61">sponge. </text:span><text:span text:style-name="T122">Tukey HSD; </text:span><text:span text:style-name="T35">P</text:span><text:span text:style-name="T61"> &lt; 0.05 in all cases). </text:span><text:span text:style-name="T62">Furthermore, the different types of environmental materials sampled showed significant differences in Mantel coefficients (</text:span><text:span text:style-name="T127">Fig. S3; </text:span><text:span text:style-name="T62">F</text:span><text:span text:style-name="T25">4, 280</text:span><text:span text:style-name="T62"> = 7.35, </text:span><text:span text:style-name="T36">P</text:span><text:span text:style-name="T62"> &lt; 0.001). </text:span><text:span text:style-name="T122">Surprisingly</text:span><text:span text:style-name="T63">, </text:span><text:span text:style-name="T62">soils show</text:span><text:span text:style-name="T63">ed</text:span><text:span text:style-name="T62"> </text:span><text:span text:style-name="T122">significantly</text:span><text:span text:style-name="T62"> lower coefficients than host, sediment, or water-associated coefficients (Tukey HSD; </text:span><text:span text:style-name="T36">P</text:span><text:span text:style-name="T62"> &lt; 0.01 in all cases).</text:span></text:p>
      <text:p text:style-name="P30"/>
      <text:p text:style-name="P31"><text:span text:style-name="T61">F</text:span><text:span text:style-name="T26">inally, concordant with our expectation, there was a </text:span><text:span text:style-name="T123">significant</text:span><text:span text:style-name="T26">, positive relationship between the (log) study scale and the Mantel coefficient (slope = 0.016, </text:span><text:span text:style-name="T29">P</text:span><text:span text:style-name="T26"> &lt; 0.001, adj-R</text:span><text:span text:style-name="T129">2</text:span><text:span text:style-name="T26"> = 0.12), showing that studies with larger spatial extents </text:span><text:span text:style-name="T63">tend</text:span><text:span text:style-name="T26"> to find stronger correlations between community dissimilarity and geographic distance </text:span><text:span text:style-name="T126">(Fig. 4)</text:span><text:span text:style-name="T26">.</text:span><text:span text:style-name="T63"> This relationship held when we examined only significant Mantel coefficients, </text:span><text:span text:style-name="T98">and after accounting for sampling effort </text:span><text:span text:style-name="T63">(Table SX)</text:span><text:span text:style-name="T98">, which itself was not correlated with scale (Pearson’s R = 0.03, </text:span><text:span text:style-name="T37">P</text:span><text:span text:style-name="T98"> = 0.64).</text:span></text:p>
      <text:p text:style-name="P31"/>
      <text:p text:style-name="P33"><text:span text:style-name="T63">D</text:span><text:span text:style-name="T26">iscussion</text:span></text:p>
      <text:p text:style-name="P12"><text:span text:style-name="T87">T</text:span><text:span text:style-name="T26">wo decades of resea</text:span><text:span text:style-name="T110">r</text:span><text:span text:style-name="T26">ch in</text:span><text:span text:style-name="T109">to the spatial ecology of microbial communities has resulted in a highly </text:span><text:soft-page-break/><text:span text:style-name="T109">variable impression of the microbial distance-decay (d-d) relationship. Our meta-analysis of 287 microbial d-d relationships has revealed two main findings. Firstly, that d-d relationships may be influenced by methodological choices, including the sampling depth used and the type of dissimilarity index. Secondly, as expected, the d-d relationship also appears to be dependent on various aspects of biological context, with different d-d relationships observed between different biomes and spatial extents. </text:span></text:p>
      <text:p text:style-name="P13"/>
      <text:p text:style-name="P13"><text:span text:style-name="T64">The rapid development and turnover of methods </text:span><text:span text:style-name="T65">in microbial ecology has </text:span><text:span text:style-name="T87">improved </text:span><text:span text:style-name="T65">our ability to detect and characterise ecological patterns in microbial communities, </text:span><text:span text:style-name="T66">with </text:span><text:span text:style-name="T87">high-throughput</text:span><text:span text:style-name="T66"> sequencing </text:span><text:span text:style-name="T87">(HTS)</text:span><text:span text:style-name="T66"> platforms able to quantify microbial communities in ever increasing detail </text:span><text:reference-mark-start text:name="ADDIN CSL_CITATION {&quot;mendeley&quot;: {&quot;previouslyFormattedCitation&quot;: &quot;(Roesch &lt;i&gt;et al.&lt;/i&gt; 2007; Caporaso &lt;i&gt;et al.&lt;/i&gt; 2012)&quot;, &quot;formattedCitation&quot;: &quot;(Roesch &lt;i&gt;et al.&lt;/i&gt; 2007; Caporaso &lt;i&gt;et al.&lt;/i&gt; 2012)&quot;, &quot;plainTextFormattedCitation&quot;: &quot;(Roesch et al. 2007; Caporaso et al. 2012)&quot;}, &quot;citationItems&quot;: [{&quot;uris&quot;: [&quot;http://www.mendeley.com/documents/?uuid=911d3dd7-cfff-4b53-9877-cbf33ead7d4b&quot;], &quot;id&quot;: &quot;ITEM-1&quot;, &quot;itemData&quot;: {&quot;container-title&quot;: &quot;The ISME journal&quot;, &quot;type&quot;: &quot;article-journal&quot;, &quot;title&quot;: &quot;Pyrosequencing enumerates and contrasts soil microbial diversity.&quot;, &quot;author&quot;: [{&quot;given&quot;: &quot;Luiz F W&quot;, &quot;suffix&quot;: &quot;&quot;, &quot;family&quot;: &quot;Roesch&quot;, &quot;dropping-particle&quot;: &quot;&quot;, &quot;non-dropping-particle&quot;: &quot;&quot;, &quot;parse-names&quot;: false}, {&quot;given&quot;: &quot;Roberta R&quot;, &quot;suffix&quot;: &quot;&quot;, &quot;family&quot;: &quot;Fulthorpe&quot;, &quot;dropping-particle&quot;: &quot;&quot;, &quot;non-dropping-particle&quot;: &quot;&quot;, &quot;parse-names&quot;: false}, {&quot;given&quot;: &quot;Alberto&quot;, &quot;suffix&quot;: &quot;&quot;, &quot;family&quot;: &quot;Riva&quot;, &quot;dropping-particle&quot;: &quot;&quot;, &quot;non-dropping-particle&quot;: &quot;&quot;, &quot;parse-names&quot;: false}, {&quot;given&quot;: &quot;George&quot;, &quot;suffix&quot;: &quot;&quot;, &quot;family&quot;: &quot;Casella&quot;, &quot;dropping-particle&quot;: &quot;&quot;, &quot;non-dropping-particle&quot;: &quot;&quot;, &quot;parse-names&quot;: false}, {&quot;given&quot;: &quot;Alison K M&quot;, &quot;suffix&quot;: &quot;&quot;, &quot;family&quot;: &quot;Hadwin&quot;, &quot;dropping-particle&quot;: &quot;&quot;, &quot;non-dropping-particle&quot;: &quot;&quot;, &quot;parse-names&quot;: false}, {&quot;given&quot;: &quot;Angela D&quot;, &quot;suffix&quot;: &quot;&quot;, &quot;family&quot;: &quot;Kent&quot;, &quot;dropping-particle&quot;: &quot;&quot;, &quot;non-dropping-particle&quot;: &quot;&quot;, &quot;parse-names&quot;: false}, {&quot;given&quot;: &quot;Samira H&quot;, &quot;suffix&quot;: &quot;&quot;, &quot;family&quot;: &quot;Daroub&quot;, &quot;dropping-particle&quot;: &quot;&quot;, &quot;non-dropping-particle&quot;: &quot;&quot;, &quot;parse-names&quot;: false}, {&quot;given&quot;: &quot;Flavio a O&quot;, &quot;suffix&quot;: &quot;&quot;, &quot;family&quot;: &quot;Camargo&quot;, &quot;dropping-particle&quot;: &quot;&quot;, &quot;non-dropping-particle&quot;: &quot;&quot;, &quot;parse-names&quot;: false}, {&quot;given&quot;: &quot;William G&quot;, &quot;suffix&quot;: &quot;&quot;, &quot;family&quot;: &quot;Farmerie&quot;, &quot;dropping-particle&quot;: &quot;&quot;, &quot;non-dropping-particle&quot;: &quot;&quot;, &quot;parse-names&quot;: false}, {&quot;given&quot;: &quot;Eric W&quot;, &quot;suffix&quot;: &quot;&quot;, &quot;family&quot;: &quot;Triplett&quot;, &quot;dropping-particle&quot;: &quot;&quot;, &quot;non-dropping-particle&quot;: &quot;&quot;, &quot;parse-names&quot;: false}], &quot;issue&quot;: &quot;4&quot;, &quot;id&quot;: &quot;ITEM-1&quot;, &quot;DOI&quot;: &quot;10.1038/ismej.2007.53&quot;, &quot;issued&quot;: {&quot;date-parts&quot;: [[&quot;2007&quot;, &quot;8&quot;]]}, &quot;volume&quot;: &quot;1&quot;, &quot;ISSN&quot;: &quot;1751-7362&quot;, &quot;page&quot;: &quot;283-90&quot;, &quot;PMID&quot;: &quot;18043639&quot;, &quot;abstract&quot;: &quot;Estimates of the number of species of bacteria per gram of soil vary between 2000 and 8.3 million (Gans et al., 2005; Schloss and Handelsman, 2006). The highest estimate suggests that the number may be so large as to be impractical to test by amplification and sequencing of the highly conserved 16S rRNA gene from soil DNA (Gans et al., 2005). Here we present the use of high throughput DNA pyrosequencing and statistical inference to assess bacterial diversity in four soils across a large transect of the western hemisphere. The number of bacterial 16S rRNA sequences obtained from each site varied from 26,140 to 53,533. The most abundant bacterial groups in all four soils were the Bacteroidetes, Betaproteobacteria and Alphaproteobacteria. Using three estimators of diversity, the maximum number of unique sequences (operational taxonomic units roughly corresponding to the species level) never exceeded 52,000 in these soils at the lowest level of dissimilarity. Furthermore, the bacterial diversity of the forest soil was phylum rich compared to the agricultural soils, which are species rich but phylum poor. The forest site also showed far less diversity of the Archaea with only 0.009% of all sequences from that site being from this group as opposed to 4%-12% of the sequences from the three agricultural sites. This work is the most comprehensive examination to date of bacterial diversity in soil and suggests that agricultural management of soil may significantly influence the diversity of bacteria and archaea.&quot;}}, {&quot;uris&quot;: [&quot;http://www.mendeley.com/documents/?uuid=8c43ba82-107e-48a5-928e-9668cd145b37&quot;], &quot;id&quot;: &quot;ITEM-2&quot;, &quot;itemData&quot;: {&quot;container-title&quot;: &quot;The ISME Journal&quot;, &quot;type&quot;: &quot;article-journal&quot;, &quot;title&quot;: &quot;Ultra-high-throughput microbial community analysis on the Illumina HiSeq and MiSeq platforms&quot;, &quot;author&quot;: [{&quot;given&quot;: &quot;J Gregory&quot;, &quot;suffix&quot;: &quot;&quot;, &quot;family&quot;: &quot;Caporaso&quot;, &quot;dropping-particle&quot;: &quot;&quot;, &quot;non-dropping-particle&quot;: &quot;&quot;, &quot;parse-names&quot;: false}, {&quot;given&quot;: &quot;Christian L&quot;, &quot;suffix&quot;: &quot;&quot;, &quot;family&quot;: &quot;Lauber&quot;, &quot;dropping-particle&quot;: &quot;&quot;, &quot;non-dropping-particle&quot;: &quot;&quot;, &quot;parse-names&quot;: false}, {&quot;given&quot;: &quot;William a&quot;, &quot;suffix&quot;: &quot;&quot;, &quot;family&quot;: &quot;Walters&quot;, &quot;dropping-particle&quot;: &quot;&quot;, &quot;non-dropping-particle&quot;: &quot;&quot;, &quot;parse-names&quot;: false}, {&quot;given&quot;: &quot;Donna&quot;, &quot;suffix&quot;: &quot;&quot;, &quot;family&quot;: &quot;Berg-Lyons&quot;, &quot;dropping-particle&quot;: &quot;&quot;, &quot;non-dropping-particle&quot;: &quot;&quot;, &quot;parse-names&quot;: false}, {&quot;given&quot;: &quot;James&quot;, &quot;suffix&quot;: &quot;&quot;, &quot;family&quot;: &quot;Huntley&quot;, &quot;dropping-particle&quot;: &quot;&quot;, &quot;non-dropping-particle&quot;: &quot;&quot;, &quot;parse-names&quot;: false}, {&quot;given&quot;: &quot;Noah&quot;, &quot;suffix&quot;: &quot;&quot;, &quot;family&quot;: &quot;Fierer&quot;, &quot;dropping-particle&quot;: &quot;&quot;, &quot;non-dropping-particle&quot;: &quot;&quot;, &quot;parse-names&quot;: false}, {&quot;given&quot;: &quot;Sarah M&quot;, &quot;suffix&quot;: &quot;&quot;, &quot;family&quot;: &quot;Owens&quot;, &quot;dropping-particle&quot;: &quot;&quot;, &quot;non-dropping-particle&quot;: &quot;&quot;, &quot;parse-names&quot;: false}, {&quot;given&quot;: &quot;Jason&quot;, &quot;suffix&quot;: &quot;&quot;, &quot;family&quot;: &quot;Betley&quot;, &quot;dropping-particle&quot;: &quot;&quot;, &quot;non-dropping-particle&quot;: &quot;&quot;, &quot;parse-names&quot;: false}, {&quot;given&quot;: &quot;Louise&quot;, &quot;suffix&quot;: &quot;&quot;, &quot;family&quot;: &quot;Fraser&quot;, &quot;dropping-particle&quot;: &quot;&quot;, &quot;non-dropping-particle&quot;: &quot;&quot;, &quot;parse-names&quot;: false}, {&quot;given&quot;: &quot;Markus&quot;, &quot;suffix&quot;: &quot;&quot;, &quot;family&quot;: &quot;Bauer&quot;, &quot;dropping-particle&quot;: &quot;&quot;, &quot;non-dropping-particle&quot;: &quot;&quot;, &quot;parse-names&quot;: false}, {&quot;given&quot;: &quot;Niall&quot;, &quot;suffix&quot;: &quot;&quot;, &quot;family&quot;: &quot;Gormley&quot;, &quot;dropping-particle&quot;: &quot;&quot;, &quot;non-dropping-particle&quot;: &quot;&quot;, &quot;parse-names&quot;: false}, {&quot;given&quot;: &quot;Jack a&quot;, &quot;suffix&quot;: &quot;&quot;, &quot;family&quot;: &quot;Gilbert&quot;, &quot;dropping-particle&quot;: &quot;&quot;, &quot;non-dropping-particle&quot;: &quot;&quot;, &quot;parse-names&quot;: false}, {&quot;given&quot;: &quot;Geoff&quot;, &quot;suffix&quot;: &quot;&quot;, &quot;family&quot;: &quot;Smith&quot;, &quot;dropping-particle&quot;: &quot;&quot;, &quot;non-dropping-particle&quot;: &quot;&quot;, &quot;parse-names&quot;: false}, {&quot;given&quot;: &quot;Rob&quot;, &quot;suffix&quot;: &quot;&quot;, &quot;family&quot;: &quot;Knight&quot;, &quot;dropping-particle&quot;: &quot;&quot;, &quot;non-dropping-particle&quot;: &quot;&quot;, &quot;parse-names&quot;: false}], &quot;issue&quot;: &quot;8&quot;, &quot;id&quot;: &quot;ITEM-2&quot;, &quot;DOI&quot;: &quot;10.1038/ismej.2012.8&quot;, &quot;ISBN&quot;: &quot;1751-7370 (Electronic)\\n1751-7362 (Linking)&quot;, &quot;issued&quot;: {&quot;date-parts&quot;: [[&quot;2012&quot;, &quot;8&quot;]]}, &quot;volume&quot;: &quot;6&quot;, &quot;title-short&quot;: &quot;ISME J&quot;, &quot;ISSN&quot;: &quot;1751-7362&quot;, &quot;page&quot;: &quot;1621-1624&quot;, &quot;PMID&quot;: &quot;22402401&quot;, &quot;abstract&quot;: &quot;DNA sequencing continues to decrease in cost with the Illumina HiSeq2000 generating up to 600\u2009Gb of paired-end 100 base reads in a ten-day run. Here we present a protocol for community amplicon sequencing on the HiSeq2000 and MiSeq Illumina platforms, and apply that protocol to sequence 24 microbial communities from host-associated and free-living environments. A critical question as more sequencing platforms become available is whether biological conclusions derived on one platform are consistent with what would be derived on a different platform. We show that the protocol developed for these instruments successfully recaptures known biological results, and additionally that biological conclusions are consistent across sequencing platforms (the HiSeq2000 versus the MiSeq) and across the sequenced regions of amplicons.&quot;, &quot;publisher&quot;: &quot;International Society for Microbial Ecology&quot;}}], &quot;schema&quot;: &quot;https://github.com/citation-style-language/schema/raw/master/csl-citation.json&quot;, &quot;properties&quot;: {&quot;noteIndex&quot;: 0}} RNDpzfJMsnekP"/><text:span text:style-name="T66">(Roesch </text:span><text:span text:style-name="T43">et al.</text:span><text:span text:style-name="T66"> 2007; Caporaso </text:span><text:span text:style-name="T43">et al.</text:span><text:span text:style-name="T66"> 2012)</text:span><text:reference-mark-end text:name="ADDIN CSL_CITATION {&quot;mendeley&quot;: {&quot;previouslyFormattedCitation&quot;: &quot;(Roesch &lt;i&gt;et al.&lt;/i&gt; 2007; Caporaso &lt;i&gt;et al.&lt;/i&gt; 2012)&quot;, &quot;formattedCitation&quot;: &quot;(Roesch &lt;i&gt;et al.&lt;/i&gt; 2007; Caporaso &lt;i&gt;et al.&lt;/i&gt; 2012)&quot;, &quot;plainTextFormattedCitation&quot;: &quot;(Roesch et al. 2007; Caporaso et al. 2012)&quot;}, &quot;citationItems&quot;: [{&quot;uris&quot;: [&quot;http://www.mendeley.com/documents/?uuid=911d3dd7-cfff-4b53-9877-cbf33ead7d4b&quot;], &quot;id&quot;: &quot;ITEM-1&quot;, &quot;itemData&quot;: {&quot;container-title&quot;: &quot;The ISME journal&quot;, &quot;type&quot;: &quot;article-journal&quot;, &quot;title&quot;: &quot;Pyrosequencing enumerates and contrasts soil microbial diversity.&quot;, &quot;author&quot;: [{&quot;given&quot;: &quot;Luiz F W&quot;, &quot;suffix&quot;: &quot;&quot;, &quot;family&quot;: &quot;Roesch&quot;, &quot;dropping-particle&quot;: &quot;&quot;, &quot;non-dropping-particle&quot;: &quot;&quot;, &quot;parse-names&quot;: false}, {&quot;given&quot;: &quot;Roberta R&quot;, &quot;suffix&quot;: &quot;&quot;, &quot;family&quot;: &quot;Fulthorpe&quot;, &quot;dropping-particle&quot;: &quot;&quot;, &quot;non-dropping-particle&quot;: &quot;&quot;, &quot;parse-names&quot;: false}, {&quot;given&quot;: &quot;Alberto&quot;, &quot;suffix&quot;: &quot;&quot;, &quot;family&quot;: &quot;Riva&quot;, &quot;dropping-particle&quot;: &quot;&quot;, &quot;non-dropping-particle&quot;: &quot;&quot;, &quot;parse-names&quot;: false}, {&quot;given&quot;: &quot;George&quot;, &quot;suffix&quot;: &quot;&quot;, &quot;family&quot;: &quot;Casella&quot;, &quot;dropping-particle&quot;: &quot;&quot;, &quot;non-dropping-particle&quot;: &quot;&quot;, &quot;parse-names&quot;: false}, {&quot;given&quot;: &quot;Alison K M&quot;, &quot;suffix&quot;: &quot;&quot;, &quot;family&quot;: &quot;Hadwin&quot;, &quot;dropping-particle&quot;: &quot;&quot;, &quot;non-dropping-particle&quot;: &quot;&quot;, &quot;parse-names&quot;: false}, {&quot;given&quot;: &quot;Angela D&quot;, &quot;suffix&quot;: &quot;&quot;, &quot;family&quot;: &quot;Kent&quot;, &quot;dropping-particle&quot;: &quot;&quot;, &quot;non-dropping-particle&quot;: &quot;&quot;, &quot;parse-names&quot;: false}, {&quot;given&quot;: &quot;Samira H&quot;, &quot;suffix&quot;: &quot;&quot;, &quot;family&quot;: &quot;Daroub&quot;, &quot;dropping-particle&quot;: &quot;&quot;, &quot;non-dropping-particle&quot;: &quot;&quot;, &quot;parse-names&quot;: false}, {&quot;given&quot;: &quot;Flavio a O&quot;, &quot;suffix&quot;: &quot;&quot;, &quot;family&quot;: &quot;Camargo&quot;, &quot;dropping-particle&quot;: &quot;&quot;, &quot;non-dropping-particle&quot;: &quot;&quot;, &quot;parse-names&quot;: false}, {&quot;given&quot;: &quot;William G&quot;, &quot;suffix&quot;: &quot;&quot;, &quot;family&quot;: &quot;Farmerie&quot;, &quot;dropping-particle&quot;: &quot;&quot;, &quot;non-dropping-particle&quot;: &quot;&quot;, &quot;parse-names&quot;: false}, {&quot;given&quot;: &quot;Eric W&quot;, &quot;suffix&quot;: &quot;&quot;, &quot;family&quot;: &quot;Triplett&quot;, &quot;dropping-particle&quot;: &quot;&quot;, &quot;non-dropping-particle&quot;: &quot;&quot;, &quot;parse-names&quot;: false}], &quot;issue&quot;: &quot;4&quot;, &quot;id&quot;: &quot;ITEM-1&quot;, &quot;DOI&quot;: &quot;10.1038/ismej.2007.53&quot;, &quot;issued&quot;: {&quot;date-parts&quot;: [[&quot;2007&quot;, &quot;8&quot;]]}, &quot;volume&quot;: &quot;1&quot;, &quot;ISSN&quot;: &quot;1751-7362&quot;, &quot;page&quot;: &quot;283-90&quot;, &quot;PMID&quot;: &quot;18043639&quot;, &quot;abstract&quot;: &quot;Estimates of the number of species of bacteria per gram of soil vary between 2000 and 8.3 million (Gans et al., 2005; Schloss and Handelsman, 2006). The highest estimate suggests that the number may be so large as to be impractical to test by amplification and sequencing of the highly conserved 16S rRNA gene from soil DNA (Gans et al., 2005). Here we present the use of high throughput DNA pyrosequencing and statistical inference to assess bacterial diversity in four soils across a large transect of the western hemisphere. The number of bacterial 16S rRNA sequences obtained from each site varied from 26,140 to 53,533. The most abundant bacterial groups in all four soils were the Bacteroidetes, Betaproteobacteria and Alphaproteobacteria. Using three estimators of diversity, the maximum number of unique sequences (operational taxonomic units roughly corresponding to the species level) never exceeded 52,000 in these soils at the lowest level of dissimilarity. Furthermore, the bacterial diversity of the forest soil was phylum rich compared to the agricultural soils, which are species rich but phylum poor. The forest site also showed far less diversity of the Archaea with only 0.009% of all sequences from that site being from this group as opposed to 4%-12% of the sequences from the three agricultural sites. This work is the most comprehensive examination to date of bacterial diversity in soil and suggests that agricultural management of soil may significantly influence the diversity of bacteria and archaea.&quot;}}, {&quot;uris&quot;: [&quot;http://www.mendeley.com/documents/?uuid=8c43ba82-107e-48a5-928e-9668cd145b37&quot;], &quot;id&quot;: &quot;ITEM-2&quot;, &quot;itemData&quot;: {&quot;container-title&quot;: &quot;The ISME Journal&quot;, &quot;type&quot;: &quot;article-journal&quot;, &quot;title&quot;: &quot;Ultra-high-throughput microbial community analysis on the Illumina HiSeq and MiSeq platforms&quot;, &quot;author&quot;: [{&quot;given&quot;: &quot;J Gregory&quot;, &quot;suffix&quot;: &quot;&quot;, &quot;family&quot;: &quot;Caporaso&quot;, &quot;dropping-particle&quot;: &quot;&quot;, &quot;non-dropping-particle&quot;: &quot;&quot;, &quot;parse-names&quot;: false}, {&quot;given&quot;: &quot;Christian L&quot;, &quot;suffix&quot;: &quot;&quot;, &quot;family&quot;: &quot;Lauber&quot;, &quot;dropping-particle&quot;: &quot;&quot;, &quot;non-dropping-particle&quot;: &quot;&quot;, &quot;parse-names&quot;: false}, {&quot;given&quot;: &quot;William a&quot;, &quot;suffix&quot;: &quot;&quot;, &quot;family&quot;: &quot;Walters&quot;, &quot;dropping-particle&quot;: &quot;&quot;, &quot;non-dropping-particle&quot;: &quot;&quot;, &quot;parse-names&quot;: false}, {&quot;given&quot;: &quot;Donna&quot;, &quot;suffix&quot;: &quot;&quot;, &quot;family&quot;: &quot;Berg-Lyons&quot;, &quot;dropping-particle&quot;: &quot;&quot;, &quot;non-dropping-particle&quot;: &quot;&quot;, &quot;parse-names&quot;: false}, {&quot;given&quot;: &quot;James&quot;, &quot;suffix&quot;: &quot;&quot;, &quot;family&quot;: &quot;Huntley&quot;, &quot;dropping-particle&quot;: &quot;&quot;, &quot;non-dropping-particle&quot;: &quot;&quot;, &quot;parse-names&quot;: false}, {&quot;given&quot;: &quot;Noah&quot;, &quot;suffix&quot;: &quot;&quot;, &quot;family&quot;: &quot;Fierer&quot;, &quot;dropping-particle&quot;: &quot;&quot;, &quot;non-dropping-particle&quot;: &quot;&quot;, &quot;parse-names&quot;: false}, {&quot;given&quot;: &quot;Sarah M&quot;, &quot;suffix&quot;: &quot;&quot;, &quot;family&quot;: &quot;Owens&quot;, &quot;dropping-particle&quot;: &quot;&quot;, &quot;non-dropping-particle&quot;: &quot;&quot;, &quot;parse-names&quot;: false}, {&quot;given&quot;: &quot;Jason&quot;, &quot;suffix&quot;: &quot;&quot;, &quot;family&quot;: &quot;Betley&quot;, &quot;dropping-particle&quot;: &quot;&quot;, &quot;non-dropping-particle&quot;: &quot;&quot;, &quot;parse-names&quot;: false}, {&quot;given&quot;: &quot;Louise&quot;, &quot;suffix&quot;: &quot;&quot;, &quot;family&quot;: &quot;Fraser&quot;, &quot;dropping-particle&quot;: &quot;&quot;, &quot;non-dropping-particle&quot;: &quot;&quot;, &quot;parse-names&quot;: false}, {&quot;given&quot;: &quot;Markus&quot;, &quot;suffix&quot;: &quot;&quot;, &quot;family&quot;: &quot;Bauer&quot;, &quot;dropping-particle&quot;: &quot;&quot;, &quot;non-dropping-particle&quot;: &quot;&quot;, &quot;parse-names&quot;: false}, {&quot;given&quot;: &quot;Niall&quot;, &quot;suffix&quot;: &quot;&quot;, &quot;family&quot;: &quot;Gormley&quot;, &quot;dropping-particle&quot;: &quot;&quot;, &quot;non-dropping-particle&quot;: &quot;&quot;, &quot;parse-names&quot;: false}, {&quot;given&quot;: &quot;Jack a&quot;, &quot;suffix&quot;: &quot;&quot;, &quot;family&quot;: &quot;Gilbert&quot;, &quot;dropping-particle&quot;: &quot;&quot;, &quot;non-dropping-particle&quot;: &quot;&quot;, &quot;parse-names&quot;: false}, {&quot;given&quot;: &quot;Geoff&quot;, &quot;suffix&quot;: &quot;&quot;, &quot;family&quot;: &quot;Smith&quot;, &quot;dropping-particle&quot;: &quot;&quot;, &quot;non-dropping-particle&quot;: &quot;&quot;, &quot;parse-names&quot;: false}, {&quot;given&quot;: &quot;Rob&quot;, &quot;suffix&quot;: &quot;&quot;, &quot;family&quot;: &quot;Knight&quot;, &quot;dropping-particle&quot;: &quot;&quot;, &quot;non-dropping-particle&quot;: &quot;&quot;, &quot;parse-names&quot;: false}], &quot;issue&quot;: &quot;8&quot;, &quot;id&quot;: &quot;ITEM-2&quot;, &quot;DOI&quot;: &quot;10.1038/ismej.2012.8&quot;, &quot;ISBN&quot;: &quot;1751-7370 (Electronic)\\n1751-7362 (Linking)&quot;, &quot;issued&quot;: {&quot;date-parts&quot;: [[&quot;2012&quot;, &quot;8&quot;]]}, &quot;volume&quot;: &quot;6&quot;, &quot;title-short&quot;: &quot;ISME J&quot;, &quot;ISSN&quot;: &quot;1751-7362&quot;, &quot;page&quot;: &quot;1621-1624&quot;, &quot;PMID&quot;: &quot;22402401&quot;, &quot;abstract&quot;: &quot;DNA sequencing continues to decrease in cost with the Illumina HiSeq2000 generating up to 600\u2009Gb of paired-end 100 base reads in a ten-day run. Here we present a protocol for community amplicon sequencing on the HiSeq2000 and MiSeq Illumina platforms, and apply that protocol to sequence 24 microbial communities from host-associated and free-living environments. A critical question as more sequencing platforms become available is whether biological conclusions derived on one platform are consistent with what would be derived on a different platform. We show that the protocol developed for these instruments successfully recaptures known biological results, and additionally that biological conclusions are consistent across sequencing platforms (the HiSeq2000 versus the MiSeq) and across the sequenced regions of amplicons.&quot;, &quot;publisher&quot;: &quot;International Society for Microbial Ecology&quot;}}], &quot;schema&quot;: &quot;https://github.com/citation-style-language/schema/raw/master/csl-citation.json&quot;, &quot;properties&quot;: {&quot;noteIndex&quot;: 0}} RNDpzfJMsnekP"/><text:span text:style-name="T67">. </text:span><text:span text:style-name="T68">T</text:span><text:span text:style-name="T67">he tremendous sequencing depth of </text:span><text:span text:style-name="T85">HTS</text:span><text:span text:style-name="T67"> platforms allows them to illuminate the “rare biosphere” </text:span><text:reference-mark-start text:name="ADDIN CSL_CITATION {&quot;mendeley&quot;: {&quot;previouslyFormattedCitation&quot;: &quot;(Sogin &lt;i&gt;et al.&lt;/i&gt; 2006)&quot;, &quot;formattedCitation&quot;: &quot;(Sogin &lt;i&gt;et al.&lt;/i&gt; 2006)&quot;, &quot;plainTextFormattedCitation&quot;: &quot;(Sogin et al. 2006)&quot;}, &quot;citationItems&quot;: [{&quot;uris&quot;: [&quot;http://www.mendeley.com/documents/?uuid=2e3d1439-f615-4b14-b515-314fac23a1ae&quot;], &quot;id&quot;: &quot;ITEM-1&quot;, &quot;itemData&quot;: {&quot;container-title&quot;: &quot;Proceedings of the National Academy of Sciences of the USA&quot;, &quot;type&quot;: &quot;article-journal&quot;, &quot;title&quot;: &quot;Microbial diversity in the deep sea and the underexplored \&quot;rare biosphere\&quot;&quot;, &quot;author&quot;: [{&quot;given&quot;: &quot;Mitchell L&quot;, &quot;suffix&quot;: &quot;&quot;, &quot;family&quot;: &quot;Sogin&quot;, &quot;dropping-particle&quot;: &quot;&quot;, &quot;non-dropping-particle&quot;: &quot;&quot;, &quot;parse-names&quot;: false}, {&quot;given&quot;: &quot;Hilary G&quot;, &quot;suffix&quot;: &quot;&quot;, &quot;family&quot;: &quot;Morrison&quot;, &quot;dropping-particle&quot;: &quot;&quot;, &quot;non-dropping-particle&quot;: &quot;&quot;, &quot;parse-names&quot;: false}, {&quot;given&quot;: &quot;Julie A&quot;, &quot;suffix&quot;: &quot;&quot;, &quot;family&quot;: &quot;Huber&quot;, &quot;dropping-particle&quot;: &quot;&quot;, &quot;non-dropping-particle&quot;: &quot;&quot;, &quot;parse-names&quot;: false}, {&quot;given&quot;: &quot;David&quot;, &quot;suffix&quot;: &quot;&quot;, &quot;family&quot;: &quot;Mark Welch&quot;, &quot;dropping-particle&quot;: &quot;&quot;, &quot;non-dropping-particle&quot;: &quot;&quot;, &quot;parse-names&quot;: false}, {&quot;given&quot;: &quot;Susan M&quot;, &quot;suffix&quot;: &quot;&quot;, &quot;family&quot;: &quot;Huse&quot;, &quot;dropping-particle&quot;: &quot;&quot;, &quot;non-dropping-particle&quot;: &quot;&quot;, &quot;parse-names&quot;: false}, {&quot;given&quot;: &quot;Phillip R&quot;, &quot;suffix&quot;: &quot;&quot;, &quot;family&quot;: &quot;Neal&quot;, &quot;dropping-particle&quot;: &quot;&quot;, &quot;non-dropping-particle&quot;: &quot;&quot;, &quot;parse-names&quot;: false}, {&quot;given&quot;: &quot;Jesus M&quot;, &quot;suffix&quot;: &quot;&quot;, &quot;family&quot;: &quot;Arrieta&quot;, &quot;dropping-particle&quot;: &quot;&quot;, &quot;non-dropping-particle&quot;: &quot;&quot;, &quot;parse-names&quot;: false}, {&quot;given&quot;: &quot;Gerhard J&quot;, &quot;suffix&quot;: &quot;&quot;, &quot;family&quot;: &quot;Herndl&quot;, &quot;dropping-particle&quot;: &quot;&quot;, &quot;non-dropping-particle&quot;: &quot;&quot;, &quot;parse-names&quot;: false}], &quot;issue&quot;: &quot;32&quot;, &quot;id&quot;: &quot;ITEM-1&quot;, &quot;DOI&quot;: &quot;10.1073/pnas.0605127103&quot;, &quot;ISBN&quot;: &quot;9780470647196&quot;, &quot;issued&quot;: {&quot;date-parts&quot;: [[&quot;2006&quot;]]}, &quot;volume&quot;: &quot;103&quot;, &quot;ISSN&quot;: &quot;0027-8424&quot;, &quot;page&quot;: &quot;12115-12120&quot;, &quot;PMID&quot;: &quot;16880384&quot;, &quot;abstract&quot;: &quot;The evolution of marine microbes over billions of years predicts that the composition of microbial communities should be much greater than the published estimates of a few thousand distinct kinds of microbes per liter of seawater. By adopting a massively parallel tag sequencing strategy, we show that bacterial communities of deep water masses of the North Atlantic and diffuse flow hydrothermal vents are one to two orders of magnitude more complex than previously reported for any microbial environment. A relatively small number of different populations dominate all samples, but thousands of low-abundance populations account for most of the observed phylogenetic diversity. This \&quot;rare biosphere\&quot; is very ancient and may represent a nearly inexhaustible source of genomic innovation. Members of the rare biosphere are highly divergent from each other and, at different times in earth's history, may have had a profound impact on shaping planetary processes.&quot;}}], &quot;schema&quot;: &quot;https://github.com/citation-style-language/schema/raw/master/csl-citation.json&quot;, &quot;properties&quot;: {&quot;noteIndex&quot;: 0}} RND25XBVIt8ym"/><text:span text:style-name="T67">(Sogin </text:span><text:span text:style-name="T44">et al.</text:span><text:span text:style-name="T67"> 2006)</text:span><text:reference-mark-end text:name="ADDIN CSL_CITATION {&quot;mendeley&quot;: {&quot;previouslyFormattedCitation&quot;: &quot;(Sogin &lt;i&gt;et al.&lt;/i&gt; 2006)&quot;, &quot;formattedCitation&quot;: &quot;(Sogin &lt;i&gt;et al.&lt;/i&gt; 2006)&quot;, &quot;plainTextFormattedCitation&quot;: &quot;(Sogin et al. 2006)&quot;}, &quot;citationItems&quot;: [{&quot;uris&quot;: [&quot;http://www.mendeley.com/documents/?uuid=2e3d1439-f615-4b14-b515-314fac23a1ae&quot;], &quot;id&quot;: &quot;ITEM-1&quot;, &quot;itemData&quot;: {&quot;container-title&quot;: &quot;Proceedings of the National Academy of Sciences of the USA&quot;, &quot;type&quot;: &quot;article-journal&quot;, &quot;title&quot;: &quot;Microbial diversity in the deep sea and the underexplored \&quot;rare biosphere\&quot;&quot;, &quot;author&quot;: [{&quot;given&quot;: &quot;Mitchell L&quot;, &quot;suffix&quot;: &quot;&quot;, &quot;family&quot;: &quot;Sogin&quot;, &quot;dropping-particle&quot;: &quot;&quot;, &quot;non-dropping-particle&quot;: &quot;&quot;, &quot;parse-names&quot;: false}, {&quot;given&quot;: &quot;Hilary G&quot;, &quot;suffix&quot;: &quot;&quot;, &quot;family&quot;: &quot;Morrison&quot;, &quot;dropping-particle&quot;: &quot;&quot;, &quot;non-dropping-particle&quot;: &quot;&quot;, &quot;parse-names&quot;: false}, {&quot;given&quot;: &quot;Julie A&quot;, &quot;suffix&quot;: &quot;&quot;, &quot;family&quot;: &quot;Huber&quot;, &quot;dropping-particle&quot;: &quot;&quot;, &quot;non-dropping-particle&quot;: &quot;&quot;, &quot;parse-names&quot;: false}, {&quot;given&quot;: &quot;David&quot;, &quot;suffix&quot;: &quot;&quot;, &quot;family&quot;: &quot;Mark Welch&quot;, &quot;dropping-particle&quot;: &quot;&quot;, &quot;non-dropping-particle&quot;: &quot;&quot;, &quot;parse-names&quot;: false}, {&quot;given&quot;: &quot;Susan M&quot;, &quot;suffix&quot;: &quot;&quot;, &quot;family&quot;: &quot;Huse&quot;, &quot;dropping-particle&quot;: &quot;&quot;, &quot;non-dropping-particle&quot;: &quot;&quot;, &quot;parse-names&quot;: false}, {&quot;given&quot;: &quot;Phillip R&quot;, &quot;suffix&quot;: &quot;&quot;, &quot;family&quot;: &quot;Neal&quot;, &quot;dropping-particle&quot;: &quot;&quot;, &quot;non-dropping-particle&quot;: &quot;&quot;, &quot;parse-names&quot;: false}, {&quot;given&quot;: &quot;Jesus M&quot;, &quot;suffix&quot;: &quot;&quot;, &quot;family&quot;: &quot;Arrieta&quot;, &quot;dropping-particle&quot;: &quot;&quot;, &quot;non-dropping-particle&quot;: &quot;&quot;, &quot;parse-names&quot;: false}, {&quot;given&quot;: &quot;Gerhard J&quot;, &quot;suffix&quot;: &quot;&quot;, &quot;family&quot;: &quot;Herndl&quot;, &quot;dropping-particle&quot;: &quot;&quot;, &quot;non-dropping-particle&quot;: &quot;&quot;, &quot;parse-names&quot;: false}], &quot;issue&quot;: &quot;32&quot;, &quot;id&quot;: &quot;ITEM-1&quot;, &quot;DOI&quot;: &quot;10.1073/pnas.0605127103&quot;, &quot;ISBN&quot;: &quot;9780470647196&quot;, &quot;issued&quot;: {&quot;date-parts&quot;: [[&quot;2006&quot;]]}, &quot;volume&quot;: &quot;103&quot;, &quot;ISSN&quot;: &quot;0027-8424&quot;, &quot;page&quot;: &quot;12115-12120&quot;, &quot;PMID&quot;: &quot;16880384&quot;, &quot;abstract&quot;: &quot;The evolution of marine microbes over billions of years predicts that the composition of microbial communities should be much greater than the published estimates of a few thousand distinct kinds of microbes per liter of seawater. By adopting a massively parallel tag sequencing strategy, we show that bacterial communities of deep water masses of the North Atlantic and diffuse flow hydrothermal vents are one to two orders of magnitude more complex than previously reported for any microbial environment. A relatively small number of different populations dominate all samples, but thousands of low-abundance populations account for most of the observed phylogenetic diversity. This \&quot;rare biosphere\&quot; is very ancient and may represent a nearly inexhaustible source of genomic innovation. Members of the rare biosphere are highly divergent from each other and, at different times in earth's history, may have had a profound impact on shaping planetary processes.&quot;}}], &quot;schema&quot;: &quot;https://github.com/citation-style-language/schema/raw/master/csl-citation.json&quot;, &quot;properties&quot;: {&quot;noteIndex&quot;: 0}} RND25XBVIt8ym"/><text:span text:style-name="T67">, </text:span><text:span text:style-name="T68">thus elevating them over other approaches such as “fingerprinting” which tend to capture a smaller proportion of the community. Initially, our results suggested that HTS based approaches yielded similar strength d-d relationships to lower resolution methods as fingerprinting and </text:span><text:span text:style-name="T111">lower throughput methods, such as </text:span><text:span text:style-name="T68">Sanger sequencing, suggesting that the massive sequencing depths offered by HTS platforms are not necessary to capture these ecological patterns </text:span><text:reference-mark-start text:name="ADDIN CSL_CITATION {&quot;mendeley&quot;: {&quot;previouslyFormattedCitation&quot;: &quot;(van Dorst &lt;i&gt;et al.&lt;/i&gt; 2014)&quot;, &quot;formattedCitation&quot;: &quot;(van Dorst &lt;i&gt;et al.&lt;/i&gt; 2014)&quot;, &quot;plainTextFormattedCitation&quot;: &quot;(van Dorst et al. 2014)&quot;}, &quot;citationItems&quot;: [{&quot;uris&quot;: [&quot;http://www.mendeley.com/documents/?uuid=876933e5-5b26-3bca-a17a-c77192eb6621&quot;], &quot;id&quot;: &quot;ITEM-1&quot;, &quot;itemData&quot;: {&quot;container-title&quot;: &quot;FEMS Microbiology Ecology&quot;, &quot;type&quot;: &quot;article-journal&quot;, &quot;title&quot;: &quot;Community fingerprinting in a sequencing world&quot;, &quot;author&quot;: [{&quot;given&quot;: &quot;Josie&quot;, &quot;suffix&quot;: &quot;&quot;, &quot;family&quot;: &quot;Dorst&quot;, &quot;dropping-particle&quot;: &quot;&quot;, &quot;non-dropping-particle&quot;: &quot;van&quot;, &quot;parse-names&quot;: false}, {&quot;given&quot;: &quot;Andrew&quot;, &quot;suffix&quot;: &quot;&quot;, &quot;family&quot;: &quot;Bissett&quot;, &quot;dropping-particle&quot;: &quot;&quot;, &quot;non-dropping-particle&quot;: &quot;&quot;, &quot;parse-names&quot;: false}, {&quot;given&quot;: &quot;Anne S.&quot;, &quot;suffix&quot;: &quot;&quot;, &quot;family&quot;: &quot;Palmer&quot;, &quot;dropping-particle&quot;: &quot;&quot;, &quot;non-dropping-particle&quot;: &quot;&quot;, &quot;parse-names&quot;: false}, {&quot;given&quot;: &quot;Mark&quot;, &quot;suffix&quot;: &quot;&quot;, &quot;family&quot;: &quot;Brown&quot;, &quot;dropping-particle&quot;: &quot;&quot;, &quot;non-dropping-particle&quot;: &quot;&quot;, &quot;parse-names&quot;: false}, {&quot;given&quot;: &quot;Ian&quot;, &quot;suffix&quot;: &quot;&quot;, &quot;family&quot;: &quot;Snape&quot;, &quot;dropping-particle&quot;: &quot;&quot;, &quot;non-dropping-particle&quot;: &quot;&quot;, &quot;parse-names&quot;: false}, {&quot;given&quot;: &quot;Jonathan S.&quot;, &quot;suffix&quot;: &quot;&quot;, &quot;family&quot;: &quot;Stark&quot;, &quot;dropping-particle&quot;: &quot;&quot;, &quot;non-dropping-particle&quot;: &quot;&quot;, &quot;parse-names&quot;: false}, {&quot;given&quot;: &quot;Ben&quot;, &quot;suffix&quot;: &quot;&quot;, &quot;family&quot;: &quot;Raymond&quot;, &quot;dropping-particle&quot;: &quot;&quot;, &quot;non-dropping-particle&quot;: &quot;&quot;, &quot;parse-names&quot;: false}, {&quot;given&quot;: &quot;John&quot;, &quot;suffix&quot;: &quot;&quot;, &quot;family&quot;: &quot;McKinlay&quot;, &quot;dropping-particle&quot;: &quot;&quot;, &quot;non-dropping-particle&quot;: &quot;&quot;, &quot;parse-names&quot;: false}, {&quot;given&quot;: &quot;Mukan&quot;, &quot;suffix&quot;: &quot;&quot;, &quot;family&quot;: &quot;Ji&quot;, &quot;dropping-particle&quot;: &quot;&quot;, &quot;non-dropping-particle&quot;: &quot;&quot;, &quot;parse-names&quot;: false}, {&quot;given&quot;: &quot;Tristrom&quot;, &quot;suffix&quot;: &quot;&quot;, &quot;family&quot;: &quot;Winsley&quot;, &quot;dropping-particle&quot;: &quot;&quot;, &quot;non-dropping-particle&quot;: &quot;&quot;, &quot;parse-names&quot;: false}, {&quot;given&quot;: &quot;Belinda C.&quot;, &quot;suffix&quot;: &quot;&quot;, &quot;family&quot;: &quot;Ferrari&quot;, &quot;dropping-particle&quot;: &quot;&quot;, &quot;non-dropping-particle&quot;: &quot;&quot;, &quot;parse-names&quot;: false}], &quot;issue&quot;: &quot;2&quot;, &quot;id&quot;: &quot;ITEM-1&quot;, &quot;DOI&quot;: &quot;10.1111/1574-6941.12308&quot;, &quot;ISBN&quot;: &quot;1574-6941 (Electronic)\\r0168-6496 (Linking)&quot;, &quot;issued&quot;: {&quot;date-parts&quot;: [[&quot;2014&quot;, &quot;8&quot;]]}, &quot;volume&quot;: &quot;89&quot;, &quot;ISSN&quot;: &quot;15746941&quot;, &quot;page&quot;: &quot;316-330&quot;, &quot;PMID&quot;: &quot;24580036&quot;, &quot;abstract&quot;: &quot;Despite decreasing costs, generating large-scale, well-replicated and multivariate microbial ecology investigations with sequencing remains an expensive and time-consuming option. As a result, many microbial ecology investigations continue to suffer from a lack of appropriate replication. We evaluated two fingerprinting approaches - terminal restriction fragment length polymorphism (T-RFLP) and automated ribosomal intergenic spacer analysis (ARISA) against 454 pyrosequencing, by applying them to 225 polar soil samples from East Antarctica and the high Arctic. By incorporating local and global spatial scales into the dataset, our aim was to determine whether various approaches differed in their ability and hence utility, to identify ecological patterns. Through the reduction in the 454 sequencing data to the most dominant OTUs, we revealed that a surprisingly small proportion of abundant OTUs (&lt; 0.25%) was driving the biological patterns observed. Overall, ARISA and T-RFLP had a similar capacity as sequencing to separate samples according to distance at a local scale, and to correlate environmental variables with microbial community structure. Pyrosequencing had a greater resolution at the global scale but all methods were capable of significantly differentiating the polar sites. We conclude fingerprinting remains a legitimate approach to generating large datasets as well as a cost-effective rapid method to identify samples for elucidating taxonomic information or diversity estimates with sequencing methods.&quot;}}], &quot;schema&quot;: &quot;https://github.com/citation-style-language/schema/raw/master/csl-citation.json&quot;, &quot;properties&quot;: {&quot;noteIndex&quot;: 0}} RND2gZVDPfxUs"/><text:span text:style-name="T68">(van Dorst </text:span><text:span text:style-name="T45">et al.</text:span><text:span text:style-name="T68"> 2014)</text:span><text:reference-mark-end text:name="ADDIN CSL_CITATION {&quot;mendeley&quot;: {&quot;previouslyFormattedCitation&quot;: &quot;(van Dorst &lt;i&gt;et al.&lt;/i&gt; 2014)&quot;, &quot;formattedCitation&quot;: &quot;(van Dorst &lt;i&gt;et al.&lt;/i&gt; 2014)&quot;, &quot;plainTextFormattedCitation&quot;: &quot;(van Dorst et al. 2014)&quot;}, &quot;citationItems&quot;: [{&quot;uris&quot;: [&quot;http://www.mendeley.com/documents/?uuid=876933e5-5b26-3bca-a17a-c77192eb6621&quot;], &quot;id&quot;: &quot;ITEM-1&quot;, &quot;itemData&quot;: {&quot;container-title&quot;: &quot;FEMS Microbiology Ecology&quot;, &quot;type&quot;: &quot;article-journal&quot;, &quot;title&quot;: &quot;Community fingerprinting in a sequencing world&quot;, &quot;author&quot;: [{&quot;given&quot;: &quot;Josie&quot;, &quot;suffix&quot;: &quot;&quot;, &quot;family&quot;: &quot;Dorst&quot;, &quot;dropping-particle&quot;: &quot;&quot;, &quot;non-dropping-particle&quot;: &quot;van&quot;, &quot;parse-names&quot;: false}, {&quot;given&quot;: &quot;Andrew&quot;, &quot;suffix&quot;: &quot;&quot;, &quot;family&quot;: &quot;Bissett&quot;, &quot;dropping-particle&quot;: &quot;&quot;, &quot;non-dropping-particle&quot;: &quot;&quot;, &quot;parse-names&quot;: false}, {&quot;given&quot;: &quot;Anne S.&quot;, &quot;suffix&quot;: &quot;&quot;, &quot;family&quot;: &quot;Palmer&quot;, &quot;dropping-particle&quot;: &quot;&quot;, &quot;non-dropping-particle&quot;: &quot;&quot;, &quot;parse-names&quot;: false}, {&quot;given&quot;: &quot;Mark&quot;, &quot;suffix&quot;: &quot;&quot;, &quot;family&quot;: &quot;Brown&quot;, &quot;dropping-particle&quot;: &quot;&quot;, &quot;non-dropping-particle&quot;: &quot;&quot;, &quot;parse-names&quot;: false}, {&quot;given&quot;: &quot;Ian&quot;, &quot;suffix&quot;: &quot;&quot;, &quot;family&quot;: &quot;Snape&quot;, &quot;dropping-particle&quot;: &quot;&quot;, &quot;non-dropping-particle&quot;: &quot;&quot;, &quot;parse-names&quot;: false}, {&quot;given&quot;: &quot;Jonathan S.&quot;, &quot;suffix&quot;: &quot;&quot;, &quot;family&quot;: &quot;Stark&quot;, &quot;dropping-particle&quot;: &quot;&quot;, &quot;non-dropping-particle&quot;: &quot;&quot;, &quot;parse-names&quot;: false}, {&quot;given&quot;: &quot;Ben&quot;, &quot;suffix&quot;: &quot;&quot;, &quot;family&quot;: &quot;Raymond&quot;, &quot;dropping-particle&quot;: &quot;&quot;, &quot;non-dropping-particle&quot;: &quot;&quot;, &quot;parse-names&quot;: false}, {&quot;given&quot;: &quot;John&quot;, &quot;suffix&quot;: &quot;&quot;, &quot;family&quot;: &quot;McKinlay&quot;, &quot;dropping-particle&quot;: &quot;&quot;, &quot;non-dropping-particle&quot;: &quot;&quot;, &quot;parse-names&quot;: false}, {&quot;given&quot;: &quot;Mukan&quot;, &quot;suffix&quot;: &quot;&quot;, &quot;family&quot;: &quot;Ji&quot;, &quot;dropping-particle&quot;: &quot;&quot;, &quot;non-dropping-particle&quot;: &quot;&quot;, &quot;parse-names&quot;: false}, {&quot;given&quot;: &quot;Tristrom&quot;, &quot;suffix&quot;: &quot;&quot;, &quot;family&quot;: &quot;Winsley&quot;, &quot;dropping-particle&quot;: &quot;&quot;, &quot;non-dropping-particle&quot;: &quot;&quot;, &quot;parse-names&quot;: false}, {&quot;given&quot;: &quot;Belinda C.&quot;, &quot;suffix&quot;: &quot;&quot;, &quot;family&quot;: &quot;Ferrari&quot;, &quot;dropping-particle&quot;: &quot;&quot;, &quot;non-dropping-particle&quot;: &quot;&quot;, &quot;parse-names&quot;: false}], &quot;issue&quot;: &quot;2&quot;, &quot;id&quot;: &quot;ITEM-1&quot;, &quot;DOI&quot;: &quot;10.1111/1574-6941.12308&quot;, &quot;ISBN&quot;: &quot;1574-6941 (Electronic)\\r0168-6496 (Linking)&quot;, &quot;issued&quot;: {&quot;date-parts&quot;: [[&quot;2014&quot;, &quot;8&quot;]]}, &quot;volume&quot;: &quot;89&quot;, &quot;ISSN&quot;: &quot;15746941&quot;, &quot;page&quot;: &quot;316-330&quot;, &quot;PMID&quot;: &quot;24580036&quot;, &quot;abstract&quot;: &quot;Despite decreasing costs, generating large-scale, well-replicated and multivariate microbial ecology investigations with sequencing remains an expensive and time-consuming option. As a result, many microbial ecology investigations continue to suffer from a lack of appropriate replication. We evaluated two fingerprinting approaches - terminal restriction fragment length polymorphism (T-RFLP) and automated ribosomal intergenic spacer analysis (ARISA) against 454 pyrosequencing, by applying them to 225 polar soil samples from East Antarctica and the high Arctic. By incorporating local and global spatial scales into the dataset, our aim was to determine whether various approaches differed in their ability and hence utility, to identify ecological patterns. Through the reduction in the 454 sequencing data to the most dominant OTUs, we revealed that a surprisingly small proportion of abundant OTUs (&lt; 0.25%) was driving the biological patterns observed. Overall, ARISA and T-RFLP had a similar capacity as sequencing to separate samples according to distance at a local scale, and to correlate environmental variables with microbial community structure. Pyrosequencing had a greater resolution at the global scale but all methods were capable of significantly differentiating the polar sites. We conclude fingerprinting remains a legitimate approach to generating large datasets as well as a cost-effective rapid method to identify samples for elucidating taxonomic information or diversity estimates with sequencing methods.&quot;}}], &quot;schema&quot;: &quot;https://github.com/citation-style-language/schema/raw/master/csl-citation.json&quot;, &quot;properties&quot;: {&quot;noteIndex&quot;: 0}} RND2gZVDPfxUs"/><text:span text:style-name="T68">. However, when we examined only statistically significant d-d relationships, relationships derived from HTS approaches were stronger than other approaches. Th</text:span><text:span text:style-name="T69">e ability of different methods to alter the strength of the d-d relationship is expected for two reasons. Firstly, fingerprinting </text:span><text:span text:style-name="T70">and HTS approaches generate capture microbial diversity at different taxonomic resolutions. Comparative approaches have shown that fingerprinting approaches such as ARISA </text:span><text:span text:style-name="T88">may be</text:span><text:span text:style-name="T70"> comparable to HTS data at the phylum level for instance </text:span><text:reference-mark-start text:name="ADDIN CSL_CITATION {&quot;mendeley&quot;: {&quot;previouslyFormattedCitation&quot;: &quot;(Gobet &lt;i&gt;et al.&lt;/i&gt; 2014)&quot;, &quot;formattedCitation&quot;: &quot;(Gobet &lt;i&gt;et al.&lt;/i&gt; 2014)&quot;, &quot;plainTextFormattedCitation&quot;: &quot;(Gobet et al. 2014)&quot;}, &quot;citationItems&quot;: [{&quot;uris&quot;: [&quot;http://www.mendeley.com/documents/?uuid=0d074602-f2f5-3290-8308-06dc5530def0&quot;], &quot;id&quot;: &quot;ITEM-1&quot;, &quot;itemData&quot;: {&quot;container-title&quot;: &quot;Environmental Microbiology&quot;, &quot;type&quot;: &quot;article-journal&quot;, &quot;title&quot;: &quot;Ecological coherence of diversity patterns derived from classical fingerprinting and Next Generation Sequencing techniques&quot;, &quot;author&quot;: [{&quot;given&quot;: &quot;Ang\u00e9lique&quot;, &quot;suffix&quot;: &quot;&quot;, &quot;family&quot;: &quot;Gobet&quot;, &quot;dropping-particle&quot;: &quot;&quot;, &quot;non-dropping-particle&quot;: &quot;&quot;, &quot;parse-names&quot;: false}, {&quot;given&quot;: &quot;Antje&quot;, &quot;suffix&quot;: &quot;&quot;, &quot;family&quot;: &quot;Boetius&quot;, &quot;dropping-particle&quot;: &quot;&quot;, &quot;non-dropping-particle&quot;: &quot;&quot;, &quot;parse-names&quot;: false}, {&quot;given&quot;: &quot;Alban&quot;, &quot;suffix&quot;: &quot;&quot;, &quot;family&quot;: &quot;Ramette&quot;, &quot;dropping-particle&quot;: &quot;&quot;, &quot;non-dropping-particle&quot;: &quot;&quot;, &quot;parse-names&quot;: false}], &quot;issue&quot;: &quot;9&quot;, &quot;id&quot;: &quot;ITEM-1&quot;, &quot;DOI&quot;: &quot;10.1111/1462-2920.12308&quot;, &quot;ISBN&quot;: &quot;1462-2920 (Electronic)\\r1462-2912 (Linking)&quot;, &quot;issued&quot;: {&quot;date-parts&quot;: [[&quot;2014&quot;, &quot;9&quot;]]}, &quot;volume&quot;: &quot;16&quot;, &quot;ISSN&quot;: &quot;14622920&quot;, &quot;page&quot;: &quot;2672-2681&quot;, &quot;PMID&quot;: &quot;24147993&quot;, &quot;abstract&quot;: &quot;Changes in richness and bacterial community structure obtained via 454 Massively Parallel Tag Sequencing (MPTS) and Automated Ribosomal Intergenic Analysis (ARISA) were systematically compared to determine whether and how the ecological knowledge obtained from both molecular techniques could be combined. We evaluated community changes over time and depth in marine coastal sands at different levels of taxonomic resolutions, sequence corrections and sequence abundances. Although richness over depth layers or sampling dates greatly varied (\u223c30 and 70-80% new operational taxonomic units (OTU) between two samples with ARISA and MPTS, respectively), overall patterns of community variations were similar with both approaches. Alpha-diversity estimated by ARISA-derived OTU was most similar to that obtained from MPTS-derived OTU defined at the order level. Similar patterns of OTU replacement were also found with MPTS at the family level and with 20-25% rare types removed. Using ARISA or MPTS data sets with lower resolution, such as those containing only resident OTU, yielded a similar set of significant contextual variables explaining bacterial community changes. Hence, ARISA as a rapid and low-cost fingerprinting technique represents a valid starting point for more in-depth exploration of community composition, when complemented by the detailed taxonomic description offered by MPTS.&quot;, &quot;publisher&quot;: &quot;Wiley-Blackwell&quot;}}], &quot;schema&quot;: &quot;https://github.com/citation-style-language/schema/raw/master/csl-citation.json&quot;, &quot;properties&quot;: {&quot;noteIndex&quot;: 0}} RNDQ5vT6NuQKO"/><text:span text:style-name="T70">(Gobet </text:span><text:span text:style-name="T46">et al.</text:span><text:span text:style-name="T70"> 2014)</text:span><text:reference-mark-end text:name="ADDIN CSL_CITATION {&quot;mendeley&quot;: {&quot;previouslyFormattedCitation&quot;: &quot;(Gobet &lt;i&gt;et al.&lt;/i&gt; 2014)&quot;, &quot;formattedCitation&quot;: &quot;(Gobet &lt;i&gt;et al.&lt;/i&gt; 2014)&quot;, &quot;plainTextFormattedCitation&quot;: &quot;(Gobet et al. 2014)&quot;}, &quot;citationItems&quot;: [{&quot;uris&quot;: [&quot;http://www.mendeley.com/documents/?uuid=0d074602-f2f5-3290-8308-06dc5530def0&quot;], &quot;id&quot;: &quot;ITEM-1&quot;, &quot;itemData&quot;: {&quot;container-title&quot;: &quot;Environmental Microbiology&quot;, &quot;type&quot;: &quot;article-journal&quot;, &quot;title&quot;: &quot;Ecological coherence of diversity patterns derived from classical fingerprinting and Next Generation Sequencing techniques&quot;, &quot;author&quot;: [{&quot;given&quot;: &quot;Ang\u00e9lique&quot;, &quot;suffix&quot;: &quot;&quot;, &quot;family&quot;: &quot;Gobet&quot;, &quot;dropping-particle&quot;: &quot;&quot;, &quot;non-dropping-particle&quot;: &quot;&quot;, &quot;parse-names&quot;: false}, {&quot;given&quot;: &quot;Antje&quot;, &quot;suffix&quot;: &quot;&quot;, &quot;family&quot;: &quot;Boetius&quot;, &quot;dropping-particle&quot;: &quot;&quot;, &quot;non-dropping-particle&quot;: &quot;&quot;, &quot;parse-names&quot;: false}, {&quot;given&quot;: &quot;Alban&quot;, &quot;suffix&quot;: &quot;&quot;, &quot;family&quot;: &quot;Ramette&quot;, &quot;dropping-particle&quot;: &quot;&quot;, &quot;non-dropping-particle&quot;: &quot;&quot;, &quot;parse-names&quot;: false}], &quot;issue&quot;: &quot;9&quot;, &quot;id&quot;: &quot;ITEM-1&quot;, &quot;DOI&quot;: &quot;10.1111/1462-2920.12308&quot;, &quot;ISBN&quot;: &quot;1462-2920 (Electronic)\\r1462-2912 (Linking)&quot;, &quot;issued&quot;: {&quot;date-parts&quot;: [[&quot;2014&quot;, &quot;9&quot;]]}, &quot;volume&quot;: &quot;16&quot;, &quot;ISSN&quot;: &quot;14622920&quot;, &quot;page&quot;: &quot;2672-2681&quot;, &quot;PMID&quot;: &quot;24147993&quot;, &quot;abstract&quot;: &quot;Changes in richness and bacterial community structure obtained via 454 Massively Parallel Tag Sequencing (MPTS) and Automated Ribosomal Intergenic Analysis (ARISA) were systematically compared to determine whether and how the ecological knowledge obtained from both molecular techniques could be combined. We evaluated community changes over time and depth in marine coastal sands at different levels of taxonomic resolutions, sequence corrections and sequence abundances. Although richness over depth layers or sampling dates greatly varied (\u223c30 and 70-80% new operational taxonomic units (OTU) between two samples with ARISA and MPTS, respectively), overall patterns of community variations were similar with both approaches. Alpha-diversity estimated by ARISA-derived OTU was most similar to that obtained from MPTS-derived OTU defined at the order level. Similar patterns of OTU replacement were also found with MPTS at the family level and with 20-25% rare types removed. Using ARISA or MPTS data sets with lower resolution, such as those containing only resident OTU, yielded a similar set of significant contextual variables explaining bacterial community changes. Hence, ARISA as a rapid and low-cost fingerprinting technique represents a valid starting point for more in-depth exploration of community composition, when complemented by the detailed taxonomic description offered by MPTS.&quot;, &quot;publisher&quot;: &quot;Wiley-Blackwell&quot;}}], &quot;schema&quot;: &quot;https://github.com/citation-style-language/schema/raw/master/csl-citation.json&quot;, &quot;properties&quot;: {&quot;noteIndex&quot;: 0}} RNDQ5vT6NuQKO"/><text:span text:style-name="T70">. </text:span><text:span text:style-name="T71">Fingerprinting methods are therefore limited in that they may not detect compositional differences between communities at increasingly fine taxonomic resolutions</text:span><text:span text:style-name="T96"> </text:span><text:reference-mark-start text:name="ADDIN CSL_CITATION {&quot;mendeley&quot;: {&quot;previouslyFormattedCitation&quot;: &quot;(Ramette &amp; Tiedje 2007; Bissett &lt;i&gt;et al.&lt;/i&gt; 2010)&quot;, &quot;formattedCitation&quot;: &quot;(Ramette &amp; Tiedje 2007; Bissett &lt;i&gt;et al.&lt;/i&gt; 2010)&quot;, &quot;plainTextFormattedCitation&quot;: &quot;(Ramette &amp; Tiedje 2007; Bissett et al. 2010)&quot;}, &quot;citationItems&quot;: [{&quot;uris&quot;: [&quot;http://www.mendeley.com/documents/?uuid=5d0faa8d-36b6-48d2-8d78-abe394ea567a&quot;], &quot;id&quot;: &quot;ITEM-1&quot;, &quot;itemData&quot;: {&quot;container-title&quot;: &quot;Molecular Ecology&quot;, &quot;type&quot;: &quot;article-journal&quot;, &quot;title&quot;: &quot;Life history determines biogeographical patterns of soil bacterial communities over multiple spatial scales&quot;, &quot;author&quot;: [{&quot;given&quot;: &quot;A.&quot;, &quot;suffix&quot;: &quot;&quot;, &quot;family&quot;: &quot;Bissett&quot;, &quot;dropping-particle&quot;: &quot;&quot;, &quot;non-dropping-particle&quot;: &quot;&quot;, &quot;parse-names&quot;: false}, {&quot;given&quot;: &quot;A. E.&quot;, &quot;suffix&quot;: &quot;&quot;, &quot;family&quot;: &quot;Richardson&quot;, &quot;dropping-particle&quot;: &quot;&quot;, &quot;non-dropping-particle&quot;: &quot;&quot;, &quot;parse-names&quot;: false}, {&quot;given&quot;: &quot;G.&quot;, &quot;suffix&quot;: &quot;&quot;, &quot;family&quot;: &quot;Baker&quot;, &quot;dropping-particle&quot;: &quot;&quot;, &quot;non-dropping-particle&quot;: &quot;&quot;, &quot;parse-names&quot;: false}, {&quot;given&quot;: &quot;S.&quot;, &quot;suffix&quot;: &quot;&quot;, &quot;family&quot;: &quot;Wakelin&quot;, &quot;dropping-particle&quot;: &quot;&quot;, &quot;non-dropping-particle&quot;: &quot;&quot;, &quot;parse-names&quot;: false}, {&quot;given&quot;: &quot;P. H.&quot;, &quot;suffix&quot;: &quot;&quot;, &quot;family&quot;: &quot;Thrall&quot;, &quot;dropping-particle&quot;: &quot;&quot;, &quot;non-dropping-particle&quot;: &quot;&quot;, &quot;parse-names&quot;: false}], &quot;issue&quot;: &quot;19&quot;, &quot;id&quot;: &quot;ITEM-1&quot;, &quot;DOI&quot;: &quot;10.1111/j.1365-294X.2010.04804.x&quot;, &quot;ISBN&quot;: &quot;0962-1083&quot;, &quot;issued&quot;: {&quot;date-parts&quot;: [[&quot;2010&quot;, &quot;9&quot;, &quot;9&quot;]]}, &quot;volume&quot;: &quot;19&quot;, &quot;ISSN&quot;: &quot;09621083&quot;, &quot;page&quot;: &quot;4315-4327&quot;, &quot;PMID&quot;: &quot;25241408&quot;, &quot;abstract&quot;: &quot;The extent to which the distribution of soil bacteria is controlled by local environment vs. spatial factors (e.g. dispersal, colonization limitation, evolutionary events) is poorly understood and widely debated. Our understanding of biogeographic controls in microbial communities is likely hampered by the enormous environmental variability encountered across spatial scales and the broad diversity of microbial life histories. Here, we constrained environmental factors (soil chemistry, climate, above-ground plant community) to investigate the specific influence of space, by fitting all other variables first, on bacterial communities in soils over distances from m to 102 km. We found strong evidence for a spatial component to bacterial community structure that varies with scale and organism life history (dispersal and survival ability). Geographic distance had no influence over community structure for organisms known to have survival stages, but the converse was true for organisms thought to be less hardy. Community function (substrate utilization) was also shown to be highly correlated with community structure, but not to abiotic factors, suggesting nonstochastic determinants of community structure are important Our results support the view that bacterial soil communities are constrained by both edaphic factors and geographic distance and further show that the relative importance of such constraints depends critically on the taxonomic resolution used to evaluate spatio-temporal patterns of microbial diversity, as well as life history of the groups being investigated, much as is the case for macro-organisms.&quot;}}, {&quot;uris&quot;: [&quot;http://www.mendeley.com/documents/?uuid=32962cf9-904b-46f5-bf96-119222a06593&quot;], &quot;id&quot;: &quot;ITEM-2&quot;, &quot;itemData&quot;: {&quot;container-title&quot;: &quot;Microbial ecology&quot;, &quot;type&quot;: &quot;article-journal&quot;, &quot;title&quot;: &quot;Biogeography: an emerging cornerstone for understanding prokaryotic diversity, ecology, and evolution.&quot;, &quot;author&quot;: [{&quot;given&quot;: &quot;Alban&quot;, &quot;suffix&quot;: &quot;&quot;, &quot;family&quot;: &quot;Ramette&quot;, &quot;dropping-particle&quot;: &quot;&quot;, &quot;non-dropping-particle&quot;: &quot;&quot;, &quot;parse-names&quot;: false}, {&quot;given&quot;: &quot;James M&quot;, &quot;suffix&quot;: &quot;&quot;, &quot;family&quot;: &quot;Tiedje&quot;, &quot;dropping-particle&quot;: &quot;&quot;, &quot;non-dropping-particle&quot;: &quot;&quot;, &quot;parse-names&quot;: false}], &quot;issue&quot;: &quot;2&quot;, &quot;id&quot;: &quot;ITEM-2&quot;, &quot;DOI&quot;: &quot;10.1007/s00248-005-5010-2&quot;, &quot;issued&quot;: {&quot;date-parts&quot;: [[&quot;2007&quot;, &quot;2&quot;]]}, &quot;volume&quot;: &quot;53&quot;, &quot;ISSN&quot;: &quot;0095-3628&quot;, &quot;page&quot;: &quot;197-207&quot;, &quot;PMID&quot;: &quot;17106806&quot;, &quot;abstract&quot;: &quot;New questions about microbial ecology and diversity combined with significant improvement in the resolving power of molecular tools have helped the reemergence of the field of prokaryotic biogeography. Here, we show that biogeography may constitute a cornerstone approach to study diversity patterns at different taxonomic levels in the prokaryotic world. Fundamental processes leading to the formation of biogeographic patterns are examined in an evolutionary and ecological context. Based on different evolutionary scenarios, biogeographic patterns are thus posited to consist of dramatic range expansion or regression events that would be the results of evolutionary and ecological forces at play at the genotype level. The deterministic or random nature of those underlying processes is, however, questioned in light of recent surveys. Such scenarios led us to predict the existence of particular genes whose presence or polymorphism would be associated with cosmopolitan taxa. Furthermore, several conceptual and methodological pitfalls that could hamper future developments of the field are identified, and future approaches and new lines of investigation are suggested.&quot;}}], &quot;schema&quot;: &quot;https://github.com/citation-style-language/schema/raw/master/csl-citation.json&quot;, &quot;properties&quot;: {&quot;noteIndex&quot;: 0}} RNDzKOqoepcCi"/><text:span text:style-name="T96">(Ramette &amp; Tiedje 2007; Bissett </text:span><text:span text:style-name="T47">et al.</text:span><text:span text:style-name="T96"> 2010)</text:span><text:reference-mark-end text:name="ADDIN CSL_CITATION {&quot;mendeley&quot;: {&quot;previouslyFormattedCitation&quot;: &quot;(Ramette &amp; Tiedje 2007; Bissett &lt;i&gt;et al.&lt;/i&gt; 2010)&quot;, &quot;formattedCitation&quot;: &quot;(Ramette &amp; Tiedje 2007; Bissett &lt;i&gt;et al.&lt;/i&gt; 2010)&quot;, &quot;plainTextFormattedCitation&quot;: &quot;(Ramette &amp; Tiedje 2007; Bissett et al. 2010)&quot;}, &quot;citationItems&quot;: [{&quot;uris&quot;: [&quot;http://www.mendeley.com/documents/?uuid=5d0faa8d-36b6-48d2-8d78-abe394ea567a&quot;], &quot;id&quot;: &quot;ITEM-1&quot;, &quot;itemData&quot;: {&quot;container-title&quot;: &quot;Molecular Ecology&quot;, &quot;type&quot;: &quot;article-journal&quot;, &quot;title&quot;: &quot;Life history determines biogeographical patterns of soil bacterial communities over multiple spatial scales&quot;, &quot;author&quot;: [{&quot;given&quot;: &quot;A.&quot;, &quot;suffix&quot;: &quot;&quot;, &quot;family&quot;: &quot;Bissett&quot;, &quot;dropping-particle&quot;: &quot;&quot;, &quot;non-dropping-particle&quot;: &quot;&quot;, &quot;parse-names&quot;: false}, {&quot;given&quot;: &quot;A. E.&quot;, &quot;suffix&quot;: &quot;&quot;, &quot;family&quot;: &quot;Richardson&quot;, &quot;dropping-particle&quot;: &quot;&quot;, &quot;non-dropping-particle&quot;: &quot;&quot;, &quot;parse-names&quot;: false}, {&quot;given&quot;: &quot;G.&quot;, &quot;suffix&quot;: &quot;&quot;, &quot;family&quot;: &quot;Baker&quot;, &quot;dropping-particle&quot;: &quot;&quot;, &quot;non-dropping-particle&quot;: &quot;&quot;, &quot;parse-names&quot;: false}, {&quot;given&quot;: &quot;S.&quot;, &quot;suffix&quot;: &quot;&quot;, &quot;family&quot;: &quot;Wakelin&quot;, &quot;dropping-particle&quot;: &quot;&quot;, &quot;non-dropping-particle&quot;: &quot;&quot;, &quot;parse-names&quot;: false}, {&quot;given&quot;: &quot;P. H.&quot;, &quot;suffix&quot;: &quot;&quot;, &quot;family&quot;: &quot;Thrall&quot;, &quot;dropping-particle&quot;: &quot;&quot;, &quot;non-dropping-particle&quot;: &quot;&quot;, &quot;parse-names&quot;: false}], &quot;issue&quot;: &quot;19&quot;, &quot;id&quot;: &quot;ITEM-1&quot;, &quot;DOI&quot;: &quot;10.1111/j.1365-294X.2010.04804.x&quot;, &quot;ISBN&quot;: &quot;0962-1083&quot;, &quot;issued&quot;: {&quot;date-parts&quot;: [[&quot;2010&quot;, &quot;9&quot;, &quot;9&quot;]]}, &quot;volume&quot;: &quot;19&quot;, &quot;ISSN&quot;: &quot;09621083&quot;, &quot;page&quot;: &quot;4315-4327&quot;, &quot;PMID&quot;: &quot;25241408&quot;, &quot;abstract&quot;: &quot;The extent to which the distribution of soil bacteria is controlled by local environment vs. spatial factors (e.g. dispersal, colonization limitation, evolutionary events) is poorly understood and widely debated. Our understanding of biogeographic controls in microbial communities is likely hampered by the enormous environmental variability encountered across spatial scales and the broad diversity of microbial life histories. Here, we constrained environmental factors (soil chemistry, climate, above-ground plant community) to investigate the specific influence of space, by fitting all other variables first, on bacterial communities in soils over distances from m to 102 km. We found strong evidence for a spatial component to bacterial community structure that varies with scale and organism life history (dispersal and survival ability). Geographic distance had no influence over community structure for organisms known to have survival stages, but the converse was true for organisms thought to be less hardy. Community function (substrate utilization) was also shown to be highly correlated with community structure, but not to abiotic factors, suggesting nonstochastic determinants of community structure are important Our results support the view that bacterial soil communities are constrained by both edaphic factors and geographic distance and further show that the relative importance of such constraints depends critically on the taxonomic resolution used to evaluate spatio-temporal patterns of microbial diversity, as well as life history of the groups being investigated, much as is the case for macro-organisms.&quot;}}, {&quot;uris&quot;: [&quot;http://www.mendeley.com/documents/?uuid=32962cf9-904b-46f5-bf96-119222a06593&quot;], &quot;id&quot;: &quot;ITEM-2&quot;, &quot;itemData&quot;: {&quot;container-title&quot;: &quot;Microbial ecology&quot;, &quot;type&quot;: &quot;article-journal&quot;, &quot;title&quot;: &quot;Biogeography: an emerging cornerstone for understanding prokaryotic diversity, ecology, and evolution.&quot;, &quot;author&quot;: [{&quot;given&quot;: &quot;Alban&quot;, &quot;suffix&quot;: &quot;&quot;, &quot;family&quot;: &quot;Ramette&quot;, &quot;dropping-particle&quot;: &quot;&quot;, &quot;non-dropping-particle&quot;: &quot;&quot;, &quot;parse-names&quot;: false}, {&quot;given&quot;: &quot;James M&quot;, &quot;suffix&quot;: &quot;&quot;, &quot;family&quot;: &quot;Tiedje&quot;, &quot;dropping-particle&quot;: &quot;&quot;, &quot;non-dropping-particle&quot;: &quot;&quot;, &quot;parse-names&quot;: false}], &quot;issue&quot;: &quot;2&quot;, &quot;id&quot;: &quot;ITEM-2&quot;, &quot;DOI&quot;: &quot;10.1007/s00248-005-5010-2&quot;, &quot;issued&quot;: {&quot;date-parts&quot;: [[&quot;2007&quot;, &quot;2&quot;]]}, &quot;volume&quot;: &quot;53&quot;, &quot;ISSN&quot;: &quot;0095-3628&quot;, &quot;page&quot;: &quot;197-207&quot;, &quot;PMID&quot;: &quot;17106806&quot;, &quot;abstract&quot;: &quot;New questions about microbial ecology and diversity combined with significant improvement in the resolving power of molecular tools have helped the reemergence of the field of prokaryotic biogeography. Here, we show that biogeography may constitute a cornerstone approach to study diversity patterns at different taxonomic levels in the prokaryotic world. Fundamental processes leading to the formation of biogeographic patterns are examined in an evolutionary and ecological context. Based on different evolutionary scenarios, biogeographic patterns are thus posited to consist of dramatic range expansion or regression events that would be the results of evolutionary and ecological forces at play at the genotype level. The deterministic or random nature of those underlying processes is, however, questioned in light of recent surveys. Such scenarios led us to predict the existence of particular genes whose presence or polymorphism would be associated with cosmopolitan taxa. Furthermore, several conceptual and methodological pitfalls that could hamper future developments of the field are identified, and future approaches and new lines of investigation are suggested.&quot;}}], &quot;schema&quot;: &quot;https://github.com/citation-style-language/schema/raw/master/csl-citation.json&quot;, &quot;properties&quot;: {&quot;noteIndex&quot;: 0}} RNDzKOqoepcCi"/><text:span text:style-name="T71">. This may weaken the d-d relationship in instances where communities contain similar </text:span><text:span text:style-name="T88">at the family level, but dissimilar at finer taxonomic levels</text:span><text:span text:style-name="T72">. </text:span><text:soft-page-break/><text:span text:style-name="T72">Secondly, fingerprinting methods </text:span><text:span text:style-name="T89">are less able to </text:span><text:span text:style-name="T72">sample from the “rare biosphere”, unlike HTS approaches. This is significant as, microbial communities often follow an occupancy-abundance relationship in which the most common organisms are also the most widespread, and the rarer organisms are the most restricted </text:span><text:reference-mark-start text:name="ADDIN CSL_CITATION {&quot;mendeley&quot;: {&quot;previouslyFormattedCitation&quot;: &quot;(Soininen &amp; Heino 2005; Liu &lt;i&gt;et al.&lt;/i&gt; 2015)&quot;, &quot;formattedCitation&quot;: &quot;(Soininen &amp; Heino 2005; Liu &lt;i&gt;et al.&lt;/i&gt; 2015)&quot;, &quot;plainTextFormattedCitation&quot;: &quot;(Soininen &amp; Heino 2005; Liu et al. 2015)&quot;}, &quot;citationItems&quot;: [{&quot;uris&quot;: [&quot;http://www.mendeley.com/documents/?uuid=22bbe938-0315-404f-83e5-0912d83d300b&quot;], &quot;id&quot;: &quot;ITEM-1&quot;, &quot;itemData&quot;: {&quot;container-title&quot;: &quot;Journal of Biogeography&quot;, &quot;type&quot;: &quot;article-journal&quot;, &quot;title&quot;: &quot;Relationships between local population persistence, local abundance and regional occupancy of species: Distribution patterns of diatoms in boreal streams&quot;, &quot;author&quot;: [{&quot;given&quot;: &quot;Janne&quot;, &quot;suffix&quot;: &quot;&quot;, &quot;family&quot;: &quot;Soininen&quot;, &quot;dropping-particle&quot;: &quot;&quot;, &quot;non-dropping-particle&quot;: &quot;&quot;, &quot;parse-names&quot;: false}, {&quot;given&quot;: &quot;Jani&quot;, &quot;suffix&quot;: &quot;&quot;, &quot;family&quot;: &quot;Heino&quot;, &quot;dropping-particle&quot;: &quot;&quot;, &quot;non-dropping-particle&quot;: &quot;&quot;, &quot;parse-names&quot;: false}], &quot;issue&quot;: &quot;11&quot;, &quot;id&quot;: &quot;ITEM-1&quot;, &quot;DOI&quot;: &quot;10.1111/j.1365-2699.2005.01342.x&quot;, &quot;ISBN&quot;: &quot;0305-0270&quot;, &quot;issued&quot;: {&quot;date-parts&quot;: [[&quot;2005&quot;, &quot;11&quot;]]}, &quot;volume&quot;: &quot;32&quot;, &quot;ISSN&quot;: &quot;03050270&quot;, &quot;page&quot;: &quot;1971-1978&quot;, &quot;PMID&quot;: &quot;367&quot;, &quot;abstract&quot;: &quot;Aims We have two aims: (1) to examine the relationship between local population persistence, local abundance and regional occupancy of stream diatoms and (2) to characterize the form of the species\u2013occupancy frequency distribution of stream diatoms. Location Boreal streams in Finland. There were three spatial extents: (1) across ecoregions in Finland, (2) within ecoregions in Finland, and (3) within a single drainage system in southern Finland. Methods Diatoms were sampled from stones (epilithon), sediment (epipelon) and aquatic plants (epiphyton) in streams using standardized sampling methods. To assess population persistence, diatom sampling was conducted monthly at four stream sites from June to October. The relationships between local population persistence, local abundance and regional occupancy were examined using correlation analyses. Results There was a significant positive relationship between local persistence and abundance of diatoms in epilithon, epipelon and epiphyton. Furthermore, local abundance and regional occupancy showed a significant positive relationship at multiple spatial extents; that is, across ecoregions, within ecoregions and within a drainage system. The relationships between occupancy and abundance did not differ appreciably among impacted and near pristine- reference sites. The occupancy\u2013frequency distribution was characterized by a large number of satellite species which occurred at only a few sites, whereas core species that occurred at most sites were virtually absent. Main conclusions The positive relationship between local population persistence and abundance suggested that a high local abundance may prevent local extinction or that high persistence is facilitated by a high local cell density. High local persistence and local abundance may also positively affect the degree of regional occupancy in stream diatoms. The results further showed that anthropogenic effects were probably too weak to bias the relationship between occupancy and abundance, or that the effects have already modified the distribution patterns of stream diatoms. The small number of core species in the species\u2013occupancy frequency distribution suggested that the regional distribution patterns of stream diatoms, or perhaps unicellular microbial organisms in general, may not be fundamentally different from those described previously for multicellular organisms, mainly in terrestrial environments, although average global range sizes may differ sharply bet\u2026&quot;}}, {&quot;uris&quot;: [&quot;http://www.mendeley.com/documents/?uuid=ec53c36b-1a35-396a-9107-5bedc260f4c8&quot;], &quot;id&quot;: &quot;ITEM-2&quot;, &quot;itemData&quot;: {&quot;container-title&quot;: &quot;The ISME Journal&quot;, &quot;type&quot;: &quot;article-journal&quot;, &quot;title&quot;: &quot;The biogeography of abundant and rare bacterioplankton in lakes and reservoirs of China&quot;, &quot;author&quot;: [{&quot;given&quot;: &quot;Lemian&quot;, &quot;suffix&quot;: &quot;&quot;, &quot;family&quot;: &quot;Liu&quot;, &quot;dropping-particle&quot;: &quot;&quot;, &quot;non-dropping-particle&quot;: &quot;&quot;, &quot;parse-names&quot;: false}, {&quot;given&quot;: &quot;Jun&quot;, &quot;suffix&quot;: &quot;&quot;, &quot;family&quot;: &quot;Yang&quot;, &quot;dropping-particle&quot;: &quot;&quot;, &quot;non-dropping-particle&quot;: &quot;&quot;, &quot;parse-names&quot;: false}, {&quot;given&quot;: &quot;Zheng&quot;, &quot;suffix&quot;: &quot;&quot;, &quot;family&quot;: &quot;Yu&quot;, &quot;dropping-particle&quot;: &quot;&quot;, &quot;non-dropping-particle&quot;: &quot;&quot;, &quot;parse-names&quot;: false}, {&quot;given&quot;: &quot;David M&quot;, &quot;suffix&quot;: &quot;&quot;, &quot;family&quot;: &quot;Wilkinson&quot;, &quot;dropping-particle&quot;: &quot;&quot;, &quot;non-dropping-particle&quot;: &quot;&quot;, &quot;parse-names&quot;: false}], &quot;issue&quot;: &quot;9&quot;, &quot;id&quot;: &quot;ITEM-2&quot;, &quot;DOI&quot;: &quot;10.1038/ismej.2015.29&quot;, &quot;issued&quot;: {&quot;date-parts&quot;: [[&quot;2015&quot;, &quot;9&quot;]]}, &quot;volume&quot;: &quot;9&quot;, &quot;ISSN&quot;: &quot;1751-7362&quot;, &quot;page&quot;: &quot;2068-2077&quot;, &quot;PMID&quot;: &quot;25748371&quot;, &quot;abstract&quot;: &quot;Bacteria play key roles in the ecology of both aquatic and terrestrial ecosystems; however, little is known about their diversity and biogeography, especially in the rare microbial biosphere of inland freshwater ecosystems. Here we investigated aspects of the community ecology and geographical distribution of abundant and rare bacterioplankton using high-throughput sequencing and examined the relative influence of local environmental variables and regional (spatial) factors on their geographical distribution patterns in 42 lakes and reservoirs across China. Our results showed that the geographical patterns of abundant and rare bacterial subcommunities were generally similar, and both of them showed a significant distance-decay relationship. This suggests that the rare bacterial biosphere is not a random assembly, as some authors have assumed, and that its distribution is most likely subject to the same ecological processes that control abundant taxa. However, we identified some differences between the abundant and rare groups as both groups of bacteria showed a significant positive relationship between sites occupancy and abundance, but the abundant bacteria exhibited a weaker distance-decay relationship than the rare bacteria. Our results implied that rare subcommunities were mostly governed by local environmental variables, whereas the abundant subcommunities were mainly affected by regional factors. In addition, both local and regional variables that were significantly related to the spatial variation of abundant bacterial community composition were different to those of rare ones, suggesting that abundant and rare bacteria may have discrepant ecological niches and may play different roles in natural ecosystems.&quot;, &quot;publisher&quot;: &quot;Nature Publishing Group&quot;}}], &quot;schema&quot;: &quot;https://github.com/citation-style-language/schema/raw/master/csl-citation.json&quot;, &quot;properties&quot;: {&quot;noteIndex&quot;: 0}} RNDbIIuCuzUJ5"/><text:span text:style-name="T72">(Soininen &amp; Heino 2005; Liu </text:span><text:span text:style-name="T48">et al.</text:span><text:span text:style-name="T72"> 2015)</text:span><text:reference-mark-end text:name="ADDIN CSL_CITATION {&quot;mendeley&quot;: {&quot;previouslyFormattedCitation&quot;: &quot;(Soininen &amp; Heino 2005; Liu &lt;i&gt;et al.&lt;/i&gt; 2015)&quot;, &quot;formattedCitation&quot;: &quot;(Soininen &amp; Heino 2005; Liu &lt;i&gt;et al.&lt;/i&gt; 2015)&quot;, &quot;plainTextFormattedCitation&quot;: &quot;(Soininen &amp; Heino 2005; Liu et al. 2015)&quot;}, &quot;citationItems&quot;: [{&quot;uris&quot;: [&quot;http://www.mendeley.com/documents/?uuid=22bbe938-0315-404f-83e5-0912d83d300b&quot;], &quot;id&quot;: &quot;ITEM-1&quot;, &quot;itemData&quot;: {&quot;container-title&quot;: &quot;Journal of Biogeography&quot;, &quot;type&quot;: &quot;article-journal&quot;, &quot;title&quot;: &quot;Relationships between local population persistence, local abundance and regional occupancy of species: Distribution patterns of diatoms in boreal streams&quot;, &quot;author&quot;: [{&quot;given&quot;: &quot;Janne&quot;, &quot;suffix&quot;: &quot;&quot;, &quot;family&quot;: &quot;Soininen&quot;, &quot;dropping-particle&quot;: &quot;&quot;, &quot;non-dropping-particle&quot;: &quot;&quot;, &quot;parse-names&quot;: false}, {&quot;given&quot;: &quot;Jani&quot;, &quot;suffix&quot;: &quot;&quot;, &quot;family&quot;: &quot;Heino&quot;, &quot;dropping-particle&quot;: &quot;&quot;, &quot;non-dropping-particle&quot;: &quot;&quot;, &quot;parse-names&quot;: false}], &quot;issue&quot;: &quot;11&quot;, &quot;id&quot;: &quot;ITEM-1&quot;, &quot;DOI&quot;: &quot;10.1111/j.1365-2699.2005.01342.x&quot;, &quot;ISBN&quot;: &quot;0305-0270&quot;, &quot;issued&quot;: {&quot;date-parts&quot;: [[&quot;2005&quot;, &quot;11&quot;]]}, &quot;volume&quot;: &quot;32&quot;, &quot;ISSN&quot;: &quot;03050270&quot;, &quot;page&quot;: &quot;1971-1978&quot;, &quot;PMID&quot;: &quot;367&quot;, &quot;abstract&quot;: &quot;Aims We have two aims: (1) to examine the relationship between local population persistence, local abundance and regional occupancy of stream diatoms and (2) to characterize the form of the species\u2013occupancy frequency distribution of stream diatoms. Location Boreal streams in Finland. There were three spatial extents: (1) across ecoregions in Finland, (2) within ecoregions in Finland, and (3) within a single drainage system in southern Finland. Methods Diatoms were sampled from stones (epilithon), sediment (epipelon) and aquatic plants (epiphyton) in streams using standardized sampling methods. To assess population persistence, diatom sampling was conducted monthly at four stream sites from June to October. The relationships between local population persistence, local abundance and regional occupancy were examined using correlation analyses. Results There was a significant positive relationship between local persistence and abundance of diatoms in epilithon, epipelon and epiphyton. Furthermore, local abundance and regional occupancy showed a significant positive relationship at multiple spatial extents; that is, across ecoregions, within ecoregions and within a drainage system. The relationships between occupancy and abundance did not differ appreciably among impacted and near pristine- reference sites. The occupancy\u2013frequency distribution was characterized by a large number of satellite species which occurred at only a few sites, whereas core species that occurred at most sites were virtually absent. Main conclusions The positive relationship between local population persistence and abundance suggested that a high local abundance may prevent local extinction or that high persistence is facilitated by a high local cell density. High local persistence and local abundance may also positively affect the degree of regional occupancy in stream diatoms. The results further showed that anthropogenic effects were probably too weak to bias the relationship between occupancy and abundance, or that the effects have already modified the distribution patterns of stream diatoms. The small number of core species in the species\u2013occupancy frequency distribution suggested that the regional distribution patterns of stream diatoms, or perhaps unicellular microbial organisms in general, may not be fundamentally different from those described previously for multicellular organisms, mainly in terrestrial environments, although average global range sizes may differ sharply bet\u2026&quot;}}, {&quot;uris&quot;: [&quot;http://www.mendeley.com/documents/?uuid=ec53c36b-1a35-396a-9107-5bedc260f4c8&quot;], &quot;id&quot;: &quot;ITEM-2&quot;, &quot;itemData&quot;: {&quot;container-title&quot;: &quot;The ISME Journal&quot;, &quot;type&quot;: &quot;article-journal&quot;, &quot;title&quot;: &quot;The biogeography of abundant and rare bacterioplankton in lakes and reservoirs of China&quot;, &quot;author&quot;: [{&quot;given&quot;: &quot;Lemian&quot;, &quot;suffix&quot;: &quot;&quot;, &quot;family&quot;: &quot;Liu&quot;, &quot;dropping-particle&quot;: &quot;&quot;, &quot;non-dropping-particle&quot;: &quot;&quot;, &quot;parse-names&quot;: false}, {&quot;given&quot;: &quot;Jun&quot;, &quot;suffix&quot;: &quot;&quot;, &quot;family&quot;: &quot;Yang&quot;, &quot;dropping-particle&quot;: &quot;&quot;, &quot;non-dropping-particle&quot;: &quot;&quot;, &quot;parse-names&quot;: false}, {&quot;given&quot;: &quot;Zheng&quot;, &quot;suffix&quot;: &quot;&quot;, &quot;family&quot;: &quot;Yu&quot;, &quot;dropping-particle&quot;: &quot;&quot;, &quot;non-dropping-particle&quot;: &quot;&quot;, &quot;parse-names&quot;: false}, {&quot;given&quot;: &quot;David M&quot;, &quot;suffix&quot;: &quot;&quot;, &quot;family&quot;: &quot;Wilkinson&quot;, &quot;dropping-particle&quot;: &quot;&quot;, &quot;non-dropping-particle&quot;: &quot;&quot;, &quot;parse-names&quot;: false}], &quot;issue&quot;: &quot;9&quot;, &quot;id&quot;: &quot;ITEM-2&quot;, &quot;DOI&quot;: &quot;10.1038/ismej.2015.29&quot;, &quot;issued&quot;: {&quot;date-parts&quot;: [[&quot;2015&quot;, &quot;9&quot;]]}, &quot;volume&quot;: &quot;9&quot;, &quot;ISSN&quot;: &quot;1751-7362&quot;, &quot;page&quot;: &quot;2068-2077&quot;, &quot;PMID&quot;: &quot;25748371&quot;, &quot;abstract&quot;: &quot;Bacteria play key roles in the ecology of both aquatic and terrestrial ecosystems; however, little is known about their diversity and biogeography, especially in the rare microbial biosphere of inland freshwater ecosystems. Here we investigated aspects of the community ecology and geographical distribution of abundant and rare bacterioplankton using high-throughput sequencing and examined the relative influence of local environmental variables and regional (spatial) factors on their geographical distribution patterns in 42 lakes and reservoirs across China. Our results showed that the geographical patterns of abundant and rare bacterial subcommunities were generally similar, and both of them showed a significant distance-decay relationship. This suggests that the rare bacterial biosphere is not a random assembly, as some authors have assumed, and that its distribution is most likely subject to the same ecological processes that control abundant taxa. However, we identified some differences between the abundant and rare groups as both groups of bacteria showed a significant positive relationship between sites occupancy and abundance, but the abundant bacteria exhibited a weaker distance-decay relationship than the rare bacteria. Our results implied that rare subcommunities were mostly governed by local environmental variables, whereas the abundant subcommunities were mainly affected by regional factors. In addition, both local and regional variables that were significantly related to the spatial variation of abundant bacterial community composition were different to those of rare ones, suggesting that abundant and rare bacteria may have discrepant ecological niches and may play different roles in natural ecosystems.&quot;, &quot;publisher&quot;: &quot;Nature Publishing Group&quot;}}], &quot;schema&quot;: &quot;https://github.com/citation-style-language/schema/raw/master/csl-citation.json&quot;, &quot;properties&quot;: {&quot;noteIndex&quot;: 0}} RNDbIIuCuzUJ5"/><text:span text:style-name="T72">. Therefore, </text:span><text:span text:style-name="T89">s</text:span><text:span text:style-name="T72">ampling only the most common, widespread organisms would flatten the d-d relationship by making communities appear artificially similar in composition. </text:span><text:span text:style-name="T83">T</text:span><text:span text:style-name="T84">his is in contrast to recent studies which show that spatial turnover in communities is adequately reflected by “common species” </text:span><text:reference-mark-start text:name="ADDIN CSL_CITATION {&quot;mendeley&quot;: {&quot;previouslyFormattedCitation&quot;: &quot;(Heino &amp; Soininen 2010)&quot;, &quot;formattedCitation&quot;: &quot;(Heino &amp; Soininen 2010)&quot;, &quot;plainTextFormattedCitation&quot;: &quot;(Heino &amp; Soininen 2010)&quot;}, &quot;citationItems&quot;: [{&quot;uris&quot;: [&quot;http://www.mendeley.com/documents/?uuid=3404be50-4aa6-32ee-bc84-4be4a555730a&quot;], &quot;id&quot;: &quot;ITEM-1&quot;, &quot;itemData&quot;: {&quot;container-title&quot;: &quot;Limnology and Oceanography&quot;, &quot;type&quot;: &quot;article-journal&quot;, &quot;title&quot;: &quot;Are common species sufficient in describing turnover in aquatic metacommunities along environmental and spatial gradients?&quot;, &quot;author&quot;: [{&quot;given&quot;: &quot;Jani&quot;, &quot;suffix&quot;: &quot;&quot;, &quot;family&quot;: &quot;Heino&quot;, &quot;dropping-particle&quot;: &quot;&quot;, &quot;non-dropping-particle&quot;: &quot;&quot;, &quot;parse-names&quot;: false}, {&quot;given&quot;: &quot;Janne&quot;, &quot;suffix&quot;: &quot;&quot;, &quot;family&quot;: &quot;Soininen&quot;, &quot;dropping-particle&quot;: &quot;&quot;, &quot;non-dropping-particle&quot;: &quot;&quot;, &quot;parse-names&quot;: false}], &quot;page&quot;: &quot;2397-2402&quot;, &quot;id&quot;: &quot;ITEM-1&quot;, &quot;DOI&quot;: &quot;10.4319/lo.2010.55.6.2397&quot;, &quot;ISBN&quot;: &quot;0024-3590&quot;, &quot;issued&quot;: {&quot;date-parts&quot;: [[&quot;2010&quot;, &quot;11&quot;]]}, &quot;volume&quot;: &quot;55&quot;, &quot;ISSN&quot;: &quot;00243590&quot;, &quot;issue&quot;: &quot;6&quot;, &quot;abstract&quot;: &quot;Recent findings have suggested that large-scale diversity patterns are primarily driven by widespread species, while rare species are less important in this regard. The degree to which variation in the diversity of local communities in the context of metacommunity ecology concurs with these findings has not been rigorously examined to date. It is also unknown if community turnover along environmental and spatial gradients is mostly attributable to common as opposed to rare species. We examined spatial turnover for three categories of species, all, common, and rare, in seven aquatic metacommunities using simple and partial Mantel tests. We found that variation in turnover along environmental and spatial gradients was generally similar among all, common, and rare species categories, with five of the seven data sets following this pattern. Our findings thus suggest that spatial turnover in aquatic metacommunities can often be adequately described using common species. More importantly, our findings also suggest that turnoverenvironment relationships can also be described relatively well using information from common species only.&quot;}}], &quot;schema&quot;: &quot;https://github.com/citation-style-language/schema/raw/master/csl-citation.json&quot;, &quot;properties&quot;: {&quot;noteIndex&quot;: 0}} RNDSV9B6OOMPR"/><text:span text:style-name="T84">(Heino &amp; Soininen 2010)</text:span><text:reference-mark-end text:name="ADDIN CSL_CITATION {&quot;mendeley&quot;: {&quot;previouslyFormattedCitation&quot;: &quot;(Heino &amp; Soininen 2010)&quot;, &quot;formattedCitation&quot;: &quot;(Heino &amp; Soininen 2010)&quot;, &quot;plainTextFormattedCitation&quot;: &quot;(Heino &amp; Soininen 2010)&quot;}, &quot;citationItems&quot;: [{&quot;uris&quot;: [&quot;http://www.mendeley.com/documents/?uuid=3404be50-4aa6-32ee-bc84-4be4a555730a&quot;], &quot;id&quot;: &quot;ITEM-1&quot;, &quot;itemData&quot;: {&quot;container-title&quot;: &quot;Limnology and Oceanography&quot;, &quot;type&quot;: &quot;article-journal&quot;, &quot;title&quot;: &quot;Are common species sufficient in describing turnover in aquatic metacommunities along environmental and spatial gradients?&quot;, &quot;author&quot;: [{&quot;given&quot;: &quot;Jani&quot;, &quot;suffix&quot;: &quot;&quot;, &quot;family&quot;: &quot;Heino&quot;, &quot;dropping-particle&quot;: &quot;&quot;, &quot;non-dropping-particle&quot;: &quot;&quot;, &quot;parse-names&quot;: false}, {&quot;given&quot;: &quot;Janne&quot;, &quot;suffix&quot;: &quot;&quot;, &quot;family&quot;: &quot;Soininen&quot;, &quot;dropping-particle&quot;: &quot;&quot;, &quot;non-dropping-particle&quot;: &quot;&quot;, &quot;parse-names&quot;: false}], &quot;page&quot;: &quot;2397-2402&quot;, &quot;id&quot;: &quot;ITEM-1&quot;, &quot;DOI&quot;: &quot;10.4319/lo.2010.55.6.2397&quot;, &quot;ISBN&quot;: &quot;0024-3590&quot;, &quot;issued&quot;: {&quot;date-parts&quot;: [[&quot;2010&quot;, &quot;11&quot;]]}, &quot;volume&quot;: &quot;55&quot;, &quot;ISSN&quot;: &quot;00243590&quot;, &quot;issue&quot;: &quot;6&quot;, &quot;abstract&quot;: &quot;Recent findings have suggested that large-scale diversity patterns are primarily driven by widespread species, while rare species are less important in this regard. The degree to which variation in the diversity of local communities in the context of metacommunity ecology concurs with these findings has not been rigorously examined to date. It is also unknown if community turnover along environmental and spatial gradients is mostly attributable to common as opposed to rare species. We examined spatial turnover for three categories of species, all, common, and rare, in seven aquatic metacommunities using simple and partial Mantel tests. We found that variation in turnover along environmental and spatial gradients was generally similar among all, common, and rare species categories, with five of the seven data sets following this pattern. Our findings thus suggest that spatial turnover in aquatic metacommunities can often be adequately described using common species. More importantly, our findings also suggest that turnoverenvironment relationships can also be described relatively well using information from common species only.&quot;}}], &quot;schema&quot;: &quot;https://github.com/citation-style-language/schema/raw/master/csl-citation.json&quot;, &quot;properties&quot;: {&quot;noteIndex&quot;: 0}} RNDSV9B6OOMPR"/><text:span text:style-name="T84">. </text:span><text:span text:style-name="T85">However, microbial communities are often enormously diverse and exhibit extremely “long tailed” species abundance distributions, such that the vast majority of microbial species in a community are “rare” </text:span><text:reference-mark-start text:name="ADDIN CSL_CITATION {&quot;mendeley&quot;: {&quot;previouslyFormattedCitation&quot;: &quot;(Hong &lt;i&gt;et al.&lt;/i&gt; 2006; Galand &lt;i&gt;et al.&lt;/i&gt; 2009; Locey &amp; Lennon 2016)&quot;, &quot;formattedCitation&quot;: &quot;(Hong &lt;i&gt;et al.&lt;/i&gt; 2006; Galand &lt;i&gt;et al.&lt;/i&gt; 2009; Locey &amp; Lennon 2016)&quot;, &quot;plainTextFormattedCitation&quot;: &quot;(Hong et al. 2006; Galand et al. 2009; Locey &amp; Lennon 2016)&quot;}, &quot;citationItems&quot;: [{&quot;uris&quot;: [&quot;http://www.mendeley.com/documents/?uuid=bf206a68-a818-3c16-bc96-663d424038b1&quot;], &quot;id&quot;: &quot;ITEM-1&quot;, &quot;itemData&quot;: {&quot;container-title&quot;: &quot;Proceedings of the National Academy of Sciences of the United States of America&quot;, &quot;type&quot;: &quot;article-journal&quot;, &quot;title&quot;: &quot;Ecology of the rare microbial biosphere of the Arctic Ocean.&quot;, &quot;author&quot;: [{&quot;given&quot;: &quot;Pierre E&quot;, &quot;suffix&quot;: &quot;&quot;, &quot;family&quot;: &quot;Galand&quot;, &quot;dropping-particle&quot;: &quot;&quot;, &quot;non-dropping-particle&quot;: &quot;&quot;, &quot;parse-names&quot;: false}, {&quot;given&quot;: &quot;Emilio O&quot;, &quot;suffix&quot;: &quot;&quot;, &quot;family&quot;: &quot;Casamayor&quot;, &quot;dropping-particle&quot;: &quot;&quot;, &quot;non-dropping-particle&quot;: &quot;&quot;, &quot;parse-names&quot;: false}, {&quot;given&quot;: &quot;David L&quot;, &quot;suffix&quot;: &quot;&quot;, &quot;family&quot;: &quot;Kirchman&quot;, &quot;dropping-particle&quot;: &quot;&quot;, &quot;non-dropping-particle&quot;: &quot;&quot;, &quot;parse-names&quot;: false}, {&quot;given&quot;: &quot;Connie&quot;, &quot;suffix&quot;: &quot;&quot;, &quot;family&quot;: &quot;Lovejoy&quot;, &quot;dropping-particle&quot;: &quot;&quot;, &quot;non-dropping-particle&quot;: &quot;&quot;, &quot;parse-names&quot;: false}], &quot;issue&quot;: &quot;52&quot;, &quot;id&quot;: &quot;ITEM-1&quot;, &quot;DOI&quot;: &quot;10.1073/pnas.0908284106&quot;, &quot;ISBN&quot;: &quot;1091-6490 (Electronic)\\r0027-8424 (Linking)&quot;, &quot;issued&quot;: {&quot;date-parts&quot;: [[&quot;2009&quot;, &quot;12&quot;, &quot;29&quot;]]}, &quot;volume&quot;: &quot;106&quot;, &quot;ISSN&quot;: &quot;1091-6490&quot;, &quot;page&quot;: &quot;22427-22432&quot;, &quot;PMID&quot;: &quot;20018741&quot;, &quot;abstract&quot;: &quot;Understanding the role of microbes in the oceans has focused on taxa that occur in high abundance; yet most of the marine microbial diversity is largely determined by a long tail of low-abundance taxa. This rare biosphere may have a cosmopolitan distribution because of high dispersal and low loss rates, and possibly represents a source of phylotypes that become abundant when environmental conditions change. However, the true ecological role of rare marine microorganisms is still not known. Here, we use pyrosequencing to describe the structure and composition of the rare biosphere and to test whether it represents cosmopolitan taxa or whether, similar to abundant phylotypes, the rare community has a biogeography. Our examination of 740,353 16S rRNA gene sequences from 32 bacterial and archaeal communities from various locations of the Arctic Ocean showed that rare phylotypes did not have a cosmopolitan distribution but, rather, followed patterns similar to those of the most abundant members of the community and of the entire community. The abundance distributions of rare and abundant phylotypes were different, following a log-series and log-normal model, respectively, and the taxonomic composition of the rare biosphere was similar to the composition of the abundant phylotypes. We conclude that the rare biosphere has a biogeography and that its tremendous diversity is most likely subjected to ecological processes such as selection, speciation, and extinction.&quot;, &quot;publisher&quot;: &quot;National Academy of Sciences&quot;}}, {&quot;uris&quot;: [&quot;http://www.mendeley.com/documents/?uuid=3b1410ed-dbfe-323f-8106-c0cfa32763df&quot;], &quot;id&quot;: &quot;ITEM-2&quot;, &quot;itemData&quot;: {&quot;container-title&quot;: &quot;Proceedings of the National Academy of Sciences of the United States of America&quot;, &quot;type&quot;: &quot;article-journal&quot;, &quot;title&quot;: &quot;Predicting microbial species richness&quot;, &quot;author&quot;: [{&quot;given&quot;: &quot;Sun Hee&quot;, &quot;suffix&quot;: &quot;&quot;, &quot;family&quot;: &quot;Hong&quot;, &quot;dropping-particle&quot;: &quot;&quot;, &quot;non-dropping-particle&quot;: &quot;&quot;, &quot;parse-names&quot;: false}, {&quot;given&quot;: &quot;John&quot;, &quot;suffix&quot;: &quot;&quot;, &quot;family&quot;: &quot;Bunge&quot;, &quot;dropping-particle&quot;: &quot;&quot;, &quot;non-dropping-particle&quot;: &quot;&quot;, &quot;parse-names&quot;: false}, {&quot;given&quot;: &quot;Sun Ok&quot;, &quot;suffix&quot;: &quot;&quot;, &quot;family&quot;: &quot;Jeon&quot;, &quot;dropping-particle&quot;: &quot;&quot;, &quot;non-dropping-particle&quot;: &quot;&quot;, &quot;parse-names&quot;: false}, {&quot;given&quot;: &quot;Slava S&quot;, &quot;suffix&quot;: &quot;&quot;, &quot;family&quot;: &quot;Epstein&quot;, &quot;dropping-particle&quot;: &quot;&quot;, &quot;non-dropping-particle&quot;: &quot;&quot;, &quot;parse-names&quot;: false}], &quot;issue&quot;: &quot;1&quot;, &quot;id&quot;: &quot;ITEM-2&quot;, &quot;DOI&quot;: &quot;10.1073/pnas.0507245102&quot;, &quot;ISBN&quot;: &quot;0027-8424&quot;, &quot;issued&quot;: {&quot;date-parts&quot;: [[&quot;2006&quot;, &quot;1&quot;, &quot;3&quot;]]}, &quot;volume&quot;: &quot;103&quot;, &quot;ISSN&quot;: &quot;00278424&quot;, &quot;page&quot;: &quot;117-122&quot;, &quot;PMID&quot;: &quot;16368757&quot;, &quot;abstract&quot;: &quot;Microorganisms are spectacularly diverse phylogenetically, but available\\nestimates of their species richness are vague and problematic. For\\nexample, for comparable environments, the estimated numbers of species\\nrange from a few dozen or hundreds to tens of thousands and even\\nhalf a million. Such estimates provide no baseline information on\\neither local or global microbial species richness. We argue that\\nthis uncertainty is due in large part to the way statistical tools\\nare used, if not indeed misused, in biodiversity research. Here we\\ndevelop a powerful synthetic statistical approach to quantify biodiversity.\\nIt provides statistically sound estimates of microbial richness at\\nany level of taxonomic hierarchy. We apply this approach to a large\\noriginal 16S rRNA dataset on marine bacterial diversity and show\\nthat the number of bacterial species in a sample from marine sediments\\nis (2.4 +/- 0.5 SE) x 103. We argue that our methodology provides\\nestimates of microbial richness that are reliable and general, have\\nbiologically meaningful SEs, and meet other fundamental statistical\\nstandards. This approach can be an essential tool in biodiversity\\nresearch, and the estimates of microbial richness presented here\\ncan serve as a baseline in microbial diversity studies&quot;, &quot;publisher&quot;: &quot;National Academy of Sciences&quot;}}, {&quot;uris&quot;: [&quot;http://www.mendeley.com/documents/?uuid=68880482-303e-4d04-9728-b5dad9696ef7&quot;], &quot;id&quot;: &quot;ITEM-3&quot;, &quot;itemData&quot;: {&quot;container-title&quot;: &quot;Proceedings of the National Academy of Sciences&quot;, &quot;type&quot;: &quot;article-journal&quot;, &quot;ISSN&quot;: &quot;0027-8424&quot;, &quot;title&quot;: &quot;Scaling laws predict global microbial diversity&quot;, &quot;author&quot;: [{&quot;given&quot;: &quot;Kenneth J.&quot;, &quot;suffix&quot;: &quot;&quot;, &quot;family&quot;: &quot;Locey&quot;, &quot;dropping-particle&quot;: &quot;&quot;, &quot;non-dropping-particle&quot;: &quot;&quot;, &quot;parse-names&quot;: false}, {&quot;given&quot;: &quot;Jay T.&quot;, &quot;suffix&quot;: &quot;&quot;, &quot;family&quot;: &quot;Lennon&quot;, &quot;dropping-particle&quot;: &quot;&quot;, &quot;non-dropping-particle&quot;: &quot;&quot;, &quot;parse-names&quot;: false}], &quot;page&quot;: &quot;201521291&quot;, &quot;id&quot;: &quot;ITEM-3&quot;, &quot;DOI&quot;: &quot;10.1073/pnas.1521291113&quot;, &quot;abstract&quot;: &quot;SignificanceEcological scaling laws are intensively studied for their predictive power and universal nature but often fail to unify biodiversity across domains of life. Using a global-scale compilation of microbial and macrobial data, we uncover relationships of commonness and rarity that scale with abundance at similar rates for microorganisms and macroscopic plants and animals. We then show a unified scaling law that predicts the abundance of dominant species across 30 orders of magnitude to the scale of all microorganisms on Earth. Using this scaling law combined with the lognormal model of biodiversity, we predict that Earth is home to as many as 1 trillion (1012) microbial species. Scaling laws underpin unifying theories of biodiversity and are among the most predictively powerful relationships in biology. However, scaling laws developed for plants and animals often go untested or fail to hold for microorganisms. As a result, it is unclear whether scaling laws of biodiversity will span evolutionarily distant domains of life that encompass all modes of metabolism and scales of abundance. Using a global-scale compilation of [~]35,000 sites and [~]5.6*106 species, including the largest ever inventory of high-throughput molecular data and one of the largest compilations of plant and animal community data, we show similar rates of scaling in commonness and rarity across microorganisms and macroscopic plants and animals. We document a universal dominance scaling law that holds across 30 orders of magnitude, an unprecedented expanse that predicts the abundance of dominant ocean bacteria. In combining this scaling law with the lognormal model of biodiversity, we predict that Earth is home to upward of 1 trillion (1012) microbial species. Microbial biodiversity seems greater than ever anticipated yet predictable from the smallest to the largest microbiome.&quot;, &quot;issued&quot;: {&quot;date-parts&quot;: [[&quot;2016&quot;, &quot;5&quot;, &quot;2&quot;]]}}}], &quot;schema&quot;: &quot;https://github.com/citation-style-language/schema/raw/master/csl-citation.json&quot;, &quot;properties&quot;: {&quot;noteIndex&quot;: 0}} RNDoKlxArJAcp"/><text:span text:style-name="T85">(Hong </text:span><text:span text:style-name="T49">et al.</text:span><text:span text:style-name="T85"> 2006; Galand </text:span><text:span text:style-name="T49">et al.</text:span><text:span text:style-name="T85"> 2009; Locey &amp; Lennon 2016)</text:span><text:reference-mark-end text:name="ADDIN CSL_CITATION {&quot;mendeley&quot;: {&quot;previouslyFormattedCitation&quot;: &quot;(Hong &lt;i&gt;et al.&lt;/i&gt; 2006; Galand &lt;i&gt;et al.&lt;/i&gt; 2009; Locey &amp; Lennon 2016)&quot;, &quot;formattedCitation&quot;: &quot;(Hong &lt;i&gt;et al.&lt;/i&gt; 2006; Galand &lt;i&gt;et al.&lt;/i&gt; 2009; Locey &amp; Lennon 2016)&quot;, &quot;plainTextFormattedCitation&quot;: &quot;(Hong et al. 2006; Galand et al. 2009; Locey &amp; Lennon 2016)&quot;}, &quot;citationItems&quot;: [{&quot;uris&quot;: [&quot;http://www.mendeley.com/documents/?uuid=bf206a68-a818-3c16-bc96-663d424038b1&quot;], &quot;id&quot;: &quot;ITEM-1&quot;, &quot;itemData&quot;: {&quot;container-title&quot;: &quot;Proceedings of the National Academy of Sciences of the United States of America&quot;, &quot;type&quot;: &quot;article-journal&quot;, &quot;title&quot;: &quot;Ecology of the rare microbial biosphere of the Arctic Ocean.&quot;, &quot;author&quot;: [{&quot;given&quot;: &quot;Pierre E&quot;, &quot;suffix&quot;: &quot;&quot;, &quot;family&quot;: &quot;Galand&quot;, &quot;dropping-particle&quot;: &quot;&quot;, &quot;non-dropping-particle&quot;: &quot;&quot;, &quot;parse-names&quot;: false}, {&quot;given&quot;: &quot;Emilio O&quot;, &quot;suffix&quot;: &quot;&quot;, &quot;family&quot;: &quot;Casamayor&quot;, &quot;dropping-particle&quot;: &quot;&quot;, &quot;non-dropping-particle&quot;: &quot;&quot;, &quot;parse-names&quot;: false}, {&quot;given&quot;: &quot;David L&quot;, &quot;suffix&quot;: &quot;&quot;, &quot;family&quot;: &quot;Kirchman&quot;, &quot;dropping-particle&quot;: &quot;&quot;, &quot;non-dropping-particle&quot;: &quot;&quot;, &quot;parse-names&quot;: false}, {&quot;given&quot;: &quot;Connie&quot;, &quot;suffix&quot;: &quot;&quot;, &quot;family&quot;: &quot;Lovejoy&quot;, &quot;dropping-particle&quot;: &quot;&quot;, &quot;non-dropping-particle&quot;: &quot;&quot;, &quot;parse-names&quot;: false}], &quot;issue&quot;: &quot;52&quot;, &quot;id&quot;: &quot;ITEM-1&quot;, &quot;DOI&quot;: &quot;10.1073/pnas.0908284106&quot;, &quot;ISBN&quot;: &quot;1091-6490 (Electronic)\\r0027-8424 (Linking)&quot;, &quot;issued&quot;: {&quot;date-parts&quot;: [[&quot;2009&quot;, &quot;12&quot;, &quot;29&quot;]]}, &quot;volume&quot;: &quot;106&quot;, &quot;ISSN&quot;: &quot;1091-6490&quot;, &quot;page&quot;: &quot;22427-22432&quot;, &quot;PMID&quot;: &quot;20018741&quot;, &quot;abstract&quot;: &quot;Understanding the role of microbes in the oceans has focused on taxa that occur in high abundance; yet most of the marine microbial diversity is largely determined by a long tail of low-abundance taxa. This rare biosphere may have a cosmopolitan distribution because of high dispersal and low loss rates, and possibly represents a source of phylotypes that become abundant when environmental conditions change. However, the true ecological role of rare marine microorganisms is still not known. Here, we use pyrosequencing to describe the structure and composition of the rare biosphere and to test whether it represents cosmopolitan taxa or whether, similar to abundant phylotypes, the rare community has a biogeography. Our examination of 740,353 16S rRNA gene sequences from 32 bacterial and archaeal communities from various locations of the Arctic Ocean showed that rare phylotypes did not have a cosmopolitan distribution but, rather, followed patterns similar to those of the most abundant members of the community and of the entire community. The abundance distributions of rare and abundant phylotypes were different, following a log-series and log-normal model, respectively, and the taxonomic composition of the rare biosphere was similar to the composition of the abundant phylotypes. We conclude that the rare biosphere has a biogeography and that its tremendous diversity is most likely subjected to ecological processes such as selection, speciation, and extinction.&quot;, &quot;publisher&quot;: &quot;National Academy of Sciences&quot;}}, {&quot;uris&quot;: [&quot;http://www.mendeley.com/documents/?uuid=3b1410ed-dbfe-323f-8106-c0cfa32763df&quot;], &quot;id&quot;: &quot;ITEM-2&quot;, &quot;itemData&quot;: {&quot;container-title&quot;: &quot;Proceedings of the National Academy of Sciences of the United States of America&quot;, &quot;type&quot;: &quot;article-journal&quot;, &quot;title&quot;: &quot;Predicting microbial species richness&quot;, &quot;author&quot;: [{&quot;given&quot;: &quot;Sun Hee&quot;, &quot;suffix&quot;: &quot;&quot;, &quot;family&quot;: &quot;Hong&quot;, &quot;dropping-particle&quot;: &quot;&quot;, &quot;non-dropping-particle&quot;: &quot;&quot;, &quot;parse-names&quot;: false}, {&quot;given&quot;: &quot;John&quot;, &quot;suffix&quot;: &quot;&quot;, &quot;family&quot;: &quot;Bunge&quot;, &quot;dropping-particle&quot;: &quot;&quot;, &quot;non-dropping-particle&quot;: &quot;&quot;, &quot;parse-names&quot;: false}, {&quot;given&quot;: &quot;Sun Ok&quot;, &quot;suffix&quot;: &quot;&quot;, &quot;family&quot;: &quot;Jeon&quot;, &quot;dropping-particle&quot;: &quot;&quot;, &quot;non-dropping-particle&quot;: &quot;&quot;, &quot;parse-names&quot;: false}, {&quot;given&quot;: &quot;Slava S&quot;, &quot;suffix&quot;: &quot;&quot;, &quot;family&quot;: &quot;Epstein&quot;, &quot;dropping-particle&quot;: &quot;&quot;, &quot;non-dropping-particle&quot;: &quot;&quot;, &quot;parse-names&quot;: false}], &quot;issue&quot;: &quot;1&quot;, &quot;id&quot;: &quot;ITEM-2&quot;, &quot;DOI&quot;: &quot;10.1073/pnas.0507245102&quot;, &quot;ISBN&quot;: &quot;0027-8424&quot;, &quot;issued&quot;: {&quot;date-parts&quot;: [[&quot;2006&quot;, &quot;1&quot;, &quot;3&quot;]]}, &quot;volume&quot;: &quot;103&quot;, &quot;ISSN&quot;: &quot;00278424&quot;, &quot;page&quot;: &quot;117-122&quot;, &quot;PMID&quot;: &quot;16368757&quot;, &quot;abstract&quot;: &quot;Microorganisms are spectacularly diverse phylogenetically, but available\\nestimates of their species richness are vague and problematic. For\\nexample, for comparable environments, the estimated numbers of species\\nrange from a few dozen or hundreds to tens of thousands and even\\nhalf a million. Such estimates provide no baseline information on\\neither local or global microbial species richness. We argue that\\nthis uncertainty is due in large part to the way statistical tools\\nare used, if not indeed misused, in biodiversity research. Here we\\ndevelop a powerful synthetic statistical approach to quantify biodiversity.\\nIt provides statistically sound estimates of microbial richness at\\nany level of taxonomic hierarchy. We apply this approach to a large\\noriginal 16S rRNA dataset on marine bacterial diversity and show\\nthat the number of bacterial species in a sample from marine sediments\\nis (2.4 +/- 0.5 SE) x 103. We argue that our methodology provides\\nestimates of microbial richness that are reliable and general, have\\nbiologically meaningful SEs, and meet other fundamental statistical\\nstandards. This approach can be an essential tool in biodiversity\\nresearch, and the estimates of microbial richness presented here\\ncan serve as a baseline in microbial diversity studies&quot;, &quot;publisher&quot;: &quot;National Academy of Sciences&quot;}}, {&quot;uris&quot;: [&quot;http://www.mendeley.com/documents/?uuid=68880482-303e-4d04-9728-b5dad9696ef7&quot;], &quot;id&quot;: &quot;ITEM-3&quot;, &quot;itemData&quot;: {&quot;container-title&quot;: &quot;Proceedings of the National Academy of Sciences&quot;, &quot;type&quot;: &quot;article-journal&quot;, &quot;ISSN&quot;: &quot;0027-8424&quot;, &quot;title&quot;: &quot;Scaling laws predict global microbial diversity&quot;, &quot;author&quot;: [{&quot;given&quot;: &quot;Kenneth J.&quot;, &quot;suffix&quot;: &quot;&quot;, &quot;family&quot;: &quot;Locey&quot;, &quot;dropping-particle&quot;: &quot;&quot;, &quot;non-dropping-particle&quot;: &quot;&quot;, &quot;parse-names&quot;: false}, {&quot;given&quot;: &quot;Jay T.&quot;, &quot;suffix&quot;: &quot;&quot;, &quot;family&quot;: &quot;Lennon&quot;, &quot;dropping-particle&quot;: &quot;&quot;, &quot;non-dropping-particle&quot;: &quot;&quot;, &quot;parse-names&quot;: false}], &quot;page&quot;: &quot;201521291&quot;, &quot;id&quot;: &quot;ITEM-3&quot;, &quot;DOI&quot;: &quot;10.1073/pnas.1521291113&quot;, &quot;abstract&quot;: &quot;SignificanceEcological scaling laws are intensively studied for their predictive power and universal nature but often fail to unify biodiversity across domains of life. Using a global-scale compilation of microbial and macrobial data, we uncover relationships of commonness and rarity that scale with abundance at similar rates for microorganisms and macroscopic plants and animals. We then show a unified scaling law that predicts the abundance of dominant species across 30 orders of magnitude to the scale of all microorganisms on Earth. Using this scaling law combined with the lognormal model of biodiversity, we predict that Earth is home to as many as 1 trillion (1012) microbial species. Scaling laws underpin unifying theories of biodiversity and are among the most predictively powerful relationships in biology. However, scaling laws developed for plants and animals often go untested or fail to hold for microorganisms. As a result, it is unclear whether scaling laws of biodiversity will span evolutionarily distant domains of life that encompass all modes of metabolism and scales of abundance. Using a global-scale compilation of [~]35,000 sites and [~]5.6*106 species, including the largest ever inventory of high-throughput molecular data and one of the largest compilations of plant and animal community data, we show similar rates of scaling in commonness and rarity across microorganisms and macroscopic plants and animals. We document a universal dominance scaling law that holds across 30 orders of magnitude, an unprecedented expanse that predicts the abundance of dominant ocean bacteria. In combining this scaling law with the lognormal model of biodiversity, we predict that Earth is home to upward of 1 trillion (1012) microbial species. Microbial biodiversity seems greater than ever anticipated yet predictable from the smallest to the largest microbiome.&quot;, &quot;issued&quot;: {&quot;date-parts&quot;: [[&quot;2016&quot;, &quot;5&quot;, &quot;2&quot;]]}}}], &quot;schema&quot;: &quot;https://github.com/citation-style-language/schema/raw/master/csl-citation.json&quot;, &quot;properties&quot;: {&quot;noteIndex&quot;: 0}} RNDoKlxArJAcp"/><text:span text:style-name="T85">. </text:span><text:span text:style-name="T86">Therefore, it is likely that in microbial communities, common species alone </text:span><text:span text:style-name="T90">may</text:span><text:span text:style-name="T86"> not adequately reflect patterns in spatial turnover </text:span><text:reference-mark-start text:name="ADDIN CSL_CITATION {&quot;mendeley&quot;: {&quot;previouslyFormattedCitation&quot;: &quot;(Galand &lt;i&gt;et al.&lt;/i&gt; 2009)&quot;, &quot;formattedCitation&quot;: &quot;(Galand &lt;i&gt;et al.&lt;/i&gt; 2009)&quot;, &quot;plainTextFormattedCitation&quot;: &quot;(Galand et al. 2009)&quot;}, &quot;citationItems&quot;: [{&quot;uris&quot;: [&quot;http://www.mendeley.com/documents/?uuid=bf206a68-a818-3c16-bc96-663d424038b1&quot;], &quot;id&quot;: &quot;ITEM-1&quot;, &quot;itemData&quot;: {&quot;container-title&quot;: &quot;Proceedings of the National Academy of Sciences of the United States of America&quot;, &quot;type&quot;: &quot;article-journal&quot;, &quot;title&quot;: &quot;Ecology of the rare microbial biosphere of the Arctic Ocean.&quot;, &quot;author&quot;: [{&quot;given&quot;: &quot;Pierre E&quot;, &quot;suffix&quot;: &quot;&quot;, &quot;family&quot;: &quot;Galand&quot;, &quot;dropping-particle&quot;: &quot;&quot;, &quot;non-dropping-particle&quot;: &quot;&quot;, &quot;parse-names&quot;: false}, {&quot;given&quot;: &quot;Emilio O&quot;, &quot;suffix&quot;: &quot;&quot;, &quot;family&quot;: &quot;Casamayor&quot;, &quot;dropping-particle&quot;: &quot;&quot;, &quot;non-dropping-particle&quot;: &quot;&quot;, &quot;parse-names&quot;: false}, {&quot;given&quot;: &quot;David L&quot;, &quot;suffix&quot;: &quot;&quot;, &quot;family&quot;: &quot;Kirchman&quot;, &quot;dropping-particle&quot;: &quot;&quot;, &quot;non-dropping-particle&quot;: &quot;&quot;, &quot;parse-names&quot;: false}, {&quot;given&quot;: &quot;Connie&quot;, &quot;suffix&quot;: &quot;&quot;, &quot;family&quot;: &quot;Lovejoy&quot;, &quot;dropping-particle&quot;: &quot;&quot;, &quot;non-dropping-particle&quot;: &quot;&quot;, &quot;parse-names&quot;: false}], &quot;issue&quot;: &quot;52&quot;, &quot;id&quot;: &quot;ITEM-1&quot;, &quot;DOI&quot;: &quot;10.1073/pnas.0908284106&quot;, &quot;ISBN&quot;: &quot;1091-6490 (Electronic)\\r0027-8424 (Linking)&quot;, &quot;issued&quot;: {&quot;date-parts&quot;: [[&quot;2009&quot;, &quot;12&quot;, &quot;29&quot;]]}, &quot;volume&quot;: &quot;106&quot;, &quot;ISSN&quot;: &quot;1091-6490&quot;, &quot;page&quot;: &quot;22427-22432&quot;, &quot;PMID&quot;: &quot;20018741&quot;, &quot;abstract&quot;: &quot;Understanding the role of microbes in the oceans has focused on taxa that occur in high abundance; yet most of the marine microbial diversity is largely determined by a long tail of low-abundance taxa. This rare biosphere may have a cosmopolitan distribution because of high dispersal and low loss rates, and possibly represents a source of phylotypes that become abundant when environmental conditions change. However, the true ecological role of rare marine microorganisms is still not known. Here, we use pyrosequencing to describe the structure and composition of the rare biosphere and to test whether it represents cosmopolitan taxa or whether, similar to abundant phylotypes, the rare community has a biogeography. Our examination of 740,353 16S rRNA gene sequences from 32 bacterial and archaeal communities from various locations of the Arctic Ocean showed that rare phylotypes did not have a cosmopolitan distribution but, rather, followed patterns similar to those of the most abundant members of the community and of the entire community. The abundance distributions of rare and abundant phylotypes were different, following a log-series and log-normal model, respectively, and the taxonomic composition of the rare biosphere was similar to the composition of the abundant phylotypes. We conclude that the rare biosphere has a biogeography and that its tremendous diversity is most likely subjected to ecological processes such as selection, speciation, and extinction.&quot;, &quot;publisher&quot;: &quot;National Academy of Sciences&quot;}}], &quot;schema&quot;: &quot;https://github.com/citation-style-language/schema/raw/master/csl-citation.json&quot;, &quot;properties&quot;: {&quot;noteIndex&quot;: 0}} RNDXXJkKlNgrV"/><text:span text:style-name="T86">(Galand </text:span><text:span text:style-name="T50">et al.</text:span><text:span text:style-name="T86"> 2009)</text:span><text:reference-mark-end text:name="ADDIN CSL_CITATION {&quot;mendeley&quot;: {&quot;previouslyFormattedCitation&quot;: &quot;(Galand &lt;i&gt;et al.&lt;/i&gt; 2009)&quot;, &quot;formattedCitation&quot;: &quot;(Galand &lt;i&gt;et al.&lt;/i&gt; 2009)&quot;, &quot;plainTextFormattedCitation&quot;: &quot;(Galand et al. 2009)&quot;}, &quot;citationItems&quot;: [{&quot;uris&quot;: [&quot;http://www.mendeley.com/documents/?uuid=bf206a68-a818-3c16-bc96-663d424038b1&quot;], &quot;id&quot;: &quot;ITEM-1&quot;, &quot;itemData&quot;: {&quot;container-title&quot;: &quot;Proceedings of the National Academy of Sciences of the United States of America&quot;, &quot;type&quot;: &quot;article-journal&quot;, &quot;title&quot;: &quot;Ecology of the rare microbial biosphere of the Arctic Ocean.&quot;, &quot;author&quot;: [{&quot;given&quot;: &quot;Pierre E&quot;, &quot;suffix&quot;: &quot;&quot;, &quot;family&quot;: &quot;Galand&quot;, &quot;dropping-particle&quot;: &quot;&quot;, &quot;non-dropping-particle&quot;: &quot;&quot;, &quot;parse-names&quot;: false}, {&quot;given&quot;: &quot;Emilio O&quot;, &quot;suffix&quot;: &quot;&quot;, &quot;family&quot;: &quot;Casamayor&quot;, &quot;dropping-particle&quot;: &quot;&quot;, &quot;non-dropping-particle&quot;: &quot;&quot;, &quot;parse-names&quot;: false}, {&quot;given&quot;: &quot;David L&quot;, &quot;suffix&quot;: &quot;&quot;, &quot;family&quot;: &quot;Kirchman&quot;, &quot;dropping-particle&quot;: &quot;&quot;, &quot;non-dropping-particle&quot;: &quot;&quot;, &quot;parse-names&quot;: false}, {&quot;given&quot;: &quot;Connie&quot;, &quot;suffix&quot;: &quot;&quot;, &quot;family&quot;: &quot;Lovejoy&quot;, &quot;dropping-particle&quot;: &quot;&quot;, &quot;non-dropping-particle&quot;: &quot;&quot;, &quot;parse-names&quot;: false}], &quot;issue&quot;: &quot;52&quot;, &quot;id&quot;: &quot;ITEM-1&quot;, &quot;DOI&quot;: &quot;10.1073/pnas.0908284106&quot;, &quot;ISBN&quot;: &quot;1091-6490 (Electronic)\\r0027-8424 (Linking)&quot;, &quot;issued&quot;: {&quot;date-parts&quot;: [[&quot;2009&quot;, &quot;12&quot;, &quot;29&quot;]]}, &quot;volume&quot;: &quot;106&quot;, &quot;ISSN&quot;: &quot;1091-6490&quot;, &quot;page&quot;: &quot;22427-22432&quot;, &quot;PMID&quot;: &quot;20018741&quot;, &quot;abstract&quot;: &quot;Understanding the role of microbes in the oceans has focused on taxa that occur in high abundance; yet most of the marine microbial diversity is largely determined by a long tail of low-abundance taxa. This rare biosphere may have a cosmopolitan distribution because of high dispersal and low loss rates, and possibly represents a source of phylotypes that become abundant when environmental conditions change. However, the true ecological role of rare marine microorganisms is still not known. Here, we use pyrosequencing to describe the structure and composition of the rare biosphere and to test whether it represents cosmopolitan taxa or whether, similar to abundant phylotypes, the rare community has a biogeography. Our examination of 740,353 16S rRNA gene sequences from 32 bacterial and archaeal communities from various locations of the Arctic Ocean showed that rare phylotypes did not have a cosmopolitan distribution but, rather, followed patterns similar to those of the most abundant members of the community and of the entire community. The abundance distributions of rare and abundant phylotypes were different, following a log-series and log-normal model, respectively, and the taxonomic composition of the rare biosphere was similar to the composition of the abundant phylotypes. We conclude that the rare biosphere has a biogeography and that its tremendous diversity is most likely subjected to ecological processes such as selection, speciation, and extinction.&quot;, &quot;publisher&quot;: &quot;National Academy of Sciences&quot;}}], &quot;schema&quot;: &quot;https://github.com/citation-style-language/schema/raw/master/csl-citation.json&quot;, &quot;properties&quot;: {&quot;noteIndex&quot;: 0}} RNDXXJkKlNgrV"/><text:span text:style-name="T86">.</text:span></text:p>
      <text:p text:style-name="P13"/>
      <text:p text:style-name="P14"><text:span text:style-name="T26">Another methodological choice that was found to influence the strength of the microbial d-d relationship is the choice of dissimilarity index. Dissimilarity indices can vary in the type of data they consider (</text:span><text:span text:style-name="T73">quantitative vs qualitative</text:span><text:span text:style-name="T26">), the type of distance they quantify (compositional vs. phylogenetic), and the weight they place on common, rare, </text:span><text:span text:style-name="T92">or absent</text:span><text:span text:style-name="T26"> species </text:span><text:reference-mark-start text:name="ADDIN CSL_CITATION {&quot;mendeley&quot;: {&quot;previouslyFormattedCitation&quot;: &quot;(Anderson &lt;i&gt;et al.&lt;/i&gt; 2011)&quot;, &quot;formattedCitation&quot;: &quot;(Anderson &lt;i&gt;et al.&lt;/i&gt; 2011)&quot;, &quot;plainTextFormattedCitation&quot;: &quot;(Anderson et al. 2011)&quot;}, &quot;citationItems&quot;: [{&quot;uris&quot;: [&quot;http://www.mendeley.com/documents/?uuid=5251dce1-b0ce-3c16-87e6-efbcba5372a9&quot;], &quot;id&quot;: &quot;ITEM-1&quot;, &quot;itemData&quot;: {&quot;container-title&quot;: &quot;Ecology Letters&quot;, &quot;type&quot;: &quot;article-journal&quot;, &quot;title&quot;: &quot;Navigating the multiple meanings of \u03b2 diversity: A roadmap for the practicing ecologist&quot;, &quot;author&quot;: [{&quot;given&quot;: &quot;Marti J.&quot;, &quot;suffix&quot;: &quot;&quot;, &quot;family&quot;: &quot;Anderson&quot;, &quot;dropping-particle&quot;: &quot;&quot;, &quot;non-dropping-particle&quot;: &quot;&quot;, &quot;parse-names&quot;: false}, {&quot;given&quot;: &quot;Thomas O.&quot;, &quot;suffix&quot;: &quot;&quot;, &quot;family&quot;: &quot;Crist&quot;, &quot;dropping-particle&quot;: &quot;&quot;, &quot;non-dropping-particle&quot;: &quot;&quot;, &quot;parse-names&quot;: false}, {&quot;given&quot;: &quot;Jonathan M.&quot;, &quot;suffix&quot;: &quot;&quot;, &quot;family&quot;: &quot;Chase&quot;, &quot;dropping-particle&quot;: &quot;&quot;, &quot;non-dropping-particle&quot;: &quot;&quot;, &quot;parse-names&quot;: false}, {&quot;given&quot;: &quot;Mark&quot;, &quot;suffix&quot;: &quot;&quot;, &quot;family&quot;: &quot;Vellend&quot;, &quot;dropping-particle&quot;: &quot;&quot;, &quot;non-dropping-particle&quot;: &quot;&quot;, &quot;parse-names&quot;: false}, {&quot;given&quot;: &quot;Brian D.&quot;, &quot;suffix&quot;: &quot;&quot;, &quot;family&quot;: &quot;Inouye&quot;, &quot;dropping-particle&quot;: &quot;&quot;, &quot;non-dropping-particle&quot;: &quot;&quot;, &quot;parse-names&quot;: false}, {&quot;given&quot;: &quot;Amy L.&quot;, &quot;suffix&quot;: &quot;&quot;, &quot;family&quot;: &quot;Freestone&quot;, &quot;dropping-particle&quot;: &quot;&quot;, &quot;non-dropping-particle&quot;: &quot;&quot;, &quot;parse-names&quot;: false}, {&quot;given&quot;: &quot;Nathan J.&quot;, &quot;suffix&quot;: &quot;&quot;, &quot;family&quot;: &quot;Sanders&quot;, &quot;dropping-particle&quot;: &quot;&quot;, &quot;non-dropping-particle&quot;: &quot;&quot;, &quot;parse-names&quot;: false}, {&quot;given&quot;: &quot;Howard&quot;, &quot;suffix&quot;: &quot;&quot;, &quot;family&quot;: &quot;Cornell&quot;, &quot;dropping-particle&quot;: &quot;V.&quot;, &quot;non-dropping-particle&quot;: &quot;&quot;, &quot;parse-names&quot;: false}, {&quot;given&quot;: &quot;Liza S.&quot;, &quot;suffix&quot;: &quot;&quot;, &quot;family&quot;: &quot;Comita&quot;, &quot;dropping-particle&quot;: &quot;&quot;, &quot;non-dropping-particle&quot;: &quot;&quot;, &quot;parse-names&quot;: false}, {&quot;given&quot;: &quot;Kendi F.&quot;, &quot;suffix&quot;: &quot;&quot;, &quot;family&quot;: &quot;Davies&quot;, &quot;dropping-particle&quot;: &quot;&quot;, &quot;non-dropping-particle&quot;: &quot;&quot;, &quot;parse-names&quot;: false}, {&quot;given&quot;: &quot;Susan P.&quot;, &quot;suffix&quot;: &quot;&quot;, &quot;family&quot;: &quot;Harrison&quot;, &quot;dropping-particle&quot;: &quot;&quot;, &quot;non-dropping-particle&quot;: &quot;&quot;, &quot;parse-names&quot;: false}, {&quot;given&quot;: &quot;Nathan J. B.&quot;, &quot;suffix&quot;: &quot;&quot;, &quot;family&quot;: &quot;Kraft&quot;, &quot;dropping-particle&quot;: &quot;&quot;, &quot;non-dropping-particle&quot;: &quot;&quot;, &quot;parse-names&quot;: false}, {&quot;given&quot;: &quot;James C.&quot;, &quot;suffix&quot;: &quot;&quot;, &quot;family&quot;: &quot;Stegen&quot;, &quot;dropping-particle&quot;: &quot;&quot;, &quot;non-dropping-particle&quot;: &quot;&quot;, &quot;parse-names&quot;: false}, {&quot;given&quot;: &quot;Nathan G.&quot;, &quot;suffix&quot;: &quot;&quot;, &quot;family&quot;: &quot;Swenson&quot;, &quot;dropping-particle&quot;: &quot;&quot;, &quot;non-dropping-particle&quot;: &quot;&quot;, &quot;parse-names&quot;: false}], &quot;issue&quot;: &quot;1&quot;, &quot;id&quot;: &quot;ITEM-1&quot;, &quot;DOI&quot;: &quot;10.1111/j.1461-0248.2010.01552.x&quot;, &quot;ISBN&quot;: &quot;1461-0248 (Electronic)\\r1461-023X (Linking)&quot;, &quot;issued&quot;: {&quot;date-parts&quot;: [[&quot;2011&quot;, &quot;1&quot;]]}, &quot;volume&quot;: &quot;14&quot;, &quot;ISSN&quot;: &quot;1461023X&quot;, &quot;page&quot;: &quot;19-28&quot;, &quot;PMID&quot;: &quot;21070562&quot;, &quot;abstract&quot;: &quot;A recent increase in studies of \u03b2 diversity has yielded a confusing array of concepts, measures and methods. Here, we provide a roadmap of the most widely used and ecologically relevant approaches for analysis through a series of mission statements. We distinguish two types of \u03b2 diversity: directional turnover along a gradient vs. non-directional variation. Different measures emphasize different properties of ecological data. Such properties include the degree of emphasis on presence/absence vs. relative abundance information and the inclusion vs. exclusion of joint absences. Judicious use of multiple measures in concert can uncover the underlying nature of patterns in \u03b2 diversity for a given dataset. A case study of Indonesian coral assemblages shows the utility of a multi-faceted approach. We advocate careful consideration of relevant questions, matched by appropriate analyses. The rigorous application of null models will also help to reveal potential processes driving observed patterns in \u03b2 diversity.&quot;, &quot;publisher&quot;: &quot;Blackwell Publishing Ltd&quot;}}], &quot;schema&quot;: &quot;https://github.com/citation-style-language/schema/raw/master/csl-citation.json&quot;, &quot;properties&quot;: {&quot;noteIndex&quot;: 0}} RNDqp07U8xBjS"/><text:span text:style-name="T26">(Anderson </text:span><text:span text:style-name="T28">et al.</text:span><text:span text:style-name="T26"> 2011)</text:span><text:reference-mark-end text:name="ADDIN CSL_CITATION {&quot;mendeley&quot;: {&quot;previouslyFormattedCitation&quot;: &quot;(Anderson &lt;i&gt;et al.&lt;/i&gt; 2011)&quot;, &quot;formattedCitation&quot;: &quot;(Anderson &lt;i&gt;et al.&lt;/i&gt; 2011)&quot;, &quot;plainTextFormattedCitation&quot;: &quot;(Anderson et al. 2011)&quot;}, &quot;citationItems&quot;: [{&quot;uris&quot;: [&quot;http://www.mendeley.com/documents/?uuid=5251dce1-b0ce-3c16-87e6-efbcba5372a9&quot;], &quot;id&quot;: &quot;ITEM-1&quot;, &quot;itemData&quot;: {&quot;container-title&quot;: &quot;Ecology Letters&quot;, &quot;type&quot;: &quot;article-journal&quot;, &quot;title&quot;: &quot;Navigating the multiple meanings of \u03b2 diversity: A roadmap for the practicing ecologist&quot;, &quot;author&quot;: [{&quot;given&quot;: &quot;Marti J.&quot;, &quot;suffix&quot;: &quot;&quot;, &quot;family&quot;: &quot;Anderson&quot;, &quot;dropping-particle&quot;: &quot;&quot;, &quot;non-dropping-particle&quot;: &quot;&quot;, &quot;parse-names&quot;: false}, {&quot;given&quot;: &quot;Thomas O.&quot;, &quot;suffix&quot;: &quot;&quot;, &quot;family&quot;: &quot;Crist&quot;, &quot;dropping-particle&quot;: &quot;&quot;, &quot;non-dropping-particle&quot;: &quot;&quot;, &quot;parse-names&quot;: false}, {&quot;given&quot;: &quot;Jonathan M.&quot;, &quot;suffix&quot;: &quot;&quot;, &quot;family&quot;: &quot;Chase&quot;, &quot;dropping-particle&quot;: &quot;&quot;, &quot;non-dropping-particle&quot;: &quot;&quot;, &quot;parse-names&quot;: false}, {&quot;given&quot;: &quot;Mark&quot;, &quot;suffix&quot;: &quot;&quot;, &quot;family&quot;: &quot;Vellend&quot;, &quot;dropping-particle&quot;: &quot;&quot;, &quot;non-dropping-particle&quot;: &quot;&quot;, &quot;parse-names&quot;: false}, {&quot;given&quot;: &quot;Brian D.&quot;, &quot;suffix&quot;: &quot;&quot;, &quot;family&quot;: &quot;Inouye&quot;, &quot;dropping-particle&quot;: &quot;&quot;, &quot;non-dropping-particle&quot;: &quot;&quot;, &quot;parse-names&quot;: false}, {&quot;given&quot;: &quot;Amy L.&quot;, &quot;suffix&quot;: &quot;&quot;, &quot;family&quot;: &quot;Freestone&quot;, &quot;dropping-particle&quot;: &quot;&quot;, &quot;non-dropping-particle&quot;: &quot;&quot;, &quot;parse-names&quot;: false}, {&quot;given&quot;: &quot;Nathan J.&quot;, &quot;suffix&quot;: &quot;&quot;, &quot;family&quot;: &quot;Sanders&quot;, &quot;dropping-particle&quot;: &quot;&quot;, &quot;non-dropping-particle&quot;: &quot;&quot;, &quot;parse-names&quot;: false}, {&quot;given&quot;: &quot;Howard&quot;, &quot;suffix&quot;: &quot;&quot;, &quot;family&quot;: &quot;Cornell&quot;, &quot;dropping-particle&quot;: &quot;V.&quot;, &quot;non-dropping-particle&quot;: &quot;&quot;, &quot;parse-names&quot;: false}, {&quot;given&quot;: &quot;Liza S.&quot;, &quot;suffix&quot;: &quot;&quot;, &quot;family&quot;: &quot;Comita&quot;, &quot;dropping-particle&quot;: &quot;&quot;, &quot;non-dropping-particle&quot;: &quot;&quot;, &quot;parse-names&quot;: false}, {&quot;given&quot;: &quot;Kendi F.&quot;, &quot;suffix&quot;: &quot;&quot;, &quot;family&quot;: &quot;Davies&quot;, &quot;dropping-particle&quot;: &quot;&quot;, &quot;non-dropping-particle&quot;: &quot;&quot;, &quot;parse-names&quot;: false}, {&quot;given&quot;: &quot;Susan P.&quot;, &quot;suffix&quot;: &quot;&quot;, &quot;family&quot;: &quot;Harrison&quot;, &quot;dropping-particle&quot;: &quot;&quot;, &quot;non-dropping-particle&quot;: &quot;&quot;, &quot;parse-names&quot;: false}, {&quot;given&quot;: &quot;Nathan J. B.&quot;, &quot;suffix&quot;: &quot;&quot;, &quot;family&quot;: &quot;Kraft&quot;, &quot;dropping-particle&quot;: &quot;&quot;, &quot;non-dropping-particle&quot;: &quot;&quot;, &quot;parse-names&quot;: false}, {&quot;given&quot;: &quot;James C.&quot;, &quot;suffix&quot;: &quot;&quot;, &quot;family&quot;: &quot;Stegen&quot;, &quot;dropping-particle&quot;: &quot;&quot;, &quot;non-dropping-particle&quot;: &quot;&quot;, &quot;parse-names&quot;: false}, {&quot;given&quot;: &quot;Nathan G.&quot;, &quot;suffix&quot;: &quot;&quot;, &quot;family&quot;: &quot;Swenson&quot;, &quot;dropping-particle&quot;: &quot;&quot;, &quot;non-dropping-particle&quot;: &quot;&quot;, &quot;parse-names&quot;: false}], &quot;issue&quot;: &quot;1&quot;, &quot;id&quot;: &quot;ITEM-1&quot;, &quot;DOI&quot;: &quot;10.1111/j.1461-0248.2010.01552.x&quot;, &quot;ISBN&quot;: &quot;1461-0248 (Electronic)\\r1461-023X (Linking)&quot;, &quot;issued&quot;: {&quot;date-parts&quot;: [[&quot;2011&quot;, &quot;1&quot;]]}, &quot;volume&quot;: &quot;14&quot;, &quot;ISSN&quot;: &quot;1461023X&quot;, &quot;page&quot;: &quot;19-28&quot;, &quot;PMID&quot;: &quot;21070562&quot;, &quot;abstract&quot;: &quot;A recent increase in studies of \u03b2 diversity has yielded a confusing array of concepts, measures and methods. Here, we provide a roadmap of the most widely used and ecologically relevant approaches for analysis through a series of mission statements. We distinguish two types of \u03b2 diversity: directional turnover along a gradient vs. non-directional variation. Different measures emphasize different properties of ecological data. Such properties include the degree of emphasis on presence/absence vs. relative abundance information and the inclusion vs. exclusion of joint absences. Judicious use of multiple measures in concert can uncover the underlying nature of patterns in \u03b2 diversity for a given dataset. A case study of Indonesian coral assemblages shows the utility of a multi-faceted approach. We advocate careful consideration of relevant questions, matched by appropriate analyses. The rigorous application of null models will also help to reveal potential processes driving observed patterns in \u03b2 diversity.&quot;, &quot;publisher&quot;: &quot;Blackwell Publishing Ltd&quot;}}], &quot;schema&quot;: &quot;https://github.com/citation-style-language/schema/raw/master/csl-citation.json&quot;, &quot;properties&quot;: {&quot;noteIndex&quot;: 0}} RNDqp07U8xBjS"/><text:span text:style-name="T26">. Within our study, </text:span><text:span text:style-name="T73">we found significant differences in the d-d relationship between different indices, and between different index types. In particular, d-d relationship using phylogenetic indices were </text:span><text:span text:style-name="T112">significantly</text:span><text:span text:style-name="T73"> flatter than compositional indices, whereas there was no difference between binary (presence/absence) and abundance based indices. </text:span><text:span text:style-name="T74">Phylogenetic dissimilarity metrics may result in lower Mantel correlation coefficients for the same reason that fingerprinting methods do; because communities predominantly differ at fine </text:span><text:span text:style-name="T75">taxonomic resolutions. This means that communities may share large proportions of phylogenetic branch lengths, but will differ in exact species or OTU composition. </text:span><text:span text:style-name="T91">In contrast, community composition metrics give no weight to how related communities are at broader taxonomic levels. </text:span><text:span text:style-name="T75"><text:s/>The result of this is that communities appear more </text:span><text:soft-page-break/><text:span text:style-name="T75">similar than when compared with compositional dissimilarity metrics, resulting in flatter d-d relationships (and therefore lower Mantel coefficients). </text:span><text:span text:style-name="T92">This effect might be exacerbated when all sampled communities are from environmentally similar sites, which select for particular taxonomic groups. For example, </text:span><text:span text:style-name="T113">extremophilic habitats such as solar salterns, may be dominated by relatively few families, yet may be distinct at the OTU/species level </text:span><text:reference-mark-start text:name="ADDIN CSL_CITATION {&quot;mendeley&quot;: {&quot;previouslyFormattedCitation&quot;: &quot;(Zhaxybayeva &lt;i&gt;et al.&lt;/i&gt; 2013)&quot;, &quot;formattedCitation&quot;: &quot;(Zhaxybayeva &lt;i&gt;et al.&lt;/i&gt; 2013)&quot;, &quot;plainTextFormattedCitation&quot;: &quot;(Zhaxybayeva et al. 2013)&quot;}, &quot;citationItems&quot;: [{&quot;uris&quot;: [&quot;http://www.mendeley.com/documents/?uuid=ec5f4301-d95e-4ca6-a607-00cf227dfef9&quot;], &quot;id&quot;: &quot;ITEM-1&quot;, &quot;itemData&quot;: {&quot;container-title&quot;: &quot;Extremophiles&quot;, &quot;type&quot;: &quot;article-journal&quot;, &quot;title&quot;: &quot;Cell sorting analysis of geographically separated hypersaline environments&quot;, &quot;author&quot;: [{&quot;given&quot;: &quot;Olga&quot;, &quot;suffix&quot;: &quot;&quot;, &quot;family&quot;: &quot;Zhaxybayeva&quot;, &quot;dropping-particle&quot;: &quot;&quot;, &quot;non-dropping-particle&quot;: &quot;&quot;, &quot;parse-names&quot;: false}, {&quot;given&quot;: &quot;Ramunas&quot;, &quot;suffix&quot;: &quot;&quot;, &quot;family&quot;: &quot;Stepanauskas&quot;, &quot;dropping-particle&quot;: &quot;&quot;, &quot;non-dropping-particle&quot;: &quot;&quot;, &quot;parse-names&quot;: false}, {&quot;given&quot;: &quot;Nikhil Ram&quot;, &quot;suffix&quot;: &quot;&quot;, &quot;family&quot;: &quot;Mohan&quot;, &quot;dropping-particle&quot;: &quot;&quot;, &quot;non-dropping-particle&quot;: &quot;&quot;, &quot;parse-names&quot;: false}, {&quot;given&quot;: &quot;R. Thane&quot;, &quot;suffix&quot;: &quot;&quot;, &quot;family&quot;: &quot;Papke&quot;, &quot;dropping-particle&quot;: &quot;&quot;, &quot;non-dropping-particle&quot;: &quot;&quot;, &quot;parse-names&quot;: false}], &quot;issue&quot;: &quot;2&quot;, &quot;id&quot;: &quot;ITEM-1&quot;, &quot;DOI&quot;: &quot;10.1007/s00792-013-0514-z&quot;, &quot;ISBN&quot;: &quot;1431-0651&quot;, &quot;issued&quot;: {&quot;date-parts&quot;: [[&quot;2013&quot;, &quot;3&quot;]]}, &quot;volume&quot;: &quot;17&quot;, &quot;ISSN&quot;: &quot;14310651&quot;, &quot;page&quot;: &quot;265-275&quot;, &quot;PMID&quot;: &quot;23358730&quot;, &quot;abstract&quot;: &quot;Biogeography of microbial populations remains to be poorly understood, and a novel technique of single cell sorting promises a new level of resolution for microbial diversity studies. Using single cell sorting, we compared saturated NaCl brine environments (32-35~%) of the South Bay Salt Works in Chula Vista in California (USA) and Santa Pola saltern near Alicante (Spain). Although some overlap in community composition was detected, both samples were significantly different and included previously undiscovered 16S rRNA sequences. The community from Chula Vista saltern had a large bacterial fraction, which consisted of diverse Bacteroidetes and Proteobacteria. In contrast, Archaea dominated Santa Pola's community and its bacterial fraction consisted of the previously known Salinibacter lineages. The recently reported group of halophilic Archaea, Nanohaloarchaea, was detected at both sites. We demonstrate that cell sorting is a useful technique for analysis of halophilic microbial communities, and is capable of identifying yet unknown or divergent lineages. Furthermore, we argue that observed differences in community composition reflect restricted dispersal between sites, a likely mechanism for diversification of halophilic microorganisms.&quot;}}], &quot;schema&quot;: &quot;https://github.com/citation-style-language/schema/raw/master/csl-citation.json&quot;, &quot;properties&quot;: {&quot;noteIndex&quot;: 0}} RNDFPBODTJ1ro"/><text:span text:style-name="T113">(Zhaxybayeva </text:span><text:span text:style-name="T51">et al.</text:span><text:span text:style-name="T113"> 2013)</text:span><text:reference-mark-end text:name="ADDIN CSL_CITATION {&quot;mendeley&quot;: {&quot;previouslyFormattedCitation&quot;: &quot;(Zhaxybayeva &lt;i&gt;et al.&lt;/i&gt; 2013)&quot;, &quot;formattedCitation&quot;: &quot;(Zhaxybayeva &lt;i&gt;et al.&lt;/i&gt; 2013)&quot;, &quot;plainTextFormattedCitation&quot;: &quot;(Zhaxybayeva et al. 2013)&quot;}, &quot;citationItems&quot;: [{&quot;uris&quot;: [&quot;http://www.mendeley.com/documents/?uuid=ec5f4301-d95e-4ca6-a607-00cf227dfef9&quot;], &quot;id&quot;: &quot;ITEM-1&quot;, &quot;itemData&quot;: {&quot;container-title&quot;: &quot;Extremophiles&quot;, &quot;type&quot;: &quot;article-journal&quot;, &quot;title&quot;: &quot;Cell sorting analysis of geographically separated hypersaline environments&quot;, &quot;author&quot;: [{&quot;given&quot;: &quot;Olga&quot;, &quot;suffix&quot;: &quot;&quot;, &quot;family&quot;: &quot;Zhaxybayeva&quot;, &quot;dropping-particle&quot;: &quot;&quot;, &quot;non-dropping-particle&quot;: &quot;&quot;, &quot;parse-names&quot;: false}, {&quot;given&quot;: &quot;Ramunas&quot;, &quot;suffix&quot;: &quot;&quot;, &quot;family&quot;: &quot;Stepanauskas&quot;, &quot;dropping-particle&quot;: &quot;&quot;, &quot;non-dropping-particle&quot;: &quot;&quot;, &quot;parse-names&quot;: false}, {&quot;given&quot;: &quot;Nikhil Ram&quot;, &quot;suffix&quot;: &quot;&quot;, &quot;family&quot;: &quot;Mohan&quot;, &quot;dropping-particle&quot;: &quot;&quot;, &quot;non-dropping-particle&quot;: &quot;&quot;, &quot;parse-names&quot;: false}, {&quot;given&quot;: &quot;R. Thane&quot;, &quot;suffix&quot;: &quot;&quot;, &quot;family&quot;: &quot;Papke&quot;, &quot;dropping-particle&quot;: &quot;&quot;, &quot;non-dropping-particle&quot;: &quot;&quot;, &quot;parse-names&quot;: false}], &quot;issue&quot;: &quot;2&quot;, &quot;id&quot;: &quot;ITEM-1&quot;, &quot;DOI&quot;: &quot;10.1007/s00792-013-0514-z&quot;, &quot;ISBN&quot;: &quot;1431-0651&quot;, &quot;issued&quot;: {&quot;date-parts&quot;: [[&quot;2013&quot;, &quot;3&quot;]]}, &quot;volume&quot;: &quot;17&quot;, &quot;ISSN&quot;: &quot;14310651&quot;, &quot;page&quot;: &quot;265-275&quot;, &quot;PMID&quot;: &quot;23358730&quot;, &quot;abstract&quot;: &quot;Biogeography of microbial populations remains to be poorly understood, and a novel technique of single cell sorting promises a new level of resolution for microbial diversity studies. Using single cell sorting, we compared saturated NaCl brine environments (32-35~%) of the South Bay Salt Works in Chula Vista in California (USA) and Santa Pola saltern near Alicante (Spain). Although some overlap in community composition was detected, both samples were significantly different and included previously undiscovered 16S rRNA sequences. The community from Chula Vista saltern had a large bacterial fraction, which consisted of diverse Bacteroidetes and Proteobacteria. In contrast, Archaea dominated Santa Pola's community and its bacterial fraction consisted of the previously known Salinibacter lineages. The recently reported group of halophilic Archaea, Nanohaloarchaea, was detected at both sites. We demonstrate that cell sorting is a useful technique for analysis of halophilic microbial communities, and is capable of identifying yet unknown or divergent lineages. Furthermore, we argue that observed differences in community composition reflect restricted dispersal between sites, a likely mechanism for diversification of halophilic microorganisms.&quot;}}], &quot;schema&quot;: &quot;https://github.com/citation-style-language/schema/raw/master/csl-citation.json&quot;, &quot;properties&quot;: {&quot;noteIndex&quot;: 0}} RNDFPBODTJ1ro"/><text:span text:style-name="T113"><office:annotation><dc:creator>Unknown Author</dc:creator><dc:date>2017-08-08T13:13:42.703774481</dc:date><text:p text:style-name="P69"><text:span text:style-name="T156">Add Clark et al 2017 nearer time.</text:span></text:p></office:annotation></text:span><text:span text:style-name="T92">.</text:span></text:p>
      <text:p text:style-name="P14"/>
      <text:p text:style-name="P14"><text:span text:style-name="T77">Surprisingly, we observed no difference between quantitative and qualitative dissimilarity indices. </text:span><text:span text:style-name="T91">This suggests that qualitative compositional differences between communities drive d-d relationships rather than quantitative changes in species composition and abundance. </text:span><text:span text:style-name="T93">Previous studies that have applied both presence/absence based and abundance based indices suggest that </text:span><text:span text:style-name="T94">they may be highly correlated in microbial communities </text:span><text:reference-mark-start text:name="ADDIN CSL_CITATION {&quot;mendeley&quot;: {&quot;previouslyFormattedCitation&quot;: &quot;(Martiny &lt;i&gt;et al.&lt;/i&gt; 2011)&quot;, &quot;formattedCitation&quot;: &quot;(Martiny &lt;i&gt;et al.&lt;/i&gt; 2011)&quot;, &quot;plainTextFormattedCitation&quot;: &quot;(Martiny et al. 2011)&quot;}, &quot;citationItems&quot;: [{&quot;uris&quot;: [&quot;http://www.mendeley.com/documents/?uuid=01e5b127-9f02-490b-afc0-6d58fcc7c1e2&quot;], &quot;id&quot;: &quot;ITEM-1&quot;, &quot;itemData&quot;: {&quot;container-title&quot;: &quot;Proceedings of the National Academy of Sciences of the United States of America&quot;, &quot;type&quot;: &quot;article-journal&quot;, &quot;title&quot;: &quot;Drivers of bacterial \u03b2-diversity depend on spatial scale&quot;, &quot;author&quot;: [{&quot;given&quot;: &quot;Jennifer B H&quot;, &quot;suffix&quot;: &quot;&quot;, &quot;family&quot;: &quot;Martiny&quot;, &quot;dropping-particle&quot;: &quot;&quot;, &quot;non-dropping-particle&quot;: &quot;&quot;, &quot;parse-names&quot;: false}, {&quot;given&quot;: &quot;Jonathan A&quot;, &quot;suffix&quot;: &quot;&quot;, &quot;family&quot;: &quot;Eisen&quot;, &quot;dropping-particle&quot;: &quot;&quot;, &quot;non-dropping-particle&quot;: &quot;&quot;, &quot;parse-names&quot;: false}, {&quot;given&quot;: &quot;Kevin&quot;, &quot;suffix&quot;: &quot;&quot;, &quot;family&quot;: &quot;Penn&quot;, &quot;dropping-particle&quot;: &quot;&quot;, &quot;non-dropping-particle&quot;: &quot;&quot;, &quot;parse-names&quot;: false}, {&quot;given&quot;: &quot;Steven D&quot;, &quot;suffix&quot;: &quot;&quot;, &quot;family&quot;: &quot;Allison&quot;, &quot;dropping-particle&quot;: &quot;&quot;, &quot;non-dropping-particle&quot;: &quot;&quot;, &quot;parse-names&quot;: false}, {&quot;given&quot;: &quot;M Claire&quot;, &quot;suffix&quot;: &quot;&quot;, &quot;family&quot;: &quot;Horner-Devine&quot;, &quot;dropping-particle&quot;: &quot;&quot;, &quot;non-dropping-particle&quot;: &quot;&quot;, &quot;parse-names&quot;: false}], &quot;issue&quot;: &quot;19&quot;, &quot;id&quot;: &quot;ITEM-1&quot;, &quot;DOI&quot;: &quot;10.1073/pnas.1016308108/-/DCSupplemental.www.pnas.org/cgi/doi/10.1073/pnas.1016308108&quot;, &quot;ISBN&quot;: &quot;1016308108&quot;, &quot;issued&quot;: {&quot;date-parts&quot;: [[&quot;2011&quot;]]}, &quot;volume&quot;: &quot;108&quot;, &quot;ISSN&quot;: &quot;0027-8424&quot;, &quot;page&quot;: &quot;7850-7854&quot;, &quot;PMID&quot;: &quot;21518859&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schema&quot;: &quot;https://github.com/citation-style-language/schema/raw/master/csl-citation.json&quot;, &quot;properties&quot;: {&quot;noteIndex&quot;: 0}} RNDiJ2YADhduQ"/><text:span text:style-name="T94">(Martiny </text:span><text:span text:style-name="T52">et al.</text:span><text:span text:style-name="T94"> 2011)</text:span><text:reference-mark-end text:name="ADDIN CSL_CITATION {&quot;mendeley&quot;: {&quot;previouslyFormattedCitation&quot;: &quot;(Martiny &lt;i&gt;et al.&lt;/i&gt; 2011)&quot;, &quot;formattedCitation&quot;: &quot;(Martiny &lt;i&gt;et al.&lt;/i&gt; 2011)&quot;, &quot;plainTextFormattedCitation&quot;: &quot;(Martiny et al. 2011)&quot;}, &quot;citationItems&quot;: [{&quot;uris&quot;: [&quot;http://www.mendeley.com/documents/?uuid=01e5b127-9f02-490b-afc0-6d58fcc7c1e2&quot;], &quot;id&quot;: &quot;ITEM-1&quot;, &quot;itemData&quot;: {&quot;container-title&quot;: &quot;Proceedings of the National Academy of Sciences of the United States of America&quot;, &quot;type&quot;: &quot;article-journal&quot;, &quot;title&quot;: &quot;Drivers of bacterial \u03b2-diversity depend on spatial scale&quot;, &quot;author&quot;: [{&quot;given&quot;: &quot;Jennifer B H&quot;, &quot;suffix&quot;: &quot;&quot;, &quot;family&quot;: &quot;Martiny&quot;, &quot;dropping-particle&quot;: &quot;&quot;, &quot;non-dropping-particle&quot;: &quot;&quot;, &quot;parse-names&quot;: false}, {&quot;given&quot;: &quot;Jonathan A&quot;, &quot;suffix&quot;: &quot;&quot;, &quot;family&quot;: &quot;Eisen&quot;, &quot;dropping-particle&quot;: &quot;&quot;, &quot;non-dropping-particle&quot;: &quot;&quot;, &quot;parse-names&quot;: false}, {&quot;given&quot;: &quot;Kevin&quot;, &quot;suffix&quot;: &quot;&quot;, &quot;family&quot;: &quot;Penn&quot;, &quot;dropping-particle&quot;: &quot;&quot;, &quot;non-dropping-particle&quot;: &quot;&quot;, &quot;parse-names&quot;: false}, {&quot;given&quot;: &quot;Steven D&quot;, &quot;suffix&quot;: &quot;&quot;, &quot;family&quot;: &quot;Allison&quot;, &quot;dropping-particle&quot;: &quot;&quot;, &quot;non-dropping-particle&quot;: &quot;&quot;, &quot;parse-names&quot;: false}, {&quot;given&quot;: &quot;M Claire&quot;, &quot;suffix&quot;: &quot;&quot;, &quot;family&quot;: &quot;Horner-Devine&quot;, &quot;dropping-particle&quot;: &quot;&quot;, &quot;non-dropping-particle&quot;: &quot;&quot;, &quot;parse-names&quot;: false}], &quot;issue&quot;: &quot;19&quot;, &quot;id&quot;: &quot;ITEM-1&quot;, &quot;DOI&quot;: &quot;10.1073/pnas.1016308108/-/DCSupplemental.www.pnas.org/cgi/doi/10.1073/pnas.1016308108&quot;, &quot;ISBN&quot;: &quot;1016308108&quot;, &quot;issued&quot;: {&quot;date-parts&quot;: [[&quot;2011&quot;]]}, &quot;volume&quot;: &quot;108&quot;, &quot;ISSN&quot;: &quot;0027-8424&quot;, &quot;page&quot;: &quot;7850-7854&quot;, &quot;PMID&quot;: &quot;21518859&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schema&quot;: &quot;https://github.com/citation-style-language/schema/raw/master/csl-citation.json&quot;, &quot;properties&quot;: {&quot;noteIndex&quot;: 0}} RNDiJ2YADhduQ"/><text:span text:style-name="T94">, and result in similar estimations of d-d relationships </text:span><text:reference-mark-start text:name="ADDIN CSL_CITATION {&quot;mendeley&quot;: {&quot;manualFormatting&quot;: &quot;(e.g. Green et al. 2004, Glassman et al. 2015)&quot;, &quot;previouslyFormattedCitation&quot;: &quot;(Green &lt;i&gt;et al.&lt;/i&gt; 2004; Glassman &lt;i&gt;et al.&lt;/i&gt; 2015)&quot;, &quot;formattedCitation&quot;: &quot;(Green &lt;i&gt;et al.&lt;/i&gt; 2004; Glassman &lt;i&gt;et al.&lt;/i&gt; 2015)&quot;, &quot;plainTextFormattedCitation&quot;: &quot;(Green et al. 2004; Glassman et al. 2015)&quot;}, &quot;citationItems&quot;: [{&quot;uris&quot;: [&quot;http://www.mendeley.com/documents/?uuid=1a9fe817-2e18-4160-9f52-0f8d6df4648a&quot;], &quot;id&quot;: &quot;ITEM-1&quot;, &quot;itemData&quot;: {&quot;container-title&quot;: &quot;Nature&quot;, &quot;type&quot;: &quot;article-journal&quot;, &quot;title&quot;: &quot;Spatial scaling of microbial eukaryote diversity&quot;, &quot;author&quot;: [{&quot;given&quot;: &quot;J L&quot;, &quot;suffix&quot;: &quot;&quot;, &quot;family&quot;: &quot;Green&quot;, &quot;dropping-particle&quot;: &quot;&quot;, &quot;non-dropping-particle&quot;: &quot;&quot;, &quot;parse-names&quot;: false}, {&quot;given&quot;: &quot;A J&quot;, &quot;suffix&quot;: &quot;&quot;, &quot;family&quot;: &quot;Holmes&quot;, &quot;dropping-particle&quot;: &quot;&quot;, &quot;non-dropping-particle&quot;: &quot;&quot;, &quot;parse-names&quot;: false}, {&quot;given&quot;: &quot;M&quot;, &quot;suffix&quot;: &quot;&quot;, &quot;family&quot;: &quot;Westoby&quot;, &quot;dropping-particle&quot;: &quot;&quot;, &quot;non-dropping-particle&quot;: &quot;&quot;, &quot;parse-names&quot;: false}, {&quot;given&quot;: &quot;I&quot;, &quot;suffix&quot;: &quot;&quot;, &quot;family&quot;: &quot;Oliver&quot;, &quot;dropping-particle&quot;: &quot;&quot;, &quot;non-dropping-particle&quot;: &quot;&quot;, &quot;parse-names&quot;: false}, {&quot;given&quot;: &quot;D&quot;, &quot;suffix&quot;: &quot;&quot;, &quot;family&quot;: &quot;Briscoe&quot;, &quot;dropping-particle&quot;: &quot;&quot;, &quot;non-dropping-particle&quot;: &quot;&quot;, &quot;parse-names&quot;: false}, {&quot;given&quot;: &quot;M&quot;, &quot;suffix&quot;: &quot;&quot;, &quot;family&quot;: &quot;Dangerfield&quot;, &quot;dropping-particle&quot;: &quot;&quot;, &quot;non-dropping-particle&quot;: &quot;&quot;, &quot;parse-names&quot;: false}, {&quot;given&quot;: &quot;M&quot;, &quot;suffix&quot;: &quot;&quot;, &quot;family&quot;: &quot;Gillings&quot;, &quot;dropping-particle&quot;: &quot;&quot;, &quot;non-dropping-particle&quot;: &quot;&quot;, &quot;parse-names&quot;: false}, {&quot;given&quot;: &quot;A J&quot;, &quot;suffix&quot;: &quot;&quot;, &quot;family&quot;: &quot;Beattie&quot;, &quot;dropping-particle&quot;: &quot;&quot;, &quot;non-dropping-particle&quot;: &quot;&quot;, &quot;parse-names&quot;: false}], &quot;issue&quot;: &quot;7018&quot;, &quot;id&quot;: &quot;ITEM-1&quot;, &quot;DOI&quot;: &quot;10.1038/nature03034&quot;, &quot;ISBN&quot;: &quot;1476-4687 (Electronic)\\r0028-0836 (Linking)&quot;, &quot;issued&quot;: {&quot;date-parts&quot;: [[&quot;2004&quot;, &quot;12&quot;, &quot;9&quot;]]}, &quot;volume&quot;: &quot;432&quot;, &quot;ISSN&quot;: &quot;0028-0836&quot;, &quot;page&quot;: &quot;747-750&quot;, &quot;PMID&quot;: &quot;15592411&quot;, &quot;abstract&quot;: &quot;Patterns in the spatial distribution of organisms provide important information about mechanisms that regulate the diversity of life and the complexity of ecosystems. Although microorganisms may comprise much of the Earth's biodiversity and have critical roles in biogeochemistry and ecosystem functioning, little is known about their spatial diversification. Here we present quantitative estimates of microbial community turnover at local and regional scales using the largest spatially explicit microbial diversity data set available (&gt; 10(6) sample pairs). Turnover rates were small across large geographical distances, of similar magnitude when measured within distinct habitats, and did not increase going from one vegetation type to another. The taxa-area relationship of these terrestrial microbial eukaryotes was relatively flat (slope z = 0.074) and consistent with those reported in aquatic habitats. This suggests that despite high local diversity, microorganisms may have only moderate regional diversity. We show how turnover patterns can be used to project taxa-area relationships up to whole continents. Taxa dissimilarities across continents and between them would strengthen these projections. Such data do not yet exist, but would be feasible to collect.&quot;}}, {&quot;uris&quot;: [&quot;http://www.mendeley.com/documents/?uuid=c95e7181-0c36-47a3-a9c0-b62f7d07a2da&quot;], &quot;id&quot;: &quot;ITEM-2&quot;, &quot;itemData&quot;: {&quot;container-title&quot;: &quot;New Phytologist&quot;, &quot;type&quot;: &quot;article-journal&quot;, &quot;title&quot;: &quot;A continental view of pine-associated ectomycorrhizal fungal spore banks: A quiescent functional guild with a strong biogeographic pattern&quot;, &quot;author&quot;: [{&quot;given&quot;: &quot;Sydney I.&quot;, &quot;suffix&quot;: &quot;&quot;, &quot;family&quot;: &quot;Glassman&quot;, &quot;dropping-particle&quot;: &quot;&quot;, &quot;non-dropping-particle&quot;: &quot;&quot;, &quot;parse-names&quot;: false}, {&quot;given&quot;: &quot;Kabir G.&quot;, &quot;suffix&quot;: &quot;&quot;, &quot;family&quot;: &quot;Peay&quot;, &quot;dropping-particle&quot;: &quot;&quot;, &quot;non-dropping-particle&quot;: &quot;&quot;, &quot;parse-names&quot;: false}, {&quot;given&quot;: &quot;Jennifer M.&quot;, &quot;suffix&quot;: &quot;&quot;, &quot;family&quot;: &quot;Talbot&quot;, &quot;dropping-particle&quot;: &quot;&quot;, &quot;non-dropping-particle&quot;: &quot;&quot;, &quot;parse-names&quot;: false}, {&quot;given&quot;: &quot;Dylan P.&quot;, &quot;suffix&quot;: &quot;&quot;, &quot;family&quot;: &quot;Smith&quot;, &quot;dropping-particle&quot;: &quot;&quot;, &quot;non-dropping-particle&quot;: &quot;&quot;, &quot;parse-names&quot;: false}, {&quot;given&quot;: &quot;Judy A.&quot;, &quot;suffix&quot;: &quot;&quot;, &quot;family&quot;: &quot;Chung&quot;, &quot;dropping-particle&quot;: &quot;&quot;, &quot;non-dropping-particle&quot;: &quot;&quot;, &quot;parse-names&quot;: false}, {&quot;given&quot;: &quot;John W.&quot;, &quot;suffix&quot;: &quot;&quot;, &quot;family&quot;: &quot;Taylor&quot;, &quot;dropping-particle&quot;: &quot;&quot;, &quot;non-dropping-particle&quot;: &quot;&quot;, &quot;parse-names&quot;: false}, {&quot;given&quot;: &quot;Rytas&quot;, &quot;suffix&quot;: &quot;&quot;, &quot;family&quot;: &quot;Vilgalys&quot;, &quot;dropping-particle&quot;: &quot;&quot;, &quot;non-dropping-particle&quot;: &quot;&quot;, &quot;parse-names&quot;: false}, {&quot;given&quot;: &quot;Thomas D.&quot;, &quot;suffix&quot;: &quot;&quot;, &quot;family&quot;: &quot;Bruns&quot;, &quot;dropping-particle&quot;: &quot;&quot;, &quot;non-dropping-particle&quot;: &quot;&quot;, &quot;parse-names&quot;: false}], &quot;issue&quot;: &quot;4&quot;, &quot;id&quot;: &quot;ITEM-2&quot;, &quot;DOI&quot;: &quot;10.1111/nph.13240&quot;, &quot;ISBN&quot;: &quot;1469-8137&quot;, &quot;issued&quot;: {&quot;date-parts&quot;: [[&quot;2015&quot;, &quot;3&quot;]]}, &quot;volume&quot;: &quot;205&quot;, &quot;ISSN&quot;: &quot;14698137&quot;, &quot;page&quot;: &quot;1619-1631&quot;, &quot;PMID&quot;: &quot;25557275&quot;, &quot;abstract&quot;: &quot;Ecologists have long acknowledged the importance of seed banks; yet, despite the fact that many plants rely on mycorrhizal fungi for survival and growth, the structure of ectomycorrhizal (ECM) fungal spore banks remains poorly understood. The primary goal of this study was to assess the geographic structure in pine-associated ECM fungal spore banks across the North American continent. Soils were collected from 19 plots in forests across North America. Fresh soils were pyrosequenced for fungal internal transcribed spacer (ITS) amplicons. Adjacent soil cores were dried and bioassayed with pine seedlings, and colonized roots were pyrosequenced to detect resistant propagules of ECM fungi. The results showed that ECM spore banks correlated strongly with biogeographic location, but not with the identity of congeneric plant hosts. Minimal community overlap was found between resident ECM fungi vs those in spore banks, and spore bank assemblages were relatively simple and dominated by Rhizopogon, Wilcoxina, Cenococcum, Thelephora, Tuber, Laccaria and Suillus. Similar to plant seed banks, ECM fungal spore banks are, in general, depauperate, and represent a small and rare subset of the mature forest soil fungal community. Yet, they may be extremely important in fungal colonization after large-scale disturbances such as clear cuts and forest fires.&quot;}}], &quot;schema&quot;: &quot;https://github.com/citation-style-language/schema/raw/master/csl-citation.json&quot;, &quot;properties&quot;: {&quot;noteIndex&quot;: 0}} RND2d7ztE1Sgd"/><text:span text:style-name="T94">(e.g. Green et al. 2004, Glassman et al. 2015)</text:span><text:reference-mark-end text:name="ADDIN CSL_CITATION {&quot;mendeley&quot;: {&quot;manualFormatting&quot;: &quot;(e.g. Green et al. 2004, Glassman et al. 2015)&quot;, &quot;previouslyFormattedCitation&quot;: &quot;(Green &lt;i&gt;et al.&lt;/i&gt; 2004; Glassman &lt;i&gt;et al.&lt;/i&gt; 2015)&quot;, &quot;formattedCitation&quot;: &quot;(Green &lt;i&gt;et al.&lt;/i&gt; 2004; Glassman &lt;i&gt;et al.&lt;/i&gt; 2015)&quot;, &quot;plainTextFormattedCitation&quot;: &quot;(Green et al. 2004; Glassman et al. 2015)&quot;}, &quot;citationItems&quot;: [{&quot;uris&quot;: [&quot;http://www.mendeley.com/documents/?uuid=1a9fe817-2e18-4160-9f52-0f8d6df4648a&quot;], &quot;id&quot;: &quot;ITEM-1&quot;, &quot;itemData&quot;: {&quot;container-title&quot;: &quot;Nature&quot;, &quot;type&quot;: &quot;article-journal&quot;, &quot;title&quot;: &quot;Spatial scaling of microbial eukaryote diversity&quot;, &quot;author&quot;: [{&quot;given&quot;: &quot;J L&quot;, &quot;suffix&quot;: &quot;&quot;, &quot;family&quot;: &quot;Green&quot;, &quot;dropping-particle&quot;: &quot;&quot;, &quot;non-dropping-particle&quot;: &quot;&quot;, &quot;parse-names&quot;: false}, {&quot;given&quot;: &quot;A J&quot;, &quot;suffix&quot;: &quot;&quot;, &quot;family&quot;: &quot;Holmes&quot;, &quot;dropping-particle&quot;: &quot;&quot;, &quot;non-dropping-particle&quot;: &quot;&quot;, &quot;parse-names&quot;: false}, {&quot;given&quot;: &quot;M&quot;, &quot;suffix&quot;: &quot;&quot;, &quot;family&quot;: &quot;Westoby&quot;, &quot;dropping-particle&quot;: &quot;&quot;, &quot;non-dropping-particle&quot;: &quot;&quot;, &quot;parse-names&quot;: false}, {&quot;given&quot;: &quot;I&quot;, &quot;suffix&quot;: &quot;&quot;, &quot;family&quot;: &quot;Oliver&quot;, &quot;dropping-particle&quot;: &quot;&quot;, &quot;non-dropping-particle&quot;: &quot;&quot;, &quot;parse-names&quot;: false}, {&quot;given&quot;: &quot;D&quot;, &quot;suffix&quot;: &quot;&quot;, &quot;family&quot;: &quot;Briscoe&quot;, &quot;dropping-particle&quot;: &quot;&quot;, &quot;non-dropping-particle&quot;: &quot;&quot;, &quot;parse-names&quot;: false}, {&quot;given&quot;: &quot;M&quot;, &quot;suffix&quot;: &quot;&quot;, &quot;family&quot;: &quot;Dangerfield&quot;, &quot;dropping-particle&quot;: &quot;&quot;, &quot;non-dropping-particle&quot;: &quot;&quot;, &quot;parse-names&quot;: false}, {&quot;given&quot;: &quot;M&quot;, &quot;suffix&quot;: &quot;&quot;, &quot;family&quot;: &quot;Gillings&quot;, &quot;dropping-particle&quot;: &quot;&quot;, &quot;non-dropping-particle&quot;: &quot;&quot;, &quot;parse-names&quot;: false}, {&quot;given&quot;: &quot;A J&quot;, &quot;suffix&quot;: &quot;&quot;, &quot;family&quot;: &quot;Beattie&quot;, &quot;dropping-particle&quot;: &quot;&quot;, &quot;non-dropping-particle&quot;: &quot;&quot;, &quot;parse-names&quot;: false}], &quot;issue&quot;: &quot;7018&quot;, &quot;id&quot;: &quot;ITEM-1&quot;, &quot;DOI&quot;: &quot;10.1038/nature03034&quot;, &quot;ISBN&quot;: &quot;1476-4687 (Electronic)\\r0028-0836 (Linking)&quot;, &quot;issued&quot;: {&quot;date-parts&quot;: [[&quot;2004&quot;, &quot;12&quot;, &quot;9&quot;]]}, &quot;volume&quot;: &quot;432&quot;, &quot;ISSN&quot;: &quot;0028-0836&quot;, &quot;page&quot;: &quot;747-750&quot;, &quot;PMID&quot;: &quot;15592411&quot;, &quot;abstract&quot;: &quot;Patterns in the spatial distribution of organisms provide important information about mechanisms that regulate the diversity of life and the complexity of ecosystems. Although microorganisms may comprise much of the Earth's biodiversity and have critical roles in biogeochemistry and ecosystem functioning, little is known about their spatial diversification. Here we present quantitative estimates of microbial community turnover at local and regional scales using the largest spatially explicit microbial diversity data set available (&gt; 10(6) sample pairs). Turnover rates were small across large geographical distances, of similar magnitude when measured within distinct habitats, and did not increase going from one vegetation type to another. The taxa-area relationship of these terrestrial microbial eukaryotes was relatively flat (slope z = 0.074) and consistent with those reported in aquatic habitats. This suggests that despite high local diversity, microorganisms may have only moderate regional diversity. We show how turnover patterns can be used to project taxa-area relationships up to whole continents. Taxa dissimilarities across continents and between them would strengthen these projections. Such data do not yet exist, but would be feasible to collect.&quot;}}, {&quot;uris&quot;: [&quot;http://www.mendeley.com/documents/?uuid=c95e7181-0c36-47a3-a9c0-b62f7d07a2da&quot;], &quot;id&quot;: &quot;ITEM-2&quot;, &quot;itemData&quot;: {&quot;container-title&quot;: &quot;New Phytologist&quot;, &quot;type&quot;: &quot;article-journal&quot;, &quot;title&quot;: &quot;A continental view of pine-associated ectomycorrhizal fungal spore banks: A quiescent functional guild with a strong biogeographic pattern&quot;, &quot;author&quot;: [{&quot;given&quot;: &quot;Sydney I.&quot;, &quot;suffix&quot;: &quot;&quot;, &quot;family&quot;: &quot;Glassman&quot;, &quot;dropping-particle&quot;: &quot;&quot;, &quot;non-dropping-particle&quot;: &quot;&quot;, &quot;parse-names&quot;: false}, {&quot;given&quot;: &quot;Kabir G.&quot;, &quot;suffix&quot;: &quot;&quot;, &quot;family&quot;: &quot;Peay&quot;, &quot;dropping-particle&quot;: &quot;&quot;, &quot;non-dropping-particle&quot;: &quot;&quot;, &quot;parse-names&quot;: false}, {&quot;given&quot;: &quot;Jennifer M.&quot;, &quot;suffix&quot;: &quot;&quot;, &quot;family&quot;: &quot;Talbot&quot;, &quot;dropping-particle&quot;: &quot;&quot;, &quot;non-dropping-particle&quot;: &quot;&quot;, &quot;parse-names&quot;: false}, {&quot;given&quot;: &quot;Dylan P.&quot;, &quot;suffix&quot;: &quot;&quot;, &quot;family&quot;: &quot;Smith&quot;, &quot;dropping-particle&quot;: &quot;&quot;, &quot;non-dropping-particle&quot;: &quot;&quot;, &quot;parse-names&quot;: false}, {&quot;given&quot;: &quot;Judy A.&quot;, &quot;suffix&quot;: &quot;&quot;, &quot;family&quot;: &quot;Chung&quot;, &quot;dropping-particle&quot;: &quot;&quot;, &quot;non-dropping-particle&quot;: &quot;&quot;, &quot;parse-names&quot;: false}, {&quot;given&quot;: &quot;John W.&quot;, &quot;suffix&quot;: &quot;&quot;, &quot;family&quot;: &quot;Taylor&quot;, &quot;dropping-particle&quot;: &quot;&quot;, &quot;non-dropping-particle&quot;: &quot;&quot;, &quot;parse-names&quot;: false}, {&quot;given&quot;: &quot;Rytas&quot;, &quot;suffix&quot;: &quot;&quot;, &quot;family&quot;: &quot;Vilgalys&quot;, &quot;dropping-particle&quot;: &quot;&quot;, &quot;non-dropping-particle&quot;: &quot;&quot;, &quot;parse-names&quot;: false}, {&quot;given&quot;: &quot;Thomas D.&quot;, &quot;suffix&quot;: &quot;&quot;, &quot;family&quot;: &quot;Bruns&quot;, &quot;dropping-particle&quot;: &quot;&quot;, &quot;non-dropping-particle&quot;: &quot;&quot;, &quot;parse-names&quot;: false}], &quot;issue&quot;: &quot;4&quot;, &quot;id&quot;: &quot;ITEM-2&quot;, &quot;DOI&quot;: &quot;10.1111/nph.13240&quot;, &quot;ISBN&quot;: &quot;1469-8137&quot;, &quot;issued&quot;: {&quot;date-parts&quot;: [[&quot;2015&quot;, &quot;3&quot;]]}, &quot;volume&quot;: &quot;205&quot;, &quot;ISSN&quot;: &quot;14698137&quot;, &quot;page&quot;: &quot;1619-1631&quot;, &quot;PMID&quot;: &quot;25557275&quot;, &quot;abstract&quot;: &quot;Ecologists have long acknowledged the importance of seed banks; yet, despite the fact that many plants rely on mycorrhizal fungi for survival and growth, the structure of ectomycorrhizal (ECM) fungal spore banks remains poorly understood. The primary goal of this study was to assess the geographic structure in pine-associated ECM fungal spore banks across the North American continent. Soils were collected from 19 plots in forests across North America. Fresh soils were pyrosequenced for fungal internal transcribed spacer (ITS) amplicons. Adjacent soil cores were dried and bioassayed with pine seedlings, and colonized roots were pyrosequenced to detect resistant propagules of ECM fungi. The results showed that ECM spore banks correlated strongly with biogeographic location, but not with the identity of congeneric plant hosts. Minimal community overlap was found between resident ECM fungi vs those in spore banks, and spore bank assemblages were relatively simple and dominated by Rhizopogon, Wilcoxina, Cenococcum, Thelephora, Tuber, Laccaria and Suillus. Similar to plant seed banks, ECM fungal spore banks are, in general, depauperate, and represent a small and rare subset of the mature forest soil fungal community. Yet, they may be extremely important in fungal colonization after large-scale disturbances such as clear cuts and forest fires.&quot;}}], &quot;schema&quot;: &quot;https://github.com/citation-style-language/schema/raw/master/csl-citation.json&quot;, &quot;properties&quot;: {&quot;noteIndex&quot;: 0}} RND2d7ztE1Sgd"/><text:span text:style-name="T94">. </text:span><text:span text:style-name="T102">O</text:span><text:span text:style-name="T76">ur </text:span><text:span text:style-name="T102">analysis also</text:span><text:span text:style-name="T76"> revealed an overwhelming bias in the use of dissimilarity metrics to classic indices such as Bray-Curtis or Jaccard. Whilst these indices are undoubtedly amongst the most frequently used not only in microbial ecology, but also in other areas of ecology, we wish to highlight </text:span><text:span text:style-name="T77">several contemporary</text:span><text:span text:style-name="T76"> indices </text:span><text:span text:style-name="T114">that</text:span><text:span text:style-name="T77"> may better suit the </text:span><text:span text:style-name="T114">types of </text:span><text:span text:style-name="T77">questions microbial ecologists ask of their data. For instance, classic metrics do not take into consideration </text:span><text:span text:style-name="T115">co-occurrence</text:span><text:span text:style-name="T77"> information present within the data. To this end, a new family of metrics have been defined which account for species </text:span><text:span text:style-name="T115">co-occurrence</text:span><text:span text:style-name="T77"> as well as shared taxa </text:span><text:reference-mark-start text:name="ADDIN CSL_CITATION {&quot;mendeley&quot;: {&quot;previouslyFormattedCitation&quot;: &quot;(Schmidt &lt;i&gt;et al.&lt;/i&gt; 2017)&quot;, &quot;formattedCitation&quot;: &quot;(Schmidt &lt;i&gt;et al.&lt;/i&gt; 2017)&quot;, &quot;plainTextFormattedCitation&quot;: &quot;(Schmidt et al. 2017)&quot;}, &quot;citationItems&quot;: [{&quot;uris&quot;: [&quot;http://www.mendeley.com/documents/?uuid=1c8e1017-3ded-35e3-8e4a-191977c2c894&quot;], &quot;id&quot;: &quot;ITEM-1&quot;, &quot;itemData&quot;: {&quot;container-title&quot;: &quot;The ISME Journal&quot;, &quot;type&quot;: &quot;article-journal&quot;, &quot;title&quot;: &quot;A family of interaction-adjusted indices of community similarity&quot;, &quot;author&quot;: [{&quot;given&quot;: &quot;Thomas Sebastian Benedikt&quot;, &quot;suffix&quot;: &quot;&quot;, &quot;family&quot;: &quot;Schmidt&quot;, &quot;dropping-particle&quot;: &quot;&quot;, &quot;non-dropping-particle&quot;: &quot;&quot;, &quot;parse-names&quot;: false}, {&quot;given&quot;: &quot;Jo\u00e3o Frederico&quot;, &quot;suffix&quot;: &quot;&quot;, &quot;family&quot;: &quot;Matias Rodrigues&quot;, &quot;dropping-particle&quot;: &quot;&quot;, &quot;non-dropping-particle&quot;: &quot;&quot;, &quot;parse-names&quot;: false}, {&quot;given&quot;: &quot;Christian&quot;, &quot;suffix&quot;: &quot;&quot;, &quot;family&quot;: &quot;Mering&quot;, &quot;dropping-particle&quot;: &quot;&quot;, &quot;non-dropping-particle&quot;: &quot;von&quot;, &quot;parse-names&quot;: false}], &quot;issue&quot;: &quot;3&quot;, &quot;id&quot;: &quot;ITEM-1&quot;, &quot;DOI&quot;: &quot;10.1038/ismej.2016.139&quot;, &quot;issued&quot;: {&quot;date-parts&quot;: [[&quot;2017&quot;, &quot;3&quot;, &quot;9&quot;]]}, &quot;volume&quot;: &quot;11&quot;, &quot;ISSN&quot;: &quot;1751-7362&quot;, &quot;page&quot;: &quot;791-807&quot;, &quot;PMID&quot;: &quot;27935587&quot;, &quot;abstract&quot;: &quot;Interactions between taxa are essential drivers of ecological community structure and dynamics, but they are not taken into account by traditional indices of \u03b2 diversity. In this study, we propose a novel family of indices that quantify community similarity in the context of taxa interaction networks. Using publicly available datasets, we assessed the performance of two specific indices that are Taxa INteraction-Adjusted (TINA, based on taxa co-occurrence networks), and Phylogenetic INteraction-Adjusted (PINA, based on phylogenetic similarities). TINA and PINA outperformed traditional indices when partitioning human-associated microbial communities according to habitat, even for extremely downsampled datasets, and when organising ocean micro-eukaryotic plankton diversity according to geographical and physicochemical gradients. We argue that interaction-adjusted indices capture novel aspects of diversity outside the scope of traditional approaches, highlighting the biological significance of ecological association networks in the interpretation of community similarity.&quot;, &quot;publisher&quot;: &quot;Nature Publishing Group&quot;}}], &quot;schema&quot;: &quot;https://github.com/citation-style-language/schema/raw/master/csl-citation.json&quot;, &quot;properties&quot;: {&quot;noteIndex&quot;: 0}} RND8Ir8tuuwa9"/><text:span text:style-name="T77">(Schmidt </text:span><text:span text:style-name="T53">et al.</text:span><text:span text:style-name="T77"> 2017)</text:span><text:reference-mark-end text:name="ADDIN CSL_CITATION {&quot;mendeley&quot;: {&quot;previouslyFormattedCitation&quot;: &quot;(Schmidt &lt;i&gt;et al.&lt;/i&gt; 2017)&quot;, &quot;formattedCitation&quot;: &quot;(Schmidt &lt;i&gt;et al.&lt;/i&gt; 2017)&quot;, &quot;plainTextFormattedCitation&quot;: &quot;(Schmidt et al. 2017)&quot;}, &quot;citationItems&quot;: [{&quot;uris&quot;: [&quot;http://www.mendeley.com/documents/?uuid=1c8e1017-3ded-35e3-8e4a-191977c2c894&quot;], &quot;id&quot;: &quot;ITEM-1&quot;, &quot;itemData&quot;: {&quot;container-title&quot;: &quot;The ISME Journal&quot;, &quot;type&quot;: &quot;article-journal&quot;, &quot;title&quot;: &quot;A family of interaction-adjusted indices of community similarity&quot;, &quot;author&quot;: [{&quot;given&quot;: &quot;Thomas Sebastian Benedikt&quot;, &quot;suffix&quot;: &quot;&quot;, &quot;family&quot;: &quot;Schmidt&quot;, &quot;dropping-particle&quot;: &quot;&quot;, &quot;non-dropping-particle&quot;: &quot;&quot;, &quot;parse-names&quot;: false}, {&quot;given&quot;: &quot;Jo\u00e3o Frederico&quot;, &quot;suffix&quot;: &quot;&quot;, &quot;family&quot;: &quot;Matias Rodrigues&quot;, &quot;dropping-particle&quot;: &quot;&quot;, &quot;non-dropping-particle&quot;: &quot;&quot;, &quot;parse-names&quot;: false}, {&quot;given&quot;: &quot;Christian&quot;, &quot;suffix&quot;: &quot;&quot;, &quot;family&quot;: &quot;Mering&quot;, &quot;dropping-particle&quot;: &quot;&quot;, &quot;non-dropping-particle&quot;: &quot;von&quot;, &quot;parse-names&quot;: false}], &quot;issue&quot;: &quot;3&quot;, &quot;id&quot;: &quot;ITEM-1&quot;, &quot;DOI&quot;: &quot;10.1038/ismej.2016.139&quot;, &quot;issued&quot;: {&quot;date-parts&quot;: [[&quot;2017&quot;, &quot;3&quot;, &quot;9&quot;]]}, &quot;volume&quot;: &quot;11&quot;, &quot;ISSN&quot;: &quot;1751-7362&quot;, &quot;page&quot;: &quot;791-807&quot;, &quot;PMID&quot;: &quot;27935587&quot;, &quot;abstract&quot;: &quot;Interactions between taxa are essential drivers of ecological community structure and dynamics, but they are not taken into account by traditional indices of \u03b2 diversity. In this study, we propose a novel family of indices that quantify community similarity in the context of taxa interaction networks. Using publicly available datasets, we assessed the performance of two specific indices that are Taxa INteraction-Adjusted (TINA, based on taxa co-occurrence networks), and Phylogenetic INteraction-Adjusted (PINA, based on phylogenetic similarities). TINA and PINA outperformed traditional indices when partitioning human-associated microbial communities according to habitat, even for extremely downsampled datasets, and when organising ocean micro-eukaryotic plankton diversity according to geographical and physicochemical gradients. We argue that interaction-adjusted indices capture novel aspects of diversity outside the scope of traditional approaches, highlighting the biological significance of ecological association networks in the interpretation of community similarity.&quot;, &quot;publisher&quot;: &quot;Nature Publishing Group&quot;}}], &quot;schema&quot;: &quot;https://github.com/citation-style-language/schema/raw/master/csl-citation.json&quot;, &quot;properties&quot;: {&quot;noteIndex&quot;: 0}} RND8Ir8tuuwa9"/><text:span text:style-name="T77">. Additionally, </text:span><text:span text:style-name="T78">many indices rely on equal sample sizes, and are sensitive to differences in species richness </text:span><text:reference-mark-start text:name="ADDIN CSL_CITATION {&quot;mendeley&quot;: {&quot;previouslyFormattedCitation&quot;: &quot;(Green &amp; Bohannan 2006)&quot;, &quot;formattedCitation&quot;: &quot;(Green &amp; Bohannan 2006)&quot;, &quot;plainTextFormattedCitation&quot;: &quot;(Green &amp; Bohannan 2006)&quot;}, &quot;citationItems&quot;: [{&quot;uris&quot;: [&quot;http://www.mendeley.com/documents/?uuid=0fa2e326-6f6a-4510-b741-19d9c6c7e744&quot;], &quot;id&quot;: &quot;ITEM-1&quot;, &quot;itemData&quot;: {&quot;container-title&quot;: &quot;Trends in Ecology and Evolution&quot;, &quot;type&quot;: &quot;article-journal&quot;, &quot;title&quot;: &quot;Spatial scaling of microbial biodiversity&quot;, &quot;author&quot;: [{&quot;given&quot;: &quot;Jessica&quot;, &quot;suffix&quot;: &quot;&quot;, &quot;family&quot;: &quot;Green&quot;, &quot;dropping-particle&quot;: &quot;&quot;, &quot;non-dropping-particle&quot;: &quot;&quot;, &quot;parse-names&quot;: false}, {&quot;given&quot;: &quot;Brendan J M&quot;, &quot;suffix&quot;: &quot;&quot;, &quot;family&quot;: &quot;Bohannan&quot;, &quot;dropping-particle&quot;: &quot;&quot;, &quot;non-dropping-particle&quot;: &quot;&quot;, &quot;parse-names&quot;: false}], &quot;issue&quot;: &quot;9&quot;, &quot;id&quot;: &quot;ITEM-1&quot;, &quot;DOI&quot;: &quot;10.1016/j.tree.2006.06.012&quot;, &quot;ISBN&quot;: &quot;0169-5347 (Print)\\n0169-5347 (Linking)&quot;, &quot;issued&quot;: {&quot;date-parts&quot;: [[&quot;2006&quot;, &quot;9&quot;]]}, &quot;volume&quot;: &quot;21&quot;, &quot;ISSN&quot;: &quot;01695347&quot;, &quot;page&quot;: &quot;501-507&quot;, &quot;PMID&quot;: &quot;16815589&quot;, &quot;abstract&quot;: &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 ?? 2006 Elsevier Ltd. All rights reserved.&quot;}}], &quot;schema&quot;: &quot;https://github.com/citation-style-language/schema/raw/master/csl-citation.json&quot;, &quot;properties&quot;: {&quot;noteIndex&quot;: 0}} RNDPRfxKeRroN"/><text:span text:style-name="T78">(Green &amp; Bohannan 2006)</text:span><text:reference-mark-end text:name="ADDIN CSL_CITATION {&quot;mendeley&quot;: {&quot;previouslyFormattedCitation&quot;: &quot;(Green &amp; Bohannan 2006)&quot;, &quot;formattedCitation&quot;: &quot;(Green &amp; Bohannan 2006)&quot;, &quot;plainTextFormattedCitation&quot;: &quot;(Green &amp; Bohannan 2006)&quot;}, &quot;citationItems&quot;: [{&quot;uris&quot;: [&quot;http://www.mendeley.com/documents/?uuid=0fa2e326-6f6a-4510-b741-19d9c6c7e744&quot;], &quot;id&quot;: &quot;ITEM-1&quot;, &quot;itemData&quot;: {&quot;container-title&quot;: &quot;Trends in Ecology and Evolution&quot;, &quot;type&quot;: &quot;article-journal&quot;, &quot;title&quot;: &quot;Spatial scaling of microbial biodiversity&quot;, &quot;author&quot;: [{&quot;given&quot;: &quot;Jessica&quot;, &quot;suffix&quot;: &quot;&quot;, &quot;family&quot;: &quot;Green&quot;, &quot;dropping-particle&quot;: &quot;&quot;, &quot;non-dropping-particle&quot;: &quot;&quot;, &quot;parse-names&quot;: false}, {&quot;given&quot;: &quot;Brendan J M&quot;, &quot;suffix&quot;: &quot;&quot;, &quot;family&quot;: &quot;Bohannan&quot;, &quot;dropping-particle&quot;: &quot;&quot;, &quot;non-dropping-particle&quot;: &quot;&quot;, &quot;parse-names&quot;: false}], &quot;issue&quot;: &quot;9&quot;, &quot;id&quot;: &quot;ITEM-1&quot;, &quot;DOI&quot;: &quot;10.1016/j.tree.2006.06.012&quot;, &quot;ISBN&quot;: &quot;0169-5347 (Print)\\n0169-5347 (Linking)&quot;, &quot;issued&quot;: {&quot;date-parts&quot;: [[&quot;2006&quot;, &quot;9&quot;]]}, &quot;volume&quot;: &quot;21&quot;, &quot;ISSN&quot;: &quot;01695347&quot;, &quot;page&quot;: &quot;501-507&quot;, &quot;PMID&quot;: &quot;16815589&quot;, &quot;abstract&quot;: &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 ?? 2006 Elsevier Ltd. All rights reserved.&quot;}}], &quot;schema&quot;: &quot;https://github.com/citation-style-language/schema/raw/master/csl-citation.json&quot;, &quot;properties&quot;: {&quot;noteIndex&quot;: 0}} RNDPRfxKeRroN"/><text:span text:style-name="T102">, </text:span><text:span text:style-name="T115">with potentially confounding effects on d-d relationships </text:span><text:reference-mark-start text:name="ADDIN CSL_CITATION {&quot;mendeley&quot;: {&quot;previouslyFormattedCitation&quot;: &quot;(Baselga 2007)&quot;, &quot;formattedCitation&quot;: &quot;(Baselga 2007)&quot;, &quot;plainTextFormattedCitation&quot;: &quot;(Baselga 2007)&quot;}, &quot;citationItems&quot;: [{&quot;uris&quot;: [&quot;http://www.mendeley.com/documents/?uuid=90f44d61-ef9e-3ad0-b6d9-d0437c644960&quot;], &quot;id&quot;: &quot;ITEM-1&quot;, &quot;itemData&quot;: {&quot;container-title&quot;: &quot;Ecography&quot;, &quot;id&quot;: &quot;ITEM-1&quot;, &quot;title&quot;: &quot;Disentangling Distance Decay of Similarity from Richness Gradients: Response to Soininen et al. 2007&quot;, &quot;author&quot;: [{&quot;given&quot;: &quot;Andr\u00e9s&quot;, &quot;suffix&quot;: &quot;&quot;, &quot;family&quot;: &quot;Baselga&quot;, &quot;dropping-particle&quot;: &quot;&quot;, &quot;non-dropping-particle&quot;: &quot;&quot;, &quot;parse-names&quot;: false}], &quot;issue&quot;: &quot;6&quot;, &quot;type&quot;: &quot;article-journal&quot;, &quot;DOI&quot;: &quot;10.1111/j.2007.0906-7590.05191.x&quot;, &quot;volume&quot;: &quot;30&quot;, &quot;ISSN&quot;: &quot;09067590&quot;, &quot;page&quot;: &quot;838-841&quot;, &quot;issued&quot;: {&quot;date-parts&quot;: [[&quot;2007&quot;, &quot;12&quot;]]}, &quot;publisher&quot;: &quot;Blackwell Publishing Ltd&quot;}}], &quot;schema&quot;: &quot;https://github.com/citation-style-language/schema/raw/master/csl-citation.json&quot;, &quot;properties&quot;: {&quot;noteIndex&quot;: 0}} RNDBNxgaJoqMS"/><text:span text:style-name="T115">(Baselga 2007)</text:span><text:reference-mark-end text:name="ADDIN CSL_CITATION {&quot;mendeley&quot;: {&quot;previouslyFormattedCitation&quot;: &quot;(Baselga 2007)&quot;, &quot;formattedCitation&quot;: &quot;(Baselga 2007)&quot;, &quot;plainTextFormattedCitation&quot;: &quot;(Baselga 2007)&quot;}, &quot;citationItems&quot;: [{&quot;uris&quot;: [&quot;http://www.mendeley.com/documents/?uuid=90f44d61-ef9e-3ad0-b6d9-d0437c644960&quot;], &quot;id&quot;: &quot;ITEM-1&quot;, &quot;itemData&quot;: {&quot;container-title&quot;: &quot;Ecography&quot;, &quot;id&quot;: &quot;ITEM-1&quot;, &quot;title&quot;: &quot;Disentangling Distance Decay of Similarity from Richness Gradients: Response to Soininen et al. 2007&quot;, &quot;author&quot;: [{&quot;given&quot;: &quot;Andr\u00e9s&quot;, &quot;suffix&quot;: &quot;&quot;, &quot;family&quot;: &quot;Baselga&quot;, &quot;dropping-particle&quot;: &quot;&quot;, &quot;non-dropping-particle&quot;: &quot;&quot;, &quot;parse-names&quot;: false}], &quot;issue&quot;: &quot;6&quot;, &quot;type&quot;: &quot;article-journal&quot;, &quot;DOI&quot;: &quot;10.1111/j.2007.0906-7590.05191.x&quot;, &quot;volume&quot;: &quot;30&quot;, &quot;ISSN&quot;: &quot;09067590&quot;, &quot;page&quot;: &quot;838-841&quot;, &quot;issued&quot;: {&quot;date-parts&quot;: [[&quot;2007&quot;, &quot;12&quot;]]}, &quot;publisher&quot;: &quot;Blackwell Publishing Ltd&quot;}}], &quot;schema&quot;: &quot;https://github.com/citation-style-language/schema/raw/master/csl-citation.json&quot;, &quot;properties&quot;: {&quot;noteIndex&quot;: 0}} RNDBNxgaJoqMS"/><text:span text:style-name="T78">. </text:span><text:reference-mark-start text:name="ADDIN CSL_CITATION {&quot;mendeley&quot;: {&quot;manualFormatting&quot;: &quot;Chao et al. (2005)&quot;, &quot;previouslyFormattedCitation&quot;: &quot;(Chao &lt;i&gt;et al.&lt;/i&gt; 2005)&quot;, &quot;formattedCitation&quot;: &quot;(Chao &lt;i&gt;et al.&lt;/i&gt; 2005)&quot;, &quot;plainTextFormattedCitation&quot;: &quot;(Chao et al. 2005)&quot;}, &quot;citationItems&quot;: [{&quot;uris&quot;: [&quot;http://www.mendeley.com/documents/?uuid=d826a703-4db2-394d-8e93-97671fb791c6&quot;], &quot;id&quot;: &quot;ITEM-1&quot;, &quot;itemData&quot;: {&quot;container-title&quot;: &quot;Ecology Letters&quot;, &quot;id&quot;: &quot;ITEM-1&quot;, &quot;title&quot;: &quot;A new statistical approach for assessing similarity of species composition with incidence and abundance data&quot;, &quot;author&quot;: [{&quot;given&quot;: &quot;Anne&quot;, &quot;suffix&quot;: &quot;&quot;, &quot;family&quot;: &quot;Chao&quot;, &quot;dropping-particle&quot;: &quot;&quot;, &quot;non-dropping-particle&quot;: &quot;&quot;, &quot;parse-names&quot;: false}, {&quot;given&quot;: &quot;Robin L.&quot;, &quot;suffix&quot;: &quot;&quot;, &quot;family&quot;: &quot;Chazdon&quot;, &quot;dropping-particle&quot;: &quot;&quot;, &quot;non-dropping-particle&quot;: &quot;&quot;, &quot;parse-names&quot;: false}, {&quot;given&quot;: &quot;Robert K.&quot;, &quot;suffix&quot;: &quot;&quot;, &quot;family&quot;: &quot;Colwell&quot;, &quot;dropping-particle&quot;: &quot;&quot;, &quot;non-dropping-particle&quot;: &quot;&quot;, &quot;parse-names&quot;: false}, {&quot;given&quot;: &quot;Tsung-Jen&quot;, &quot;suffix&quot;: &quot;&quot;, &quot;family&quot;: &quot;Shen&quot;, &quot;dropping-particle&quot;: &quot;&quot;, &quot;non-dropping-particle&quot;: &quot;&quot;, &quot;parse-names&quot;: false}], &quot;issue&quot;: &quot;2&quot;, &quot;type&quot;: &quot;article-journal&quot;, &quot;DOI&quot;: &quot;10.1111/j.1461-0248.2004.00707.x&quot;, &quot;volume&quot;: &quot;8&quot;, &quot;ISSN&quot;: &quot;1461023X&quot;, &quot;page&quot;: &quot;148-159&quot;, &quot;issued&quot;: {&quot;date-parts&quot;: [[&quot;2005&quot;, &quot;12&quot;, &quot;17&quot;]]}, &quot;publisher&quot;: &quot;Blackwell Science Ltd&quot;}}], &quot;schema&quot;: &quot;https://github.com/citation-style-language/schema/raw/master/csl-citation.json&quot;, &quot;properties&quot;: {&quot;noteIndex&quot;: 0}} RNDhAGMMrg2Xu"/><text:span text:style-name="T78">Chao et al. (2005)</text:span><text:reference-mark-end text:name="ADDIN CSL_CITATION {&quot;mendeley&quot;: {&quot;manualFormatting&quot;: &quot;Chao et al. (2005)&quot;, &quot;previouslyFormattedCitation&quot;: &quot;(Chao &lt;i&gt;et al.&lt;/i&gt; 2005)&quot;, &quot;formattedCitation&quot;: &quot;(Chao &lt;i&gt;et al.&lt;/i&gt; 2005)&quot;, &quot;plainTextFormattedCitation&quot;: &quot;(Chao et al. 2005)&quot;}, &quot;citationItems&quot;: [{&quot;uris&quot;: [&quot;http://www.mendeley.com/documents/?uuid=d826a703-4db2-394d-8e93-97671fb791c6&quot;], &quot;id&quot;: &quot;ITEM-1&quot;, &quot;itemData&quot;: {&quot;container-title&quot;: &quot;Ecology Letters&quot;, &quot;id&quot;: &quot;ITEM-1&quot;, &quot;title&quot;: &quot;A new statistical approach for assessing similarity of species composition with incidence and abundance data&quot;, &quot;author&quot;: [{&quot;given&quot;: &quot;Anne&quot;, &quot;suffix&quot;: &quot;&quot;, &quot;family&quot;: &quot;Chao&quot;, &quot;dropping-particle&quot;: &quot;&quot;, &quot;non-dropping-particle&quot;: &quot;&quot;, &quot;parse-names&quot;: false}, {&quot;given&quot;: &quot;Robin L.&quot;, &quot;suffix&quot;: &quot;&quot;, &quot;family&quot;: &quot;Chazdon&quot;, &quot;dropping-particle&quot;: &quot;&quot;, &quot;non-dropping-particle&quot;: &quot;&quot;, &quot;parse-names&quot;: false}, {&quot;given&quot;: &quot;Robert K.&quot;, &quot;suffix&quot;: &quot;&quot;, &quot;family&quot;: &quot;Colwell&quot;, &quot;dropping-particle&quot;: &quot;&quot;, &quot;non-dropping-particle&quot;: &quot;&quot;, &quot;parse-names&quot;: false}, {&quot;given&quot;: &quot;Tsung-Jen&quot;, &quot;suffix&quot;: &quot;&quot;, &quot;family&quot;: &quot;Shen&quot;, &quot;dropping-particle&quot;: &quot;&quot;, &quot;non-dropping-particle&quot;: &quot;&quot;, &quot;parse-names&quot;: false}], &quot;issue&quot;: &quot;2&quot;, &quot;type&quot;: &quot;article-journal&quot;, &quot;DOI&quot;: &quot;10.1111/j.1461-0248.2004.00707.x&quot;, &quot;volume&quot;: &quot;8&quot;, &quot;ISSN&quot;: &quot;1461023X&quot;, &quot;page&quot;: &quot;148-159&quot;, &quot;issued&quot;: {&quot;date-parts&quot;: [[&quot;2005&quot;, &quot;12&quot;, &quot;17&quot;]]}, &quot;publisher&quot;: &quot;Blackwell Science Ltd&quot;}}], &quot;schema&quot;: &quot;https://github.com/citation-style-language/schema/raw/master/csl-citation.json&quot;, &quot;properties&quot;: {&quot;noteIndex&quot;: 0}} RNDhAGMMrg2Xu"/><text:span text:style-name="T77"> </text:span><text:span text:style-name="T78">therefore extended classic indices such as Jaccard and S</text:span><text:span text:style-name="T115">ø</text:span><text:span text:style-name="T78">rensen to take into account unseen species, and also to make them less sensitive to differential sample sizes, thus reducing the need for </text:span><text:span text:style-name="T115">problematic</text:span><text:span text:style-name="T78"> post-sequencing sample normalisation </text:span><text:reference-mark-start text:name="ADDIN CSL_CITATION {&quot;mendeley&quot;: {&quot;previouslyFormattedCitation&quot;: &quot;(McMurdie &amp; Holmes 2014)&quot;, &quot;formattedCitation&quot;: &quot;(McMurdie &amp; Holmes 2014)&quot;, &quot;plainTextFormattedCitation&quot;: &quot;(McMurdie &amp; Holmes 2014)&quot;}, &quot;citationItems&quot;: [{&quot;uris&quot;: [&quot;http://www.mendeley.com/documents/?uuid=d96d8e23-be04-484c-8701-07d8cb22150a&quot;], &quot;id&quot;: &quot;ITEM-1&quot;, &quot;itemData&quot;: {&quot;container-title&quot;: &quot;PLoS computational biology&quot;, &quot;type&quot;: &quot;article-journal&quot;, &quot;title&quot;: &quot;Waste not, want not: why rarefying microbiome data is inadmissible.&quot;, &quot;author&quot;: [{&quot;given&quot;: &quot;Paul J&quot;, &quot;suffix&quot;: &quot;&quot;, &quot;family&quot;: &quot;McMurdie&quot;, &quot;dropping-particle&quot;: &quot;&quot;, &quot;non-dropping-particle&quot;: &quot;&quot;, &quot;parse-names&quot;: false}, {&quot;given&quot;: &quot;Susan&quot;, &quot;suffix&quot;: &quot;&quot;, &quot;family&quot;: &quot;Holmes&quot;, &quot;dropping-particle&quot;: &quot;&quot;, &quot;non-dropping-particle&quot;: &quot;&quot;, &quot;parse-names&quot;: false}], &quot;issue&quot;: &quot;4&quot;, &quot;id&quot;: &quot;ITEM-1&quot;, &quot;DOI&quot;: &quot;10.1371/journal.pcbi.1003531&quot;, &quot;issued&quot;: {&quot;date-parts&quot;: [[&quot;2014&quot;, &quot;4&quot;]]}, &quot;volume&quot;: &quot;10&quot;, &quot;ISSN&quot;: &quot;1553-7358&quot;, &quot;page&quot;: &quot;e1003531&quot;, &quot;PMID&quot;: &quot;24699258&quot;, &quot;abstract&quot;: &quot;Current practice in the normalization of microbiome count data is inefficient in the statistical sense. For apparently historical reasons, the common approach is either to use simple proportions (which does not address heteroscedasticity) or to use rarefying of counts, even though both of these approaches are inappropriate for detection of differentially abundant species. Well-established statistical theory is available that simultaneously accounts for library size differences and biological variability using an appropriate mixture model. Moreover, specific implementations for DNA sequencing read count data (based on a Negative Binomial model for instance) are already available in RNA-Seq focused R packages such as edgeR and DESeq. Here we summarize the supporting statistical theory and use simulations and empirical data to demonstrate substantial improvements provided by a relevant mixture model framework over simple proportions or rarefying. We show how both proportions and rarefied counts result in a high rate of false positives in tests for species that are differentially abundant across sample classes. Regarding microbiome sample-wise clustering, we also show that the rarefying procedure often discards samples that can be accurately clustered by alternative methods. We further compare different Negative Binomial methods with a recently-described zero-inflated Gaussian mixture, implemented in a package called metagenomeSeq. We find that metagenomeSeq performs well when there is an adequate number of biological replicates, but it nevertheless tends toward a higher false positive rate. Based on these results and well-established statistical theory, we advocate that investigators avoid rarefying altogether. We have provided microbiome-specific extensions to these tools in the R package, phyloseq.&quot;}}], &quot;schema&quot;: &quot;https://github.com/citation-style-language/schema/raw/master/csl-citation.json&quot;, &quot;properties&quot;: {&quot;noteIndex&quot;: 0}} RNDPaO4UYiO10"/><text:span text:style-name="T78">(McMurdie &amp; Holmes 2014)</text:span><text:reference-mark-end text:name="ADDIN CSL_CITATION {&quot;mendeley&quot;: {&quot;previouslyFormattedCitation&quot;: &quot;(McMurdie &amp; Holmes 2014)&quot;, &quot;formattedCitation&quot;: &quot;(McMurdie &amp; Holmes 2014)&quot;, &quot;plainTextFormattedCitation&quot;: &quot;(McMurdie &amp; Holmes 2014)&quot;}, &quot;citationItems&quot;: [{&quot;uris&quot;: [&quot;http://www.mendeley.com/documents/?uuid=d96d8e23-be04-484c-8701-07d8cb22150a&quot;], &quot;id&quot;: &quot;ITEM-1&quot;, &quot;itemData&quot;: {&quot;container-title&quot;: &quot;PLoS computational biology&quot;, &quot;type&quot;: &quot;article-journal&quot;, &quot;title&quot;: &quot;Waste not, want not: why rarefying microbiome data is inadmissible.&quot;, &quot;author&quot;: [{&quot;given&quot;: &quot;Paul J&quot;, &quot;suffix&quot;: &quot;&quot;, &quot;family&quot;: &quot;McMurdie&quot;, &quot;dropping-particle&quot;: &quot;&quot;, &quot;non-dropping-particle&quot;: &quot;&quot;, &quot;parse-names&quot;: false}, {&quot;given&quot;: &quot;Susan&quot;, &quot;suffix&quot;: &quot;&quot;, &quot;family&quot;: &quot;Holmes&quot;, &quot;dropping-particle&quot;: &quot;&quot;, &quot;non-dropping-particle&quot;: &quot;&quot;, &quot;parse-names&quot;: false}], &quot;issue&quot;: &quot;4&quot;, &quot;id&quot;: &quot;ITEM-1&quot;, &quot;DOI&quot;: &quot;10.1371/journal.pcbi.1003531&quot;, &quot;issued&quot;: {&quot;date-parts&quot;: [[&quot;2014&quot;, &quot;4&quot;]]}, &quot;volume&quot;: &quot;10&quot;, &quot;ISSN&quot;: &quot;1553-7358&quot;, &quot;page&quot;: &quot;e1003531&quot;, &quot;PMID&quot;: &quot;24699258&quot;, &quot;abstract&quot;: &quot;Current practice in the normalization of microbiome count data is inefficient in the statistical sense. For apparently historical reasons, the common approach is either to use simple proportions (which does not address heteroscedasticity) or to use rarefying of counts, even though both of these approaches are inappropriate for detection of differentially abundant species. Well-established statistical theory is available that simultaneously accounts for library size differences and biological variability using an appropriate mixture model. Moreover, specific implementations for DNA sequencing read count data (based on a Negative Binomial model for instance) are already available in RNA-Seq focused R packages such as edgeR and DESeq. Here we summarize the supporting statistical theory and use simulations and empirical data to demonstrate substantial improvements provided by a relevant mixture model framework over simple proportions or rarefying. We show how both proportions and rarefied counts result in a high rate of false positives in tests for species that are differentially abundant across sample classes. Regarding microbiome sample-wise clustering, we also show that the rarefying procedure often discards samples that can be accurately clustered by alternative methods. We further compare different Negative Binomial methods with a recently-described zero-inflated Gaussian mixture, implemented in a package called metagenomeSeq. We find that metagenomeSeq performs well when there is an adequate number of biological replicates, but it nevertheless tends toward a higher false positive rate. Based on these results and well-established statistical theory, we advocate that investigators avoid rarefying altogether. We have provided microbiome-specific extensions to these tools in the R package, phyloseq.&quot;}}], &quot;schema&quot;: &quot;https://github.com/citation-style-language/schema/raw/master/csl-citation.json&quot;, &quot;properties&quot;: {&quot;noteIndex&quot;: 0}} RNDPaO4UYiO10"/><text:span text:style-name="T78">. Finally, it is known that many indices merge true compositional turnover (replacement of species) and nestedness (whereby communities are subsets of one another). </text:span><text:span text:style-name="T102">Fortunately</text:span><text:span text:style-name="T78">, modified versions of classic indices such as </text:span><text:soft-page-break/><text:span text:style-name="T78">Jaccard, Sorensen, and Bray-Curtis have been developed which allow partitioning of these processes, which should allow </text:span><text:span text:style-name="T79">a more mechanistic understanding of the processes behind d-d relationships </text:span><text:reference-mark-start text:name="ADDIN CSL_CITATION {&quot;mendeley&quot;: {&quot;previouslyFormattedCitation&quot;: &quot;(Baselga 2010, 2013; Podani &amp; Schmera 2011)&quot;, &quot;formattedCitation&quot;: &quot;(Baselga 2010, 2013; Podani &amp; Schmera 2011)&quot;, &quot;plainTextFormattedCitation&quot;: &quot;(Baselga 2010, 2013; Podani &amp; Schmera 2011)&quot;}, &quot;citationItems&quot;: [{&quot;uris&quot;: [&quot;http://www.mendeley.com/documents/?uuid=c21548e5-c8c9-3c53-84e1-38d1237a64a4&quot;], &quot;id&quot;: &quot;ITEM-1&quot;, &quot;itemData&quot;: {&quot;container-title&quot;: &quot;Global Ecology and Biogeography&quot;, &quot;type&quot;: &quot;article-journal&quot;, &quot;title&quot;: &quot;Partitioning the turnover and nestedness components of beta diversity&quot;, &quot;author&quot;: [{&quot;given&quot;: &quot;Andr\u00e9s&quot;, &quot;suffix&quot;: &quot;&quot;, &quot;family&quot;: &quot;Baselga&quot;, &quot;dropping-particle&quot;: &quot;&quot;, &quot;non-dropping-particle&quot;: &quot;&quot;, &quot;parse-names&quot;: false}], &quot;page&quot;: &quot;134-143&quot;, &quot;id&quot;: &quot;ITEM-1&quot;, &quot;DOI&quot;: &quot;10.1111/j.1466-8238.2009.00490.x&quot;, &quot;ISBN&quot;: &quot;1466-822X&quot;, &quot;issued&quot;: {&quot;date-parts&quot;: [[&quot;2010&quot;, &quot;1&quot;]]}, &quot;volume&quot;: &quot;19&quot;, &quot;ISSN&quot;: &quot;1466822X&quot;, &quot;issue&quot;: &quot;1&quot;, &quot;abstract&quot;: &quot;m\u00e9todo legal - integra an\u00e1lise de turnover (perda e ganho de spp) e de rede (dispers\u00e3o entre as metacomunidades) - compara os dois e tenta inferir o processos mais influentes na varia\u00e7\u00e3o da composi\u00e7\u00e3o&quot;, &quot;publisher&quot;: &quot;Blackwell Publishing Ltd&quot;}}, {&quot;uris&quot;: [&quot;http://www.mendeley.com/documents/?uuid=d6043ceb-d0f8-3459-93d7-26154c93b099&quot;], &quot;id&quot;: &quot;ITEM-2&quot;, &quot;itemData&quot;: {&quot;container-title&quot;: &quot;Methods in Ecology and Evolution&quot;, &quot;type&quot;: &quot;article-journal&quot;, &quot;title&quot;: &quot;Separating the two components of abundance-based dissimilarity: Balanced changes in abundance vs. abundance gradients&quot;, &quot;author&quot;: [{&quot;given&quot;: &quot;Andr\u00e9s&quot;, &quot;suffix&quot;: &quot;&quot;, &quot;family&quot;: &quot;Baselga&quot;, &quot;dropping-particle&quot;: &quot;&quot;, &quot;non-dropping-particle&quot;: &quot;&quot;, &quot;parse-names&quot;: false}], &quot;page&quot;: &quot;552-557&quot;, &quot;id&quot;: &quot;ITEM-2&quot;, &quot;DOI&quot;: &quot;10.1111/2041-210X.12029&quot;, &quot;editor&quot;: [{&quot;given&quot;: &quot;Robert&quot;, &quot;suffix&quot;: &quot;&quot;, &quot;family&quot;: &quot;Freckleton&quot;, &quot;dropping-particle&quot;: &quot;&quot;, &quot;non-dropping-particle&quot;: &quot;&quot;, &quot;parse-names&quot;: false}], &quot;ISBN&quot;: &quot;2041-210X&quot;, &quot;abstract&quot;: &quot;1. Dissimilarity measures can be formulated using matching components that canbedefinedasthe intersection in terms of species composition of both sets (a) and the relative complements of each set (b and c respectively). Previous work has extended these matching components to abundance-basedmeasures of dissimilarity. 2. Using thesematching components in terms of species abundances I provide a novel partition separating two components of abundance-based dissimilarity: (i) balanced variation in abundance, whereby the individuals of some species in one site are substituted by the same number of individuals of different species in another site; and (ii) abundance gradients,whereby some individuals are lost fromone site to the other. 3. Newindices deriving from the additive partition of Bray-Curtis dissimilarity are presented, each one account- ing separately for these twoantithetic components of assemblage variation. 4. An example comparing the patterns of increase of assemblage dissimilarity with spatial distance in two tropi- cal forests is provided to illustrate the usefulness of the novel partition to discern the different sources of assem- blage variation. 5. The widely used Bray-Curtis index of dissimilarity is the result of summing these two sources of dissimilarity, and therefore might consider equivalent patterns that are markedly different. Therefore, the novel partition may be useful to assess biodiversity patterns and to explore their causes, as substitution and loss of individuals arepat- terns&quot;, &quot;volume&quot;: &quot;4&quot;, &quot;ISSN&quot;: &quot;2041210X&quot;, &quot;issue&quot;: &quot;6&quot;, &quot;issued&quot;: {&quot;date-parts&quot;: [[&quot;2013&quot;, &quot;6&quot;]]}}}, {&quot;uris&quot;: [&quot;http://www.mendeley.com/documents/?uuid=669d6404-ee50-3fdf-9af3-723424996b49&quot;], &quot;id&quot;: &quot;ITEM-3&quot;, &quot;itemData&quot;: {&quot;container-title&quot;: &quot;Oikos&quot;, &quot;type&quot;: &quot;article-journal&quot;, &quot;title&quot;: &quot;A new conceptual and methodological framework for exploring and explaining pattern in presence - absence data&quot;, &quot;author&quot;: [{&quot;given&quot;: &quot;J\u00e1nos&quot;, &quot;suffix&quot;: &quot;&quot;, &quot;family&quot;: &quot;Podani&quot;, &quot;dropping-particle&quot;: &quot;&quot;, &quot;non-dropping-particle&quot;: &quot;&quot;, &quot;parse-names&quot;: false}, {&quot;given&quot;: &quot;D\u00e9nes&quot;, &quot;suffix&quot;: &quot;&quot;, &quot;family&quot;: &quot;Schmera&quot;, &quot;dropping-particle&quot;: &quot;&quot;, &quot;non-dropping-particle&quot;: &quot;&quot;, &quot;parse-names&quot;: false}], &quot;page&quot;: &quot;1625-1638&quot;, &quot;id&quot;: &quot;ITEM-3&quot;, &quot;DOI&quot;: &quot;10.1111/j.1600-0706.2011.19451.x&quot;, &quot;ISBN&quot;: &quot;1600-0706&quot;, &quot;issued&quot;: {&quot;date-parts&quot;: [[&quot;2011&quot;, &quot;11&quot;]]}, &quot;volume&quot;: &quot;120&quot;, &quot;ISSN&quot;: &quot;00301299&quot;, &quot;issue&quot;: &quot;11&quot;, &quot;abstract&quot;: &quot;A conceptual framework is proposed to evaluate the relative importance of beta diversity, nestedness and agreement in species richness in presence absence data matrices via partitioning pairwise gamma diversity into additive components. This is achieved by calculating three complementary indices that measure similarity, relative species replacement, and relative richness difference for all pairs of sites, and by displaying the results in a two-dimensional simplex diagram, or ternary plot. By summing two terms at a time, three one-dimensional simplices are derived correspondig to different contrasts: beta diversity versus similarity, species replacement versus nestedness and, finally, richness difference versus richness agreement. The simplex diagrams can be used to interpret underlying data structures by showing departure from randomness towards well-interpretable directions, as demonstrated by artificial and actual examples. In particular, one may appreciate how far data structure deviates from three extreme model situations: perfect nestedness, anti-nestedness and perfect gradient. Throughout the paper, we pay special attention to the measurement and interpetation of beta diversity and nestedness for pairs of sites, because these concepts have been in focus of ecological reseach for decades. The novel method can be used in community ecology, conservation biology, and biogeography, whenever the objective is to recover explanatory ecological processes behind patterns conveyed by presenceabsence data.&quot;, &quot;publisher&quot;: &quot;Blackwell Publishing Ltd&quot;}}], &quot;schema&quot;: &quot;https://github.com/citation-style-language/schema/raw/master/csl-citation.json&quot;, &quot;properties&quot;: {&quot;noteIndex&quot;: 0}} RNDRZgZU7wex2"/><text:span text:style-name="T79">(Baselga 2010, 2013; Podani &amp; Schmera 2011)</text:span><text:reference-mark-end text:name="ADDIN CSL_CITATION {&quot;mendeley&quot;: {&quot;previouslyFormattedCitation&quot;: &quot;(Baselga 2010, 2013; Podani &amp; Schmera 2011)&quot;, &quot;formattedCitation&quot;: &quot;(Baselga 2010, 2013; Podani &amp; Schmera 2011)&quot;, &quot;plainTextFormattedCitation&quot;: &quot;(Baselga 2010, 2013; Podani &amp; Schmera 2011)&quot;}, &quot;citationItems&quot;: [{&quot;uris&quot;: [&quot;http://www.mendeley.com/documents/?uuid=c21548e5-c8c9-3c53-84e1-38d1237a64a4&quot;], &quot;id&quot;: &quot;ITEM-1&quot;, &quot;itemData&quot;: {&quot;container-title&quot;: &quot;Global Ecology and Biogeography&quot;, &quot;type&quot;: &quot;article-journal&quot;, &quot;title&quot;: &quot;Partitioning the turnover and nestedness components of beta diversity&quot;, &quot;author&quot;: [{&quot;given&quot;: &quot;Andr\u00e9s&quot;, &quot;suffix&quot;: &quot;&quot;, &quot;family&quot;: &quot;Baselga&quot;, &quot;dropping-particle&quot;: &quot;&quot;, &quot;non-dropping-particle&quot;: &quot;&quot;, &quot;parse-names&quot;: false}], &quot;page&quot;: &quot;134-143&quot;, &quot;id&quot;: &quot;ITEM-1&quot;, &quot;DOI&quot;: &quot;10.1111/j.1466-8238.2009.00490.x&quot;, &quot;ISBN&quot;: &quot;1466-822X&quot;, &quot;issued&quot;: {&quot;date-parts&quot;: [[&quot;2010&quot;, &quot;1&quot;]]}, &quot;volume&quot;: &quot;19&quot;, &quot;ISSN&quot;: &quot;1466822X&quot;, &quot;issue&quot;: &quot;1&quot;, &quot;abstract&quot;: &quot;m\u00e9todo legal - integra an\u00e1lise de turnover (perda e ganho de spp) e de rede (dispers\u00e3o entre as metacomunidades) - compara os dois e tenta inferir o processos mais influentes na varia\u00e7\u00e3o da composi\u00e7\u00e3o&quot;, &quot;publisher&quot;: &quot;Blackwell Publishing Ltd&quot;}}, {&quot;uris&quot;: [&quot;http://www.mendeley.com/documents/?uuid=d6043ceb-d0f8-3459-93d7-26154c93b099&quot;], &quot;id&quot;: &quot;ITEM-2&quot;, &quot;itemData&quot;: {&quot;container-title&quot;: &quot;Methods in Ecology and Evolution&quot;, &quot;type&quot;: &quot;article-journal&quot;, &quot;title&quot;: &quot;Separating the two components of abundance-based dissimilarity: Balanced changes in abundance vs. abundance gradients&quot;, &quot;author&quot;: [{&quot;given&quot;: &quot;Andr\u00e9s&quot;, &quot;suffix&quot;: &quot;&quot;, &quot;family&quot;: &quot;Baselga&quot;, &quot;dropping-particle&quot;: &quot;&quot;, &quot;non-dropping-particle&quot;: &quot;&quot;, &quot;parse-names&quot;: false}], &quot;page&quot;: &quot;552-557&quot;, &quot;id&quot;: &quot;ITEM-2&quot;, &quot;DOI&quot;: &quot;10.1111/2041-210X.12029&quot;, &quot;editor&quot;: [{&quot;given&quot;: &quot;Robert&quot;, &quot;suffix&quot;: &quot;&quot;, &quot;family&quot;: &quot;Freckleton&quot;, &quot;dropping-particle&quot;: &quot;&quot;, &quot;non-dropping-particle&quot;: &quot;&quot;, &quot;parse-names&quot;: false}], &quot;ISBN&quot;: &quot;2041-210X&quot;, &quot;abstract&quot;: &quot;1. Dissimilarity measures can be formulated using matching components that canbedefinedasthe intersection in terms of species composition of both sets (a) and the relative complements of each set (b and c respectively). Previous work has extended these matching components to abundance-basedmeasures of dissimilarity. 2. Using thesematching components in terms of species abundances I provide a novel partition separating two components of abundance-based dissimilarity: (i) balanced variation in abundance, whereby the individuals of some species in one site are substituted by the same number of individuals of different species in another site; and (ii) abundance gradients,whereby some individuals are lost fromone site to the other. 3. Newindices deriving from the additive partition of Bray-Curtis dissimilarity are presented, each one account- ing separately for these twoantithetic components of assemblage variation. 4. An example comparing the patterns of increase of assemblage dissimilarity with spatial distance in two tropi- cal forests is provided to illustrate the usefulness of the novel partition to discern the different sources of assem- blage variation. 5. The widely used Bray-Curtis index of dissimilarity is the result of summing these two sources of dissimilarity, and therefore might consider equivalent patterns that are markedly different. Therefore, the novel partition may be useful to assess biodiversity patterns and to explore their causes, as substitution and loss of individuals arepat- terns&quot;, &quot;volume&quot;: &quot;4&quot;, &quot;ISSN&quot;: &quot;2041210X&quot;, &quot;issue&quot;: &quot;6&quot;, &quot;issued&quot;: {&quot;date-parts&quot;: [[&quot;2013&quot;, &quot;6&quot;]]}}}, {&quot;uris&quot;: [&quot;http://www.mendeley.com/documents/?uuid=669d6404-ee50-3fdf-9af3-723424996b49&quot;], &quot;id&quot;: &quot;ITEM-3&quot;, &quot;itemData&quot;: {&quot;container-title&quot;: &quot;Oikos&quot;, &quot;type&quot;: &quot;article-journal&quot;, &quot;title&quot;: &quot;A new conceptual and methodological framework for exploring and explaining pattern in presence - absence data&quot;, &quot;author&quot;: [{&quot;given&quot;: &quot;J\u00e1nos&quot;, &quot;suffix&quot;: &quot;&quot;, &quot;family&quot;: &quot;Podani&quot;, &quot;dropping-particle&quot;: &quot;&quot;, &quot;non-dropping-particle&quot;: &quot;&quot;, &quot;parse-names&quot;: false}, {&quot;given&quot;: &quot;D\u00e9nes&quot;, &quot;suffix&quot;: &quot;&quot;, &quot;family&quot;: &quot;Schmera&quot;, &quot;dropping-particle&quot;: &quot;&quot;, &quot;non-dropping-particle&quot;: &quot;&quot;, &quot;parse-names&quot;: false}], &quot;page&quot;: &quot;1625-1638&quot;, &quot;id&quot;: &quot;ITEM-3&quot;, &quot;DOI&quot;: &quot;10.1111/j.1600-0706.2011.19451.x&quot;, &quot;ISBN&quot;: &quot;1600-0706&quot;, &quot;issued&quot;: {&quot;date-parts&quot;: [[&quot;2011&quot;, &quot;11&quot;]]}, &quot;volume&quot;: &quot;120&quot;, &quot;ISSN&quot;: &quot;00301299&quot;, &quot;issue&quot;: &quot;11&quot;, &quot;abstract&quot;: &quot;A conceptual framework is proposed to evaluate the relative importance of beta diversity, nestedness and agreement in species richness in presence absence data matrices via partitioning pairwise gamma diversity into additive components. This is achieved by calculating three complementary indices that measure similarity, relative species replacement, and relative richness difference for all pairs of sites, and by displaying the results in a two-dimensional simplex diagram, or ternary plot. By summing two terms at a time, three one-dimensional simplices are derived correspondig to different contrasts: beta diversity versus similarity, species replacement versus nestedness and, finally, richness difference versus richness agreement. The simplex diagrams can be used to interpret underlying data structures by showing departure from randomness towards well-interpretable directions, as demonstrated by artificial and actual examples. In particular, one may appreciate how far data structure deviates from three extreme model situations: perfect nestedness, anti-nestedness and perfect gradient. Throughout the paper, we pay special attention to the measurement and interpetation of beta diversity and nestedness for pairs of sites, because these concepts have been in focus of ecological reseach for decades. The novel method can be used in community ecology, conservation biology, and biogeography, whenever the objective is to recover explanatory ecological processes behind patterns conveyed by presenceabsence data.&quot;, &quot;publisher&quot;: &quot;Blackwell Publishing Ltd&quot;}}], &quot;schema&quot;: &quot;https://github.com/citation-style-language/schema/raw/master/csl-citation.json&quot;, &quot;properties&quot;: {&quot;noteIndex&quot;: 0}} RNDRZgZU7wex2"/><text:span text:style-name="T79">. </text:span><text:span text:style-name="T103">We echo the call of Green and Bohanan (2006) for microbial ecologists to more carefully consider their use of dissimilarity metrics, especially now that many are implemented in popular analysis software such as R (e.g. </text:span><text:reference-mark-start text:name="ADDIN CSL_CITATION {&quot;mendeley&quot;: {&quot;manualFormatting&quot;: &quot;Baselga and Orme 201&quot;, &quot;previouslyFormattedCitation&quot;: &quot;(Baselga &amp; Orme 2012)&quot;, &quot;formattedCitation&quot;: &quot;(Baselga &amp; Orme 2012)&quot;, &quot;plainTextFormattedCitation&quot;: &quot;(Baselga &amp; Orme 2012)&quot;}, &quot;citationItems&quot;: [{&quot;uris&quot;: [&quot;http://www.mendeley.com/documents/?uuid=ca062050-44da-3f72-b45a-852bb561c691&quot;], &quot;id&quot;: &quot;ITEM-1&quot;, &quot;itemData&quot;: {&quot;container-title&quot;: &quot;Methods in Ecology and Evolution&quot;, &quot;type&quot;: &quot;article-journal&quot;, &quot;title&quot;: &quot;betapart: an R package for the study of beta diversity&quot;, &quot;author&quot;: [{&quot;given&quot;: &quot;Andr\u00e9s&quot;, &quot;suffix&quot;: &quot;&quot;, &quot;family&quot;: &quot;Baselga&quot;, &quot;dropping-particle&quot;: &quot;&quot;, &quot;non-dropping-particle&quot;: &quot;&quot;, &quot;parse-names&quot;: false}, {&quot;given&quot;: &quot;C. David L&quot;, &quot;suffix&quot;: &quot;&quot;, &quot;family&quot;: &quot;Orme&quot;, &quot;dropping-particle&quot;: &quot;&quot;, &quot;non-dropping-particle&quot;: &quot;&quot;, &quot;parse-names&quot;: false}], &quot;page&quot;: &quot;808-812&quot;, &quot;id&quot;: &quot;ITEM-1&quot;, &quot;DOI&quot;: &quot;10.1111/j.2041-210X.2012.00224.x&quot;, &quot;ISBN&quot;: &quot;2041-210X&quot;, &quot;issued&quot;: {&quot;date-parts&quot;: [[&quot;2012&quot;, &quot;10&quot;]]}, &quot;volume&quot;: &quot;3&quot;, &quot;ISSN&quot;: &quot;2041210X&quot;, &quot;issue&quot;: &quot;5&quot;, &quot;abstract&quot;: &quot;1.Beta diversity, that is, the variation in species composition among sites, can be the result of species replacement between sites (turnover) and species loss from site to site (nestedness). 2.We present betapart, an R package for computing total dissimilarity as S\u00f8rensen or Jaccard indices, as well as their respective turnover and nestedness components. 3.betapart allows the assessment of spatial patterns of beta diversity using multiple-site dissimilarity measures accounting for compositional heterogeneity across several sites or pairwise measures providing distance matrices accounting for the multivariate structure of dissimilarity. 4.betapart also allows computing patterns of temporal difference in assemblage composition, and its turnover and nestedness components. 5.Several example analyses are shown, using the data included in the package, to illustrate the relevance of separating the turnover and nestedness components of beta diversity to infer different mechanisms behind biodiversity patterns.&quot;, &quot;publisher&quot;: &quot;Blackwell Publishing Ltd&quot;}}], &quot;schema&quot;: &quot;https://github.com/citation-style-language/schema/raw/master/csl-citation.json&quot;, &quot;properties&quot;: {&quot;noteIndex&quot;: 0}} RNDXikEzW68ib"/><text:span text:style-name="T103">Baselga and Orme 201</text:span><text:reference-mark-end text:name="ADDIN CSL_CITATION {&quot;mendeley&quot;: {&quot;manualFormatting&quot;: &quot;Baselga and Orme 201&quot;, &quot;previouslyFormattedCitation&quot;: &quot;(Baselga &amp; Orme 2012)&quot;, &quot;formattedCitation&quot;: &quot;(Baselga &amp; Orme 2012)&quot;, &quot;plainTextFormattedCitation&quot;: &quot;(Baselga &amp; Orme 2012)&quot;}, &quot;citationItems&quot;: [{&quot;uris&quot;: [&quot;http://www.mendeley.com/documents/?uuid=ca062050-44da-3f72-b45a-852bb561c691&quot;], &quot;id&quot;: &quot;ITEM-1&quot;, &quot;itemData&quot;: {&quot;container-title&quot;: &quot;Methods in Ecology and Evolution&quot;, &quot;type&quot;: &quot;article-journal&quot;, &quot;title&quot;: &quot;betapart: an R package for the study of beta diversity&quot;, &quot;author&quot;: [{&quot;given&quot;: &quot;Andr\u00e9s&quot;, &quot;suffix&quot;: &quot;&quot;, &quot;family&quot;: &quot;Baselga&quot;, &quot;dropping-particle&quot;: &quot;&quot;, &quot;non-dropping-particle&quot;: &quot;&quot;, &quot;parse-names&quot;: false}, {&quot;given&quot;: &quot;C. David L&quot;, &quot;suffix&quot;: &quot;&quot;, &quot;family&quot;: &quot;Orme&quot;, &quot;dropping-particle&quot;: &quot;&quot;, &quot;non-dropping-particle&quot;: &quot;&quot;, &quot;parse-names&quot;: false}], &quot;page&quot;: &quot;808-812&quot;, &quot;id&quot;: &quot;ITEM-1&quot;, &quot;DOI&quot;: &quot;10.1111/j.2041-210X.2012.00224.x&quot;, &quot;ISBN&quot;: &quot;2041-210X&quot;, &quot;issued&quot;: {&quot;date-parts&quot;: [[&quot;2012&quot;, &quot;10&quot;]]}, &quot;volume&quot;: &quot;3&quot;, &quot;ISSN&quot;: &quot;2041210X&quot;, &quot;issue&quot;: &quot;5&quot;, &quot;abstract&quot;: &quot;1.Beta diversity, that is, the variation in species composition among sites, can be the result of species replacement between sites (turnover) and species loss from site to site (nestedness). 2.We present betapart, an R package for computing total dissimilarity as S\u00f8rensen or Jaccard indices, as well as their respective turnover and nestedness components. 3.betapart allows the assessment of spatial patterns of beta diversity using multiple-site dissimilarity measures accounting for compositional heterogeneity across several sites or pairwise measures providing distance matrices accounting for the multivariate structure of dissimilarity. 4.betapart also allows computing patterns of temporal difference in assemblage composition, and its turnover and nestedness components. 5.Several example analyses are shown, using the data included in the package, to illustrate the relevance of separating the turnover and nestedness components of beta diversity to infer different mechanisms behind biodiversity patterns.&quot;, &quot;publisher&quot;: &quot;Blackwell Publishing Ltd&quot;}}], &quot;schema&quot;: &quot;https://github.com/citation-style-language/schema/raw/master/csl-citation.json&quot;, &quot;properties&quot;: {&quot;noteIndex&quot;: 0}} RNDXikEzW68ib"/><text:span text:style-name="T117">2</text:span><text:span text:style-name="T103">).</text:span></text:p>
      <text:p text:style-name="P15"/>
      <text:p text:style-name="P16"><text:span text:style-name="T79">W</text:span><text:span text:style-name="T26">hilst significant differences were found between different methodological approaches, we also found differences relating to the biological context of each study. </text:span><text:span text:style-name="T81">Against</text:span><text:span text:style-name="T26"> our expectation, soil based studies had weaker d-d relationships than studies associated with other environmental materials. </text:span><text:span text:style-name="T80">S</text:span><text:span text:style-name="T26">oils are relatively stable habitat</text:span><text:span text:style-name="T80">s, capable of maintaining significant environmental gradients over relatively small spatial scales. Therefore, we expected the combination of high habitat heterogeneity coupled with limited opportunity for dispersal to result in stronger d-d relationships. It is possible that the environment</text:span><text:span text:style-name="T81">al </text:span><text:span text:style-name="T95">gradients present in</text:span><text:span text:style-name="T81"> soils do not change linearly over geographic distance, </text:span><text:span text:style-name="T95">for example if the similar environmental conditions are patchily distributed.</text:span><text:span text:style-name="T81"> Alternatively, microorganisms maybe able to disperse through soils more effectively than previously thought, </text:span><text:span text:style-name="T97">perhaps via association with other soil organisms </text:span><text:reference-mark-start text:name="ADDIN CSL_CITATION {&quot;mendeley&quot;: {&quot;previouslyFormattedCitation&quot;: &quot;(Warmink &lt;i&gt;et al.&lt;/i&gt; 2011)&quot;, &quot;formattedCitation&quot;: &quot;(Warmink &lt;i&gt;et al.&lt;/i&gt; 2011)&quot;, &quot;plainTextFormattedCitation&quot;: &quot;(Warmink et al. 2011)&quot;}, &quot;citationItems&quot;: [{&quot;uris&quot;: [&quot;http://www.mendeley.com/documents/?uuid=a09ba455-71c9-3151-8bf4-122523835e99&quot;], &quot;id&quot;: &quot;ITEM-1&quot;, &quot;itemData&quot;: {&quot;container-title&quot;: &quot;Soil Biology and Biochemistry&quot;, &quot;type&quot;: &quot;article-journal&quot;, &quot;title&quot;: &quot;Hitchhikers on the fungal highway: The helper effect for bacterial migration via fungal hyphae&quot;, &quot;author&quot;: [{&quot;given&quot;: &quot;J. A.&quot;, &quot;suffix&quot;: &quot;&quot;, &quot;family&quot;: &quot;Warmink&quot;, &quot;dropping-particle&quot;: &quot;&quot;, &quot;non-dropping-particle&quot;: &quot;&quot;, &quot;parse-names&quot;: false}, {&quot;given&quot;: &quot;R.&quot;, &quot;suffix&quot;: &quot;&quot;, &quot;family&quot;: &quot;Nazir&quot;, &quot;dropping-particle&quot;: &quot;&quot;, &quot;non-dropping-particle&quot;: &quot;&quot;, &quot;parse-names&quot;: false}, {&quot;given&quot;: &quot;B.&quot;, &quot;suffix&quot;: &quot;&quot;, &quot;family&quot;: &quot;Corten&quot;, &quot;dropping-particle&quot;: &quot;&quot;, &quot;non-dropping-particle&quot;: &quot;&quot;, &quot;parse-names&quot;: false}, {&quot;given&quot;: &quot;J. D.&quot;, &quot;suffix&quot;: &quot;&quot;, &quot;family&quot;: &quot;Elsas .&quot;, &quot;dropping-particle&quot;: &quot;&quot;, &quot;non-dropping-particle&quot;: &quot;van&quot;, &quot;parse-names&quot;: false}], &quot;page&quot;: &quot;760-765&quot;, &quot;id&quot;: &quot;ITEM-1&quot;, &quot;DOI&quot;: &quot;10.1016/j.soilbio.2010.12.009&quot;, &quot;ISBN&quot;: &quot;0038-0717&quot;, &quot;issued&quot;: {&quot;date-parts&quot;: [[&quot;2011&quot;, &quot;4&quot;]]}, &quot;volume&quot;: &quot;43&quot;, &quot;ISSN&quot;: &quot;00380717&quot;, &quot;issue&quot;: &quot;4&quot;, &quot;abstract&quot;: &quot;Previous work in our laboratory showed that several bacterial strains, either singly or in association with other bacteria (community migration), were capable of migrating together with the saprotrophic fungus Lyophyllum sp. strain Karsten through soil microcosms. A possible involvement of the type III secretion system (TTSS) in migration was indicated. In this study, we addressed the basis of the community migration, which might lie in a migration helper effect exerted by particular single-strain migrators on other members of the community. Different culturing (plating) as well as culture-independent (PCR-DGGE) methods were applied to assess the effects of putative bacterial helpers in the migration. We used, as a model, the migration-proficient Burkholderia terrae BS001 as the canonical helper strain. PCR-DGGE analysis of the soil system with or without added strain BS001, revealed that the latter consistently stimulated the migration of different bacterial species through the soil. This was observed both following introduction of the organism to a bacterial community from soil and on the basis of a similar organism that was naturally present. One strain, Dyella japonica BS003, was identified as an avid comigrator with B. terrae BS001, although it appeared to lag behind the latter strain in its migration speed. Further examination of the B. terrae BS001/. D. japonica BS003 interaction at Lyophyllum sp. strain Karsten hyphae showed that the presence of the D. japonica strain did not negatively affect the growth and migration of B. terrae BS001 with the fungus. A biofilm of B. terrae BS001 was formed on the fungal hyphal front, and we postulate a role for this biofilm in the migration helper effect. ?? 2010.&quot;}}], &quot;schema&quot;: &quot;https://github.com/citation-style-language/schema/raw/master/csl-citation.json&quot;, &quot;properties&quot;: {&quot;noteIndex&quot;: 0}} RNDG2pJcPSB8n"/><text:span text:style-name="T97">(Warmink </text:span><text:span text:style-name="T54">et al.</text:span><text:span text:style-name="T97"> 2011)</text:span><text:reference-mark-end text:name="ADDIN CSL_CITATION {&quot;mendeley&quot;: {&quot;previouslyFormattedCitation&quot;: &quot;(Warmink &lt;i&gt;et al.&lt;/i&gt; 2011)&quot;, &quot;formattedCitation&quot;: &quot;(Warmink &lt;i&gt;et al.&lt;/i&gt; 2011)&quot;, &quot;plainTextFormattedCitation&quot;: &quot;(Warmink et al. 2011)&quot;}, &quot;citationItems&quot;: [{&quot;uris&quot;: [&quot;http://www.mendeley.com/documents/?uuid=a09ba455-71c9-3151-8bf4-122523835e99&quot;], &quot;id&quot;: &quot;ITEM-1&quot;, &quot;itemData&quot;: {&quot;container-title&quot;: &quot;Soil Biology and Biochemistry&quot;, &quot;type&quot;: &quot;article-journal&quot;, &quot;title&quot;: &quot;Hitchhikers on the fungal highway: The helper effect for bacterial migration via fungal hyphae&quot;, &quot;author&quot;: [{&quot;given&quot;: &quot;J. A.&quot;, &quot;suffix&quot;: &quot;&quot;, &quot;family&quot;: &quot;Warmink&quot;, &quot;dropping-particle&quot;: &quot;&quot;, &quot;non-dropping-particle&quot;: &quot;&quot;, &quot;parse-names&quot;: false}, {&quot;given&quot;: &quot;R.&quot;, &quot;suffix&quot;: &quot;&quot;, &quot;family&quot;: &quot;Nazir&quot;, &quot;dropping-particle&quot;: &quot;&quot;, &quot;non-dropping-particle&quot;: &quot;&quot;, &quot;parse-names&quot;: false}, {&quot;given&quot;: &quot;B.&quot;, &quot;suffix&quot;: &quot;&quot;, &quot;family&quot;: &quot;Corten&quot;, &quot;dropping-particle&quot;: &quot;&quot;, &quot;non-dropping-particle&quot;: &quot;&quot;, &quot;parse-names&quot;: false}, {&quot;given&quot;: &quot;J. D.&quot;, &quot;suffix&quot;: &quot;&quot;, &quot;family&quot;: &quot;Elsas .&quot;, &quot;dropping-particle&quot;: &quot;&quot;, &quot;non-dropping-particle&quot;: &quot;van&quot;, &quot;parse-names&quot;: false}], &quot;page&quot;: &quot;760-765&quot;, &quot;id&quot;: &quot;ITEM-1&quot;, &quot;DOI&quot;: &quot;10.1016/j.soilbio.2010.12.009&quot;, &quot;ISBN&quot;: &quot;0038-0717&quot;, &quot;issued&quot;: {&quot;date-parts&quot;: [[&quot;2011&quot;, &quot;4&quot;]]}, &quot;volume&quot;: &quot;43&quot;, &quot;ISSN&quot;: &quot;00380717&quot;, &quot;issue&quot;: &quot;4&quot;, &quot;abstract&quot;: &quot;Previous work in our laboratory showed that several bacterial strains, either singly or in association with other bacteria (community migration), were capable of migrating together with the saprotrophic fungus Lyophyllum sp. strain Karsten through soil microcosms. A possible involvement of the type III secretion system (TTSS) in migration was indicated. In this study, we addressed the basis of the community migration, which might lie in a migration helper effect exerted by particular single-strain migrators on other members of the community. Different culturing (plating) as well as culture-independent (PCR-DGGE) methods were applied to assess the effects of putative bacterial helpers in the migration. We used, as a model, the migration-proficient Burkholderia terrae BS001 as the canonical helper strain. PCR-DGGE analysis of the soil system with or without added strain BS001, revealed that the latter consistently stimulated the migration of different bacterial species through the soil. This was observed both following introduction of the organism to a bacterial community from soil and on the basis of a similar organism that was naturally present. One strain, Dyella japonica BS003, was identified as an avid comigrator with B. terrae BS001, although it appeared to lag behind the latter strain in its migration speed. Further examination of the B. terrae BS001/. D. japonica BS003 interaction at Lyophyllum sp. strain Karsten hyphae showed that the presence of the D. japonica strain did not negatively affect the growth and migration of B. terrae BS001 with the fungus. A biofilm of B. terrae BS001 was formed on the fungal hyphal front, and we postulate a role for this biofilm in the migration helper effect. ?? 2010.&quot;}}], &quot;schema&quot;: &quot;https://github.com/citation-style-language/schema/raw/master/csl-citation.json&quot;, &quot;properties&quot;: {&quot;noteIndex&quot;: 0}} RNDG2pJcPSB8n"/><text:span text:style-name="T97">, or by dispersal of soil itself </text:span><text:reference-mark-start text:name="ADDIN CSL_CITATION {&quot;mendeley&quot;: {&quot;previouslyFormattedCitation&quot;: &quot;(Kellogg &amp; Griffin 2006; Favet &lt;i&gt;et al.&lt;/i&gt; 2013)&quot;, &quot;formattedCitation&quot;: &quot;(Kellogg &amp; Griffin 2006; Favet &lt;i&gt;et al.&lt;/i&gt; 2013)&quot;, &quot;plainTextFormattedCitation&quot;: &quot;(Kellogg &amp; Griffin 2006; Favet et al. 2013)&quot;}, &quot;citationItems&quot;: [{&quot;uris&quot;: [&quot;http://www.mendeley.com/documents/?uuid=5931dd19-4388-4682-be1b-a15fcaa14bf4&quot;], &quot;id&quot;: &quot;ITEM-1&quot;, &quot;itemData&quot;: {&quot;container-title&quot;: &quot;The ISME journal&quot;, &quot;type&quot;: &quot;article-journal&quot;, &quot;title&quot;: &quot;Microbial hitchhikers on intercontinental dust: catching a lift in Chad&quot;, &quot;author&quot;: [{&quot;given&quot;: &quot;J&quot;, &quot;suffix&quot;: &quot;&quot;, &quot;family&quot;: &quot;Favet&quot;, &quot;dropping-particle&quot;: &quot;&quot;, &quot;non-dropping-particle&quot;: &quot;&quot;, &quot;parse-names&quot;: false}, {&quot;given&quot;: &quot;A&quot;, &quot;suffix&quot;: &quot;&quot;, &quot;family&quot;: &quot;Lapanje&quot;, &quot;dropping-particle&quot;: &quot;&quot;, &quot;non-dropping-particle&quot;: &quot;&quot;, &quot;parse-names&quot;: false}, {&quot;given&quot;: &quot;A&quot;, &quot;suffix&quot;: &quot;&quot;, &quot;family&quot;: &quot;Giongo&quot;, &quot;dropping-particle&quot;: &quot;&quot;, &quot;non-dropping-particle&quot;: &quot;&quot;, &quot;parse-names&quot;: false}, {&quot;given&quot;: &quot;S&quot;, &quot;suffix&quot;: &quot;&quot;, &quot;family&quot;: &quot;Kennedy&quot;, &quot;dropping-particle&quot;: &quot;&quot;, &quot;non-dropping-particle&quot;: &quot;&quot;, &quot;parse-names&quot;: false}, {&quot;given&quot;: &quot;Y Y&quot;, &quot;suffix&quot;: &quot;&quot;, &quot;family&quot;: &quot;Aung&quot;, &quot;dropping-particle&quot;: &quot;&quot;, &quot;non-dropping-particle&quot;: &quot;&quot;, &quot;parse-names&quot;: false}, {&quot;given&quot;: &quot;A&quot;, &quot;suffix&quot;: &quot;&quot;, &quot;family&quot;: &quot;Cattaneo&quot;, &quot;dropping-particle&quot;: &quot;&quot;, &quot;non-dropping-particle&quot;: &quot;&quot;, &quot;parse-names&quot;: false}, {&quot;given&quot;: &quot;A G&quot;, &quot;suffix&quot;: &quot;&quot;, &quot;family&quot;: &quot;Davis-Richardson&quot;, &quot;dropping-particle&quot;: &quot;&quot;, &quot;non-dropping-particle&quot;: &quot;&quot;, &quot;parse-names&quot;: false}, {&quot;given&quot;: &quot;C T&quot;, &quot;suffix&quot;: &quot;&quot;, &quot;family&quot;: &quot;Brown&quot;, &quot;dropping-particle&quot;: &quot;&quot;, &quot;non-dropping-particle&quot;: &quot;&quot;, &quot;parse-names&quot;: false}, {&quot;given&quot;: &quot;R&quot;, &quot;suffix&quot;: &quot;&quot;, &quot;family&quot;: &quot;Kort&quot;, &quot;dropping-particle&quot;: &quot;&quot;, &quot;non-dropping-particle&quot;: &quot;&quot;, &quot;parse-names&quot;: false}, {&quot;given&quot;: &quot;H J&quot;, &quot;suffix&quot;: &quot;&quot;, &quot;family&quot;: &quot;Brumsack&quot;, &quot;dropping-particle&quot;: &quot;&quot;, &quot;non-dropping-particle&quot;: &quot;&quot;, &quot;parse-names&quot;: false}, {&quot;given&quot;: &quot;B&quot;, &quot;suffix&quot;: &quot;&quot;, &quot;family&quot;: &quot;Schnetger&quot;, &quot;dropping-particle&quot;: &quot;&quot;, &quot;non-dropping-particle&quot;: &quot;&quot;, &quot;parse-names&quot;: false}, {&quot;given&quot;: &quot;A&quot;, &quot;suffix&quot;: &quot;&quot;, &quot;family&quot;: &quot;Chappell&quot;, &quot;dropping-particle&quot;: &quot;&quot;, &quot;non-dropping-particle&quot;: &quot;&quot;, &quot;parse-names&quot;: false}, {&quot;given&quot;: &quot;J&quot;, &quot;suffix&quot;: &quot;&quot;, &quot;family&quot;: &quot;Kroijenga&quot;, &quot;dropping-particle&quot;: &quot;&quot;, &quot;non-dropping-particle&quot;: &quot;&quot;, &quot;parse-names&quot;: false}, {&quot;given&quot;: &quot;A&quot;, &quot;suffix&quot;: &quot;&quot;, &quot;family&quot;: &quot;Beck&quot;, &quot;dropping-particle&quot;: &quot;&quot;, &quot;non-dropping-particle&quot;: &quot;&quot;, &quot;parse-names&quot;: false}, {&quot;given&quot;: &quot;K&quot;, &quot;suffix&quot;: &quot;&quot;, &quot;family&quot;: &quot;Schwibbert&quot;, &quot;dropping-particle&quot;: &quot;&quot;, &quot;non-dropping-particle&quot;: &quot;&quot;, &quot;parse-names&quot;: false}, {&quot;given&quot;: &quot;A H&quot;, &quot;suffix&quot;: &quot;&quot;, &quot;family&quot;: &quot;Mohamed&quot;, &quot;dropping-particle&quot;: &quot;&quot;, &quot;non-dropping-particle&quot;: &quot;&quot;, &quot;parse-names&quot;: false}, {&quot;given&quot;: &quot;T&quot;, &quot;suffix&quot;: &quot;&quot;, &quot;family&quot;: &quot;Kirchner&quot;, &quot;dropping-particle&quot;: &quot;&quot;, &quot;non-dropping-particle&quot;: &quot;&quot;, &quot;parse-names&quot;: false}, {&quot;given&quot;: &quot;P D&quot;, &quot;suffix&quot;: &quot;&quot;, &quot;family&quot;: &quot;Quadros&quot;, &quot;dropping-particle&quot;: &quot;&quot;, &quot;non-dropping-particle&quot;: &quot;de&quot;, &quot;parse-names&quot;: false}, {&quot;given&quot;: &quot;E W&quot;, &quot;suffix&quot;: &quot;&quot;, &quot;family&quot;: &quot;Triplett&quot;, &quot;dropping-particle&quot;: &quot;&quot;, &quot;non-dropping-particle&quot;: &quot;&quot;, &quot;parse-names&quot;: false}, {&quot;given&quot;: &quot;W J&quot;, &quot;suffix&quot;: &quot;&quot;, &quot;family&quot;: &quot;Broughton&quot;, &quot;dropping-particle&quot;: &quot;&quot;, &quot;non-dropping-particle&quot;: &quot;&quot;, &quot;parse-names&quot;: false}, {&quot;given&quot;: &quot;A A&quot;, &quot;suffix&quot;: &quot;&quot;, &quot;family&quot;: &quot;Gorbushina&quot;, &quot;dropping-particle&quot;: &quot;&quot;, &quot;non-dropping-particle&quot;: &quot;&quot;, &quot;parse-names&quot;: false}], &quot;issue&quot;: &quot;4&quot;, &quot;id&quot;: &quot;ITEM-1&quot;, &quot;DOI&quot;: &quot;Doi 10.1038/Ismej.2012.152&quot;, &quot;ISBN&quot;: &quot;1751-7362&quot;, &quot;issued&quot;: {&quot;date-parts&quot;: [[&quot;2013&quot;, &quot;4&quot;]]}, &quot;volume&quot;: &quot;7&quot;, &quot;ISSN&quot;: &quot;1751-7370&quot;, &quot;page&quot;: &quot;850-867&quot;, &quot;PMID&quot;: &quot;23254516&quot;, &quot;abstract&quot;: &quot;Ancient mariners knew that dust whipped up from deserts by strong winds travelled long distances, including over oceans. Satellite remote sensing revealed major dust sources across the Sahara. Indeed, the Bodele Depression in the Republic of Chad has been called the dustiest place on earth. We analysed desert sand from various locations in Chad and dust that had blown to the Cape Verde Islands. High throughput sequencing techniques combined with classical microbiological methods showed that the samples contained a large variety of microbes well adapted to the harsh desert conditions. The most abundant bacterial groupings in four different phyla included: (a) Firmicutes-Bacillaceae, (b) Actinobacteria-Geodermatophilaceae, Nocardiodaceae and Solirubrobacteraceae, (c) Proteobacteria-Oxalobacteraceae, Rhizobiales and Sphingomonadaceae, and (d) Bacteroidetes-Cytophagaceae. Ascomycota was the overwhelmingly dominant fungal group followed by Basidiomycota and traces of Chytridiomycota, Microsporidia and Glomeromycota. Two freshwater algae (Trebouxiophyceae) were isolated. Most predominant taxa are widely distributed land inhabitants that are common in soil and on the surfaces of plants. Examples include Bradyrhizobium spp. that nodulate and fix nitrogen in Acacia species, the predominant trees of the Sahara as well as Herbaspirillum (Oxalobacteraceae), a group of chemoorganotrophic free-living soil inhabitants that fix nitrogen in association with Gramineae roots. Few pathogenic strains were found, suggesting that African dust is not a large threat to public health. The ISME Journal (2013) 7, 850-867; doi:10.1038/ismej.2012.152; published online 20 December 2012&quot;}}, {&quot;uris&quot;: [&quot;http://www.mendeley.com/documents/?uuid=3f01d353-b8ec-4979-9aa9-3069df239bed&quot;], &quot;id&quot;: &quot;ITEM-2&quot;, &quot;itemData&quot;: {&quot;container-title&quot;: &quot;Trends in Ecology and Evolution&quot;, &quot;type&quot;: &quot;article-journal&quot;, &quot;title&quot;: &quot;Aerobiology and the global transport of desert dust&quot;, &quot;author&quot;: [{&quot;given&quot;: &quot;Christina A.&quot;, &quot;suffix&quot;: &quot;&quot;, &quot;family&quot;: &quot;Kellogg&quot;, &quot;dropping-particle&quot;: &quot;&quot;, &quot;non-dropping-particle&quot;: &quot;&quot;, &quot;parse-names&quot;: false}, {&quot;given&quot;: &quot;Dale W.&quot;, &quot;suffix&quot;: &quot;&quot;, &quot;family&quot;: &quot;Griffin&quot;, &quot;dropping-particle&quot;: &quot;&quot;, &quot;non-dropping-particle&quot;: &quot;&quot;, &quot;parse-names&quot;: false}], &quot;issue&quot;: &quot;11&quot;, &quot;id&quot;: &quot;ITEM-2&quot;, &quot;DOI&quot;: &quot;10.1016/j.tree.2006.07.004&quot;, &quot;ISBN&quot;: &quot;0169-5347 (Print)\\r0169-5347 (Linking)&quot;, &quot;issued&quot;: {&quot;date-parts&quot;: [[&quot;2006&quot;, &quot;11&quot;]]}, &quot;volume&quot;: &quot;21&quot;, &quot;ISSN&quot;: &quot;01695347&quot;, &quot;page&quot;: &quot;638-644&quot;, &quot;PMID&quot;: &quot;16843565&quot;, &quot;abstract&quot;: &quot;Desert winds aerosolize several billion tons of soil-derived dust each year, including concentrated seasonal pulses from Africa and Asia. These transoceanic and transcontinental dust events inject a large pulse of microorganisms and pollen into the atmosphere and could therefore have a role in transporting pathogens or expanding the biogeographical range of some organisms by facilitating long-distance dispersal events. As we discuss here, whether such dispersal events are occurring is only now beginning to be investigated. Huge dust events create an atmospheric bridge over land and sea, and the microbiota contained within them could impact downwind ecosystems. Such dispersal is of interest because of the possible health effects of allergens and pathogens that might be carried with the dust. ?? 2006 Elsevier Ltd. All rights reserved.&quot;}}], &quot;schema&quot;: &quot;https://github.com/citation-style-language/schema/raw/master/csl-citation.json&quot;, &quot;properties&quot;: {&quot;noteIndex&quot;: 0}} RNDtJxwO9qmt9"/><text:span text:style-name="T97">(Kellogg &amp; Griffin 2006; Favet </text:span><text:span text:style-name="T54">et al.</text:span><text:span text:style-name="T97"> 2013)</text:span><text:reference-mark-end text:name="ADDIN CSL_CITATION {&quot;mendeley&quot;: {&quot;previouslyFormattedCitation&quot;: &quot;(Kellogg &amp; Griffin 2006; Favet &lt;i&gt;et al.&lt;/i&gt; 2013)&quot;, &quot;formattedCitation&quot;: &quot;(Kellogg &amp; Griffin 2006; Favet &lt;i&gt;et al.&lt;/i&gt; 2013)&quot;, &quot;plainTextFormattedCitation&quot;: &quot;(Kellogg &amp; Griffin 2006; Favet et al. 2013)&quot;}, &quot;citationItems&quot;: [{&quot;uris&quot;: [&quot;http://www.mendeley.com/documents/?uuid=5931dd19-4388-4682-be1b-a15fcaa14bf4&quot;], &quot;id&quot;: &quot;ITEM-1&quot;, &quot;itemData&quot;: {&quot;container-title&quot;: &quot;The ISME journal&quot;, &quot;type&quot;: &quot;article-journal&quot;, &quot;title&quot;: &quot;Microbial hitchhikers on intercontinental dust: catching a lift in Chad&quot;, &quot;author&quot;: [{&quot;given&quot;: &quot;J&quot;, &quot;suffix&quot;: &quot;&quot;, &quot;family&quot;: &quot;Favet&quot;, &quot;dropping-particle&quot;: &quot;&quot;, &quot;non-dropping-particle&quot;: &quot;&quot;, &quot;parse-names&quot;: false}, {&quot;given&quot;: &quot;A&quot;, &quot;suffix&quot;: &quot;&quot;, &quot;family&quot;: &quot;Lapanje&quot;, &quot;dropping-particle&quot;: &quot;&quot;, &quot;non-dropping-particle&quot;: &quot;&quot;, &quot;parse-names&quot;: false}, {&quot;given&quot;: &quot;A&quot;, &quot;suffix&quot;: &quot;&quot;, &quot;family&quot;: &quot;Giongo&quot;, &quot;dropping-particle&quot;: &quot;&quot;, &quot;non-dropping-particle&quot;: &quot;&quot;, &quot;parse-names&quot;: false}, {&quot;given&quot;: &quot;S&quot;, &quot;suffix&quot;: &quot;&quot;, &quot;family&quot;: &quot;Kennedy&quot;, &quot;dropping-particle&quot;: &quot;&quot;, &quot;non-dropping-particle&quot;: &quot;&quot;, &quot;parse-names&quot;: false}, {&quot;given&quot;: &quot;Y Y&quot;, &quot;suffix&quot;: &quot;&quot;, &quot;family&quot;: &quot;Aung&quot;, &quot;dropping-particle&quot;: &quot;&quot;, &quot;non-dropping-particle&quot;: &quot;&quot;, &quot;parse-names&quot;: false}, {&quot;given&quot;: &quot;A&quot;, &quot;suffix&quot;: &quot;&quot;, &quot;family&quot;: &quot;Cattaneo&quot;, &quot;dropping-particle&quot;: &quot;&quot;, &quot;non-dropping-particle&quot;: &quot;&quot;, &quot;parse-names&quot;: false}, {&quot;given&quot;: &quot;A G&quot;, &quot;suffix&quot;: &quot;&quot;, &quot;family&quot;: &quot;Davis-Richardson&quot;, &quot;dropping-particle&quot;: &quot;&quot;, &quot;non-dropping-particle&quot;: &quot;&quot;, &quot;parse-names&quot;: false}, {&quot;given&quot;: &quot;C T&quot;, &quot;suffix&quot;: &quot;&quot;, &quot;family&quot;: &quot;Brown&quot;, &quot;dropping-particle&quot;: &quot;&quot;, &quot;non-dropping-particle&quot;: &quot;&quot;, &quot;parse-names&quot;: false}, {&quot;given&quot;: &quot;R&quot;, &quot;suffix&quot;: &quot;&quot;, &quot;family&quot;: &quot;Kort&quot;, &quot;dropping-particle&quot;: &quot;&quot;, &quot;non-dropping-particle&quot;: &quot;&quot;, &quot;parse-names&quot;: false}, {&quot;given&quot;: &quot;H J&quot;, &quot;suffix&quot;: &quot;&quot;, &quot;family&quot;: &quot;Brumsack&quot;, &quot;dropping-particle&quot;: &quot;&quot;, &quot;non-dropping-particle&quot;: &quot;&quot;, &quot;parse-names&quot;: false}, {&quot;given&quot;: &quot;B&quot;, &quot;suffix&quot;: &quot;&quot;, &quot;family&quot;: &quot;Schnetger&quot;, &quot;dropping-particle&quot;: &quot;&quot;, &quot;non-dropping-particle&quot;: &quot;&quot;, &quot;parse-names&quot;: false}, {&quot;given&quot;: &quot;A&quot;, &quot;suffix&quot;: &quot;&quot;, &quot;family&quot;: &quot;Chappell&quot;, &quot;dropping-particle&quot;: &quot;&quot;, &quot;non-dropping-particle&quot;: &quot;&quot;, &quot;parse-names&quot;: false}, {&quot;given&quot;: &quot;J&quot;, &quot;suffix&quot;: &quot;&quot;, &quot;family&quot;: &quot;Kroijenga&quot;, &quot;dropping-particle&quot;: &quot;&quot;, &quot;non-dropping-particle&quot;: &quot;&quot;, &quot;parse-names&quot;: false}, {&quot;given&quot;: &quot;A&quot;, &quot;suffix&quot;: &quot;&quot;, &quot;family&quot;: &quot;Beck&quot;, &quot;dropping-particle&quot;: &quot;&quot;, &quot;non-dropping-particle&quot;: &quot;&quot;, &quot;parse-names&quot;: false}, {&quot;given&quot;: &quot;K&quot;, &quot;suffix&quot;: &quot;&quot;, &quot;family&quot;: &quot;Schwibbert&quot;, &quot;dropping-particle&quot;: &quot;&quot;, &quot;non-dropping-particle&quot;: &quot;&quot;, &quot;parse-names&quot;: false}, {&quot;given&quot;: &quot;A H&quot;, &quot;suffix&quot;: &quot;&quot;, &quot;family&quot;: &quot;Mohamed&quot;, &quot;dropping-particle&quot;: &quot;&quot;, &quot;non-dropping-particle&quot;: &quot;&quot;, &quot;parse-names&quot;: false}, {&quot;given&quot;: &quot;T&quot;, &quot;suffix&quot;: &quot;&quot;, &quot;family&quot;: &quot;Kirchner&quot;, &quot;dropping-particle&quot;: &quot;&quot;, &quot;non-dropping-particle&quot;: &quot;&quot;, &quot;parse-names&quot;: false}, {&quot;given&quot;: &quot;P D&quot;, &quot;suffix&quot;: &quot;&quot;, &quot;family&quot;: &quot;Quadros&quot;, &quot;dropping-particle&quot;: &quot;&quot;, &quot;non-dropping-particle&quot;: &quot;de&quot;, &quot;parse-names&quot;: false}, {&quot;given&quot;: &quot;E W&quot;, &quot;suffix&quot;: &quot;&quot;, &quot;family&quot;: &quot;Triplett&quot;, &quot;dropping-particle&quot;: &quot;&quot;, &quot;non-dropping-particle&quot;: &quot;&quot;, &quot;parse-names&quot;: false}, {&quot;given&quot;: &quot;W J&quot;, &quot;suffix&quot;: &quot;&quot;, &quot;family&quot;: &quot;Broughton&quot;, &quot;dropping-particle&quot;: &quot;&quot;, &quot;non-dropping-particle&quot;: &quot;&quot;, &quot;parse-names&quot;: false}, {&quot;given&quot;: &quot;A A&quot;, &quot;suffix&quot;: &quot;&quot;, &quot;family&quot;: &quot;Gorbushina&quot;, &quot;dropping-particle&quot;: &quot;&quot;, &quot;non-dropping-particle&quot;: &quot;&quot;, &quot;parse-names&quot;: false}], &quot;issue&quot;: &quot;4&quot;, &quot;id&quot;: &quot;ITEM-1&quot;, &quot;DOI&quot;: &quot;Doi 10.1038/Ismej.2012.152&quot;, &quot;ISBN&quot;: &quot;1751-7362&quot;, &quot;issued&quot;: {&quot;date-parts&quot;: [[&quot;2013&quot;, &quot;4&quot;]]}, &quot;volume&quot;: &quot;7&quot;, &quot;ISSN&quot;: &quot;1751-7370&quot;, &quot;page&quot;: &quot;850-867&quot;, &quot;PMID&quot;: &quot;23254516&quot;, &quot;abstract&quot;: &quot;Ancient mariners knew that dust whipped up from deserts by strong winds travelled long distances, including over oceans. Satellite remote sensing revealed major dust sources across the Sahara. Indeed, the Bodele Depression in the Republic of Chad has been called the dustiest place on earth. We analysed desert sand from various locations in Chad and dust that had blown to the Cape Verde Islands. High throughput sequencing techniques combined with classical microbiological methods showed that the samples contained a large variety of microbes well adapted to the harsh desert conditions. The most abundant bacterial groupings in four different phyla included: (a) Firmicutes-Bacillaceae, (b) Actinobacteria-Geodermatophilaceae, Nocardiodaceae and Solirubrobacteraceae, (c) Proteobacteria-Oxalobacteraceae, Rhizobiales and Sphingomonadaceae, and (d) Bacteroidetes-Cytophagaceae. Ascomycota was the overwhelmingly dominant fungal group followed by Basidiomycota and traces of Chytridiomycota, Microsporidia and Glomeromycota. Two freshwater algae (Trebouxiophyceae) were isolated. Most predominant taxa are widely distributed land inhabitants that are common in soil and on the surfaces of plants. Examples include Bradyrhizobium spp. that nodulate and fix nitrogen in Acacia species, the predominant trees of the Sahara as well as Herbaspirillum (Oxalobacteraceae), a group of chemoorganotrophic free-living soil inhabitants that fix nitrogen in association with Gramineae roots. Few pathogenic strains were found, suggesting that African dust is not a large threat to public health. The ISME Journal (2013) 7, 850-867; doi:10.1038/ismej.2012.152; published online 20 December 2012&quot;}}, {&quot;uris&quot;: [&quot;http://www.mendeley.com/documents/?uuid=3f01d353-b8ec-4979-9aa9-3069df239bed&quot;], &quot;id&quot;: &quot;ITEM-2&quot;, &quot;itemData&quot;: {&quot;container-title&quot;: &quot;Trends in Ecology and Evolution&quot;, &quot;type&quot;: &quot;article-journal&quot;, &quot;title&quot;: &quot;Aerobiology and the global transport of desert dust&quot;, &quot;author&quot;: [{&quot;given&quot;: &quot;Christina A.&quot;, &quot;suffix&quot;: &quot;&quot;, &quot;family&quot;: &quot;Kellogg&quot;, &quot;dropping-particle&quot;: &quot;&quot;, &quot;non-dropping-particle&quot;: &quot;&quot;, &quot;parse-names&quot;: false}, {&quot;given&quot;: &quot;Dale W.&quot;, &quot;suffix&quot;: &quot;&quot;, &quot;family&quot;: &quot;Griffin&quot;, &quot;dropping-particle&quot;: &quot;&quot;, &quot;non-dropping-particle&quot;: &quot;&quot;, &quot;parse-names&quot;: false}], &quot;issue&quot;: &quot;11&quot;, &quot;id&quot;: &quot;ITEM-2&quot;, &quot;DOI&quot;: &quot;10.1016/j.tree.2006.07.004&quot;, &quot;ISBN&quot;: &quot;0169-5347 (Print)\\r0169-5347 (Linking)&quot;, &quot;issued&quot;: {&quot;date-parts&quot;: [[&quot;2006&quot;, &quot;11&quot;]]}, &quot;volume&quot;: &quot;21&quot;, &quot;ISSN&quot;: &quot;01695347&quot;, &quot;page&quot;: &quot;638-644&quot;, &quot;PMID&quot;: &quot;16843565&quot;, &quot;abstract&quot;: &quot;Desert winds aerosolize several billion tons of soil-derived dust each year, including concentrated seasonal pulses from Africa and Asia. These transoceanic and transcontinental dust events inject a large pulse of microorganisms and pollen into the atmosphere and could therefore have a role in transporting pathogens or expanding the biogeographical range of some organisms by facilitating long-distance dispersal events. As we discuss here, whether such dispersal events are occurring is only now beginning to be investigated. Huge dust events create an atmospheric bridge over land and sea, and the microbiota contained within them could impact downwind ecosystems. Such dispersal is of interest because of the possible health effects of allergens and pathogens that might be carried with the dust. ?? 2006 Elsevier Ltd. All rights reserved.&quot;}}], &quot;schema&quot;: &quot;https://github.com/citation-style-language/schema/raw/master/csl-citation.json&quot;, &quot;properties&quot;: {&quot;noteIndex&quot;: 0}} RNDtJxwO9qmt9"/><text:span text:style-name="T97">, </text:span><text:span text:style-name="T100">or other passive means </text:span><text:reference-mark-start text:name="ADDIN CSL_CITATION {&quot;mendeley&quot;: {&quot;previouslyFormattedCitation&quot;: &quot;(Joung &lt;i&gt;et al.&lt;/i&gt; 2017)&quot;, &quot;formattedCitation&quot;: &quot;(Joung &lt;i&gt;et al.&lt;/i&gt; 2017)&quot;, &quot;plainTextFormattedCitation&quot;: &quot;(Joung et al. 2017)&quot;}, &quot;citationItems&quot;: [{&quot;uris&quot;: [&quot;http://www.mendeley.com/documents/?uuid=886e73a4-7059-3553-84e0-7af8003f05b7&quot;], &quot;id&quot;: &quot;ITEM-1&quot;, &quot;itemData&quot;: {&quot;container-title&quot;: &quot;Nature Communications&quot;, &quot;type&quot;: &quot;article-journal&quot;, &quot;title&quot;: &quot;Bioaerosol generation by raindrops on soil&quot;, &quot;author&quot;: [{&quot;given&quot;: &quot;Young Soo&quot;, &quot;suffix&quot;: &quot;&quot;, &quot;family&quot;: &quot;Joung&quot;, &quot;dropping-particle&quot;: &quot;&quot;, &quot;non-dropping-particle&quot;: &quot;&quot;, &quot;parse-names&quot;: false}, {&quot;given&quot;: &quot;Zhifei&quot;, &quot;suffix&quot;: &quot;&quot;, &quot;family&quot;: &quot;Ge&quot;, &quot;dropping-particle&quot;: &quot;&quot;, &quot;non-dropping-particle&quot;: &quot;&quot;, &quot;parse-names&quot;: false}, {&quot;given&quot;: &quot;Cullen R&quot;, &quot;suffix&quot;: &quot;&quot;, &quot;family&quot;: &quot;Buie&quot;, &quot;dropping-particle&quot;: &quot;&quot;, &quot;non-dropping-particle&quot;: &quot;&quot;, &quot;parse-names&quot;: false}], &quot;PMID&quot;: &quot;28267145&quot;, &quot;id&quot;: &quot;ITEM-1&quot;, &quot;DOI&quot;: &quot;10.1038/ncomms14668&quot;, &quot;issued&quot;: {&quot;date-parts&quot;: [[&quot;2017&quot;, &quot;3&quot;, &quot;7&quot;]]}, &quot;volume&quot;: &quot;8&quot;, &quot;ISSN&quot;: &quot;2041-1723&quot;, &quot;page&quot;: &quot;14668&quot;, &quot;abstract&quot;: &quot;Aerosolized microorganisms may play an important role in climate change, disease transmission, water and soil contaminants, and geographic migration of microbes. While it is known that bioaerosols are generated when bubbles break on the surface of water containing microbes, it is largely unclear how viable soil-based microbes are transferred to the atmosphere. Here we report a previously unknown mechanism by which rain disperses soil bacteria into the air. Bubbles, tens of micrometres in size, formed inside the raindrops disperse micro-droplets containing soil bacteria during raindrop impingement. A single raindrop can transfer 0.01% of bacteria on the soil surface and the bacteria can survive more than one hour after the aerosol generation process. This work further reveals that bacteria transfer by rain is highly dependent on the regional soil profile and climate conditions.&quot;, &quot;publisher&quot;: &quot;Nature Publishing Group&quot;}}], &quot;schema&quot;: &quot;https://github.com/citation-style-language/schema/raw/master/csl-citation.json&quot;, &quot;properties&quot;: {&quot;noteIndex&quot;: 0}} RND7zFMOGibUK"/><text:span text:style-name="T100">(Joung </text:span><text:span text:style-name="T55">et al.</text:span><text:span text:style-name="T100"> 2017)</text:span><text:reference-mark-end text:name="ADDIN CSL_CITATION {&quot;mendeley&quot;: {&quot;previouslyFormattedCitation&quot;: &quot;(Joung &lt;i&gt;et al.&lt;/i&gt; 2017)&quot;, &quot;formattedCitation&quot;: &quot;(Joung &lt;i&gt;et al.&lt;/i&gt; 2017)&quot;, &quot;plainTextFormattedCitation&quot;: &quot;(Joung et al. 2017)&quot;}, &quot;citationItems&quot;: [{&quot;uris&quot;: [&quot;http://www.mendeley.com/documents/?uuid=886e73a4-7059-3553-84e0-7af8003f05b7&quot;], &quot;id&quot;: &quot;ITEM-1&quot;, &quot;itemData&quot;: {&quot;container-title&quot;: &quot;Nature Communications&quot;, &quot;type&quot;: &quot;article-journal&quot;, &quot;title&quot;: &quot;Bioaerosol generation by raindrops on soil&quot;, &quot;author&quot;: [{&quot;given&quot;: &quot;Young Soo&quot;, &quot;suffix&quot;: &quot;&quot;, &quot;family&quot;: &quot;Joung&quot;, &quot;dropping-particle&quot;: &quot;&quot;, &quot;non-dropping-particle&quot;: &quot;&quot;, &quot;parse-names&quot;: false}, {&quot;given&quot;: &quot;Zhifei&quot;, &quot;suffix&quot;: &quot;&quot;, &quot;family&quot;: &quot;Ge&quot;, &quot;dropping-particle&quot;: &quot;&quot;, &quot;non-dropping-particle&quot;: &quot;&quot;, &quot;parse-names&quot;: false}, {&quot;given&quot;: &quot;Cullen R&quot;, &quot;suffix&quot;: &quot;&quot;, &quot;family&quot;: &quot;Buie&quot;, &quot;dropping-particle&quot;: &quot;&quot;, &quot;non-dropping-particle&quot;: &quot;&quot;, &quot;parse-names&quot;: false}], &quot;PMID&quot;: &quot;28267145&quot;, &quot;id&quot;: &quot;ITEM-1&quot;, &quot;DOI&quot;: &quot;10.1038/ncomms14668&quot;, &quot;issued&quot;: {&quot;date-parts&quot;: [[&quot;2017&quot;, &quot;3&quot;, &quot;7&quot;]]}, &quot;volume&quot;: &quot;8&quot;, &quot;ISSN&quot;: &quot;2041-1723&quot;, &quot;page&quot;: &quot;14668&quot;, &quot;abstract&quot;: &quot;Aerosolized microorganisms may play an important role in climate change, disease transmission, water and soil contaminants, and geographic migration of microbes. While it is known that bioaerosols are generated when bubbles break on the surface of water containing microbes, it is largely unclear how viable soil-based microbes are transferred to the atmosphere. Here we report a previously unknown mechanism by which rain disperses soil bacteria into the air. Bubbles, tens of micrometres in size, formed inside the raindrops disperse micro-droplets containing soil bacteria during raindrop impingement. A single raindrop can transfer 0.01% of bacteria on the soil surface and the bacteria can survive more than one hour after the aerosol generation process. This work further reveals that bacteria transfer by rain is highly dependent on the regional soil profile and climate conditions.&quot;, &quot;publisher&quot;: &quot;Nature Publishing Group&quot;}}], &quot;schema&quot;: &quot;https://github.com/citation-style-language/schema/raw/master/csl-citation.json&quot;, &quot;properties&quot;: {&quot;noteIndex&quot;: 0}} RND7zFMOGibUK"/><text:span text:style-name="T97">.</text:span></text:p>
      <text:p text:style-name="P17"/>
      <text:p text:style-name="P18"><text:span text:style-name="T26">Originally, we expected that studies of aquatic microbial communities may show the weakest d-d relationships as riverine or oceanic hydrologies may provide an effective dispersal mechanism, thus </text:span><text:span text:style-name="T81">homogenising microbial communities </text:span><text:span text:style-name="T82">and presenting more diffuse environmental gradients </text:span><text:span text:style-name="T81">over larger spatial scales. </text:span><text:span text:style-name="T82">Contrarily</text:span><text:span text:style-name="T81">, we found </text:span><text:span text:style-name="T98">that</text:span><text:span text:style-name="T81"> </text:span><text:span text:style-name="T98">aquatic communities</text:span><text:span text:style-name="T81"> actually showed stronger d-d relationships </text:span><text:span text:style-name="T82">indicating increased spatial turnover in aquatic microbial communities. </text:span><text:span text:style-name="T118">Soininen et al. (2007) recorded similar distance-decay rates between terrestrial, marine and aquatic ecosystems, </text:span><text:soft-page-break/><text:span text:style-name="T118">showing that biome-dependent d-d relationships may be a feature of microbial communities</text:span><text:span text:style-name="T81">. Host-associated </text:span><text:span text:style-name="T118">communities </text:span><text:span text:style-name="T81">showed relatively strong, but variable d-d relationships. We suggest that this is caused jointly by the ecology of the host species, in combination with the degree of host specificity with the associated microbial community. For example, </text:span><text:span text:style-name="T100">if the host </text:span><text:span text:style-name="T101">is not dispersal limited, and associates with a large variety of microorganisms, then the d-d relationship may be relatively flat. Whereas, if the host is dispersal limited and associates with a very specific microbiome, the d-d relationship might be steeper.</text:span><text:span text:style-name="T81"> </text:span><text:span text:style-name="T101">To develop our understanding of the macroecology of host-associated microbial communities, an interesting approach would be</text:span><text:span text:style-name="T99"> to compare </text:span><text:span text:style-name="T101">microbial </text:span><text:span text:style-name="T99">d-d relationships sessile and motile hosts (which were excluded from this analysis), as incorporating the ecology of the host (e.g. movement, interactions, range size) would likely provide further explanatory power.</text:span></text:p>
      <text:p text:style-name="P7"/>
      <text:p text:style-name="P8">Finally, we also found a relationship between the strength of the d-d relationship and the spatial scale over which the study was conducted. <text:span text:style-name="T145">Scale-dependent d-d relationships have previously been reported </text:span><text:reference-mark-start text:name="ADDIN CSL_CITATION {&quot;mendeley&quot;: {&quot;previouslyFormattedCitation&quot;: &quot;(Bissett &lt;i&gt;et al.&lt;/i&gt; 2010; Martiny &lt;i&gt;et al.&lt;/i&gt; 2011; Soininen &lt;i&gt;et al.&lt;/i&gt; 2011)&quot;, &quot;formattedCitation&quot;: &quot;(Bissett &lt;i&gt;et al.&lt;/i&gt; 2010; Martiny &lt;i&gt;et al.&lt;/i&gt; 2011; Soininen &lt;i&gt;et al.&lt;/i&gt; 2011)&quot;, &quot;plainTextFormattedCitation&quot;: &quot;(Bissett et al. 2010; Martiny et al. 2011; Soininen et al. 2011)&quot;}, &quot;citationItems&quot;: [{&quot;uris&quot;: [&quot;http://www.mendeley.com/documents/?uuid=5d0faa8d-36b6-48d2-8d78-abe394ea567a&quot;], &quot;id&quot;: &quot;ITEM-1&quot;, &quot;itemData&quot;: {&quot;container-title&quot;: &quot;Molecular Ecology&quot;, &quot;type&quot;: &quot;article-journal&quot;, &quot;title&quot;: &quot;Life history determines biogeographical patterns of soil bacterial communities over multiple spatial scales&quot;, &quot;author&quot;: [{&quot;given&quot;: &quot;A.&quot;, &quot;suffix&quot;: &quot;&quot;, &quot;family&quot;: &quot;Bissett&quot;, &quot;dropping-particle&quot;: &quot;&quot;, &quot;non-dropping-particle&quot;: &quot;&quot;, &quot;parse-names&quot;: false}, {&quot;given&quot;: &quot;A. E.&quot;, &quot;suffix&quot;: &quot;&quot;, &quot;family&quot;: &quot;Richardson&quot;, &quot;dropping-particle&quot;: &quot;&quot;, &quot;non-dropping-particle&quot;: &quot;&quot;, &quot;parse-names&quot;: false}, {&quot;given&quot;: &quot;G.&quot;, &quot;suffix&quot;: &quot;&quot;, &quot;family&quot;: &quot;Baker&quot;, &quot;dropping-particle&quot;: &quot;&quot;, &quot;non-dropping-particle&quot;: &quot;&quot;, &quot;parse-names&quot;: false}, {&quot;given&quot;: &quot;S.&quot;, &quot;suffix&quot;: &quot;&quot;, &quot;family&quot;: &quot;Wakelin&quot;, &quot;dropping-particle&quot;: &quot;&quot;, &quot;non-dropping-particle&quot;: &quot;&quot;, &quot;parse-names&quot;: false}, {&quot;given&quot;: &quot;P. H.&quot;, &quot;suffix&quot;: &quot;&quot;, &quot;family&quot;: &quot;Thrall&quot;, &quot;dropping-particle&quot;: &quot;&quot;, &quot;non-dropping-particle&quot;: &quot;&quot;, &quot;parse-names&quot;: false}], &quot;issue&quot;: &quot;19&quot;, &quot;id&quot;: &quot;ITEM-1&quot;, &quot;DOI&quot;: &quot;10.1111/j.1365-294X.2010.04804.x&quot;, &quot;ISBN&quot;: &quot;0962-1083&quot;, &quot;issued&quot;: {&quot;date-parts&quot;: [[&quot;2010&quot;, &quot;9&quot;, &quot;9&quot;]]}, &quot;volume&quot;: &quot;19&quot;, &quot;ISSN&quot;: &quot;09621083&quot;, &quot;page&quot;: &quot;4315-4327&quot;, &quot;PMID&quot;: &quot;25241408&quot;, &quot;abstract&quot;: &quot;The extent to which the distribution of soil bacteria is controlled by local environment vs. spatial factors (e.g. dispersal, colonization limitation, evolutionary events) is poorly understood and widely debated. Our understanding of biogeographic controls in microbial communities is likely hampered by the enormous environmental variability encountered across spatial scales and the broad diversity of microbial life histories. Here, we constrained environmental factors (soil chemistry, climate, above-ground plant community) to investigate the specific influence of space, by fitting all other variables first, on bacterial communities in soils over distances from m to 102 km. We found strong evidence for a spatial component to bacterial community structure that varies with scale and organism life history (dispersal and survival ability). Geographic distance had no influence over community structure for organisms known to have survival stages, but the converse was true for organisms thought to be less hardy. Community function (substrate utilization) was also shown to be highly correlated with community structure, but not to abiotic factors, suggesting nonstochastic determinants of community structure are important Our results support the view that bacterial soil communities are constrained by both edaphic factors and geographic distance and further show that the relative importance of such constraints depends critically on the taxonomic resolution used to evaluate spatio-temporal patterns of microbial diversity, as well as life history of the groups being investigated, much as is the case for macro-organisms.&quot;}}, {&quot;uris&quot;: [&quot;http://www.mendeley.com/documents/?uuid=01e5b127-9f02-490b-afc0-6d58fcc7c1e2&quot;], &quot;id&quot;: &quot;ITEM-2&quot;, &quot;itemData&quot;: {&quot;container-title&quot;: &quot;Proceedings of the National Academy of Sciences of the United States of America&quot;, &quot;type&quot;: &quot;article-journal&quot;, &quot;title&quot;: &quot;Drivers of bacterial \u03b2-diversity depend on spatial scale&quot;, &quot;author&quot;: [{&quot;given&quot;: &quot;Jennifer B H&quot;, &quot;suffix&quot;: &quot;&quot;, &quot;family&quot;: &quot;Martiny&quot;, &quot;dropping-particle&quot;: &quot;&quot;, &quot;non-dropping-particle&quot;: &quot;&quot;, &quot;parse-names&quot;: false}, {&quot;given&quot;: &quot;Jonathan A&quot;, &quot;suffix&quot;: &quot;&quot;, &quot;family&quot;: &quot;Eisen&quot;, &quot;dropping-particle&quot;: &quot;&quot;, &quot;non-dropping-particle&quot;: &quot;&quot;, &quot;parse-names&quot;: false}, {&quot;given&quot;: &quot;Kevin&quot;, &quot;suffix&quot;: &quot;&quot;, &quot;family&quot;: &quot;Penn&quot;, &quot;dropping-particle&quot;: &quot;&quot;, &quot;non-dropping-particle&quot;: &quot;&quot;, &quot;parse-names&quot;: false}, {&quot;given&quot;: &quot;Steven D&quot;, &quot;suffix&quot;: &quot;&quot;, &quot;family&quot;: &quot;Allison&quot;, &quot;dropping-particle&quot;: &quot;&quot;, &quot;non-dropping-particle&quot;: &quot;&quot;, &quot;parse-names&quot;: false}, {&quot;given&quot;: &quot;M Claire&quot;, &quot;suffix&quot;: &quot;&quot;, &quot;family&quot;: &quot;Horner-Devine&quot;, &quot;dropping-particle&quot;: &quot;&quot;, &quot;non-dropping-particle&quot;: &quot;&quot;, &quot;parse-names&quot;: false}], &quot;issue&quot;: &quot;19&quot;, &quot;id&quot;: &quot;ITEM-2&quot;, &quot;DOI&quot;: &quot;10.1073/pnas.1016308108/-/DCSupplemental.www.pnas.org/cgi/doi/10.1073/pnas.1016308108&quot;, &quot;ISBN&quot;: &quot;1016308108&quot;, &quot;issued&quot;: {&quot;date-parts&quot;: [[&quot;2011&quot;]]}, &quot;volume&quot;: &quot;108&quot;, &quot;ISSN&quot;: &quot;0027-8424&quot;, &quot;page&quot;: &quot;7850-7854&quot;, &quot;PMID&quot;: &quot;21518859&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uris&quot;: [&quot;http://www.mendeley.com/documents/?uuid=4b383fdd-67b5-42a0-9545-29e648ebbf7a&quot;], &quot;id&quot;: &quot;ITEM-3&quot;, &quot;itemData&quot;: {&quot;volume&quot;: &quot;56&quot;, &quot;container-title&quot;: &quot;Limnology and Oceanography&quot;, &quot;type&quot;: &quot;article-journal&quot;, &quot;ISSN&quot;: &quot;00243590&quot;, &quot;title&quot;: &quot;Disentangling the spatial patterns in community composition of prokaryotic and eukaryotic lake plankton&quot;, &quot;author&quot;: [{&quot;given&quot;: &quot;Janne&quot;, &quot;suffix&quot;: &quot;&quot;, &quot;family&quot;: &quot;Soininen&quot;, &quot;dropping-particle&quot;: &quot;&quot;, &quot;non-dropping-particle&quot;: &quot;&quot;, &quot;parse-names&quot;: false}, {&quot;given&quot;: &quot;Jenni J.&quot;, &quot;suffix&quot;: &quot;&quot;, &quot;family&quot;: &quot;Korhonen&quot;, &quot;dropping-particle&quot;: &quot;&quot;, &quot;non-dropping-particle&quot;: &quot;&quot;, &quot;parse-names&quot;: false}, {&quot;given&quot;: &quot;Johanna&quot;, &quot;suffix&quot;: &quot;&quot;, &quot;family&quot;: &quot;Karhu&quot;, &quot;dropping-particle&quot;: &quot;&quot;, &quot;non-dropping-particle&quot;: &quot;&quot;, &quot;parse-names&quot;: false}, {&quot;given&quot;: &quot;Adrien&quot;, &quot;suffix&quot;: &quot;&quot;, &quot;family&quot;: &quot;Vetterli&quot;, &quot;dropping-particle&quot;: &quot;&quot;, &quot;non-dropping-particle&quot;: &quot;&quot;, &quot;parse-names&quot;: false}], &quot;issue&quot;: &quot;2&quot;, &quot;id&quot;: &quot;ITEM-3&quot;, &quot;DOI&quot;: &quot;10.4319/lo.2011.56.2.0508&quot;, &quot;issued&quot;: {&quot;date-parts&quot;: [[&quot;2011&quot;, &quot;3&quot;, &quot;3&quot;]]}, &quot;page&quot;: &quot;508-520&quot;}}], &quot;schema&quot;: &quot;https://github.com/citation-style-language/schema/raw/master/csl-citation.json&quot;, &quot;properties&quot;: {&quot;noteIndex&quot;: 0}} RNDe5EIRV5Ugh"/><text:span text:style-name="T145">(Bissett </text:span><text:span text:style-name="T13">et al.</text:span><text:span text:style-name="T145"> 2010; Martiny </text:span><text:span text:style-name="T13">et al.</text:span><text:span text:style-name="T145"> 2011; Soininen </text:span><text:span text:style-name="T13">et al.</text:span><text:span text:style-name="T145"> 2011)</text:span><text:reference-mark-end text:name="ADDIN CSL_CITATION {&quot;mendeley&quot;: {&quot;previouslyFormattedCitation&quot;: &quot;(Bissett &lt;i&gt;et al.&lt;/i&gt; 2010; Martiny &lt;i&gt;et al.&lt;/i&gt; 2011; Soininen &lt;i&gt;et al.&lt;/i&gt; 2011)&quot;, &quot;formattedCitation&quot;: &quot;(Bissett &lt;i&gt;et al.&lt;/i&gt; 2010; Martiny &lt;i&gt;et al.&lt;/i&gt; 2011; Soininen &lt;i&gt;et al.&lt;/i&gt; 2011)&quot;, &quot;plainTextFormattedCitation&quot;: &quot;(Bissett et al. 2010; Martiny et al. 2011; Soininen et al. 2011)&quot;}, &quot;citationItems&quot;: [{&quot;uris&quot;: [&quot;http://www.mendeley.com/documents/?uuid=5d0faa8d-36b6-48d2-8d78-abe394ea567a&quot;], &quot;id&quot;: &quot;ITEM-1&quot;, &quot;itemData&quot;: {&quot;container-title&quot;: &quot;Molecular Ecology&quot;, &quot;type&quot;: &quot;article-journal&quot;, &quot;title&quot;: &quot;Life history determines biogeographical patterns of soil bacterial communities over multiple spatial scales&quot;, &quot;author&quot;: [{&quot;given&quot;: &quot;A.&quot;, &quot;suffix&quot;: &quot;&quot;, &quot;family&quot;: &quot;Bissett&quot;, &quot;dropping-particle&quot;: &quot;&quot;, &quot;non-dropping-particle&quot;: &quot;&quot;, &quot;parse-names&quot;: false}, {&quot;given&quot;: &quot;A. E.&quot;, &quot;suffix&quot;: &quot;&quot;, &quot;family&quot;: &quot;Richardson&quot;, &quot;dropping-particle&quot;: &quot;&quot;, &quot;non-dropping-particle&quot;: &quot;&quot;, &quot;parse-names&quot;: false}, {&quot;given&quot;: &quot;G.&quot;, &quot;suffix&quot;: &quot;&quot;, &quot;family&quot;: &quot;Baker&quot;, &quot;dropping-particle&quot;: &quot;&quot;, &quot;non-dropping-particle&quot;: &quot;&quot;, &quot;parse-names&quot;: false}, {&quot;given&quot;: &quot;S.&quot;, &quot;suffix&quot;: &quot;&quot;, &quot;family&quot;: &quot;Wakelin&quot;, &quot;dropping-particle&quot;: &quot;&quot;, &quot;non-dropping-particle&quot;: &quot;&quot;, &quot;parse-names&quot;: false}, {&quot;given&quot;: &quot;P. H.&quot;, &quot;suffix&quot;: &quot;&quot;, &quot;family&quot;: &quot;Thrall&quot;, &quot;dropping-particle&quot;: &quot;&quot;, &quot;non-dropping-particle&quot;: &quot;&quot;, &quot;parse-names&quot;: false}], &quot;issue&quot;: &quot;19&quot;, &quot;id&quot;: &quot;ITEM-1&quot;, &quot;DOI&quot;: &quot;10.1111/j.1365-294X.2010.04804.x&quot;, &quot;ISBN&quot;: &quot;0962-1083&quot;, &quot;issued&quot;: {&quot;date-parts&quot;: [[&quot;2010&quot;, &quot;9&quot;, &quot;9&quot;]]}, &quot;volume&quot;: &quot;19&quot;, &quot;ISSN&quot;: &quot;09621083&quot;, &quot;page&quot;: &quot;4315-4327&quot;, &quot;PMID&quot;: &quot;25241408&quot;, &quot;abstract&quot;: &quot;The extent to which the distribution of soil bacteria is controlled by local environment vs. spatial factors (e.g. dispersal, colonization limitation, evolutionary events) is poorly understood and widely debated. Our understanding of biogeographic controls in microbial communities is likely hampered by the enormous environmental variability encountered across spatial scales and the broad diversity of microbial life histories. Here, we constrained environmental factors (soil chemistry, climate, above-ground plant community) to investigate the specific influence of space, by fitting all other variables first, on bacterial communities in soils over distances from m to 102 km. We found strong evidence for a spatial component to bacterial community structure that varies with scale and organism life history (dispersal and survival ability). Geographic distance had no influence over community structure for organisms known to have survival stages, but the converse was true for organisms thought to be less hardy. Community function (substrate utilization) was also shown to be highly correlated with community structure, but not to abiotic factors, suggesting nonstochastic determinants of community structure are important Our results support the view that bacterial soil communities are constrained by both edaphic factors and geographic distance and further show that the relative importance of such constraints depends critically on the taxonomic resolution used to evaluate spatio-temporal patterns of microbial diversity, as well as life history of the groups being investigated, much as is the case for macro-organisms.&quot;}}, {&quot;uris&quot;: [&quot;http://www.mendeley.com/documents/?uuid=01e5b127-9f02-490b-afc0-6d58fcc7c1e2&quot;], &quot;id&quot;: &quot;ITEM-2&quot;, &quot;itemData&quot;: {&quot;container-title&quot;: &quot;Proceedings of the National Academy of Sciences of the United States of America&quot;, &quot;type&quot;: &quot;article-journal&quot;, &quot;title&quot;: &quot;Drivers of bacterial \u03b2-diversity depend on spatial scale&quot;, &quot;author&quot;: [{&quot;given&quot;: &quot;Jennifer B H&quot;, &quot;suffix&quot;: &quot;&quot;, &quot;family&quot;: &quot;Martiny&quot;, &quot;dropping-particle&quot;: &quot;&quot;, &quot;non-dropping-particle&quot;: &quot;&quot;, &quot;parse-names&quot;: false}, {&quot;given&quot;: &quot;Jonathan A&quot;, &quot;suffix&quot;: &quot;&quot;, &quot;family&quot;: &quot;Eisen&quot;, &quot;dropping-particle&quot;: &quot;&quot;, &quot;non-dropping-particle&quot;: &quot;&quot;, &quot;parse-names&quot;: false}, {&quot;given&quot;: &quot;Kevin&quot;, &quot;suffix&quot;: &quot;&quot;, &quot;family&quot;: &quot;Penn&quot;, &quot;dropping-particle&quot;: &quot;&quot;, &quot;non-dropping-particle&quot;: &quot;&quot;, &quot;parse-names&quot;: false}, {&quot;given&quot;: &quot;Steven D&quot;, &quot;suffix&quot;: &quot;&quot;, &quot;family&quot;: &quot;Allison&quot;, &quot;dropping-particle&quot;: &quot;&quot;, &quot;non-dropping-particle&quot;: &quot;&quot;, &quot;parse-names&quot;: false}, {&quot;given&quot;: &quot;M Claire&quot;, &quot;suffix&quot;: &quot;&quot;, &quot;family&quot;: &quot;Horner-Devine&quot;, &quot;dropping-particle&quot;: &quot;&quot;, &quot;non-dropping-particle&quot;: &quot;&quot;, &quot;parse-names&quot;: false}], &quot;issue&quot;: &quot;19&quot;, &quot;id&quot;: &quot;ITEM-2&quot;, &quot;DOI&quot;: &quot;10.1073/pnas.1016308108/-/DCSupplemental.www.pnas.org/cgi/doi/10.1073/pnas.1016308108&quot;, &quot;ISBN&quot;: &quot;1016308108&quot;, &quot;issued&quot;: {&quot;date-parts&quot;: [[&quot;2011&quot;]]}, &quot;volume&quot;: &quot;108&quot;, &quot;ISSN&quot;: &quot;0027-8424&quot;, &quot;page&quot;: &quot;7850-7854&quot;, &quot;PMID&quot;: &quot;21518859&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uris&quot;: [&quot;http://www.mendeley.com/documents/?uuid=4b383fdd-67b5-42a0-9545-29e648ebbf7a&quot;], &quot;id&quot;: &quot;ITEM-3&quot;, &quot;itemData&quot;: {&quot;volume&quot;: &quot;56&quot;, &quot;container-title&quot;: &quot;Limnology and Oceanography&quot;, &quot;type&quot;: &quot;article-journal&quot;, &quot;ISSN&quot;: &quot;00243590&quot;, &quot;title&quot;: &quot;Disentangling the spatial patterns in community composition of prokaryotic and eukaryotic lake plankton&quot;, &quot;author&quot;: [{&quot;given&quot;: &quot;Janne&quot;, &quot;suffix&quot;: &quot;&quot;, &quot;family&quot;: &quot;Soininen&quot;, &quot;dropping-particle&quot;: &quot;&quot;, &quot;non-dropping-particle&quot;: &quot;&quot;, &quot;parse-names&quot;: false}, {&quot;given&quot;: &quot;Jenni J.&quot;, &quot;suffix&quot;: &quot;&quot;, &quot;family&quot;: &quot;Korhonen&quot;, &quot;dropping-particle&quot;: &quot;&quot;, &quot;non-dropping-particle&quot;: &quot;&quot;, &quot;parse-names&quot;: false}, {&quot;given&quot;: &quot;Johanna&quot;, &quot;suffix&quot;: &quot;&quot;, &quot;family&quot;: &quot;Karhu&quot;, &quot;dropping-particle&quot;: &quot;&quot;, &quot;non-dropping-particle&quot;: &quot;&quot;, &quot;parse-names&quot;: false}, {&quot;given&quot;: &quot;Adrien&quot;, &quot;suffix&quot;: &quot;&quot;, &quot;family&quot;: &quot;Vetterli&quot;, &quot;dropping-particle&quot;: &quot;&quot;, &quot;non-dropping-particle&quot;: &quot;&quot;, &quot;parse-names&quot;: false}], &quot;issue&quot;: &quot;2&quot;, &quot;id&quot;: &quot;ITEM-3&quot;, &quot;DOI&quot;: &quot;10.4319/lo.2011.56.2.0508&quot;, &quot;issued&quot;: {&quot;date-parts&quot;: [[&quot;2011&quot;, &quot;3&quot;, &quot;3&quot;]]}, &quot;page&quot;: &quot;508-520&quot;}}], &quot;schema&quot;: &quot;https://github.com/citation-style-language/schema/raw/master/csl-citation.json&quot;, &quot;properties&quot;: {&quot;noteIndex&quot;: 0}} RNDe5EIRV5Ugh"/><text:span text:style-name="T145">, albeit with contrasting results. Our results are comparable to those of Martiny et al. (2011) and Soininen et al. (2011) who reported that d-d relationships for various microbial communities were generally steeper as greater spatial scales were incorporated. The scale dependence of this relationship may be explained by greater environmental heterogeneity in large scale studies, thus communities are subjected to different environmental filters, resulting in dissimilar communities. In combination with this, communities separated by very large geographic distances should have minimal dispersal between them, assuming microbial dispersal is linearly related to geographic distance. Alternatively, this observation may be a statistical artefact, caused by studies with very large spatial extents incorporating many zero similarity community comparisons (i.e. communities with no species in common), therefore biasing our quantification of the d-d relationship </text:span><text:reference-mark-start text:name="ADDIN CSL_CITATION {&quot;mendeley&quot;: {&quot;previouslyFormattedCitation&quot;: &quot;(Millar &lt;i&gt;et al.&lt;/i&gt; 2011; Steinbauer &lt;i&gt;et al.&lt;/i&gt; 2012)&quot;, &quot;formattedCitation&quot;: &quot;(Millar &lt;i&gt;et al.&lt;/i&gt; 2011; Steinbauer &lt;i&gt;et al.&lt;/i&gt; 2012)&quot;, &quot;plainTextFormattedCitation&quot;: &quot;(Millar et al. 2011; Steinbauer et al. 2012)&quot;}, &quot;citationItems&quot;: [{&quot;uris&quot;: [&quot;http://www.mendeley.com/documents/?uuid=5bfa322e-040b-4046-bbcb-a7688673f4d7&quot;], &quot;id&quot;: &quot;ITEM-1&quot;, &quot;itemData&quot;: {&quot;container-title&quot;: &quot;Global Ecology and Biogeography&quot;, &quot;type&quot;: &quot;article-journal&quot;, &quot;title&quot;: &quot;Current measures for distance decay in similarity of species composition are influenced by study extent and grain size&quot;, &quot;author&quot;: [{&quot;given&quot;: &quot;Manuel Jonas&quot;, &quot;suffix&quot;: &quot;&quot;, &quot;family&quot;: &quot;Steinbauer&quot;, &quot;dropping-particle&quot;: &quot;&quot;, &quot;non-dropping-particle&quot;: &quot;&quot;, &quot;parse-names&quot;: false}, {&quot;given&quot;: &quot;Klara&quot;, &quot;suffix&quot;: &quot;&quot;, &quot;family&quot;: &quot;Dolos&quot;, &quot;dropping-particle&quot;: &quot;&quot;, &quot;non-dropping-particle&quot;: &quot;&quot;, &quot;parse-names&quot;: false}, {&quot;given&quot;: &quot;Bj\u00f6rn&quot;, &quot;suffix&quot;: &quot;&quot;, &quot;family&quot;: &quot;Reineking&quot;, &quot;dropping-particle&quot;: &quot;&quot;, &quot;non-dropping-particle&quot;: &quot;&quot;, &quot;parse-names&quot;: false}, {&quot;given&quot;: &quot;Carl&quot;, &quot;suffix&quot;: &quot;&quot;, &quot;family&quot;: &quot;Beierkuhnlein&quot;, &quot;dropping-particle&quot;: &quot;&quot;, &quot;non-dropping-particle&quot;: &quot;&quot;, &quot;parse-names&quot;: false}], &quot;page&quot;: &quot;1203-1212&quot;, &quot;id&quot;: &quot;ITEM-1&quot;, &quot;DOI&quot;: &quot;10.1111/j.1466-8238.2012.00772.x&quot;, &quot;ISBN&quot;: &quot;1466-8238&quot;, &quot;issued&quot;: {&quot;date-parts&quot;: [[&quot;2012&quot;, &quot;12&quot;, &quot;17&quot;]]}, &quot;volume&quot;: &quot;21&quot;, &quot;ISSN&quot;: &quot;1466822X&quot;, &quot;issue&quot;: &quot;12&quot;, &quot;abstract&quot;: &quot;Aim The relationship between geographic distance and similarity in\\nspecies composition is regularly used as a measure of species turnover\\nand beta diversity. Distancedecay analyses are applied, cited and\\ncompared despite the variable extent, and different grain sizes of\\nrecords (e.g. plots, islands, states) are regularly used within such\\nanalyses. Currently, differences among distancedecay relationships that\\ncover different grain sizes and extents are attributed to ecological\\nprocesses that are suspected to operate differently over varying extents\\nand grain sizes. We assess whether the implicit assumption that the\\ndistancedecay relation is independent of grain size and study extent is\\nvalid, or whether sampling design could be the underlying cause for\\nobserved differences. Location An artificial one-dimensional landscape.\\nMethods The distancedecay relationship was quantified in simulated\\ncommunities. Grain and study extent were varied systematically. In each\\nsampled data set the linear relation of Simpson and Sorensen similarity\\nto geographic distance (on both log-transformed and original scales)\\nbetween 100 even-sized equidistant plots was assessed using linear\\nregression and generalized linear regression with a log-link function.\\nRegressions were applied either including or removing zero similarities\\nfrom the data. Results Both the slope (measuring turnover) and the\\ngoodness of fit measure r2 (quantifying the influence of space on\\nspecies composition) of the distancedecay relationship were strongly\\ninfluenced by grain and study extent. Approaches that are able to cope\\nwith zero similarity values of large distance comparisons were less\\ndependent on grain and extent. Main conclusions Reported differences\\nbetween landscapes detected by current distancedecay measures cannot be\\nexplicitly traced back to ecological scale-specific processes. Instead,\\nthey can largely be attributed to sampling design and are highly\\nsensitive to grain size and study extent. More appropriate approaches\\nfor the study of distancedecay and the understanding of scale-specific\\nprocesses are required.&quot;}}, {&quot;uris&quot;: [&quot;http://www.mendeley.com/documents/?uuid=c19f7b39-3593-3782-8a30-ad4df08065e9&quot;], &quot;id&quot;: &quot;ITEM-2&quot;, &quot;itemData&quot;: {&quot;container-title&quot;: &quot;Ecology&quot;, &quot;type&quot;: &quot;article-journal&quot;, &quot;title&quot;: &quot;Much ado about nothings: Using zero similarity points in distance-decay curves&quot;, &quot;author&quot;: [{&quot;given&quot;: &quot;Russell B.&quot;, &quot;suffix&quot;: &quot;&quot;, &quot;family&quot;: &quot;Millar&quot;, &quot;dropping-particle&quot;: &quot;&quot;, &quot;non-dropping-particle&quot;: &quot;&quot;, &quot;parse-names&quot;: false}, {&quot;given&quot;: &quot;Marti J.&quot;, &quot;suffix&quot;: &quot;&quot;, &quot;family&quot;: &quot;Anderson&quot;, &quot;dropping-particle&quot;: &quot;&quot;, &quot;non-dropping-particle&quot;: &quot;&quot;, &quot;parse-names&quot;: false}, {&quot;given&quot;: &quot;Nick&quot;, &quot;suffix&quot;: &quot;&quot;, &quot;family&quot;: &quot;Tolimieri&quot;, &quot;dropping-particle&quot;: &quot;&quot;, &quot;non-dropping-particle&quot;: &quot;&quot;, &quot;parse-names&quot;: false}], &quot;issue&quot;: &quot;9&quot;, &quot;id&quot;: &quot;ITEM-2&quot;, &quot;DOI&quot;: &quot;10.1890/11-0029.1&quot;, &quot;ISBN&quot;: &quot;0012-9658&quot;, &quot;issued&quot;: {&quot;date-parts&quot;: [[&quot;2011&quot;, &quot;9&quot;]]}, &quot;volume&quot;: &quot;92&quot;, &quot;ISSN&quot;: &quot;00129658&quot;, &quot;page&quot;: &quot;1717-1722&quot;, &quot;PMID&quot;: &quot;21939067&quot;, &quot;abstract&quot;: &quot;Distance decay is used to describe the (usually exponential) decay in ecological similarity of assemblages between two sites as a function of their distance apart along an environmental gradient. Exponential distance\u2013decay curves are routinely fitted by calculating the ecological similarity between each pair of sites, and fitting a linear regression to the points on a scatter plot of log-similarity vs. distance (x-axis). However, pairs of sites where the assemblages have no species in common pose a problem, because the similarity is zero, and the log transformation cannot be applied. Common fixes to this problem (i.e., either removing or transforming the zero values) are shown to have undesirable consequences and to give widely disparate estimates. A new method is presented as a special case of a generalized dissimilarity model. It is fitted very quickly and easily using existing software, and it does not require removal or transformation of the zero similarity points. Its simplicity makes it convenient f...&quot;, &quot;publisher&quot;: &quot;Ecological Society of America&quot;}}], &quot;schema&quot;: &quot;https://github.com/citation-style-language/schema/raw/master/csl-citation.json&quot;, &quot;properties&quot;: {&quot;noteIndex&quot;: 0}} RNDvFWjCLUrqb"/><text:span text:style-name="T145">(Millar </text:span><text:span text:style-name="T13">et al.</text:span><text:span text:style-name="T145"> 2011; Steinbauer </text:span><text:span text:style-name="T13">et al.</text:span><text:span text:style-name="T145"> 2012)</text:span><text:reference-mark-end text:name="ADDIN CSL_CITATION {&quot;mendeley&quot;: {&quot;previouslyFormattedCitation&quot;: &quot;(Millar &lt;i&gt;et al.&lt;/i&gt; 2011; Steinbauer &lt;i&gt;et al.&lt;/i&gt; 2012)&quot;, &quot;formattedCitation&quot;: &quot;(Millar &lt;i&gt;et al.&lt;/i&gt; 2011; Steinbauer &lt;i&gt;et al.&lt;/i&gt; 2012)&quot;, &quot;plainTextFormattedCitation&quot;: &quot;(Millar et al. 2011; Steinbauer et al. 2012)&quot;}, &quot;citationItems&quot;: [{&quot;uris&quot;: [&quot;http://www.mendeley.com/documents/?uuid=5bfa322e-040b-4046-bbcb-a7688673f4d7&quot;], &quot;id&quot;: &quot;ITEM-1&quot;, &quot;itemData&quot;: {&quot;container-title&quot;: &quot;Global Ecology and Biogeography&quot;, &quot;type&quot;: &quot;article-journal&quot;, &quot;title&quot;: &quot;Current measures for distance decay in similarity of species composition are influenced by study extent and grain size&quot;, &quot;author&quot;: [{&quot;given&quot;: &quot;Manuel Jonas&quot;, &quot;suffix&quot;: &quot;&quot;, &quot;family&quot;: &quot;Steinbauer&quot;, &quot;dropping-particle&quot;: &quot;&quot;, &quot;non-dropping-particle&quot;: &quot;&quot;, &quot;parse-names&quot;: false}, {&quot;given&quot;: &quot;Klara&quot;, &quot;suffix&quot;: &quot;&quot;, &quot;family&quot;: &quot;Dolos&quot;, &quot;dropping-particle&quot;: &quot;&quot;, &quot;non-dropping-particle&quot;: &quot;&quot;, &quot;parse-names&quot;: false}, {&quot;given&quot;: &quot;Bj\u00f6rn&quot;, &quot;suffix&quot;: &quot;&quot;, &quot;family&quot;: &quot;Reineking&quot;, &quot;dropping-particle&quot;: &quot;&quot;, &quot;non-dropping-particle&quot;: &quot;&quot;, &quot;parse-names&quot;: false}, {&quot;given&quot;: &quot;Carl&quot;, &quot;suffix&quot;: &quot;&quot;, &quot;family&quot;: &quot;Beierkuhnlein&quot;, &quot;dropping-particle&quot;: &quot;&quot;, &quot;non-dropping-particle&quot;: &quot;&quot;, &quot;parse-names&quot;: false}], &quot;page&quot;: &quot;1203-1212&quot;, &quot;id&quot;: &quot;ITEM-1&quot;, &quot;DOI&quot;: &quot;10.1111/j.1466-8238.2012.00772.x&quot;, &quot;ISBN&quot;: &quot;1466-8238&quot;, &quot;issued&quot;: {&quot;date-parts&quot;: [[&quot;2012&quot;, &quot;12&quot;, &quot;17&quot;]]}, &quot;volume&quot;: &quot;21&quot;, &quot;ISSN&quot;: &quot;1466822X&quot;, &quot;issue&quot;: &quot;12&quot;, &quot;abstract&quot;: &quot;Aim The relationship between geographic distance and similarity in\\nspecies composition is regularly used as a measure of species turnover\\nand beta diversity. Distancedecay analyses are applied, cited and\\ncompared despite the variable extent, and different grain sizes of\\nrecords (e.g. plots, islands, states) are regularly used within such\\nanalyses. Currently, differences among distancedecay relationships that\\ncover different grain sizes and extents are attributed to ecological\\nprocesses that are suspected to operate differently over varying extents\\nand grain sizes. We assess whether the implicit assumption that the\\ndistancedecay relation is independent of grain size and study extent is\\nvalid, or whether sampling design could be the underlying cause for\\nobserved differences. Location An artificial one-dimensional landscape.\\nMethods The distancedecay relationship was quantified in simulated\\ncommunities. Grain and study extent were varied systematically. In each\\nsampled data set the linear relation of Simpson and Sorensen similarity\\nto geographic distance (on both log-transformed and original scales)\\nbetween 100 even-sized equidistant plots was assessed using linear\\nregression and generalized linear regression with a log-link function.\\nRegressions were applied either including or removing zero similarities\\nfrom the data. Results Both the slope (measuring turnover) and the\\ngoodness of fit measure r2 (quantifying the influence of space on\\nspecies composition) of the distancedecay relationship were strongly\\ninfluenced by grain and study extent. Approaches that are able to cope\\nwith zero similarity values of large distance comparisons were less\\ndependent on grain and extent. Main conclusions Reported differences\\nbetween landscapes detected by current distancedecay measures cannot be\\nexplicitly traced back to ecological scale-specific processes. Instead,\\nthey can largely be attributed to sampling design and are highly\\nsensitive to grain size and study extent. More appropriate approaches\\nfor the study of distancedecay and the understanding of scale-specific\\nprocesses are required.&quot;}}, {&quot;uris&quot;: [&quot;http://www.mendeley.com/documents/?uuid=c19f7b39-3593-3782-8a30-ad4df08065e9&quot;], &quot;id&quot;: &quot;ITEM-2&quot;, &quot;itemData&quot;: {&quot;container-title&quot;: &quot;Ecology&quot;, &quot;type&quot;: &quot;article-journal&quot;, &quot;title&quot;: &quot;Much ado about nothings: Using zero similarity points in distance-decay curves&quot;, &quot;author&quot;: [{&quot;given&quot;: &quot;Russell B.&quot;, &quot;suffix&quot;: &quot;&quot;, &quot;family&quot;: &quot;Millar&quot;, &quot;dropping-particle&quot;: &quot;&quot;, &quot;non-dropping-particle&quot;: &quot;&quot;, &quot;parse-names&quot;: false}, {&quot;given&quot;: &quot;Marti J.&quot;, &quot;suffix&quot;: &quot;&quot;, &quot;family&quot;: &quot;Anderson&quot;, &quot;dropping-particle&quot;: &quot;&quot;, &quot;non-dropping-particle&quot;: &quot;&quot;, &quot;parse-names&quot;: false}, {&quot;given&quot;: &quot;Nick&quot;, &quot;suffix&quot;: &quot;&quot;, &quot;family&quot;: &quot;Tolimieri&quot;, &quot;dropping-particle&quot;: &quot;&quot;, &quot;non-dropping-particle&quot;: &quot;&quot;, &quot;parse-names&quot;: false}], &quot;issue&quot;: &quot;9&quot;, &quot;id&quot;: &quot;ITEM-2&quot;, &quot;DOI&quot;: &quot;10.1890/11-0029.1&quot;, &quot;ISBN&quot;: &quot;0012-9658&quot;, &quot;issued&quot;: {&quot;date-parts&quot;: [[&quot;2011&quot;, &quot;9&quot;]]}, &quot;volume&quot;: &quot;92&quot;, &quot;ISSN&quot;: &quot;00129658&quot;, &quot;page&quot;: &quot;1717-1722&quot;, &quot;PMID&quot;: &quot;21939067&quot;, &quot;abstract&quot;: &quot;Distance decay is used to describe the (usually exponential) decay in ecological similarity of assemblages between two sites as a function of their distance apart along an environmental gradient. Exponential distance\u2013decay curves are routinely fitted by calculating the ecological similarity between each pair of sites, and fitting a linear regression to the points on a scatter plot of log-similarity vs. distance (x-axis). However, pairs of sites where the assemblages have no species in common pose a problem, because the similarity is zero, and the log transformation cannot be applied. Common fixes to this problem (i.e., either removing or transforming the zero values) are shown to have undesirable consequences and to give widely disparate estimates. A new method is presented as a special case of a generalized dissimilarity model. It is fitted very quickly and easily using existing software, and it does not require removal or transformation of the zero similarity points. Its simplicity makes it convenient f...&quot;, &quot;publisher&quot;: &quot;Ecological Society of America&quot;}}], &quot;schema&quot;: &quot;https://github.com/citation-style-language/schema/raw/master/csl-citation.json&quot;, &quot;properties&quot;: {&quot;noteIndex&quot;: 0}} RNDvFWjCLUrqb"/><text:span text:style-name="T145">. This point highlights that careful consideration is required in the statistical analysis of </text:span><text:soft-page-break/><text:span text:style-name="T145">d-d relationships, especially when incorporating large geographic extents or highly dissimilar communities.</text:span></text:p>
      <text:p text:style-name="P19"/>
      <text:p text:style-name="P20">Despite its common use in the literature as evidence for neutral processes in microbial ecology, the d-d relationship <text:span text:style-name="T137">alone does not provide evidence for neutral processes acting on microbial communities. As discussed previously, d-d relationships can arise from spatially autocorrelated environmental gradients as well as dispersal limitation </text:span><text:reference-mark-start text:name="ADDIN CSL_CITATION {&quot;mendeley&quot;: {&quot;previouslyFormattedCitation&quot;: &quot;(Nekola &amp; White 1999)&quot;, &quot;formattedCitation&quot;: &quot;(Nekola &amp; White 1999)&quot;, &quot;plainTextFormattedCitation&quot;: &quot;(Nekola &amp; White 1999)&quot;}, &quot;citationItems&quot;: [{&quot;uris&quot;: [&quot;http://www.mendeley.com/documents/?uuid=8fca5d31-0bcc-471c-b0bb-6982020a5fe0&quot;], &quot;id&quot;: &quot;ITEM-1&quot;, &quot;itemData&quot;: {&quot;container-title&quot;: &quot;Journal of Biogeography&quot;, &quot;type&quot;: &quot;article-journal&quot;, &quot;title&quot;: &quot;The distance decay of similarity in biogeography and ecology&quot;, &quot;author&quot;: [{&quot;given&quot;: &quot;Jeffrey C.&quot;, &quot;suffix&quot;: &quot;&quot;, &quot;family&quot;: &quot;Nekola&quot;, &quot;dropping-particle&quot;: &quot;&quot;, &quot;non-dropping-particle&quot;: &quot;&quot;, &quot;parse-names&quot;: false}, {&quot;given&quot;: &quot;Peter S.&quot;, &quot;suffix&quot;: &quot;&quot;, &quot;family&quot;: &quot;White&quot;, &quot;dropping-particle&quot;: &quot;&quot;, &quot;non-dropping-particle&quot;: &quot;&quot;, &quot;parse-names&quot;: false}], &quot;issue&quot;: &quot;4&quot;, &quot;id&quot;: &quot;ITEM-1&quot;, &quot;DOI&quot;: &quot;10.1046/j.1365-2699.1999.00305.x&quot;, &quot;ISBN&quot;: &quot;0305-0270&quot;, &quot;issued&quot;: {&quot;date-parts&quot;: [[&quot;1999&quot;, &quot;7&quot;]]}, &quot;volume&quot;: &quot;26&quot;, &quot;ISSN&quot;: &quot;03050270&quot;, &quot;page&quot;: &quot;867-878&quot;, &quot;PMID&quot;: &quot;1745&quot;, &quot;abstract&quot;: &quot;Aim Our aim was to understand how similarity changes with distance in biological communities, to use the distance decay perspective as quantitative technique to describe biogeographic pattern, and to explore whether growth form, dispersal type, rarity, or support affected the rate of distance decay in similarity. Location North American spruce-fir forests, Appalachian montane spruce-fir forests. Methods We estimated rates of distance decay through regression of log-transformed compositional similarity against distance for pairwise comparisons of thirty-four white spruce plots and twenty-six black spruce plots distributed from eastern Canada to Alaska, six regional floras along the crest of the Appalachians, and six regional floras along the east\u2013west extent of the boreal forest. Results Similarity decreased significantly with distance, with the most linear models relating the log of similarity to untransformed distance. The rate of similarity decay was 1.5\u20131.9 times higher for vascular plants than for bryophytes. The rate of distance decay was highest for berry-fruited and nut-bearing species (1.7 times higher than plumose-seeded species and 1.9 times higher than microseeded/spore species) and 2.1 times higher for herbs than woody plants. There was no distance decay for rare species, while species of intermediate frequency had 2.0 times higher distance decay rates than common species. The rate of distance decay was 2.7 times higher for floras from the fragmented Appalachians than for floras from the contiguous boreal forest. Main conclusions The distance decay of similarity can be caused by either a decrease in environmental similarity with distance (e.g. climatic gradients) or by limits to dispersal and niche width differences among taxa. Regardless of cause, the distance decay of similarity provides a simple descriptor of how biological diversity is distributed and therefore has consequences for conservation strategy.&quot;}}], &quot;schema&quot;: &quot;https://github.com/citation-style-language/schema/raw/master/csl-citation.json&quot;, &quot;properties&quot;: {&quot;noteIndex&quot;: 0}} RNDglvO9TvTGO"/><text:span text:style-name="T119">(Nekola &amp; White 1999)</text:span><text:reference-mark-end text:name="ADDIN CSL_CITATION {&quot;mendeley&quot;: {&quot;previouslyFormattedCitation&quot;: &quot;(Nekola &amp; White 1999)&quot;, &quot;formattedCitation&quot;: &quot;(Nekola &amp; White 1999)&quot;, &quot;plainTextFormattedCitation&quot;: &quot;(Nekola &amp; White 1999)&quot;}, &quot;citationItems&quot;: [{&quot;uris&quot;: [&quot;http://www.mendeley.com/documents/?uuid=8fca5d31-0bcc-471c-b0bb-6982020a5fe0&quot;], &quot;id&quot;: &quot;ITEM-1&quot;, &quot;itemData&quot;: {&quot;container-title&quot;: &quot;Journal of Biogeography&quot;, &quot;type&quot;: &quot;article-journal&quot;, &quot;title&quot;: &quot;The distance decay of similarity in biogeography and ecology&quot;, &quot;author&quot;: [{&quot;given&quot;: &quot;Jeffrey C.&quot;, &quot;suffix&quot;: &quot;&quot;, &quot;family&quot;: &quot;Nekola&quot;, &quot;dropping-particle&quot;: &quot;&quot;, &quot;non-dropping-particle&quot;: &quot;&quot;, &quot;parse-names&quot;: false}, {&quot;given&quot;: &quot;Peter S.&quot;, &quot;suffix&quot;: &quot;&quot;, &quot;family&quot;: &quot;White&quot;, &quot;dropping-particle&quot;: &quot;&quot;, &quot;non-dropping-particle&quot;: &quot;&quot;, &quot;parse-names&quot;: false}], &quot;issue&quot;: &quot;4&quot;, &quot;id&quot;: &quot;ITEM-1&quot;, &quot;DOI&quot;: &quot;10.1046/j.1365-2699.1999.00305.x&quot;, &quot;ISBN&quot;: &quot;0305-0270&quot;, &quot;issued&quot;: {&quot;date-parts&quot;: [[&quot;1999&quot;, &quot;7&quot;]]}, &quot;volume&quot;: &quot;26&quot;, &quot;ISSN&quot;: &quot;03050270&quot;, &quot;page&quot;: &quot;867-878&quot;, &quot;PMID&quot;: &quot;1745&quot;, &quot;abstract&quot;: &quot;Aim Our aim was to understand how similarity changes with distance in biological communities, to use the distance decay perspective as quantitative technique to describe biogeographic pattern, and to explore whether growth form, dispersal type, rarity, or support affected the rate of distance decay in similarity. Location North American spruce-fir forests, Appalachian montane spruce-fir forests. Methods We estimated rates of distance decay through regression of log-transformed compositional similarity against distance for pairwise comparisons of thirty-four white spruce plots and twenty-six black spruce plots distributed from eastern Canada to Alaska, six regional floras along the crest of the Appalachians, and six regional floras along the east\u2013west extent of the boreal forest. Results Similarity decreased significantly with distance, with the most linear models relating the log of similarity to untransformed distance. The rate of similarity decay was 1.5\u20131.9 times higher for vascular plants than for bryophytes. The rate of distance decay was highest for berry-fruited and nut-bearing species (1.7 times higher than plumose-seeded species and 1.9 times higher than microseeded/spore species) and 2.1 times higher for herbs than woody plants. There was no distance decay for rare species, while species of intermediate frequency had 2.0 times higher distance decay rates than common species. The rate of distance decay was 2.7 times higher for floras from the fragmented Appalachians than for floras from the contiguous boreal forest. Main conclusions The distance decay of similarity can be caused by either a decrease in environmental similarity with distance (e.g. climatic gradients) or by limits to dispersal and niche width differences among taxa. Regardless of cause, the distance decay of similarity provides a simple descriptor of how biological diversity is distributed and therefore has consequences for conservation strategy.&quot;}}], &quot;schema&quot;: &quot;https://github.com/citation-style-language/schema/raw/master/csl-citation.json&quot;, &quot;properties&quot;: {&quot;noteIndex&quot;: 0}} RNDglvO9TvTGO"/><text:span text:style-name="T137">. Furthermore, dispersal limitation itself is not solely a property of ecological neutrality. Dispersal limitation may be stochastic as predicted by neutral theory </text:span><text:reference-mark-start text:name="ADDIN CSL_CITATION {&quot;mendeley&quot;: {&quot;previouslyFormattedCitation&quot;: &quot;(Chave 2004)&quot;, &quot;formattedCitation&quot;: &quot;(Chave 2004)&quot;, &quot;plainTextFormattedCitation&quot;: &quot;(Chave 2004)&quot;}, &quot;citationItems&quot;: [{&quot;uris&quot;: [&quot;http://www.mendeley.com/documents/?uuid=3c0bbdac-9ad0-4008-b768-9e78b84f5c0f&quot;], &quot;id&quot;: &quot;ITEM-1&quot;, &quot;itemData&quot;: {&quot;volume&quot;: &quot;7&quot;, &quot;container-title&quot;: &quot;Ecology letters&quot;, &quot;type&quot;: &quot;article-journal&quot;, &quot;title&quot;: &quot;Neutral theory and community ecology&quot;, &quot;author&quot;: [{&quot;given&quot;: &quot;J&quot;, &quot;suffix&quot;: &quot;&quot;, &quot;family&quot;: &quot;Chave&quot;, &quot;dropping-particle&quot;: &quot;&quot;, &quot;non-dropping-particle&quot;: &quot;&quot;, &quot;parse-names&quot;: false}], &quot;issue&quot;: &quot;august&quot;, &quot;id&quot;: &quot;ITEM-1&quot;, &quot;issued&quot;: {&quot;date-parts&quot;: [[&quot;2004&quot;]]}, &quot;page&quot;: &quot;1-39&quot;}}], &quot;schema&quot;: &quot;https://github.com/citation-style-language/schema/raw/master/csl-citation.json&quot;, &quot;properties&quot;: {&quot;noteIndex&quot;: 0}} RNDNFj9O50g2f"/><text:span text:style-name="T119">(Chave 2004)</text:span><text:reference-mark-end text:name="ADDIN CSL_CITATION {&quot;mendeley&quot;: {&quot;previouslyFormattedCitation&quot;: &quot;(Chave 2004)&quot;, &quot;formattedCitation&quot;: &quot;(Chave 2004)&quot;, &quot;plainTextFormattedCitation&quot;: &quot;(Chave 2004)&quot;}, &quot;citationItems&quot;: [{&quot;uris&quot;: [&quot;http://www.mendeley.com/documents/?uuid=3c0bbdac-9ad0-4008-b768-9e78b84f5c0f&quot;], &quot;id&quot;: &quot;ITEM-1&quot;, &quot;itemData&quot;: {&quot;volume&quot;: &quot;7&quot;, &quot;container-title&quot;: &quot;Ecology letters&quot;, &quot;type&quot;: &quot;article-journal&quot;, &quot;title&quot;: &quot;Neutral theory and community ecology&quot;, &quot;author&quot;: [{&quot;given&quot;: &quot;J&quot;, &quot;suffix&quot;: &quot;&quot;, &quot;family&quot;: &quot;Chave&quot;, &quot;dropping-particle&quot;: &quot;&quot;, &quot;non-dropping-particle&quot;: &quot;&quot;, &quot;parse-names&quot;: false}], &quot;issue&quot;: &quot;august&quot;, &quot;id&quot;: &quot;ITEM-1&quot;, &quot;issued&quot;: {&quot;date-parts&quot;: [[&quot;2004&quot;]]}, &quot;page&quot;: &quot;1-39&quot;}}], &quot;schema&quot;: &quot;https://github.com/citation-style-language/schema/raw/master/csl-citation.json&quot;, &quot;properties&quot;: {&quot;noteIndex&quot;: 0}} RNDNFj9O50g2f"/><text:span text:style-name="T137">, but also by asymmetric dispersal abilities between organisms </text:span><text:reference-mark-start text:name="ADDIN CSL_CITATION {&quot;mendeley&quot;: {&quot;previouslyFormattedCitation&quot;: &quot;(Salomon &lt;i&gt;et al.&lt;/i&gt; 2010; Liu &amp; Zhou 2011)&quot;, &quot;formattedCitation&quot;: &quot;(Salomon &lt;i&gt;et al.&lt;/i&gt; 2010; Liu &amp; Zhou 2011)&quot;, &quot;plainTextFormattedCitation&quot;: &quot;(Salomon et al. 2010; Liu &amp; Zhou 2011)&quot;}, &quot;citationItems&quot;: [{&quot;uris&quot;: [&quot;http://www.mendeley.com/documents/?uuid=80a372f8-a7a7-3810-ac9a-0006afc6a2ef&quot;], &quot;id&quot;: &quot;ITEM-1&quot;, &quot;itemData&quot;: {&quot;container-title&quot;: &quot;Ecology Letters&quot;, &quot;type&quot;: &quot;article-journal&quot;, &quot;title&quot;: &quot;Effects of asymmetric dispersal on the coexistence of competing species&quot;, &quot;author&quot;: [{&quot;given&quot;: &quot;Yacov&quot;, &quot;suffix&quot;: &quot;&quot;, &quot;family&quot;: &quot;Salomon&quot;, &quot;dropping-particle&quot;: &quot;&quot;, &quot;non-dropping-particle&quot;: &quot;&quot;, &quot;parse-names&quot;: false}, {&quot;given&quot;: &quot;Sean R.&quot;, &quot;suffix&quot;: &quot;&quot;, &quot;family&quot;: &quot;Connolly&quot;, &quot;dropping-particle&quot;: &quot;&quot;, &quot;non-dropping-particle&quot;: &quot;&quot;, &quot;parse-names&quot;: false}, {&quot;given&quot;: &quot;Lance&quot;, &quot;suffix&quot;: &quot;&quot;, &quot;family&quot;: &quot;Bode&quot;, &quot;dropping-particle&quot;: &quot;&quot;, &quot;non-dropping-particle&quot;: &quot;&quot;, &quot;parse-names&quot;: false}], &quot;issue&quot;: &quot;4&quot;, &quot;id&quot;: &quot;ITEM-1&quot;, &quot;DOI&quot;: &quot;10.1111/j.1461-0248.2009.01436.x&quot;, &quot;ISBN&quot;: &quot;1461-0248 (Electronic)\\r1461-023X (Linking)&quot;, &quot;issued&quot;: {&quot;date-parts&quot;: [[&quot;2010&quot;, &quot;4&quot;]]}, &quot;volume&quot;: &quot;13&quot;, &quot;ISSN&quot;: &quot;1461023X&quot;, &quot;page&quot;: &quot;432-441&quot;, &quot;PMID&quot;: &quot;20100238&quot;, &quot;abstract&quot;: &quot;The global biodiversity crisis has made a priority of understanding biodiversity maintenance in ecological communities. It is increasingly apparent that dispersal patterns can have important effects on such maintenance processes. Nevertheless, most competition theory has focused on a small subset of the possible dispersal patterns in nature. Here, we show that spatially asymmetric dispersal, i.e. the disproportionate transport of propagules towards or away from particular habitat patches in a metacommunity, when it differs between species, can promote the coexistence of competing species even in the absence of environmental heterogeneity among habitat patches. Moreover, when asymmetric dispersal is present, changes in the self-recruitment of competitive dominants and subordinates have important, but fundamentally different, effects on species coexistence. Our results underscore the importance of the interplay between species interactions and dispersal patterns for understanding the effects of habitat fragmentation and for designing regional-scale conservation strategies, such as networks of protected areas.&quot;, &quot;publisher&quot;: &quot;Blackwell Publishing Ltd&quot;}}, {&quot;uris&quot;: [&quot;http://www.mendeley.com/documents/?uuid=434fd27f-2b08-3f7a-9666-cd76aa86fa30&quot;], &quot;id&quot;: &quot;ITEM-2&quot;, &quot;itemData&quot;: {&quot;container-title&quot;: &quot;PLoS ONE&quot;, &quot;type&quot;: &quot;article-journal&quot;, &quot;title&quot;: &quot;Asymmetry in species regional dispersal ability and the neutral theory&quot;, &quot;author&quot;: [{&quot;given&quot;: &quot;Jiajia&quot;, &quot;suffix&quot;: &quot;&quot;, &quot;family&quot;: &quot;Liu&quot;, &quot;dropping-particle&quot;: &quot;&quot;, &quot;non-dropping-particle&quot;: &quot;&quot;, &quot;parse-names&quot;: false}, {&quot;given&quot;: &quot;Shurong&quot;, &quot;suffix&quot;: &quot;&quot;, &quot;family&quot;: &quot;Zhou&quot;, &quot;dropping-particle&quot;: &quot;&quot;, &quot;non-dropping-particle&quot;: &quot;&quot;, &quot;parse-names&quot;: false}], &quot;issue&quot;: &quot;8&quot;, &quot;id&quot;: &quot;ITEM-2&quot;, &quot;DOI&quot;: &quot;10.1371/journal.pone.0024128&quot;, &quot;editor&quot;: [{&quot;given&quot;: &quot;Hans Henrik&quot;, &quot;suffix&quot;: &quot;&quot;, &quot;family&quot;: &quot;Bruun&quot;, &quot;dropping-particle&quot;: &quot;&quot;, &quot;non-dropping-particle&quot;: &quot;&quot;, &quot;parse-names&quot;: false}], &quot;abstract&quot;: &quot;The neutral assumption that individuals of either the same or different species share exactly the same birth, death, migration, and speciation probabilities is fundamental yet controversial to the neutral theory. Several theoretical studies have demonstrated that a slight difference in species per capita birth or death rates can have a profound consequence on species coexistence and community structure. Whether asymmetry in migration, a vital demographic parameter in the neutral model, plays an important role in community assembly still remains unknown. In this paper, we relaxed the ecological equivalence assumption of the neutral model by introducing differences into species regional dispersal ability. We investigated the effect of asymmetric dispersal on the neutral local community structure. We found that per capita asymmetric dispersal among species could reduce species richness of the local community and result in deviations of species abundance distributions from those predicted by the neutral model. But the effect was moderate compared with that of asymmetries in birth or death rates, unless very large asymmetries in dispersal were assumed. A large difference in species dispersal ability, if there is, can overwhelm the role of random drift and make local community dynamics deterministic. In this case, species with higher regional dispersal abilities tended to dominate in the local community. However, the species abundance distribution of the local community under asymmetric dispersal could be well fitted by the neutral model, but the neutral model generally underestimated the fundamental biodiversity number but overestimated the migration rate in such communities.&quot;, &quot;volume&quot;: &quot;6&quot;, &quot;ISSN&quot;: &quot;19326203&quot;, &quot;page&quot;: &quot;e24128&quot;, &quot;PMID&quot;: &quot;21901163&quot;, &quot;issued&quot;: {&quot;date-parts&quot;: [[&quot;2011&quot;, &quot;8&quot;, &quot;25&quot;]]}, &quot;publisher&quot;: &quot;Princeton University Press&quot;}}], &quot;schema&quot;: &quot;https://github.com/citation-style-language/schema/raw/master/csl-citation.json&quot;, &quot;properties&quot;: {&quot;noteIndex&quot;: 0}} RNDDm891bcgts"/><text:span text:style-name="T119">(Salomon </text:span><text:span text:style-name="T56">et al.</text:span><text:span text:style-name="T119"> 2010; Liu &amp; Zhou 2011)</text:span><text:reference-mark-end text:name="ADDIN CSL_CITATION {&quot;mendeley&quot;: {&quot;previouslyFormattedCitation&quot;: &quot;(Salomon &lt;i&gt;et al.&lt;/i&gt; 2010; Liu &amp; Zhou 2011)&quot;, &quot;formattedCitation&quot;: &quot;(Salomon &lt;i&gt;et al.&lt;/i&gt; 2010; Liu &amp; Zhou 2011)&quot;, &quot;plainTextFormattedCitation&quot;: &quot;(Salomon et al. 2010; Liu &amp; Zhou 2011)&quot;}, &quot;citationItems&quot;: [{&quot;uris&quot;: [&quot;http://www.mendeley.com/documents/?uuid=80a372f8-a7a7-3810-ac9a-0006afc6a2ef&quot;], &quot;id&quot;: &quot;ITEM-1&quot;, &quot;itemData&quot;: {&quot;container-title&quot;: &quot;Ecology Letters&quot;, &quot;type&quot;: &quot;article-journal&quot;, &quot;title&quot;: &quot;Effects of asymmetric dispersal on the coexistence of competing species&quot;, &quot;author&quot;: [{&quot;given&quot;: &quot;Yacov&quot;, &quot;suffix&quot;: &quot;&quot;, &quot;family&quot;: &quot;Salomon&quot;, &quot;dropping-particle&quot;: &quot;&quot;, &quot;non-dropping-particle&quot;: &quot;&quot;, &quot;parse-names&quot;: false}, {&quot;given&quot;: &quot;Sean R.&quot;, &quot;suffix&quot;: &quot;&quot;, &quot;family&quot;: &quot;Connolly&quot;, &quot;dropping-particle&quot;: &quot;&quot;, &quot;non-dropping-particle&quot;: &quot;&quot;, &quot;parse-names&quot;: false}, {&quot;given&quot;: &quot;Lance&quot;, &quot;suffix&quot;: &quot;&quot;, &quot;family&quot;: &quot;Bode&quot;, &quot;dropping-particle&quot;: &quot;&quot;, &quot;non-dropping-particle&quot;: &quot;&quot;, &quot;parse-names&quot;: false}], &quot;issue&quot;: &quot;4&quot;, &quot;id&quot;: &quot;ITEM-1&quot;, &quot;DOI&quot;: &quot;10.1111/j.1461-0248.2009.01436.x&quot;, &quot;ISBN&quot;: &quot;1461-0248 (Electronic)\\r1461-023X (Linking)&quot;, &quot;issued&quot;: {&quot;date-parts&quot;: [[&quot;2010&quot;, &quot;4&quot;]]}, &quot;volume&quot;: &quot;13&quot;, &quot;ISSN&quot;: &quot;1461023X&quot;, &quot;page&quot;: &quot;432-441&quot;, &quot;PMID&quot;: &quot;20100238&quot;, &quot;abstract&quot;: &quot;The global biodiversity crisis has made a priority of understanding biodiversity maintenance in ecological communities. It is increasingly apparent that dispersal patterns can have important effects on such maintenance processes. Nevertheless, most competition theory has focused on a small subset of the possible dispersal patterns in nature. Here, we show that spatially asymmetric dispersal, i.e. the disproportionate transport of propagules towards or away from particular habitat patches in a metacommunity, when it differs between species, can promote the coexistence of competing species even in the absence of environmental heterogeneity among habitat patches. Moreover, when asymmetric dispersal is present, changes in the self-recruitment of competitive dominants and subordinates have important, but fundamentally different, effects on species coexistence. Our results underscore the importance of the interplay between species interactions and dispersal patterns for understanding the effects of habitat fragmentation and for designing regional-scale conservation strategies, such as networks of protected areas.&quot;, &quot;publisher&quot;: &quot;Blackwell Publishing Ltd&quot;}}, {&quot;uris&quot;: [&quot;http://www.mendeley.com/documents/?uuid=434fd27f-2b08-3f7a-9666-cd76aa86fa30&quot;], &quot;id&quot;: &quot;ITEM-2&quot;, &quot;itemData&quot;: {&quot;container-title&quot;: &quot;PLoS ONE&quot;, &quot;type&quot;: &quot;article-journal&quot;, &quot;title&quot;: &quot;Asymmetry in species regional dispersal ability and the neutral theory&quot;, &quot;author&quot;: [{&quot;given&quot;: &quot;Jiajia&quot;, &quot;suffix&quot;: &quot;&quot;, &quot;family&quot;: &quot;Liu&quot;, &quot;dropping-particle&quot;: &quot;&quot;, &quot;non-dropping-particle&quot;: &quot;&quot;, &quot;parse-names&quot;: false}, {&quot;given&quot;: &quot;Shurong&quot;, &quot;suffix&quot;: &quot;&quot;, &quot;family&quot;: &quot;Zhou&quot;, &quot;dropping-particle&quot;: &quot;&quot;, &quot;non-dropping-particle&quot;: &quot;&quot;, &quot;parse-names&quot;: false}], &quot;issue&quot;: &quot;8&quot;, &quot;id&quot;: &quot;ITEM-2&quot;, &quot;DOI&quot;: &quot;10.1371/journal.pone.0024128&quot;, &quot;editor&quot;: [{&quot;given&quot;: &quot;Hans Henrik&quot;, &quot;suffix&quot;: &quot;&quot;, &quot;family&quot;: &quot;Bruun&quot;, &quot;dropping-particle&quot;: &quot;&quot;, &quot;non-dropping-particle&quot;: &quot;&quot;, &quot;parse-names&quot;: false}], &quot;abstract&quot;: &quot;The neutral assumption that individuals of either the same or different species share exactly the same birth, death, migration, and speciation probabilities is fundamental yet controversial to the neutral theory. Several theoretical studies have demonstrated that a slight difference in species per capita birth or death rates can have a profound consequence on species coexistence and community structure. Whether asymmetry in migration, a vital demographic parameter in the neutral model, plays an important role in community assembly still remains unknown. In this paper, we relaxed the ecological equivalence assumption of the neutral model by introducing differences into species regional dispersal ability. We investigated the effect of asymmetric dispersal on the neutral local community structure. We found that per capita asymmetric dispersal among species could reduce species richness of the local community and result in deviations of species abundance distributions from those predicted by the neutral model. But the effect was moderate compared with that of asymmetries in birth or death rates, unless very large asymmetries in dispersal were assumed. A large difference in species dispersal ability, if there is, can overwhelm the role of random drift and make local community dynamics deterministic. In this case, species with higher regional dispersal abilities tended to dominate in the local community. However, the species abundance distribution of the local community under asymmetric dispersal could be well fitted by the neutral model, but the neutral model generally underestimated the fundamental biodiversity number but overestimated the migration rate in such communities.&quot;, &quot;volume&quot;: &quot;6&quot;, &quot;ISSN&quot;: &quot;19326203&quot;, &quot;page&quot;: &quot;e24128&quot;, &quot;PMID&quot;: &quot;21901163&quot;, &quot;issued&quot;: {&quot;date-parts&quot;: [[&quot;2011&quot;, &quot;8&quot;, &quot;25&quot;]]}, &quot;publisher&quot;: &quot;Princeton University Press&quot;}}], &quot;schema&quot;: &quot;https://github.com/citation-style-language/schema/raw/master/csl-citation.json&quot;, &quot;properties&quot;: {&quot;noteIndex&quot;: 0}} RNDDm891bcgts"/><text:span text:style-name="T137">, thus violating the central tenet of neutral theory; that organisms are ecologically equivalent </text:span><text:reference-mark-start text:name="ADDIN CSL_CITATION {&quot;mendeley&quot;: {&quot;previouslyFormattedCitation&quot;: &quot;(Hubbell 2001)&quot;, &quot;formattedCitation&quot;: &quot;(Hubbell 2001)&quot;, &quot;plainTextFormattedCitation&quot;: &quot;(Hubbell 2001)&quot;}, &quot;citationItems&quot;: [{&quot;uris&quot;: [&quot;http://www.mendeley.com/documents/?uuid=d2ebb5a0-e4e1-4447-bb84-88824c045098&quot;], &quot;id&quot;: &quot;ITEM-1&quot;, &quot;itemData&quot;: {&quot;type&quot;: &quot;book&quot;, &quot;publisher&quot;: &quot;Princeton University Press&quot;, &quot;title&quot;: &quot;The Unified Neutral Theory of Biodiversity and Biogeography&quot;, &quot;author&quot;: [{&quot;given&quot;: &quot;Stephen P.&quot;, &quot;suffix&quot;: &quot;&quot;, &quot;family&quot;: &quot;Hubbell&quot;, &quot;dropping-particle&quot;: &quot;&quot;, &quot;non-dropping-particle&quot;: &quot;&quot;, &quot;parse-names&quot;: false}], &quot;number-of-pages&quot;: &quot;375&quot;, &quot;id&quot;: &quot;ITEM-1&quot;, &quot;issued&quot;: {&quot;date-parts&quot;: [[&quot;2001&quot;]]}, &quot;ISBN&quot;: &quot;0691021287&quot;, &quot;abstract&quot;: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schema&quot;: &quot;https://github.com/citation-style-language/schema/raw/master/csl-citation.json&quot;, &quot;properties&quot;: {&quot;noteIndex&quot;: 0}} RNDecUAbycpVD"/><text:span text:style-name="T119">(Hubbell 2001)</text:span><text:reference-mark-end text:name="ADDIN CSL_CITATION {&quot;mendeley&quot;: {&quot;previouslyFormattedCitation&quot;: &quot;(Hubbell 2001)&quot;, &quot;formattedCitation&quot;: &quot;(Hubbell 2001)&quot;, &quot;plainTextFormattedCitation&quot;: &quot;(Hubbell 2001)&quot;}, &quot;citationItems&quot;: [{&quot;uris&quot;: [&quot;http://www.mendeley.com/documents/?uuid=d2ebb5a0-e4e1-4447-bb84-88824c045098&quot;], &quot;id&quot;: &quot;ITEM-1&quot;, &quot;itemData&quot;: {&quot;type&quot;: &quot;book&quot;, &quot;publisher&quot;: &quot;Princeton University Press&quot;, &quot;title&quot;: &quot;The Unified Neutral Theory of Biodiversity and Biogeography&quot;, &quot;author&quot;: [{&quot;given&quot;: &quot;Stephen P.&quot;, &quot;suffix&quot;: &quot;&quot;, &quot;family&quot;: &quot;Hubbell&quot;, &quot;dropping-particle&quot;: &quot;&quot;, &quot;non-dropping-particle&quot;: &quot;&quot;, &quot;parse-names&quot;: false}], &quot;number-of-pages&quot;: &quot;375&quot;, &quot;id&quot;: &quot;ITEM-1&quot;, &quot;issued&quot;: {&quot;date-parts&quot;: [[&quot;2001&quot;]]}, &quot;ISBN&quot;: &quot;0691021287&quot;, &quot;abstract&quot;: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schema&quot;: &quot;https://github.com/citation-style-language/schema/raw/master/csl-citation.json&quot;, &quot;properties&quot;: {&quot;noteIndex&quot;: 0}} RNDecUAbycpVD"/><text:span text:style-name="T137">. Thus we suggest caution in attributing distance-decay relationships to either niche or neutral processes without further evidence, for example from examining species-abundance distributions </text:span><text:reference-mark-start text:name="ADDIN CSL_CITATION {&quot;mendeley&quot;: {&quot;manualFormatting&quot;: &quot;(e.g. Dumbrell et al. 2010)&quot;, &quot;previouslyFormattedCitation&quot;: &quot;(Dumbrell &lt;i&gt;et al.&lt;/i&gt; 2010)&quot;, &quot;formattedCitation&quot;: &quot;(Dumbrell &lt;i&gt;et al.&lt;/i&gt; 2010)&quot;, &quot;plainTextFormattedCitation&quot;: &quot;(Dumbrell et al. 2010)&quot;}, &quot;citationItems&quot;: [{&quot;uris&quot;: [&quot;http://www.mendeley.com/documents/?uuid=fa65d043-aae1-4831-b210-03d39d1bbefb&quot;], &quot;id&quot;: &quot;ITEM-1&quot;, &quot;itemData&quot;: {&quot;container-title&quot;: &quot;The ISME journal&quot;, &quot;type&quot;: &quot;article-journal&quot;, &quot;title&quot;: &quot;Relative roles of niche and neutral processes in structuring a soil microbial community&quot;, &quot;author&quot;: [{&quot;given&quot;: &quot;Alex J&quot;, &quot;suffix&quot;: &quot;&quot;, &quot;family&quot;: &quot;Dumbrell&quot;, &quot;dropping-particle&quot;: &quot;&quot;, &quot;non-dropping-particle&quot;: &quot;&quot;, &quot;parse-names&quot;: false}, {&quot;given&quot;: &quot;Michaela&quot;, &quot;suffix&quot;: &quot;&quot;, &quot;family&quot;: &quot;Nelson&quot;, &quot;dropping-particle&quot;: &quot;&quot;, &quot;non-dropping-particle&quot;: &quot;&quot;, &quot;parse-names&quot;: false}, {&quot;given&quot;: &quot;Thorunn&quot;, &quot;suffix&quot;: &quot;&quot;, &quot;family&quot;: &quot;Helgason&quot;, &quot;dropping-particle&quot;: &quot;&quot;, &quot;non-dropping-particle&quot;: &quot;&quot;, &quot;parse-names&quot;: false}, {&quot;given&quot;: &quot;Calvin&quot;, &quot;suffix&quot;: &quot;&quot;, &quot;family&quot;: &quot;Dytham&quot;, &quot;dropping-particle&quot;: &quot;&quot;, &quot;non-dropping-particle&quot;: &quot;&quot;, &quot;parse-names&quot;: false}, {&quot;given&quot;: &quot;Alastair H&quot;, &quot;suffix&quot;: &quot;&quot;, &quot;family&quot;: &quot;Fitter&quot;, &quot;dropping-particle&quot;: &quot;&quot;, &quot;non-dropping-particle&quot;: &quot;&quot;, &quot;parse-names&quot;: false}], &quot;issue&quot;: &quot;3&quot;, &quot;id&quot;: &quot;ITEM-1&quot;, &quot;DOI&quot;: &quot;10.1038/ismej.2009.122&quot;, &quot;ISBN&quot;: &quot;1751-7370 (Electronic)\\n1751-7362 (Linking)&quot;, &quot;issued&quot;: {&quot;date-parts&quot;: [[&quot;2010&quot;, &quot;3&quot;]]}, &quot;volume&quot;: &quot;4&quot;, &quot;ISSN&quot;: &quot;1751-7362&quot;, &quot;page&quot;: &quot;337-345&quot;, &quot;PMID&quot;: &quot;19924158&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publisher&quot;: &quot;Nature Publishing Group&quot;}}], &quot;schema&quot;: &quot;https://github.com/citation-style-language/schema/raw/master/csl-citation.json&quot;, &quot;properties&quot;: {&quot;noteIndex&quot;: 0}} RNDoKv8bn3qux"/><text:span text:style-name="T119">(e.g. Dumbrell et al. 2010)</text:span><text:reference-mark-end text:name="ADDIN CSL_CITATION {&quot;mendeley&quot;: {&quot;manualFormatting&quot;: &quot;(e.g. Dumbrell et al. 2010)&quot;, &quot;previouslyFormattedCitation&quot;: &quot;(Dumbrell &lt;i&gt;et al.&lt;/i&gt; 2010)&quot;, &quot;formattedCitation&quot;: &quot;(Dumbrell &lt;i&gt;et al.&lt;/i&gt; 2010)&quot;, &quot;plainTextFormattedCitation&quot;: &quot;(Dumbrell et al. 2010)&quot;}, &quot;citationItems&quot;: [{&quot;uris&quot;: [&quot;http://www.mendeley.com/documents/?uuid=fa65d043-aae1-4831-b210-03d39d1bbefb&quot;], &quot;id&quot;: &quot;ITEM-1&quot;, &quot;itemData&quot;: {&quot;container-title&quot;: &quot;The ISME journal&quot;, &quot;type&quot;: &quot;article-journal&quot;, &quot;title&quot;: &quot;Relative roles of niche and neutral processes in structuring a soil microbial community&quot;, &quot;author&quot;: [{&quot;given&quot;: &quot;Alex J&quot;, &quot;suffix&quot;: &quot;&quot;, &quot;family&quot;: &quot;Dumbrell&quot;, &quot;dropping-particle&quot;: &quot;&quot;, &quot;non-dropping-particle&quot;: &quot;&quot;, &quot;parse-names&quot;: false}, {&quot;given&quot;: &quot;Michaela&quot;, &quot;suffix&quot;: &quot;&quot;, &quot;family&quot;: &quot;Nelson&quot;, &quot;dropping-particle&quot;: &quot;&quot;, &quot;non-dropping-particle&quot;: &quot;&quot;, &quot;parse-names&quot;: false}, {&quot;given&quot;: &quot;Thorunn&quot;, &quot;suffix&quot;: &quot;&quot;, &quot;family&quot;: &quot;Helgason&quot;, &quot;dropping-particle&quot;: &quot;&quot;, &quot;non-dropping-particle&quot;: &quot;&quot;, &quot;parse-names&quot;: false}, {&quot;given&quot;: &quot;Calvin&quot;, &quot;suffix&quot;: &quot;&quot;, &quot;family&quot;: &quot;Dytham&quot;, &quot;dropping-particle&quot;: &quot;&quot;, &quot;non-dropping-particle&quot;: &quot;&quot;, &quot;parse-names&quot;: false}, {&quot;given&quot;: &quot;Alastair H&quot;, &quot;suffix&quot;: &quot;&quot;, &quot;family&quot;: &quot;Fitter&quot;, &quot;dropping-particle&quot;: &quot;&quot;, &quot;non-dropping-particle&quot;: &quot;&quot;, &quot;parse-names&quot;: false}], &quot;issue&quot;: &quot;3&quot;, &quot;id&quot;: &quot;ITEM-1&quot;, &quot;DOI&quot;: &quot;10.1038/ismej.2009.122&quot;, &quot;ISBN&quot;: &quot;1751-7370 (Electronic)\\n1751-7362 (Linking)&quot;, &quot;issued&quot;: {&quot;date-parts&quot;: [[&quot;2010&quot;, &quot;3&quot;]]}, &quot;volume&quot;: &quot;4&quot;, &quot;ISSN&quot;: &quot;1751-7362&quot;, &quot;page&quot;: &quot;337-345&quot;, &quot;PMID&quot;: &quot;19924158&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publisher&quot;: &quot;Nature Publishing Group&quot;}}], &quot;schema&quot;: &quot;https://github.com/citation-style-language/schema/raw/master/csl-citation.json&quot;, &quot;properties&quot;: {&quot;noteIndex&quot;: 0}} RNDoKv8bn3qux"/><text:span text:style-name="T137">. However, this is not to say that examining distance-decay relationships is futile as the relationship jointly reflects species turnover due to historical, environmental, and spatial factors, all of which are important factors to consider in studying biodiversity </text:span><text:reference-mark-start text:name="ADDIN CSL_CITATION {&quot;mendeley&quot;: {&quot;previouslyFormattedCitation&quot;: &quot;(Nekola &amp; White 1999)&quot;, &quot;formattedCitation&quot;: &quot;(Nekola &amp; White 1999)&quot;, &quot;plainTextFormattedCitation&quot;: &quot;(Nekola &amp; White 1999)&quot;}, &quot;citationItems&quot;: [{&quot;uris&quot;: [&quot;http://www.mendeley.com/documents/?uuid=8fca5d31-0bcc-471c-b0bb-6982020a5fe0&quot;], &quot;id&quot;: &quot;ITEM-1&quot;, &quot;itemData&quot;: {&quot;container-title&quot;: &quot;Journal of Biogeography&quot;, &quot;type&quot;: &quot;article-journal&quot;, &quot;title&quot;: &quot;The distance decay of similarity in biogeography and ecology&quot;, &quot;author&quot;: [{&quot;given&quot;: &quot;Jeffrey C.&quot;, &quot;suffix&quot;: &quot;&quot;, &quot;family&quot;: &quot;Nekola&quot;, &quot;dropping-particle&quot;: &quot;&quot;, &quot;non-dropping-particle&quot;: &quot;&quot;, &quot;parse-names&quot;: false}, {&quot;given&quot;: &quot;Peter S.&quot;, &quot;suffix&quot;: &quot;&quot;, &quot;family&quot;: &quot;White&quot;, &quot;dropping-particle&quot;: &quot;&quot;, &quot;non-dropping-particle&quot;: &quot;&quot;, &quot;parse-names&quot;: false}], &quot;issue&quot;: &quot;4&quot;, &quot;id&quot;: &quot;ITEM-1&quot;, &quot;DOI&quot;: &quot;10.1046/j.1365-2699.1999.00305.x&quot;, &quot;ISBN&quot;: &quot;0305-0270&quot;, &quot;issued&quot;: {&quot;date-parts&quot;: [[&quot;1999&quot;, &quot;7&quot;]]}, &quot;volume&quot;: &quot;26&quot;, &quot;ISSN&quot;: &quot;03050270&quot;, &quot;page&quot;: &quot;867-878&quot;, &quot;PMID&quot;: &quot;1745&quot;, &quot;abstract&quot;: &quot;Aim Our aim was to understand how similarity changes with distance in biological communities, to use the distance decay perspective as quantitative technique to describe biogeographic pattern, and to explore whether growth form, dispersal type, rarity, or support affected the rate of distance decay in similarity. Location North American spruce-fir forests, Appalachian montane spruce-fir forests. Methods We estimated rates of distance decay through regression of log-transformed compositional similarity against distance for pairwise comparisons of thirty-four white spruce plots and twenty-six black spruce plots distributed from eastern Canada to Alaska, six regional floras along the crest of the Appalachians, and six regional floras along the east\u2013west extent of the boreal forest. Results Similarity decreased significantly with distance, with the most linear models relating the log of similarity to untransformed distance. The rate of similarity decay was 1.5\u20131.9 times higher for vascular plants than for bryophytes. The rate of distance decay was highest for berry-fruited and nut-bearing species (1.7 times higher than plumose-seeded species and 1.9 times higher than microseeded/spore species) and 2.1 times higher for herbs than woody plants. There was no distance decay for rare species, while species of intermediate frequency had 2.0 times higher distance decay rates than common species. The rate of distance decay was 2.7 times higher for floras from the fragmented Appalachians than for floras from the contiguous boreal forest. Main conclusions The distance decay of similarity can be caused by either a decrease in environmental similarity with distance (e.g. climatic gradients) or by limits to dispersal and niche width differences among taxa. Regardless of cause, the distance decay of similarity provides a simple descriptor of how biological diversity is distributed and therefore has consequences for conservation strategy.&quot;}}], &quot;schema&quot;: &quot;https://github.com/citation-style-language/schema/raw/master/csl-citation.json&quot;, &quot;properties&quot;: {&quot;noteIndex&quot;: 0}} RNDlQBAPjRJ8f"/><text:span text:style-name="T119">(Nekola &amp; White 1999)</text:span><text:reference-mark-end text:name="ADDIN CSL_CITATION {&quot;mendeley&quot;: {&quot;previouslyFormattedCitation&quot;: &quot;(Nekola &amp; White 1999)&quot;, &quot;formattedCitation&quot;: &quot;(Nekola &amp; White 1999)&quot;, &quot;plainTextFormattedCitation&quot;: &quot;(Nekola &amp; White 1999)&quot;}, &quot;citationItems&quot;: [{&quot;uris&quot;: [&quot;http://www.mendeley.com/documents/?uuid=8fca5d31-0bcc-471c-b0bb-6982020a5fe0&quot;], &quot;id&quot;: &quot;ITEM-1&quot;, &quot;itemData&quot;: {&quot;container-title&quot;: &quot;Journal of Biogeography&quot;, &quot;type&quot;: &quot;article-journal&quot;, &quot;title&quot;: &quot;The distance decay of similarity in biogeography and ecology&quot;, &quot;author&quot;: [{&quot;given&quot;: &quot;Jeffrey C.&quot;, &quot;suffix&quot;: &quot;&quot;, &quot;family&quot;: &quot;Nekola&quot;, &quot;dropping-particle&quot;: &quot;&quot;, &quot;non-dropping-particle&quot;: &quot;&quot;, &quot;parse-names&quot;: false}, {&quot;given&quot;: &quot;Peter S.&quot;, &quot;suffix&quot;: &quot;&quot;, &quot;family&quot;: &quot;White&quot;, &quot;dropping-particle&quot;: &quot;&quot;, &quot;non-dropping-particle&quot;: &quot;&quot;, &quot;parse-names&quot;: false}], &quot;issue&quot;: &quot;4&quot;, &quot;id&quot;: &quot;ITEM-1&quot;, &quot;DOI&quot;: &quot;10.1046/j.1365-2699.1999.00305.x&quot;, &quot;ISBN&quot;: &quot;0305-0270&quot;, &quot;issued&quot;: {&quot;date-parts&quot;: [[&quot;1999&quot;, &quot;7&quot;]]}, &quot;volume&quot;: &quot;26&quot;, &quot;ISSN&quot;: &quot;03050270&quot;, &quot;page&quot;: &quot;867-878&quot;, &quot;PMID&quot;: &quot;1745&quot;, &quot;abstract&quot;: &quot;Aim Our aim was to understand how similarity changes with distance in biological communities, to use the distance decay perspective as quantitative technique to describe biogeographic pattern, and to explore whether growth form, dispersal type, rarity, or support affected the rate of distance decay in similarity. Location North American spruce-fir forests, Appalachian montane spruce-fir forests. Methods We estimated rates of distance decay through regression of log-transformed compositional similarity against distance for pairwise comparisons of thirty-four white spruce plots and twenty-six black spruce plots distributed from eastern Canada to Alaska, six regional floras along the crest of the Appalachians, and six regional floras along the east\u2013west extent of the boreal forest. Results Similarity decreased significantly with distance, with the most linear models relating the log of similarity to untransformed distance. The rate of similarity decay was 1.5\u20131.9 times higher for vascular plants than for bryophytes. The rate of distance decay was highest for berry-fruited and nut-bearing species (1.7 times higher than plumose-seeded species and 1.9 times higher than microseeded/spore species) and 2.1 times higher for herbs than woody plants. There was no distance decay for rare species, while species of intermediate frequency had 2.0 times higher distance decay rates than common species. The rate of distance decay was 2.7 times higher for floras from the fragmented Appalachians than for floras from the contiguous boreal forest. Main conclusions The distance decay of similarity can be caused by either a decrease in environmental similarity with distance (e.g. climatic gradients) or by limits to dispersal and niche width differences among taxa. Regardless of cause, the distance decay of similarity provides a simple descriptor of how biological diversity is distributed and therefore has consequences for conservation strategy.&quot;}}], &quot;schema&quot;: &quot;https://github.com/citation-style-language/schema/raw/master/csl-citation.json&quot;, &quot;properties&quot;: {&quot;noteIndex&quot;: 0}} RNDlQBAPjRJ8f"/><text:span text:style-name="T137">. </text:span></text:p>
      <text:p text:style-name="P20"/>
      <text:p text:style-name="P11">Moving beyond distance-decay relationships, focussing on other factors that influence the compositional similarity of microbial communities should provide interesting results. For example, quantifying the extent to which microorganisms differ in their dispersal abilities, and what traits are responsible for these differences may help to provide information on the biogeography of microorganisms at the population level, and given appropriate statistical approaches may allow us to predict the range size and habitat occupancy of different microbes. Furthermore, it is commonly assumed that the <text:span text:style-name="T152">rate</text:span> of dispersal <text:span text:style-name="T152">(connectivity)</text:span> is linearly related to the spatial distance between <text:span text:style-name="T152">communities</text:span>. <text:span text:style-name="T152">However, given that array dispersal vectors that microbes are potentially able to move between habitat patches by, this assumption seems risky.</text:span> <text:span text:style-name="T152">Therefore, we are optimistic that the </text:span><text:soft-page-break/><text:span text:style-name="T152">growing movement towards examining the role of connectivity </text:span><text:span text:style-name="T12">per se </text:span><text:reference-mark-start text:name="ADDIN CSL_CITATION {&quot;mendeley&quot;: {&quot;previouslyFormattedCitation&quot;: &quot;(Declerck &lt;i&gt;et al.&lt;/i&gt; 2013; Vannette &lt;i&gt;et al.&lt;/i&gt; 2016)&quot;, &quot;formattedCitation&quot;: &quot;(Declerck &lt;i&gt;et al.&lt;/i&gt; 2013; Vannette &lt;i&gt;et al.&lt;/i&gt; 2016)&quot;, &quot;plainTextFormattedCitation&quot;: &quot;(Declerck et al. 2013; Vannette et al. 2016)&quot;}, &quot;citationItems&quot;: [{&quot;uris&quot;: [&quot;http://www.mendeley.com/documents/?uuid=afcdb0f8-e8a6-3dcd-8acf-e10720fe3638&quot;], &quot;id&quot;: &quot;ITEM-1&quot;, &quot;itemData&quot;: {&quot;container-title&quot;: &quot;Ecology&quot;, &quot;type&quot;: &quot;article-journal&quot;, &quot;title&quot;: &quot;Forest area and connectivity influence root-associated fungal communities in a fragmented landscape&quot;, &quot;author&quot;: [{&quot;given&quot;: &quot;Rachel L&quot;, &quot;suffix&quot;: &quot;&quot;, &quot;family&quot;: &quot;Vannette&quot;, &quot;dropping-particle&quot;: &quot;&quot;, &quot;non-dropping-particle&quot;: &quot;&quot;, &quot;parse-names&quot;: false}, {&quot;given&quot;: &quot;Devin R&quot;, &quot;suffix&quot;: &quot;&quot;, &quot;family&quot;: &quot;Leopold&quot;, &quot;dropping-particle&quot;: &quot;&quot;, &quot;non-dropping-particle&quot;: &quot;&quot;, &quot;parse-names&quot;: false}, {&quot;given&quot;: &quot;Tadashi&quot;, &quot;suffix&quot;: &quot;&quot;, &quot;family&quot;: &quot;Fukami&quot;, &quot;dropping-particle&quot;: &quot;&quot;, &quot;non-dropping-particle&quot;: &quot;&quot;, &quot;parse-names&quot;: false}], &quot;issue&quot;: &quot;9&quot;, &quot;id&quot;: &quot;ITEM-1&quot;, &quot;DOI&quot;: &quot;10.1002/ecy.1472&quot;, &quot;ISBN&quot;: &quot;1939-9170&quot;, &quot;issued&quot;: {&quot;date-parts&quot;: [[&quot;2016&quot;, &quot;9&quot;]]}, &quot;volume&quot;: &quot;97&quot;, &quot;ISSN&quot;: &quot;00129658&quot;, &quot;page&quot;: &quot;2374-2383&quot;, &quot;PMID&quot;: &quot;27859069&quot;, &quot;abstract&quot;: &quot;Habitat fragmentation is well known to affect plant and animal diversity as a result of reduced habitat area and connectivity, but its effects on microorganisms are poorly understood. Using high-throughput sequencing of two regions of the rRNA gene, we studied the effects of forest area and connectivity on the diversity and composition of fungi associated with the roots of the dominant tree, Metrosideros polymorpha, in a lava-fragmented landscape on the Island of Hawaii. We found that local fungal diversity increased with forest area, whereas fungal species composition was correlated with fragment connectivity. Fragment size and connectivity were significant predictors even when we included environmental covariates, which were also associated with fungal diversity and composition. Fungal species composition was more similar among highly connected fragments than among poorly connected ones. We also identified individual taxa that varied in abundance with connectivity. Taken together, our results show that habitat fragmentation can alter microbial diversity and composition via differential response among fungal phyla and individual taxa to habitat connectivity.&quot;}}, {&quot;uris&quot;: [&quot;http://www.mendeley.com/documents/?uuid=bb5f94a5-4959-4f4c-99a2-9044374027a7&quot;], &quot;id&quot;: &quot;ITEM-2&quot;, &quot;itemData&quot;: {&quot;container-title&quot;: &quot;The ISME journal&quot;, &quot;type&quot;: &quot;article-journal&quot;, &quot;title&quot;: &quot;Effects of patch connectivity and heterogeneity on metacommunity structure of planktonic bacteria and viruses.&quot;, &quot;author&quot;: [{&quot;given&quot;: &quot;Steven A J&quot;, &quot;suffix&quot;: &quot;&quot;, &quot;family&quot;: &quot;Declerck&quot;, &quot;dropping-particle&quot;: &quot;&quot;, &quot;non-dropping-particle&quot;: &quot;&quot;, &quot;parse-names&quot;: false}, {&quot;given&quot;: &quot;Christian&quot;, &quot;suffix&quot;: &quot;&quot;, &quot;family&quot;: &quot;Winter&quot;, &quot;dropping-particle&quot;: &quot;&quot;, &quot;non-dropping-particle&quot;: &quot;&quot;, &quot;parse-names&quot;: false}, {&quot;given&quot;: &quot;Jonathan B&quot;, &quot;suffix&quot;: &quot;&quot;, &quot;family&quot;: &quot;Shurin&quot;, &quot;dropping-particle&quot;: &quot;&quot;, &quot;non-dropping-particle&quot;: &quot;&quot;, &quot;parse-names&quot;: false}, {&quot;given&quot;: &quot;Curtis A&quot;, &quot;suffix&quot;: &quot;&quot;, &quot;family&quot;: &quot;Suttle&quot;, &quot;dropping-particle&quot;: &quot;&quot;, &quot;non-dropping-particle&quot;: &quot;&quot;, &quot;parse-names&quot;: false}, {&quot;given&quot;: &quot;Blake&quot;, &quot;suffix&quot;: &quot;&quot;, &quot;family&quot;: &quot;Matthews&quot;, &quot;dropping-particle&quot;: &quot;&quot;, &quot;non-dropping-particle&quot;: &quot;&quot;, &quot;parse-names&quot;: false}], &quot;issue&quot;: &quot;3&quot;, &quot;id&quot;: &quot;ITEM-2&quot;, &quot;DOI&quot;: &quot;10.1038/ismej.2012.138&quot;, &quot;ISBN&quot;: &quot;1751-7362&quot;, &quot;issued&quot;: {&quot;date-parts&quot;: [[&quot;2013&quot;, &quot;3&quot;]]}, &quot;volume&quot;: &quot;7&quot;, &quot;ISSN&quot;: &quot;1751-7370&quot;, &quot;page&quot;: &quot;533-42&quot;, &quot;PMID&quot;: &quot;23178674&quot;, &quot;abstract&quot;: &quot;Dispersal limitation is generally considered to have little influence on the spatial structure of biodiversity in microbial metacommunities. This notion derives mainly from the analysis of spatial patterns in the field, but experimental tests of dispersal limitation using natural communities are rare for prokaryotes and, to our knowledge, non-existent for viruses. We studied the effects of dispersal intensity (three levels) and patch heterogeneity (two levels) on the structure of replicate experimental metacommunities of bacteria and viruses using outdoor mesocosms with plankton communities from natural ponds and lakes. Low levels of dispersal resulted in a decrease in the compositional differences (beta diversity) among the communities of both bacteria and viruses, but we found no effects of patch heterogeneity. The reductions in beta diversity are unlikely to be a result of mass effects and only partly explained by indirect dispersal-mediated interactions with phytoplankton and zooplankton. Our results suggest that even a very limited exchange among local communities can alter the trajectory of bacterial and viral communities at small temporal and spatial scales.&quot;, &quot;publisher&quot;: &quot;Nature Publishing Group&quot;}}], &quot;schema&quot;: &quot;https://github.com/citation-style-language/schema/raw/master/csl-citation.json&quot;, &quot;properties&quot;: {&quot;noteIndex&quot;: 0}} RNDrAqO4XzXeV"/><text:span text:style-name="T38">(Declerck et al. 2013; Vannette et al. 2016)</text:span><text:reference-mark-end text:name="ADDIN CSL_CITATION {&quot;mendeley&quot;: {&quot;previouslyFormattedCitation&quot;: &quot;(Declerck &lt;i&gt;et al.&lt;/i&gt; 2013; Vannette &lt;i&gt;et al.&lt;/i&gt; 2016)&quot;, &quot;formattedCitation&quot;: &quot;(Declerck &lt;i&gt;et al.&lt;/i&gt; 2013; Vannette &lt;i&gt;et al.&lt;/i&gt; 2016)&quot;, &quot;plainTextFormattedCitation&quot;: &quot;(Declerck et al. 2013; Vannette et al. 2016)&quot;}, &quot;citationItems&quot;: [{&quot;uris&quot;: [&quot;http://www.mendeley.com/documents/?uuid=afcdb0f8-e8a6-3dcd-8acf-e10720fe3638&quot;], &quot;id&quot;: &quot;ITEM-1&quot;, &quot;itemData&quot;: {&quot;container-title&quot;: &quot;Ecology&quot;, &quot;type&quot;: &quot;article-journal&quot;, &quot;title&quot;: &quot;Forest area and connectivity influence root-associated fungal communities in a fragmented landscape&quot;, &quot;author&quot;: [{&quot;given&quot;: &quot;Rachel L&quot;, &quot;suffix&quot;: &quot;&quot;, &quot;family&quot;: &quot;Vannette&quot;, &quot;dropping-particle&quot;: &quot;&quot;, &quot;non-dropping-particle&quot;: &quot;&quot;, &quot;parse-names&quot;: false}, {&quot;given&quot;: &quot;Devin R&quot;, &quot;suffix&quot;: &quot;&quot;, &quot;family&quot;: &quot;Leopold&quot;, &quot;dropping-particle&quot;: &quot;&quot;, &quot;non-dropping-particle&quot;: &quot;&quot;, &quot;parse-names&quot;: false}, {&quot;given&quot;: &quot;Tadashi&quot;, &quot;suffix&quot;: &quot;&quot;, &quot;family&quot;: &quot;Fukami&quot;, &quot;dropping-particle&quot;: &quot;&quot;, &quot;non-dropping-particle&quot;: &quot;&quot;, &quot;parse-names&quot;: false}], &quot;issue&quot;: &quot;9&quot;, &quot;id&quot;: &quot;ITEM-1&quot;, &quot;DOI&quot;: &quot;10.1002/ecy.1472&quot;, &quot;ISBN&quot;: &quot;1939-9170&quot;, &quot;issued&quot;: {&quot;date-parts&quot;: [[&quot;2016&quot;, &quot;9&quot;]]}, &quot;volume&quot;: &quot;97&quot;, &quot;ISSN&quot;: &quot;00129658&quot;, &quot;page&quot;: &quot;2374-2383&quot;, &quot;PMID&quot;: &quot;27859069&quot;, &quot;abstract&quot;: &quot;Habitat fragmentation is well known to affect plant and animal diversity as a result of reduced habitat area and connectivity, but its effects on microorganisms are poorly understood. Using high-throughput sequencing of two regions of the rRNA gene, we studied the effects of forest area and connectivity on the diversity and composition of fungi associated with the roots of the dominant tree, Metrosideros polymorpha, in a lava-fragmented landscape on the Island of Hawaii. We found that local fungal diversity increased with forest area, whereas fungal species composition was correlated with fragment connectivity. Fragment size and connectivity were significant predictors even when we included environmental covariates, which were also associated with fungal diversity and composition. Fungal species composition was more similar among highly connected fragments than among poorly connected ones. We also identified individual taxa that varied in abundance with connectivity. Taken together, our results show that habitat fragmentation can alter microbial diversity and composition via differential response among fungal phyla and individual taxa to habitat connectivity.&quot;}}, {&quot;uris&quot;: [&quot;http://www.mendeley.com/documents/?uuid=bb5f94a5-4959-4f4c-99a2-9044374027a7&quot;], &quot;id&quot;: &quot;ITEM-2&quot;, &quot;itemData&quot;: {&quot;container-title&quot;: &quot;The ISME journal&quot;, &quot;type&quot;: &quot;article-journal&quot;, &quot;title&quot;: &quot;Effects of patch connectivity and heterogeneity on metacommunity structure of planktonic bacteria and viruses.&quot;, &quot;author&quot;: [{&quot;given&quot;: &quot;Steven A J&quot;, &quot;suffix&quot;: &quot;&quot;, &quot;family&quot;: &quot;Declerck&quot;, &quot;dropping-particle&quot;: &quot;&quot;, &quot;non-dropping-particle&quot;: &quot;&quot;, &quot;parse-names&quot;: false}, {&quot;given&quot;: &quot;Christian&quot;, &quot;suffix&quot;: &quot;&quot;, &quot;family&quot;: &quot;Winter&quot;, &quot;dropping-particle&quot;: &quot;&quot;, &quot;non-dropping-particle&quot;: &quot;&quot;, &quot;parse-names&quot;: false}, {&quot;given&quot;: &quot;Jonathan B&quot;, &quot;suffix&quot;: &quot;&quot;, &quot;family&quot;: &quot;Shurin&quot;, &quot;dropping-particle&quot;: &quot;&quot;, &quot;non-dropping-particle&quot;: &quot;&quot;, &quot;parse-names&quot;: false}, {&quot;given&quot;: &quot;Curtis A&quot;, &quot;suffix&quot;: &quot;&quot;, &quot;family&quot;: &quot;Suttle&quot;, &quot;dropping-particle&quot;: &quot;&quot;, &quot;non-dropping-particle&quot;: &quot;&quot;, &quot;parse-names&quot;: false}, {&quot;given&quot;: &quot;Blake&quot;, &quot;suffix&quot;: &quot;&quot;, &quot;family&quot;: &quot;Matthews&quot;, &quot;dropping-particle&quot;: &quot;&quot;, &quot;non-dropping-particle&quot;: &quot;&quot;, &quot;parse-names&quot;: false}], &quot;issue&quot;: &quot;3&quot;, &quot;id&quot;: &quot;ITEM-2&quot;, &quot;DOI&quot;: &quot;10.1038/ismej.2012.138&quot;, &quot;ISBN&quot;: &quot;1751-7362&quot;, &quot;issued&quot;: {&quot;date-parts&quot;: [[&quot;2013&quot;, &quot;3&quot;]]}, &quot;volume&quot;: &quot;7&quot;, &quot;ISSN&quot;: &quot;1751-7370&quot;, &quot;page&quot;: &quot;533-42&quot;, &quot;PMID&quot;: &quot;23178674&quot;, &quot;abstract&quot;: &quot;Dispersal limitation is generally considered to have little influence on the spatial structure of biodiversity in microbial metacommunities. This notion derives mainly from the analysis of spatial patterns in the field, but experimental tests of dispersal limitation using natural communities are rare for prokaryotes and, to our knowledge, non-existent for viruses. We studied the effects of dispersal intensity (three levels) and patch heterogeneity (two levels) on the structure of replicate experimental metacommunities of bacteria and viruses using outdoor mesocosms with plankton communities from natural ponds and lakes. Low levels of dispersal resulted in a decrease in the compositional differences (beta diversity) among the communities of both bacteria and viruses, but we found no effects of patch heterogeneity. The reductions in beta diversity are unlikely to be a result of mass effects and only partly explained by indirect dispersal-mediated interactions with phytoplankton and zooplankton. Our results suggest that even a very limited exchange among local communities can alter the trajectory of bacterial and viral communities at small temporal and spatial scales.&quot;, &quot;publisher&quot;: &quot;Nature Publishing Group&quot;}}], &quot;schema&quot;: &quot;https://github.com/citation-style-language/schema/raw/master/csl-citation.json&quot;, &quot;properties&quot;: {&quot;noteIndex&quot;: 0}} RNDrAqO4XzXeV"/><text:span text:style-name="T152">, rather than using geographical distance as a proxy, will provide a fruitful direction for spatial microbial ecology.</text:span> <text:span text:style-name="T153">B</text:span>y modeling the dispersal process itself <text:span text:style-name="T153">and accounting for topographical factors such as connectivity, </text:span>these suggestions would lead to a more mechanistic understanding of the <text:span text:style-name="T153">spatial ecology of microbial communities</text:span>.</text:p>
      <text:p text:style-name="P9"/>
      <text:p text:style-name="P10">References</text:p>
      <text:section text:style-name="Sect1" text:name="ADDIN Mendeley Bibliography CSL_BIBLIOGRAPHY  RNDNIecIMXWWs">
        <text:p text:style-name="P52">Anderson MJ, Crist TO, Chase JM <text:span text:style-name="T5">et al.</text:span> (2011) Navigating the multiple meanings of β diversity: A roadmap for the practicing ecologist. <text:span text:style-name="T5">Ecology Letters</text:span>, <text:span text:style-name="T155">14</text:span>, 19–28.</text:p>
        <text:p text:style-name="P52">Baas Becking LGM (1934) <text:span text:style-name="T5">Geobiologie of inleiding tot de milieukunde</text:span>. W.P. Van Stockum &amp; Zoon, The Hague, Netherlands.</text:p>
        <text:p text:style-name="P52">Barreto DP, Conrad R, Klose M, Claus P, Enrich-Prast A (2014) Distance-decay and taxa-area relationships for bacteria, archaea and methanogenic archaea in a tropical lake sediment (J Waldenström, Ed,). <text:span text:style-name="T5">PLoS ONE</text:span>, <text:span text:style-name="T155">9</text:span>, e110128.</text:p>
        <text:p text:style-name="P52">Baselga A (2007) Disentangling Distance Decay of Similarity from Richness Gradients: Response to Soininen et al. 2007. <text:span text:style-name="T5">Ecography</text:span>, <text:span text:style-name="T155">30</text:span>, 838–841.</text:p>
        <text:p text:style-name="P52">Baselga A (2010) Partitioning the turnover and nestedness components of beta diversity. <text:span text:style-name="T5">Global Ecology and Biogeography</text:span>, <text:span text:style-name="T155">19</text:span>, 134–143.</text:p>
        <text:p text:style-name="P52">Baselga A (2012) The relationship between species replacement, dissimilarity derived from nestedness, and nestedness. <text:span text:style-name="T5">Global Ecology and Biogeography</text:span>, <text:span text:style-name="T155">21</text:span>, 1223–1232.</text:p>
        <text:p text:style-name="P52">Baselga A (2013) Separating the two components of abundance-based dissimilarity: Balanced changes in abundance vs. abundance gradients (R Freckleton, Ed,). <text:span text:style-name="T5">Methods in Ecology and Evolution</text:span>, <text:span text:style-name="T155">4</text:span>, 552–557.</text:p>
        <text:p text:style-name="P52">Baselga A, Orme CDL (2012) betapart: an R package for the study of beta diversity. <text:span text:style-name="T5">Methods in Ecology and Evolution</text:span>, <text:span text:style-name="T155">3</text:span>, 808–812.</text:p>
        <text:p text:style-name="P52">Beck J, Holloway JD, Schwanghart W (2013) Undersampling and the measurement of beta diversity (D Orme, Ed,). <text:span text:style-name="T5">Methods in Ecology and Evolution</text:span>, <text:span text:style-name="T155">4</text:span>, 370–382.</text:p>
        <text:p text:style-name="P52">Bissett A, Richardson AE, Baker G, Wakelin S, Thrall PH (2010) Life history determines biogeographical patterns of soil bacterial communities over multiple spatial scales. <text:span text:style-name="T5">Molecular Ecology</text:span>, <text:span text:style-name="T155">19</text:span>, 4315–4327.</text:p>
        <text:p text:style-name="P52">Caporaso JG, Lauber CL, Walters W a <text:span text:style-name="T5">et al.</text:span> (2012) Ultra-high-throughput microbial community analysis on the Illumina HiSeq and MiSeq platforms. <text:span text:style-name="T5">The ISME Journal</text:span>, <text:span text:style-name="T155">6</text:span>, 1621–1624.</text:p>
        <text:p text:style-name="P52">Chao A, Chazdon RL, Colwell RK, Shen T-J (2005) A new statistical approach for assessing similarity of species composition with incidence and abundance data. <text:span text:style-name="T5">Ecology Letters</text:span>, <text:span text:style-name="T155">8</text:span>, 148–<text:soft-page-break/>159.</text:p>
        <text:p text:style-name="P52">Chave J (2004) Neutral theory and community ecology. <text:span text:style-name="T5">Ecology letters</text:span>, <text:span text:style-name="T155">7</text:span>, 1–39.</text:p>
        <text:p text:style-name="P52">Condit R, Pitman N, Leigh EG <text:span text:style-name="T5">et al.</text:span> (2002) Beta-diversity in tropical forest trees. <text:span text:style-name="T5">Science</text:span>, <text:span text:style-name="T155">295</text:span>, 666–669.</text:p>
        <text:p text:style-name="P52">Declerck SAJ, Winter C, Shurin JB, Suttle CA, Matthews B (2013) Effects of patch connectivity and heterogeneity on metacommunity structure of planktonic bacteria and viruses. <text:span text:style-name="T5">The ISME journal</text:span>, <text:span text:style-name="T155">7</text:span>, 533–42.</text:p>
        <text:p text:style-name="P52">van Dorst J, Bissett A, Palmer AS <text:span text:style-name="T5">et al.</text:span> (2014) Community fingerprinting in a sequencing world. <text:span text:style-name="T5">FEMS Microbiology Ecology</text:span>, <text:span text:style-name="T155">89</text:span>, 316–330.</text:p>
        <text:p text:style-name="P52">Dumbrell AJ, Nelson M, Helgason T, Dytham C, Fitter AH (2010) Relative roles of niche and neutral processes in structuring a soil microbial community. <text:span text:style-name="T5">The ISME journal</text:span>, <text:span text:style-name="T155">4</text:span>, 337–345.</text:p>
        <text:p text:style-name="P52">Favet J, Lapanje A, Giongo A <text:span text:style-name="T5">et al.</text:span> (2013) Microbial hitchhikers on intercontinental dust: catching a lift in Chad. <text:span text:style-name="T5">The ISME journal</text:span>, <text:span text:style-name="T155">7</text:span>, 850–867.</text:p>
        <text:p text:style-name="P52">Finlay BJ (2002) Global dispersal of free-living microbial eukaryote species. <text:span text:style-name="T5">Science</text:span>, <text:span text:style-name="T155">296</text:span>, 1061–1063.</text:p>
        <text:p text:style-name="P52">Finlay BJ, Fenchel T (2004) Cosmopolitan Metapopulations of Free-Living Microbial Eukaryotes. <text:span text:style-name="T5">Protist</text:span>, <text:span text:style-name="T155">155</text:span>, 237–244.</text:p>
        <text:p text:style-name="P52">Galand PE, Casamayor EO, Kirchman DL, Lovejoy C (2009) Ecology of the rare microbial biosphere of the Arctic Ocean. <text:span text:style-name="T5">Proceedings of the National Academy of Sciences of the United States of America</text:span>, <text:span text:style-name="T155">106</text:span>, 22427–22432.</text:p>
        <text:p text:style-name="P52">Glassman SI, Peay KG, Talbot JM <text:span text:style-name="T5">et al.</text:span> (2015) A continental view of pine-associated ectomycorrhizal fungal spore banks: A quiescent functional guild with a strong biogeographic pattern. <text:span text:style-name="T5">New Phytologist</text:span>, <text:span text:style-name="T155">205</text:span>, 1619–1631.</text:p>
        <text:p text:style-name="P52">Glenn TC (2011) Field guide to next-generation DNA sequencers. <text:span text:style-name="T5">Molecular Ecology Resources</text:span>, <text:span text:style-name="T155">11</text:span>, 759–769.</text:p>
        <text:p text:style-name="P52">Gobet A, Boetius A, Ramette A (2014) Ecological coherence of diversity patterns derived from classical fingerprinting and Next Generation Sequencing techniques. <text:span text:style-name="T5">Environmental Microbiology</text:span>, <text:span text:style-name="T155">16</text:span>, 2672–2681.</text:p>
        <text:p text:style-name="P52">Green J, Bohannan BJM (2006) Spatial scaling of microbial biodiversity. <text:span text:style-name="T5">Trends in Ecology and Evolution</text:span>, <text:span text:style-name="T155">21</text:span>, 501–507.</text:p>
        <text:p text:style-name="P52">Green JL, Holmes AJ, Westoby M <text:span text:style-name="T5">et al.</text:span> (2004) Spatial scaling of microbial eukaryote diversity. <text:span text:style-name="T5">Nature</text:span>, <text:span text:style-name="T155">432</text:span>, 747–750.</text:p>
        <text:p text:style-name="P52">Hazard C, Gosling P, van der Gast CJ <text:span text:style-name="T5">et al.</text:span> (2013) The role of local environment and geographical distance in determining community composition of arbuscular mycorrhizal fungi at the landscape scale. <text:span text:style-name="T5">The ISME journal</text:span>, <text:span text:style-name="T155">7</text:span>, 498–508.</text:p>
        <text:p text:style-name="P52">Heino J, Soininen J (2010) Are common species sufficient in describing turnover in aquatic metacommunities along environmental and spatial gradients? <text:span text:style-name="T5">Limnology and Oceanography</text:span>, <text:soft-page-break/><text:span text:style-name="T155">55</text:span>, 2397–2402.</text:p>
        <text:p text:style-name="P52">Hong SH, Bunge J, Jeon SO, Epstein SS (2006) Predicting microbial species richness. <text:span text:style-name="T5">Proceedings of the National Academy of Sciences of the United States of America</text:span>, <text:span text:style-name="T155">103</text:span>, 117–122.</text:p>
        <text:p text:style-name="P52">Hubbell SP (2001) <text:span text:style-name="T5">The Unified Neutral Theory of Biodiversity and Biogeography</text:span>. Princeton University Press.</text:p>
        <text:p text:style-name="P52">Joung YS, Ge Z, Buie CR (2017) Bioaerosol generation by raindrops on soil. <text:span text:style-name="T5">Nature Communications</text:span>, <text:span text:style-name="T155">8</text:span>, 14668.</text:p>
        <text:p text:style-name="P52">Kellogg CA, Griffin DW (2006) Aerobiology and the global transport of desert dust. <text:span text:style-name="T5">Trends in Ecology and Evolution</text:span>, <text:span text:style-name="T155">21</text:span>, 638–644.</text:p>
        <text:p text:style-name="P52">Kivlin SN, Winston GC, Goulden ML, Treseder KK (2014) Environmental filtering affects soil fungal community composition more than dispersal limitation at regional scales. <text:span text:style-name="T5">Fungal Ecology</text:span>, <text:span text:style-name="T155">12</text:span>, 14–25.</text:p>
        <text:p text:style-name="P52">Lajeunesse MJ (2016) Facilitating systematic reviews, data extraction and meta-analysis with the metagear package for R (R Fitzjohn, Ed,). <text:span text:style-name="T5">Methods in Ecology and Evolution</text:span>, <text:span text:style-name="T155">7</text:span>, 323–330.</text:p>
        <text:p text:style-name="P52">Legendre P, Fortin M-J, Borcard D (2015) Should the Mantel test be used in spatial analysis? (P Peres-Neto, Ed,). <text:span text:style-name="T5">Methods in Ecology and Evolution</text:span>, <text:span text:style-name="T155">6</text:span>, 1239–1247.</text:p>
        <text:p text:style-name="P52">Liu L, Yang J, Yu Z, Wilkinson DM (2015) The biogeography of abundant and rare bacterioplankton in lakes and reservoirs of China. <text:span text:style-name="T5">The ISME Journal</text:span>, <text:span text:style-name="T155">9</text:span>, 2068–2077.</text:p>
        <text:p text:style-name="P52">Liu J, Zhou S (2011) Asymmetry in species regional dispersal ability and the neutral theory (HH Bruun, Ed,). <text:span text:style-name="T5">PLoS ONE</text:span>, <text:span text:style-name="T155">6</text:span>, e24128.</text:p>
        <text:p text:style-name="P52">Locey KJ, Lennon JT (2016) Scaling laws predict global microbial diversity. <text:span text:style-name="T5">Proceedings of the National Academy of Sciences</text:span>, 201521291.</text:p>
        <text:p text:style-name="P52">Martiny JBH, Eisen JA, Penn K, Allison SD, Horner-Devine MC (2011) Drivers of bacterial β-diversity depend on spatial scale. <text:span text:style-name="T5">Proceedings of the National Academy of Sciences of the United States of America</text:span>, <text:span text:style-name="T155">108</text:span>, 7850–7854.</text:p>
        <text:p text:style-name="P52">McMurdie PJ, Holmes S (2014) Waste not, want not: why rarefying microbiome data is inadmissible. <text:span text:style-name="T5">PLoS computational biology</text:span>, <text:span text:style-name="T155">10</text:span>, e1003531.</text:p>
        <text:p text:style-name="P52">Millar RB, Anderson MJ, Tolimieri N (2011) Much ado about nothings: Using zero similarity points in distance-decay curves. <text:span text:style-name="T5">Ecology</text:span>, <text:span text:style-name="T155">92</text:span>, 1717–1722.</text:p>
        <text:p text:style-name="P52">Muyzer G (1999) DGGE/TGGE a method for identifying genes from natural ecosystems. <text:span text:style-name="T5">Current Opinion in Microbiology</text:span>, <text:span text:style-name="T155">2</text:span>, 317–322.</text:p>
        <text:p text:style-name="P52">Nekola JC, White PS (1999) The distance decay of similarity in biogeography and ecology. <text:span text:style-name="T5">Journal of Biogeography</text:span>, <text:span text:style-name="T155">26</text:span>, 867–878.</text:p>
        <text:p text:style-name="P52">Podani J, Schmera D (2011) A new conceptual and methodological framework for exploring and explaining pattern in presence - absence data. <text:span text:style-name="T5">Oikos</text:span>, <text:span text:style-name="T155">120</text:span>, 1625–1638.</text:p>
        <text:p text:style-name="P52">R Developement Core Team (2016) R: A Language and Environment for Statistical Computing. <text:span text:style-name="T5">R </text:span><text:soft-page-break/><text:span text:style-name="T5">Foundation for Statistical Computing, Vienna, Austria</text:span>.</text:p>
        <text:p text:style-name="P52">Ramette A, Tiedje JM (2007) Biogeography: an emerging cornerstone for understanding prokaryotic diversity, ecology, and evolution. <text:span text:style-name="T5">Microbial ecology</text:span>, <text:span text:style-name="T155">53</text:span>, 197–207.</text:p>
        <text:p text:style-name="P52">Roesch LFW, Fulthorpe RR, Riva A <text:span text:style-name="T5">et al.</text:span> (2007) Pyrosequencing enumerates and contrasts soil microbial diversity. <text:span text:style-name="T5">The ISME journal</text:span>, <text:span text:style-name="T155">1</text:span>, 283–90.</text:p>
        <text:p text:style-name="P52">Salomon Y, Connolly SR, Bode L (2010) Effects of asymmetric dispersal on the coexistence of competing species. <text:span text:style-name="T5">Ecology Letters</text:span>, <text:span text:style-name="T155">13</text:span>, 432–441.</text:p>
        <text:p text:style-name="P52">Schmidt TSB, Matias Rodrigues JF, von Mering C (2017) A family of interaction-adjusted indices of community similarity. <text:span text:style-name="T5">The ISME Journal</text:span>, <text:span text:style-name="T155">11</text:span>, 791–807.</text:p>
        <text:p text:style-name="P52">Sogin ML, Morrison HG, Huber JA <text:span text:style-name="T5">et al.</text:span> (2006) Microbial diversity in the deep sea and the underexplored “rare biosphere.” <text:span text:style-name="T5">Proceedings of the National Academy of Sciences of the USA</text:span>, <text:span text:style-name="T155">103</text:span>, 12115–12120.</text:p>
        <text:p text:style-name="P52">Soininen J, Heino J (2005) Relationships between local population persistence, local abundance and regional occupancy of species: Distribution patterns of diatoms in boreal streams. <text:span text:style-name="T5">Journal of Biogeography</text:span>, <text:span text:style-name="T155">32</text:span>, 1971–1978.</text:p>
        <text:p text:style-name="P52">Soininen J, Korhonen JJ, Karhu J, Vetterli A (2011) Disentangling the spatial patterns in community composition of prokaryotic and eukaryotic lake plankton. <text:span text:style-name="T5">Limnology and Oceanography</text:span>, <text:span text:style-name="T155">56</text:span>, 508–520.</text:p>
        <text:p text:style-name="P52">Soininen J, Korhonen JJ, Luoto M (2013) Stochastic species distributions are driven by organism size. <text:span text:style-name="T5">Ecology</text:span>, <text:span text:style-name="T155">94</text:span>, 660–670.</text:p>
        <text:p text:style-name="P52">Soininen J, McDonald R, Hillebrand H (2007) The distance decay of similarity in ecological communities. <text:span text:style-name="T5">Ecography</text:span>, <text:span text:style-name="T155">30</text:span>, 3–12.</text:p>
        <text:p text:style-name="P52">Steinbauer MJ, Dolos K, Reineking B, Beierkuhnlein C (2012) Current measures for distance decay in similarity of species composition are influenced by study extent and grain size. <text:span text:style-name="T5">Global Ecology and Biogeography</text:span>, <text:span text:style-name="T155">21</text:span>, 1203–1212.</text:p>
        <text:p text:style-name="P52">Vannette RL, Leopold DR, Fukami T (2016) Forest area and connectivity influence root-associated fungal communities in a fragmented landscape. <text:span text:style-name="T5">Ecology</text:span>, <text:span text:style-name="T155">97</text:span>, 2374–2383.</text:p>
        <text:p text:style-name="P52">Warmink JA, Nazir R, Corten B, van Elsas . JD (2011) Hitchhikers on the fungal highway: The helper effect for bacterial migration via fungal hyphae. <text:span text:style-name="T5">Soil Biology and Biochemistry</text:span>, <text:span text:style-name="T155">43</text:span>, 760–765.</text:p>
        <text:p text:style-name="P52">Wilkinson DM, Koumoutsaris S, Mitchell EAD, Bey I (2012) Modelling the effect of size on the aerial dispersal of microorganisms. <text:span text:style-name="T5">Journal of Biogeography</text:span>, <text:span text:style-name="T155">39</text:span>, 89–97.</text:p>
        <text:p text:style-name="P51">Zhaxybayeva O, Stepanauskas R, Mohan NR, Papke RT (2013) Cell sorting analysis of geographically separated hypersaline environments. <text:span text:style-name="T5">Extremophiles</text:span>, <text:span text:style-name="T155">17</text:span>, 265–27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8-08T17:20:43.044644563</dc:date>
    <meta:editing-duration>PT19H34M2S</meta:editing-duration>
    <meta:editing-cycles>87</meta:editing-cycles>
    <meta:generator>LibreOffice/5.1.6.2$Linux_X86_64 LibreOffice_project/10m0$Build-2</meta:generator>
    <meta:document-statistic meta:table-count="2" meta:image-count="0" meta:object-count="0" meta:page-count="20" meta:paragraph-count="144" meta:word-count="6188" meta:character-count="42776" meta:non-whitespace-character-count="36783"/>
    <meta:user-defined meta:name="Mendeley Citation Style_1">http://www.zotero.org/styles/molecular-ecology</meta:user-defined>
    <meta:user-defined meta:name="Mendeley Document_1">True</meta:user-defined>
    <meta:user-defined meta:name="Mendeley Unique User Id_1">1bdff61c-9fa5-340c-acce-45057b078c7b</meta:user-defined>
    <meta:user-defined meta:name="Mendeley_Bookmark_03zMBZ1Bam_1">ADDIN CSL_CITATION {"mendeley": {"previouslyFormattedCitation": "(Hazard &lt;i&gt;et al.&lt;/i&gt; 2013; Kivlin &lt;i&gt;et al.&lt;/i&gt; 2014)", "formattedCitation": "(Hazard &lt;i&gt;et al.&lt;/i&gt; 2013; Kivlin &lt;i&gt;et al.&lt;/i&gt; 2014)", "plainTextFormattedCitation": "(Hazard et al. 2013; Ki</meta:user-defined>
    <meta:user-defined meta:name="Mendeley_Bookmark_03zMBZ1Bam_10" meta:value-type="string">laboratory bioassays were used, with AMF communities characterised using 18S rRNA terminal-restriction fragment length polymorphism. Landscape-scale distribution of AMF was driven by the local environment. AMF community composition was influenced by abiot</meta:user-defined>
    <meta:user-defined meta:name="Mendeley_Bookmark_03zMBZ1Bam_11" meta:value-type="string">ic variables (pH, rainfall and soil type), but not land use or geographical distance. Trifolium repens and L. perenne supported contrasting communities of AMF, and the communities colonising each plant species were consistent across pasture habitats and o</meta:user-defined>
    <meta:user-defined meta:name="Mendeley_Bookmark_03zMBZ1Bam_12" meta:value-type="string">ver distance. Furthermore, L. perenne AMF communities grouped by soil type within pasture habitats. This is the largest and most comprehensive study that has investigated the landscape-scale distribution of AMF. Our findings support the Baas-Becking hypot</meta:user-defined>
    <meta:user-defined meta:name="Mendeley_Bookmark_03zMBZ1Bam_13" meta:value-type="string">hesis at the landscape scale and demonstrate the strong influence the local environment has on determining AMF community composition."}}, {"uris": ["http://www.mendeley.com/documents/?uuid=d9066b42-0418-49a4-9d48-1f7b248631c8"], "id": "ITEM-2", "itemData"</meta:user-defined>
    <meta:user-defined meta:name="Mendeley_Bookmark_03zMBZ1Bam_14" meta:value-type="string">: {"volume": "12", "container-title": "Fungal Ecology", "type": "article-journal", "ISSN": "17545048", "title": "Environmental filtering affects soil fungal community composition more than dispersal limitation at regional scales", "author": [{"given": "St</meta:user-defined>
    <meta:user-defined meta:name="Mendeley_Bookmark_03zMBZ1Bam_15" meta:value-type="string">ephanie N.", "suffix": "", "family": "Kivlin", "dropping-particle": "", "non-dropping-particle": "", "parse-names": false}, {"given": "Greg C.", "suffix": "", "family": "Winston", "dropping-particle": "", "non-dropping-particle": "", "parse-names": false}</meta:user-defined>
    <meta:user-defined meta:name="Mendeley_Bookmark_03zMBZ1Bam_16" meta:value-type="string">, {"given": "Michael L.", "suffix": "", "family": "Goulden", "dropping-particle": "", "non-dropping-particle": "", "parse-names": false}, {"given": "Kathleen K.", "suffix": "", "family": "Treseder", "dropping-particle": "", "non-dropping-particle": "", "p</meta:user-defined>
    <meta:user-defined meta:name="Mendeley_Bookmark_03zMBZ1Bam_17" meta:value-type="string">arse-names": false}], "page": "14-25", "id": "ITEM-2", "DOI": "10.1016/j.funeco.2014.04.004", "abstract": "The relative importance of dispersal limitation versus environmental filtering for community assembly has received much attention for macroorganisms</meta:user-defined>
    <meta:user-defined meta:name="Mendeley_Bookmark_03zMBZ1Bam_18" meta:value-type="string">. These processes have only recently been examined in microbial communities. Instead, microbial dispersal has mostly been measured as community composition change over space (i.e., distance decay). Here we directly examined fungal composition in airborne </meta:user-defined>
    <meta:user-defined meta:name="Mendeley_Bookmark_03zMBZ1Bam_19" meta:value-type="string">wind currents and soil fungal communities across a 40 000 km2 regional landscape to determine if dispersal limitation or abiotic factors were structuring soil fungal communities. Over this landscape, neither airborne nor soil fungal communities exhibited </meta:user-defined>
    <meta:user-defined meta:name="Mendeley_Bookmark_03zMBZ1Bam_2" meta:value-type="string">vlin et al. 2014)"}, "citationItems": [{"uris": ["http://www.mendeley.com/documents/?uuid=ce43e571-07d3-4111-b0bf-122fdb635b83"], "id": "ITEM-1", "itemData": {"container-title": "The ISME journal", "type": "article-journal", "title": "The role of local en</meta:user-defined>
    <meta:user-defined meta:name="Mendeley_Bookmark_03zMBZ1Bam_20" meta:value-type="string">compositional differences due to geographic distance. Airborne fungal communities shifted temporally while soil fungal communities were correlated with abiotic parameters. These patterns suggest that environmental filtering may have the largest influence </meta:user-defined>
    <meta:user-defined meta:name="Mendeley_Bookmark_03zMBZ1Bam_21" meta:value-type="string">on fungal regional community assembly in soils, especially for aerially dispersed fungal taxa. Furthermore, we found evidence that dispersal of fungal spores differs between fungal taxa and can be both a stochastic and deterministic process. The spatial r</meta:user-defined>
    <meta:user-defined meta:name="Mendeley_Bookmark_03zMBZ1Bam_22" meta:value-type="string">ange of soil fungal taxa was correlated with their average regional abundance across all sites, which may imply stochastic dispersal mechanisms. Nevertheless, spore volume was also negatively correlated with spatial range for some species. Smaller volume </meta:user-defined>
    <meta:user-defined meta:name="Mendeley_Bookmark_03zMBZ1Bam_23" meta:value-type="string">spores may be adapted to long-range dispersal, or establishment, suggesting that deterministic fungal traits may also influence fungal distributions. Fungal life-history traits may influence their distributions as well. Hypogeous fungal taxa exhibited hig</meta:user-defined>
    <meta:user-defined meta:name="Mendeley_Bookmark_03zMBZ1Bam_24" meta:value-type="string">h local abundance, but small spatial ranges, while epigeous fungal taxa had lower local abundance, but larger spatial ranges. This study is the first, to our knowledge, to directly sample air dispersal and soil fungal communities simultaneously across a r</meta:user-defined>
    <meta:user-defined meta:name="Mendeley_Bookmark_03zMBZ1Bam_25" meta:value-type="string">egional landscape. We provide some of the first evidence that soil fungal communities are mostly assembled through environmental filtering and experience little dispersal limitation.", "issued": {"date-parts": [["2014", "12"]]}}}], "schema": "https://gith</meta:user-defined>
    <meta:user-defined meta:name="Mendeley_Bookmark_03zMBZ1Bam_26" meta:value-type="string">ub.com/citation-style-language/schema/raw/master/csl-citation.json", "properties": {"noteIndex": 0}}</meta:user-defined>
    <meta:user-defined meta:name="Mendeley_Bookmark_03zMBZ1Bam_3" meta:value-type="string">vironment and geographical distance in determining community composition of arbuscular mycorrhizal fungi at the landscape scale.", "author": [{"given": "Christina", "suffix": "", "family": "Hazard", "dropping-particle": "", "non-dropping-particle": "", "p</meta:user-defined>
    <meta:user-defined meta:name="Mendeley_Bookmark_03zMBZ1Bam_4" meta:value-type="string">arse-names": false}, {"given": "Paul", "suffix": "", "family": "Gosling", "dropping-particle": "", "non-dropping-particle": "", "parse-names": false}, {"given": "Christopher J", "suffix": "", "family": "Gast", "dropping-particle": "", "non-dropping-partic</meta:user-defined>
    <meta:user-defined meta:name="Mendeley_Bookmark_03zMBZ1Bam_5" meta:value-type="string">le": "van der", "parse-names": false}, {"given": "Derek T", "suffix": "", "family": "Mitchell", "dropping-particle": "", "non-dropping-particle": "", "parse-names": false}, {"given": "Fiona M", "suffix": "", "family": "Doohan", "dropping-particle": "", "n</meta:user-defined>
    <meta:user-defined meta:name="Mendeley_Bookmark_03zMBZ1Bam_6" meta:value-type="string">on-dropping-particle": "", "parse-names": false}, {"given": "Gary D", "suffix": "", "family": "Bending", "dropping-particle": "", "non-dropping-particle": "", "parse-names": false}], "issue": "3", "id": "ITEM-1", "DOI": "10.1038/ismej.2012.127", "issued":</meta:user-defined>
    <meta:user-defined meta:name="Mendeley_Bookmark_03zMBZ1Bam_7" meta:value-type="string"> {"date-parts": [["2013", "3"]]}, "volume": "7", "ISSN": "1751-7370", "page": "498-508", "PMID": "23096401", "abstract": "Arbuscular fungi have a major role in directing the functioning of terrestrial ecosystems yet little is known about their biogeograph</meta:user-defined>
    <meta:user-defined meta:name="Mendeley_Bookmark_03zMBZ1Bam_8" meta:value-type="string">ical distribution. The Baas-Becking hypothesis ('everything is everywhere, but, the environment selects') was tested by investigating the distribution of arbuscular mycorrhizal fungi (AMF) at the landscape scale and the influence of environmental factors </meta:user-defined>
    <meta:user-defined meta:name="Mendeley_Bookmark_03zMBZ1Bam_9" meta:value-type="string">and geographical distance in determining community composition. AMF communities in Trifolium repens and Lolium perenne roots were assessed in 40 geographically dispersed sites in Ireland representing different land uses and soil types. Field sampling and </meta:user-defined>
    <meta:user-defined meta:name="Mendeley_Bookmark_0AtjJmJIRc_1" meta:value-type="string">ADDIN CSL_CITATION {"mendeley": {"previouslyFormattedCitation": "(Chave 2004)", "formattedCitation": "(Chave 2004)", "plainTextFormattedCitation": "(Chave 2004)"}, "citationItems": [{"uris": ["http://www.mendeley.com/documents/?uuid=3c0bbdac-9ad0-4008-b76</meta:user-defined>
    <meta:user-defined meta:name="Mendeley_Bookmark_0AtjJmJIRc_2" meta:value-type="string">8-9e78b84f5c0f"], "id": "ITEM-1", "itemData": {"volume": "7", "container-title": "Ecology letters", "type": "article-journal", "title": "Neutral theory and community ecology", "author": [{"given": "J", "suffix": "", "family": "Chave", "dropping-particle":</meta:user-defined>
    <meta:user-defined meta:name="Mendeley_Bookmark_0AtjJmJIRc_3" meta:value-type="string"> "", "non-dropping-particle": "", "parse-names": false}], "issue": "august", "id": "ITEM-1", "issued": {"date-parts": [["2004"]]}, "page": "1-39"}}], "schema": "https://github.com/citation-style-language/schema/raw/master/csl-citation.json", "properties":</meta:user-defined>
    <meta:user-defined meta:name="Mendeley_Bookmark_0AtjJmJIRc_4" meta:value-type="string"> {"noteIndex": 0}}</meta:user-defined>
    <meta:user-defined meta:name="Mendeley_Bookmark_0GOZAUGMXg_1" meta:value-type="string">ADDIN CSL_CITATION {"mendeley": {"previouslyFormattedCitation": "(Martiny &lt;i&gt;et al.&lt;/i&gt; 2011)", "formattedCitation": "(Martiny &lt;i&gt;et al.&lt;/i&gt; 2011)", "plainTextFormattedCitation": "(Martiny et al. 2011)"}, "citationItems": [{"uris": ["http://www.mendeley.c</meta:user-defined>
    <meta:user-defined meta:name="Mendeley_Bookmark_0GOZAUGMXg_10" meta:value-type="string">dispersal limitation at local scales can contribute to \u03b2-diversity, even though the 16S rRNA genes of the relatively common taxa are globally distributed. These results highlight the importance of considering multiple spatial scales for understanding</meta:user-defined>
    <meta:user-defined meta:name="Mendeley_Bookmark_0GOZAUGMXg_11" meta:value-type="string"> microbial biogeography."}}], "schema": "https://github.com/citation-style-language/schema/raw/master/csl-citation.json", "properties": {"noteIndex": 0}}</meta:user-defined>
    <meta:user-defined meta:name="Mendeley_Bookmark_0GOZAUGMXg_2" meta:value-type="string">om/documents/?uuid=01e5b127-9f02-490b-afc0-6d58fcc7c1e2"], "id": "ITEM-1", "itemData": {"container-title": "Proceedings of the National Academy of Sciences of the United States of America", "type": "article-journal", "title": "Drivers of bacterial \u03b2-</meta:user-defined>
    <meta:user-defined meta:name="Mendeley_Bookmark_0GOZAUGMXg_3" meta:value-type="string">diversity depend on spatial scale", "author": [{"given": "Jennifer B H", "suffix": "", "family": "Martiny", "dropping-particle": "", "non-dropping-particle": "", "parse-names": false}, {"given": "Jonathan A", "suffix": "", "family": "Eisen", "dropping-par</meta:user-defined>
    <meta:user-defined meta:name="Mendeley_Bookmark_0GOZAUGMXg_4" meta:value-type="string">ticle": "", "non-dropping-particle": "", "parse-names": false}, {"given": "Kevin", "suffix": "", "family": "Penn", "dropping-particle": "", "non-dropping-particle": "", "parse-names": false}, {"given": "Steven D", "suffix": "", "family": "Allison", "dropp</meta:user-defined>
    <meta:user-defined meta:name="Mendeley_Bookmark_0GOZAUGMXg_5" meta:value-type="string">ing-particle": "", "non-dropping-particle": "", "parse-names": false}, {"given": "M Claire", "suffix": "", "family": "Horner-Devine", "dropping-particle": "", "non-dropping-particle": "", "parse-names": false}], "issue": "19", "id": "ITEM-1", "DOI": "10.1</meta:user-defined>
    <meta:user-defined meta:name="Mendeley_Bookmark_0GOZAUGMXg_6" meta:value-type="string">073/pnas.1016308108/-/DCSupplemental.www.pnas.org/cgi/doi/10.1073/pnas.1016308108", "ISBN": "1016308108", "issued": {"date-parts": [["2011"]]}, "volume": "108", "ISSN": "0027-8424", "page": "7850-7854", "PMID": "21518859", "abstract": "The factors driving</meta:user-defined>
    <meta:user-defined meta:name="Mendeley_Bookmark_0GOZAUGMXg_7" meta:value-type="string"> \u03b2-diversity (variation in community composi- tion) yield insights into the maintenance of biodiversity on the planet. Here we tested whether the mechanisms that underlie bacterial \u03b2-diversity vary over centimeters to continental spatial scales </meta:user-defined>
    <meta:user-defined meta:name="Mendeley_Bookmark_0GOZAUGMXg_8" meta:value-type="string">by comparing the composition of ammonia-oxidizing bacte- ria communities in salt marsh sediments. As observed in studies of macroorganisms, the drivers of salt marsh bacterial \u03b2-diversity depend on spatial scale. In contrast to macroorganism studies,</meta:user-defined>
    <meta:user-defined meta:name="Mendeley_Bookmark_0GOZAUGMXg_9" meta:value-type="string"> however, we found no evidence of evolutionary diversification of ammonia-oxidizing bacteria taxa at the continental scale, de- spite an overall relationship between geographic distance and community similarity. Our data are consistent with the idea that </meta:user-defined>
    <meta:user-defined meta:name="Mendeley_Bookmark_0Mks5PCUbt_1" meta:value-type="string">ADDIN CSL_CITATION {"mendeley": {"previouslyFormattedCitation": "(Soininen &amp; Heino 2005; Liu &lt;i&gt;et al.&lt;/i&gt; 2015)", "formattedCitation": "(Soininen &amp; Heino 2005; Liu &lt;i&gt;et al.&lt;/i&gt; 2015)", "plainTextFormattedCitation": "(Soininen &amp; Heino 2005; Liu et al. 20</meta:user-defined>
    <meta:user-defined meta:name="Mendeley_Bookmark_0Mks5PCUbt_10" meta:value-type="string"> ecoregions and within a drainage system. The relationships between occupancy and abundance did not differ appreciably among impacted and near pristine- reference sites. The occupancy\u2013frequency distribution was characterized by a large number of sate</meta:user-defined>
    <meta:user-defined meta:name="Mendeley_Bookmark_0Mks5PCUbt_11" meta:value-type="string">llite species which occurred at only a few sites, whereas core species that occurred at most sites were virtually absent. Main conclusions The positive relationship between local population persistence and abundance suggested that a high local abundance m</meta:user-defined>
    <meta:user-defined meta:name="Mendeley_Bookmark_0Mks5PCUbt_12" meta:value-type="string">ay prevent local extinction or that high persistence is facilitated by a high local cell density. High local persistence and local abundance may also positively affect the degree of regional occupancy in stream diatoms. The results further showed that ant</meta:user-defined>
    <meta:user-defined meta:name="Mendeley_Bookmark_0Mks5PCUbt_13" meta:value-type="string">hropogenic effects were probably too weak to bias the relationship between occupancy and abundance, or that the effects have already modified the distribution patterns of stream diatoms. The small number of core species in the species\u2013occupancy frequ</meta:user-defined>
    <meta:user-defined meta:name="Mendeley_Bookmark_0Mks5PCUbt_14" meta:value-type="string">ency distribution suggested that the regional distribution patterns of stream diatoms, or perhaps unicellular microbial organisms in general, may not be fundamentally different from those described previously for multicellular organisms, mainly in terrest</meta:user-defined>
    <meta:user-defined meta:name="Mendeley_Bookmark_0Mks5PCUbt_15" meta:value-type="string">rial environments, although average global range sizes may differ sharply bet\u2026"}}, {"uris": ["http://www.mendeley.com/documents/?uuid=ec53c36b-1a35-396a-9107-5bedc260f4c8"], "id": "ITEM-2", "itemData": {"container-title": "The ISME Journal", "type": </meta:user-defined>
    <meta:user-defined meta:name="Mendeley_Bookmark_0Mks5PCUbt_16" meta:value-type="string">"article-journal", "title": "The biogeography of abundant and rare bacterioplankton in lakes and reservoirs of China", "author": [{"given": "Lemian", "suffix": "", "family": "Liu", "dropping-particle": "", "non-dropping-particle": "", "parse-names": false</meta:user-defined>
    <meta:user-defined meta:name="Mendeley_Bookmark_0Mks5PCUbt_17" meta:value-type="string">}, {"given": "Jun", "suffix": "", "family": "Yang", "dropping-particle": "", "non-dropping-particle": "", "parse-names": false}, {"given": "Zheng", "suffix": "", "family": "Yu", "dropping-particle": "", "non-dropping-particle": "", "parse-names": false}, </meta:user-defined>
    <meta:user-defined meta:name="Mendeley_Bookmark_0Mks5PCUbt_18" meta:value-type="string">{"given": "David M", "suffix": "", "family": "Wilkinson", "dropping-particle": "", "non-dropping-particle": "", "parse-names": false}], "issue": "9", "id": "ITEM-2", "DOI": "10.1038/ismej.2015.29", "issued": {"date-parts": [["2015", "9"]]}, "volume": "9",</meta:user-defined>
    <meta:user-defined meta:name="Mendeley_Bookmark_0Mks5PCUbt_19" meta:value-type="string"> "ISSN": "1751-7362", "page": "2068-2077", "PMID": "25748371", "abstract": "Bacteria play key roles in the ecology of both aquatic and terrestrial ecosystems; however, little is known about their diversity and biogeography, especially in the rare microbia</meta:user-defined>
    <meta:user-defined meta:name="Mendeley_Bookmark_0Mks5PCUbt_2" meta:value-type="string">15)"}, "citationItems": [{"uris": ["http://www.mendeley.com/documents/?uuid=22bbe938-0315-404f-83e5-0912d83d300b"], "id": "ITEM-1", "itemData": {"container-title": "Journal of Biogeography", "type": "article-journal", "title": "Relationships between local</meta:user-defined>
    <meta:user-defined meta:name="Mendeley_Bookmark_0Mks5PCUbt_20" meta:value-type="string">l biosphere of inland freshwater ecosystems. Here we investigated aspects of the community ecology and geographical distribution of abundant and rare bacterioplankton using high-throughput sequencing and examined the relative influence of local environmen</meta:user-defined>
    <meta:user-defined meta:name="Mendeley_Bookmark_0Mks5PCUbt_21" meta:value-type="string">tal variables and regional (spatial) factors on their geographical distribution patterns in 42 lakes and reservoirs across China. Our results showed that the geographical patterns of abundant and rare bacterial subcommunities were generally similar, and b</meta:user-defined>
    <meta:user-defined meta:name="Mendeley_Bookmark_0Mks5PCUbt_22" meta:value-type="string">oth of them showed a significant distance-decay relationship. This suggests that the rare bacterial biosphere is not a random assembly, as some authors have assumed, and that its distribution is most likely subject to the same ecological processes that co</meta:user-defined>
    <meta:user-defined meta:name="Mendeley_Bookmark_0Mks5PCUbt_23" meta:value-type="string">ntrol abundant taxa. However, we identified some differences between the abundant and rare groups as both groups of bacteria showed a significant positive relationship between sites occupancy and abundance, but the abundant bacteria exhibited a weaker dis</meta:user-defined>
    <meta:user-defined meta:name="Mendeley_Bookmark_0Mks5PCUbt_24" meta:value-type="string">tance-decay relationship than the rare bacteria. Our results implied that rare subcommunities were mostly governed by local environmental variables, whereas the abundant subcommunities were mainly affected by regional factors. In addition, both local and </meta:user-defined>
    <meta:user-defined meta:name="Mendeley_Bookmark_0Mks5PCUbt_25" meta:value-type="string">regional variables that were significantly related to the spatial variation of abundant bacterial community composition were different to those of rare ones, suggesting that abundant and rare bacteria may have discrepant ecological niches and may play dif</meta:user-defined>
    <meta:user-defined meta:name="Mendeley_Bookmark_0Mks5PCUbt_26" meta:value-type="string">ferent roles in natural ecosystems.", "publisher": "Nature Publishing Group"}}], "schema": "https://github.com/citation-style-language/schema/raw/master/csl-citation.json", "properties": {"noteIndex": 0}}</meta:user-defined>
    <meta:user-defined meta:name="Mendeley_Bookmark_0Mks5PCUbt_3" meta:value-type="string"> population persistence, local abundance and regional occupancy of species: Distribution patterns of diatoms in boreal streams", "author": [{"given": "Janne", "suffix": "", "family": "Soininen", "dropping-particle": "", "non-dropping-particle": "", "parse</meta:user-defined>
    <meta:user-defined meta:name="Mendeley_Bookmark_0Mks5PCUbt_4" meta:value-type="string">-names": false}, {"given": "Jani", "suffix": "", "family": "Heino", "dropping-particle": "", "non-dropping-particle": "", "parse-names": false}], "issue": "11", "id": "ITEM-1", "DOI": "10.1111/j.1365-2699.2005.01342.x", "ISBN": "0305-0270", "issued": {"da</meta:user-defined>
    <meta:user-defined meta:name="Mendeley_Bookmark_0Mks5PCUbt_5" meta:value-type="string">te-parts": [["2005", "11"]]}, "volume": "32", "ISSN": "03050270", "page": "1971-1978", "PMID": "367", "abstract": "Aims We have two aims: (1) to examine the relationship between local population persistence, local abundance and regional occupancy of strea</meta:user-defined>
    <meta:user-defined meta:name="Mendeley_Bookmark_0Mks5PCUbt_6" meta:value-type="string">m diatoms and (2) to characterize the form of the species\u2013occupancy frequency distribution of stream diatoms. Location Boreal streams in Finland. There were three spatial extents: (1) across ecoregions in Finland, (2) within ecoregions in Finland, an</meta:user-defined>
    <meta:user-defined meta:name="Mendeley_Bookmark_0Mks5PCUbt_7" meta:value-type="string">d (3) within a single drainage system in southern Finland. Methods Diatoms were sampled from stones (epilithon), sediment (epipelon) and aquatic plants (epiphyton) in streams using standardized sampling methods. To assess population persistence, diatom sa</meta:user-defined>
    <meta:user-defined meta:name="Mendeley_Bookmark_0Mks5PCUbt_8" meta:value-type="string">mpling was conducted monthly at four stream sites from June to October. The relationships between local population persistence, local abundance and regional occupancy were examined using correlation analyses. Results There was a significant positive relat</meta:user-defined>
    <meta:user-defined meta:name="Mendeley_Bookmark_0Mks5PCUbt_9" meta:value-type="string">ionship between local persistence and abundance of diatoms in epilithon, epipelon and epiphyton. Furthermore, local abundance and regional occupancy showed a significant positive relationship at multiple spatial extents; that is, across ecoregions, within</meta:user-defined>
    <meta:user-defined meta:name="Mendeley_Bookmark_0UsuLen39s_1" meta:value-type="string">ADDIN CSL_CITATION {"mendeley": {"manualFormatting": "Baselga and Orme 201", "previouslyFormattedCitation": "(Baselga &amp; Orme 2012)", "formattedCitation": "(Baselga &amp; Orme 2012)", "plainTextFormattedCitation": "(Baselga &amp; Orme 2012)"}, "citationItems": [{"</meta:user-defined>
    <meta:user-defined meta:name="Mendeley_Bookmark_0UsuLen39s_2" meta:value-type="string">uris": ["http://www.mendeley.com/documents/?uuid=ca062050-44da-3f72-b45a-852bb561c691"], "id": "ITEM-1", "itemData": {"container-title": "Methods in Ecology and Evolution", "type": "article-journal", "title": "betapart: an R package for the study of beta </meta:user-defined>
    <meta:user-defined meta:name="Mendeley_Bookmark_0UsuLen39s_3" meta:value-type="string">diversity", "author": [{"given": "Andr\u00e9s", "suffix": "", "family": "Baselga", "dropping-particle": "", "non-dropping-particle": "", "parse-names": false}, {"given": "C. David L", "suffix": "", "family": "Orme", "dropping-particle": "", "non-dropping-</meta:user-defined>
    <meta:user-defined meta:name="Mendeley_Bookmark_0UsuLen39s_4" meta:value-type="string">particle": "", "parse-names": false}], "page": "808-812", "id": "ITEM-1", "DOI": "10.1111/j.2041-210X.2012.00224.x", "ISBN": "2041-210X", "issued": {"date-parts": [["2012", "10"]]}, "volume": "3", "ISSN": "2041210X", "issue": "5", "abstract": "1.Beta dive</meta:user-defined>
    <meta:user-defined meta:name="Mendeley_Bookmark_0UsuLen39s_5" meta:value-type="string">rsity, that is, the variation in species composition among sites, can be the result of species replacement between sites (turnover) and species loss from site to site (nestedness). 2.We present betapart, an R package for computing total dissimilarity as S</meta:user-defined>
    <meta:user-defined meta:name="Mendeley_Bookmark_0UsuLen39s_6" meta:value-type="string">\u00f8rensen or Jaccard indices, as well as their respective turnover and nestedness components. 3.betapart allows the assessment of spatial patterns of beta diversity using multiple-site dissimilarity measures accounting for compositional heterogeneity a</meta:user-defined>
    <meta:user-defined meta:name="Mendeley_Bookmark_0UsuLen39s_7" meta:value-type="string">cross several sites or pairwise measures providing distance matrices accounting for the multivariate structure of dissimilarity. 4.betapart also allows computing patterns of temporal difference in assemblage composition, and its turnover and nestedness co</meta:user-defined>
    <meta:user-defined meta:name="Mendeley_Bookmark_0UsuLen39s_8" meta:value-type="string">mponents. 5.Several example analyses are shown, using the data included in the package, to illustrate the relevance of separating the turnover and nestedness components of beta diversity to infer different mechanisms behind biodiversity patterns.", "publi</meta:user-defined>
    <meta:user-defined meta:name="Mendeley_Bookmark_0UsuLen39s_9" meta:value-type="string">sher": "Blackwell Publishing Ltd"}}], "schema": "https://github.com/citation-style-language/schema/raw/master/csl-citation.json", "properties": {"noteIndex": 0}}</meta:user-defined>
    <meta:user-defined meta:name="Mendeley_Bookmark_2059mnrnUR_1" meta:value-type="string">ADDIN CSL_CITATION {"mendeley": {"previouslyFormattedCitation": "(Salomon &lt;i&gt;et al.&lt;/i&gt; 2010; Liu &amp; Zhou 2011)", "formattedCitation": "(Salomon &lt;i&gt;et al.&lt;/i&gt; 2010; Liu &amp; Zhou 2011)", "plainTextFormattedCitation": "(Salomon et al. 2010; Liu &amp; Zhou 2011)"},</meta:user-defined>
    <meta:user-defined meta:name="Mendeley_Bookmark_2059mnrnUR_10" meta:value-type="string"> such as networks of protected areas.", "publisher": "Blackwell Publishing Ltd"}}, {"uris": ["http://www.mendeley.com/documents/?uuid=434fd27f-2b08-3f7a-9666-cd76aa86fa30"], "id": "ITEM-2", "itemData": {"container-title": "PLoS ONE", "type": "article-jour</meta:user-defined>
    <meta:user-defined meta:name="Mendeley_Bookmark_2059mnrnUR_11" meta:value-type="string">nal", "title": "Asymmetry in species regional dispersal ability and the neutral theory", "author": [{"given": "Jiajia", "suffix": "", "family": "Liu", "dropping-particle": "", "non-dropping-particle": "", "parse-names": false}, {"given": "Shurong", "suffi</meta:user-defined>
    <meta:user-defined meta:name="Mendeley_Bookmark_2059mnrnUR_12" meta:value-type="string">x": "", "family": "Zhou", "dropping-particle": "", "non-dropping-particle": "", "parse-names": false}], "issue": "8", "id": "ITEM-2", "DOI": "10.1371/journal.pone.0024128", "editor": [{"given": "Hans Henrik", "suffix": "", "family": "Bruun", "dropping-par</meta:user-defined>
    <meta:user-defined meta:name="Mendeley_Bookmark_2059mnrnUR_13" meta:value-type="string">ticle": "", "non-dropping-particle": "", "parse-names": false}], "abstract": "The neutral assumption that individuals of either the same or different species share exactly the same birth, death, migration, and speciation probabilities is fundamental yet c</meta:user-defined>
    <meta:user-defined meta:name="Mendeley_Bookmark_2059mnrnUR_14" meta:value-type="string">ontroversial to the neutral theory. Several theoretical studies have demonstrated that a slight difference in species per capita birth or death rates can have a profound consequence on species coexistence and community structure. Whether asymmetry in migr</meta:user-defined>
    <meta:user-defined meta:name="Mendeley_Bookmark_2059mnrnUR_15" meta:value-type="string">ation, a vital demographic parameter in the neutral model, plays an important role in community assembly still remains unknown. In this paper, we relaxed the ecological equivalence assumption of the neutral model by introducing differences into species re</meta:user-defined>
    <meta:user-defined meta:name="Mendeley_Bookmark_2059mnrnUR_16" meta:value-type="string">gional dispersal ability. We investigated the effect of asymmetric dispersal on the neutral local community structure. We found that per capita asymmetric dispersal among species could reduce species richness of the local community and result in deviation</meta:user-defined>
    <meta:user-defined meta:name="Mendeley_Bookmark_2059mnrnUR_17" meta:value-type="string">s of species abundance distributions from those predicted by the neutral model. But the effect was moderate compared with that of asymmetries in birth or death rates, unless very large asymmetries in dispersal were assumed. A large difference in species d</meta:user-defined>
    <meta:user-defined meta:name="Mendeley_Bookmark_2059mnrnUR_18" meta:value-type="string">ispersal ability, if there is, can overwhelm the role of random drift and make local community dynamics deterministic. In this case, species with higher regional dispersal abilities tended to dominate in the local community. However, the species abundance</meta:user-defined>
    <meta:user-defined meta:name="Mendeley_Bookmark_2059mnrnUR_19" meta:value-type="string"> distribution of the local community under asymmetric dispersal could be well fitted by the neutral model, but the neutral model generally underestimated the fundamental biodiversity number but overestimated the migration rate in such communities.", "volu</meta:user-defined>
    <meta:user-defined meta:name="Mendeley_Bookmark_2059mnrnUR_2" meta:value-type="string"> "citationItems": [{"uris": ["http://www.mendeley.com/documents/?uuid=80a372f8-a7a7-3810-ac9a-0006afc6a2ef"], "id": "ITEM-1", "itemData": {"container-title": "Ecology Letters", "type": "article-journal", "title": "Effects of asymmetric dispersal on the co</meta:user-defined>
    <meta:user-defined meta:name="Mendeley_Bookmark_2059mnrnUR_20" meta:value-type="string">me": "6", "ISSN": "19326203", "page": "e24128", "PMID": "21901163", "issued": {"date-parts": [["2011", "8", "25"]]}, "publisher": "Princeton University Press"}}], "schema": "https://github.com/citation-style-language/schema/raw/master/csl-citation.json", </meta:user-defined>
    <meta:user-defined meta:name="Mendeley_Bookmark_2059mnrnUR_21" meta:value-type="string">"properties": {"noteIndex": 0}}</meta:user-defined>
    <meta:user-defined meta:name="Mendeley_Bookmark_2059mnrnUR_3" meta:value-type="string">existence of competing species", "author": [{"given": "Yacov", "suffix": "", "family": "Salomon", "dropping-particle": "", "non-dropping-particle": "", "parse-names": false}, {"given": "Sean R.", "suffix": "", "family": "Connolly", "dropping-particle": ""</meta:user-defined>
    <meta:user-defined meta:name="Mendeley_Bookmark_2059mnrnUR_4" meta:value-type="string">, "non-dropping-particle": "", "parse-names": false}, {"given": "Lance", "suffix": "", "family": "Bode", "dropping-particle": "", "non-dropping-particle": "", "parse-names": false}], "issue": "4", "id": "ITEM-1", "DOI": "10.1111/j.1461-0248.2009.01436.x",</meta:user-defined>
    <meta:user-defined meta:name="Mendeley_Bookmark_2059mnrnUR_5" meta:value-type="string"> "ISBN": "1461-0248 (Electronic)\\r1461-023X (Linking)", "issued": {"date-parts": [["2010", "4"]]}, "volume": "13", "ISSN": "1461023X", "page": "432-441", "PMID": "20100238", "abstract": "The global biodiversity crisis has made a priority of understanding</meta:user-defined>
    <meta:user-defined meta:name="Mendeley_Bookmark_2059mnrnUR_6" meta:value-type="string"> biodiversity maintenance in ecological communities. It is increasingly apparent that dispersal patterns can have important effects on such maintenance processes. Nevertheless, most competition theory has focused on a small subset of the possible dispersa</meta:user-defined>
    <meta:user-defined meta:name="Mendeley_Bookmark_2059mnrnUR_7" meta:value-type="string">l patterns in nature. Here, we show that spatially asymmetric dispersal, i.e. the disproportionate transport of propagules towards or away from particular habitat patches in a metacommunity, when it differs between species, can promote the coexistence of </meta:user-defined>
    <meta:user-defined meta:name="Mendeley_Bookmark_2059mnrnUR_8" meta:value-type="string">competing species even in the absence of environmental heterogeneity among habitat patches. Moreover, when asymmetric dispersal is present, changes in the self-recruitment of competitive dominants and subordinates have important, but fundamentally differe</meta:user-defined>
    <meta:user-defined meta:name="Mendeley_Bookmark_2059mnrnUR_9" meta:value-type="string">nt, effects on species coexistence. Our results underscore the importance of the interplay between species interactions and dispersal patterns for understanding the effects of habitat fragmentation and for designing regional-scale conservation strategies,</meta:user-defined>
    <meta:user-defined meta:name="Mendeley_Bookmark_27Ya1Jqyo7_1" meta:value-type="string">ADDIN CSL_CITATION {"mendeley": {"previouslyFormattedCitation": "(Baselga 2010, 2013; Podani &amp; Schmera 2011)", "formattedCitation": "(Baselga 2010, 2013; Podani &amp; Schmera 2011)", "plainTextFormattedCitation": "(Baselga 2010, 2013; Podani &amp; Schmera 2011)"}</meta:user-defined>
    <meta:user-defined meta:name="Mendeley_Bookmark_27Ya1Jqyo7_10" meta:value-type="string"> abundances I provide a novel partition separating two components of abundance-based dissimilarity: (i) balanced variation in abundance, whereby the individuals of some species in one site are substituted by the same number of individuals of different spe</meta:user-defined>
    <meta:user-defined meta:name="Mendeley_Bookmark_27Ya1Jqyo7_11" meta:value-type="string">cies in another site; and (ii) abundance gradients,whereby some individuals are lost fromone site to the other. 3. Newindices deriving from the additive partition of Bray-Curtis dissimilarity are presented, each one account- ing separately for these twoan</meta:user-defined>
    <meta:user-defined meta:name="Mendeley_Bookmark_27Ya1Jqyo7_12" meta:value-type="string">tithetic components of assemblage variation. 4. An example comparing the patterns of increase of assemblage dissimilarity with spatial distance in two tropi- cal forests is provided to illustrate the usefulness of the novel partition to discern the differ</meta:user-defined>
    <meta:user-defined meta:name="Mendeley_Bookmark_27Ya1Jqyo7_13" meta:value-type="string">ent sources of assem- blage variation. 5. The widely used Bray-Curtis index of dissimilarity is the result of summing these two sources of dissimilarity, and therefore might consider equivalent patterns that are markedly different. Therefore, the novel pa</meta:user-defined>
    <meta:user-defined meta:name="Mendeley_Bookmark_27Ya1Jqyo7_14" meta:value-type="string">rtition may be useful to assess biodiversity patterns and to explore their causes, as substitution and loss of individuals arepat- terns", "volume": "4", "ISSN": "2041210X", "issue": "6", "issued": {"date-parts": [["2013", "6"]]}}}, {"uris": ["http://www.</meta:user-defined>
    <meta:user-defined meta:name="Mendeley_Bookmark_27Ya1Jqyo7_15" meta:value-type="string">mendeley.com/documents/?uuid=669d6404-ee50-3fdf-9af3-723424996b49"], "id": "ITEM-3", "itemData": {"container-title": "Oikos", "type": "article-journal", "title": "A new conceptual and methodological framework for exploring and explaining pattern in presen</meta:user-defined>
    <meta:user-defined meta:name="Mendeley_Bookmark_27Ya1Jqyo7_16" meta:value-type="string">ce - absence data", "author": [{"given": "J\u00e1nos", "suffix": "", "family": "Podani", "dropping-particle": "", "non-dropping-particle": "", "parse-names": false}, {"given": "D\u00e9nes", "suffix": "", "family": "Schmera", "dropping-particle": "", "non-</meta:user-defined>
    <meta:user-defined meta:name="Mendeley_Bookmark_27Ya1Jqyo7_17" meta:value-type="string">dropping-particle": "", "parse-names": false}], "page": "1625-1638", "id": "ITEM-3", "DOI": "10.1111/j.1600-0706.2011.19451.x", "ISBN": "1600-0706", "issued": {"date-parts": [["2011", "11"]]}, "volume": "120", "ISSN": "00301299", "issue": "11", "abstract"</meta:user-defined>
    <meta:user-defined meta:name="Mendeley_Bookmark_27Ya1Jqyo7_18" meta:value-type="string">: "A conceptual framework is proposed to evaluate the relative importance of beta diversity, nestedness and agreement in species richness in presence absence data matrices via partitioning pairwise gamma diversity into additive components. This is achieve</meta:user-defined>
    <meta:user-defined meta:name="Mendeley_Bookmark_27Ya1Jqyo7_19" meta:value-type="string">d by calculating three complementary indices that measure similarity, relative species replacement, and relative richness difference for all pairs of sites, and by displaying the results in a two-dimensional simplex diagram, or ternary plot. By summing tw</meta:user-defined>
    <meta:user-defined meta:name="Mendeley_Bookmark_27Ya1Jqyo7_2" meta:value-type="string">, "citationItems": [{"uris": ["http://www.mendeley.com/documents/?uuid=c21548e5-c8c9-3c53-84e1-38d1237a64a4"], "id": "ITEM-1", "itemData": {"container-title": "Global Ecology and Biogeography", "type": "article-journal", "title": "Partitioning the turnove</meta:user-defined>
    <meta:user-defined meta:name="Mendeley_Bookmark_27Ya1Jqyo7_20" meta:value-type="string">o terms at a time, three one-dimensional simplices are derived correspondig to different contrasts: beta diversity versus similarity, species replacement versus nestedness and, finally, richness difference versus richness agreement. The simplex diagrams c</meta:user-defined>
    <meta:user-defined meta:name="Mendeley_Bookmark_27Ya1Jqyo7_21" meta:value-type="string">an be used to interpret underlying data structures by showing departure from randomness towards well-interpretable directions, as demonstrated by artificial and actual examples. In particular, one may appreciate how far data structure deviates from three </meta:user-defined>
    <meta:user-defined meta:name="Mendeley_Bookmark_27Ya1Jqyo7_22" meta:value-type="string">extreme model situations: perfect nestedness, anti-nestedness and perfect gradient. Throughout the paper, we pay special attention to the measurement and interpetation of beta diversity and nestedness for pairs of sites, because these concepts have been i</meta:user-defined>
    <meta:user-defined meta:name="Mendeley_Bookmark_27Ya1Jqyo7_23" meta:value-type="string">n focus of ecological reseach for decades. The novel method can be used in community ecology, conservation biology, and biogeography, whenever the objective is to recover explanatory ecological processes behind patterns conveyed by presenceabsence data.",</meta:user-defined>
    <meta:user-defined meta:name="Mendeley_Bookmark_27Ya1Jqyo7_24" meta:value-type="string"> "publisher": "Blackwell Publishing Ltd"}}], "schema": "https://github.com/citation-style-language/schema/raw/master/csl-citation.json", "properties": {"noteIndex": 0}}</meta:user-defined>
    <meta:user-defined meta:name="Mendeley_Bookmark_27Ya1Jqyo7_3" meta:value-type="string">r and nestedness components of beta diversity", "author": [{"given": "Andr\u00e9s", "suffix": "", "family": "Baselga", "dropping-particle": "", "non-dropping-particle": "", "parse-names": false}], "page": "134-143", "id": "ITEM-1", "DOI": "10.1111/j.1466-</meta:user-defined>
    <meta:user-defined meta:name="Mendeley_Bookmark_27Ya1Jqyo7_4" meta:value-type="string">8238.2009.00490.x", "ISBN": "1466-822X", "issued": {"date-parts": [["2010", "1"]]}, "volume": "19", "ISSN": "1466822X", "issue": "1", "abstract": "m\u00e9todo legal - integra an\u00e1lise de turnover (perda e ganho de spp) e de rede (dispers\u00e3o entre </meta:user-defined>
    <meta:user-defined meta:name="Mendeley_Bookmark_27Ya1Jqyo7_5" meta:value-type="string">as metacomunidades) - compara os dois e tenta inferir o processos mais influentes na varia\u00e7\u00e3o da composi\u00e7\u00e3o", "publisher": "Blackwell Publishing Ltd"}}, {"uris": ["http://www.mendeley.com/documents/?uuid=d6043ceb-d0f8-3459-93d7-26154c9</meta:user-defined>
    <meta:user-defined meta:name="Mendeley_Bookmark_27Ya1Jqyo7_6" meta:value-type="string">3b099"], "id": "ITEM-2", "itemData": {"container-title": "Methods in Ecology and Evolution", "type": "article-journal", "title": "Separating the two components of abundance-based dissimilarity: Balanced changes in abundance vs. abundance gradients", "auth</meta:user-defined>
    <meta:user-defined meta:name="Mendeley_Bookmark_27Ya1Jqyo7_7" meta:value-type="string">or": [{"given": "Andr\u00e9s", "suffix": "", "family": "Baselga", "dropping-particle": "", "non-dropping-particle": "", "parse-names": false}], "page": "552-557", "id": "ITEM-2", "DOI": "10.1111/2041-210X.12029", "editor": [{"given": "Robert", "suffix": "</meta:user-defined>
    <meta:user-defined meta:name="Mendeley_Bookmark_27Ya1Jqyo7_8" meta:value-type="string">", "family": "Freckleton", "dropping-particle": "", "non-dropping-particle": "", "parse-names": false}], "ISBN": "2041-210X", "abstract": "1. Dissimilarity measures can be formulated using matching components that canbedefinedasthe intersection in terms o</meta:user-defined>
    <meta:user-defined meta:name="Mendeley_Bookmark_27Ya1Jqyo7_9" meta:value-type="string">f species composition of both sets (a) and the relative complements of each set (b and c respectively). Previous work has extended these matching components to abundance-basedmeasures of dissimilarity. 2. Using thesematching components in terms of species</meta:user-defined>
    <meta:user-defined meta:name="Mendeley_Bookmark_2RneREDOmm_1" meta:value-type="string">ADDIN CSL_CITATION {"mendeley": {"previouslyFormattedCitation": "(Baas Becking 1934)", "formattedCitation": "(Baas Becking 1934)", "plainTextFormattedCitation": "(Baas Becking 1934)"}, "citationItems": [{"uris": ["http://www.mendeley.com/documents/?uuid=4</meta:user-defined>
    <meta:user-defined meta:name="Mendeley_Bookmark_2RneREDOmm_2" meta:value-type="string">435fcd1-e7ec-4266-91f7-1553c0c64f74"], "id": "ITEM-1", "itemData": {"type": "book", "title": "Geobiologie of inleiding tot de milieukunde", "author": [{"given": "L. G. M.", "suffix": "", "family": "Baas Becking", "dropping-particle": "", "non-dropping-par</meta:user-defined>
    <meta:user-defined meta:name="Mendeley_Bookmark_2RneREDOmm_3" meta:value-type="string">ticle": "", "parse-names": false}], "id": "ITEM-1", "publisher-place": "The Hague, Netherlands", "issued": {"date-parts": [["1934"]]}, "publisher": "W.P. Van Stockum &amp; Zoon"}}], "schema": "https://github.com/citation-style-language/schema/raw/master/csl-c</meta:user-defined>
    <meta:user-defined meta:name="Mendeley_Bookmark_2RneREDOmm_4" meta:value-type="string">itation.json", "properties": {"noteIndex": 0}}</meta:user-defined>
    <meta:user-defined meta:name="Mendeley_Bookmark_2Uvsuu8tB2_1" meta:value-type="string">ADDIN CSL_CITATION {"mendeley": {"manualFormatting": "(e.g. Dumbrell et al. 2010)", "previouslyFormattedCitation": "(Dumbrell &lt;i&gt;et al.&lt;/i&gt; 2010)", "formattedCitation": "(Dumbrell &lt;i&gt;et al.&lt;/i&gt; 2010)", "plainTextFormattedCitation": "(Dumbrell et al. 2010)</meta:user-defined>
    <meta:user-defined meta:name="Mendeley_Bookmark_2Uvsuu8tB2_10" meta:value-type="string">ty. Species abundances fitted the zero- sum multinomial distribution and there was evidence of dispersal limitation, both indicators of neutral processes. However, we found stronger support that niche differentiation based on abiotic soil factors, primari</meta:user-defined>
    <meta:user-defined meta:name="Mendeley_Bookmark_2Uvsuu8tB2_11" meta:value-type="string">ly pH, was structuring the AM fungal community. Host plant species affected AM fungal community composition negligibly compared to soil pH. We conclude that although niche partitioning was the primary mechanism regulating the composition and diversity of </meta:user-defined>
    <meta:user-defined meta:name="Mendeley_Bookmark_2Uvsuu8tB2_12" meta:value-type="string">natural AM fungal communities, these communities are also influenced by stochastic-neutral processes. This study represents one of the most comprehensive investigations of community-level processes acting on soil microbes; revealing a community that altho</meta:user-defined>
    <meta:user-defined meta:name="Mendeley_Bookmark_2Uvsuu8tB2_13" meta:value-type="string">ugh influenced by stochastic processes, still responded in a predictable manner to a major abiotic niche axis, soil pH. The strong response to environmental factors of this community highlights the susceptibility of soil microbes to environmental change."</meta:user-defined>
    <meta:user-defined meta:name="Mendeley_Bookmark_2Uvsuu8tB2_14" meta:value-type="string">, "publisher": "Nature Publishing Group"}}], "schema": "https://github.com/citation-style-language/schema/raw/master/csl-citation.json", "properties": {"noteIndex": 0}}</meta:user-defined>
    <meta:user-defined meta:name="Mendeley_Bookmark_2Uvsuu8tB2_2" meta:value-type="string">"}, "citationItems": [{"uris": ["http://www.mendeley.com/documents/?uuid=fa65d043-aae1-4831-b210-03d39d1bbefb"], "id": "ITEM-1", "itemData": {"container-title": "The ISME journal", "type": "article-journal", "title": "Relative roles of niche and neutral p</meta:user-defined>
    <meta:user-defined meta:name="Mendeley_Bookmark_2Uvsuu8tB2_3" meta:value-type="string">rocesses in structuring a soil microbial community", "author": [{"given": "Alex J", "suffix": "", "family": "Dumbrell", "dropping-particle": "", "non-dropping-particle": "", "parse-names": false}, {"given": "Michaela", "suffix": "", "family": "Nelson", "d</meta:user-defined>
    <meta:user-defined meta:name="Mendeley_Bookmark_2Uvsuu8tB2_4" meta:value-type="string">ropping-particle": "", "non-dropping-particle": "", "parse-names": false}, {"given": "Thorunn", "suffix": "", "family": "Helgason", "dropping-particle": "", "non-dropping-particle": "", "parse-names": false}, {"given": "Calvin", "suffix": "", "family": "D</meta:user-defined>
    <meta:user-defined meta:name="Mendeley_Bookmark_2Uvsuu8tB2_5" meta:value-type="string">ytham", "dropping-particle": "", "non-dropping-particle": "", "parse-names": false}, {"given": "Alastair H", "suffix": "", "family": "Fitter", "dropping-particle": "", "non-dropping-particle": "", "parse-names": false}], "issue": "3", "id": "ITEM-1", "DOI</meta:user-defined>
    <meta:user-defined meta:name="Mendeley_Bookmark_2Uvsuu8tB2_6" meta:value-type="string">": "10.1038/ismej.2009.122", "ISBN": "1751-7370 (Electronic)\\n1751-7362 (Linking)", "issued": {"date-parts": [["2010", "3"]]}, "volume": "4", "ISSN": "1751-7362", "page": "337-345", "PMID": "19924158", "abstract": "Most attempts to identify the processes</meta:user-defined>
    <meta:user-defined meta:name="Mendeley_Bookmark_2Uvsuu8tB2_7" meta:value-type="string"> that structure natural communities have focused on conspicuous macroorganisms whereas the processes responsible for structuring microbial communities remain relatively unknown. Two main theories explaining these processes have emerged; niche theory, whic</meta:user-defined>
    <meta:user-defined meta:name="Mendeley_Bookmark_2Uvsuu8tB2_8" meta:value-type="string">h highlights the importance of deterministic processes, and neutral theory, which focuses on stochastic processes. We examined whether neutral or niche-based mechanisms best explain the composition and structure of communities of a functionally important </meta:user-defined>
    <meta:user-defined meta:name="Mendeley_Bookmark_2Uvsuu8tB2_9" meta:value-type="string">soil microbe, the arbuscular mycorrhizal (AM) fungi. Using molecular techniques, we surveyed AM fungi from 425 individual plants of 28 plant species along a soil pH gradient. There was evidence that both niche and neutral processes structured this communi</meta:user-defined>
    <meta:user-defined meta:name="Mendeley_Bookmark_39EncOGb7Z_1" meta:value-type="string">ADDIN CSL_CITATION {"mendeley": {"previouslyFormattedCitation": "(van Dorst &lt;i&gt;et al.&lt;/i&gt; 2014)", "formattedCitation": "(van Dorst &lt;i&gt;et al.&lt;/i&gt; 2014)", "plainTextFormattedCitation": "(van Dorst et al. 2014)"}, "citationItems": [{"uris": ["http://www.mend</meta:user-defined>
    <meta:user-defined meta:name="Mendeley_Bookmark_39EncOGb7Z_10" meta:value-type="string">igations with sequencing remains an expensive and time-consuming option. As a result, many microbial ecology investigations continue to suffer from a lack of appropriate replication. We evaluated two fingerprinting approaches - terminal restriction fragme</meta:user-defined>
    <meta:user-defined meta:name="Mendeley_Bookmark_39EncOGb7Z_11" meta:value-type="string">nt length polymorphism (T-RFLP) and automated ribosomal intergenic spacer analysis (ARISA) against 454 pyrosequencing, by applying them to 225 polar soil samples from East Antarctica and the high Arctic. By incorporating local and global spatial scales in</meta:user-defined>
    <meta:user-defined meta:name="Mendeley_Bookmark_39EncOGb7Z_12" meta:value-type="string">to the dataset, our aim was to determine whether various approaches differed in their ability and hence utility, to identify ecological patterns. Through the reduction in the 454 sequencing data to the most dominant OTUs, we revealed that a surprisingly s</meta:user-defined>
    <meta:user-defined meta:name="Mendeley_Bookmark_39EncOGb7Z_13" meta:value-type="string">mall proportion of abundant OTUs (&lt; 0.25%) was driving the biological patterns observed. Overall, ARISA and T-RFLP had a similar capacity as sequencing to separate samples according to distance at a local scale, and to correlate environmental variables wi</meta:user-defined>
    <meta:user-defined meta:name="Mendeley_Bookmark_39EncOGb7Z_14" meta:value-type="string">th microbial community structure. Pyrosequencing had a greater resolution at the global scale but all methods were capable of significantly differentiating the polar sites. We conclude fingerprinting remains a legitimate approach to generating large datas</meta:user-defined>
    <meta:user-defined meta:name="Mendeley_Bookmark_39EncOGb7Z_15" meta:value-type="string">ets as well as a cost-effective rapid method to identify samples for elucidating taxonomic information or diversity estimates with sequencing methods."}}], "schema": "https://github.com/citation-style-language/schema/raw/master/csl-citation.json", "proper</meta:user-defined>
    <meta:user-defined meta:name="Mendeley_Bookmark_39EncOGb7Z_16" meta:value-type="string">ties": {"noteIndex": 0}}</meta:user-defined>
    <meta:user-defined meta:name="Mendeley_Bookmark_39EncOGb7Z_2" meta:value-type="string">eley.com/documents/?uuid=876933e5-5b26-3bca-a17a-c77192eb6621"], "id": "ITEM-1", "itemData": {"container-title": "FEMS Microbiology Ecology", "type": "article-journal", "title": "Community fingerprinting in a sequencing world", "author": [{"given": "Josie</meta:user-defined>
    <meta:user-defined meta:name="Mendeley_Bookmark_39EncOGb7Z_3" meta:value-type="string">", "suffix": "", "family": "Dorst", "dropping-particle": "", "non-dropping-particle": "van", "parse-names": false}, {"given": "Andrew", "suffix": "", "family": "Bissett", "dropping-particle": "", "non-dropping-particle": "", "parse-names": false}, {"given</meta:user-defined>
    <meta:user-defined meta:name="Mendeley_Bookmark_39EncOGb7Z_4" meta:value-type="string">": "Anne S.", "suffix": "", "family": "Palmer", "dropping-particle": "", "non-dropping-particle": "", "parse-names": false}, {"given": "Mark", "suffix": "", "family": "Brown", "dropping-particle": "", "non-dropping-particle": "", "parse-names": false}, {"</meta:user-defined>
    <meta:user-defined meta:name="Mendeley_Bookmark_39EncOGb7Z_5" meta:value-type="string">given": "Ian", "suffix": "", "family": "Snape", "dropping-particle": "", "non-dropping-particle": "", "parse-names": false}, {"given": "Jonathan S.", "suffix": "", "family": "Stark", "dropping-particle": "", "non-dropping-particle": "", "parse-names": fal</meta:user-defined>
    <meta:user-defined meta:name="Mendeley_Bookmark_39EncOGb7Z_6" meta:value-type="string">se}, {"given": "Ben", "suffix": "", "family": "Raymond", "dropping-particle": "", "non-dropping-particle": "", "parse-names": false}, {"given": "John", "suffix": "", "family": "McKinlay", "dropping-particle": "", "non-dropping-particle": "", "parse-names"</meta:user-defined>
    <meta:user-defined meta:name="Mendeley_Bookmark_39EncOGb7Z_7" meta:value-type="string">: false}, {"given": "Mukan", "suffix": "", "family": "Ji", "dropping-particle": "", "non-dropping-particle": "", "parse-names": false}, {"given": "Tristrom", "suffix": "", "family": "Winsley", "dropping-particle": "", "non-dropping-particle": "", "parse-n</meta:user-defined>
    <meta:user-defined meta:name="Mendeley_Bookmark_39EncOGb7Z_8" meta:value-type="string">ames": false}, {"given": "Belinda C.", "suffix": "", "family": "Ferrari", "dropping-particle": "", "non-dropping-particle": "", "parse-names": false}], "issue": "2", "id": "ITEM-1", "DOI": "10.1111/1574-6941.12308", "ISBN": "1574-6941 (Electronic)\\r0168-</meta:user-defined>
    <meta:user-defined meta:name="Mendeley_Bookmark_39EncOGb7Z_9" meta:value-type="string">6496 (Linking)", "issued": {"date-parts": [["2014", "8"]]}, "volume": "89", "ISSN": "15746941", "page": "316-330", "PMID": "24580036", "abstract": "Despite decreasing costs, generating large-scale, well-replicated and multivariate microbial ecology invest</meta:user-defined>
    <meta:user-defined meta:name="Mendeley_Bookmark_3BXrkgx6EP_1" meta:value-type="string">ADDIN CSL_CITATION {"mendeley": {"previouslyFormattedCitation": "(Roesch &lt;i&gt;et al.&lt;/i&gt; 2007; Caporaso &lt;i&gt;et al.&lt;/i&gt; 2012)", "formattedCitation": "(Roesch &lt;i&gt;et al.&lt;/i&gt; 2007; Caporaso &lt;i&gt;et al.&lt;/i&gt; 2012)", "plainTextFormattedCitation": "(Roesch et al. 2007</meta:user-defined>
    <meta:user-defined meta:name="Mendeley_Bookmark_3BXrkgx6EP_10" meta:value-type="string">ber may be so large as to be impractical to test by amplification and sequencing of the highly conserved 16S rRNA gene from soil DNA (Gans et al., 2005). Here we present the use of high throughput DNA pyrosequencing and statistical inference to assess bac</meta:user-defined>
    <meta:user-defined meta:name="Mendeley_Bookmark_3BXrkgx6EP_11" meta:value-type="string">terial diversity in four soils across a large transect of the western hemisphere. The number of bacterial 16S rRNA sequences obtained from each site varied from 26,140 to 53,533. The most abundant bacterial groups in all four soils were the Bacteroidetes,</meta:user-defined>
    <meta:user-defined meta:name="Mendeley_Bookmark_3BXrkgx6EP_12" meta:value-type="string"> Betaproteobacteria and Alphaproteobacteria. Using three estimators of diversity, the maximum number of unique sequences (operational taxonomic units roughly corresponding to the species level) never exceeded 52,000 in these soils at the lowest level of d</meta:user-defined>
    <meta:user-defined meta:name="Mendeley_Bookmark_3BXrkgx6EP_13" meta:value-type="string">issimilarity. Furthermore, the bacterial diversity of the forest soil was phylum rich compared to the agricultural soils, which are species rich but phylum poor. The forest site also showed far less diversity of the Archaea with only 0.009% of all sequenc</meta:user-defined>
    <meta:user-defined meta:name="Mendeley_Bookmark_3BXrkgx6EP_14" meta:value-type="string">es from that site being from this group as opposed to 4%-12% of the sequences from the three agricultural sites. This work is the most comprehensive examination to date of bacterial diversity in soil and suggests that agricultural management of soil may s</meta:user-defined>
    <meta:user-defined meta:name="Mendeley_Bookmark_3BXrkgx6EP_15" meta:value-type="string">ignificantly influence the diversity of bacteria and archaea."}}, {"uris": ["http://www.mendeley.com/documents/?uuid=8c43ba82-107e-48a5-928e-9668cd145b37"], "id": "ITEM-2", "itemData": {"container-title": "The ISME Journal", "type": "article-journal", "ti</meta:user-defined>
    <meta:user-defined meta:name="Mendeley_Bookmark_3BXrkgx6EP_16" meta:value-type="string">tle": "Ultra-high-throughput microbial community analysis on the Illumina HiSeq and MiSeq platforms", "author": [{"given": "J Gregory", "suffix": "", "family": "Caporaso", "dropping-particle": "", "non-dropping-particle": "", "parse-names": false}, {"give</meta:user-defined>
    <meta:user-defined meta:name="Mendeley_Bookmark_3BXrkgx6EP_17" meta:value-type="string">n": "Christian L", "suffix": "", "family": "Lauber", "dropping-particle": "", "non-dropping-particle": "", "parse-names": false}, {"given": "William a", "suffix": "", "family": "Walters", "dropping-particle": "", "non-dropping-particle": "", "parse-names"</meta:user-defined>
    <meta:user-defined meta:name="Mendeley_Bookmark_3BXrkgx6EP_18" meta:value-type="string">: false}, {"given": "Donna", "suffix": "", "family": "Berg-Lyons", "dropping-particle": "", "non-dropping-particle": "", "parse-names": false}, {"given": "James", "suffix": "", "family": "Huntley", "dropping-particle": "", "non-dropping-particle": "", "pa</meta:user-defined>
    <meta:user-defined meta:name="Mendeley_Bookmark_3BXrkgx6EP_19" meta:value-type="string">rse-names": false}, {"given": "Noah", "suffix": "", "family": "Fierer", "dropping-particle": "", "non-dropping-particle": "", "parse-names": false}, {"given": "Sarah M", "suffix": "", "family": "Owens", "dropping-particle": "", "non-dropping-particle": ""</meta:user-defined>
    <meta:user-defined meta:name="Mendeley_Bookmark_3BXrkgx6EP_2" meta:value-type="string">; Caporaso et al. 2012)"}, "citationItems": [{"uris": ["http://www.mendeley.com/documents/?uuid=911d3dd7-cfff-4b53-9877-cbf33ead7d4b"], "id": "ITEM-1", "itemData": {"container-title": "The ISME journal", "type": "article-journal", "title": "Pyrosequencing</meta:user-defined>
    <meta:user-defined meta:name="Mendeley_Bookmark_3BXrkgx6EP_20" meta:value-type="string">, "parse-names": false}, {"given": "Jason", "suffix": "", "family": "Betley", "dropping-particle": "", "non-dropping-particle": "", "parse-names": false}, {"given": "Louise", "suffix": "", "family": "Fraser", "dropping-particle": "", "non-dropping-particl</meta:user-defined>
    <meta:user-defined meta:name="Mendeley_Bookmark_3BXrkgx6EP_21" meta:value-type="string">e": "", "parse-names": false}, {"given": "Markus", "suffix": "", "family": "Bauer", "dropping-particle": "", "non-dropping-particle": "", "parse-names": false}, {"given": "Niall", "suffix": "", "family": "Gormley", "dropping-particle": "", "non-dropping-p</meta:user-defined>
    <meta:user-defined meta:name="Mendeley_Bookmark_3BXrkgx6EP_22" meta:value-type="string">article": "", "parse-names": false}, {"given": "Jack a", "suffix": "", "family": "Gilbert", "dropping-particle": "", "non-dropping-particle": "", "parse-names": false}, {"given": "Geoff", "suffix": "", "family": "Smith", "dropping-particle": "", "non-drop</meta:user-defined>
    <meta:user-defined meta:name="Mendeley_Bookmark_3BXrkgx6EP_23" meta:value-type="string">ping-particle": "", "parse-names": false}, {"given": "Rob", "suffix": "", "family": "Knight", "dropping-particle": "", "non-dropping-particle": "", "parse-names": false}], "issue": "8", "id": "ITEM-2", "DOI": "10.1038/ismej.2012.8", "ISBN": "1751-7370 (El</meta:user-defined>
    <meta:user-defined meta:name="Mendeley_Bookmark_3BXrkgx6EP_24" meta:value-type="string">ectronic)\\n1751-7362 (Linking)", "issued": {"date-parts": [["2012", "8"]]}, "volume": "6", "title-short": "ISME J", "ISSN": "1751-7362", "page": "1621-1624", "PMID": "22402401", "abstract": "DNA sequencing continues to decrease in cost with the Illumina </meta:user-defined>
    <meta:user-defined meta:name="Mendeley_Bookmark_3BXrkgx6EP_25" meta:value-type="string">HiSeq2000 generating up to 600\u2009Gb of paired-end 100 base reads in a ten-day run. Here we present a protocol for community amplicon sequencing on the HiSeq2000 and MiSeq Illumina platforms, and apply that protocol to sequence 24 microbial communities </meta:user-defined>
    <meta:user-defined meta:name="Mendeley_Bookmark_3BXrkgx6EP_26" meta:value-type="string">from host-associated and free-living environments. A critical question as more sequencing platforms become available is whether biological conclusions derived on one platform are consistent with what would be derived on a different platform. We show that </meta:user-defined>
    <meta:user-defined meta:name="Mendeley_Bookmark_3BXrkgx6EP_27" meta:value-type="string">the protocol developed for these instruments successfully recaptures known biological results, and additionally that biological conclusions are consistent across sequencing platforms (the HiSeq2000 versus the MiSeq) and across the sequenced regions of amp</meta:user-defined>
    <meta:user-defined meta:name="Mendeley_Bookmark_3BXrkgx6EP_28" meta:value-type="string">licons.", "publisher": "International Society for Microbial Ecology"}}], "schema": "https://github.com/citation-style-language/schema/raw/master/csl-citation.json", "properties": {"noteIndex": 0}}</meta:user-defined>
    <meta:user-defined meta:name="Mendeley_Bookmark_3BXrkgx6EP_3" meta:value-type="string"> enumerates and contrasts soil microbial diversity.", "author": [{"given": "Luiz F W", "suffix": "", "family": "Roesch", "dropping-particle": "", "non-dropping-particle": "", "parse-names": false}, {"given": "Roberta R", "suffix": "", "family": "Fulthorpe</meta:user-defined>
    <meta:user-defined meta:name="Mendeley_Bookmark_3BXrkgx6EP_4" meta:value-type="string">", "dropping-particle": "", "non-dropping-particle": "", "parse-names": false}, {"given": "Alberto", "suffix": "", "family": "Riva", "dropping-particle": "", "non-dropping-particle": "", "parse-names": false}, {"given": "George", "suffix": "", "family": "</meta:user-defined>
    <meta:user-defined meta:name="Mendeley_Bookmark_3BXrkgx6EP_5" meta:value-type="string">Casella", "dropping-particle": "", "non-dropping-particle": "", "parse-names": false}, {"given": "Alison K M", "suffix": "", "family": "Hadwin", "dropping-particle": "", "non-dropping-particle": "", "parse-names": false}, {"given": "Angela D", "suffix": "</meta:user-defined>
    <meta:user-defined meta:name="Mendeley_Bookmark_3BXrkgx6EP_6" meta:value-type="string">", "family": "Kent", "dropping-particle": "", "non-dropping-particle": "", "parse-names": false}, {"given": "Samira H", "suffix": "", "family": "Daroub", "dropping-particle": "", "non-dropping-particle": "", "parse-names": false}, {"given": "Flavio a O", </meta:user-defined>
    <meta:user-defined meta:name="Mendeley_Bookmark_3BXrkgx6EP_7" meta:value-type="string">"suffix": "", "family": "Camargo", "dropping-particle": "", "non-dropping-particle": "", "parse-names": false}, {"given": "William G", "suffix": "", "family": "Farmerie", "dropping-particle": "", "non-dropping-particle": "", "parse-names": false}, {"given</meta:user-defined>
    <meta:user-defined meta:name="Mendeley_Bookmark_3BXrkgx6EP_8" meta:value-type="string">": "Eric W", "suffix": "", "family": "Triplett", "dropping-particle": "", "non-dropping-particle": "", "parse-names": false}], "issue": "4", "id": "ITEM-1", "DOI": "10.1038/ismej.2007.53", "issued": {"date-parts": [["2007", "8"]]}, "volume": "1", "ISSN": </meta:user-defined>
    <meta:user-defined meta:name="Mendeley_Bookmark_3BXrkgx6EP_9" meta:value-type="string">"1751-7362", "page": "283-90", "PMID": "18043639", "abstract": "Estimates of the number of species of bacteria per gram of soil vary between 2000 and 8.3 million (Gans et al., 2005; Schloss and Handelsman, 2006). The highest estimate suggests that the num</meta:user-defined>
    <meta:user-defined meta:name="Mendeley_Bookmark_3QhnhKDZdL_1" meta:value-type="string">ADDIN CSL_CITATION {"mendeley": {"previouslyFormattedCitation": "(Heino &amp; Soininen 2010)", "formattedCitation": "(Heino &amp; Soininen 2010)", "plainTextFormattedCitation": "(Heino &amp; Soininen 2010)"}, "citationItems": [{"uris": ["http://www.mendeley.com/docum</meta:user-defined>
    <meta:user-defined meta:name="Mendeley_Bookmark_3QhnhKDZdL_2" meta:value-type="string">ents/?uuid=3404be50-4aa6-32ee-bc84-4be4a555730a"], "id": "ITEM-1", "itemData": {"container-title": "Limnology and Oceanography", "type": "article-journal", "title": "Are common species sufficient in describing turnover in aquatic metacommunities along env</meta:user-defined>
    <meta:user-defined meta:name="Mendeley_Bookmark_3QhnhKDZdL_3" meta:value-type="string">ironmental and spatial gradients?", "author": [{"given": "Jani", "suffix": "", "family": "Heino", "dropping-particle": "", "non-dropping-particle": "", "parse-names": false}, {"given": "Janne", "suffix": "", "family": "Soininen", "dropping-particle": "", </meta:user-defined>
    <meta:user-defined meta:name="Mendeley_Bookmark_3QhnhKDZdL_4" meta:value-type="string">"non-dropping-particle": "", "parse-names": false}], "page": "2397-2402", "id": "ITEM-1", "DOI": "10.4319/lo.2010.55.6.2397", "ISBN": "0024-3590", "issued": {"date-parts": [["2010", "11"]]}, "volume": "55", "ISSN": "00243590", "issue": "6", "abstract": "R</meta:user-defined>
    <meta:user-defined meta:name="Mendeley_Bookmark_3QhnhKDZdL_5" meta:value-type="string">ecent findings have suggested that large-scale diversity patterns are primarily driven by widespread species, while rare species are less important in this regard. The degree to which variation in the diversity of local communities in the context of metac</meta:user-defined>
    <meta:user-defined meta:name="Mendeley_Bookmark_3QhnhKDZdL_6" meta:value-type="string">ommunity ecology concurs with these findings has not been rigorously examined to date. It is also unknown if community turnover along environmental and spatial gradients is mostly attributable to common as opposed to rare species. We examined spatial turn</meta:user-defined>
    <meta:user-defined meta:name="Mendeley_Bookmark_3QhnhKDZdL_7" meta:value-type="string">over for three categories of species, all, common, and rare, in seven aquatic metacommunities using simple and partial Mantel tests. We found that variation in turnover along environmental and spatial gradients was generally similar among all, common, and</meta:user-defined>
    <meta:user-defined meta:name="Mendeley_Bookmark_3QhnhKDZdL_8" meta:value-type="string"> rare species categories, with five of the seven data sets following this pattern. Our findings thus suggest that spatial turnover in aquatic metacommunities can often be adequately described using common species. More importantly, our findings also sugge</meta:user-defined>
    <meta:user-defined meta:name="Mendeley_Bookmark_3QhnhKDZdL_9" meta:value-type="string">st that turnoverenvironment relationships can also be described relatively well using information from common species only."}}], "schema": "https://github.com/citation-style-language/schema/raw/master/csl-citation.json", "properties": {"noteIndex": 0}}</meta:user-defined>
    <meta:user-defined meta:name="Mendeley_Bookmark_4xg16fe0kh_1" meta:value-type="string">ADDIN CSL_CITATION {"mendeley": {"previouslyFormattedCitation": "(Dumbrell &lt;i&gt;et al.&lt;/i&gt; 2010; Martiny &lt;i&gt;et al.&lt;/i&gt; 2011; Barreto &lt;i&gt;et al.&lt;/i&gt; 2014)", "formattedCitation": "(Dumbrell &lt;i&gt;et al.&lt;/i&gt; 2010; Martiny &lt;i&gt;et al.&lt;/i&gt; 2011; Barreto &lt;i&gt;et al.&lt;/i&gt; </meta:user-defined>
    <meta:user-defined meta:name="Mendeley_Bookmark_4xg16fe0kh_10" meta:value-type="string">ng a soil pH gradient. There was evidence that both niche and neutral processes structured this community. Species abundances fitted the zero- sum multinomial distribution and there was evidence of dispersal limitation, both indicators of neutral processe</meta:user-defined>
    <meta:user-defined meta:name="Mendeley_Bookmark_4xg16fe0kh_11" meta:value-type="string">s. However, we found stronger support that niche differentiation based on abiotic soil factors, primarily pH, was structuring the AM fungal community. Host plant species affected AM fungal community composition negligibly compared to soil pH. We conclude </meta:user-defined>
    <meta:user-defined meta:name="Mendeley_Bookmark_4xg16fe0kh_12" meta:value-type="string">that although niche partitioning was the primary mechanism regulating the composition and diversity of natural AM fungal communities, these communities are also influenced by stochastic-neutral processes. This study represents one of the most comprehensiv</meta:user-defined>
    <meta:user-defined meta:name="Mendeley_Bookmark_4xg16fe0kh_13" meta:value-type="string">e investigations of community-level processes acting on soil microbes; revealing a community that although influenced by stochastic processes, still responded in a predictable manner to a major abiotic niche axis, soil pH. The strong response to environme</meta:user-defined>
    <meta:user-defined meta:name="Mendeley_Bookmark_4xg16fe0kh_14" meta:value-type="string">ntal factors of this community highlights the susceptibility of soil microbes to environmental change.", "publisher": "Nature Publishing Group"}}, {"uris": ["http://www.mendeley.com/documents/?uuid=01e5b127-9f02-490b-afc0-6d58fcc7c1e2"], "id": "ITEM-2", "</meta:user-defined>
    <meta:user-defined meta:name="Mendeley_Bookmark_4xg16fe0kh_15" meta:value-type="string">itemData": {"container-title": "Proceedings of the National Academy of Sciences of the United States of America", "type": "article-journal", "title": "Drivers of bacterial \u03b2-diversity depend on spatial scale", "author": [{"given": "Jennifer B H", "su</meta:user-defined>
    <meta:user-defined meta:name="Mendeley_Bookmark_4xg16fe0kh_16" meta:value-type="string">ffix": "", "family": "Martiny", "dropping-particle": "", "non-dropping-particle": "", "parse-names": false}, {"given": "Jonathan A", "suffix": "", "family": "Eisen", "dropping-particle": "", "non-dropping-particle": "", "parse-names": false}, {"given": "K</meta:user-defined>
    <meta:user-defined meta:name="Mendeley_Bookmark_4xg16fe0kh_17" meta:value-type="string">evin", "suffix": "", "family": "Penn", "dropping-particle": "", "non-dropping-particle": "", "parse-names": false}, {"given": "Steven D", "suffix": "", "family": "Allison", "dropping-particle": "", "non-dropping-particle": "", "parse-names": false}, {"giv</meta:user-defined>
    <meta:user-defined meta:name="Mendeley_Bookmark_4xg16fe0kh_18" meta:value-type="string">en": "M Claire", "suffix": "", "family": "Horner-Devine", "dropping-particle": "", "non-dropping-particle": "", "parse-names": false}], "issue": "19", "id": "ITEM-2", "DOI": "10.1073/pnas.1016308108/-/DCSupplemental.www.pnas.org/cgi/doi/10.1073/pnas.10163</meta:user-defined>
    <meta:user-defined meta:name="Mendeley_Bookmark_4xg16fe0kh_19" meta:value-type="string">08108", "ISBN": "1016308108", "issued": {"date-parts": [["2011"]]}, "volume": "108", "ISSN": "0027-8424", "page": "7850-7854", "PMID": "21518859", "abstract": "The factors driving \u03b2-diversity (variation in community composi- tion) yield insights into</meta:user-defined>
    <meta:user-defined meta:name="Mendeley_Bookmark_4xg16fe0kh_2" meta:value-type="string">2014)", "plainTextFormattedCitation": "(Dumbrell et al. 2010; Martiny et al. 2011; Barreto et al. 2014)"}, "citationItems": [{"uris": ["http://www.mendeley.com/documents/?uuid=fa65d043-aae1-4831-b210-03d39d1bbefb"], "id": "ITEM-1", "itemData": {"container</meta:user-defined>
    <meta:user-defined meta:name="Mendeley_Bookmark_4xg16fe0kh_20" meta:value-type="string"> the maintenance of biodiversity on the planet. Here we tested whether the mechanisms that underlie bacterial \u03b2-diversity vary over centimeters to continental spatial scales by comparing the composition of ammonia-oxidizing bacte- ria communities in </meta:user-defined>
    <meta:user-defined meta:name="Mendeley_Bookmark_4xg16fe0kh_21" meta:value-type="string">salt marsh sediments. As observed in studies of macroorganisms, the drivers of salt marsh bacterial \u03b2-diversity depend on spatial scale. In contrast to macroorganism studies, however, we found no evidence of evolutionary diversification of ammonia-ox</meta:user-defined>
    <meta:user-defined meta:name="Mendeley_Bookmark_4xg16fe0kh_22" meta:value-type="string">idizing bacteria taxa at the continental scale, de- spite an overall relationship between geographic distance and community similarity. Our data are consistent with the idea that dispersal limitation at local scales can contribute to \u03b2-diversity, eve</meta:user-defined>
    <meta:user-defined meta:name="Mendeley_Bookmark_4xg16fe0kh_23" meta:value-type="string">n though the 16S rRNA genes of the relatively common taxa are globally distributed. These results highlight the importance of considering multiple spatial scales for understanding microbial biogeography."}}, {"uris": ["http://www.mendeley.com/documents/?u</meta:user-defined>
    <meta:user-defined meta:name="Mendeley_Bookmark_4xg16fe0kh_24" meta:value-type="string">uid=4ecc5259-c15a-4e03-9fb6-7c112c7d01b5"], "id": "ITEM-3", "itemData": {"container-title": "PLoS ONE", "type": "article-journal", "title": "Distance-decay and taxa-area relationships for bacteria, archaea and methanogenic archaea in a tropical lake sedim</meta:user-defined>
    <meta:user-defined meta:name="Mendeley_Bookmark_4xg16fe0kh_25" meta:value-type="string">ent", "author": [{"given": "Davi Pedroni", "suffix": "", "family": "Barreto", "dropping-particle": "", "non-dropping-particle": "", "parse-names": false}, {"given": "Ralf", "suffix": "", "family": "Conrad", "dropping-particle": "", "non-dropping-particle"</meta:user-defined>
    <meta:user-defined meta:name="Mendeley_Bookmark_4xg16fe0kh_26" meta:value-type="string">: "", "parse-names": false}, {"given": "Melanie", "suffix": "", "family": "Klose", "dropping-particle": "", "non-dropping-particle": "", "parse-names": false}, {"given": "Peter", "suffix": "", "family": "Claus", "dropping-particle": "", "non-dropping-part</meta:user-defined>
    <meta:user-defined meta:name="Mendeley_Bookmark_4xg16fe0kh_27" meta:value-type="string">icle": "", "parse-names": false}, {"given": "Alex", "suffix": "", "family": "Enrich-Prast", "dropping-particle": "", "non-dropping-particle": "", "parse-names": false}], "issue": "10", "id": "ITEM-3", "DOI": "10.1371/journal.pone.0110128", "editor": [{"gi</meta:user-defined>
    <meta:user-defined meta:name="Mendeley_Bookmark_4xg16fe0kh_28" meta:value-type="string">ven": "Jonas", "suffix": "", "family": "Waldenstr\u00f6m", "dropping-particle": "", "non-dropping-particle": "", "parse-names": false}], "ISBN": "10.1371/journal.pone.0110128", "abstract": "The study of of the distribution of microorganisms through space </meta:user-defined>
    <meta:user-defined meta:name="Mendeley_Bookmark_4xg16fe0kh_29" meta:value-type="string">(and time) allows evaluation of biogeographic patterns, like the species-area index (z). Due to their high dispersal ability, high reproduction rates and low rates of extinction microorganisms tend to be widely distributed, and they are thought to be virt</meta:user-defined>
    <meta:user-defined meta:name="Mendeley_Bookmark_4xg16fe0kh_3" meta:value-type="string">-title": "The ISME journal", "type": "article-journal", "title": "Relative roles of niche and neutral processes in structuring a soil microbial community", "author": [{"given": "Alex J", "suffix": "", "family": "Dumbrell", "dropping-particle": "", "non-dr</meta:user-defined>
    <meta:user-defined meta:name="Mendeley_Bookmark_4xg16fe0kh_30" meta:value-type="string">ually cosmopolitan and selected primarily by environmental factors. Recent studies have shown that, despite these characteristics, microorganisms may behave like larger organisms and exhibit geographical distribution. In this study, we searched patterns o</meta:user-defined>
    <meta:user-defined meta:name="Mendeley_Bookmark_4xg16fe0kh_31" meta:value-type="string">f spatial diversity distribution of bacteria and archaea in a contiguous environment. We collected 26 samples of a lake sediment, distributed in a nested grid, with distances between samples ranging from 0.01 m to 1000 m. The samples were analyzed using T</meta:user-defined>
    <meta:user-defined meta:name="Mendeley_Bookmark_4xg16fe0kh_32" meta:value-type="string">-RFLP (Terminal restriction fragment length polymorphism) targeting mcrA (coding for a subunit of methyl-coenzyme M reductase) and the genes of Archaeal and Bacterial 16S rRNA. From the qualitative and quantitative results (relative abundance of operation</meta:user-defined>
    <meta:user-defined meta:name="Mendeley_Bookmark_4xg16fe0kh_33" meta:value-type="string">al taxonomic units) we calculated the similarity index for each pair to evaluate the taxa-area and distance decay relationship slopes by linear regression. All results were significant, with mcrA genes showing the highest slope, followed by Archaeal and B</meta:user-defined>
    <meta:user-defined meta:name="Mendeley_Bookmark_4xg16fe0kh_34" meta:value-type="string">acterial 16S rRNA genes. We showed that the microorganisms of a methanogenic community, that is active in a contiguous environment, display spatial distribution and a taxa-area relationship.", "volume": "9", "ISSN": "19326203", "page": "e110128", "PMID": </meta:user-defined>
    <meta:user-defined meta:name="Mendeley_Bookmark_4xg16fe0kh_35" meta:value-type="string">"25330320", "issued": {"date-parts": [["2014", "1", "20"]]}, "publisher": "Public Library of Science"}}], "schema": "https://github.com/citation-style-language/schema/raw/master/csl-citation.json", "properties": {"noteIndex": 0}}</meta:user-defined>
    <meta:user-defined meta:name="Mendeley_Bookmark_4xg16fe0kh_4" meta:value-type="string">opping-particle": "", "parse-names": false}, {"given": "Michaela", "suffix": "", "family": "Nelson", "dropping-particle": "", "non-dropping-particle": "", "parse-names": false}, {"given": "Thorunn", "suffix": "", "family": "Helgason", "dropping-particle":</meta:user-defined>
    <meta:user-defined meta:name="Mendeley_Bookmark_4xg16fe0kh_5" meta:value-type="string"> "", "non-dropping-particle": "", "parse-names": false}, {"given": "Calvin", "suffix": "", "family": "Dytham", "dropping-particle": "", "non-dropping-particle": "", "parse-names": false}, {"given": "Alastair H", "suffix": "", "family": "Fitter", "dropping</meta:user-defined>
    <meta:user-defined meta:name="Mendeley_Bookmark_4xg16fe0kh_6" meta:value-type="string">-particle": "", "non-dropping-particle": "", "parse-names": false}], "issue": "3", "id": "ITEM-1", "DOI": "10.1038/ismej.2009.122", "ISBN": "1751-7370 (Electronic)\\n1751-7362 (Linking)", "issued": {"date-parts": [["2010", "3"]]}, "volume": "4", "ISSN": "</meta:user-defined>
    <meta:user-defined meta:name="Mendeley_Bookmark_4xg16fe0kh_7" meta:value-type="string">1751-7362", "page": "337-345", "PMID": "19924158", "abstract": "Most attempts to identify the processes that structure natural communities have focused on conspicuous macroorganisms whereas the processes responsible for structuring microbial communities r</meta:user-defined>
    <meta:user-defined meta:name="Mendeley_Bookmark_4xg16fe0kh_8" meta:value-type="string">emain relatively unknown. Two main theories explaining these processes have emerged; niche theory, which highlights the importance of deterministic processes, and neutral theory, which focuses on stochastic processes. We examined whether neutral or niche-</meta:user-defined>
    <meta:user-defined meta:name="Mendeley_Bookmark_4xg16fe0kh_9" meta:value-type="string">based mechanisms best explain the composition and structure of communities of a functionally important soil microbe, the arbuscular mycorrhizal (AM) fungi. Using molecular techniques, we surveyed AM fungi from 425 individual plants of 28 plant species alo</meta:user-defined>
    <meta:user-defined meta:name="Mendeley_Bookmark_4ynKlu1urw_1" meta:value-type="string">ADDIN CSL_CITATION {"mendeley": {"previouslyFormattedCitation": "(Baselga 2012; Beck &lt;i&gt;et al.&lt;/i&gt; 2013)", "formattedCitation": "(Baselga 2012; Beck &lt;i&gt;et al.&lt;/i&gt; 2013)", "plainTextFormattedCitation": "(Baselga 2012; Beck et al. 2013)"}, "citationItems": </meta:user-defined>
    <meta:user-defined meta:name="Mendeley_Bookmark_4ynKlu1urw_10" meta:value-type="string">ling bias and we calculated correlations of the dissimilarity measures of undersampled data with complete data of sites. * Almost all tested metrics showed bias and low correlations under moderate to severe undersampling conditions (as well as deteriorati</meta:user-defined>
    <meta:user-defined meta:name="Mendeley_Bookmark_4ynKlu1urw_11" meta:value-type="string">ng precision, i.e. large chance effects on results). Measures that used only species incidence were very sensitive to undersampling, while abundance-based metrics with high dependency on the distribution of the most common taxa were particularly robust. S</meta:user-defined>
    <meta:user-defined meta:name="Mendeley_Bookmark_4ynKlu1urw_12" meta:value-type="string">imulated data showed sensitivity of results to the abundance distribution, confirming that data sets of high evenness and/or the application of metrics that are strongly affected by rare species are particularly sensitive to undersampling. * The class of </meta:user-defined>
    <meta:user-defined meta:name="Mendeley_Bookmark_4ynKlu1urw_13" meta:value-type="string">beta measure to be used should depend on the research question being asked as different metrics can lead to quite different conclusions even without undersampling effects. For each class of metric, there is a trade-off between robustness to undersampling </meta:user-defined>
    <meta:user-defined meta:name="Mendeley_Bookmark_4ynKlu1urw_14" meta:value-type="string">and sensitivity to rare species. In consequence, using incidence-based metrics carries a particular risk of false conclusions when undersampled data are involved. Developing bias corrections for such metrics would be desirable.", "volume": "4", "ISSN": "2</meta:user-defined>
    <meta:user-defined meta:name="Mendeley_Bookmark_4ynKlu1urw_15" meta:value-type="string">041210X", "issue": "4", "issued": {"date-parts": [["2013", "4"]]}}}, {"uris": ["http://www.mendeley.com/documents/?uuid=74c31544-4228-40d7-9cb7-3b0ff1acd699"], "id": "ITEM-2", "itemData": {"volume": "21", "container-title": "Global Ecology and Biogeograph</meta:user-defined>
    <meta:user-defined meta:name="Mendeley_Bookmark_4ynKlu1urw_16" meta:value-type="string">y", "type": "article-journal", "ISSN": "1466822X", "title": "The relationship between species replacement, dissimilarity derived from nestedness, and nestedness", "author": [{"given": "Andr\u00e9s", "suffix": "", "family": "Baselga", "dropping-particle": </meta:user-defined>
    <meta:user-defined meta:name="Mendeley_Bookmark_4ynKlu1urw_17" meta:value-type="string">"", "non-dropping-particle": "", "parse-names": false}], "issue": "12", "id": "ITEM-2", "DOI": "10.1111/j.1466-8238.2011.00756.x", "issued": {"date-parts": [["2012", "12", "13"]]}, "page": "1223-1232"}}], "schema": "https://github.com/citation-style-langu</meta:user-defined>
    <meta:user-defined meta:name="Mendeley_Bookmark_4ynKlu1urw_18" meta:value-type="string">age/schema/raw/master/csl-citation.json", "properties": {"noteIndex": 0}}</meta:user-defined>
    <meta:user-defined meta:name="Mendeley_Bookmark_4ynKlu1urw_2" meta:value-type="string">[{"uris": ["http://www.mendeley.com/documents/?uuid=2e47dbdc-9044-36d1-934a-22b8c7b4bc1b"], "id": "ITEM-1", "itemData": {"container-title": "Methods in Ecology and Evolution", "type": "article-journal", "title": "Undersampling and the measurement of beta </meta:user-defined>
    <meta:user-defined meta:name="Mendeley_Bookmark_4ynKlu1urw_3" meta:value-type="string">diversity", "author": [{"given": "Jan", "suffix": "", "family": "Beck", "dropping-particle": "", "non-dropping-particle": "", "parse-names": false}, {"given": "Jeremy D.", "suffix": "", "family": "Holloway", "dropping-particle": "", "non-dropping-particle</meta:user-defined>
    <meta:user-defined meta:name="Mendeley_Bookmark_4ynKlu1urw_4" meta:value-type="string">": "", "parse-names": false}, {"given": "Wolfgang", "suffix": "", "family": "Schwanghart", "dropping-particle": "", "non-dropping-particle": "", "parse-names": false}], "page": "370-382", "id": "ITEM-1", "DOI": "10.1111/2041-210x.12023", "editor": [{"give</meta:user-defined>
    <meta:user-defined meta:name="Mendeley_Bookmark_4ynKlu1urw_5" meta:value-type="string">n": "David", "suffix": "", "family": "Orme", "dropping-particle": "", "non-dropping-particle": "", "parse-names": false}], "ISBN": "2041-210X", "abstract": "* Beta diversity is a conceptual link between diversity at local and regional scales. Various addi</meta:user-defined>
    <meta:user-defined meta:name="Mendeley_Bookmark_4ynKlu1urw_6" meta:value-type="string">tional methodologies of quantifying this and related phenomena have been applied. Among them, measures of pairwise (dis)similarity of sites are particularly popular. Undersampling, i.e. not recording all taxa present at a site, is a common situation in ec</meta:user-defined>
    <meta:user-defined meta:name="Mendeley_Bookmark_4ynKlu1urw_7" meta:value-type="string">ological data. Bias in many metrics related to beta diversity must be expected, but only few studies have explicitly investigated the properties of various measures under undersampling conditions. * On the basis of an empirical data set, representing near</meta:user-defined>
    <meta:user-defined meta:name="Mendeley_Bookmark_4ynKlu1urw_8" meta:value-type="string">-complete local inventories of the Lepidoptera from an isolated Pacific island, as well as simulated communities with varying properties, we mimicked different levels of undersampling. We used 14 different approaches to quantify beta diversity, among them</meta:user-defined>
    <meta:user-defined meta:name="Mendeley_Bookmark_4ynKlu1urw_9" meta:value-type="string"> dataset-wide multiplicative partitioning (i.e. \u2018true beta diversity\u2019) and pairwise site x site dissimilarities. We compared their values from incomplete samples to true results from the full data. We used these comparisons to quantify undersamp</meta:user-defined>
    <meta:user-defined meta:name="Mendeley_Bookmark_56WR28I1ZE_1" meta:value-type="string">ADDIN CSL_CITATION {"mendeley": {"previouslyFormattedCitation": "(Nekola &amp; White 1999; Condit &lt;i&gt;et al.&lt;/i&gt; 2002; Soininen &lt;i&gt;et al.&lt;/i&gt; 2007)", "formattedCitation": "(Nekola &amp; White 1999; Condit &lt;i&gt;et al.&lt;/i&gt; 2002; Soininen &lt;i&gt;et al.&lt;/i&gt; 2007)", "plainTe</meta:user-defined>
    <meta:user-defined meta:name="Mendeley_Bookmark_56WR28I1ZE_10" meta:value-type="string">and 1.9 times higher than microseeded/spore species) and 2.1 times higher for herbs than woody plants. There was no distance decay for rare species, while species of intermediate frequency had 2.0 times higher distance decay rates than common species. The</meta:user-defined>
    <meta:user-defined meta:name="Mendeley_Bookmark_56WR28I1ZE_11" meta:value-type="string"> rate of distance decay was 2.7 times higher for floras from the fragmented Appalachians than for floras from the contiguous boreal forest. Main conclusions The distance decay of similarity can be caused by either a decrease in environmental similarity wi</meta:user-defined>
    <meta:user-defined meta:name="Mendeley_Bookmark_56WR28I1ZE_12" meta:value-type="string">th distance (e.g. climatic gradients) or by limits to dispersal and niche width differences among taxa. Regardless of cause, the distance decay of similarity provides a simple descriptor of how biological diversity is distributed and therefore has consequ</meta:user-defined>
    <meta:user-defined meta:name="Mendeley_Bookmark_56WR28I1ZE_13" meta:value-type="string">ences for conservation strategy."}}, {"uris": ["http://www.mendeley.com/documents/?uuid=9379dc4e-e875-4c7b-b0bc-0e80fb99af61"], "id": "ITEM-2", "itemData": {"container-title": "Science", "type": "article-journal", "title": "Beta-diversity in tropical fore</meta:user-defined>
    <meta:user-defined meta:name="Mendeley_Bookmark_56WR28I1ZE_14" meta:value-type="string">st trees.", "author": [{"given": "Richard", "suffix": "", "family": "Condit", "dropping-particle": "", "non-dropping-particle": "", "parse-names": false}, {"given": "Nigel", "suffix": "", "family": "Pitman", "dropping-particle": "", "non-dropping-particle</meta:user-defined>
    <meta:user-defined meta:name="Mendeley_Bookmark_56WR28I1ZE_15" meta:value-type="string">": "", "parse-names": false}, {"given": "Egbert G", "suffix": "", "family": "Leigh", "dropping-particle": "", "non-dropping-particle": "", "parse-names": false}, {"given": "J\u00e9r\u00f4me", "suffix": "", "family": "Chave", "dropping-particle": "", "non-</meta:user-defined>
    <meta:user-defined meta:name="Mendeley_Bookmark_56WR28I1ZE_16" meta:value-type="string">dropping-particle": "", "parse-names": false}, {"given": "John", "suffix": "", "family": "Terborgh", "dropping-particle": "", "non-dropping-particle": "", "parse-names": false}, {"given": "Robin B", "suffix": "", "family": "Foster", "dropping-particle": "</meta:user-defined>
    <meta:user-defined meta:name="Mendeley_Bookmark_56WR28I1ZE_17" meta:value-type="string">", "non-dropping-particle": "", "parse-names": false}, {"given": "Percy", "suffix": "", "family": "N\u00fa\u00f1ez", "dropping-particle": "", "non-dropping-particle": "", "parse-names": false}, {"given": "Salom\u00f3n", "suffix": "", "family": "Aguilar", </meta:user-defined>
    <meta:user-defined meta:name="Mendeley_Bookmark_56WR28I1ZE_18" meta:value-type="string">"dropping-particle": "", "non-dropping-particle": "", "parse-names": false}, {"given": "Renato", "suffix": "", "family": "Valencia", "dropping-particle": "", "non-dropping-particle": "", "parse-names": false}, {"given": "Gorky", "suffix": "", "family": "V</meta:user-defined>
    <meta:user-defined meta:name="Mendeley_Bookmark_56WR28I1ZE_19" meta:value-type="string">illa", "dropping-particle": "", "non-dropping-particle": "", "parse-names": false}, {"given": "Helene C", "suffix": "", "family": "Muller-Landau", "dropping-particle": "", "non-dropping-particle": "", "parse-names": false}, {"given": "Elizabeth", "suffix"</meta:user-defined>
    <meta:user-defined meta:name="Mendeley_Bookmark_56WR28I1ZE_2" meta:value-type="string">xtFormattedCitation": "(Nekola &amp; White 1999; Condit et al. 2002; Soininen et al. 2007)"}, "citationItems": [{"uris": ["http://www.mendeley.com/documents/?uuid=8fca5d31-0bcc-471c-b0bb-6982020a5fe0"], "id": "ITEM-1", "itemData": {"container-title": "Journal</meta:user-defined>
    <meta:user-defined meta:name="Mendeley_Bookmark_56WR28I1ZE_20" meta:value-type="string">: "", "family": "Losos", "dropping-particle": "", "non-dropping-particle": "", "parse-names": false}, {"given": "Stephen P", "suffix": "", "family": "Hubbell", "dropping-particle": "", "non-dropping-particle": "", "parse-names": false}], "issue": "5555", </meta:user-defined>
    <meta:user-defined meta:name="Mendeley_Bookmark_56WR28I1ZE_21" meta:value-type="string">"id": "ITEM-2", "DOI": "10.1126/science.1066854", "issued": {"date-parts": [["2002", "1", "25"]]}, "volume": "295", "ISSN": "1095-9203", "page": "666-669", "PMID": "11809969", "abstract": "The high alpha-diversity of tropical forests has been amply docume</meta:user-defined>
    <meta:user-defined meta:name="Mendeley_Bookmark_56WR28I1ZE_22" meta:value-type="string">nted, but beta-diversity-how species composition changes with distance-has seldom been studied. We present quantitative estimates of beta-diversity for tropical trees by comparing species composition of plots in lowland terra firme forest in Panama, Ecuad</meta:user-defined>
    <meta:user-defined meta:name="Mendeley_Bookmark_56WR28I1ZE_23" meta:value-type="string">or, and Peru. We compare observations with predictions derived from a neutral model in which habitat is uniform and only dispersal and speciation influence species turnover. We find that beta-diversity is higher in Panama than in western Amazonia and that</meta:user-defined>
    <meta:user-defined meta:name="Mendeley_Bookmark_56WR28I1ZE_24" meta:value-type="string"> patterns in both areas are inconsistent with the neutral model. In Panama, habitat variation appears to increase species turnover relative to Amazonia, where unexpectedly low turnover over great distances suggests that population densities of some specie</meta:user-defined>
    <meta:user-defined meta:name="Mendeley_Bookmark_56WR28I1ZE_25" meta:value-type="string">s are bounded by as yet unidentified processes. At intermediate scales in both regions, observations can be matched by theory, suggesting that dispersal limitation, with speciation, influences species turnover."}}, {"uris": ["http://www.mendeley.com/docum</meta:user-defined>
    <meta:user-defined meta:name="Mendeley_Bookmark_56WR28I1ZE_26" meta:value-type="string">ents/?uuid=2726dc66-3ebe-49f8-9de2-30ca47464fd3"], "id": "ITEM-3", "itemData": {"container-title": "Ecography", "type": "article-journal", "title": "The distance decay of similarity in ecological communities", "author": [{"given": "Janne", "suffix": "", "</meta:user-defined>
    <meta:user-defined meta:name="Mendeley_Bookmark_56WR28I1ZE_27" meta:value-type="string">family": "Soininen", "dropping-particle": "", "non-dropping-particle": "", "parse-names": false}, {"given": "Robert", "suffix": "", "family": "McDonald", "dropping-particle": "", "non-dropping-particle": "", "parse-names": false}, {"given": "Helmut", "suf</meta:user-defined>
    <meta:user-defined meta:name="Mendeley_Bookmark_56WR28I1ZE_28" meta:value-type="string">fix": "", "family": "Hillebrand", "dropping-particle": "", "non-dropping-particle": "", "parse-names": false}], "issue": "1", "id": "ITEM-3", "DOI": "10.1111/j.2006.0906-7590.04817.x", "ISBN": "0906-7590\\n1600-0587", "issued": {"date-parts": [["2007", "2</meta:user-defined>
    <meta:user-defined meta:name="Mendeley_Bookmark_56WR28I1ZE_29" meta:value-type="string">"]]}, "volume": "30", "ISSN": "09067590", "page": "3-12", "PMID": "414", "abstract": "Biological similartiy typically decreases with geographical distance. Despite the recent attention to the distance decay relationship, there is no consensus on how the r</meta:user-defined>
    <meta:user-defined meta:name="Mendeley_Bookmark_56WR28I1ZE_3" meta:value-type="string"> of Biogeography", "type": "article-journal", "title": "The distance decay of similarity in biogeography and ecology", "author": [{"given": "Jeffrey C.", "suffix": "", "family": "Nekola", "dropping-particle": "", "non-dropping-particle": "", "parse-names"</meta:user-defined>
    <meta:user-defined meta:name="Mendeley_Bookmark_56WR28I1ZE_30" meta:value-type="string">elationship varies across organism groups, geographic gradients and environments. We first conducted a quantitative meta-analysis of 401 distance decay relationships across a wide range of organisms, ecosystems and geographical gradients, and then united </meta:user-defined>
    <meta:user-defined meta:name="Mendeley_Bookmark_56WR28I1ZE_31" meta:value-type="string">the effects of categorical and continuous variables on the rate of distance decay using a general linear model (GLM). As effect sizes we used the similarity at one km distance (initial similarity) and the distance that halves the similarity from its value</meta:user-defined>
    <meta:user-defined meta:name="Mendeley_Bookmark_56WR28I1ZE_32" meta:value-type="string"> at one km distance (halving distance). Both the initial similarity and halving distance were significantly affected by variables characterizing the spatial scale, organism properties, study region and ecosystem concerned. The patterns appear robust as th</meta:user-defined>
    <meta:user-defined meta:name="Mendeley_Bookmark_56WR28I1ZE_33" meta:value-type="string">e results of meta-analysis and GLM only differed in marginal details. According to GLM with Akaike's information criterion, the most parsimonious models explained 55.3 and 37.6% of variance in initial similarity and halving distance, respectively. Across </meta:user-defined>
    <meta:user-defined meta:name="Mendeley_Bookmark_56WR28I1ZE_34" meta:value-type="string">large scales, similarity was decreasing slightly faster at high latitudes than at low latitudes, while small-scale turnover was higher at low latitudes. We also found significant differences in initial similarity among the realms, with terrestrial systems</meta:user-defined>
    <meta:user-defined meta:name="Mendeley_Bookmark_56WR28I1ZE_35" meta:value-type="string"> showing higher small-scale beta diversity. The decrease in community similarity at large scales was higher among organisms that are actively mobile than among passively dispersed organisms. We conclude that regression of similarity against distance unite</meta:user-defined>
    <meta:user-defined meta:name="Mendeley_Bookmark_56WR28I1ZE_36" meta:value-type="string">s several ecological phenomena such as dispersal propensity and environmental structuring, and provides an effective approach for gauging the spatial turnover across sites. We also found that the patterns in beta-diversity are highly scale-dependent."}}],</meta:user-defined>
    <meta:user-defined meta:name="Mendeley_Bookmark_56WR28I1ZE_37" meta:value-type="string"> "schema": "https://github.com/citation-style-language/schema/raw/master/csl-citation.json", "properties": {"noteIndex": 0}}</meta:user-defined>
    <meta:user-defined meta:name="Mendeley_Bookmark_56WR28I1ZE_4" meta:value-type="string">: false}, {"given": "Peter S.", "suffix": "", "family": "White", "dropping-particle": "", "non-dropping-particle": "", "parse-names": false}], "issue": "4", "id": "ITEM-1", "DOI": "10.1046/j.1365-2699.1999.00305.x", "ISBN": "0305-0270", "issued": {"date-p</meta:user-defined>
    <meta:user-defined meta:name="Mendeley_Bookmark_56WR28I1ZE_5" meta:value-type="string">arts": [["1999", "7"]]}, "volume": "26", "ISSN": "03050270", "page": "867-878", "PMID": "1745", "abstract": "Aim Our aim was to understand how similarity changes with distance in biological communities, to use the distance decay perspective as quantitativ</meta:user-defined>
    <meta:user-defined meta:name="Mendeley_Bookmark_56WR28I1ZE_6" meta:value-type="string">e technique to describe biogeographic pattern, and to explore whether growth form, dispersal type, rarity, or support affected the rate of distance decay in similarity. Location North American spruce-fir forests, Appalachian montane spruce-fir forests. Me</meta:user-defined>
    <meta:user-defined meta:name="Mendeley_Bookmark_56WR28I1ZE_7" meta:value-type="string">thods We estimated rates of distance decay through regression of log-transformed compositional similarity against distance for pairwise comparisons of thirty-four white spruce plots and twenty-six black spruce plots distributed from eastern Canada to Alas</meta:user-defined>
    <meta:user-defined meta:name="Mendeley_Bookmark_56WR28I1ZE_8" meta:value-type="string">ka, six regional floras along the crest of the Appalachians, and six regional floras along the east\u2013west extent of the boreal forest. Results Similarity decreased significantly with distance, with the most linear models relating the log of similarity</meta:user-defined>
    <meta:user-defined meta:name="Mendeley_Bookmark_56WR28I1ZE_9" meta:value-type="string"> to untransformed distance. The rate of similarity decay was 1.5\u20131.9 times higher for vascular plants than for bryophytes. The rate of distance decay was highest for berry-fruited and nut-bearing species (1.7 times higher than plumose-seeded species </meta:user-defined>
    <meta:user-defined meta:name="Mendeley_Bookmark_6Lgce0yTIZ_1" meta:value-type="string">ADDIN CSL_CITATION {"mendeley": {"previouslyFormattedCitation": "(Galand &lt;i&gt;et al.&lt;/i&gt; 2009)", "formattedCitation": "(Galand &lt;i&gt;et al.&lt;/i&gt; 2009)", "plainTextFormattedCitation": "(Galand et al. 2009)"}, "citationItems": [{"uris": ["http://www.mendeley.com/</meta:user-defined>
    <meta:user-defined meta:name="Mendeley_Bookmark_6Lgce0yTIZ_10" meta:value-type="string">followed patterns similar to those of the most abundant members of the community and of the entire community. The abundance distributions of rare and abundant phylotypes were different, following a log-series and log-normal model, respectively, and the ta</meta:user-defined>
    <meta:user-defined meta:name="Mendeley_Bookmark_6Lgce0yTIZ_11" meta:value-type="string">xonomic composition of the rare biosphere was similar to the composition of the abundant phylotypes. We conclude that the rare biosphere has a biogeography and that its tremendous diversity is most likely subjected to ecological processes such as selectio</meta:user-defined>
    <meta:user-defined meta:name="Mendeley_Bookmark_6Lgce0yTIZ_12" meta:value-type="string">n, speciation, and extinction.", "publisher": "National Academy of Sciences"}}], "schema": "https://github.com/citation-style-language/schema/raw/master/csl-citation.json", "properties": {"noteIndex": 0}}</meta:user-defined>
    <meta:user-defined meta:name="Mendeley_Bookmark_6Lgce0yTIZ_2" meta:value-type="string">documents/?uuid=bf206a68-a818-3c16-bc96-663d424038b1"], "id": "ITEM-1", "itemData": {"container-title": "Proceedings of the National Academy of Sciences of the United States of America", "type": "article-journal", "title": "Ecology of the rare microbial b</meta:user-defined>
    <meta:user-defined meta:name="Mendeley_Bookmark_6Lgce0yTIZ_3" meta:value-type="string">iosphere of the Arctic Ocean.", "author": [{"given": "Pierre E", "suffix": "", "family": "Galand", "dropping-particle": "", "non-dropping-particle": "", "parse-names": false}, {"given": "Emilio O", "suffix": "", "family": "Casamayor", "dropping-particle":</meta:user-defined>
    <meta:user-defined meta:name="Mendeley_Bookmark_6Lgce0yTIZ_4" meta:value-type="string"> "", "non-dropping-particle": "", "parse-names": false}, {"given": "David L", "suffix": "", "family": "Kirchman", "dropping-particle": "", "non-dropping-particle": "", "parse-names": false}, {"given": "Connie", "suffix": "", "family": "Lovejoy", "dropping</meta:user-defined>
    <meta:user-defined meta:name="Mendeley_Bookmark_6Lgce0yTIZ_5" meta:value-type="string">-particle": "", "non-dropping-particle": "", "parse-names": false}], "issue": "52", "id": "ITEM-1", "DOI": "10.1073/pnas.0908284106", "ISBN": "1091-6490 (Electronic)\\r0027-8424 (Linking)", "issued": {"date-parts": [["2009", "12", "29"]]}, "volume": "106"</meta:user-defined>
    <meta:user-defined meta:name="Mendeley_Bookmark_6Lgce0yTIZ_6" meta:value-type="string">, "ISSN": "1091-6490", "page": "22427-22432", "PMID": "20018741", "abstract": "Understanding the role of microbes in the oceans has focused on taxa that occur in high abundance; yet most of the marine microbial diversity is largely determined by a long ta</meta:user-defined>
    <meta:user-defined meta:name="Mendeley_Bookmark_6Lgce0yTIZ_7" meta:value-type="string">il of low-abundance taxa. This rare biosphere may have a cosmopolitan distribution because of high dispersal and low loss rates, and possibly represents a source of phylotypes that become abundant when environmental conditions change. However, the true ec</meta:user-defined>
    <meta:user-defined meta:name="Mendeley_Bookmark_6Lgce0yTIZ_8" meta:value-type="string">ological role of rare marine microorganisms is still not known. Here, we use pyrosequencing to describe the structure and composition of the rare biosphere and to test whether it represents cosmopolitan taxa or whether, similar to abundant phylotypes, the</meta:user-defined>
    <meta:user-defined meta:name="Mendeley_Bookmark_6Lgce0yTIZ_9" meta:value-type="string"> rare community has a biogeography. Our examination of 740,353 16S rRNA gene sequences from 32 bacterial and archaeal communities from various locations of the Arctic Ocean showed that rare phylotypes did not have a cosmopolitan distribution but, rather, </meta:user-defined>
    <meta:user-defined meta:name="Mendeley_Bookmark_7rWRF8lTm8_1" meta:value-type="string">ADDIN CSL_CITATION {"mendeley": {"previouslyFormattedCitation": "(Zhaxybayeva &lt;i&gt;et al.&lt;/i&gt; 2013)", "formattedCitation": "(Zhaxybayeva &lt;i&gt;et al.&lt;/i&gt; 2013)", "plainTextFormattedCitation": "(Zhaxybayeva et al. 2013)"}, "citationItems": [{"uris": ["http://ww</meta:user-defined>
    <meta:user-defined meta:name="Mendeley_Bookmark_7rWRF8lTm8_10" meta:value-type="string">of identifying yet unknown or divergent lineages. Furthermore, we argue that observed differences in community composition reflect restricted dispersal between sites, a likely mechanism for diversification of halophilic microorganisms."}}], "schema": "htt</meta:user-defined>
    <meta:user-defined meta:name="Mendeley_Bookmark_7rWRF8lTm8_11" meta:value-type="string">ps://github.com/citation-style-language/schema/raw/master/csl-citation.json", "properties": {"noteIndex": 0}}</meta:user-defined>
    <meta:user-defined meta:name="Mendeley_Bookmark_7rWRF8lTm8_2" meta:value-type="string">w.mendeley.com/documents/?uuid=ec5f4301-d95e-4ca6-a607-00cf227dfef9"], "id": "ITEM-1", "itemData": {"container-title": "Extremophiles", "type": "article-journal", "title": "Cell sorting analysis of geographically separated hypersaline environments", "auth</meta:user-defined>
    <meta:user-defined meta:name="Mendeley_Bookmark_7rWRF8lTm8_3" meta:value-type="string">or": [{"given": "Olga", "suffix": "", "family": "Zhaxybayeva", "dropping-particle": "", "non-dropping-particle": "", "parse-names": false}, {"given": "Ramunas", "suffix": "", "family": "Stepanauskas", "dropping-particle": "", "non-dropping-particle": "", </meta:user-defined>
    <meta:user-defined meta:name="Mendeley_Bookmark_7rWRF8lTm8_4" meta:value-type="string">"parse-names": false}, {"given": "Nikhil Ram", "suffix": "", "family": "Mohan", "dropping-particle": "", "non-dropping-particle": "", "parse-names": false}, {"given": "R. Thane", "suffix": "", "family": "Papke", "dropping-particle": "", "non-dropping-part</meta:user-defined>
    <meta:user-defined meta:name="Mendeley_Bookmark_7rWRF8lTm8_5" meta:value-type="string">icle": "", "parse-names": false}], "issue": "2", "id": "ITEM-1", "DOI": "10.1007/s00792-013-0514-z", "ISBN": "1431-0651", "issued": {"date-parts": [["2013", "3"]]}, "volume": "17", "ISSN": "14310651", "page": "265-275", "PMID": "23358730", "abstract": "Bi</meta:user-defined>
    <meta:user-defined meta:name="Mendeley_Bookmark_7rWRF8lTm8_6" meta:value-type="string">ogeography of microbial populations remains to be poorly understood, and a novel technique of single cell sorting promises a new level of resolution for microbial diversity studies. Using single cell sorting, we compared saturated NaCl brine environments </meta:user-defined>
    <meta:user-defined meta:name="Mendeley_Bookmark_7rWRF8lTm8_7" meta:value-type="string">(32-35~%) of the South Bay Salt Works in Chula Vista in California (USA) and Santa Pola saltern near Alicante (Spain). Although some overlap in community composition was detected, both samples were significantly different and included previously undiscove</meta:user-defined>
    <meta:user-defined meta:name="Mendeley_Bookmark_7rWRF8lTm8_8" meta:value-type="string">red 16S rRNA sequences. The community from Chula Vista saltern had a large bacterial fraction, which consisted of diverse Bacteroidetes and Proteobacteria. In contrast, Archaea dominated Santa Pola's community and its bacterial fraction consisted of the p</meta:user-defined>
    <meta:user-defined meta:name="Mendeley_Bookmark_7rWRF8lTm8_9" meta:value-type="string">reviously known Salinibacter lineages. The recently reported group of halophilic Archaea, Nanohaloarchaea, was detected at both sites. We demonstrate that cell sorting is a useful technique for analysis of halophilic microbial communities, and is capable </meta:user-defined>
    <meta:user-defined meta:name="Mendeley_Bookmark_8bkTVbTQuk_1" meta:value-type="string">ADDIN CSL_CITATION {"mendeley": {"previouslyFormattedCitation": "(Soininen &amp; Heino 2005; Liu &lt;i&gt;et al.&lt;/i&gt; 2015)", "formattedCitation": "(Soininen &amp; Heino 2005; Liu &lt;i&gt;et al.&lt;/i&gt; 2015)", "plainTextFormattedCitation": "(Soininen &amp; Heino 2005; Liu et al. 20</meta:user-defined>
    <meta:user-defined meta:name="Mendeley_Bookmark_8bkTVbTQuk_10" meta:value-type="string"> ecoregions and within a drainage system. The relationships between occupancy and abundance did not differ appreciably among impacted and near pristine- reference sites. The occupancy\u2013frequency distribution was characterized by a large number of sate</meta:user-defined>
    <meta:user-defined meta:name="Mendeley_Bookmark_8bkTVbTQuk_11" meta:value-type="string">llite species which occurred at only a few sites, whereas core species that occurred at most sites were virtually absent. Main conclusions The positive relationship between local population persistence and abundance suggested that a high local abundance m</meta:user-defined>
    <meta:user-defined meta:name="Mendeley_Bookmark_8bkTVbTQuk_12" meta:value-type="string">ay prevent local extinction or that high persistence is facilitated by a high local cell density. High local persistence and local abundance may also positively affect the degree of regional occupancy in stream diatoms. The results further showed that ant</meta:user-defined>
    <meta:user-defined meta:name="Mendeley_Bookmark_8bkTVbTQuk_13" meta:value-type="string">hropogenic effects were probably too weak to bias the relationship between occupancy and abundance, or that the effects have already modified the distribution patterns of stream diatoms. The small number of core species in the species\u2013occupancy frequ</meta:user-defined>
    <meta:user-defined meta:name="Mendeley_Bookmark_8bkTVbTQuk_14" meta:value-type="string">ency distribution suggested that the regional distribution patterns of stream diatoms, or perhaps unicellular microbial organisms in general, may not be fundamentally different from those described previously for multicellular organisms, mainly in terrest</meta:user-defined>
    <meta:user-defined meta:name="Mendeley_Bookmark_8bkTVbTQuk_15" meta:value-type="string">rial environments, although average global range sizes may differ sharply bet\u2026"}}, {"uris": ["http://www.mendeley.com/documents/?uuid=ec53c36b-1a35-396a-9107-5bedc260f4c8"], "id": "ITEM-2", "itemData": {"container-title": "The ISME Journal", "type": </meta:user-defined>
    <meta:user-defined meta:name="Mendeley_Bookmark_8bkTVbTQuk_16" meta:value-type="string">"article-journal", "title": "The biogeography of abundant and rare bacterioplankton in lakes and reservoirs of China", "author": [{"given": "Lemian", "suffix": "", "family": "Liu", "dropping-particle": "", "non-dropping-particle": "", "parse-names": false</meta:user-defined>
    <meta:user-defined meta:name="Mendeley_Bookmark_8bkTVbTQuk_17" meta:value-type="string">}, {"given": "Jun", "suffix": "", "family": "Yang", "dropping-particle": "", "non-dropping-particle": "", "parse-names": false}, {"given": "Zheng", "suffix": "", "family": "Yu", "dropping-particle": "", "non-dropping-particle": "", "parse-names": false}, </meta:user-defined>
    <meta:user-defined meta:name="Mendeley_Bookmark_8bkTVbTQuk_18" meta:value-type="string">{"given": "David M", "suffix": "", "family": "Wilkinson", "dropping-particle": "", "non-dropping-particle": "", "parse-names": false}], "issue": "9", "id": "ITEM-2", "DOI": "10.1038/ismej.2015.29", "issued": {"date-parts": [["2015", "9"]]}, "volume": "9",</meta:user-defined>
    <meta:user-defined meta:name="Mendeley_Bookmark_8bkTVbTQuk_19" meta:value-type="string"> "ISSN": "1751-7362", "page": "2068-2077", "PMID": "25748371", "abstract": "Bacteria play key roles in the ecology of both aquatic and terrestrial ecosystems; however, little is known about their diversity and biogeography, especially in the rare microbia</meta:user-defined>
    <meta:user-defined meta:name="Mendeley_Bookmark_8bkTVbTQuk_2" meta:value-type="string">15)"}, "citationItems": [{"uris": ["http://www.mendeley.com/documents/?uuid=22bbe938-0315-404f-83e5-0912d83d300b"], "id": "ITEM-1", "itemData": {"container-title": "Journal of Biogeography", "type": "article-journal", "title": "Relationships between local</meta:user-defined>
    <meta:user-defined meta:name="Mendeley_Bookmark_8bkTVbTQuk_20" meta:value-type="string">l biosphere of inland freshwater ecosystems. Here we investigated aspects of the community ecology and geographical distribution of abundant and rare bacterioplankton using high-throughput sequencing and examined the relative influence of local environmen</meta:user-defined>
    <meta:user-defined meta:name="Mendeley_Bookmark_8bkTVbTQuk_21" meta:value-type="string">tal variables and regional (spatial) factors on their geographical distribution patterns in 42 lakes and reservoirs across China. Our results showed that the geographical patterns of abundant and rare bacterial subcommunities were generally similar, and b</meta:user-defined>
    <meta:user-defined meta:name="Mendeley_Bookmark_8bkTVbTQuk_22" meta:value-type="string">oth of them showed a significant distance-decay relationship. This suggests that the rare bacterial biosphere is not a random assembly, as some authors have assumed, and that its distribution is most likely subject to the same ecological processes that co</meta:user-defined>
    <meta:user-defined meta:name="Mendeley_Bookmark_8bkTVbTQuk_23" meta:value-type="string">ntrol abundant taxa. However, we identified some differences between the abundant and rare groups as both groups of bacteria showed a significant positive relationship between sites occupancy and abundance, but the abundant bacteria exhibited a weaker dis</meta:user-defined>
    <meta:user-defined meta:name="Mendeley_Bookmark_8bkTVbTQuk_24" meta:value-type="string">tance-decay relationship than the rare bacteria. Our results implied that rare subcommunities were mostly governed by local environmental variables, whereas the abundant subcommunities were mainly affected by regional factors. In addition, both local and </meta:user-defined>
    <meta:user-defined meta:name="Mendeley_Bookmark_8bkTVbTQuk_25" meta:value-type="string">regional variables that were significantly related to the spatial variation of abundant bacterial community composition were different to those of rare ones, suggesting that abundant and rare bacteria may have discrepant ecological niches and may play dif</meta:user-defined>
    <meta:user-defined meta:name="Mendeley_Bookmark_8bkTVbTQuk_26" meta:value-type="string">ferent roles in natural ecosystems.", "publisher": "Nature Publishing Group"}}], "schema": "https://github.com/citation-style-language/schema/raw/master/csl-citation.json", "properties": {"noteIndex": 0}}</meta:user-defined>
    <meta:user-defined meta:name="Mendeley_Bookmark_8bkTVbTQuk_3" meta:value-type="string"> population persistence, local abundance and regional occupancy of species: Distribution patterns of diatoms in boreal streams", "author": [{"given": "Janne", "suffix": "", "family": "Soininen", "dropping-particle": "", "non-dropping-particle": "", "parse</meta:user-defined>
    <meta:user-defined meta:name="Mendeley_Bookmark_8bkTVbTQuk_4" meta:value-type="string">-names": false}, {"given": "Jani", "suffix": "", "family": "Heino", "dropping-particle": "", "non-dropping-particle": "", "parse-names": false}], "issue": "11", "id": "ITEM-1", "DOI": "10.1111/j.1365-2699.2005.01342.x", "ISBN": "0305-0270", "issued": {"da</meta:user-defined>
    <meta:user-defined meta:name="Mendeley_Bookmark_8bkTVbTQuk_5" meta:value-type="string">te-parts": [["2005", "11"]]}, "volume": "32", "ISSN": "03050270", "page": "1971-1978", "PMID": "367", "abstract": "Aims We have two aims: (1) to examine the relationship between local population persistence, local abundance and regional occupancy of strea</meta:user-defined>
    <meta:user-defined meta:name="Mendeley_Bookmark_8bkTVbTQuk_6" meta:value-type="string">m diatoms and (2) to characterize the form of the species\u2013occupancy frequency distribution of stream diatoms. Location Boreal streams in Finland. There were three spatial extents: (1) across ecoregions in Finland, (2) within ecoregions in Finland, an</meta:user-defined>
    <meta:user-defined meta:name="Mendeley_Bookmark_8bkTVbTQuk_7" meta:value-type="string">d (3) within a single drainage system in southern Finland. Methods Diatoms were sampled from stones (epilithon), sediment (epipelon) and aquatic plants (epiphyton) in streams using standardized sampling methods. To assess population persistence, diatom sa</meta:user-defined>
    <meta:user-defined meta:name="Mendeley_Bookmark_8bkTVbTQuk_8" meta:value-type="string">mpling was conducted monthly at four stream sites from June to October. The relationships between local population persistence, local abundance and regional occupancy were examined using correlation analyses. Results There was a significant positive relat</meta:user-defined>
    <meta:user-defined meta:name="Mendeley_Bookmark_8bkTVbTQuk_9" meta:value-type="string">ionship between local persistence and abundance of diatoms in epilithon, epipelon and epiphyton. Furthermore, local abundance and regional occupancy showed a significant positive relationship at multiple spatial extents; that is, across ecoregions, within</meta:user-defined>
    <meta:user-defined meta:name="Mendeley_Bookmark_9BdIhI0932_1" meta:value-type="string">ADDIN Mendeley Bibliography CSL_BIBLIOGRAPHY </meta:user-defined>
    <meta:user-defined meta:name="Mendeley_Bookmark_9b4GUC0Swf_1" meta:value-type="string">ADDIN CSL_CITATION {"mendeley": {"previouslyFormattedCitation": "(Sogin &lt;i&gt;et al.&lt;/i&gt; 2006)", "formattedCitation": "(Sogin &lt;i&gt;et al.&lt;/i&gt; 2006)", "plainTextFormattedCitation": "(Sogin et al. 2006)"}, "citationItems": [{"uris": ["http://www.mendeley.com/doc</meta:user-defined>
    <meta:user-defined meta:name="Mendeley_Bookmark_9b4GUC0Swf_10" meta:value-type="string">ly reported for any microbial environment. A relatively small number of different populations dominate all samples, but thousands of low-abundance populations account for most of the observed phylogenetic diversity. This \"rare biosphere\" is very ancient</meta:user-defined>
    <meta:user-defined meta:name="Mendeley_Bookmark_9b4GUC0Swf_11" meta:value-type="string"> and may represent a nearly inexhaustible source of genomic innovation. Members of the rare biosphere are highly divergent from each other and, at different times in earth's history, may have had a profound impact on shaping planetary processes."}}], "sch</meta:user-defined>
    <meta:user-defined meta:name="Mendeley_Bookmark_9b4GUC0Swf_12" meta:value-type="string">ema": "https://github.com/citation-style-language/schema/raw/master/csl-citation.json", "properties": {"noteIndex": 0}}</meta:user-defined>
    <meta:user-defined meta:name="Mendeley_Bookmark_9b4GUC0Swf_2" meta:value-type="string">uments/?uuid=2e3d1439-f615-4b14-b515-314fac23a1ae"], "id": "ITEM-1", "itemData": {"container-title": "Proceedings of the National Academy of Sciences of the USA", "type": "article-journal", "title": "Microbial diversity in the deep sea and the underexplor</meta:user-defined>
    <meta:user-defined meta:name="Mendeley_Bookmark_9b4GUC0Swf_3" meta:value-type="string">ed \"rare biosphere\"", "author": [{"given": "Mitchell L", "suffix": "", "family": "Sogin", "dropping-particle": "", "non-dropping-particle": "", "parse-names": false}, {"given": "Hilary G", "suffix": "", "family": "Morrison", "dropping-particle": "", "no</meta:user-defined>
    <meta:user-defined meta:name="Mendeley_Bookmark_9b4GUC0Swf_4" meta:value-type="string">n-dropping-particle": "", "parse-names": false}, {"given": "Julie A", "suffix": "", "family": "Huber", "dropping-particle": "", "non-dropping-particle": "", "parse-names": false}, {"given": "David", "suffix": "", "family": "Mark Welch", "dropping-particle</meta:user-defined>
    <meta:user-defined meta:name="Mendeley_Bookmark_9b4GUC0Swf_5" meta:value-type="string">": "", "non-dropping-particle": "", "parse-names": false}, {"given": "Susan M", "suffix": "", "family": "Huse", "dropping-particle": "", "non-dropping-particle": "", "parse-names": false}, {"given": "Phillip R", "suffix": "", "family": "Neal", "dropping-p</meta:user-defined>
    <meta:user-defined meta:name="Mendeley_Bookmark_9b4GUC0Swf_6" meta:value-type="string">article": "", "non-dropping-particle": "", "parse-names": false}, {"given": "Jesus M", "suffix": "", "family": "Arrieta", "dropping-particle": "", "non-dropping-particle": "", "parse-names": false}, {"given": "Gerhard J", "suffix": "", "family": "Herndl",</meta:user-defined>
    <meta:user-defined meta:name="Mendeley_Bookmark_9b4GUC0Swf_7" meta:value-type="string"> "dropping-particle": "", "non-dropping-particle": "", "parse-names": false}], "issue": "32", "id": "ITEM-1", "DOI": "10.1073/pnas.0605127103", "ISBN": "9780470647196", "issued": {"date-parts": [["2006"]]}, "volume": "103", "ISSN": "0027-8424", "page": "1</meta:user-defined>
    <meta:user-defined meta:name="Mendeley_Bookmark_9b4GUC0Swf_8" meta:value-type="string">2115-12120", "PMID": "16880384", "abstract": "The evolution of marine microbes over billions of years predicts that the composition of microbial communities should be much greater than the published estimates of a few thousand distinct kinds of microbes p</meta:user-defined>
    <meta:user-defined meta:name="Mendeley_Bookmark_9b4GUC0Swf_9" meta:value-type="string">er liter of seawater. By adopting a massively parallel tag sequencing strategy, we show that bacterial communities of deep water masses of the North Atlantic and diffuse flow hydrothermal vents are one to two orders of magnitude more complex than previous</meta:user-defined>
    <meta:user-defined meta:name="Mendeley_Bookmark_9ly7qOx0j8_1" meta:value-type="string">ADDIN CSL_CITATION {"mendeley": {"previouslyFormattedCitation": "(Finlay 2002; Finlay &amp; Fenchel 2004)", "formattedCitation": "(Finlay 2002; Finlay &amp; Fenchel 2004)", "plainTextFormattedCitation": "(Finlay 2002; Finlay &amp; Fenchel 2004)"}, "citationItems": [{</meta:user-defined>
    <meta:user-defined meta:name="Mendeley_Bookmark_9ly7qOx0j8_10" meta:value-type="string">eir required habitats are realised. This is a consequence of ubiquitous dispersal driven by huge population sizes, and the consequently low probability of local extinction. Organisms larger than 10 mm are much less abundant, and rarely cosmopolitan. The s</meta:user-defined>
    <meta:user-defined meta:name="Mendeley_Bookmark_9ly7qOx0j8_11" meta:value-type="string">upporting data, together with the discovery that the 1-10 mm size range accommodates a transition from cosmopolitan to regionally-restricted distribution, were derived from extensive inventories of eukaryotic species in a freshwater pond (1278 species), a</meta:user-defined>
    <meta:user-defined meta:name="Mendeley_Bookmark_9ly7qOx0j8_12" meta:value-type="string">nd a shallow marine bay (785 species). All accessible records were examined to establish the extent of global coverage by these species. Some groups of microbial eukaryotes are severely undersampled (e.g. naked amoebae; marine meiofauna in the southern he</meta:user-defined>
    <meta:user-defined meta:name="Mendeley_Bookmark_9ly7qOx0j8_13" meta:value-type="string">misphere) but this fails to weaken evidence that metapopulations of microbial eukaryotes are cosmopolitan."}}], "schema": "https://github.com/citation-style-language/schema/raw/master/csl-citation.json", "properties": {"noteIndex": 0}}</meta:user-defined>
    <meta:user-defined meta:name="Mendeley_Bookmark_9ly7qOx0j8_2" meta:value-type="string">"uris": ["http://www.mendeley.com/documents/?uuid=afaddefe-5aa5-4b3a-9274-c721119c7ad2"], "id": "ITEM-1", "itemData": {"container-title": "Science", "type": "article-journal", "title": "Global dispersal of free-living microbial eukaryote species.", "autho</meta:user-defined>
    <meta:user-defined meta:name="Mendeley_Bookmark_9ly7qOx0j8_3" meta:value-type="string">r": [{"given": "Bland J", "suffix": "", "family": "Finlay", "dropping-particle": "", "non-dropping-particle": "", "parse-names": false}], "issue": "5570", "id": "ITEM-1", "DOI": "10.1126/science.1070710", "ISBN": "1095-9203 (Electronic)\\n0036-8075 (Linki</meta:user-defined>
    <meta:user-defined meta:name="Mendeley_Bookmark_9ly7qOx0j8_4" meta:value-type="string">ng)", "issued": {"date-parts": [["2002", "5", "10"]]}, "volume": "296", "ISSN": "00368075", "page": "1061-1063", "PMID": "12004115", "abstract": "The abundance of individuals in microbial species is so large that dispersal is rarely (if ever) restricted b</meta:user-defined>
    <meta:user-defined meta:name="Mendeley_Bookmark_9ly7qOx0j8_5" meta:value-type="string">y geographical barriers. This \"ubiquitous\" dispersal requires an alternative view of the scale and dynamics of biodiversity at the microbial level, wherein global species number is relatively low and local species richness is always sufficient to drive </meta:user-defined>
    <meta:user-defined meta:name="Mendeley_Bookmark_9ly7qOx0j8_6" meta:value-type="string">ecosystem functions."}}, {"uris": ["http://www.mendeley.com/documents/?uuid=f9488a9d-9cc7-4821-b1f3-7c086177e984"], "id": "ITEM-2", "itemData": {"container-title": "Protist", "type": "article-journal", "title": "Cosmopolitan Metapopulations of Free-Living</meta:user-defined>
    <meta:user-defined meta:name="Mendeley_Bookmark_9ly7qOx0j8_7" meta:value-type="string"> Microbial Eukaryotes", "author": [{"given": "Bland J", "suffix": "", "family": "Finlay", "dropping-particle": "", "non-dropping-particle": "", "parse-names": false}, {"given": "Tom", "suffix": "", "family": "Fenchel", "dropping-particle": "", "non-droppi</meta:user-defined>
    <meta:user-defined meta:name="Mendeley_Bookmark_9ly7qOx0j8_8" meta:value-type="string">ng-particle": "", "parse-names": false}], "issue": "2", "id": "ITEM-2", "DOI": "1434-4610/04/155/02-237", "ISBN": "1434-4610", "issued": {"date-parts": [["2004", "6"]]}, "volume": "155", "ISSN": "1434-4610", "page": "237-244", "PMID": "15305798", "abstrac</meta:user-defined>
    <meta:user-defined meta:name="Mendeley_Bookmark_9ly7qOx0j8_9" meta:value-type="string">t": "Summary Metapopulations of macroscopic organisms tend to be geographically restricted, but free-living protists and other microbial eukaryotes present a different picture. Here we show that most organisms smaller than 1 mm occur worldwide wherever th</meta:user-defined>
    <meta:user-defined meta:name="Mendeley_Bookmark_AH10UGIOoY_1" meta:value-type="string">ADDIN CSL_CITATION {"mendeley": {"manualFormatting": "Chao et al. (2005)", "previouslyFormattedCitation": "(Chao &lt;i&gt;et al.&lt;/i&gt; 2005)", "formattedCitation": "(Chao &lt;i&gt;et al.&lt;/i&gt; 2005)", "plainTextFormattedCitation": "(Chao et al. 2005)"}, "citationItems": </meta:user-defined>
    <meta:user-defined meta:name="Mendeley_Bookmark_AH10UGIOoY_2" meta:value-type="string">[{"uris": ["http://www.mendeley.com/documents/?uuid=d826a703-4db2-394d-8e93-97671fb791c6"], "id": "ITEM-1", "itemData": {"container-title": "Ecology Letters", "id": "ITEM-1", "title": "A new statistical approach for assessing similarity of species composi</meta:user-defined>
    <meta:user-defined meta:name="Mendeley_Bookmark_AH10UGIOoY_3" meta:value-type="string">tion with incidence and abundance data", "author": [{"given": "Anne", "suffix": "", "family": "Chao", "dropping-particle": "", "non-dropping-particle": "", "parse-names": false}, {"given": "Robin L.", "suffix": "", "family": "Chazdon", "dropping-particle"</meta:user-defined>
    <meta:user-defined meta:name="Mendeley_Bookmark_AH10UGIOoY_4" meta:value-type="string">: "", "non-dropping-particle": "", "parse-names": false}, {"given": "Robert K.", "suffix": "", "family": "Colwell", "dropping-particle": "", "non-dropping-particle": "", "parse-names": false}, {"given": "Tsung-Jen", "suffix": "", "family": "Shen", "droppi</meta:user-defined>
    <meta:user-defined meta:name="Mendeley_Bookmark_AH10UGIOoY_5" meta:value-type="string">ng-particle": "", "non-dropping-particle": "", "parse-names": false}], "issue": "2", "type": "article-journal", "DOI": "10.1111/j.1461-0248.2004.00707.x", "volume": "8", "ISSN": "1461023X", "page": "148-159", "issued": {"date-parts": [["2005", "12", "17"]</meta:user-defined>
    <meta:user-defined meta:name="Mendeley_Bookmark_AH10UGIOoY_6" meta:value-type="string">]}, "publisher": "Blackwell Science Ltd"}}], "schema": "https://github.com/citation-style-language/schema/raw/master/csl-citation.json", "properties": {"noteIndex": 0}}</meta:user-defined>
    <meta:user-defined meta:name="Mendeley_Bookmark_BM9zBGDE59_1" meta:value-type="string">ADDIN CSL_CITATION {"mendeley": {"previouslyFormattedCitation": "(McMurdie &amp; Holmes 2014)", "formattedCitation": "(McMurdie &amp; Holmes 2014)", "plainTextFormattedCitation": "(McMurdie &amp; Holmes 2014)"}, "citationItems": [{"uris": ["http://www.mendeley.com/do</meta:user-defined>
    <meta:user-defined meta:name="Mendeley_Bookmark_BM9zBGDE59_10" meta:value-type="string">ative Binomial methods with a recently-described zero-inflated Gaussian mixture, implemented in a package called metagenomeSeq. We find that metagenomeSeq performs well when there is an adequate number of biological replicates, but it nevertheless tends t</meta:user-defined>
    <meta:user-defined meta:name="Mendeley_Bookmark_BM9zBGDE59_11" meta:value-type="string">oward a higher false positive rate. Based on these results and well-established statistical theory, we advocate that investigators avoid rarefying altogether. We have provided microbiome-specific extensions to these tools in the R package, phyloseq."}}], </meta:user-defined>
    <meta:user-defined meta:name="Mendeley_Bookmark_BM9zBGDE59_12" meta:value-type="string">"schema": "https://github.com/citation-style-language/schema/raw/master/csl-citation.json", "properties": {"noteIndex": 0}}</meta:user-defined>
    <meta:user-defined meta:name="Mendeley_Bookmark_BM9zBGDE59_2" meta:value-type="string">cuments/?uuid=d96d8e23-be04-484c-8701-07d8cb22150a"], "id": "ITEM-1", "itemData": {"container-title": "PLoS computational biology", "type": "article-journal", "title": "Waste not, want not: why rarefying microbiome data is inadmissible.", "author": [{"giv</meta:user-defined>
    <meta:user-defined meta:name="Mendeley_Bookmark_BM9zBGDE59_3" meta:value-type="string">en": "Paul J", "suffix": "", "family": "McMurdie", "dropping-particle": "", "non-dropping-particle": "", "parse-names": false}, {"given": "Susan", "suffix": "", "family": "Holmes", "dropping-particle": "", "non-dropping-particle": "", "parse-names": false</meta:user-defined>
    <meta:user-defined meta:name="Mendeley_Bookmark_BM9zBGDE59_4" meta:value-type="string">}], "issue": "4", "id": "ITEM-1", "DOI": "10.1371/journal.pcbi.1003531", "issued": {"date-parts": [["2014", "4"]]}, "volume": "10", "ISSN": "1553-7358", "page": "e1003531", "PMID": "24699258", "abstract": "Current practice in the normalization of microbio</meta:user-defined>
    <meta:user-defined meta:name="Mendeley_Bookmark_BM9zBGDE59_5" meta:value-type="string">me count data is inefficient in the statistical sense. For apparently historical reasons, the common approach is either to use simple proportions (which does not address heteroscedasticity) or to use rarefying of counts, even though both of these approach</meta:user-defined>
    <meta:user-defined meta:name="Mendeley_Bookmark_BM9zBGDE59_6" meta:value-type="string">es are inappropriate for detection of differentially abundant species. Well-established statistical theory is available that simultaneously accounts for library size differences and biological variability using an appropriate mixture model. Moreover, spec</meta:user-defined>
    <meta:user-defined meta:name="Mendeley_Bookmark_BM9zBGDE59_7" meta:value-type="string">ific implementations for DNA sequencing read count data (based on a Negative Binomial model for instance) are already available in RNA-Seq focused R packages such as edgeR and DESeq. Here we summarize the supporting statistical theory and use simulations </meta:user-defined>
    <meta:user-defined meta:name="Mendeley_Bookmark_BM9zBGDE59_8" meta:value-type="string">and empirical data to demonstrate substantial improvements provided by a relevant mixture model framework over simple proportions or rarefying. We show how both proportions and rarefied counts result in a high rate of false positives in tests for species </meta:user-defined>
    <meta:user-defined meta:name="Mendeley_Bookmark_BM9zBGDE59_9" meta:value-type="string">that are differentially abundant across sample classes. Regarding microbiome sample-wise clustering, we also show that the rarefying procedure often discards samples that can be accurately clustered by alternative methods. We further compare different Neg</meta:user-defined>
    <meta:user-defined meta:name="Mendeley_Bookmark_BqRINj5G80_1" meta:value-type="string">ADDIN CSL_CITATION {"mendeley": {"manualFormatting": "(e.g. Green et al. 2004, Glassman et al. 2015)", "previouslyFormattedCitation": "(Green &lt;i&gt;et al.&lt;/i&gt; 2004; Glassman &lt;i&gt;et al.&lt;/i&gt; 2015)", "formattedCitation": "(Green &lt;i&gt;et al.&lt;/i&gt; 2004; Glassman &lt;i&gt;e</meta:user-defined>
    <meta:user-defined meta:name="Mendeley_Bookmark_BqRINj5G80_10" meta:value-type="string"> of microbial community turnover at local and regional scales using the largest spatially explicit microbial diversity data set available (&gt; 10(6) sample pairs). Turnover rates were small across large geographical distances, of similar magnitude when meas</meta:user-defined>
    <meta:user-defined meta:name="Mendeley_Bookmark_BqRINj5G80_11" meta:value-type="string">ured within distinct habitats, and did not increase going from one vegetation type to another. The taxa-area relationship of these terrestrial microbial eukaryotes was relatively flat (slope z = 0.074) and consistent with those reported in aquatic habitat</meta:user-defined>
    <meta:user-defined meta:name="Mendeley_Bookmark_BqRINj5G80_12" meta:value-type="string">s. This suggests that despite high local diversity, microorganisms may have only moderate regional diversity. We show how turnover patterns can be used to project taxa-area relationships up to whole continents. Taxa dissimilarities across continents and b</meta:user-defined>
    <meta:user-defined meta:name="Mendeley_Bookmark_BqRINj5G80_13" meta:value-type="string">etween them would strengthen these projections. Such data do not yet exist, but would be feasible to collect."}}, {"uris": ["http://www.mendeley.com/documents/?uuid=c95e7181-0c36-47a3-a9c0-b62f7d07a2da"], "id": "ITEM-2", "itemData": {"container-title": "N</meta:user-defined>
    <meta:user-defined meta:name="Mendeley_Bookmark_BqRINj5G80_14" meta:value-type="string">ew Phytologist", "type": "article-journal", "title": "A continental view of pine-associated ectomycorrhizal fungal spore banks: A quiescent functional guild with a strong biogeographic pattern", "author": [{"given": "Sydney I.", "suffix": "", "family": "G</meta:user-defined>
    <meta:user-defined meta:name="Mendeley_Bookmark_BqRINj5G80_15" meta:value-type="string">lassman", "dropping-particle": "", "non-dropping-particle": "", "parse-names": false}, {"given": "Kabir G.", "suffix": "", "family": "Peay", "dropping-particle": "", "non-dropping-particle": "", "parse-names": false}, {"given": "Jennifer M.", "suffix": ""</meta:user-defined>
    <meta:user-defined meta:name="Mendeley_Bookmark_BqRINj5G80_16" meta:value-type="string">, "family": "Talbot", "dropping-particle": "", "non-dropping-particle": "", "parse-names": false}, {"given": "Dylan P.", "suffix": "", "family": "Smith", "dropping-particle": "", "non-dropping-particle": "", "parse-names": false}, {"given": "Judy A.", "su</meta:user-defined>
    <meta:user-defined meta:name="Mendeley_Bookmark_BqRINj5G80_17" meta:value-type="string">ffix": "", "family": "Chung", "dropping-particle": "", "non-dropping-particle": "", "parse-names": false}, {"given": "John W.", "suffix": "", "family": "Taylor", "dropping-particle": "", "non-dropping-particle": "", "parse-names": false}, {"given": "Rytas</meta:user-defined>
    <meta:user-defined meta:name="Mendeley_Bookmark_BqRINj5G80_18" meta:value-type="string">", "suffix": "", "family": "Vilgalys", "dropping-particle": "", "non-dropping-particle": "", "parse-names": false}, {"given": "Thomas D.", "suffix": "", "family": "Bruns", "dropping-particle": "", "non-dropping-particle": "", "parse-names": false}], "issu</meta:user-defined>
    <meta:user-defined meta:name="Mendeley_Bookmark_BqRINj5G80_19" meta:value-type="string">e": "4", "id": "ITEM-2", "DOI": "10.1111/nph.13240", "ISBN": "1469-8137", "issued": {"date-parts": [["2015", "3"]]}, "volume": "205", "ISSN": "14698137", "page": "1619-1631", "PMID": "25557275", "abstract": "Ecologists have long acknowledged the importanc</meta:user-defined>
    <meta:user-defined meta:name="Mendeley_Bookmark_BqRINj5G80_2" meta:value-type="string">t al.&lt;/i&gt; 2015)", "plainTextFormattedCitation": "(Green et al. 2004; Glassman et al. 2015)"}, "citationItems": [{"uris": ["http://www.mendeley.com/documents/?uuid=1a9fe817-2e18-4160-9f52-0f8d6df4648a"], "id": "ITEM-1", "itemData": {"container-title": "Nat</meta:user-defined>
    <meta:user-defined meta:name="Mendeley_Bookmark_BqRINj5G80_20" meta:value-type="string">e of seed banks; yet, despite the fact that many plants rely on mycorrhizal fungi for survival and growth, the structure of ectomycorrhizal (ECM) fungal spore banks remains poorly understood. The primary goal of this study was to assess the geographic str</meta:user-defined>
    <meta:user-defined meta:name="Mendeley_Bookmark_BqRINj5G80_21" meta:value-type="string">ucture in pine-associated ECM fungal spore banks across the North American continent. Soils were collected from 19 plots in forests across North America. Fresh soils were pyrosequenced for fungal internal transcribed spacer (ITS) amplicons. Adjacent soil </meta:user-defined>
    <meta:user-defined meta:name="Mendeley_Bookmark_BqRINj5G80_22" meta:value-type="string">cores were dried and bioassayed with pine seedlings, and colonized roots were pyrosequenced to detect resistant propagules of ECM fungi. The results showed that ECM spore banks correlated strongly with biogeographic location, but not with the identity of </meta:user-defined>
    <meta:user-defined meta:name="Mendeley_Bookmark_BqRINj5G80_23" meta:value-type="string">congeneric plant hosts. Minimal community overlap was found between resident ECM fungi vs those in spore banks, and spore bank assemblages were relatively simple and dominated by Rhizopogon, Wilcoxina, Cenococcum, Thelephora, Tuber, Laccaria and Suillus. </meta:user-defined>
    <meta:user-defined meta:name="Mendeley_Bookmark_BqRINj5G80_24" meta:value-type="string">Similar to plant seed banks, ECM fungal spore banks are, in general, depauperate, and represent a small and rare subset of the mature forest soil fungal community. Yet, they may be extremely important in fungal colonization after large-scale disturbances </meta:user-defined>
    <meta:user-defined meta:name="Mendeley_Bookmark_BqRINj5G80_25" meta:value-type="string">such as clear cuts and forest fires."}}], "schema": "https://github.com/citation-style-language/schema/raw/master/csl-citation.json", "properties": {"noteIndex": 0}}</meta:user-defined>
    <meta:user-defined meta:name="Mendeley_Bookmark_BqRINj5G80_3" meta:value-type="string">ure", "type": "article-journal", "title": "Spatial scaling of microbial eukaryote diversity", "author": [{"given": "J L", "suffix": "", "family": "Green", "dropping-particle": "", "non-dropping-particle": "", "parse-names": false}, {"given": "A J", "suffi</meta:user-defined>
    <meta:user-defined meta:name="Mendeley_Bookmark_BqRINj5G80_4" meta:value-type="string">x": "", "family": "Holmes", "dropping-particle": "", "non-dropping-particle": "", "parse-names": false}, {"given": "M", "suffix": "", "family": "Westoby", "dropping-particle": "", "non-dropping-particle": "", "parse-names": false}, {"given": "I", "suffix"</meta:user-defined>
    <meta:user-defined meta:name="Mendeley_Bookmark_BqRINj5G80_5" meta:value-type="string">: "", "family": "Oliver", "dropping-particle": "", "non-dropping-particle": "", "parse-names": false}, {"given": "D", "suffix": "", "family": "Briscoe", "dropping-particle": "", "non-dropping-particle": "", "parse-names": false}, {"given": "M", "suffix": </meta:user-defined>
    <meta:user-defined meta:name="Mendeley_Bookmark_BqRINj5G80_6" meta:value-type="string">"", "family": "Dangerfield", "dropping-particle": "", "non-dropping-particle": "", "parse-names": false}, {"given": "M", "suffix": "", "family": "Gillings", "dropping-particle": "", "non-dropping-particle": "", "parse-names": false}, {"given": "A J", "suf</meta:user-defined>
    <meta:user-defined meta:name="Mendeley_Bookmark_BqRINj5G80_7" meta:value-type="string">fix": "", "family": "Beattie", "dropping-particle": "", "non-dropping-particle": "", "parse-names": false}], "issue": "7018", "id": "ITEM-1", "DOI": "10.1038/nature03034", "ISBN": "1476-4687 (Electronic)\\r0028-0836 (Linking)", "issued": {"date-parts": [[</meta:user-defined>
    <meta:user-defined meta:name="Mendeley_Bookmark_BqRINj5G80_8" meta:value-type="string">"2004", "12", "9"]]}, "volume": "432", "ISSN": "0028-0836", "page": "747-750", "PMID": "15592411", "abstract": "Patterns in the spatial distribution of organisms provide important information about mechanisms that regulate the diversity of life and the co</meta:user-defined>
    <meta:user-defined meta:name="Mendeley_Bookmark_BqRINj5G80_9" meta:value-type="string">mplexity of ecosystems. Although microorganisms may comprise much of the Earth's biodiversity and have critical roles in biogeochemistry and ecosystem functioning, little is known about their spatial diversification. Here we present quantitative estimates</meta:user-defined>
    <meta:user-defined meta:name="Mendeley_Bookmark_Cq3ocnt4LR_1" meta:value-type="string">ADDIN CSL_CITATION {"mendeley": {"previouslyFormattedCitation": "(Zhaxybayeva &lt;i&gt;et al.&lt;/i&gt; 2013)", "formattedCitation": "(Zhaxybayeva &lt;i&gt;et al.&lt;/i&gt; 2013)", "plainTextFormattedCitation": "(Zhaxybayeva et al. 2013)"}, "citationItems": [{"uris": ["http://ww</meta:user-defined>
    <meta:user-defined meta:name="Mendeley_Bookmark_Cq3ocnt4LR_10" meta:value-type="string">of identifying yet unknown or divergent lineages. Furthermore, we argue that observed differences in community composition reflect restricted dispersal between sites, a likely mechanism for diversification of halophilic microorganisms."}}], "schema": "htt</meta:user-defined>
    <meta:user-defined meta:name="Mendeley_Bookmark_Cq3ocnt4LR_11" meta:value-type="string">ps://github.com/citation-style-language/schema/raw/master/csl-citation.json", "properties": {"noteIndex": 0}}</meta:user-defined>
    <meta:user-defined meta:name="Mendeley_Bookmark_Cq3ocnt4LR_2" meta:value-type="string">w.mendeley.com/documents/?uuid=ec5f4301-d95e-4ca6-a607-00cf227dfef9"], "id": "ITEM-1", "itemData": {"container-title": "Extremophiles", "type": "article-journal", "title": "Cell sorting analysis of geographically separated hypersaline environments", "auth</meta:user-defined>
    <meta:user-defined meta:name="Mendeley_Bookmark_Cq3ocnt4LR_3" meta:value-type="string">or": [{"given": "Olga", "suffix": "", "family": "Zhaxybayeva", "dropping-particle": "", "non-dropping-particle": "", "parse-names": false}, {"given": "Ramunas", "suffix": "", "family": "Stepanauskas", "dropping-particle": "", "non-dropping-particle": "", </meta:user-defined>
    <meta:user-defined meta:name="Mendeley_Bookmark_Cq3ocnt4LR_4" meta:value-type="string">"parse-names": false}, {"given": "Nikhil Ram", "suffix": "", "family": "Mohan", "dropping-particle": "", "non-dropping-particle": "", "parse-names": false}, {"given": "R. Thane", "suffix": "", "family": "Papke", "dropping-particle": "", "non-dropping-part</meta:user-defined>
    <meta:user-defined meta:name="Mendeley_Bookmark_Cq3ocnt4LR_5" meta:value-type="string">icle": "", "parse-names": false}], "issue": "2", "id": "ITEM-1", "DOI": "10.1007/s00792-013-0514-z", "ISBN": "1431-0651", "issued": {"date-parts": [["2013", "3"]]}, "volume": "17", "ISSN": "14310651", "page": "265-275", "PMID": "23358730", "abstract": "Bi</meta:user-defined>
    <meta:user-defined meta:name="Mendeley_Bookmark_Cq3ocnt4LR_6" meta:value-type="string">ogeography of microbial populations remains to be poorly understood, and a novel technique of single cell sorting promises a new level of resolution for microbial diversity studies. Using single cell sorting, we compared saturated NaCl brine environments </meta:user-defined>
    <meta:user-defined meta:name="Mendeley_Bookmark_Cq3ocnt4LR_7" meta:value-type="string">(32-35~%) of the South Bay Salt Works in Chula Vista in California (USA) and Santa Pola saltern near Alicante (Spain). Although some overlap in community composition was detected, both samples were significantly different and included previously undiscove</meta:user-defined>
    <meta:user-defined meta:name="Mendeley_Bookmark_Cq3ocnt4LR_8" meta:value-type="string">red 16S rRNA sequences. The community from Chula Vista saltern had a large bacterial fraction, which consisted of diverse Bacteroidetes and Proteobacteria. In contrast, Archaea dominated Santa Pola's community and its bacterial fraction consisted of the p</meta:user-defined>
    <meta:user-defined meta:name="Mendeley_Bookmark_Cq3ocnt4LR_9" meta:value-type="string">reviously known Salinibacter lineages. The recently reported group of halophilic Archaea, Nanohaloarchaea, was detected at both sites. We demonstrate that cell sorting is a useful technique for analysis of halophilic microbial communities, and is capable </meta:user-defined>
    <meta:user-defined meta:name="Mendeley_Bookmark_EC4m6aaUgF_1" meta:value-type="string">ADDIN CSL_CITATION {"mendeley": {"previouslyFormattedCitation": "(Hubbell 2001)", "formattedCitation": "(Hubbell 2001)", "plainTextFormattedCitation": "(Hubbell 2001)"}, "citationItems": [{"uris": ["http://www.mendeley.com/documents/?uuid=d2ebb5a0-e4e1-44</meta:user-defined>
    <meta:user-defined meta:name="Mendeley_Bookmark_EC4m6aaUgF_10" meta:value-type="string">rs."}}], "schema": "https://github.com/citation-style-language/schema/raw/master/csl-citation.json", "properties": {"noteIndex": 0}}</meta:user-defined>
    <meta:user-defined meta:name="Mendeley_Bookmark_EC4m6aaUgF_2" meta:value-type="string">47-bb84-88824c045098"], "id": "ITEM-1", "itemData": {"type": "book", "publisher": "Princeton University Press", "title": "The Unified Neutral Theory of Biodiversity and Biogeography", "author": [{"given": "Stephen P.", "suffix": "", "family": "Hubbell", "</meta:user-defined>
    <meta:user-defined meta:name="Mendeley_Bookmark_EC4m6aaUgF_3" meta:value-type="string">dropping-particle": "", "non-dropping-particle": "", "parse-names": false}], "number-of-pages": "375", "id": "ITEM-1", "issued": {"date-parts": [["2001"]]}, "ISBN": "0691021287", "abstract": "Despite its supreme importance and the threat of its global cra</meta:user-defined>
    <meta:user-defined meta:name="Mendeley_Bookmark_EC4m6aaUgF_4" meta:value-type="string">sh, biodiversity remains poorly understood both empirically and theoretically. This ambitious book presents a new, general neutral theory to explain the origin, maintenance, and loss of biodiversity in a biogeographic context. Until now biogeography (the </meta:user-defined>
    <meta:user-defined meta:name="Mendeley_Bookmark_EC4m6aaUgF_5" meta:value-type="string">study of the geographic distribution of species) and biodiversity (the study of species richness and relative species abundance) have had largely disjunct intellectual histories. In this book, Stephen Hubbell develops a formal mathematical theory that uni</meta:user-defined>
    <meta:user-defined meta:name="Mendeley_Bookmark_EC4m6aaUgF_6" meta:value-type="string">fies these two fields. When a speciation process is incorporated into Robert H. MacArthur and Edward O. Wilson's now classical theory of island biogeography, the generalized theory predicts the existence of a universal, dimensionless biodiversity number. </meta:user-defined>
    <meta:user-defined meta:name="Mendeley_Bookmark_EC4m6aaUgF_7" meta:value-type="string">In the theory, this fundamental biodiversity number, together with the migration or dispersal rate, completely determines the steady-state distribution of species richness and relative species abundance on local to large geographic spatial scales and shor</meta:user-defined>
    <meta:user-defined meta:name="Mendeley_Bookmark_EC4m6aaUgF_8" meta:value-type="string">t-term to evolutionary time scales. Although neutral, Hubbell's theory is nevertheless able to generate many nonobvious, testable, and remarkably accurate quantitative predictions about biodiversity and biogeography. In many ways Hubbell's theory is the e</meta:user-defined>
    <meta:user-defined meta:name="Mendeley_Bookmark_EC4m6aaUgF_9" meta:value-type="string">cological analog to the neutral theory of genetic drift in genetics. The unified neutral theory of biogeography and biodiversity should stimulate research in new theoretical and empirical directions by ecologists, evolutionary biologists, and biogeographe</meta:user-defined>
    <meta:user-defined meta:name="Mendeley_Bookmark_GAlG8pJD7r_1" meta:value-type="string">ADDIN CSL_CITATION {"mendeley": {"manualFormatting": "(e.g. Dumbrell et al. 2010)", "previouslyFormattedCitation": "(Dumbrell &lt;i&gt;et al.&lt;/i&gt; 2010)", "formattedCitation": "(Dumbrell &lt;i&gt;et al.&lt;/i&gt; 2010)", "plainTextFormattedCitation": "(Dumbrell et al. 2010)</meta:user-defined>
    <meta:user-defined meta:name="Mendeley_Bookmark_GAlG8pJD7r_10" meta:value-type="string">ty. Species abundances fitted the zero- sum multinomial distribution and there was evidence of dispersal limitation, both indicators of neutral processes. However, we found stronger support that niche differentiation based on abiotic soil factors, primari</meta:user-defined>
    <meta:user-defined meta:name="Mendeley_Bookmark_GAlG8pJD7r_11" meta:value-type="string">ly pH, was structuring the AM fungal community. Host plant species affected AM fungal community composition negligibly compared to soil pH. We conclude that although niche partitioning was the primary mechanism regulating the composition and diversity of </meta:user-defined>
    <meta:user-defined meta:name="Mendeley_Bookmark_GAlG8pJD7r_12" meta:value-type="string">natural AM fungal communities, these communities are also influenced by stochastic-neutral processes. This study represents one of the most comprehensive investigations of community-level processes acting on soil microbes; revealing a community that altho</meta:user-defined>
    <meta:user-defined meta:name="Mendeley_Bookmark_GAlG8pJD7r_13" meta:value-type="string">ugh influenced by stochastic processes, still responded in a predictable manner to a major abiotic niche axis, soil pH. The strong response to environmental factors of this community highlights the susceptibility of soil microbes to environmental change."</meta:user-defined>
    <meta:user-defined meta:name="Mendeley_Bookmark_GAlG8pJD7r_14" meta:value-type="string">, "publisher": "Nature Publishing Group"}}], "schema": "https://github.com/citation-style-language/schema/raw/master/csl-citation.json", "properties": {"noteIndex": 0}}</meta:user-defined>
    <meta:user-defined meta:name="Mendeley_Bookmark_GAlG8pJD7r_2" meta:value-type="string">"}, "citationItems": [{"uris": ["http://www.mendeley.com/documents/?uuid=fa65d043-aae1-4831-b210-03d39d1bbefb"], "id": "ITEM-1", "itemData": {"container-title": "The ISME journal", "type": "article-journal", "title": "Relative roles of niche and neutral p</meta:user-defined>
    <meta:user-defined meta:name="Mendeley_Bookmark_GAlG8pJD7r_3" meta:value-type="string">rocesses in structuring a soil microbial community", "author": [{"given": "Alex J", "suffix": "", "family": "Dumbrell", "dropping-particle": "", "non-dropping-particle": "", "parse-names": false}, {"given": "Michaela", "suffix": "", "family": "Nelson", "d</meta:user-defined>
    <meta:user-defined meta:name="Mendeley_Bookmark_GAlG8pJD7r_4" meta:value-type="string">ropping-particle": "", "non-dropping-particle": "", "parse-names": false}, {"given": "Thorunn", "suffix": "", "family": "Helgason", "dropping-particle": "", "non-dropping-particle": "", "parse-names": false}, {"given": "Calvin", "suffix": "", "family": "D</meta:user-defined>
    <meta:user-defined meta:name="Mendeley_Bookmark_GAlG8pJD7r_5" meta:value-type="string">ytham", "dropping-particle": "", "non-dropping-particle": "", "parse-names": false}, {"given": "Alastair H", "suffix": "", "family": "Fitter", "dropping-particle": "", "non-dropping-particle": "", "parse-names": false}], "issue": "3", "id": "ITEM-1", "DOI</meta:user-defined>
    <meta:user-defined meta:name="Mendeley_Bookmark_GAlG8pJD7r_6" meta:value-type="string">": "10.1038/ismej.2009.122", "ISBN": "1751-7370 (Electronic)\\n1751-7362 (Linking)", "issued": {"date-parts": [["2010", "3"]]}, "volume": "4", "ISSN": "1751-7362", "page": "337-345", "PMID": "19924158", "abstract": "Most attempts to identify the processes</meta:user-defined>
    <meta:user-defined meta:name="Mendeley_Bookmark_GAlG8pJD7r_7" meta:value-type="string"> that structure natural communities have focused on conspicuous macroorganisms whereas the processes responsible for structuring microbial communities remain relatively unknown. Two main theories explaining these processes have emerged; niche theory, whic</meta:user-defined>
    <meta:user-defined meta:name="Mendeley_Bookmark_GAlG8pJD7r_8" meta:value-type="string">h highlights the importance of deterministic processes, and neutral theory, which focuses on stochastic processes. We examined whether neutral or niche-based mechanisms best explain the composition and structure of communities of a functionally important </meta:user-defined>
    <meta:user-defined meta:name="Mendeley_Bookmark_GAlG8pJD7r_9" meta:value-type="string">soil microbe, the arbuscular mycorrhizal (AM) fungi. Using molecular techniques, we surveyed AM fungi from 425 individual plants of 28 plant species along a soil pH gradient. There was evidence that both niche and neutral processes structured this communi</meta:user-defined>
    <meta:user-defined meta:name="Mendeley_Bookmark_GDc7MKCx3E_1" meta:value-type="string">ADDIN CSL_CITATION {"mendeley": {"previouslyFormattedCitation": "(Chave 2004)", "formattedCitation": "(Chave 2004)", "plainTextFormattedCitation": "(Chave 2004)"}, "citationItems": [{"uris": ["http://www.mendeley.com/documents/?uuid=3c0bbdac-9ad0-4008-b76</meta:user-defined>
    <meta:user-defined meta:name="Mendeley_Bookmark_GDc7MKCx3E_2" meta:value-type="string">8-9e78b84f5c0f"], "id": "ITEM-1", "itemData": {"volume": "7", "container-title": "Ecology letters", "type": "article-journal", "title": "Neutral theory and community ecology", "author": [{"given": "J", "suffix": "", "family": "Chave", "dropping-particle":</meta:user-defined>
    <meta:user-defined meta:name="Mendeley_Bookmark_GDc7MKCx3E_3" meta:value-type="string"> "", "non-dropping-particle": "", "parse-names": false}], "issue": "august", "id": "ITEM-1", "issued": {"date-parts": [["2004"]]}, "page": "1-39"}}], "schema": "https://github.com/citation-style-language/schema/raw/master/csl-citation.json", "properties":</meta:user-defined>
    <meta:user-defined meta:name="Mendeley_Bookmark_GDc7MKCx3E_4" meta:value-type="string"> {"noteIndex": 0}}</meta:user-defined>
    <meta:user-defined meta:name="Mendeley_Bookmark_GQgKnwVbNj_1" meta:value-type="string">ADDIN CSL_CITATION {"mendeley": {"previouslyFormattedCitation": "(Baselga 2007)", "formattedCitation": "(Baselga 2007)", "plainTextFormattedCitation": "(Baselga 2007)"}, "citationItems": [{"uris": ["http://www.mendeley.com/documents/?uuid=90f44d61-ef9e-3a</meta:user-defined>
    <meta:user-defined meta:name="Mendeley_Bookmark_GQgKnwVbNj_2" meta:value-type="string">d0-b6d9-d0437c644960"], "id": "ITEM-1", "itemData": {"container-title": "Ecography", "id": "ITEM-1", "title": "Disentangling Distance Decay of Similarity from Richness Gradients: Response to Soininen et al. 2007", "author": [{"given": "Andr\u00e9s", "suff</meta:user-defined>
    <meta:user-defined meta:name="Mendeley_Bookmark_GQgKnwVbNj_3" meta:value-type="string">ix": "", "family": "Baselga", "dropping-particle": "", "non-dropping-particle": "", "parse-names": false}], "issue": "6", "type": "article-journal", "DOI": "10.1111/j.2007.0906-7590.05191.x", "volume": "30", "ISSN": "09067590", "page": "838-841", "issued"</meta:user-defined>
    <meta:user-defined meta:name="Mendeley_Bookmark_GQgKnwVbNj_4" meta:value-type="string">: {"date-parts": [["2007", "12"]]}, "publisher": "Blackwell Publishing Ltd"}}], "schema": "https://github.com/citation-style-language/schema/raw/master/csl-citation.json", "properties": {"noteIndex": 0}}</meta:user-defined>
    <meta:user-defined meta:name="Mendeley_Bookmark_HcoD4C9Way_1" meta:value-type="string">ADDIN CSL_CITATION {"mendeley": {"previouslyFormattedCitation": "(Declerck &lt;i&gt;et al.&lt;/i&gt; 2013; Vannette &lt;i&gt;et al.&lt;/i&gt; 2016)", "formattedCitation": "(Declerck &lt;i&gt;et al.&lt;/i&gt; 2013; Vannette &lt;i&gt;et al.&lt;/i&gt; 2016)", "plainTextFormattedCitation": "(Declerck et al</meta:user-defined>
    <meta:user-defined meta:name="Mendeley_Bookmark_HcoD4C9Way_10" meta:value-type="string">omposition via differential response among fungal phyla and individual taxa to habitat connectivity."}}, {"uris": ["http://www.mendeley.com/documents/?uuid=bb5f94a5-4959-4f4c-99a2-9044374027a7"], "id": "ITEM-2", "itemData": {"container-title": "The ISME j</meta:user-defined>
    <meta:user-defined meta:name="Mendeley_Bookmark_HcoD4C9Way_11" meta:value-type="string">ournal", "type": "article-journal", "title": "Effects of patch connectivity and heterogeneity on metacommunity structure of planktonic bacteria and viruses.", "author": [{"given": "Steven A J", "suffix": "", "family": "Declerck", "dropping-particle": "", </meta:user-defined>
    <meta:user-defined meta:name="Mendeley_Bookmark_HcoD4C9Way_12" meta:value-type="string">"non-dropping-particle": "", "parse-names": false}, {"given": "Christian", "suffix": "", "family": "Winter", "dropping-particle": "", "non-dropping-particle": "", "parse-names": false}, {"given": "Jonathan B", "suffix": "", "family": "Shurin", "dropping-p</meta:user-defined>
    <meta:user-defined meta:name="Mendeley_Bookmark_HcoD4C9Way_13" meta:value-type="string">article": "", "non-dropping-particle": "", "parse-names": false}, {"given": "Curtis A", "suffix": "", "family": "Suttle", "dropping-particle": "", "non-dropping-particle": "", "parse-names": false}, {"given": "Blake", "suffix": "", "family": "Matthews", "</meta:user-defined>
    <meta:user-defined meta:name="Mendeley_Bookmark_HcoD4C9Way_14" meta:value-type="string">dropping-particle": "", "non-dropping-particle": "", "parse-names": false}], "issue": "3", "id": "ITEM-2", "DOI": "10.1038/ismej.2012.138", "ISBN": "1751-7362", "issued": {"date-parts": [["2013", "3"]]}, "volume": "7", "ISSN": "1751-7370", "page": "533-42</meta:user-defined>
    <meta:user-defined meta:name="Mendeley_Bookmark_HcoD4C9Way_15" meta:value-type="string">", "PMID": "23178674", "abstract": "Dispersal limitation is generally considered to have little influence on the spatial structure of biodiversity in microbial metacommunities. This notion derives mainly from the analysis of spatial patterns in the field,</meta:user-defined>
    <meta:user-defined meta:name="Mendeley_Bookmark_HcoD4C9Way_16" meta:value-type="string"> but experimental tests of dispersal limitation using natural communities are rare for prokaryotes and, to our knowledge, non-existent for viruses. We studied the effects of dispersal intensity (three levels) and patch heterogeneity (two levels) on the st</meta:user-defined>
    <meta:user-defined meta:name="Mendeley_Bookmark_HcoD4C9Way_17" meta:value-type="string">ructure of replicate experimental metacommunities of bacteria and viruses using outdoor mesocosms with plankton communities from natural ponds and lakes. Low levels of dispersal resulted in a decrease in the compositional differences (beta diversity) amon</meta:user-defined>
    <meta:user-defined meta:name="Mendeley_Bookmark_HcoD4C9Way_18" meta:value-type="string">g the communities of both bacteria and viruses, but we found no effects of patch heterogeneity. The reductions in beta diversity are unlikely to be a result of mass effects and only partly explained by indirect dispersal-mediated interactions with phytopl</meta:user-defined>
    <meta:user-defined meta:name="Mendeley_Bookmark_HcoD4C9Way_19" meta:value-type="string">ankton and zooplankton. Our results suggest that even a very limited exchange among local communities can alter the trajectory of bacterial and viral communities at small temporal and spatial scales.", "publisher": "Nature Publishing Group"}}], "schema": </meta:user-defined>
    <meta:user-defined meta:name="Mendeley_Bookmark_HcoD4C9Way_2" meta:value-type="string">. 2013; Vannette et al. 2016)"}, "citationItems": [{"uris": ["http://www.mendeley.com/documents/?uuid=afcdb0f8-e8a6-3dcd-8acf-e10720fe3638"], "id": "ITEM-1", "itemData": {"container-title": "Ecology", "type": "article-journal", "title": "Forest area and c</meta:user-defined>
    <meta:user-defined meta:name="Mendeley_Bookmark_HcoD4C9Way_20" meta:value-type="string">"https://github.com/citation-style-language/schema/raw/master/csl-citation.json", "properties": {"noteIndex": 0}}</meta:user-defined>
    <meta:user-defined meta:name="Mendeley_Bookmark_HcoD4C9Way_3" meta:value-type="string">onnectivity influence root-associated fungal communities in a fragmented landscape", "author": [{"given": "Rachel L", "suffix": "", "family": "Vannette", "dropping-particle": "", "non-dropping-particle": "", "parse-names": false}, {"given": "Devin R", "su</meta:user-defined>
    <meta:user-defined meta:name="Mendeley_Bookmark_HcoD4C9Way_4" meta:value-type="string">ffix": "", "family": "Leopold", "dropping-particle": "", "non-dropping-particle": "", "parse-names": false}, {"given": "Tadashi", "suffix": "", "family": "Fukami", "dropping-particle": "", "non-dropping-particle": "", "parse-names": false}], "issue": "9",</meta:user-defined>
    <meta:user-defined meta:name="Mendeley_Bookmark_HcoD4C9Way_5" meta:value-type="string"> "id": "ITEM-1", "DOI": "10.1002/ecy.1472", "ISBN": "1939-9170", "issued": {"date-parts": [["2016", "9"]]}, "volume": "97", "ISSN": "00129658", "page": "2374-2383", "PMID": "27859069", "abstract": "Habitat fragmentation is well known to affect plant and a</meta:user-defined>
    <meta:user-defined meta:name="Mendeley_Bookmark_HcoD4C9Way_6" meta:value-type="string">nimal diversity as a result of reduced habitat area and connectivity, but its effects on microorganisms are poorly understood. Using high-throughput sequencing of two regions of the rRNA gene, we studied the effects of forest area and connectivity on the </meta:user-defined>
    <meta:user-defined meta:name="Mendeley_Bookmark_HcoD4C9Way_7" meta:value-type="string">diversity and composition of fungi associated with the roots of the dominant tree, Metrosideros polymorpha, in a lava-fragmented landscape on the Island of Hawaii. We found that local fungal diversity increased with forest area, whereas fungal species com</meta:user-defined>
    <meta:user-defined meta:name="Mendeley_Bookmark_HcoD4C9Way_8" meta:value-type="string">position was correlated with fragment connectivity. Fragment size and connectivity were significant predictors even when we included environmental covariates, which were also associated with fungal diversity and composition. Fungal species composition was</meta:user-defined>
    <meta:user-defined meta:name="Mendeley_Bookmark_HcoD4C9Way_9" meta:value-type="string"> more similar among highly connected fragments than among poorly connected ones. We also identified individual taxa that varied in abundance with connectivity. Taken together, our results show that habitat fragmentation can alter microbial diversity and c</meta:user-defined>
    <meta:user-defined meta:name="Mendeley_Bookmark_IOem02q758_1" meta:value-type="string">ADDIN CSL_CITATION {"mendeley": {"previouslyFormattedCitation": "(Declerck &lt;i&gt;et al.&lt;/i&gt; 2013; Vannette &lt;i&gt;et al.&lt;/i&gt; 2016)", "formattedCitation": "(Declerck &lt;i&gt;et al.&lt;/i&gt; 2013; Vannette &lt;i&gt;et al.&lt;/i&gt; 2016)", "plainTextFormattedCitation": "(Declerck et al</meta:user-defined>
    <meta:user-defined meta:name="Mendeley_Bookmark_IOem02q758_10" meta:value-type="string">omposition via differential response among fungal phyla and individual taxa to habitat connectivity."}}, {"uris": ["http://www.mendeley.com/documents/?uuid=bb5f94a5-4959-4f4c-99a2-9044374027a7"], "id": "ITEM-2", "itemData": {"container-title": "The ISME j</meta:user-defined>
    <meta:user-defined meta:name="Mendeley_Bookmark_IOem02q758_11" meta:value-type="string">ournal", "type": "article-journal", "title": "Effects of patch connectivity and heterogeneity on metacommunity structure of planktonic bacteria and viruses.", "author": [{"given": "Steven A J", "suffix": "", "family": "Declerck", "dropping-particle": "", </meta:user-defined>
    <meta:user-defined meta:name="Mendeley_Bookmark_IOem02q758_12" meta:value-type="string">"non-dropping-particle": "", "parse-names": false}, {"given": "Christian", "suffix": "", "family": "Winter", "dropping-particle": "", "non-dropping-particle": "", "parse-names": false}, {"given": "Jonathan B", "suffix": "", "family": "Shurin", "dropping-p</meta:user-defined>
    <meta:user-defined meta:name="Mendeley_Bookmark_IOem02q758_13" meta:value-type="string">article": "", "non-dropping-particle": "", "parse-names": false}, {"given": "Curtis A", "suffix": "", "family": "Suttle", "dropping-particle": "", "non-dropping-particle": "", "parse-names": false}, {"given": "Blake", "suffix": "", "family": "Matthews", "</meta:user-defined>
    <meta:user-defined meta:name="Mendeley_Bookmark_IOem02q758_14" meta:value-type="string">dropping-particle": "", "non-dropping-particle": "", "parse-names": false}], "issue": "3", "id": "ITEM-2", "DOI": "10.1038/ismej.2012.138", "ISBN": "1751-7362", "issued": {"date-parts": [["2013", "3"]]}, "volume": "7", "ISSN": "1751-7370", "page": "533-42</meta:user-defined>
    <meta:user-defined meta:name="Mendeley_Bookmark_IOem02q758_15" meta:value-type="string">", "PMID": "23178674", "abstract": "Dispersal limitation is generally considered to have little influence on the spatial structure of biodiversity in microbial metacommunities. This notion derives mainly from the analysis of spatial patterns in the field,</meta:user-defined>
    <meta:user-defined meta:name="Mendeley_Bookmark_IOem02q758_16" meta:value-type="string"> but experimental tests of dispersal limitation using natural communities are rare for prokaryotes and, to our knowledge, non-existent for viruses. We studied the effects of dispersal intensity (three levels) and patch heterogeneity (two levels) on the st</meta:user-defined>
    <meta:user-defined meta:name="Mendeley_Bookmark_IOem02q758_17" meta:value-type="string">ructure of replicate experimental metacommunities of bacteria and viruses using outdoor mesocosms with plankton communities from natural ponds and lakes. Low levels of dispersal resulted in a decrease in the compositional differences (beta diversity) amon</meta:user-defined>
    <meta:user-defined meta:name="Mendeley_Bookmark_IOem02q758_18" meta:value-type="string">g the communities of both bacteria and viruses, but we found no effects of patch heterogeneity. The reductions in beta diversity are unlikely to be a result of mass effects and only partly explained by indirect dispersal-mediated interactions with phytopl</meta:user-defined>
    <meta:user-defined meta:name="Mendeley_Bookmark_IOem02q758_19" meta:value-type="string">ankton and zooplankton. Our results suggest that even a very limited exchange among local communities can alter the trajectory of bacterial and viral communities at small temporal and spatial scales.", "publisher": "Nature Publishing Group"}}], "schema": </meta:user-defined>
    <meta:user-defined meta:name="Mendeley_Bookmark_IOem02q758_2" meta:value-type="string">. 2013; Vannette et al. 2016)"}, "citationItems": [{"uris": ["http://www.mendeley.com/documents/?uuid=afcdb0f8-e8a6-3dcd-8acf-e10720fe3638"], "id": "ITEM-1", "itemData": {"container-title": "Ecology", "type": "article-journal", "title": "Forest area and c</meta:user-defined>
    <meta:user-defined meta:name="Mendeley_Bookmark_IOem02q758_20" meta:value-type="string">"https://github.com/citation-style-language/schema/raw/master/csl-citation.json", "properties": {"noteIndex": 0}}</meta:user-defined>
    <meta:user-defined meta:name="Mendeley_Bookmark_IOem02q758_3" meta:value-type="string">onnectivity influence root-associated fungal communities in a fragmented landscape", "author": [{"given": "Rachel L", "suffix": "", "family": "Vannette", "dropping-particle": "", "non-dropping-particle": "", "parse-names": false}, {"given": "Devin R", "su</meta:user-defined>
    <meta:user-defined meta:name="Mendeley_Bookmark_IOem02q758_4" meta:value-type="string">ffix": "", "family": "Leopold", "dropping-particle": "", "non-dropping-particle": "", "parse-names": false}, {"given": "Tadashi", "suffix": "", "family": "Fukami", "dropping-particle": "", "non-dropping-particle": "", "parse-names": false}], "issue": "9",</meta:user-defined>
    <meta:user-defined meta:name="Mendeley_Bookmark_IOem02q758_5" meta:value-type="string"> "id": "ITEM-1", "DOI": "10.1002/ecy.1472", "ISBN": "1939-9170", "issued": {"date-parts": [["2016", "9"]]}, "volume": "97", "ISSN": "00129658", "page": "2374-2383", "PMID": "27859069", "abstract": "Habitat fragmentation is well known to affect plant and a</meta:user-defined>
    <meta:user-defined meta:name="Mendeley_Bookmark_IOem02q758_6" meta:value-type="string">nimal diversity as a result of reduced habitat area and connectivity, but its effects on microorganisms are poorly understood. Using high-throughput sequencing of two regions of the rRNA gene, we studied the effects of forest area and connectivity on the </meta:user-defined>
    <meta:user-defined meta:name="Mendeley_Bookmark_IOem02q758_7" meta:value-type="string">diversity and composition of fungi associated with the roots of the dominant tree, Metrosideros polymorpha, in a lava-fragmented landscape on the Island of Hawaii. We found that local fungal diversity increased with forest area, whereas fungal species com</meta:user-defined>
    <meta:user-defined meta:name="Mendeley_Bookmark_IOem02q758_8" meta:value-type="string">position was correlated with fragment connectivity. Fragment size and connectivity were significant predictors even when we included environmental covariates, which were also associated with fungal diversity and composition. Fungal species composition was</meta:user-defined>
    <meta:user-defined meta:name="Mendeley_Bookmark_IOem02q758_9" meta:value-type="string"> more similar among highly connected fragments than among poorly connected ones. We also identified individual taxa that varied in abundance with connectivity. Taken together, our results show that habitat fragmentation can alter microbial diversity and c</meta:user-defined>
    <meta:user-defined meta:name="Mendeley_Bookmark_IWXjDCC6ly_1" meta:value-type="string">ADDIN CSL_CITATION {"mendeley": {"previouslyFormattedCitation": "(Martiny &lt;i&gt;et al.&lt;/i&gt; 2011)", "formattedCitation": "(Martiny &lt;i&gt;et al.&lt;/i&gt; 2011)", "plainTextFormattedCitation": "(Martiny et al. 2011)"}, "citationItems": [{"uris": ["http://www.mendeley.c</meta:user-defined>
    <meta:user-defined meta:name="Mendeley_Bookmark_IWXjDCC6ly_10" meta:value-type="string">dispersal limitation at local scales can contribute to \u03b2-diversity, even though the 16S rRNA genes of the relatively common taxa are globally distributed. These results highlight the importance of considering multiple spatial scales for understanding</meta:user-defined>
    <meta:user-defined meta:name="Mendeley_Bookmark_IWXjDCC6ly_11" meta:value-type="string"> microbial biogeography."}}], "schema": "https://github.com/citation-style-language/schema/raw/master/csl-citation.json", "properties": {"noteIndex": 0}}</meta:user-defined>
    <meta:user-defined meta:name="Mendeley_Bookmark_IWXjDCC6ly_2" meta:value-type="string">om/documents/?uuid=01e5b127-9f02-490b-afc0-6d58fcc7c1e2"], "id": "ITEM-1", "itemData": {"container-title": "Proceedings of the National Academy of Sciences of the United States of America", "type": "article-journal", "title": "Drivers of bacterial \u03b2-</meta:user-defined>
    <meta:user-defined meta:name="Mendeley_Bookmark_IWXjDCC6ly_3" meta:value-type="string">diversity depend on spatial scale", "author": [{"given": "Jennifer B H", "suffix": "", "family": "Martiny", "dropping-particle": "", "non-dropping-particle": "", "parse-names": false}, {"given": "Jonathan A", "suffix": "", "family": "Eisen", "dropping-par</meta:user-defined>
    <meta:user-defined meta:name="Mendeley_Bookmark_IWXjDCC6ly_4" meta:value-type="string">ticle": "", "non-dropping-particle": "", "parse-names": false}, {"given": "Kevin", "suffix": "", "family": "Penn", "dropping-particle": "", "non-dropping-particle": "", "parse-names": false}, {"given": "Steven D", "suffix": "", "family": "Allison", "dropp</meta:user-defined>
    <meta:user-defined meta:name="Mendeley_Bookmark_IWXjDCC6ly_5" meta:value-type="string">ing-particle": "", "non-dropping-particle": "", "parse-names": false}, {"given": "M Claire", "suffix": "", "family": "Horner-Devine", "dropping-particle": "", "non-dropping-particle": "", "parse-names": false}], "issue": "19", "id": "ITEM-1", "DOI": "10.1</meta:user-defined>
    <meta:user-defined meta:name="Mendeley_Bookmark_IWXjDCC6ly_6" meta:value-type="string">073/pnas.1016308108/-/DCSupplemental.www.pnas.org/cgi/doi/10.1073/pnas.1016308108", "ISBN": "1016308108", "issued": {"date-parts": [["2011"]]}, "volume": "108", "ISSN": "0027-8424", "page": "7850-7854", "PMID": "21518859", "abstract": "The factors driving</meta:user-defined>
    <meta:user-defined meta:name="Mendeley_Bookmark_IWXjDCC6ly_7" meta:value-type="string"> \u03b2-diversity (variation in community composi- tion) yield insights into the maintenance of biodiversity on the planet. Here we tested whether the mechanisms that underlie bacterial \u03b2-diversity vary over centimeters to continental spatial scales </meta:user-defined>
    <meta:user-defined meta:name="Mendeley_Bookmark_IWXjDCC6ly_8" meta:value-type="string">by comparing the composition of ammonia-oxidizing bacte- ria communities in salt marsh sediments. As observed in studies of macroorganisms, the drivers of salt marsh bacterial \u03b2-diversity depend on spatial scale. In contrast to macroorganism studies,</meta:user-defined>
    <meta:user-defined meta:name="Mendeley_Bookmark_IWXjDCC6ly_9" meta:value-type="string"> however, we found no evidence of evolutionary diversification of ammonia-oxidizing bacteria taxa at the continental scale, de- spite an overall relationship between geographic distance and community similarity. Our data are consistent with the idea that </meta:user-defined>
    <meta:user-defined meta:name="Mendeley_Bookmark_JFR7lpwm2U_1" meta:value-type="string">ADDIN CSL_CITATION {"mendeley": {"previouslyFormattedCitation": "(Nekola &amp; White 1999; Condit &lt;i&gt;et al.&lt;/i&gt; 2002; Soininen &lt;i&gt;et al.&lt;/i&gt; 2007)", "formattedCitation": "(Nekola &amp; White 1999; Condit &lt;i&gt;et al.&lt;/i&gt; 2002; Soininen &lt;i&gt;et al.&lt;/i&gt; 2007)", "plainTe</meta:user-defined>
    <meta:user-defined meta:name="Mendeley_Bookmark_JFR7lpwm2U_10" meta:value-type="string">and 1.9 times higher than microseeded/spore species) and 2.1 times higher for herbs than woody plants. There was no distance decay for rare species, while species of intermediate frequency had 2.0 times higher distance decay rates than common species. The</meta:user-defined>
    <meta:user-defined meta:name="Mendeley_Bookmark_JFR7lpwm2U_11" meta:value-type="string"> rate of distance decay was 2.7 times higher for floras from the fragmented Appalachians than for floras from the contiguous boreal forest. Main conclusions The distance decay of similarity can be caused by either a decrease in environmental similarity wi</meta:user-defined>
    <meta:user-defined meta:name="Mendeley_Bookmark_JFR7lpwm2U_12" meta:value-type="string">th distance (e.g. climatic gradients) or by limits to dispersal and niche width differences among taxa. Regardless of cause, the distance decay of similarity provides a simple descriptor of how biological diversity is distributed and therefore has consequ</meta:user-defined>
    <meta:user-defined meta:name="Mendeley_Bookmark_JFR7lpwm2U_13" meta:value-type="string">ences for conservation strategy."}}, {"uris": ["http://www.mendeley.com/documents/?uuid=9379dc4e-e875-4c7b-b0bc-0e80fb99af61"], "id": "ITEM-2", "itemData": {"container-title": "Science", "type": "article-journal", "title": "Beta-diversity in tropical fore</meta:user-defined>
    <meta:user-defined meta:name="Mendeley_Bookmark_JFR7lpwm2U_14" meta:value-type="string">st trees.", "author": [{"given": "Richard", "suffix": "", "family": "Condit", "dropping-particle": "", "non-dropping-particle": "", "parse-names": false}, {"given": "Nigel", "suffix": "", "family": "Pitman", "dropping-particle": "", "non-dropping-particle</meta:user-defined>
    <meta:user-defined meta:name="Mendeley_Bookmark_JFR7lpwm2U_15" meta:value-type="string">": "", "parse-names": false}, {"given": "Egbert G", "suffix": "", "family": "Leigh", "dropping-particle": "", "non-dropping-particle": "", "parse-names": false}, {"given": "J\u00e9r\u00f4me", "suffix": "", "family": "Chave", "dropping-particle": "", "non-</meta:user-defined>
    <meta:user-defined meta:name="Mendeley_Bookmark_JFR7lpwm2U_16" meta:value-type="string">dropping-particle": "", "parse-names": false}, {"given": "John", "suffix": "", "family": "Terborgh", "dropping-particle": "", "non-dropping-particle": "", "parse-names": false}, {"given": "Robin B", "suffix": "", "family": "Foster", "dropping-particle": "</meta:user-defined>
    <meta:user-defined meta:name="Mendeley_Bookmark_JFR7lpwm2U_17" meta:value-type="string">", "non-dropping-particle": "", "parse-names": false}, {"given": "Percy", "suffix": "", "family": "N\u00fa\u00f1ez", "dropping-particle": "", "non-dropping-particle": "", "parse-names": false}, {"given": "Salom\u00f3n", "suffix": "", "family": "Aguilar", </meta:user-defined>
    <meta:user-defined meta:name="Mendeley_Bookmark_JFR7lpwm2U_18" meta:value-type="string">"dropping-particle": "", "non-dropping-particle": "", "parse-names": false}, {"given": "Renato", "suffix": "", "family": "Valencia", "dropping-particle": "", "non-dropping-particle": "", "parse-names": false}, {"given": "Gorky", "suffix": "", "family": "V</meta:user-defined>
    <meta:user-defined meta:name="Mendeley_Bookmark_JFR7lpwm2U_19" meta:value-type="string">illa", "dropping-particle": "", "non-dropping-particle": "", "parse-names": false}, {"given": "Helene C", "suffix": "", "family": "Muller-Landau", "dropping-particle": "", "non-dropping-particle": "", "parse-names": false}, {"given": "Elizabeth", "suffix"</meta:user-defined>
    <meta:user-defined meta:name="Mendeley_Bookmark_JFR7lpwm2U_2" meta:value-type="string">xtFormattedCitation": "(Nekola &amp; White 1999; Condit et al. 2002; Soininen et al. 2007)"}, "citationItems": [{"uris": ["http://www.mendeley.com/documents/?uuid=8fca5d31-0bcc-471c-b0bb-6982020a5fe0"], "id": "ITEM-1", "itemData": {"container-title": "Journal</meta:user-defined>
    <meta:user-defined meta:name="Mendeley_Bookmark_JFR7lpwm2U_20" meta:value-type="string">: "", "family": "Losos", "dropping-particle": "", "non-dropping-particle": "", "parse-names": false}, {"given": "Stephen P", "suffix": "", "family": "Hubbell", "dropping-particle": "", "non-dropping-particle": "", "parse-names": false}], "issue": "5555", </meta:user-defined>
    <meta:user-defined meta:name="Mendeley_Bookmark_JFR7lpwm2U_21" meta:value-type="string">"id": "ITEM-2", "DOI": "10.1126/science.1066854", "issued": {"date-parts": [["2002", "1", "25"]]}, "volume": "295", "ISSN": "1095-9203", "page": "666-669", "PMID": "11809969", "abstract": "The high alpha-diversity of tropical forests has been amply docume</meta:user-defined>
    <meta:user-defined meta:name="Mendeley_Bookmark_JFR7lpwm2U_22" meta:value-type="string">nted, but beta-diversity-how species composition changes with distance-has seldom been studied. We present quantitative estimates of beta-diversity for tropical trees by comparing species composition of plots in lowland terra firme forest in Panama, Ecuad</meta:user-defined>
    <meta:user-defined meta:name="Mendeley_Bookmark_JFR7lpwm2U_23" meta:value-type="string">or, and Peru. We compare observations with predictions derived from a neutral model in which habitat is uniform and only dispersal and speciation influence species turnover. We find that beta-diversity is higher in Panama than in western Amazonia and that</meta:user-defined>
    <meta:user-defined meta:name="Mendeley_Bookmark_JFR7lpwm2U_24" meta:value-type="string"> patterns in both areas are inconsistent with the neutral model. In Panama, habitat variation appears to increase species turnover relative to Amazonia, where unexpectedly low turnover over great distances suggests that population densities of some specie</meta:user-defined>
    <meta:user-defined meta:name="Mendeley_Bookmark_JFR7lpwm2U_25" meta:value-type="string">s are bounded by as yet unidentified processes. At intermediate scales in both regions, observations can be matched by theory, suggesting that dispersal limitation, with speciation, influences species turnover."}}, {"uris": ["http://www.mendeley.com/docum</meta:user-defined>
    <meta:user-defined meta:name="Mendeley_Bookmark_JFR7lpwm2U_26" meta:value-type="string">ents/?uuid=2726dc66-3ebe-49f8-9de2-30ca47464fd3"], "id": "ITEM-3", "itemData": {"container-title": "Ecography", "type": "article-journal", "title": "The distance decay of similarity in ecological communities", "author": [{"given": "Janne", "suffix": "", "</meta:user-defined>
    <meta:user-defined meta:name="Mendeley_Bookmark_JFR7lpwm2U_27" meta:value-type="string">family": "Soininen", "dropping-particle": "", "non-dropping-particle": "", "parse-names": false}, {"given": "Robert", "suffix": "", "family": "McDonald", "dropping-particle": "", "non-dropping-particle": "", "parse-names": false}, {"given": "Helmut", "suf</meta:user-defined>
    <meta:user-defined meta:name="Mendeley_Bookmark_JFR7lpwm2U_28" meta:value-type="string">fix": "", "family": "Hillebrand", "dropping-particle": "", "non-dropping-particle": "", "parse-names": false}], "issue": "1", "id": "ITEM-3", "DOI": "10.1111/j.2006.0906-7590.04817.x", "ISBN": "0906-7590\\n1600-0587", "issued": {"date-parts": [["2007", "2</meta:user-defined>
    <meta:user-defined meta:name="Mendeley_Bookmark_JFR7lpwm2U_29" meta:value-type="string">"]]}, "volume": "30", "ISSN": "09067590", "page": "3-12", "PMID": "414", "abstract": "Biological similartiy typically decreases with geographical distance. Despite the recent attention to the distance decay relationship, there is no consensus on how the r</meta:user-defined>
    <meta:user-defined meta:name="Mendeley_Bookmark_JFR7lpwm2U_3" meta:value-type="string"> of Biogeography", "type": "article-journal", "title": "The distance decay of similarity in biogeography and ecology", "author": [{"given": "Jeffrey C.", "suffix": "", "family": "Nekola", "dropping-particle": "", "non-dropping-particle": "", "parse-names"</meta:user-defined>
    <meta:user-defined meta:name="Mendeley_Bookmark_JFR7lpwm2U_30" meta:value-type="string">elationship varies across organism groups, geographic gradients and environments. We first conducted a quantitative meta-analysis of 401 distance decay relationships across a wide range of organisms, ecosystems and geographical gradients, and then united </meta:user-defined>
    <meta:user-defined meta:name="Mendeley_Bookmark_JFR7lpwm2U_31" meta:value-type="string">the effects of categorical and continuous variables on the rate of distance decay using a general linear model (GLM). As effect sizes we used the similarity at one km distance (initial similarity) and the distance that halves the similarity from its value</meta:user-defined>
    <meta:user-defined meta:name="Mendeley_Bookmark_JFR7lpwm2U_32" meta:value-type="string"> at one km distance (halving distance). Both the initial similarity and halving distance were significantly affected by variables characterizing the spatial scale, organism properties, study region and ecosystem concerned. The patterns appear robust as th</meta:user-defined>
    <meta:user-defined meta:name="Mendeley_Bookmark_JFR7lpwm2U_33" meta:value-type="string">e results of meta-analysis and GLM only differed in marginal details. According to GLM with Akaike's information criterion, the most parsimonious models explained 55.3 and 37.6% of variance in initial similarity and halving distance, respectively. Across </meta:user-defined>
    <meta:user-defined meta:name="Mendeley_Bookmark_JFR7lpwm2U_34" meta:value-type="string">large scales, similarity was decreasing slightly faster at high latitudes than at low latitudes, while small-scale turnover was higher at low latitudes. We also found significant differences in initial similarity among the realms, with terrestrial systems</meta:user-defined>
    <meta:user-defined meta:name="Mendeley_Bookmark_JFR7lpwm2U_35" meta:value-type="string"> showing higher small-scale beta diversity. The decrease in community similarity at large scales was higher among organisms that are actively mobile than among passively dispersed organisms. We conclude that regression of similarity against distance unite</meta:user-defined>
    <meta:user-defined meta:name="Mendeley_Bookmark_JFR7lpwm2U_36" meta:value-type="string">s several ecological phenomena such as dispersal propensity and environmental structuring, and provides an effective approach for gauging the spatial turnover across sites. We also found that the patterns in beta-diversity are highly scale-dependent."}}],</meta:user-defined>
    <meta:user-defined meta:name="Mendeley_Bookmark_JFR7lpwm2U_37" meta:value-type="string"> "schema": "https://github.com/citation-style-language/schema/raw/master/csl-citation.json", "properties": {"noteIndex": 0}}</meta:user-defined>
    <meta:user-defined meta:name="Mendeley_Bookmark_JFR7lpwm2U_4" meta:value-type="string">: false}, {"given": "Peter S.", "suffix": "", "family": "White", "dropping-particle": "", "non-dropping-particle": "", "parse-names": false}], "issue": "4", "id": "ITEM-1", "DOI": "10.1046/j.1365-2699.1999.00305.x", "ISBN": "0305-0270", "issued": {"date-p</meta:user-defined>
    <meta:user-defined meta:name="Mendeley_Bookmark_JFR7lpwm2U_5" meta:value-type="string">arts": [["1999", "7"]]}, "volume": "26", "ISSN": "03050270", "page": "867-878", "PMID": "1745", "abstract": "Aim Our aim was to understand how similarity changes with distance in biological communities, to use the distance decay perspective as quantitativ</meta:user-defined>
    <meta:user-defined meta:name="Mendeley_Bookmark_JFR7lpwm2U_6" meta:value-type="string">e technique to describe biogeographic pattern, and to explore whether growth form, dispersal type, rarity, or support affected the rate of distance decay in similarity. Location North American spruce-fir forests, Appalachian montane spruce-fir forests. Me</meta:user-defined>
    <meta:user-defined meta:name="Mendeley_Bookmark_JFR7lpwm2U_7" meta:value-type="string">thods We estimated rates of distance decay through regression of log-transformed compositional similarity against distance for pairwise comparisons of thirty-four white spruce plots and twenty-six black spruce plots distributed from eastern Canada to Alas</meta:user-defined>
    <meta:user-defined meta:name="Mendeley_Bookmark_JFR7lpwm2U_8" meta:value-type="string">ka, six regional floras along the crest of the Appalachians, and six regional floras along the east\u2013west extent of the boreal forest. Results Similarity decreased significantly with distance, with the most linear models relating the log of similarity</meta:user-defined>
    <meta:user-defined meta:name="Mendeley_Bookmark_JFR7lpwm2U_9" meta:value-type="string"> to untransformed distance. The rate of similarity decay was 1.5\u20131.9 times higher for vascular plants than for bryophytes. The rate of distance decay was highest for berry-fruited and nut-bearing species (1.7 times higher than plumose-seeded species </meta:user-defined>
    <meta:user-defined meta:name="Mendeley_Bookmark_JkR28l0wbG_1" meta:value-type="string">ADDIN CSL_CITATION {"mendeley": {"previouslyFormattedCitation": "(Schmidt &lt;i&gt;et al.&lt;/i&gt; 2017)", "formattedCitation": "(Schmidt &lt;i&gt;et al.&lt;/i&gt; 2017)", "plainTextFormattedCitation": "(Schmidt et al. 2017)"}, "citationItems": [{"uris": ["http://www.mendeley.c</meta:user-defined>
    <meta:user-defined meta:name="Mendeley_Bookmark_JkR28l0wbG_10" meta:value-type="string">ithub.com/citation-style-language/schema/raw/master/csl-citation.json", "properties": {"noteIndex": 0}}</meta:user-defined>
    <meta:user-defined meta:name="Mendeley_Bookmark_JkR28l0wbG_2" meta:value-type="string">om/documents/?uuid=1c8e1017-3ded-35e3-8e4a-191977c2c894"], "id": "ITEM-1", "itemData": {"container-title": "The ISME Journal", "type": "article-journal", "title": "A family of interaction-adjusted indices of community similarity", "author": [{"given": "Th</meta:user-defined>
    <meta:user-defined meta:name="Mendeley_Bookmark_JkR28l0wbG_3" meta:value-type="string">omas Sebastian Benedikt", "suffix": "", "family": "Schmidt", "dropping-particle": "", "non-dropping-particle": "", "parse-names": false}, {"given": "Jo\u00e3o Frederico", "suffix": "", "family": "Matias Rodrigues", "dropping-particle": "", "non-dropping-p</meta:user-defined>
    <meta:user-defined meta:name="Mendeley_Bookmark_JkR28l0wbG_4" meta:value-type="string">article": "", "parse-names": false}, {"given": "Christian", "suffix": "", "family": "Mering", "dropping-particle": "", "non-dropping-particle": "von", "parse-names": false}], "issue": "3", "id": "ITEM-1", "DOI": "10.1038/ismej.2016.139", "issued": {"date-</meta:user-defined>
    <meta:user-defined meta:name="Mendeley_Bookmark_JkR28l0wbG_5" meta:value-type="string">parts": [["2017", "3", "9"]]}, "volume": "11", "ISSN": "1751-7362", "page": "791-807", "PMID": "27935587", "abstract": "Interactions between taxa are essential drivers of ecological community structure and dynamics, but they are not taken into account by </meta:user-defined>
    <meta:user-defined meta:name="Mendeley_Bookmark_JkR28l0wbG_6" meta:value-type="string">traditional indices of \u03b2 diversity. In this study, we propose a novel family of indices that quantify community similarity in the context of taxa interaction networks. Using publicly available datasets, we assessed the performance of two specific ind</meta:user-defined>
    <meta:user-defined meta:name="Mendeley_Bookmark_JkR28l0wbG_7" meta:value-type="string">ices that are Taxa INteraction-Adjusted (TINA, based on taxa co-occurrence networks), and Phylogenetic INteraction-Adjusted (PINA, based on phylogenetic similarities). TINA and PINA outperformed traditional indices when partitioning human-associated micro</meta:user-defined>
    <meta:user-defined meta:name="Mendeley_Bookmark_JkR28l0wbG_8" meta:value-type="string">bial communities according to habitat, even for extremely downsampled datasets, and when organising ocean micro-eukaryotic plankton diversity according to geographical and physicochemical gradients. We argue that interaction-adjusted indices capture novel</meta:user-defined>
    <meta:user-defined meta:name="Mendeley_Bookmark_JkR28l0wbG_9" meta:value-type="string"> aspects of diversity outside the scope of traditional approaches, highlighting the biological significance of ecological association networks in the interpretation of community similarity.", "publisher": "Nature Publishing Group"}}], "schema": "https://g</meta:user-defined>
    <meta:user-defined meta:name="Mendeley_Bookmark_KkzpFMMjlJ_1" meta:value-type="string">ADDIN CSL_CITATION {"mendeley": {"previouslyFormattedCitation": "(Warmink &lt;i&gt;et al.&lt;/i&gt; 2011)", "formattedCitation": "(Warmink &lt;i&gt;et al.&lt;/i&gt; 2011)", "plainTextFormattedCitation": "(Warmink et al. 2011)"}, "citationItems": [{"uris": ["http://www.mendeley.c</meta:user-defined>
    <meta:user-defined meta:name="Mendeley_Bookmark_KkzpFMMjlJ_10" meta:value-type="string">ntroduction of the organism to a bacterial community from soil and on the basis of a similar organism that was naturally present. One strain, Dyella japonica BS003, was identified as an avid comigrator with B. terrae BS001, although it appeared to lag beh</meta:user-defined>
    <meta:user-defined meta:name="Mendeley_Bookmark_KkzpFMMjlJ_11" meta:value-type="string">ind the latter strain in its migration speed. Further examination of the B. terrae BS001/. D. japonica BS003 interaction at Lyophyllum sp. strain Karsten hyphae showed that the presence of the D. japonica strain did not negatively affect the growth and mi</meta:user-defined>
    <meta:user-defined meta:name="Mendeley_Bookmark_KkzpFMMjlJ_12" meta:value-type="string">gration of B. terrae BS001 with the fungus. A biofilm of B. terrae BS001 was formed on the fungal hyphal front, and we postulate a role for this biofilm in the migration helper effect. ?? 2010."}}], "schema": "https://github.com/citation-style-language/sc</meta:user-defined>
    <meta:user-defined meta:name="Mendeley_Bookmark_KkzpFMMjlJ_13" meta:value-type="string">hema/raw/master/csl-citation.json", "properties": {"noteIndex": 0}}</meta:user-defined>
    <meta:user-defined meta:name="Mendeley_Bookmark_KkzpFMMjlJ_2" meta:value-type="string">om/documents/?uuid=a09ba455-71c9-3151-8bf4-122523835e99"], "id": "ITEM-1", "itemData": {"container-title": "Soil Biology and Biochemistry", "type": "article-journal", "title": "Hitchhikers on the fungal highway: The helper effect for bacterial migration v</meta:user-defined>
    <meta:user-defined meta:name="Mendeley_Bookmark_KkzpFMMjlJ_3" meta:value-type="string">ia fungal hyphae", "author": [{"given": "J. A.", "suffix": "", "family": "Warmink", "dropping-particle": "", "non-dropping-particle": "", "parse-names": false}, {"given": "R.", "suffix": "", "family": "Nazir", "dropping-particle": "", "non-dropping-partic</meta:user-defined>
    <meta:user-defined meta:name="Mendeley_Bookmark_KkzpFMMjlJ_4" meta:value-type="string">le": "", "parse-names": false}, {"given": "B.", "suffix": "", "family": "Corten", "dropping-particle": "", "non-dropping-particle": "", "parse-names": false}, {"given": "J. D.", "suffix": "", "family": "Elsas .", "dropping-particle": "", "non-dropping-par</meta:user-defined>
    <meta:user-defined meta:name="Mendeley_Bookmark_KkzpFMMjlJ_5" meta:value-type="string">ticle": "van", "parse-names": false}], "page": "760-765", "id": "ITEM-1", "DOI": "10.1016/j.soilbio.2010.12.009", "ISBN": "0038-0717", "issued": {"date-parts": [["2011", "4"]]}, "volume": "43", "ISSN": "00380717", "issue": "4", "abstract": "Previous work </meta:user-defined>
    <meta:user-defined meta:name="Mendeley_Bookmark_KkzpFMMjlJ_6" meta:value-type="string">in our laboratory showed that several bacterial strains, either singly or in association with other bacteria (community migration), were capable of migrating together with the saprotrophic fungus Lyophyllum sp. strain Karsten through soil microcosms. A po</meta:user-defined>
    <meta:user-defined meta:name="Mendeley_Bookmark_KkzpFMMjlJ_7" meta:value-type="string">ssible involvement of the type III secretion system (TTSS) in migration was indicated. In this study, we addressed the basis of the community migration, which might lie in a migration helper effect exerted by particular single-strain migrators on other me</meta:user-defined>
    <meta:user-defined meta:name="Mendeley_Bookmark_KkzpFMMjlJ_8" meta:value-type="string">mbers of the community. Different culturing (plating) as well as culture-independent (PCR-DGGE) methods were applied to assess the effects of putative bacterial helpers in the migration. We used, as a model, the migration-proficient Burkholderia terrae BS</meta:user-defined>
    <meta:user-defined meta:name="Mendeley_Bookmark_KkzpFMMjlJ_9" meta:value-type="string">001 as the canonical helper strain. PCR-DGGE analysis of the soil system with or without added strain BS001, revealed that the latter consistently stimulated the migration of different bacterial species through the soil. This was observed both following i</meta:user-defined>
    <meta:user-defined meta:name="Mendeley_Bookmark_Kpoz7OP0sx_1" meta:value-type="string">ADDIN CSL_CITATION {"mendeley": {"previouslyFormattedCitation": "(Muyzer 1999; Glenn 2011)", "formattedCitation": "(Muyzer 1999; Glenn 2011)", "plainTextFormattedCitation": "(Muyzer 1999; Glenn 2011)"}, "citationItems": [{"uris": ["http://www.mendeley.com</meta:user-defined>
    <meta:user-defined meta:name="Mendeley_Bookmark_Kpoz7OP0sx_10" meta:value-type="string">latform to enable direct comparisons. In terms of cost per megabase (Mb) of sequence, the Illumina and SOLiD platforms are clearly superior (\u2264 $0.10/Mb vs. &gt; $10/Mb for 454 and some Ion Torrent chips). In terms of cost per nonmultiplexed sample and i</meta:user-defined>
    <meta:user-defined meta:name="Mendeley_Bookmark_Kpoz7OP0sx_11" meta:value-type="string">nstrument run time, the Pacific Biosciences and Ion Torrent platforms excel, with the 454 GS Junior and Illumina MiSeq also notable in this regard. All platforms allow multiplexing of samples, but details of library preparation, experimental design and da</meta:user-defined>
    <meta:user-defined meta:name="Mendeley_Bookmark_Kpoz7OP0sx_12" meta:value-type="string">ta analysis can constrain the options. The wide range of characteristics among available platforms provides opportunities both to conduct groundbreaking studies and to waste money on scales that were previously infeasible. Thus, careful thought about the </meta:user-defined>
    <meta:user-defined meta:name="Mendeley_Bookmark_Kpoz7OP0sx_13" meta:value-type="string">desired characteristics of these systems is warranted before purchasing or using any of them. Updated information from this guide will be maintained at: http://dna.uga.edu/ and http://tomato.biol.trinity.edu/blog/.", "publisher": "Blackwell Publishing Ltd</meta:user-defined>
    <meta:user-defined meta:name="Mendeley_Bookmark_Kpoz7OP0sx_14" meta:value-type="string">"}}], "schema": "https://github.com/citation-style-language/schema/raw/master/csl-citation.json", "properties": {"noteIndex": 0}}</meta:user-defined>
    <meta:user-defined meta:name="Mendeley_Bookmark_Kpoz7OP0sx_2" meta:value-type="string">/documents/?uuid=959a2cab-951f-3297-85ba-76a9931d0b74"], "id": "ITEM-1", "itemData": {"container-title": "Current Opinion in Microbiology", "type": "article", "title": "DGGE/TGGE a method for identifying genes from natural ecosystems", "author": [{"given"</meta:user-defined>
    <meta:user-defined meta:name="Mendeley_Bookmark_Kpoz7OP0sx_3" meta:value-type="string">: "Gerard", "suffix": "", "family": "Muyzer", "dropping-particle": "", "non-dropping-particle": "", "parse-names": false}], "issue": "3", "id": "ITEM-1", "DOI": "10.1016/S1369-5274(99)80055-1", "ISBN": "1369-5274 (Print)", "issued": {"date-parts": [["1999</meta:user-defined>
    <meta:user-defined meta:name="Mendeley_Bookmark_Kpoz7OP0sx_4" meta:value-type="string">", "6"]]}, "volume": "2", "ISSN": "13695274", "page": "317-322", "PMID": "10383868", "abstract": "Five years after the introduction of denaturing gradient gel electrophoresis (DGGE) and temperature gradient gel electrophoresis (TGGE) in environmental micr</meta:user-defined>
    <meta:user-defined meta:name="Mendeley_Bookmark_Kpoz7OP0sx_5" meta:value-type="string">obiology these techniques are now routinely used in many microbiological laboratories worldwide as molecular tools to compare the diversity of microbial communities and to monitor population dynamics. Recent advances in these techniques have demonstrated </meta:user-defined>
    <meta:user-defined meta:name="Mendeley_Bookmark_Kpoz7OP0sx_6" meta:value-type="string">their importance in microbial ecology."}}, {"uris": ["http://www.mendeley.com/documents/?uuid=79fcf072-a436-4af9-bf2f-6375a0af7c98"], "id": "ITEM-2", "itemData": {"container-title": "Molecular Ecology Resources", "type": "article-journal", "title": "Field</meta:user-defined>
    <meta:user-defined meta:name="Mendeley_Bookmark_Kpoz7OP0sx_7" meta:value-type="string"> guide to next-generation DNA sequencers.", "author": [{"given": "Travis C.", "suffix": "", "family": "Glenn", "dropping-particle": "", "non-dropping-particle": "", "parse-names": false}], "issue": "5", "id": "ITEM-2", "DOI": "10.1111/j.1755-0998.2011.030</meta:user-defined>
    <meta:user-defined meta:name="Mendeley_Bookmark_Kpoz7OP0sx_8" meta:value-type="string">24.x", "ISBN": "1755-098X", "issued": {"date-parts": [["2011", "9"]]}, "volume": "11", "ISSN": "1755-0998", "page": "759-769", "PMID": "21592312", "abstract": "The diversity of available 2(nd) and 3(rd) generation DNA sequencing platforms is increasing ra</meta:user-defined>
    <meta:user-defined meta:name="Mendeley_Bookmark_Kpoz7OP0sx_9" meta:value-type="string">pidly. Costs for these systems range from &lt; $100,000 to more than $1,000,000, with instrument run times ranging from minutes to weeks. Extensive trade-offs exist among these platforms. I summarize the major characteristics of each commercially available p</meta:user-defined>
    <meta:user-defined meta:name="Mendeley_Bookmark_LJ2QNzhkh4_1" meta:value-type="string">ADDIN CSL_CITATION {"mendeley": {"previouslyFormattedCitation": "(Galand &lt;i&gt;et al.&lt;/i&gt; 2009)", "formattedCitation": "(Galand &lt;i&gt;et al.&lt;/i&gt; 2009)", "plainTextFormattedCitation": "(Galand et al. 2009)"}, "citationItems": [{"uris": ["http://www.mendeley.com/</meta:user-defined>
    <meta:user-defined meta:name="Mendeley_Bookmark_LJ2QNzhkh4_10" meta:value-type="string">followed patterns similar to those of the most abundant members of the community and of the entire community. The abundance distributions of rare and abundant phylotypes were different, following a log-series and log-normal model, respectively, and the ta</meta:user-defined>
    <meta:user-defined meta:name="Mendeley_Bookmark_LJ2QNzhkh4_11" meta:value-type="string">xonomic composition of the rare biosphere was similar to the composition of the abundant phylotypes. We conclude that the rare biosphere has a biogeography and that its tremendous diversity is most likely subjected to ecological processes such as selectio</meta:user-defined>
    <meta:user-defined meta:name="Mendeley_Bookmark_LJ2QNzhkh4_12" meta:value-type="string">n, speciation, and extinction.", "publisher": "National Academy of Sciences"}}], "schema": "https://github.com/citation-style-language/schema/raw/master/csl-citation.json", "properties": {"noteIndex": 0}}</meta:user-defined>
    <meta:user-defined meta:name="Mendeley_Bookmark_LJ2QNzhkh4_2" meta:value-type="string">documents/?uuid=bf206a68-a818-3c16-bc96-663d424038b1"], "id": "ITEM-1", "itemData": {"container-title": "Proceedings of the National Academy of Sciences of the United States of America", "type": "article-journal", "title": "Ecology of the rare microbial b</meta:user-defined>
    <meta:user-defined meta:name="Mendeley_Bookmark_LJ2QNzhkh4_3" meta:value-type="string">iosphere of the Arctic Ocean.", "author": [{"given": "Pierre E", "suffix": "", "family": "Galand", "dropping-particle": "", "non-dropping-particle": "", "parse-names": false}, {"given": "Emilio O", "suffix": "", "family": "Casamayor", "dropping-particle":</meta:user-defined>
    <meta:user-defined meta:name="Mendeley_Bookmark_LJ2QNzhkh4_4" meta:value-type="string"> "", "non-dropping-particle": "", "parse-names": false}, {"given": "David L", "suffix": "", "family": "Kirchman", "dropping-particle": "", "non-dropping-particle": "", "parse-names": false}, {"given": "Connie", "suffix": "", "family": "Lovejoy", "dropping</meta:user-defined>
    <meta:user-defined meta:name="Mendeley_Bookmark_LJ2QNzhkh4_5" meta:value-type="string">-particle": "", "non-dropping-particle": "", "parse-names": false}], "issue": "52", "id": "ITEM-1", "DOI": "10.1073/pnas.0908284106", "ISBN": "1091-6490 (Electronic)\\r0027-8424 (Linking)", "issued": {"date-parts": [["2009", "12", "29"]]}, "volume": "106"</meta:user-defined>
    <meta:user-defined meta:name="Mendeley_Bookmark_LJ2QNzhkh4_6" meta:value-type="string">, "ISSN": "1091-6490", "page": "22427-22432", "PMID": "20018741", "abstract": "Understanding the role of microbes in the oceans has focused on taxa that occur in high abundance; yet most of the marine microbial diversity is largely determined by a long ta</meta:user-defined>
    <meta:user-defined meta:name="Mendeley_Bookmark_LJ2QNzhkh4_7" meta:value-type="string">il of low-abundance taxa. This rare biosphere may have a cosmopolitan distribution because of high dispersal and low loss rates, and possibly represents a source of phylotypes that become abundant when environmental conditions change. However, the true ec</meta:user-defined>
    <meta:user-defined meta:name="Mendeley_Bookmark_LJ2QNzhkh4_8" meta:value-type="string">ological role of rare marine microorganisms is still not known. Here, we use pyrosequencing to describe the structure and composition of the rare biosphere and to test whether it represents cosmopolitan taxa or whether, similar to abundant phylotypes, the</meta:user-defined>
    <meta:user-defined meta:name="Mendeley_Bookmark_LJ2QNzhkh4_9" meta:value-type="string"> rare community has a biogeography. Our examination of 740,353 16S rRNA gene sequences from 32 bacterial and archaeal communities from various locations of the Arctic Ocean showed that rare phylotypes did not have a cosmopolitan distribution but, rather, </meta:user-defined>
    <meta:user-defined meta:name="Mendeley_Bookmark_Mj8zDwFxn5_1" meta:value-type="string">ADDIN CSL_CITATION {"mendeley": {"previouslyFormattedCitation": "(Roesch &lt;i&gt;et al.&lt;/i&gt; 2007; Caporaso &lt;i&gt;et al.&lt;/i&gt; 2012)", "formattedCitation": "(Roesch &lt;i&gt;et al.&lt;/i&gt; 2007; Caporaso &lt;i&gt;et al.&lt;/i&gt; 2012)", "plainTextFormattedCitation": "(Roesch et al. 2007</meta:user-defined>
    <meta:user-defined meta:name="Mendeley_Bookmark_Mj8zDwFxn5_10" meta:value-type="string">ber may be so large as to be impractical to test by amplification and sequencing of the highly conserved 16S rRNA gene from soil DNA (Gans et al., 2005). Here we present the use of high throughput DNA pyrosequencing and statistical inference to assess bac</meta:user-defined>
    <meta:user-defined meta:name="Mendeley_Bookmark_Mj8zDwFxn5_11" meta:value-type="string">terial diversity in four soils across a large transect of the western hemisphere. The number of bacterial 16S rRNA sequences obtained from each site varied from 26,140 to 53,533. The most abundant bacterial groups in all four soils were the Bacteroidetes,</meta:user-defined>
    <meta:user-defined meta:name="Mendeley_Bookmark_Mj8zDwFxn5_12" meta:value-type="string"> Betaproteobacteria and Alphaproteobacteria. Using three estimators of diversity, the maximum number of unique sequences (operational taxonomic units roughly corresponding to the species level) never exceeded 52,000 in these soils at the lowest level of d</meta:user-defined>
    <meta:user-defined meta:name="Mendeley_Bookmark_Mj8zDwFxn5_13" meta:value-type="string">issimilarity. Furthermore, the bacterial diversity of the forest soil was phylum rich compared to the agricultural soils, which are species rich but phylum poor. The forest site also showed far less diversity of the Archaea with only 0.009% of all sequenc</meta:user-defined>
    <meta:user-defined meta:name="Mendeley_Bookmark_Mj8zDwFxn5_14" meta:value-type="string">es from that site being from this group as opposed to 4%-12% of the sequences from the three agricultural sites. This work is the most comprehensive examination to date of bacterial diversity in soil and suggests that agricultural management of soil may s</meta:user-defined>
    <meta:user-defined meta:name="Mendeley_Bookmark_Mj8zDwFxn5_15" meta:value-type="string">ignificantly influence the diversity of bacteria and archaea."}}, {"uris": ["http://www.mendeley.com/documents/?uuid=8c43ba82-107e-48a5-928e-9668cd145b37"], "id": "ITEM-2", "itemData": {"container-title": "The ISME Journal", "type": "article-journal", "ti</meta:user-defined>
    <meta:user-defined meta:name="Mendeley_Bookmark_Mj8zDwFxn5_16" meta:value-type="string">tle": "Ultra-high-throughput microbial community analysis on the Illumina HiSeq and MiSeq platforms", "author": [{"given": "J Gregory", "suffix": "", "family": "Caporaso", "dropping-particle": "", "non-dropping-particle": "", "parse-names": false}, {"give</meta:user-defined>
    <meta:user-defined meta:name="Mendeley_Bookmark_Mj8zDwFxn5_17" meta:value-type="string">n": "Christian L", "suffix": "", "family": "Lauber", "dropping-particle": "", "non-dropping-particle": "", "parse-names": false}, {"given": "William a", "suffix": "", "family": "Walters", "dropping-particle": "", "non-dropping-particle": "", "parse-names"</meta:user-defined>
    <meta:user-defined meta:name="Mendeley_Bookmark_Mj8zDwFxn5_18" meta:value-type="string">: false}, {"given": "Donna", "suffix": "", "family": "Berg-Lyons", "dropping-particle": "", "non-dropping-particle": "", "parse-names": false}, {"given": "James", "suffix": "", "family": "Huntley", "dropping-particle": "", "non-dropping-particle": "", "pa</meta:user-defined>
    <meta:user-defined meta:name="Mendeley_Bookmark_Mj8zDwFxn5_19" meta:value-type="string">rse-names": false}, {"given": "Noah", "suffix": "", "family": "Fierer", "dropping-particle": "", "non-dropping-particle": "", "parse-names": false}, {"given": "Sarah M", "suffix": "", "family": "Owens", "dropping-particle": "", "non-dropping-particle": ""</meta:user-defined>
    <meta:user-defined meta:name="Mendeley_Bookmark_Mj8zDwFxn5_2" meta:value-type="string">; Caporaso et al. 2012)"}, "citationItems": [{"uris": ["http://www.mendeley.com/documents/?uuid=911d3dd7-cfff-4b53-9877-cbf33ead7d4b"], "id": "ITEM-1", "itemData": {"container-title": "The ISME journal", "type": "article-journal", "title": "Pyrosequencing</meta:user-defined>
    <meta:user-defined meta:name="Mendeley_Bookmark_Mj8zDwFxn5_20" meta:value-type="string">, "parse-names": false}, {"given": "Jason", "suffix": "", "family": "Betley", "dropping-particle": "", "non-dropping-particle": "", "parse-names": false}, {"given": "Louise", "suffix": "", "family": "Fraser", "dropping-particle": "", "non-dropping-particl</meta:user-defined>
    <meta:user-defined meta:name="Mendeley_Bookmark_Mj8zDwFxn5_21" meta:value-type="string">e": "", "parse-names": false}, {"given": "Markus", "suffix": "", "family": "Bauer", "dropping-particle": "", "non-dropping-particle": "", "parse-names": false}, {"given": "Niall", "suffix": "", "family": "Gormley", "dropping-particle": "", "non-dropping-p</meta:user-defined>
    <meta:user-defined meta:name="Mendeley_Bookmark_Mj8zDwFxn5_22" meta:value-type="string">article": "", "parse-names": false}, {"given": "Jack a", "suffix": "", "family": "Gilbert", "dropping-particle": "", "non-dropping-particle": "", "parse-names": false}, {"given": "Geoff", "suffix": "", "family": "Smith", "dropping-particle": "", "non-drop</meta:user-defined>
    <meta:user-defined meta:name="Mendeley_Bookmark_Mj8zDwFxn5_23" meta:value-type="string">ping-particle": "", "parse-names": false}, {"given": "Rob", "suffix": "", "family": "Knight", "dropping-particle": "", "non-dropping-particle": "", "parse-names": false}], "issue": "8", "id": "ITEM-2", "DOI": "10.1038/ismej.2012.8", "ISBN": "1751-7370 (El</meta:user-defined>
    <meta:user-defined meta:name="Mendeley_Bookmark_Mj8zDwFxn5_24" meta:value-type="string">ectronic)\\n1751-7362 (Linking)", "issued": {"date-parts": [["2012", "8"]]}, "volume": "6", "title-short": "ISME J", "ISSN": "1751-7362", "page": "1621-1624", "PMID": "22402401", "abstract": "DNA sequencing continues to decrease in cost with the Illumina </meta:user-defined>
    <meta:user-defined meta:name="Mendeley_Bookmark_Mj8zDwFxn5_25" meta:value-type="string">HiSeq2000 generating up to 600\u2009Gb of paired-end 100 base reads in a ten-day run. Here we present a protocol for community amplicon sequencing on the HiSeq2000 and MiSeq Illumina platforms, and apply that protocol to sequence 24 microbial communities </meta:user-defined>
    <meta:user-defined meta:name="Mendeley_Bookmark_Mj8zDwFxn5_26" meta:value-type="string">from host-associated and free-living environments. A critical question as more sequencing platforms become available is whether biological conclusions derived on one platform are consistent with what would be derived on a different platform. We show that </meta:user-defined>
    <meta:user-defined meta:name="Mendeley_Bookmark_Mj8zDwFxn5_27" meta:value-type="string">the protocol developed for these instruments successfully recaptures known biological results, and additionally that biological conclusions are consistent across sequencing platforms (the HiSeq2000 versus the MiSeq) and across the sequenced regions of amp</meta:user-defined>
    <meta:user-defined meta:name="Mendeley_Bookmark_Mj8zDwFxn5_28" meta:value-type="string">licons.", "publisher": "International Society for Microbial Ecology"}}], "schema": "https://github.com/citation-style-language/schema/raw/master/csl-citation.json", "properties": {"noteIndex": 0}}</meta:user-defined>
    <meta:user-defined meta:name="Mendeley_Bookmark_Mj8zDwFxn5_3" meta:value-type="string"> enumerates and contrasts soil microbial diversity.", "author": [{"given": "Luiz F W", "suffix": "", "family": "Roesch", "dropping-particle": "", "non-dropping-particle": "", "parse-names": false}, {"given": "Roberta R", "suffix": "", "family": "Fulthorpe</meta:user-defined>
    <meta:user-defined meta:name="Mendeley_Bookmark_Mj8zDwFxn5_4" meta:value-type="string">", "dropping-particle": "", "non-dropping-particle": "", "parse-names": false}, {"given": "Alberto", "suffix": "", "family": "Riva", "dropping-particle": "", "non-dropping-particle": "", "parse-names": false}, {"given": "George", "suffix": "", "family": "</meta:user-defined>
    <meta:user-defined meta:name="Mendeley_Bookmark_Mj8zDwFxn5_5" meta:value-type="string">Casella", "dropping-particle": "", "non-dropping-particle": "", "parse-names": false}, {"given": "Alison K M", "suffix": "", "family": "Hadwin", "dropping-particle": "", "non-dropping-particle": "", "parse-names": false}, {"given": "Angela D", "suffix": "</meta:user-defined>
    <meta:user-defined meta:name="Mendeley_Bookmark_Mj8zDwFxn5_6" meta:value-type="string">", "family": "Kent", "dropping-particle": "", "non-dropping-particle": "", "parse-names": false}, {"given": "Samira H", "suffix": "", "family": "Daroub", "dropping-particle": "", "non-dropping-particle": "", "parse-names": false}, {"given": "Flavio a O", </meta:user-defined>
    <meta:user-defined meta:name="Mendeley_Bookmark_Mj8zDwFxn5_7" meta:value-type="string">"suffix": "", "family": "Camargo", "dropping-particle": "", "non-dropping-particle": "", "parse-names": false}, {"given": "William G", "suffix": "", "family": "Farmerie", "dropping-particle": "", "non-dropping-particle": "", "parse-names": false}, {"given</meta:user-defined>
    <meta:user-defined meta:name="Mendeley_Bookmark_Mj8zDwFxn5_8" meta:value-type="string">": "Eric W", "suffix": "", "family": "Triplett", "dropping-particle": "", "non-dropping-particle": "", "parse-names": false}], "issue": "4", "id": "ITEM-1", "DOI": "10.1038/ismej.2007.53", "issued": {"date-parts": [["2007", "8"]]}, "volume": "1", "ISSN": </meta:user-defined>
    <meta:user-defined meta:name="Mendeley_Bookmark_Mj8zDwFxn5_9" meta:value-type="string">"1751-7362", "page": "283-90", "PMID": "18043639", "abstract": "Estimates of the number of species of bacteria per gram of soil vary between 2000 and 8.3 million (Gans et al., 2005; Schloss and Handelsman, 2006). The highest estimate suggests that the num</meta:user-defined>
    <meta:user-defined meta:name="Mendeley_Bookmark_Ngs6l9gsCt_1" meta:value-type="string">ADDIN CSL_CITATION {"mendeley": {"previouslyFormattedCitation": "(Baselga 2012; Beck &lt;i&gt;et al.&lt;/i&gt; 2013)", "formattedCitation": "(Baselga 2012; Beck &lt;i&gt;et al.&lt;/i&gt; 2013)", "plainTextFormattedCitation": "(Baselga 2012; Beck et al. 2013)"}, "citationItems": </meta:user-defined>
    <meta:user-defined meta:name="Mendeley_Bookmark_Ngs6l9gsCt_10" meta:value-type="string">ling bias and we calculated correlations of the dissimilarity measures of undersampled data with complete data of sites. * Almost all tested metrics showed bias and low correlations under moderate to severe undersampling conditions (as well as deteriorati</meta:user-defined>
    <meta:user-defined meta:name="Mendeley_Bookmark_Ngs6l9gsCt_11" meta:value-type="string">ng precision, i.e. large chance effects on results). Measures that used only species incidence were very sensitive to undersampling, while abundance-based metrics with high dependency on the distribution of the most common taxa were particularly robust. S</meta:user-defined>
    <meta:user-defined meta:name="Mendeley_Bookmark_Ngs6l9gsCt_12" meta:value-type="string">imulated data showed sensitivity of results to the abundance distribution, confirming that data sets of high evenness and/or the application of metrics that are strongly affected by rare species are particularly sensitive to undersampling. * The class of </meta:user-defined>
    <meta:user-defined meta:name="Mendeley_Bookmark_Ngs6l9gsCt_13" meta:value-type="string">beta measure to be used should depend on the research question being asked as different metrics can lead to quite different conclusions even without undersampling effects. For each class of metric, there is a trade-off between robustness to undersampling </meta:user-defined>
    <meta:user-defined meta:name="Mendeley_Bookmark_Ngs6l9gsCt_14" meta:value-type="string">and sensitivity to rare species. In consequence, using incidence-based metrics carries a particular risk of false conclusions when undersampled data are involved. Developing bias corrections for such metrics would be desirable.", "volume": "4", "ISSN": "2</meta:user-defined>
    <meta:user-defined meta:name="Mendeley_Bookmark_Ngs6l9gsCt_15" meta:value-type="string">041210X", "issue": "4", "issued": {"date-parts": [["2013", "4"]]}}}, {"uris": ["http://www.mendeley.com/documents/?uuid=74c31544-4228-40d7-9cb7-3b0ff1acd699"], "id": "ITEM-2", "itemData": {"volume": "21", "container-title": "Global Ecology and Biogeograph</meta:user-defined>
    <meta:user-defined meta:name="Mendeley_Bookmark_Ngs6l9gsCt_16" meta:value-type="string">y", "type": "article-journal", "ISSN": "1466822X", "title": "The relationship between species replacement, dissimilarity derived from nestedness, and nestedness", "author": [{"given": "Andr\u00e9s", "suffix": "", "family": "Baselga", "dropping-particle": </meta:user-defined>
    <meta:user-defined meta:name="Mendeley_Bookmark_Ngs6l9gsCt_17" meta:value-type="string">"", "non-dropping-particle": "", "parse-names": false}], "issue": "12", "id": "ITEM-2", "DOI": "10.1111/j.1466-8238.2011.00756.x", "issued": {"date-parts": [["2012", "12", "13"]]}, "page": "1223-1232"}}], "schema": "https://github.com/citation-style-langu</meta:user-defined>
    <meta:user-defined meta:name="Mendeley_Bookmark_Ngs6l9gsCt_18" meta:value-type="string">age/schema/raw/master/csl-citation.json", "properties": {"noteIndex": 0}}</meta:user-defined>
    <meta:user-defined meta:name="Mendeley_Bookmark_Ngs6l9gsCt_2" meta:value-type="string">[{"uris": ["http://www.mendeley.com/documents/?uuid=2e47dbdc-9044-36d1-934a-22b8c7b4bc1b"], "id": "ITEM-1", "itemData": {"container-title": "Methods in Ecology and Evolution", "type": "article-journal", "title": "Undersampling and the measurement of beta </meta:user-defined>
    <meta:user-defined meta:name="Mendeley_Bookmark_Ngs6l9gsCt_3" meta:value-type="string">diversity", "author": [{"given": "Jan", "suffix": "", "family": "Beck", "dropping-particle": "", "non-dropping-particle": "", "parse-names": false}, {"given": "Jeremy D.", "suffix": "", "family": "Holloway", "dropping-particle": "", "non-dropping-particle</meta:user-defined>
    <meta:user-defined meta:name="Mendeley_Bookmark_Ngs6l9gsCt_4" meta:value-type="string">": "", "parse-names": false}, {"given": "Wolfgang", "suffix": "", "family": "Schwanghart", "dropping-particle": "", "non-dropping-particle": "", "parse-names": false}], "page": "370-382", "id": "ITEM-1", "DOI": "10.1111/2041-210x.12023", "editor": [{"give</meta:user-defined>
    <meta:user-defined meta:name="Mendeley_Bookmark_Ngs6l9gsCt_5" meta:value-type="string">n": "David", "suffix": "", "family": "Orme", "dropping-particle": "", "non-dropping-particle": "", "parse-names": false}], "ISBN": "2041-210X", "abstract": "* Beta diversity is a conceptual link between diversity at local and regional scales. Various addi</meta:user-defined>
    <meta:user-defined meta:name="Mendeley_Bookmark_Ngs6l9gsCt_6" meta:value-type="string">tional methodologies of quantifying this and related phenomena have been applied. Among them, measures of pairwise (dis)similarity of sites are particularly popular. Undersampling, i.e. not recording all taxa present at a site, is a common situation in ec</meta:user-defined>
    <meta:user-defined meta:name="Mendeley_Bookmark_Ngs6l9gsCt_7" meta:value-type="string">ological data. Bias in many metrics related to beta diversity must be expected, but only few studies have explicitly investigated the properties of various measures under undersampling conditions. * On the basis of an empirical data set, representing near</meta:user-defined>
    <meta:user-defined meta:name="Mendeley_Bookmark_Ngs6l9gsCt_8" meta:value-type="string">-complete local inventories of the Lepidoptera from an isolated Pacific island, as well as simulated communities with varying properties, we mimicked different levels of undersampling. We used 14 different approaches to quantify beta diversity, among them</meta:user-defined>
    <meta:user-defined meta:name="Mendeley_Bookmark_Ngs6l9gsCt_9" meta:value-type="string"> dataset-wide multiplicative partitioning (i.e. \u2018true beta diversity\u2019) and pairwise site x site dissimilarities. We compared their values from incomplete samples to true results from the full data. We used these comparisons to quantify undersamp</meta:user-defined>
    <meta:user-defined meta:name="Mendeley_Bookmark_OR2I8mzNcQ_1" meta:value-type="string">ADDIN CSL_CITATION {"mendeley": {"previouslyFormattedCitation": "(Baselga 2010, 2013; Podani &amp; Schmera 2011)", "formattedCitation": "(Baselga 2010, 2013; Podani &amp; Schmera 2011)", "plainTextFormattedCitation": "(Baselga 2010, 2013; Podani &amp; Schmera 2011)"}</meta:user-defined>
    <meta:user-defined meta:name="Mendeley_Bookmark_OR2I8mzNcQ_10" meta:value-type="string"> abundances I provide a novel partition separating two components of abundance-based dissimilarity: (i) balanced variation in abundance, whereby the individuals of some species in one site are substituted by the same number of individuals of different spe</meta:user-defined>
    <meta:user-defined meta:name="Mendeley_Bookmark_OR2I8mzNcQ_11" meta:value-type="string">cies in another site; and (ii) abundance gradients,whereby some individuals are lost fromone site to the other. 3. Newindices deriving from the additive partition of Bray-Curtis dissimilarity are presented, each one account- ing separately for these twoan</meta:user-defined>
    <meta:user-defined meta:name="Mendeley_Bookmark_OR2I8mzNcQ_12" meta:value-type="string">tithetic components of assemblage variation. 4. An example comparing the patterns of increase of assemblage dissimilarity with spatial distance in two tropi- cal forests is provided to illustrate the usefulness of the novel partition to discern the differ</meta:user-defined>
    <meta:user-defined meta:name="Mendeley_Bookmark_OR2I8mzNcQ_13" meta:value-type="string">ent sources of assem- blage variation. 5. The widely used Bray-Curtis index of dissimilarity is the result of summing these two sources of dissimilarity, and therefore might consider equivalent patterns that are markedly different. Therefore, the novel pa</meta:user-defined>
    <meta:user-defined meta:name="Mendeley_Bookmark_OR2I8mzNcQ_14" meta:value-type="string">rtition may be useful to assess biodiversity patterns and to explore their causes, as substitution and loss of individuals arepat- terns", "volume": "4", "ISSN": "2041210X", "issue": "6", "issued": {"date-parts": [["2013", "6"]]}}}, {"uris": ["http://www.</meta:user-defined>
    <meta:user-defined meta:name="Mendeley_Bookmark_OR2I8mzNcQ_15" meta:value-type="string">mendeley.com/documents/?uuid=669d6404-ee50-3fdf-9af3-723424996b49"], "id": "ITEM-3", "itemData": {"container-title": "Oikos", "type": "article-journal", "title": "A new conceptual and methodological framework for exploring and explaining pattern in presen</meta:user-defined>
    <meta:user-defined meta:name="Mendeley_Bookmark_OR2I8mzNcQ_16" meta:value-type="string">ce - absence data", "author": [{"given": "J\u00e1nos", "suffix": "", "family": "Podani", "dropping-particle": "", "non-dropping-particle": "", "parse-names": false}, {"given": "D\u00e9nes", "suffix": "", "family": "Schmera", "dropping-particle": "", "non-</meta:user-defined>
    <meta:user-defined meta:name="Mendeley_Bookmark_OR2I8mzNcQ_17" meta:value-type="string">dropping-particle": "", "parse-names": false}], "page": "1625-1638", "id": "ITEM-3", "DOI": "10.1111/j.1600-0706.2011.19451.x", "ISBN": "1600-0706", "issued": {"date-parts": [["2011", "11"]]}, "volume": "120", "ISSN": "00301299", "issue": "11", "abstract"</meta:user-defined>
    <meta:user-defined meta:name="Mendeley_Bookmark_OR2I8mzNcQ_18" meta:value-type="string">: "A conceptual framework is proposed to evaluate the relative importance of beta diversity, nestedness and agreement in species richness in presence absence data matrices via partitioning pairwise gamma diversity into additive components. This is achieve</meta:user-defined>
    <meta:user-defined meta:name="Mendeley_Bookmark_OR2I8mzNcQ_19" meta:value-type="string">d by calculating three complementary indices that measure similarity, relative species replacement, and relative richness difference for all pairs of sites, and by displaying the results in a two-dimensional simplex diagram, or ternary plot. By summing tw</meta:user-defined>
    <meta:user-defined meta:name="Mendeley_Bookmark_OR2I8mzNcQ_2" meta:value-type="string">, "citationItems": [{"uris": ["http://www.mendeley.com/documents/?uuid=c21548e5-c8c9-3c53-84e1-38d1237a64a4"], "id": "ITEM-1", "itemData": {"container-title": "Global Ecology and Biogeography", "type": "article-journal", "title": "Partitioning the turnove</meta:user-defined>
    <meta:user-defined meta:name="Mendeley_Bookmark_OR2I8mzNcQ_20" meta:value-type="string">o terms at a time, three one-dimensional simplices are derived correspondig to different contrasts: beta diversity versus similarity, species replacement versus nestedness and, finally, richness difference versus richness agreement. The simplex diagrams c</meta:user-defined>
    <meta:user-defined meta:name="Mendeley_Bookmark_OR2I8mzNcQ_21" meta:value-type="string">an be used to interpret underlying data structures by showing departure from randomness towards well-interpretable directions, as demonstrated by artificial and actual examples. In particular, one may appreciate how far data structure deviates from three </meta:user-defined>
    <meta:user-defined meta:name="Mendeley_Bookmark_OR2I8mzNcQ_22" meta:value-type="string">extreme model situations: perfect nestedness, anti-nestedness and perfect gradient. Throughout the paper, we pay special attention to the measurement and interpetation of beta diversity and nestedness for pairs of sites, because these concepts have been i</meta:user-defined>
    <meta:user-defined meta:name="Mendeley_Bookmark_OR2I8mzNcQ_23" meta:value-type="string">n focus of ecological reseach for decades. The novel method can be used in community ecology, conservation biology, and biogeography, whenever the objective is to recover explanatory ecological processes behind patterns conveyed by presenceabsence data.",</meta:user-defined>
    <meta:user-defined meta:name="Mendeley_Bookmark_OR2I8mzNcQ_24" meta:value-type="string"> "publisher": "Blackwell Publishing Ltd"}}], "schema": "https://github.com/citation-style-language/schema/raw/master/csl-citation.json", "properties": {"noteIndex": 0}}</meta:user-defined>
    <meta:user-defined meta:name="Mendeley_Bookmark_OR2I8mzNcQ_3" meta:value-type="string">r and nestedness components of beta diversity", "author": [{"given": "Andr\u00e9s", "suffix": "", "family": "Baselga", "dropping-particle": "", "non-dropping-particle": "", "parse-names": false}], "page": "134-143", "id": "ITEM-1", "DOI": "10.1111/j.1466-</meta:user-defined>
    <meta:user-defined meta:name="Mendeley_Bookmark_OR2I8mzNcQ_4" meta:value-type="string">8238.2009.00490.x", "ISBN": "1466-822X", "issued": {"date-parts": [["2010", "1"]]}, "volume": "19", "ISSN": "1466822X", "issue": "1", "abstract": "m\u00e9todo legal - integra an\u00e1lise de turnover (perda e ganho de spp) e de rede (dispers\u00e3o entre </meta:user-defined>
    <meta:user-defined meta:name="Mendeley_Bookmark_OR2I8mzNcQ_5" meta:value-type="string">as metacomunidades) - compara os dois e tenta inferir o processos mais influentes na varia\u00e7\u00e3o da composi\u00e7\u00e3o", "publisher": "Blackwell Publishing Ltd"}}, {"uris": ["http://www.mendeley.com/documents/?uuid=d6043ceb-d0f8-3459-93d7-26154c9</meta:user-defined>
    <meta:user-defined meta:name="Mendeley_Bookmark_OR2I8mzNcQ_6" meta:value-type="string">3b099"], "id": "ITEM-2", "itemData": {"container-title": "Methods in Ecology and Evolution", "type": "article-journal", "title": "Separating the two components of abundance-based dissimilarity: Balanced changes in abundance vs. abundance gradients", "auth</meta:user-defined>
    <meta:user-defined meta:name="Mendeley_Bookmark_OR2I8mzNcQ_7" meta:value-type="string">or": [{"given": "Andr\u00e9s", "suffix": "", "family": "Baselga", "dropping-particle": "", "non-dropping-particle": "", "parse-names": false}], "page": "552-557", "id": "ITEM-2", "DOI": "10.1111/2041-210X.12029", "editor": [{"given": "Robert", "suffix": "</meta:user-defined>
    <meta:user-defined meta:name="Mendeley_Bookmark_OR2I8mzNcQ_8" meta:value-type="string">", "family": "Freckleton", "dropping-particle": "", "non-dropping-particle": "", "parse-names": false}], "ISBN": "2041-210X", "abstract": "1. Dissimilarity measures can be formulated using matching components that canbedefinedasthe intersection in terms o</meta:user-defined>
    <meta:user-defined meta:name="Mendeley_Bookmark_OR2I8mzNcQ_9" meta:value-type="string">f species composition of both sets (a) and the relative complements of each set (b and c respectively). Previous work has extended these matching components to abundance-basedmeasures of dissimilarity. 2. Using thesematching components in terms of species</meta:user-defined>
    <meta:user-defined meta:name="Mendeley_Bookmark_P1ENn1dtxB_1" meta:value-type="string">ADDIN CSL_CITATION {"mendeley": {"previouslyFormattedCitation": "(Martiny &lt;i&gt;et al.&lt;/i&gt; 2011)", "formattedCitation": "(Martiny &lt;i&gt;et al.&lt;/i&gt; 2011)", "plainTextFormattedCitation": "(Martiny et al. 2011)"}, "citationItems": [{"uris": ["http://www.mendeley.c</meta:user-defined>
    <meta:user-defined meta:name="Mendeley_Bookmark_P1ENn1dtxB_10" meta:value-type="string">dispersal limitation at local scales can contribute to \u03b2-diversity, even though the 16S rRNA genes of the relatively common taxa are globally distributed. These results highlight the importance of considering multiple spatial scales for understanding</meta:user-defined>
    <meta:user-defined meta:name="Mendeley_Bookmark_P1ENn1dtxB_11" meta:value-type="string"> microbial biogeography."}}], "schema": "https://github.com/citation-style-language/schema/raw/master/csl-citation.json", "properties": {"noteIndex": 0}}</meta:user-defined>
    <meta:user-defined meta:name="Mendeley_Bookmark_P1ENn1dtxB_2" meta:value-type="string">om/documents/?uuid=01e5b127-9f02-490b-afc0-6d58fcc7c1e2"], "id": "ITEM-1", "itemData": {"container-title": "Proceedings of the National Academy of Sciences of the United States of America", "type": "article-journal", "title": "Drivers of bacterial \u03b2-</meta:user-defined>
    <meta:user-defined meta:name="Mendeley_Bookmark_P1ENn1dtxB_3" meta:value-type="string">diversity depend on spatial scale", "author": [{"given": "Jennifer B H", "suffix": "", "family": "Martiny", "dropping-particle": "", "non-dropping-particle": "", "parse-names": false}, {"given": "Jonathan A", "suffix": "", "family": "Eisen", "dropping-par</meta:user-defined>
    <meta:user-defined meta:name="Mendeley_Bookmark_P1ENn1dtxB_4" meta:value-type="string">ticle": "", "non-dropping-particle": "", "parse-names": false}, {"given": "Kevin", "suffix": "", "family": "Penn", "dropping-particle": "", "non-dropping-particle": "", "parse-names": false}, {"given": "Steven D", "suffix": "", "family": "Allison", "dropp</meta:user-defined>
    <meta:user-defined meta:name="Mendeley_Bookmark_P1ENn1dtxB_5" meta:value-type="string">ing-particle": "", "non-dropping-particle": "", "parse-names": false}, {"given": "M Claire", "suffix": "", "family": "Horner-Devine", "dropping-particle": "", "non-dropping-particle": "", "parse-names": false}], "issue": "19", "id": "ITEM-1", "DOI": "10.1</meta:user-defined>
    <meta:user-defined meta:name="Mendeley_Bookmark_P1ENn1dtxB_6" meta:value-type="string">073/pnas.1016308108/-/DCSupplemental.www.pnas.org/cgi/doi/10.1073/pnas.1016308108", "ISBN": "1016308108", "issued": {"date-parts": [["2011"]]}, "volume": "108", "ISSN": "0027-8424", "page": "7850-7854", "PMID": "21518859", "abstract": "The factors driving</meta:user-defined>
    <meta:user-defined meta:name="Mendeley_Bookmark_P1ENn1dtxB_7" meta:value-type="string"> \u03b2-diversity (variation in community composi- tion) yield insights into the maintenance of biodiversity on the planet. Here we tested whether the mechanisms that underlie bacterial \u03b2-diversity vary over centimeters to continental spatial scales </meta:user-defined>
    <meta:user-defined meta:name="Mendeley_Bookmark_P1ENn1dtxB_8" meta:value-type="string">by comparing the composition of ammonia-oxidizing bacte- ria communities in salt marsh sediments. As observed in studies of macroorganisms, the drivers of salt marsh bacterial \u03b2-diversity depend on spatial scale. In contrast to macroorganism studies,</meta:user-defined>
    <meta:user-defined meta:name="Mendeley_Bookmark_P1ENn1dtxB_9" meta:value-type="string"> however, we found no evidence of evolutionary diversification of ammonia-oxidizing bacteria taxa at the continental scale, de- spite an overall relationship between geographic distance and community similarity. Our data are consistent with the idea that </meta:user-defined>
    <meta:user-defined meta:name="Mendeley_Bookmark_PJ37M1ZjEt_1" meta:value-type="string">ADDIN CSL_CITATION {"mendeley": {"previouslyFormattedCitation": "(Martiny &lt;i&gt;et al.&lt;/i&gt; 2011)", "formattedCitation": "(Martiny &lt;i&gt;et al.&lt;/i&gt; 2011)", "plainTextFormattedCitation": "(Martiny et al. 2011)"}, "citationItems": [{"uris": ["http://www.mendeley.c</meta:user-defined>
    <meta:user-defined meta:name="Mendeley_Bookmark_PJ37M1ZjEt_10" meta:value-type="string">dispersal limitation at local scales can contribute to \u03b2-diversity, even though the 16S rRNA genes of the relatively common taxa are globally distributed. These results highlight the importance of considering multiple spatial scales for understanding</meta:user-defined>
    <meta:user-defined meta:name="Mendeley_Bookmark_PJ37M1ZjEt_11" meta:value-type="string"> microbial biogeography."}}], "schema": "https://github.com/citation-style-language/schema/raw/master/csl-citation.json", "properties": {"noteIndex": 0}}</meta:user-defined>
    <meta:user-defined meta:name="Mendeley_Bookmark_PJ37M1ZjEt_2" meta:value-type="string">om/documents/?uuid=01e5b127-9f02-490b-afc0-6d58fcc7c1e2"], "id": "ITEM-1", "itemData": {"container-title": "Proceedings of the National Academy of Sciences of the United States of America", "type": "article-journal", "title": "Drivers of bacterial \u03b2-</meta:user-defined>
    <meta:user-defined meta:name="Mendeley_Bookmark_PJ37M1ZjEt_3" meta:value-type="string">diversity depend on spatial scale", "author": [{"given": "Jennifer B H", "suffix": "", "family": "Martiny", "dropping-particle": "", "non-dropping-particle": "", "parse-names": false}, {"given": "Jonathan A", "suffix": "", "family": "Eisen", "dropping-par</meta:user-defined>
    <meta:user-defined meta:name="Mendeley_Bookmark_PJ37M1ZjEt_4" meta:value-type="string">ticle": "", "non-dropping-particle": "", "parse-names": false}, {"given": "Kevin", "suffix": "", "family": "Penn", "dropping-particle": "", "non-dropping-particle": "", "parse-names": false}, {"given": "Steven D", "suffix": "", "family": "Allison", "dropp</meta:user-defined>
    <meta:user-defined meta:name="Mendeley_Bookmark_PJ37M1ZjEt_5" meta:value-type="string">ing-particle": "", "non-dropping-particle": "", "parse-names": false}, {"given": "M Claire", "suffix": "", "family": "Horner-Devine", "dropping-particle": "", "non-dropping-particle": "", "parse-names": false}], "issue": "19", "id": "ITEM-1", "DOI": "10.1</meta:user-defined>
    <meta:user-defined meta:name="Mendeley_Bookmark_PJ37M1ZjEt_6" meta:value-type="string">073/pnas.1016308108/-/DCSupplemental.www.pnas.org/cgi/doi/10.1073/pnas.1016308108", "ISBN": "1016308108", "issued": {"date-parts": [["2011"]]}, "volume": "108", "ISSN": "0027-8424", "page": "7850-7854", "PMID": "21518859", "abstract": "The factors driving</meta:user-defined>
    <meta:user-defined meta:name="Mendeley_Bookmark_PJ37M1ZjEt_7" meta:value-type="string"> \u03b2-diversity (variation in community composi- tion) yield insights into the maintenance of biodiversity on the planet. Here we tested whether the mechanisms that underlie bacterial \u03b2-diversity vary over centimeters to continental spatial scales </meta:user-defined>
    <meta:user-defined meta:name="Mendeley_Bookmark_PJ37M1ZjEt_8" meta:value-type="string">by comparing the composition of ammonia-oxidizing bacte- ria communities in salt marsh sediments. As observed in studies of macroorganisms, the drivers of salt marsh bacterial \u03b2-diversity depend on spatial scale. In contrast to macroorganism studies,</meta:user-defined>
    <meta:user-defined meta:name="Mendeley_Bookmark_PJ37M1ZjEt_9" meta:value-type="string"> however, we found no evidence of evolutionary diversification of ammonia-oxidizing bacteria taxa at the continental scale, de- spite an overall relationship between geographic distance and community similarity. Our data are consistent with the idea that </meta:user-defined>
    <meta:user-defined meta:name="Mendeley_Bookmark_PggCJuCZMi_1" meta:value-type="string">ADDIN CSL_CITATION {"mendeley": {"previouslyFormattedCitation": "(Green &amp; Bohannan 2006)", "formattedCitation": "(Green &amp; Bohannan 2006)", "plainTextFormattedCitation": "(Green &amp; Bohannan 2006)"}, "citationItems": [{"uris": ["http://www.mendeley.com/docum</meta:user-defined>
    <meta:user-defined meta:name="Mendeley_Bookmark_PggCJuCZMi_2" meta:value-type="string">ents/?uuid=0fa2e326-6f6a-4510-b741-19d9c6c7e744"], "id": "ITEM-1", "itemData": {"container-title": "Trends in Ecology and Evolution", "type": "article-journal", "title": "Spatial scaling of microbial biodiversity", "author": [{"given": "Jessica", "suffix"</meta:user-defined>
    <meta:user-defined meta:name="Mendeley_Bookmark_PggCJuCZMi_3" meta:value-type="string">: "", "family": "Green", "dropping-particle": "", "non-dropping-particle": "", "parse-names": false}, {"given": "Brendan J M", "suffix": "", "family": "Bohannan", "dropping-particle": "", "non-dropping-particle": "", "parse-names": false}], "issue": "9", </meta:user-defined>
    <meta:user-defined meta:name="Mendeley_Bookmark_PggCJuCZMi_4" meta:value-type="string">"id": "ITEM-1", "DOI": "10.1016/j.tree.2006.06.012", "ISBN": "0169-5347 (Print)\\n0169-5347 (Linking)", "issued": {"date-parts": [["2006", "9"]]}, "volume": "21", "ISSN": "01695347", "page": "501-507", "PMID": "16815589", "abstract": "A central goal in ec</meta:user-defined>
    <meta:user-defined meta:name="Mendeley_Bookmark_PggCJuCZMi_5" meta:value-type="string">ology is to understand the spatial scaling of biodiversity. Patterns in the spatial distribution of organisms provide important clues about the underlying mechanisms that structure ecological communities and are central to setting conservation priorities.</meta:user-defined>
    <meta:user-defined meta:name="Mendeley_Bookmark_PggCJuCZMi_6" meta:value-type="string"> Although microorganisms comprise much of Earth's biodiversity, little is known about their biodiversity scaling relationships relative to that for plants and animals. Here, we discuss current knowledge of microbial diversity at local and global scales. W</meta:user-defined>
    <meta:user-defined meta:name="Mendeley_Bookmark_PggCJuCZMi_7" meta:value-type="string">e focus on three spatial patterns: the distance-decay relationship (how community composition changes with geographic distance), the taxa-area relationship, and the local:global taxa richness ratio. Recent empirical analyses of these patterns for microorg</meta:user-defined>
    <meta:user-defined meta:name="Mendeley_Bookmark_PggCJuCZMi_8" meta:value-type="string">anisms suggest that there are biodiversity scaling rules common to all forms of life. ?? 2006 Elsevier Ltd. All rights reserved."}}], "schema": "https://github.com/citation-style-language/schema/raw/master/csl-citation.json", "properties": {"noteIndex": 0</meta:user-defined>
    <meta:user-defined meta:name="Mendeley_Bookmark_PggCJuCZMi_9" meta:value-type="string">}}</meta:user-defined>
    <meta:user-defined meta:name="Mendeley_Bookmark_Q5JMuTPxkc_1" meta:value-type="string">ADDIN CSL_CITATION {"mendeley": {"previouslyFormattedCitation": "(Heino &amp; Soininen 2010)", "formattedCitation": "(Heino &amp; Soininen 2010)", "plainTextFormattedCitation": "(Heino &amp; Soininen 2010)"}, "citationItems": [{"uris": ["http://www.mendeley.com/docum</meta:user-defined>
    <meta:user-defined meta:name="Mendeley_Bookmark_Q5JMuTPxkc_2" meta:value-type="string">ents/?uuid=3404be50-4aa6-32ee-bc84-4be4a555730a"], "id": "ITEM-1", "itemData": {"container-title": "Limnology and Oceanography", "type": "article-journal", "title": "Are common species sufficient in describing turnover in aquatic metacommunities along env</meta:user-defined>
    <meta:user-defined meta:name="Mendeley_Bookmark_Q5JMuTPxkc_3" meta:value-type="string">ironmental and spatial gradients?", "author": [{"given": "Jani", "suffix": "", "family": "Heino", "dropping-particle": "", "non-dropping-particle": "", "parse-names": false}, {"given": "Janne", "suffix": "", "family": "Soininen", "dropping-particle": "", </meta:user-defined>
    <meta:user-defined meta:name="Mendeley_Bookmark_Q5JMuTPxkc_4" meta:value-type="string">"non-dropping-particle": "", "parse-names": false}], "page": "2397-2402", "id": "ITEM-1", "DOI": "10.4319/lo.2010.55.6.2397", "ISBN": "0024-3590", "issued": {"date-parts": [["2010", "11"]]}, "volume": "55", "ISSN": "00243590", "issue": "6", "abstract": "R</meta:user-defined>
    <meta:user-defined meta:name="Mendeley_Bookmark_Q5JMuTPxkc_5" meta:value-type="string">ecent findings have suggested that large-scale diversity patterns are primarily driven by widespread species, while rare species are less important in this regard. The degree to which variation in the diversity of local communities in the context of metac</meta:user-defined>
    <meta:user-defined meta:name="Mendeley_Bookmark_Q5JMuTPxkc_6" meta:value-type="string">ommunity ecology concurs with these findings has not been rigorously examined to date. It is also unknown if community turnover along environmental and spatial gradients is mostly attributable to common as opposed to rare species. We examined spatial turn</meta:user-defined>
    <meta:user-defined meta:name="Mendeley_Bookmark_Q5JMuTPxkc_7" meta:value-type="string">over for three categories of species, all, common, and rare, in seven aquatic metacommunities using simple and partial Mantel tests. We found that variation in turnover along environmental and spatial gradients was generally similar among all, common, and</meta:user-defined>
    <meta:user-defined meta:name="Mendeley_Bookmark_Q5JMuTPxkc_8" meta:value-type="string"> rare species categories, with five of the seven data sets following this pattern. Our findings thus suggest that spatial turnover in aquatic metacommunities can often be adequately described using common species. More importantly, our findings also sugge</meta:user-defined>
    <meta:user-defined meta:name="Mendeley_Bookmark_Q5JMuTPxkc_9" meta:value-type="string">st that turnoverenvironment relationships can also be described relatively well using information from common species only."}}], "schema": "https://github.com/citation-style-language/schema/raw/master/csl-citation.json", "properties": {"noteIndex": 0}}</meta:user-defined>
    <meta:user-defined meta:name="Mendeley_Bookmark_TT2e3eJ6qE_1" meta:value-type="string">ADDIN CSL_CITATION {"mendeley": {"previouslyFormattedCitation": "(Millar &lt;i&gt;et al.&lt;/i&gt; 2011; Steinbauer &lt;i&gt;et al.&lt;/i&gt; 2012)", "formattedCitation": "(Millar &lt;i&gt;et al.&lt;/i&gt; 2011; Steinbauer &lt;i&gt;et al.&lt;/i&gt; 2012)", "plainTextFormattedCitation": "(Millar et al. </meta:user-defined>
    <meta:user-defined meta:name="Mendeley_Bookmark_TT2e3eJ6qE_10" meta:value-type="string">lationship was quantified in simulated\\ncommunities. Grain and study extent were varied systematically. In each\\nsampled data set the linear relation of Simpson and Sorensen similarity\\nto geographic distance (on both log-transformed and original scale</meta:user-defined>
    <meta:user-defined meta:name="Mendeley_Bookmark_TT2e3eJ6qE_11" meta:value-type="string">s)\\nbetween 100 even-sized equidistant plots was assessed using linear\\nregression and generalized linear regression with a log-link function.\\nRegressions were applied either including or removing zero similarities\\nfrom the data. Results Both the sl</meta:user-defined>
    <meta:user-defined meta:name="Mendeley_Bookmark_TT2e3eJ6qE_12" meta:value-type="string">ope (measuring turnover) and the\\ngoodness of fit measure r2 (quantifying the influence of space on\\nspecies composition) of the distancedecay relationship were strongly\\ninfluenced by grain and study extent. Approaches that are able to cope\\nwith zer</meta:user-defined>
    <meta:user-defined meta:name="Mendeley_Bookmark_TT2e3eJ6qE_13" meta:value-type="string">o similarity values of large distance comparisons were less\\ndependent on grain and extent. Main conclusions Reported differences\\nbetween landscapes detected by current distancedecay measures cannot be\\nexplicitly traced back to ecological scale-speci</meta:user-defined>
    <meta:user-defined meta:name="Mendeley_Bookmark_TT2e3eJ6qE_14" meta:value-type="string">fic processes. Instead,\\nthey can largely be attributed to sampling design and are highly\\nsensitive to grain size and study extent. More appropriate approaches\\nfor the study of distancedecay and the understanding of scale-specific\\nprocesses are req</meta:user-defined>
    <meta:user-defined meta:name="Mendeley_Bookmark_TT2e3eJ6qE_15" meta:value-type="string">uired."}}, {"uris": ["http://www.mendeley.com/documents/?uuid=c19f7b39-3593-3782-8a30-ad4df08065e9"], "id": "ITEM-2", "itemData": {"container-title": "Ecology", "type": "article-journal", "title": "Much ado about nothings: Using zero similarity points in </meta:user-defined>
    <meta:user-defined meta:name="Mendeley_Bookmark_TT2e3eJ6qE_16" meta:value-type="string">distance-decay curves", "author": [{"given": "Russell B.", "suffix": "", "family": "Millar", "dropping-particle": "", "non-dropping-particle": "", "parse-names": false}, {"given": "Marti J.", "suffix": "", "family": "Anderson", "dropping-particle": "", "n</meta:user-defined>
    <meta:user-defined meta:name="Mendeley_Bookmark_TT2e3eJ6qE_17" meta:value-type="string">on-dropping-particle": "", "parse-names": false}, {"given": "Nick", "suffix": "", "family": "Tolimieri", "dropping-particle": "", "non-dropping-particle": "", "parse-names": false}], "issue": "9", "id": "ITEM-2", "DOI": "10.1890/11-0029.1", "ISBN": "0012-</meta:user-defined>
    <meta:user-defined meta:name="Mendeley_Bookmark_TT2e3eJ6qE_18" meta:value-type="string">9658", "issued": {"date-parts": [["2011", "9"]]}, "volume": "92", "ISSN": "00129658", "page": "1717-1722", "PMID": "21939067", "abstract": "Distance decay is used to describe the (usually exponential) decay in ecological similarity of assemblages between </meta:user-defined>
    <meta:user-defined meta:name="Mendeley_Bookmark_TT2e3eJ6qE_19" meta:value-type="string">two sites as a function of their distance apart along an environmental gradient. Exponential distance\u2013decay curves are routinely fitted by calculating the ecological similarity between each pair of sites, and fitting a linear regression to the points</meta:user-defined>
    <meta:user-defined meta:name="Mendeley_Bookmark_TT2e3eJ6qE_2" meta:value-type="string">2011; Steinbauer et al. 2012)"}, "citationItems": [{"uris": ["http://www.mendeley.com/documents/?uuid=5bfa322e-040b-4046-bbcb-a7688673f4d7"], "id": "ITEM-1", "itemData": {"container-title": "Global Ecology and Biogeography", "type": "article-journal", "ti</meta:user-defined>
    <meta:user-defined meta:name="Mendeley_Bookmark_TT2e3eJ6qE_20" meta:value-type="string"> on a scatter plot of log-similarity vs. distance (x-axis). However, pairs of sites where the assemblages have no species in common pose a problem, because the similarity is zero, and the log transformation cannot be applied. Common fixes to this problem </meta:user-defined>
    <meta:user-defined meta:name="Mendeley_Bookmark_TT2e3eJ6qE_21" meta:value-type="string">(i.e., either removing or transforming the zero values) are shown to have undesirable consequences and to give widely disparate estimates. A new method is presented as a special case of a generalized dissimilarity model. It is fitted very quickly and easi</meta:user-defined>
    <meta:user-defined meta:name="Mendeley_Bookmark_TT2e3eJ6qE_22" meta:value-type="string">ly using existing software, and it does not require removal or transformation of the zero similarity points. Its simplicity makes it convenient f...", "publisher": "Ecological Society of America"}}], "schema": "https://github.com/citation-style-language/s</meta:user-defined>
    <meta:user-defined meta:name="Mendeley_Bookmark_TT2e3eJ6qE_23" meta:value-type="string">chema/raw/master/csl-citation.json", "properties": {"noteIndex": 0}}</meta:user-defined>
    <meta:user-defined meta:name="Mendeley_Bookmark_TT2e3eJ6qE_3" meta:value-type="string">tle": "Current measures for distance decay in similarity of species composition are influenced by study extent and grain size", "author": [{"given": "Manuel Jonas", "suffix": "", "family": "Steinbauer", "dropping-particle": "", "non-dropping-particle": ""</meta:user-defined>
    <meta:user-defined meta:name="Mendeley_Bookmark_TT2e3eJ6qE_4" meta:value-type="string">, "parse-names": false}, {"given": "Klara", "suffix": "", "family": "Dolos", "dropping-particle": "", "non-dropping-particle": "", "parse-names": false}, {"given": "Bj\u00f6rn", "suffix": "", "family": "Reineking", "dropping-particle": "", "non-dropping-p</meta:user-defined>
    <meta:user-defined meta:name="Mendeley_Bookmark_TT2e3eJ6qE_5" meta:value-type="string">article": "", "parse-names": false}, {"given": "Carl", "suffix": "", "family": "Beierkuhnlein", "dropping-particle": "", "non-dropping-particle": "", "parse-names": false}], "page": "1203-1212", "id": "ITEM-1", "DOI": "10.1111/j.1466-8238.2012.00772.x", "</meta:user-defined>
    <meta:user-defined meta:name="Mendeley_Bookmark_TT2e3eJ6qE_6" meta:value-type="string">ISBN": "1466-8238", "issued": {"date-parts": [["2012", "12", "17"]]}, "volume": "21", "ISSN": "1466822X", "issue": "12", "abstract": "Aim The relationship between geographic distance and similarity in\\nspecies composition is regularly used as a measure o</meta:user-defined>
    <meta:user-defined meta:name="Mendeley_Bookmark_TT2e3eJ6qE_7" meta:value-type="string">f species turnover\\nand beta diversity. Distancedecay analyses are applied, cited and\\ncompared despite the variable extent, and different grain sizes of\\nrecords (e.g. plots, islands, states) are regularly used within such\\nanalyses. Currently, diffe</meta:user-defined>
    <meta:user-defined meta:name="Mendeley_Bookmark_TT2e3eJ6qE_8" meta:value-type="string">rences among distancedecay relationships that\\ncover different grain sizes and extents are attributed to ecological\\nprocesses that are suspected to operate differently over varying extents\\nand grain sizes. We assess whether the implicit assumption th</meta:user-defined>
    <meta:user-defined meta:name="Mendeley_Bookmark_TT2e3eJ6qE_9" meta:value-type="string">at the\\ndistancedecay relation is independent of grain size and study extent is\\nvalid, or whether sampling design could be the underlying cause for\\nobserved differences. Location An artificial one-dimensional landscape.\\nMethods The distancedecay re</meta:user-defined>
    <meta:user-defined meta:name="Mendeley_Bookmark_V2D4UmrDZp_1" meta:value-type="string">ADDIN CSL_CITATION {"mendeley": {"previouslyFormattedCitation": "(Bissett &lt;i&gt;et al.&lt;/i&gt; 2010; Martiny &lt;i&gt;et al.&lt;/i&gt; 2011; Soininen &lt;i&gt;et al.&lt;/i&gt; 2011)", "formattedCitation": "(Bissett &lt;i&gt;et al.&lt;/i&gt; 2010; Martiny &lt;i&gt;et al.&lt;/i&gt; 2011; Soininen &lt;i&gt;et al.&lt;/i&gt; </meta:user-defined>
    <meta:user-defined meta:name="Mendeley_Bookmark_V2D4UmrDZp_10" meta:value-type="string">ial component to bacterial community structure that varies with scale and organism life history (dispersal and survival ability). Geographic distance had no influence over community structure for organisms known to have survival stages, but the converse w</meta:user-defined>
    <meta:user-defined meta:name="Mendeley_Bookmark_V2D4UmrDZp_11" meta:value-type="string">as true for organisms thought to be less hardy. Community function (substrate utilization) was also shown to be highly correlated with community structure, but not to abiotic factors, suggesting nonstochastic determinants of community structure are import</meta:user-defined>
    <meta:user-defined meta:name="Mendeley_Bookmark_V2D4UmrDZp_12" meta:value-type="string">ant Our results support the view that bacterial soil communities are constrained by both edaphic factors and geographic distance and further show that the relative importance of such constraints depends critically on the taxonomic resolution used to evalu</meta:user-defined>
    <meta:user-defined meta:name="Mendeley_Bookmark_V2D4UmrDZp_13" meta:value-type="string">ate spatio-temporal patterns of microbial diversity, as well as life history of the groups being investigated, much as is the case for macro-organisms."}}, {"uris": ["http://www.mendeley.com/documents/?uuid=01e5b127-9f02-490b-afc0-6d58fcc7c1e2"], "id": "I</meta:user-defined>
    <meta:user-defined meta:name="Mendeley_Bookmark_V2D4UmrDZp_14" meta:value-type="string">TEM-2", "itemData": {"container-title": "Proceedings of the National Academy of Sciences of the United States of America", "type": "article-journal", "title": "Drivers of bacterial \u03b2-diversity depend on spatial scale", "author": [{"given": "Jennifer </meta:user-defined>
    <meta:user-defined meta:name="Mendeley_Bookmark_V2D4UmrDZp_15" meta:value-type="string">B H", "suffix": "", "family": "Martiny", "dropping-particle": "", "non-dropping-particle": "", "parse-names": false}, {"given": "Jonathan A", "suffix": "", "family": "Eisen", "dropping-particle": "", "non-dropping-particle": "", "parse-names": false}, {"g</meta:user-defined>
    <meta:user-defined meta:name="Mendeley_Bookmark_V2D4UmrDZp_16" meta:value-type="string">iven": "Kevin", "suffix": "", "family": "Penn", "dropping-particle": "", "non-dropping-particle": "", "parse-names": false}, {"given": "Steven D", "suffix": "", "family": "Allison", "dropping-particle": "", "non-dropping-particle": "", "parse-names": fals</meta:user-defined>
    <meta:user-defined meta:name="Mendeley_Bookmark_V2D4UmrDZp_17" meta:value-type="string">e}, {"given": "M Claire", "suffix": "", "family": "Horner-Devine", "dropping-particle": "", "non-dropping-particle": "", "parse-names": false}], "issue": "19", "id": "ITEM-2", "DOI": "10.1073/pnas.1016308108/-/DCSupplemental.www.pnas.org/cgi/doi/10.1073/p</meta:user-defined>
    <meta:user-defined meta:name="Mendeley_Bookmark_V2D4UmrDZp_18" meta:value-type="string">nas.1016308108", "ISBN": "1016308108", "issued": {"date-parts": [["2011"]]}, "volume": "108", "ISSN": "0027-8424", "page": "7850-7854", "PMID": "21518859", "abstract": "The factors driving \u03b2-diversity (variation in community composi- tion) yield insi</meta:user-defined>
    <meta:user-defined meta:name="Mendeley_Bookmark_V2D4UmrDZp_19" meta:value-type="string">ghts into the maintenance of biodiversity on the planet. Here we tested whether the mechanisms that underlie bacterial \u03b2-diversity vary over centimeters to continental spatial scales by comparing the composition of ammonia-oxidizing bacte- ria commun</meta:user-defined>
    <meta:user-defined meta:name="Mendeley_Bookmark_V2D4UmrDZp_2" meta:value-type="string">2011)", "plainTextFormattedCitation": "(Bissett et al. 2010; Martiny et al. 2011; Soininen et al. 2011)"}, "citationItems": [{"uris": ["http://www.mendeley.com/documents/?uuid=5d0faa8d-36b6-48d2-8d78-abe394ea567a"], "id": "ITEM-1", "itemData": {"container</meta:user-defined>
    <meta:user-defined meta:name="Mendeley_Bookmark_V2D4UmrDZp_20" meta:value-type="string">ities in salt marsh sediments. As observed in studies of macroorganisms, the drivers of salt marsh bacterial \u03b2-diversity depend on spatial scale. In contrast to macroorganism studies, however, we found no evidence of evolutionary diversification of a</meta:user-defined>
    <meta:user-defined meta:name="Mendeley_Bookmark_V2D4UmrDZp_21" meta:value-type="string">mmonia-oxidizing bacteria taxa at the continental scale, de- spite an overall relationship between geographic distance and community similarity. Our data are consistent with the idea that dispersal limitation at local scales can contribute to \u03b2-diver</meta:user-defined>
    <meta:user-defined meta:name="Mendeley_Bookmark_V2D4UmrDZp_22" meta:value-type="string">sity, even though the 16S rRNA genes of the relatively common taxa are globally distributed. These results highlight the importance of considering multiple spatial scales for understanding microbial biogeography."}}, {"uris": ["http://www.mendeley.com/doc</meta:user-defined>
    <meta:user-defined meta:name="Mendeley_Bookmark_V2D4UmrDZp_23" meta:value-type="string">uments/?uuid=4b383fdd-67b5-42a0-9545-29e648ebbf7a"], "id": "ITEM-3", "itemData": {"volume": "56", "container-title": "Limnology and Oceanography", "type": "article-journal", "ISSN": "00243590", "title": "Disentangling the spatial patterns in community com</meta:user-defined>
    <meta:user-defined meta:name="Mendeley_Bookmark_V2D4UmrDZp_24" meta:value-type="string">position of prokaryotic and eukaryotic lake plankton", "author": [{"given": "Janne", "suffix": "", "family": "Soininen", "dropping-particle": "", "non-dropping-particle": "", "parse-names": false}, {"given": "Jenni J.", "suffix": "", "family": "Korhonen",</meta:user-defined>
    <meta:user-defined meta:name="Mendeley_Bookmark_V2D4UmrDZp_25" meta:value-type="string"> "dropping-particle": "", "non-dropping-particle": "", "parse-names": false}, {"given": "Johanna", "suffix": "", "family": "Karhu", "dropping-particle": "", "non-dropping-particle": "", "parse-names": false}, {"given": "Adrien", "suffix": "", "family": "V</meta:user-defined>
    <meta:user-defined meta:name="Mendeley_Bookmark_V2D4UmrDZp_26" meta:value-type="string">etterli", "dropping-particle": "", "non-dropping-particle": "", "parse-names": false}], "issue": "2", "id": "ITEM-3", "DOI": "10.4319/lo.2011.56.2.0508", "issued": {"date-parts": [["2011", "3", "3"]]}, "page": "508-520"}}], "schema": "https://github.com/c</meta:user-defined>
    <meta:user-defined meta:name="Mendeley_Bookmark_V2D4UmrDZp_27" meta:value-type="string">itation-style-language/schema/raw/master/csl-citation.json", "properties": {"noteIndex": 0}}</meta:user-defined>
    <meta:user-defined meta:name="Mendeley_Bookmark_V2D4UmrDZp_3" meta:value-type="string">-title": "Molecular Ecology", "type": "article-journal", "title": "Life history determines biogeographical patterns of soil bacterial communities over multiple spatial scales", "author": [{"given": "A.", "suffix": "", "family": "Bissett", "dropping-partic</meta:user-defined>
    <meta:user-defined meta:name="Mendeley_Bookmark_V2D4UmrDZp_4" meta:value-type="string">le": "", "non-dropping-particle": "", "parse-names": false}, {"given": "A. E.", "suffix": "", "family": "Richardson", "dropping-particle": "", "non-dropping-particle": "", "parse-names": false}, {"given": "G.", "suffix": "", "family": "Baker", "dropping-p</meta:user-defined>
    <meta:user-defined meta:name="Mendeley_Bookmark_V2D4UmrDZp_5" meta:value-type="string">article": "", "non-dropping-particle": "", "parse-names": false}, {"given": "S.", "suffix": "", "family": "Wakelin", "dropping-particle": "", "non-dropping-particle": "", "parse-names": false}, {"given": "P. H.", "suffix": "", "family": "Thrall", "droppin</meta:user-defined>
    <meta:user-defined meta:name="Mendeley_Bookmark_V2D4UmrDZp_6" meta:value-type="string">g-particle": "", "non-dropping-particle": "", "parse-names": false}], "issue": "19", "id": "ITEM-1", "DOI": "10.1111/j.1365-294X.2010.04804.x", "ISBN": "0962-1083", "issued": {"date-parts": [["2010", "9", "9"]]}, "volume": "19", "ISSN": "09621083", "page"</meta:user-defined>
    <meta:user-defined meta:name="Mendeley_Bookmark_V2D4UmrDZp_7" meta:value-type="string">: "4315-4327", "PMID": "25241408", "abstract": "The extent to which the distribution of soil bacteria is controlled by local environment vs. spatial factors (e.g. dispersal, colonization limitation, evolutionary events) is poorly understood and widely deb</meta:user-defined>
    <meta:user-defined meta:name="Mendeley_Bookmark_V2D4UmrDZp_8" meta:value-type="string">ated. Our understanding of biogeographic controls in microbial communities is likely hampered by the enormous environmental variability encountered across spatial scales and the broad diversity of microbial life histories. Here, we constrained environment</meta:user-defined>
    <meta:user-defined meta:name="Mendeley_Bookmark_V2D4UmrDZp_9" meta:value-type="string">al factors (soil chemistry, climate, above-ground plant community) to investigate the specific influence of space, by fitting all other variables first, on bacterial communities in soils over distances from m to 102 km. We found strong evidence for a spat</meta:user-defined>
    <meta:user-defined meta:name="Mendeley_Bookmark_WU4nrJeHPK_1" meta:value-type="string">ADDIN CSL_CITATION {"mendeley": {"previouslyFormattedCitation": "(Legendre &lt;i&gt;et al.&lt;/i&gt; 2015)", "formattedCitation": "(Legendre &lt;i&gt;et al.&lt;/i&gt; 2015)", "plainTextFormattedCitation": "(Legendre et al. 2015)"}, "citationItems": [{"uris": ["http://www.mendele</meta:user-defined>
    <meta:user-defined meta:name="Mendeley_Bookmark_WU4nrJeHPK_10" meta:value-type="string">antel test (H1: small values of D1 correspond to small values of D2 and large values of D1 to large values of D2) do not hold in most cases, except when spatial correlation extends over the whole study area. Using extensive simulations of spatially correl</meta:user-defined>
    <meta:user-defined meta:name="Mendeley_Bookmark_WU4nrJeHPK_11" meta:value-type="string">ated data involving different representations of geographic relationships, we show that the power of the Mantel test is always lower than that of distance-based Moran's eigenvector map (dbMEM) analysis and that the Mantel R2 is always smaller than in dbME</meta:user-defined>
    <meta:user-defined meta:name="Mendeley_Bookmark_WU4nrJeHPK_12" meta:value-type="string">M analysis, and uninterpretable. These simulation results are novel contributions to the Mantel debate. We also show that regression on a geographic distance matrix does not remove the spatial structure from response data and does not produce spatially un</meta:user-defined>
    <meta:user-defined meta:name="Mendeley_Bookmark_WU4nrJeHPK_13" meta:value-type="string">correlated residuals. * Our main conclusion is that Mantel tests should be restricted to questions that, in the domain of application, only concern dissimilarity matrices, and are not derived from questions that can be formulated as the analysis of the ve</meta:user-defined>
    <meta:user-defined meta:name="Mendeley_Bookmark_WU4nrJeHPK_14" meta:value-type="string">ctors and matrices from which one can compute dissimilarity matrices.", "volume": "6", "ISSN": "2041-210X", "issue": "11", "issued": {"date-parts": [["2015", "7", "25"]]}}}], "schema": "https://github.com/citation-style-language/schema/raw/master/csl-cita</meta:user-defined>
    <meta:user-defined meta:name="Mendeley_Bookmark_WU4nrJeHPK_15" meta:value-type="string">tion.json", "properties": {"noteIndex": 0}}</meta:user-defined>
    <meta:user-defined meta:name="Mendeley_Bookmark_WU4nrJeHPK_2" meta:value-type="string">y.com/documents/?uuid=c55624d0-2ee3-49e2-9c54-a8f9c9f0c319"], "id": "ITEM-1", "itemData": {"container-title": "Methods in Ecology and Evolution", "type": "article-journal", "title": "Should the Mantel test be used in spatial analysis?", "author": [{"given</meta:user-defined>
    <meta:user-defined meta:name="Mendeley_Bookmark_WU4nrJeHPK_3" meta:value-type="string">": "Pierre", "suffix": "", "family": "Legendre", "dropping-particle": "", "non-dropping-particle": "", "parse-names": false}, {"given": "Marie-Jos\u00e9e", "suffix": "", "family": "Fortin", "dropping-particle": "", "non-dropping-particle": "", "parse-name</meta:user-defined>
    <meta:user-defined meta:name="Mendeley_Bookmark_WU4nrJeHPK_4" meta:value-type="string">s": false}, {"given": "Daniel", "suffix": "", "family": "Borcard", "dropping-particle": "", "non-dropping-particle": "", "parse-names": false}], "page": "1239-1247", "id": "ITEM-1", "DOI": "10.1111/2041-210X.12425", "editor": [{"given": "Pedro", "suffix":</meta:user-defined>
    <meta:user-defined meta:name="Mendeley_Bookmark_WU4nrJeHPK_5" meta:value-type="string"> "", "family": "Peres-Neto", "dropping-particle": "", "non-dropping-particle": "", "parse-names": false}], "ISBN": "2041-210X", "abstract": "* The Mantel test is widely used in biology, including landscape ecology and genetics, to detect spatial structure</meta:user-defined>
    <meta:user-defined meta:name="Mendeley_Bookmark_WU4nrJeHPK_6" meta:value-type="string">s in data or control for spatial correlation in the relationship between two data sets, for example community composition and environment. The study demonstrates that this is an incorrect use of that test. * The null hypothesis of the Mantel test differs </meta:user-defined>
    <meta:user-defined meta:name="Mendeley_Bookmark_WU4nrJeHPK_7" meta:value-type="string">from that of correlation analysis; the statistics computed in the two types of analyses differ. We examined the basic assumptions of the Mantel test in spatial analysis and showed that they are not verified in most studies. We showed the consequences, in </meta:user-defined>
    <meta:user-defined meta:name="Mendeley_Bookmark_WU4nrJeHPK_8" meta:value-type="string">terms of power, of the mismatch between these assumptions and the Mantel testing procedure. * The Mantel test H0 is the absence of relationship between values in two dissimilarity matrices, not the independence between two random variables or data tables.</meta:user-defined>
    <meta:user-defined meta:name="Mendeley_Bookmark_WU4nrJeHPK_9" meta:value-type="string"> The Mantel R2 differs from the R2 of correlation, regression and canonical analysis; these two statistics cannot be reduced to one another. Using simulated data, we show that in spatial analysis, the assumptions of linearity and homoscedasticity of the M</meta:user-defined>
    <meta:user-defined meta:name="Mendeley_Bookmark_Wdm9CgZppu_1" meta:value-type="string">ADDIN CSL_CITATION {"mendeley": {"previouslyFormattedCitation": "(Salomon &lt;i&gt;et al.&lt;/i&gt; 2010; Liu &amp; Zhou 2011)", "formattedCitation": "(Salomon &lt;i&gt;et al.&lt;/i&gt; 2010; Liu &amp; Zhou 2011)", "plainTextFormattedCitation": "(Salomon et al. 2010; Liu &amp; Zhou 2011)"},</meta:user-defined>
    <meta:user-defined meta:name="Mendeley_Bookmark_Wdm9CgZppu_10" meta:value-type="string"> such as networks of protected areas.", "publisher": "Blackwell Publishing Ltd"}}, {"uris": ["http://www.mendeley.com/documents/?uuid=434fd27f-2b08-3f7a-9666-cd76aa86fa30"], "id": "ITEM-2", "itemData": {"container-title": "PLoS ONE", "type": "article-jour</meta:user-defined>
    <meta:user-defined meta:name="Mendeley_Bookmark_Wdm9CgZppu_11" meta:value-type="string">nal", "title": "Asymmetry in species regional dispersal ability and the neutral theory", "author": [{"given": "Jiajia", "suffix": "", "family": "Liu", "dropping-particle": "", "non-dropping-particle": "", "parse-names": false}, {"given": "Shurong", "suffi</meta:user-defined>
    <meta:user-defined meta:name="Mendeley_Bookmark_Wdm9CgZppu_12" meta:value-type="string">x": "", "family": "Zhou", "dropping-particle": "", "non-dropping-particle": "", "parse-names": false}], "issue": "8", "id": "ITEM-2", "DOI": "10.1371/journal.pone.0024128", "editor": [{"given": "Hans Henrik", "suffix": "", "family": "Bruun", "dropping-par</meta:user-defined>
    <meta:user-defined meta:name="Mendeley_Bookmark_Wdm9CgZppu_13" meta:value-type="string">ticle": "", "non-dropping-particle": "", "parse-names": false}], "abstract": "The neutral assumption that individuals of either the same or different species share exactly the same birth, death, migration, and speciation probabilities is fundamental yet c</meta:user-defined>
    <meta:user-defined meta:name="Mendeley_Bookmark_Wdm9CgZppu_14" meta:value-type="string">ontroversial to the neutral theory. Several theoretical studies have demonstrated that a slight difference in species per capita birth or death rates can have a profound consequence on species coexistence and community structure. Whether asymmetry in migr</meta:user-defined>
    <meta:user-defined meta:name="Mendeley_Bookmark_Wdm9CgZppu_15" meta:value-type="string">ation, a vital demographic parameter in the neutral model, plays an important role in community assembly still remains unknown. In this paper, we relaxed the ecological equivalence assumption of the neutral model by introducing differences into species re</meta:user-defined>
    <meta:user-defined meta:name="Mendeley_Bookmark_Wdm9CgZppu_16" meta:value-type="string">gional dispersal ability. We investigated the effect of asymmetric dispersal on the neutral local community structure. We found that per capita asymmetric dispersal among species could reduce species richness of the local community and result in deviation</meta:user-defined>
    <meta:user-defined meta:name="Mendeley_Bookmark_Wdm9CgZppu_17" meta:value-type="string">s of species abundance distributions from those predicted by the neutral model. But the effect was moderate compared with that of asymmetries in birth or death rates, unless very large asymmetries in dispersal were assumed. A large difference in species d</meta:user-defined>
    <meta:user-defined meta:name="Mendeley_Bookmark_Wdm9CgZppu_18" meta:value-type="string">ispersal ability, if there is, can overwhelm the role of random drift and make local community dynamics deterministic. In this case, species with higher regional dispersal abilities tended to dominate in the local community. However, the species abundance</meta:user-defined>
    <meta:user-defined meta:name="Mendeley_Bookmark_Wdm9CgZppu_19" meta:value-type="string"> distribution of the local community under asymmetric dispersal could be well fitted by the neutral model, but the neutral model generally underestimated the fundamental biodiversity number but overestimated the migration rate in such communities.", "volu</meta:user-defined>
    <meta:user-defined meta:name="Mendeley_Bookmark_Wdm9CgZppu_2" meta:value-type="string"> "citationItems": [{"uris": ["http://www.mendeley.com/documents/?uuid=80a372f8-a7a7-3810-ac9a-0006afc6a2ef"], "id": "ITEM-1", "itemData": {"container-title": "Ecology Letters", "type": "article-journal", "title": "Effects of asymmetric dispersal on the co</meta:user-defined>
    <meta:user-defined meta:name="Mendeley_Bookmark_Wdm9CgZppu_20" meta:value-type="string">me": "6", "ISSN": "19326203", "page": "e24128", "PMID": "21901163", "issued": {"date-parts": [["2011", "8", "25"]]}, "publisher": "Princeton University Press"}}], "schema": "https://github.com/citation-style-language/schema/raw/master/csl-citation.json", </meta:user-defined>
    <meta:user-defined meta:name="Mendeley_Bookmark_Wdm9CgZppu_21" meta:value-type="string">"properties": {"noteIndex": 0}}</meta:user-defined>
    <meta:user-defined meta:name="Mendeley_Bookmark_Wdm9CgZppu_3" meta:value-type="string">existence of competing species", "author": [{"given": "Yacov", "suffix": "", "family": "Salomon", "dropping-particle": "", "non-dropping-particle": "", "parse-names": false}, {"given": "Sean R.", "suffix": "", "family": "Connolly", "dropping-particle": ""</meta:user-defined>
    <meta:user-defined meta:name="Mendeley_Bookmark_Wdm9CgZppu_4" meta:value-type="string">, "non-dropping-particle": "", "parse-names": false}, {"given": "Lance", "suffix": "", "family": "Bode", "dropping-particle": "", "non-dropping-particle": "", "parse-names": false}], "issue": "4", "id": "ITEM-1", "DOI": "10.1111/j.1461-0248.2009.01436.x",</meta:user-defined>
    <meta:user-defined meta:name="Mendeley_Bookmark_Wdm9CgZppu_5" meta:value-type="string"> "ISBN": "1461-0248 (Electronic)\\r1461-023X (Linking)", "issued": {"date-parts": [["2010", "4"]]}, "volume": "13", "ISSN": "1461023X", "page": "432-441", "PMID": "20100238", "abstract": "The global biodiversity crisis has made a priority of understanding</meta:user-defined>
    <meta:user-defined meta:name="Mendeley_Bookmark_Wdm9CgZppu_6" meta:value-type="string"> biodiversity maintenance in ecological communities. It is increasingly apparent that dispersal patterns can have important effects on such maintenance processes. Nevertheless, most competition theory has focused on a small subset of the possible dispersa</meta:user-defined>
    <meta:user-defined meta:name="Mendeley_Bookmark_Wdm9CgZppu_7" meta:value-type="string">l patterns in nature. Here, we show that spatially asymmetric dispersal, i.e. the disproportionate transport of propagules towards or away from particular habitat patches in a metacommunity, when it differs between species, can promote the coexistence of </meta:user-defined>
    <meta:user-defined meta:name="Mendeley_Bookmark_Wdm9CgZppu_8" meta:value-type="string">competing species even in the absence of environmental heterogeneity among habitat patches. Moreover, when asymmetric dispersal is present, changes in the self-recruitment of competitive dominants and subordinates have important, but fundamentally differe</meta:user-defined>
    <meta:user-defined meta:name="Mendeley_Bookmark_Wdm9CgZppu_9" meta:value-type="string">nt, effects on species coexistence. Our results underscore the importance of the interplay between species interactions and dispersal patterns for understanding the effects of habitat fragmentation and for designing regional-scale conservation strategies,</meta:user-defined>
    <meta:user-defined meta:name="Mendeley_Bookmark_WtZTfmB6kE_1" meta:value-type="string">ADDIN CSL_CITATION {"mendeley": {"previouslyFormattedCitation": "(Dumbrell &lt;i&gt;et al.&lt;/i&gt; 2010; Martiny &lt;i&gt;et al.&lt;/i&gt; 2011; Barreto &lt;i&gt;et al.&lt;/i&gt; 2014)", "formattedCitation": "(Dumbrell &lt;i&gt;et al.&lt;/i&gt; 2010; Martiny &lt;i&gt;et al.&lt;/i&gt; 2011; Barreto &lt;i&gt;et al.&lt;/i&gt; </meta:user-defined>
    <meta:user-defined meta:name="Mendeley_Bookmark_WtZTfmB6kE_10" meta:value-type="string">ng a soil pH gradient. There was evidence that both niche and neutral processes structured this community. Species abundances fitted the zero- sum multinomial distribution and there was evidence of dispersal limitation, both indicators of neutral processe</meta:user-defined>
    <meta:user-defined meta:name="Mendeley_Bookmark_WtZTfmB6kE_11" meta:value-type="string">s. However, we found stronger support that niche differentiation based on abiotic soil factors, primarily pH, was structuring the AM fungal community. Host plant species affected AM fungal community composition negligibly compared to soil pH. We conclude </meta:user-defined>
    <meta:user-defined meta:name="Mendeley_Bookmark_WtZTfmB6kE_12" meta:value-type="string">that although niche partitioning was the primary mechanism regulating the composition and diversity of natural AM fungal communities, these communities are also influenced by stochastic-neutral processes. This study represents one of the most comprehensiv</meta:user-defined>
    <meta:user-defined meta:name="Mendeley_Bookmark_WtZTfmB6kE_13" meta:value-type="string">e investigations of community-level processes acting on soil microbes; revealing a community that although influenced by stochastic processes, still responded in a predictable manner to a major abiotic niche axis, soil pH. The strong response to environme</meta:user-defined>
    <meta:user-defined meta:name="Mendeley_Bookmark_WtZTfmB6kE_14" meta:value-type="string">ntal factors of this community highlights the susceptibility of soil microbes to environmental change.", "publisher": "Nature Publishing Group"}}, {"uris": ["http://www.mendeley.com/documents/?uuid=01e5b127-9f02-490b-afc0-6d58fcc7c1e2"], "id": "ITEM-2", "</meta:user-defined>
    <meta:user-defined meta:name="Mendeley_Bookmark_WtZTfmB6kE_15" meta:value-type="string">itemData": {"container-title": "Proceedings of the National Academy of Sciences of the United States of America", "type": "article-journal", "title": "Drivers of bacterial \u03b2-diversity depend on spatial scale", "author": [{"given": "Jennifer B H", "su</meta:user-defined>
    <meta:user-defined meta:name="Mendeley_Bookmark_WtZTfmB6kE_16" meta:value-type="string">ffix": "", "family": "Martiny", "dropping-particle": "", "non-dropping-particle": "", "parse-names": false}, {"given": "Jonathan A", "suffix": "", "family": "Eisen", "dropping-particle": "", "non-dropping-particle": "", "parse-names": false}, {"given": "K</meta:user-defined>
    <meta:user-defined meta:name="Mendeley_Bookmark_WtZTfmB6kE_17" meta:value-type="string">evin", "suffix": "", "family": "Penn", "dropping-particle": "", "non-dropping-particle": "", "parse-names": false}, {"given": "Steven D", "suffix": "", "family": "Allison", "dropping-particle": "", "non-dropping-particle": "", "parse-names": false}, {"giv</meta:user-defined>
    <meta:user-defined meta:name="Mendeley_Bookmark_WtZTfmB6kE_18" meta:value-type="string">en": "M Claire", "suffix": "", "family": "Horner-Devine", "dropping-particle": "", "non-dropping-particle": "", "parse-names": false}], "issue": "19", "id": "ITEM-2", "DOI": "10.1073/pnas.1016308108/-/DCSupplemental.www.pnas.org/cgi/doi/10.1073/pnas.10163</meta:user-defined>
    <meta:user-defined meta:name="Mendeley_Bookmark_WtZTfmB6kE_19" meta:value-type="string">08108", "ISBN": "1016308108", "issued": {"date-parts": [["2011"]]}, "volume": "108", "ISSN": "0027-8424", "page": "7850-7854", "PMID": "21518859", "abstract": "The factors driving \u03b2-diversity (variation in community composi- tion) yield insights into</meta:user-defined>
    <meta:user-defined meta:name="Mendeley_Bookmark_WtZTfmB6kE_2" meta:value-type="string">2014)", "plainTextFormattedCitation": "(Dumbrell et al. 2010; Martiny et al. 2011; Barreto et al. 2014)"}, "citationItems": [{"uris": ["http://www.mendeley.com/documents/?uuid=fa65d043-aae1-4831-b210-03d39d1bbefb"], "id": "ITEM-1", "itemData": {"container</meta:user-defined>
    <meta:user-defined meta:name="Mendeley_Bookmark_WtZTfmB6kE_20" meta:value-type="string"> the maintenance of biodiversity on the planet. Here we tested whether the mechanisms that underlie bacterial \u03b2-diversity vary over centimeters to continental spatial scales by comparing the composition of ammonia-oxidizing bacte- ria communities in </meta:user-defined>
    <meta:user-defined meta:name="Mendeley_Bookmark_WtZTfmB6kE_21" meta:value-type="string">salt marsh sediments. As observed in studies of macroorganisms, the drivers of salt marsh bacterial \u03b2-diversity depend on spatial scale. In contrast to macroorganism studies, however, we found no evidence of evolutionary diversification of ammonia-ox</meta:user-defined>
    <meta:user-defined meta:name="Mendeley_Bookmark_WtZTfmB6kE_22" meta:value-type="string">idizing bacteria taxa at the continental scale, de- spite an overall relationship between geographic distance and community similarity. Our data are consistent with the idea that dispersal limitation at local scales can contribute to \u03b2-diversity, eve</meta:user-defined>
    <meta:user-defined meta:name="Mendeley_Bookmark_WtZTfmB6kE_23" meta:value-type="string">n though the 16S rRNA genes of the relatively common taxa are globally distributed. These results highlight the importance of considering multiple spatial scales for understanding microbial biogeography."}}, {"uris": ["http://www.mendeley.com/documents/?u</meta:user-defined>
    <meta:user-defined meta:name="Mendeley_Bookmark_WtZTfmB6kE_24" meta:value-type="string">uid=4ecc5259-c15a-4e03-9fb6-7c112c7d01b5"], "id": "ITEM-3", "itemData": {"container-title": "PLoS ONE", "type": "article-journal", "title": "Distance-decay and taxa-area relationships for bacteria, archaea and methanogenic archaea in a tropical lake sedim</meta:user-defined>
    <meta:user-defined meta:name="Mendeley_Bookmark_WtZTfmB6kE_25" meta:value-type="string">ent", "author": [{"given": "Davi Pedroni", "suffix": "", "family": "Barreto", "dropping-particle": "", "non-dropping-particle": "", "parse-names": false}, {"given": "Ralf", "suffix": "", "family": "Conrad", "dropping-particle": "", "non-dropping-particle"</meta:user-defined>
    <meta:user-defined meta:name="Mendeley_Bookmark_WtZTfmB6kE_26" meta:value-type="string">: "", "parse-names": false}, {"given": "Melanie", "suffix": "", "family": "Klose", "dropping-particle": "", "non-dropping-particle": "", "parse-names": false}, {"given": "Peter", "suffix": "", "family": "Claus", "dropping-particle": "", "non-dropping-part</meta:user-defined>
    <meta:user-defined meta:name="Mendeley_Bookmark_WtZTfmB6kE_27" meta:value-type="string">icle": "", "parse-names": false}, {"given": "Alex", "suffix": "", "family": "Enrich-Prast", "dropping-particle": "", "non-dropping-particle": "", "parse-names": false}], "issue": "10", "id": "ITEM-3", "DOI": "10.1371/journal.pone.0110128", "editor": [{"gi</meta:user-defined>
    <meta:user-defined meta:name="Mendeley_Bookmark_WtZTfmB6kE_28" meta:value-type="string">ven": "Jonas", "suffix": "", "family": "Waldenstr\u00f6m", "dropping-particle": "", "non-dropping-particle": "", "parse-names": false}], "ISBN": "10.1371/journal.pone.0110128", "abstract": "The study of of the distribution of microorganisms through space </meta:user-defined>
    <meta:user-defined meta:name="Mendeley_Bookmark_WtZTfmB6kE_29" meta:value-type="string">(and time) allows evaluation of biogeographic patterns, like the species-area index (z). Due to their high dispersal ability, high reproduction rates and low rates of extinction microorganisms tend to be widely distributed, and they are thought to be virt</meta:user-defined>
    <meta:user-defined meta:name="Mendeley_Bookmark_WtZTfmB6kE_3" meta:value-type="string">-title": "The ISME journal", "type": "article-journal", "title": "Relative roles of niche and neutral processes in structuring a soil microbial community", "author": [{"given": "Alex J", "suffix": "", "family": "Dumbrell", "dropping-particle": "", "non-dr</meta:user-defined>
    <meta:user-defined meta:name="Mendeley_Bookmark_WtZTfmB6kE_30" meta:value-type="string">ually cosmopolitan and selected primarily by environmental factors. Recent studies have shown that, despite these characteristics, microorganisms may behave like larger organisms and exhibit geographical distribution. In this study, we searched patterns o</meta:user-defined>
    <meta:user-defined meta:name="Mendeley_Bookmark_WtZTfmB6kE_31" meta:value-type="string">f spatial diversity distribution of bacteria and archaea in a contiguous environment. We collected 26 samples of a lake sediment, distributed in a nested grid, with distances between samples ranging from 0.01 m to 1000 m. The samples were analyzed using T</meta:user-defined>
    <meta:user-defined meta:name="Mendeley_Bookmark_WtZTfmB6kE_32" meta:value-type="string">-RFLP (Terminal restriction fragment length polymorphism) targeting mcrA (coding for a subunit of methyl-coenzyme M reductase) and the genes of Archaeal and Bacterial 16S rRNA. From the qualitative and quantitative results (relative abundance of operation</meta:user-defined>
    <meta:user-defined meta:name="Mendeley_Bookmark_WtZTfmB6kE_33" meta:value-type="string">al taxonomic units) we calculated the similarity index for each pair to evaluate the taxa-area and distance decay relationship slopes by linear regression. All results were significant, with mcrA genes showing the highest slope, followed by Archaeal and B</meta:user-defined>
    <meta:user-defined meta:name="Mendeley_Bookmark_WtZTfmB6kE_34" meta:value-type="string">acterial 16S rRNA genes. We showed that the microorganisms of a methanogenic community, that is active in a contiguous environment, display spatial distribution and a taxa-area relationship.", "volume": "9", "ISSN": "19326203", "page": "e110128", "PMID": </meta:user-defined>
    <meta:user-defined meta:name="Mendeley_Bookmark_WtZTfmB6kE_35" meta:value-type="string">"25330320", "issued": {"date-parts": [["2014", "1", "20"]]}, "publisher": "Public Library of Science"}}], "schema": "https://github.com/citation-style-language/schema/raw/master/csl-citation.json", "properties": {"noteIndex": 0}}</meta:user-defined>
    <meta:user-defined meta:name="Mendeley_Bookmark_WtZTfmB6kE_4" meta:value-type="string">opping-particle": "", "parse-names": false}, {"given": "Michaela", "suffix": "", "family": "Nelson", "dropping-particle": "", "non-dropping-particle": "", "parse-names": false}, {"given": "Thorunn", "suffix": "", "family": "Helgason", "dropping-particle":</meta:user-defined>
    <meta:user-defined meta:name="Mendeley_Bookmark_WtZTfmB6kE_5" meta:value-type="string"> "", "non-dropping-particle": "", "parse-names": false}, {"given": "Calvin", "suffix": "", "family": "Dytham", "dropping-particle": "", "non-dropping-particle": "", "parse-names": false}, {"given": "Alastair H", "suffix": "", "family": "Fitter", "dropping</meta:user-defined>
    <meta:user-defined meta:name="Mendeley_Bookmark_WtZTfmB6kE_6" meta:value-type="string">-particle": "", "non-dropping-particle": "", "parse-names": false}], "issue": "3", "id": "ITEM-1", "DOI": "10.1038/ismej.2009.122", "ISBN": "1751-7370 (Electronic)\\n1751-7362 (Linking)", "issued": {"date-parts": [["2010", "3"]]}, "volume": "4", "ISSN": "</meta:user-defined>
    <meta:user-defined meta:name="Mendeley_Bookmark_WtZTfmB6kE_7" meta:value-type="string">1751-7362", "page": "337-345", "PMID": "19924158", "abstract": "Most attempts to identify the processes that structure natural communities have focused on conspicuous macroorganisms whereas the processes responsible for structuring microbial communities r</meta:user-defined>
    <meta:user-defined meta:name="Mendeley_Bookmark_WtZTfmB6kE_8" meta:value-type="string">emain relatively unknown. Two main theories explaining these processes have emerged; niche theory, which highlights the importance of deterministic processes, and neutral theory, which focuses on stochastic processes. We examined whether neutral or niche-</meta:user-defined>
    <meta:user-defined meta:name="Mendeley_Bookmark_WtZTfmB6kE_9" meta:value-type="string">based mechanisms best explain the composition and structure of communities of a functionally important soil microbe, the arbuscular mycorrhizal (AM) fungi. Using molecular techniques, we surveyed AM fungi from 425 individual plants of 28 plant species alo</meta:user-defined>
    <meta:user-defined meta:name="Mendeley_Bookmark_XFlDVRjZo8_1" meta:value-type="string">ADDIN CSL_CITATION {"mendeley": {"previouslyFormattedCitation": "(Kellogg &amp; Griffin 2006; Favet &lt;i&gt;et al.&lt;/i&gt; 2013)", "formattedCitation": "(Kellogg &amp; Griffin 2006; Favet &lt;i&gt;et al.&lt;/i&gt; 2013)", "plainTextFormattedCitation": "(Kellogg &amp; Griffin 2006; Favet </meta:user-defined>
    <meta:user-defined meta:name="Mendeley_Bookmark_XFlDVRjZo8_10" meta:value-type="string">icle": "", "non-dropping-particle": "", "parse-names": false}, {"given": "K", "suffix": "", "family": "Schwibbert", "dropping-particle": "", "non-dropping-particle": "", "parse-names": false}, {"given": "A H", "suffix": "", "family": "Mohamed", "dropping-</meta:user-defined>
    <meta:user-defined meta:name="Mendeley_Bookmark_XFlDVRjZo8_11" meta:value-type="string">particle": "", "non-dropping-particle": "", "parse-names": false}, {"given": "T", "suffix": "", "family": "Kirchner", "dropping-particle": "", "non-dropping-particle": "", "parse-names": false}, {"given": "P D", "suffix": "", "family": "Quadros", "droppin</meta:user-defined>
    <meta:user-defined meta:name="Mendeley_Bookmark_XFlDVRjZo8_12" meta:value-type="string">g-particle": "", "non-dropping-particle": "de", "parse-names": false}, {"given": "E W", "suffix": "", "family": "Triplett", "dropping-particle": "", "non-dropping-particle": "", "parse-names": false}, {"given": "W J", "suffix": "", "family": "Broughton", </meta:user-defined>
    <meta:user-defined meta:name="Mendeley_Bookmark_XFlDVRjZo8_13" meta:value-type="string">"dropping-particle": "", "non-dropping-particle": "", "parse-names": false}, {"given": "A A", "suffix": "", "family": "Gorbushina", "dropping-particle": "", "non-dropping-particle": "", "parse-names": false}], "issue": "4", "id": "ITEM-1", "DOI": "Doi 10.</meta:user-defined>
    <meta:user-defined meta:name="Mendeley_Bookmark_XFlDVRjZo8_14" meta:value-type="string">1038/Ismej.2012.152", "ISBN": "1751-7362", "issued": {"date-parts": [["2013", "4"]]}, "volume": "7", "ISSN": "1751-7370", "page": "850-867", "PMID": "23254516", "abstract": "Ancient mariners knew that dust whipped up from deserts by strong winds travelled</meta:user-defined>
    <meta:user-defined meta:name="Mendeley_Bookmark_XFlDVRjZo8_15" meta:value-type="string"> long distances, including over oceans. Satellite remote sensing revealed major dust sources across the Sahara. Indeed, the Bodele Depression in the Republic of Chad has been called the dustiest place on earth. We analysed desert sand from various locatio</meta:user-defined>
    <meta:user-defined meta:name="Mendeley_Bookmark_XFlDVRjZo8_16" meta:value-type="string">ns in Chad and dust that had blown to the Cape Verde Islands. High throughput sequencing techniques combined with classical microbiological methods showed that the samples contained a large variety of microbes well adapted to the harsh desert conditions. </meta:user-defined>
    <meta:user-defined meta:name="Mendeley_Bookmark_XFlDVRjZo8_17" meta:value-type="string">The most abundant bacterial groupings in four different phyla included: (a) Firmicutes-Bacillaceae, (b) Actinobacteria-Geodermatophilaceae, Nocardiodaceae and Solirubrobacteraceae, (c) Proteobacteria-Oxalobacteraceae, Rhizobiales and Sphingomonadaceae, an</meta:user-defined>
    <meta:user-defined meta:name="Mendeley_Bookmark_XFlDVRjZo8_18" meta:value-type="string">d (d) Bacteroidetes-Cytophagaceae. Ascomycota was the overwhelmingly dominant fungal group followed by Basidiomycota and traces of Chytridiomycota, Microsporidia and Glomeromycota. Two freshwater algae (Trebouxiophyceae) were isolated. Most predominant ta</meta:user-defined>
    <meta:user-defined meta:name="Mendeley_Bookmark_XFlDVRjZo8_19" meta:value-type="string">xa are widely distributed land inhabitants that are common in soil and on the surfaces of plants. Examples include Bradyrhizobium spp. that nodulate and fix nitrogen in Acacia species, the predominant trees of the Sahara as well as Herbaspirillum (Oxaloba</meta:user-defined>
    <meta:user-defined meta:name="Mendeley_Bookmark_XFlDVRjZo8_2" meta:value-type="string">et al. 2013)"}, "citationItems": [{"uris": ["http://www.mendeley.com/documents/?uuid=5931dd19-4388-4682-be1b-a15fcaa14bf4"], "id": "ITEM-1", "itemData": {"container-title": "The ISME journal", "type": "article-journal", "title": "Microbial hitchhikers on </meta:user-defined>
    <meta:user-defined meta:name="Mendeley_Bookmark_XFlDVRjZo8_20" meta:value-type="string">cteraceae), a group of chemoorganotrophic free-living soil inhabitants that fix nitrogen in association with Gramineae roots. Few pathogenic strains were found, suggesting that African dust is not a large threat to public health. The ISME Journal (2013) 7</meta:user-defined>
    <meta:user-defined meta:name="Mendeley_Bookmark_XFlDVRjZo8_21" meta:value-type="string">, 850-867; doi:10.1038/ismej.2012.152; published online 20 December 2012"}}, {"uris": ["http://www.mendeley.com/documents/?uuid=3f01d353-b8ec-4979-9aa9-3069df239bed"], "id": "ITEM-2", "itemData": {"container-title": "Trends in Ecology and Evolution", "typ</meta:user-defined>
    <meta:user-defined meta:name="Mendeley_Bookmark_XFlDVRjZo8_22" meta:value-type="string">e": "article-journal", "title": "Aerobiology and the global transport of desert dust", "author": [{"given": "Christina A.", "suffix": "", "family": "Kellogg", "dropping-particle": "", "non-dropping-particle": "", "parse-names": false}, {"given": "Dale W."</meta:user-defined>
    <meta:user-defined meta:name="Mendeley_Bookmark_XFlDVRjZo8_23" meta:value-type="string">, "suffix": "", "family": "Griffin", "dropping-particle": "", "non-dropping-particle": "", "parse-names": false}], "issue": "11", "id": "ITEM-2", "DOI": "10.1016/j.tree.2006.07.004", "ISBN": "0169-5347 (Print)\\r0169-5347 (Linking)", "issued": {"date-part</meta:user-defined>
    <meta:user-defined meta:name="Mendeley_Bookmark_XFlDVRjZo8_24" meta:value-type="string">s": [["2006", "11"]]}, "volume": "21", "ISSN": "01695347", "page": "638-644", "PMID": "16843565", "abstract": "Desert winds aerosolize several billion tons of soil-derived dust each year, including concentrated seasonal pulses from Africa and Asia. These </meta:user-defined>
    <meta:user-defined meta:name="Mendeley_Bookmark_XFlDVRjZo8_25" meta:value-type="string">transoceanic and transcontinental dust events inject a large pulse of microorganisms and pollen into the atmosphere and could therefore have a role in transporting pathogens or expanding the biogeographical range of some organisms by facilitating long-dis</meta:user-defined>
    <meta:user-defined meta:name="Mendeley_Bookmark_XFlDVRjZo8_26" meta:value-type="string">tance dispersal events. As we discuss here, whether such dispersal events are occurring is only now beginning to be investigated. Huge dust events create an atmospheric bridge over land and sea, and the microbiota contained within them could impact downwi</meta:user-defined>
    <meta:user-defined meta:name="Mendeley_Bookmark_XFlDVRjZo8_27" meta:value-type="string">nd ecosystems. Such dispersal is of interest because of the possible health effects of allergens and pathogens that might be carried with the dust. ?? 2006 Elsevier Ltd. All rights reserved."}}], "schema": "https://github.com/citation-style-language/schem</meta:user-defined>
    <meta:user-defined meta:name="Mendeley_Bookmark_XFlDVRjZo8_28" meta:value-type="string">a/raw/master/csl-citation.json", "properties": {"noteIndex": 0}}</meta:user-defined>
    <meta:user-defined meta:name="Mendeley_Bookmark_XFlDVRjZo8_3" meta:value-type="string">intercontinental dust: catching a lift in Chad", "author": [{"given": "J", "suffix": "", "family": "Favet", "dropping-particle": "", "non-dropping-particle": "", "parse-names": false}, {"given": "A", "suffix": "", "family": "Lapanje", "dropping-particle":</meta:user-defined>
    <meta:user-defined meta:name="Mendeley_Bookmark_XFlDVRjZo8_4" meta:value-type="string"> "", "non-dropping-particle": "", "parse-names": false}, {"given": "A", "suffix": "", "family": "Giongo", "dropping-particle": "", "non-dropping-particle": "", "parse-names": false}, {"given": "S", "suffix": "", "family": "Kennedy", "dropping-particle": "</meta:user-defined>
    <meta:user-defined meta:name="Mendeley_Bookmark_XFlDVRjZo8_5" meta:value-type="string">", "non-dropping-particle": "", "parse-names": false}, {"given": "Y Y", "suffix": "", "family": "Aung", "dropping-particle": "", "non-dropping-particle": "", "parse-names": false}, {"given": "A", "suffix": "", "family": "Cattaneo", "dropping-particle": ""</meta:user-defined>
    <meta:user-defined meta:name="Mendeley_Bookmark_XFlDVRjZo8_6" meta:value-type="string">, "non-dropping-particle": "", "parse-names": false}, {"given": "A G", "suffix": "", "family": "Davis-Richardson", "dropping-particle": "", "non-dropping-particle": "", "parse-names": false}, {"given": "C T", "suffix": "", "family": "Brown", "dropping-par</meta:user-defined>
    <meta:user-defined meta:name="Mendeley_Bookmark_XFlDVRjZo8_7" meta:value-type="string">ticle": "", "non-dropping-particle": "", "parse-names": false}, {"given": "R", "suffix": "", "family": "Kort", "dropping-particle": "", "non-dropping-particle": "", "parse-names": false}, {"given": "H J", "suffix": "", "family": "Brumsack", "dropping-part</meta:user-defined>
    <meta:user-defined meta:name="Mendeley_Bookmark_XFlDVRjZo8_8" meta:value-type="string">icle": "", "non-dropping-particle": "", "parse-names": false}, {"given": "B", "suffix": "", "family": "Schnetger", "dropping-particle": "", "non-dropping-particle": "", "parse-names": false}, {"given": "A", "suffix": "", "family": "Chappell", "dropping-pa</meta:user-defined>
    <meta:user-defined meta:name="Mendeley_Bookmark_XFlDVRjZo8_9" meta:value-type="string">rticle": "", "non-dropping-particle": "", "parse-names": false}, {"given": "J", "suffix": "", "family": "Kroijenga", "dropping-particle": "", "non-dropping-particle": "", "parse-names": false}, {"given": "A", "suffix": "", "family": "Beck", "dropping-part</meta:user-defined>
    <meta:user-defined meta:name="Mendeley_Bookmark_XJhjEIrUwS_1" meta:value-type="string">ADDIN CSL_CITATION {"mendeley": {"previouslyFormattedCitation": "(Ramette &amp; Tiedje 2007; Bissett &lt;i&gt;et al.&lt;/i&gt; 2010)", "formattedCitation": "(Ramette &amp; Tiedje 2007; Bissett &lt;i&gt;et al.&lt;/i&gt; 2010)", "plainTextFormattedCitation": "(Ramette &amp; Tiedje 2007; Bisse</meta:user-defined>
    <meta:user-defined meta:name="Mendeley_Bookmark_XJhjEIrUwS_10" meta:value-type="string">history (dispersal and survival ability). Geographic distance had no influence over community structure for organisms known to have survival stages, but the converse was true for organisms thought to be less hardy. Community function (substrate utilizatio</meta:user-defined>
    <meta:user-defined meta:name="Mendeley_Bookmark_XJhjEIrUwS_11" meta:value-type="string">n) was also shown to be highly correlated with community structure, but not to abiotic factors, suggesting nonstochastic determinants of community structure are important Our results support the view that bacterial soil communities are constrained by both</meta:user-defined>
    <meta:user-defined meta:name="Mendeley_Bookmark_XJhjEIrUwS_12" meta:value-type="string"> edaphic factors and geographic distance and further show that the relative importance of such constraints depends critically on the taxonomic resolution used to evaluate spatio-temporal patterns of microbial diversity, as well as life history of the grou</meta:user-defined>
    <meta:user-defined meta:name="Mendeley_Bookmark_XJhjEIrUwS_13" meta:value-type="string">ps being investigated, much as is the case for macro-organisms."}}, {"uris": ["http://www.mendeley.com/documents/?uuid=32962cf9-904b-46f5-bf96-119222a06593"], "id": "ITEM-2", "itemData": {"container-title": "Microbial ecology", "type": "article-journal", </meta:user-defined>
    <meta:user-defined meta:name="Mendeley_Bookmark_XJhjEIrUwS_14" meta:value-type="string">"title": "Biogeography: an emerging cornerstone for understanding prokaryotic diversity, ecology, and evolution.", "author": [{"given": "Alban", "suffix": "", "family": "Ramette", "dropping-particle": "", "non-dropping-particle": "", "parse-names": false}</meta:user-defined>
    <meta:user-defined meta:name="Mendeley_Bookmark_XJhjEIrUwS_15" meta:value-type="string">, {"given": "James M", "suffix": "", "family": "Tiedje", "dropping-particle": "", "non-dropping-particle": "", "parse-names": false}], "issue": "2", "id": "ITEM-2", "DOI": "10.1007/s00248-005-5010-2", "issued": {"date-parts": [["2007", "2"]]}, "volume": "</meta:user-defined>
    <meta:user-defined meta:name="Mendeley_Bookmark_XJhjEIrUwS_16" meta:value-type="string">53", "ISSN": "0095-3628", "page": "197-207", "PMID": "17106806", "abstract": "New questions about microbial ecology and diversity combined with significant improvement in the resolving power of molecular tools have helped the reemergence of the field of p</meta:user-defined>
    <meta:user-defined meta:name="Mendeley_Bookmark_XJhjEIrUwS_17" meta:value-type="string">rokaryotic biogeography. Here, we show that biogeography may constitute a cornerstone approach to study diversity patterns at different taxonomic levels in the prokaryotic world. Fundamental processes leading to the formation of biogeographic patterns are</meta:user-defined>
    <meta:user-defined meta:name="Mendeley_Bookmark_XJhjEIrUwS_18" meta:value-type="string"> examined in an evolutionary and ecological context. Based on different evolutionary scenarios, biogeographic patterns are thus posited to consist of dramatic range expansion or regression events that would be the results of evolutionary and ecological fo</meta:user-defined>
    <meta:user-defined meta:name="Mendeley_Bookmark_XJhjEIrUwS_19" meta:value-type="string">rces at play at the genotype level. The deterministic or random nature of those underlying processes is, however, questioned in light of recent surveys. Such scenarios led us to predict the existence of particular genes whose presence or polymorphism woul</meta:user-defined>
    <meta:user-defined meta:name="Mendeley_Bookmark_XJhjEIrUwS_2" meta:value-type="string">tt et al. 2010)"}, "citationItems": [{"uris": ["http://www.mendeley.com/documents/?uuid=5d0faa8d-36b6-48d2-8d78-abe394ea567a"], "id": "ITEM-1", "itemData": {"container-title": "Molecular Ecology", "type": "article-journal", "title": "Life history determin</meta:user-defined>
    <meta:user-defined meta:name="Mendeley_Bookmark_XJhjEIrUwS_20" meta:value-type="string">d be associated with cosmopolitan taxa. Furthermore, several conceptual and methodological pitfalls that could hamper future developments of the field are identified, and future approaches and new lines of investigation are suggested."}}], "schema": "http</meta:user-defined>
    <meta:user-defined meta:name="Mendeley_Bookmark_XJhjEIrUwS_21" meta:value-type="string">s://github.com/citation-style-language/schema/raw/master/csl-citation.json", "properties": {"noteIndex": 0}}</meta:user-defined>
    <meta:user-defined meta:name="Mendeley_Bookmark_XJhjEIrUwS_3" meta:value-type="string">es biogeographical patterns of soil bacterial communities over multiple spatial scales", "author": [{"given": "A.", "suffix": "", "family": "Bissett", "dropping-particle": "", "non-dropping-particle": "", "parse-names": false}, {"given": "A. E.", "suffix"</meta:user-defined>
    <meta:user-defined meta:name="Mendeley_Bookmark_XJhjEIrUwS_4" meta:value-type="string">: "", "family": "Richardson", "dropping-particle": "", "non-dropping-particle": "", "parse-names": false}, {"given": "G.", "suffix": "", "family": "Baker", "dropping-particle": "", "non-dropping-particle": "", "parse-names": false}, {"given": "S.", "suffi</meta:user-defined>
    <meta:user-defined meta:name="Mendeley_Bookmark_XJhjEIrUwS_5" meta:value-type="string">x": "", "family": "Wakelin", "dropping-particle": "", "non-dropping-particle": "", "parse-names": false}, {"given": "P. H.", "suffix": "", "family": "Thrall", "dropping-particle": "", "non-dropping-particle": "", "parse-names": false}], "issue": "19", "id</meta:user-defined>
    <meta:user-defined meta:name="Mendeley_Bookmark_XJhjEIrUwS_6" meta:value-type="string">": "ITEM-1", "DOI": "10.1111/j.1365-294X.2010.04804.x", "ISBN": "0962-1083", "issued": {"date-parts": [["2010", "9", "9"]]}, "volume": "19", "ISSN": "09621083", "page": "4315-4327", "PMID": "25241408", "abstract": "The extent to which the distribution of </meta:user-defined>
    <meta:user-defined meta:name="Mendeley_Bookmark_XJhjEIrUwS_7" meta:value-type="string">soil bacteria is controlled by local environment vs. spatial factors (e.g. dispersal, colonization limitation, evolutionary events) is poorly understood and widely debated. Our understanding of biogeographic controls in microbial communities is likely ham</meta:user-defined>
    <meta:user-defined meta:name="Mendeley_Bookmark_XJhjEIrUwS_8" meta:value-type="string">pered by the enormous environmental variability encountered across spatial scales and the broad diversity of microbial life histories. Here, we constrained environmental factors (soil chemistry, climate, above-ground plant community) to investigate the sp</meta:user-defined>
    <meta:user-defined meta:name="Mendeley_Bookmark_XJhjEIrUwS_9" meta:value-type="string">ecific influence of space, by fitting all other variables first, on bacterial communities in soils over distances from m to 102 km. We found strong evidence for a spatial component to bacterial community structure that varies with scale and organism life </meta:user-defined>
    <meta:user-defined meta:name="Mendeley_Bookmark_XYW8Ipmi8P_1" meta:value-type="string">ADDIN CSL_CITATION {"mendeley": {"previouslyFormattedCitation": "(Nekola &amp; White 1999)", "formattedCitation": "(Nekola &amp; White 1999)", "plainTextFormattedCitation": "(Nekola &amp; White 1999)"}, "citationItems": [{"uris": ["http://www.mendeley.com/documents/?</meta:user-defined>
    <meta:user-defined meta:name="Mendeley_Bookmark_XYW8Ipmi8P_10" meta:value-type="string"> species of intermediate frequency had 2.0 times higher distance decay rates than common species. The rate of distance decay was 2.7 times higher for floras from the fragmented Appalachians than for floras from the contiguous boreal forest. Main conclusio</meta:user-defined>
    <meta:user-defined meta:name="Mendeley_Bookmark_XYW8Ipmi8P_11" meta:value-type="string">ns The distance decay of similarity can be caused by either a decrease in environmental similarity with distance (e.g. climatic gradients) or by limits to dispersal and niche width differences among taxa. Regardless of cause, the distance decay of similar</meta:user-defined>
    <meta:user-defined meta:name="Mendeley_Bookmark_XYW8Ipmi8P_12" meta:value-type="string">ity provides a simple descriptor of how biological diversity is distributed and therefore has consequences for conservation strategy."}}], "schema": "https://github.com/citation-style-language/schema/raw/master/csl-citation.json", "properties": {"noteInde</meta:user-defined>
    <meta:user-defined meta:name="Mendeley_Bookmark_XYW8Ipmi8P_13" meta:value-type="string">x": 0}}</meta:user-defined>
    <meta:user-defined meta:name="Mendeley_Bookmark_XYW8Ipmi8P_2" meta:value-type="string">uuid=8fca5d31-0bcc-471c-b0bb-6982020a5fe0"], "id": "ITEM-1", "itemData": {"container-title": "Journal of Biogeography", "type": "article-journal", "title": "The distance decay of similarity in biogeography and ecology", "author": [{"given": "Jeffrey C.", </meta:user-defined>
    <meta:user-defined meta:name="Mendeley_Bookmark_XYW8Ipmi8P_3" meta:value-type="string">"suffix": "", "family": "Nekola", "dropping-particle": "", "non-dropping-particle": "", "parse-names": false}, {"given": "Peter S.", "suffix": "", "family": "White", "dropping-particle": "", "non-dropping-particle": "", "parse-names": false}], "issue": "4</meta:user-defined>
    <meta:user-defined meta:name="Mendeley_Bookmark_XYW8Ipmi8P_4" meta:value-type="string">", "id": "ITEM-1", "DOI": "10.1046/j.1365-2699.1999.00305.x", "ISBN": "0305-0270", "issued": {"date-parts": [["1999", "7"]]}, "volume": "26", "ISSN": "03050270", "page": "867-878", "PMID": "1745", "abstract": "Aim Our aim was to understand how similarity </meta:user-defined>
    <meta:user-defined meta:name="Mendeley_Bookmark_XYW8Ipmi8P_5" meta:value-type="string">changes with distance in biological communities, to use the distance decay perspective as quantitative technique to describe biogeographic pattern, and to explore whether growth form, dispersal type, rarity, or support affected the rate of distance decay </meta:user-defined>
    <meta:user-defined meta:name="Mendeley_Bookmark_XYW8Ipmi8P_6" meta:value-type="string">in similarity. Location North American spruce-fir forests, Appalachian montane spruce-fir forests. Methods We estimated rates of distance decay through regression of log-transformed compositional similarity against distance for pairwise comparisons of thi</meta:user-defined>
    <meta:user-defined meta:name="Mendeley_Bookmark_XYW8Ipmi8P_7" meta:value-type="string">rty-four white spruce plots and twenty-six black spruce plots distributed from eastern Canada to Alaska, six regional floras along the crest of the Appalachians, and six regional floras along the east\u2013west extent of the boreal forest. Results Similar</meta:user-defined>
    <meta:user-defined meta:name="Mendeley_Bookmark_XYW8Ipmi8P_8" meta:value-type="string">ity decreased significantly with distance, with the most linear models relating the log of similarity to untransformed distance. The rate of similarity decay was 1.5\u20131.9 times higher for vascular plants than for bryophytes. The rate of distance decay</meta:user-defined>
    <meta:user-defined meta:name="Mendeley_Bookmark_XYW8Ipmi8P_9" meta:value-type="string"> was highest for berry-fruited and nut-bearing species (1.7 times higher than plumose-seeded species and 1.9 times higher than microseeded/spore species) and 2.1 times higher for herbs than woody plants. There was no distance decay for rare species, while</meta:user-defined>
    <meta:user-defined meta:name="Mendeley_Bookmark_aDPiRoAcKS_1" meta:value-type="string">ADDIN CSL_CITATION {"mendeley": {"manualFormatting": "(e.g. Dumbrell et al. 2010)", "previouslyFormattedCitation": "(Dumbrell &lt;i&gt;et al.&lt;/i&gt; 2010)", "formattedCitation": "(Dumbrell &lt;i&gt;et al.&lt;/i&gt; 2010)", "plainTextFormattedCitation": "(Dumbrell et al. 2010)</meta:user-defined>
    <meta:user-defined meta:name="Mendeley_Bookmark_aDPiRoAcKS_10" meta:value-type="string">ty. Species abundances fitted the zero- sum multinomial distribution and there was evidence of dispersal limitation, both indicators of neutral processes. However, we found stronger support that niche differentiation based on abiotic soil factors, primari</meta:user-defined>
    <meta:user-defined meta:name="Mendeley_Bookmark_aDPiRoAcKS_11" meta:value-type="string">ly pH, was structuring the AM fungal community. Host plant species affected AM fungal community composition negligibly compared to soil pH. We conclude that although niche partitioning was the primary mechanism regulating the composition and diversity of </meta:user-defined>
    <meta:user-defined meta:name="Mendeley_Bookmark_aDPiRoAcKS_12" meta:value-type="string">natural AM fungal communities, these communities are also influenced by stochastic-neutral processes. This study represents one of the most comprehensive investigations of community-level processes acting on soil microbes; revealing a community that altho</meta:user-defined>
    <meta:user-defined meta:name="Mendeley_Bookmark_aDPiRoAcKS_13" meta:value-type="string">ugh influenced by stochastic processes, still responded in a predictable manner to a major abiotic niche axis, soil pH. The strong response to environmental factors of this community highlights the susceptibility of soil microbes to environmental change."</meta:user-defined>
    <meta:user-defined meta:name="Mendeley_Bookmark_aDPiRoAcKS_14" meta:value-type="string">, "publisher": "Nature Publishing Group"}}], "schema": "https://github.com/citation-style-language/schema/raw/master/csl-citation.json", "properties": {"noteIndex": 0}}</meta:user-defined>
    <meta:user-defined meta:name="Mendeley_Bookmark_aDPiRoAcKS_2" meta:value-type="string">"}, "citationItems": [{"uris": ["http://www.mendeley.com/documents/?uuid=fa65d043-aae1-4831-b210-03d39d1bbefb"], "id": "ITEM-1", "itemData": {"container-title": "The ISME journal", "type": "article-journal", "title": "Relative roles of niche and neutral p</meta:user-defined>
    <meta:user-defined meta:name="Mendeley_Bookmark_aDPiRoAcKS_3" meta:value-type="string">rocesses in structuring a soil microbial community", "author": [{"given": "Alex J", "suffix": "", "family": "Dumbrell", "dropping-particle": "", "non-dropping-particle": "", "parse-names": false}, {"given": "Michaela", "suffix": "", "family": "Nelson", "d</meta:user-defined>
    <meta:user-defined meta:name="Mendeley_Bookmark_aDPiRoAcKS_4" meta:value-type="string">ropping-particle": "", "non-dropping-particle": "", "parse-names": false}, {"given": "Thorunn", "suffix": "", "family": "Helgason", "dropping-particle": "", "non-dropping-particle": "", "parse-names": false}, {"given": "Calvin", "suffix": "", "family": "D</meta:user-defined>
    <meta:user-defined meta:name="Mendeley_Bookmark_aDPiRoAcKS_5" meta:value-type="string">ytham", "dropping-particle": "", "non-dropping-particle": "", "parse-names": false}, {"given": "Alastair H", "suffix": "", "family": "Fitter", "dropping-particle": "", "non-dropping-particle": "", "parse-names": false}], "issue": "3", "id": "ITEM-1", "DOI</meta:user-defined>
    <meta:user-defined meta:name="Mendeley_Bookmark_aDPiRoAcKS_6" meta:value-type="string">": "10.1038/ismej.2009.122", "ISBN": "1751-7370 (Electronic)\\n1751-7362 (Linking)", "issued": {"date-parts": [["2010", "3"]]}, "volume": "4", "ISSN": "1751-7362", "page": "337-345", "PMID": "19924158", "abstract": "Most attempts to identify the processes</meta:user-defined>
    <meta:user-defined meta:name="Mendeley_Bookmark_aDPiRoAcKS_7" meta:value-type="string"> that structure natural communities have focused on conspicuous macroorganisms whereas the processes responsible for structuring microbial communities remain relatively unknown. Two main theories explaining these processes have emerged; niche theory, whic</meta:user-defined>
    <meta:user-defined meta:name="Mendeley_Bookmark_aDPiRoAcKS_8" meta:value-type="string">h highlights the importance of deterministic processes, and neutral theory, which focuses on stochastic processes. We examined whether neutral or niche-based mechanisms best explain the composition and structure of communities of a functionally important </meta:user-defined>
    <meta:user-defined meta:name="Mendeley_Bookmark_aDPiRoAcKS_9" meta:value-type="string">soil microbe, the arbuscular mycorrhizal (AM) fungi. Using molecular techniques, we surveyed AM fungi from 425 individual plants of 28 plant species along a soil pH gradient. There was evidence that both niche and neutral processes structured this communi</meta:user-defined>
    <meta:user-defined meta:name="Mendeley_Bookmark_afvS5ouz0a_1" meta:value-type="string">ADDIN CSL_CITATION {"mendeley": {"previouslyFormattedCitation": "(Joung &lt;i&gt;et al.&lt;/i&gt; 2017)", "formattedCitation": "(Joung &lt;i&gt;et al.&lt;/i&gt; 2017)", "plainTextFormattedCitation": "(Joung et al. 2017)"}, "citationItems": [{"uris": ["http://www.mendeley.com/doc</meta:user-defined>
    <meta:user-defined meta:name="Mendeley_Bookmark_afvS5ouz0a_2" meta:value-type="string">uments/?uuid=886e73a4-7059-3553-84e0-7af8003f05b7"], "id": "ITEM-1", "itemData": {"container-title": "Nature Communications", "type": "article-journal", "title": "Bioaerosol generation by raindrops on soil", "author": [{"given": "Young Soo", "suffix": "",</meta:user-defined>
    <meta:user-defined meta:name="Mendeley_Bookmark_afvS5ouz0a_3" meta:value-type="string"> "family": "Joung", "dropping-particle": "", "non-dropping-particle": "", "parse-names": false}, {"given": "Zhifei", "suffix": "", "family": "Ge", "dropping-particle": "", "non-dropping-particle": "", "parse-names": false}, {"given": "Cullen R", "suffix":</meta:user-defined>
    <meta:user-defined meta:name="Mendeley_Bookmark_afvS5ouz0a_4" meta:value-type="string"> "", "family": "Buie", "dropping-particle": "", "non-dropping-particle": "", "parse-names": false}], "PMID": "28267145", "id": "ITEM-1", "DOI": "10.1038/ncomms14668", "issued": {"date-parts": [["2017", "3", "7"]]}, "volume": "8", "ISSN": "2041-1723", "pag</meta:user-defined>
    <meta:user-defined meta:name="Mendeley_Bookmark_afvS5ouz0a_5" meta:value-type="string">e": "14668", "abstract": "Aerosolized microorganisms may play an important role in climate change, disease transmission, water and soil contaminants, and geographic migration of microbes. While it is known that bioaerosols are generated when bubbles break</meta:user-defined>
    <meta:user-defined meta:name="Mendeley_Bookmark_afvS5ouz0a_6" meta:value-type="string"> on the surface of water containing microbes, it is largely unclear how viable soil-based microbes are transferred to the atmosphere. Here we report a previously unknown mechanism by which rain disperses soil bacteria into the air. Bubbles, tens of microm</meta:user-defined>
    <meta:user-defined meta:name="Mendeley_Bookmark_afvS5ouz0a_7" meta:value-type="string">etres in size, formed inside the raindrops disperse micro-droplets containing soil bacteria during raindrop impingement. A single raindrop can transfer 0.01% of bacteria on the soil surface and the bacteria can survive more than one hour after the aerosol</meta:user-defined>
    <meta:user-defined meta:name="Mendeley_Bookmark_afvS5ouz0a_8" meta:value-type="string"> generation process. This work further reveals that bacteria transfer by rain is highly dependent on the regional soil profile and climate conditions.", "publisher": "Nature Publishing Group"}}], "schema": "https://github.com/citation-style-language/schem</meta:user-defined>
    <meta:user-defined meta:name="Mendeley_Bookmark_afvS5ouz0a_9" meta:value-type="string">a/raw/master/csl-citation.json", "properties": {"noteIndex": 0}}</meta:user-defined>
    <meta:user-defined meta:name="Mendeley_Bookmark_bAgBzCiLDz_1" meta:value-type="string">ADDIN CSL_CITATION {"mendeley": {"manualFormatting": "(e.g. Green et al. 2004, Glassman et al. 2015)", "previouslyFormattedCitation": "(Green &lt;i&gt;et al.&lt;/i&gt; 2004; Glassman &lt;i&gt;et al.&lt;/i&gt; 2015)", "formattedCitation": "(Green &lt;i&gt;et al.&lt;/i&gt; 2004; Glassman &lt;i&gt;e</meta:user-defined>
    <meta:user-defined meta:name="Mendeley_Bookmark_bAgBzCiLDz_10" meta:value-type="string"> of microbial community turnover at local and regional scales using the largest spatially explicit microbial diversity data set available (&gt; 10(6) sample pairs). Turnover rates were small across large geographical distances, of similar magnitude when meas</meta:user-defined>
    <meta:user-defined meta:name="Mendeley_Bookmark_bAgBzCiLDz_11" meta:value-type="string">ured within distinct habitats, and did not increase going from one vegetation type to another. The taxa-area relationship of these terrestrial microbial eukaryotes was relatively flat (slope z = 0.074) and consistent with those reported in aquatic habitat</meta:user-defined>
    <meta:user-defined meta:name="Mendeley_Bookmark_bAgBzCiLDz_12" meta:value-type="string">s. This suggests that despite high local diversity, microorganisms may have only moderate regional diversity. We show how turnover patterns can be used to project taxa-area relationships up to whole continents. Taxa dissimilarities across continents and b</meta:user-defined>
    <meta:user-defined meta:name="Mendeley_Bookmark_bAgBzCiLDz_13" meta:value-type="string">etween them would strengthen these projections. Such data do not yet exist, but would be feasible to collect."}}, {"uris": ["http://www.mendeley.com/documents/?uuid=c95e7181-0c36-47a3-a9c0-b62f7d07a2da"], "id": "ITEM-2", "itemData": {"container-title": "N</meta:user-defined>
    <meta:user-defined meta:name="Mendeley_Bookmark_bAgBzCiLDz_14" meta:value-type="string">ew Phytologist", "type": "article-journal", "title": "A continental view of pine-associated ectomycorrhizal fungal spore banks: A quiescent functional guild with a strong biogeographic pattern", "author": [{"given": "Sydney I.", "suffix": "", "family": "G</meta:user-defined>
    <meta:user-defined meta:name="Mendeley_Bookmark_bAgBzCiLDz_15" meta:value-type="string">lassman", "dropping-particle": "", "non-dropping-particle": "", "parse-names": false}, {"given": "Kabir G.", "suffix": "", "family": "Peay", "dropping-particle": "", "non-dropping-particle": "", "parse-names": false}, {"given": "Jennifer M.", "suffix": ""</meta:user-defined>
    <meta:user-defined meta:name="Mendeley_Bookmark_bAgBzCiLDz_16" meta:value-type="string">, "family": "Talbot", "dropping-particle": "", "non-dropping-particle": "", "parse-names": false}, {"given": "Dylan P.", "suffix": "", "family": "Smith", "dropping-particle": "", "non-dropping-particle": "", "parse-names": false}, {"given": "Judy A.", "su</meta:user-defined>
    <meta:user-defined meta:name="Mendeley_Bookmark_bAgBzCiLDz_17" meta:value-type="string">ffix": "", "family": "Chung", "dropping-particle": "", "non-dropping-particle": "", "parse-names": false}, {"given": "John W.", "suffix": "", "family": "Taylor", "dropping-particle": "", "non-dropping-particle": "", "parse-names": false}, {"given": "Rytas</meta:user-defined>
    <meta:user-defined meta:name="Mendeley_Bookmark_bAgBzCiLDz_18" meta:value-type="string">", "suffix": "", "family": "Vilgalys", "dropping-particle": "", "non-dropping-particle": "", "parse-names": false}, {"given": "Thomas D.", "suffix": "", "family": "Bruns", "dropping-particle": "", "non-dropping-particle": "", "parse-names": false}], "issu</meta:user-defined>
    <meta:user-defined meta:name="Mendeley_Bookmark_bAgBzCiLDz_19" meta:value-type="string">e": "4", "id": "ITEM-2", "DOI": "10.1111/nph.13240", "ISBN": "1469-8137", "issued": {"date-parts": [["2015", "3"]]}, "volume": "205", "ISSN": "14698137", "page": "1619-1631", "PMID": "25557275", "abstract": "Ecologists have long acknowledged the importanc</meta:user-defined>
    <meta:user-defined meta:name="Mendeley_Bookmark_bAgBzCiLDz_2" meta:value-type="string">t al.&lt;/i&gt; 2015)", "plainTextFormattedCitation": "(Green et al. 2004; Glassman et al. 2015)"}, "citationItems": [{"uris": ["http://www.mendeley.com/documents/?uuid=1a9fe817-2e18-4160-9f52-0f8d6df4648a"], "id": "ITEM-1", "itemData": {"container-title": "Nat</meta:user-defined>
    <meta:user-defined meta:name="Mendeley_Bookmark_bAgBzCiLDz_20" meta:value-type="string">e of seed banks; yet, despite the fact that many plants rely on mycorrhizal fungi for survival and growth, the structure of ectomycorrhizal (ECM) fungal spore banks remains poorly understood. The primary goal of this study was to assess the geographic str</meta:user-defined>
    <meta:user-defined meta:name="Mendeley_Bookmark_bAgBzCiLDz_21" meta:value-type="string">ucture in pine-associated ECM fungal spore banks across the North American continent. Soils were collected from 19 plots in forests across North America. Fresh soils were pyrosequenced for fungal internal transcribed spacer (ITS) amplicons. Adjacent soil </meta:user-defined>
    <meta:user-defined meta:name="Mendeley_Bookmark_bAgBzCiLDz_22" meta:value-type="string">cores were dried and bioassayed with pine seedlings, and colonized roots were pyrosequenced to detect resistant propagules of ECM fungi. The results showed that ECM spore banks correlated strongly with biogeographic location, but not with the identity of </meta:user-defined>
    <meta:user-defined meta:name="Mendeley_Bookmark_bAgBzCiLDz_23" meta:value-type="string">congeneric plant hosts. Minimal community overlap was found between resident ECM fungi vs those in spore banks, and spore bank assemblages were relatively simple and dominated by Rhizopogon, Wilcoxina, Cenococcum, Thelephora, Tuber, Laccaria and Suillus. </meta:user-defined>
    <meta:user-defined meta:name="Mendeley_Bookmark_bAgBzCiLDz_24" meta:value-type="string">Similar to plant seed banks, ECM fungal spore banks are, in general, depauperate, and represent a small and rare subset of the mature forest soil fungal community. Yet, they may be extremely important in fungal colonization after large-scale disturbances </meta:user-defined>
    <meta:user-defined meta:name="Mendeley_Bookmark_bAgBzCiLDz_25" meta:value-type="string">such as clear cuts and forest fires."}}], "schema": "https://github.com/citation-style-language/schema/raw/master/csl-citation.json", "properties": {"noteIndex": 0}}</meta:user-defined>
    <meta:user-defined meta:name="Mendeley_Bookmark_bAgBzCiLDz_3" meta:value-type="string">ure", "type": "article-journal", "title": "Spatial scaling of microbial eukaryote diversity", "author": [{"given": "J L", "suffix": "", "family": "Green", "dropping-particle": "", "non-dropping-particle": "", "parse-names": false}, {"given": "A J", "suffi</meta:user-defined>
    <meta:user-defined meta:name="Mendeley_Bookmark_bAgBzCiLDz_4" meta:value-type="string">x": "", "family": "Holmes", "dropping-particle": "", "non-dropping-particle": "", "parse-names": false}, {"given": "M", "suffix": "", "family": "Westoby", "dropping-particle": "", "non-dropping-particle": "", "parse-names": false}, {"given": "I", "suffix"</meta:user-defined>
    <meta:user-defined meta:name="Mendeley_Bookmark_bAgBzCiLDz_5" meta:value-type="string">: "", "family": "Oliver", "dropping-particle": "", "non-dropping-particle": "", "parse-names": false}, {"given": "D", "suffix": "", "family": "Briscoe", "dropping-particle": "", "non-dropping-particle": "", "parse-names": false}, {"given": "M", "suffix": </meta:user-defined>
    <meta:user-defined meta:name="Mendeley_Bookmark_bAgBzCiLDz_6" meta:value-type="string">"", "family": "Dangerfield", "dropping-particle": "", "non-dropping-particle": "", "parse-names": false}, {"given": "M", "suffix": "", "family": "Gillings", "dropping-particle": "", "non-dropping-particle": "", "parse-names": false}, {"given": "A J", "suf</meta:user-defined>
    <meta:user-defined meta:name="Mendeley_Bookmark_bAgBzCiLDz_7" meta:value-type="string">fix": "", "family": "Beattie", "dropping-particle": "", "non-dropping-particle": "", "parse-names": false}], "issue": "7018", "id": "ITEM-1", "DOI": "10.1038/nature03034", "ISBN": "1476-4687 (Electronic)\\r0028-0836 (Linking)", "issued": {"date-parts": [[</meta:user-defined>
    <meta:user-defined meta:name="Mendeley_Bookmark_bAgBzCiLDz_8" meta:value-type="string">"2004", "12", "9"]]}, "volume": "432", "ISSN": "0028-0836", "page": "747-750", "PMID": "15592411", "abstract": "Patterns in the spatial distribution of organisms provide important information about mechanisms that regulate the diversity of life and the co</meta:user-defined>
    <meta:user-defined meta:name="Mendeley_Bookmark_bAgBzCiLDz_9" meta:value-type="string">mplexity of ecosystems. Although microorganisms may comprise much of the Earth's biodiversity and have critical roles in biogeochemistry and ecosystem functioning, little is known about their spatial diversification. Here we present quantitative estimates</meta:user-defined>
    <meta:user-defined meta:name="Mendeley_Bookmark_bZEMfyuGgh_1" meta:value-type="string">ADDIN CSL_CITATION {"mendeley": {"previouslyFormattedCitation": "(Anderson &lt;i&gt;et al.&lt;/i&gt; 2011)", "formattedCitation": "(Anderson &lt;i&gt;et al.&lt;/i&gt; 2011)", "plainTextFormattedCitation": "(Anderson et al. 2011)"}, "citationItems": [{"uris": ["http://www.mendele</meta:user-defined>
    <meta:user-defined meta:name="Mendeley_Bookmark_bZEMfyuGgh_10" meta:value-type="string">": "", "family": "Swenson", "dropping-particle": "", "non-dropping-particle": "", "parse-names": false}], "issue": "1", "id": "ITEM-1", "DOI": "10.1111/j.1461-0248.2010.01552.x", "ISBN": "1461-0248 (Electronic)\\r1461-023X (Linking)", "issued": {"date-par</meta:user-defined>
    <meta:user-defined meta:name="Mendeley_Bookmark_bZEMfyuGgh_11" meta:value-type="string">ts": [["2011", "1"]]}, "volume": "14", "ISSN": "1461023X", "page": "19-28", "PMID": "21070562", "abstract": "A recent increase in studies of \u03b2 diversity has yielded a confusing array of concepts, measures and methods. Here, we provide a roadmap of th</meta:user-defined>
    <meta:user-defined meta:name="Mendeley_Bookmark_bZEMfyuGgh_12" meta:value-type="string">e most widely used and ecologically relevant approaches for analysis through a series of mission statements. We distinguish two types of \u03b2 diversity: directional turnover along a gradient vs. non-directional variation. Different measures emphasize di</meta:user-defined>
    <meta:user-defined meta:name="Mendeley_Bookmark_bZEMfyuGgh_13" meta:value-type="string">fferent properties of ecological data. Such properties include the degree of emphasis on presence/absence vs. relative abundance information and the inclusion vs. exclusion of joint absences. Judicious use of multiple measures in concert can uncover the u</meta:user-defined>
    <meta:user-defined meta:name="Mendeley_Bookmark_bZEMfyuGgh_14" meta:value-type="string">nderlying nature of patterns in \u03b2 diversity for a given dataset. A case study of Indonesian coral assemblages shows the utility of a multi-faceted approach. We advocate careful consideration of relevant questions, matched by appropriate analyses. The</meta:user-defined>
    <meta:user-defined meta:name="Mendeley_Bookmark_bZEMfyuGgh_15" meta:value-type="string"> rigorous application of null models will also help to reveal potential processes driving observed patterns in \u03b2 diversity.", "publisher": "Blackwell Publishing Ltd"}}], "schema": "https://github.com/citation-style-language/schema/raw/master/csl-cita</meta:user-defined>
    <meta:user-defined meta:name="Mendeley_Bookmark_bZEMfyuGgh_16" meta:value-type="string">tion.json", "properties": {"noteIndex": 0}}</meta:user-defined>
    <meta:user-defined meta:name="Mendeley_Bookmark_bZEMfyuGgh_2" meta:value-type="string">y.com/documents/?uuid=5251dce1-b0ce-3c16-87e6-efbcba5372a9"], "id": "ITEM-1", "itemData": {"container-title": "Ecology Letters", "type": "article-journal", "title": "Navigating the multiple meanings of \u03b2 diversity: A roadmap for the practicing ecolog</meta:user-defined>
    <meta:user-defined meta:name="Mendeley_Bookmark_bZEMfyuGgh_3" meta:value-type="string">ist", "author": [{"given": "Marti J.", "suffix": "", "family": "Anderson", "dropping-particle": "", "non-dropping-particle": "", "parse-names": false}, {"given": "Thomas O.", "suffix": "", "family": "Crist", "dropping-particle": "", "non-dropping-particle</meta:user-defined>
    <meta:user-defined meta:name="Mendeley_Bookmark_bZEMfyuGgh_4" meta:value-type="string">": "", "parse-names": false}, {"given": "Jonathan M.", "suffix": "", "family": "Chase", "dropping-particle": "", "non-dropping-particle": "", "parse-names": false}, {"given": "Mark", "suffix": "", "family": "Vellend", "dropping-particle": "", "non-droppin</meta:user-defined>
    <meta:user-defined meta:name="Mendeley_Bookmark_bZEMfyuGgh_5" meta:value-type="string">g-particle": "", "parse-names": false}, {"given": "Brian D.", "suffix": "", "family": "Inouye", "dropping-particle": "", "non-dropping-particle": "", "parse-names": false}, {"given": "Amy L.", "suffix": "", "family": "Freestone", "dropping-particle": "", </meta:user-defined>
    <meta:user-defined meta:name="Mendeley_Bookmark_bZEMfyuGgh_6" meta:value-type="string">"non-dropping-particle": "", "parse-names": false}, {"given": "Nathan J.", "suffix": "", "family": "Sanders", "dropping-particle": "", "non-dropping-particle": "", "parse-names": false}, {"given": "Howard", "suffix": "", "family": "Cornell", "dropping-par</meta:user-defined>
    <meta:user-defined meta:name="Mendeley_Bookmark_bZEMfyuGgh_7" meta:value-type="string">ticle": "V.", "non-dropping-particle": "", "parse-names": false}, {"given": "Liza S.", "suffix": "", "family": "Comita", "dropping-particle": "", "non-dropping-particle": "", "parse-names": false}, {"given": "Kendi F.", "suffix": "", "family": "Davies", "</meta:user-defined>
    <meta:user-defined meta:name="Mendeley_Bookmark_bZEMfyuGgh_8" meta:value-type="string">dropping-particle": "", "non-dropping-particle": "", "parse-names": false}, {"given": "Susan P.", "suffix": "", "family": "Harrison", "dropping-particle": "", "non-dropping-particle": "", "parse-names": false}, {"given": "Nathan J. B.", "suffix": "", "fam</meta:user-defined>
    <meta:user-defined meta:name="Mendeley_Bookmark_bZEMfyuGgh_9" meta:value-type="string">ily": "Kraft", "dropping-particle": "", "non-dropping-particle": "", "parse-names": false}, {"given": "James C.", "suffix": "", "family": "Stegen", "dropping-particle": "", "non-dropping-particle": "", "parse-names": false}, {"given": "Nathan G.", "suffix</meta:user-defined>
    <meta:user-defined meta:name="Mendeley_Bookmark_bkt1iiLqfB_1" meta:value-type="string">ADDIN CSL_CITATION {"mendeley": {"previouslyFormattedCitation": "(Bissett &lt;i&gt;et al.&lt;/i&gt; 2010; Martiny &lt;i&gt;et al.&lt;/i&gt; 2011; Soininen &lt;i&gt;et al.&lt;/i&gt; 2011)", "formattedCitation": "(Bissett &lt;i&gt;et al.&lt;/i&gt; 2010; Martiny &lt;i&gt;et al.&lt;/i&gt; 2011; Soininen &lt;i&gt;et al.&lt;/i&gt; </meta:user-defined>
    <meta:user-defined meta:name="Mendeley_Bookmark_bkt1iiLqfB_10" meta:value-type="string">ial component to bacterial community structure that varies with scale and organism life history (dispersal and survival ability). Geographic distance had no influence over community structure for organisms known to have survival stages, but the converse w</meta:user-defined>
    <meta:user-defined meta:name="Mendeley_Bookmark_bkt1iiLqfB_11" meta:value-type="string">as true for organisms thought to be less hardy. Community function (substrate utilization) was also shown to be highly correlated with community structure, but not to abiotic factors, suggesting nonstochastic determinants of community structure are import</meta:user-defined>
    <meta:user-defined meta:name="Mendeley_Bookmark_bkt1iiLqfB_12" meta:value-type="string">ant Our results support the view that bacterial soil communities are constrained by both edaphic factors and geographic distance and further show that the relative importance of such constraints depends critically on the taxonomic resolution used to evalu</meta:user-defined>
    <meta:user-defined meta:name="Mendeley_Bookmark_bkt1iiLqfB_13" meta:value-type="string">ate spatio-temporal patterns of microbial diversity, as well as life history of the groups being investigated, much as is the case for macro-organisms."}}, {"uris": ["http://www.mendeley.com/documents/?uuid=01e5b127-9f02-490b-afc0-6d58fcc7c1e2"], "id": "I</meta:user-defined>
    <meta:user-defined meta:name="Mendeley_Bookmark_bkt1iiLqfB_14" meta:value-type="string">TEM-2", "itemData": {"container-title": "Proceedings of the National Academy of Sciences of the United States of America", "type": "article-journal", "title": "Drivers of bacterial \u03b2-diversity depend on spatial scale", "author": [{"given": "Jennifer </meta:user-defined>
    <meta:user-defined meta:name="Mendeley_Bookmark_bkt1iiLqfB_15" meta:value-type="string">B H", "suffix": "", "family": "Martiny", "dropping-particle": "", "non-dropping-particle": "", "parse-names": false}, {"given": "Jonathan A", "suffix": "", "family": "Eisen", "dropping-particle": "", "non-dropping-particle": "", "parse-names": false}, {"g</meta:user-defined>
    <meta:user-defined meta:name="Mendeley_Bookmark_bkt1iiLqfB_16" meta:value-type="string">iven": "Kevin", "suffix": "", "family": "Penn", "dropping-particle": "", "non-dropping-particle": "", "parse-names": false}, {"given": "Steven D", "suffix": "", "family": "Allison", "dropping-particle": "", "non-dropping-particle": "", "parse-names": fals</meta:user-defined>
    <meta:user-defined meta:name="Mendeley_Bookmark_bkt1iiLqfB_17" meta:value-type="string">e}, {"given": "M Claire", "suffix": "", "family": "Horner-Devine", "dropping-particle": "", "non-dropping-particle": "", "parse-names": false}], "issue": "19", "id": "ITEM-2", "DOI": "10.1073/pnas.1016308108/-/DCSupplemental.www.pnas.org/cgi/doi/10.1073/p</meta:user-defined>
    <meta:user-defined meta:name="Mendeley_Bookmark_bkt1iiLqfB_18" meta:value-type="string">nas.1016308108", "ISBN": "1016308108", "issued": {"date-parts": [["2011"]]}, "volume": "108", "ISSN": "0027-8424", "page": "7850-7854", "PMID": "21518859", "abstract": "The factors driving \u03b2-diversity (variation in community composi- tion) yield insi</meta:user-defined>
    <meta:user-defined meta:name="Mendeley_Bookmark_bkt1iiLqfB_19" meta:value-type="string">ghts into the maintenance of biodiversity on the planet. Here we tested whether the mechanisms that underlie bacterial \u03b2-diversity vary over centimeters to continental spatial scales by comparing the composition of ammonia-oxidizing bacte- ria commun</meta:user-defined>
    <meta:user-defined meta:name="Mendeley_Bookmark_bkt1iiLqfB_2" meta:value-type="string">2011)", "plainTextFormattedCitation": "(Bissett et al. 2010; Martiny et al. 2011; Soininen et al. 2011)"}, "citationItems": [{"uris": ["http://www.mendeley.com/documents/?uuid=5d0faa8d-36b6-48d2-8d78-abe394ea567a"], "id": "ITEM-1", "itemData": {"container</meta:user-defined>
    <meta:user-defined meta:name="Mendeley_Bookmark_bkt1iiLqfB_20" meta:value-type="string">ities in salt marsh sediments. As observed in studies of macroorganisms, the drivers of salt marsh bacterial \u03b2-diversity depend on spatial scale. In contrast to macroorganism studies, however, we found no evidence of evolutionary diversification of a</meta:user-defined>
    <meta:user-defined meta:name="Mendeley_Bookmark_bkt1iiLqfB_21" meta:value-type="string">mmonia-oxidizing bacteria taxa at the continental scale, de- spite an overall relationship between geographic distance and community similarity. Our data are consistent with the idea that dispersal limitation at local scales can contribute to \u03b2-diver</meta:user-defined>
    <meta:user-defined meta:name="Mendeley_Bookmark_bkt1iiLqfB_22" meta:value-type="string">sity, even though the 16S rRNA genes of the relatively common taxa are globally distributed. These results highlight the importance of considering multiple spatial scales for understanding microbial biogeography."}}, {"uris": ["http://www.mendeley.com/doc</meta:user-defined>
    <meta:user-defined meta:name="Mendeley_Bookmark_bkt1iiLqfB_23" meta:value-type="string">uments/?uuid=4b383fdd-67b5-42a0-9545-29e648ebbf7a"], "id": "ITEM-3", "itemData": {"volume": "56", "container-title": "Limnology and Oceanography", "type": "article-journal", "ISSN": "00243590", "title": "Disentangling the spatial patterns in community com</meta:user-defined>
    <meta:user-defined meta:name="Mendeley_Bookmark_bkt1iiLqfB_24" meta:value-type="string">position of prokaryotic and eukaryotic lake plankton", "author": [{"given": "Janne", "suffix": "", "family": "Soininen", "dropping-particle": "", "non-dropping-particle": "", "parse-names": false}, {"given": "Jenni J.", "suffix": "", "family": "Korhonen",</meta:user-defined>
    <meta:user-defined meta:name="Mendeley_Bookmark_bkt1iiLqfB_25" meta:value-type="string"> "dropping-particle": "", "non-dropping-particle": "", "parse-names": false}, {"given": "Johanna", "suffix": "", "family": "Karhu", "dropping-particle": "", "non-dropping-particle": "", "parse-names": false}, {"given": "Adrien", "suffix": "", "family": "V</meta:user-defined>
    <meta:user-defined meta:name="Mendeley_Bookmark_bkt1iiLqfB_26" meta:value-type="string">etterli", "dropping-particle": "", "non-dropping-particle": "", "parse-names": false}], "issue": "2", "id": "ITEM-3", "DOI": "10.4319/lo.2011.56.2.0508", "issued": {"date-parts": [["2011", "3", "3"]]}, "page": "508-520"}}], "schema": "https://github.com/c</meta:user-defined>
    <meta:user-defined meta:name="Mendeley_Bookmark_bkt1iiLqfB_27" meta:value-type="string">itation-style-language/schema/raw/master/csl-citation.json", "properties": {"noteIndex": 0}}</meta:user-defined>
    <meta:user-defined meta:name="Mendeley_Bookmark_bkt1iiLqfB_3" meta:value-type="string">-title": "Molecular Ecology", "type": "article-journal", "title": "Life history determines biogeographical patterns of soil bacterial communities over multiple spatial scales", "author": [{"given": "A.", "suffix": "", "family": "Bissett", "dropping-partic</meta:user-defined>
    <meta:user-defined meta:name="Mendeley_Bookmark_bkt1iiLqfB_4" meta:value-type="string">le": "", "non-dropping-particle": "", "parse-names": false}, {"given": "A. E.", "suffix": "", "family": "Richardson", "dropping-particle": "", "non-dropping-particle": "", "parse-names": false}, {"given": "G.", "suffix": "", "family": "Baker", "dropping-p</meta:user-defined>
    <meta:user-defined meta:name="Mendeley_Bookmark_bkt1iiLqfB_5" meta:value-type="string">article": "", "non-dropping-particle": "", "parse-names": false}, {"given": "S.", "suffix": "", "family": "Wakelin", "dropping-particle": "", "non-dropping-particle": "", "parse-names": false}, {"given": "P. H.", "suffix": "", "family": "Thrall", "droppin</meta:user-defined>
    <meta:user-defined meta:name="Mendeley_Bookmark_bkt1iiLqfB_6" meta:value-type="string">g-particle": "", "non-dropping-particle": "", "parse-names": false}], "issue": "19", "id": "ITEM-1", "DOI": "10.1111/j.1365-294X.2010.04804.x", "ISBN": "0962-1083", "issued": {"date-parts": [["2010", "9", "9"]]}, "volume": "19", "ISSN": "09621083", "page"</meta:user-defined>
    <meta:user-defined meta:name="Mendeley_Bookmark_bkt1iiLqfB_7" meta:value-type="string">: "4315-4327", "PMID": "25241408", "abstract": "The extent to which the distribution of soil bacteria is controlled by local environment vs. spatial factors (e.g. dispersal, colonization limitation, evolutionary events) is poorly understood and widely deb</meta:user-defined>
    <meta:user-defined meta:name="Mendeley_Bookmark_bkt1iiLqfB_8" meta:value-type="string">ated. Our understanding of biogeographic controls in microbial communities is likely hampered by the enormous environmental variability encountered across spatial scales and the broad diversity of microbial life histories. Here, we constrained environment</meta:user-defined>
    <meta:user-defined meta:name="Mendeley_Bookmark_bkt1iiLqfB_9" meta:value-type="string">al factors (soil chemistry, climate, above-ground plant community) to investigate the specific influence of space, by fitting all other variables first, on bacterial communities in soils over distances from m to 102 km. We found strong evidence for a spat</meta:user-defined>
    <meta:user-defined meta:name="Mendeley_Bookmark_c785j0GBNg_1" meta:value-type="string">ADDIN CSL_CITATION {"mendeley": {"manualFormatting": "(e.g. Dumbrell et al. 2010)", "previouslyFormattedCitation": "(Dumbrell &lt;i&gt;et al.&lt;/i&gt; 2010)", "formattedCitation": "(Dumbrell &lt;i&gt;et al.&lt;/i&gt; 2010)", "plainTextFormattedCitation": "(Dumbrell et al. 2010)</meta:user-defined>
    <meta:user-defined meta:name="Mendeley_Bookmark_c785j0GBNg_10" meta:value-type="string">ty. Species abundances fitted the zero- sum multinomial distribution and there was evidence of dispersal limitation, both indicators of neutral processes. However, we found stronger support that niche differentiation based on abiotic soil factors, primari</meta:user-defined>
    <meta:user-defined meta:name="Mendeley_Bookmark_c785j0GBNg_11" meta:value-type="string">ly pH, was structuring the AM fungal community. Host plant species affected AM fungal community composition negligibly compared to soil pH. We conclude that although niche partitioning was the primary mechanism regulating the composition and diversity of </meta:user-defined>
    <meta:user-defined meta:name="Mendeley_Bookmark_c785j0GBNg_12" meta:value-type="string">natural AM fungal communities, these communities are also influenced by stochastic-neutral processes. This study represents one of the most comprehensive investigations of community-level processes acting on soil microbes; revealing a community that altho</meta:user-defined>
    <meta:user-defined meta:name="Mendeley_Bookmark_c785j0GBNg_13" meta:value-type="string">ugh influenced by stochastic processes, still responded in a predictable manner to a major abiotic niche axis, soil pH. The strong response to environmental factors of this community highlights the susceptibility of soil microbes to environmental change."</meta:user-defined>
    <meta:user-defined meta:name="Mendeley_Bookmark_c785j0GBNg_14" meta:value-type="string">, "publisher": "Nature Publishing Group"}}], "schema": "https://github.com/citation-style-language/schema/raw/master/csl-citation.json", "properties": {"noteIndex": 0}}</meta:user-defined>
    <meta:user-defined meta:name="Mendeley_Bookmark_c785j0GBNg_2" meta:value-type="string">"}, "citationItems": [{"uris": ["http://www.mendeley.com/documents/?uuid=fa65d043-aae1-4831-b210-03d39d1bbefb"], "id": "ITEM-1", "itemData": {"container-title": "The ISME journal", "type": "article-journal", "title": "Relative roles of niche and neutral p</meta:user-defined>
    <meta:user-defined meta:name="Mendeley_Bookmark_c785j0GBNg_3" meta:value-type="string">rocesses in structuring a soil microbial community", "author": [{"given": "Alex J", "suffix": "", "family": "Dumbrell", "dropping-particle": "", "non-dropping-particle": "", "parse-names": false}, {"given": "Michaela", "suffix": "", "family": "Nelson", "d</meta:user-defined>
    <meta:user-defined meta:name="Mendeley_Bookmark_c785j0GBNg_4" meta:value-type="string">ropping-particle": "", "non-dropping-particle": "", "parse-names": false}, {"given": "Thorunn", "suffix": "", "family": "Helgason", "dropping-particle": "", "non-dropping-particle": "", "parse-names": false}, {"given": "Calvin", "suffix": "", "family": "D</meta:user-defined>
    <meta:user-defined meta:name="Mendeley_Bookmark_c785j0GBNg_5" meta:value-type="string">ytham", "dropping-particle": "", "non-dropping-particle": "", "parse-names": false}, {"given": "Alastair H", "suffix": "", "family": "Fitter", "dropping-particle": "", "non-dropping-particle": "", "parse-names": false}], "issue": "3", "id": "ITEM-1", "DOI</meta:user-defined>
    <meta:user-defined meta:name="Mendeley_Bookmark_c785j0GBNg_6" meta:value-type="string">": "10.1038/ismej.2009.122", "ISBN": "1751-7370 (Electronic)\\n1751-7362 (Linking)", "issued": {"date-parts": [["2010", "3"]]}, "volume": "4", "ISSN": "1751-7362", "page": "337-345", "PMID": "19924158", "abstract": "Most attempts to identify the processes</meta:user-defined>
    <meta:user-defined meta:name="Mendeley_Bookmark_c785j0GBNg_7" meta:value-type="string"> that structure natural communities have focused on conspicuous macroorganisms whereas the processes responsible for structuring microbial communities remain relatively unknown. Two main theories explaining these processes have emerged; niche theory, whic</meta:user-defined>
    <meta:user-defined meta:name="Mendeley_Bookmark_c785j0GBNg_8" meta:value-type="string">h highlights the importance of deterministic processes, and neutral theory, which focuses on stochastic processes. We examined whether neutral or niche-based mechanisms best explain the composition and structure of communities of a functionally important </meta:user-defined>
    <meta:user-defined meta:name="Mendeley_Bookmark_c785j0GBNg_9" meta:value-type="string">soil microbe, the arbuscular mycorrhizal (AM) fungi. Using molecular techniques, we surveyed AM fungi from 425 individual plants of 28 plant species along a soil pH gradient. There was evidence that both niche and neutral processes structured this communi</meta:user-defined>
    <meta:user-defined meta:name="Mendeley_Bookmark_chZHqCfsrL_1" meta:value-type="string">ADDIN CSL_CITATION {"mendeley": {"previouslyFormattedCitation": "(Green &amp; Bohannan 2006)", "formattedCitation": "(Green &amp; Bohannan 2006)", "plainTextFormattedCitation": "(Green &amp; Bohannan 2006)"}, "citationItems": [{"uris": ["http://www.mendeley.com/docum</meta:user-defined>
    <meta:user-defined meta:name="Mendeley_Bookmark_chZHqCfsrL_2" meta:value-type="string">ents/?uuid=0fa2e326-6f6a-4510-b741-19d9c6c7e744"], "id": "ITEM-1", "itemData": {"container-title": "Trends in Ecology and Evolution", "type": "article-journal", "title": "Spatial scaling of microbial biodiversity", "author": [{"given": "Jessica", "suffix"</meta:user-defined>
    <meta:user-defined meta:name="Mendeley_Bookmark_chZHqCfsrL_3" meta:value-type="string">: "", "family": "Green", "dropping-particle": "", "non-dropping-particle": "", "parse-names": false}, {"given": "Brendan J M", "suffix": "", "family": "Bohannan", "dropping-particle": "", "non-dropping-particle": "", "parse-names": false}], "issue": "9", </meta:user-defined>
    <meta:user-defined meta:name="Mendeley_Bookmark_chZHqCfsrL_4" meta:value-type="string">"id": "ITEM-1", "DOI": "10.1016/j.tree.2006.06.012", "ISBN": "0169-5347 (Print)\\n0169-5347 (Linking)", "issued": {"date-parts": [["2006", "9"]]}, "volume": "21", "ISSN": "01695347", "page": "501-507", "PMID": "16815589", "abstract": "A central goal in ec</meta:user-defined>
    <meta:user-defined meta:name="Mendeley_Bookmark_chZHqCfsrL_5" meta:value-type="string">ology is to understand the spatial scaling of biodiversity. Patterns in the spatial distribution of organisms provide important clues about the underlying mechanisms that structure ecological communities and are central to setting conservation priorities.</meta:user-defined>
    <meta:user-defined meta:name="Mendeley_Bookmark_chZHqCfsrL_6" meta:value-type="string"> Although microorganisms comprise much of Earth's biodiversity, little is known about their biodiversity scaling relationships relative to that for plants and animals. Here, we discuss current knowledge of microbial diversity at local and global scales. W</meta:user-defined>
    <meta:user-defined meta:name="Mendeley_Bookmark_chZHqCfsrL_7" meta:value-type="string">e focus on three spatial patterns: the distance-decay relationship (how community composition changes with geographic distance), the taxa-area relationship, and the local:global taxa richness ratio. Recent empirical analyses of these patterns for microorg</meta:user-defined>
    <meta:user-defined meta:name="Mendeley_Bookmark_chZHqCfsrL_8" meta:value-type="string">anisms suggest that there are biodiversity scaling rules common to all forms of life. ?? 2006 Elsevier Ltd. All rights reserved."}}], "schema": "https://github.com/citation-style-language/schema/raw/master/csl-citation.json", "properties": {"noteIndex": 0</meta:user-defined>
    <meta:user-defined meta:name="Mendeley_Bookmark_chZHqCfsrL_9" meta:value-type="string">}}</meta:user-defined>
    <meta:user-defined meta:name="Mendeley_Bookmark_cv0ZPfiVxB_1" meta:value-type="string">ADDIN Mendeley Bibliography CSL_BIBLIOGRAPHY </meta:user-defined>
    <meta:user-defined meta:name="Mendeley_Bookmark_cvGAgebOra_1" meta:value-type="string">ADDIN CSL_CITATION {"mendeley": {"previouslyFormattedCitation": "(Hong &lt;i&gt;et al.&lt;/i&gt; 2006; Galand &lt;i&gt;et al.&lt;/i&gt; 2009; Locey &amp; Lennon 2016)", "formattedCitation": "(Hong &lt;i&gt;et al.&lt;/i&gt; 2006; Galand &lt;i&gt;et al.&lt;/i&gt; 2009; Locey &amp; Lennon 2016)", "plainTextFormat</meta:user-defined>
    <meta:user-defined meta:name="Mendeley_Bookmark_cvGAgebOra_10" meta:value-type="string">ities from various locations of the Arctic Ocean showed that rare phylotypes did not have a cosmopolitan distribution but, rather, followed patterns similar to those of the most abundant members of the community and of the entire community. The abundance </meta:user-defined>
    <meta:user-defined meta:name="Mendeley_Bookmark_cvGAgebOra_11" meta:value-type="string">distributions of rare and abundant phylotypes were different, following a log-series and log-normal model, respectively, and the taxonomic composition of the rare biosphere was similar to the composition of the abundant phylotypes. We conclude that the ra</meta:user-defined>
    <meta:user-defined meta:name="Mendeley_Bookmark_cvGAgebOra_12" meta:value-type="string">re biosphere has a biogeography and that its tremendous diversity is most likely subjected to ecological processes such as selection, speciation, and extinction.", "publisher": "National Academy of Sciences"}}, {"uris": ["http://www.mendeley.com/documents</meta:user-defined>
    <meta:user-defined meta:name="Mendeley_Bookmark_cvGAgebOra_13" meta:value-type="string">/?uuid=3b1410ed-dbfe-323f-8106-c0cfa32763df"], "id": "ITEM-2", "itemData": {"container-title": "Proceedings of the National Academy of Sciences of the United States of America", "type": "article-journal", "title": "Predicting microbial species richness", </meta:user-defined>
    <meta:user-defined meta:name="Mendeley_Bookmark_cvGAgebOra_14" meta:value-type="string">"author": [{"given": "Sun Hee", "suffix": "", "family": "Hong", "dropping-particle": "", "non-dropping-particle": "", "parse-names": false}, {"given": "John", "suffix": "", "family": "Bunge", "dropping-particle": "", "non-dropping-particle": "", "parse-na</meta:user-defined>
    <meta:user-defined meta:name="Mendeley_Bookmark_cvGAgebOra_15" meta:value-type="string">mes": false}, {"given": "Sun Ok", "suffix": "", "family": "Jeon", "dropping-particle": "", "non-dropping-particle": "", "parse-names": false}, {"given": "Slava S", "suffix": "", "family": "Epstein", "dropping-particle": "", "non-dropping-particle": "", "p</meta:user-defined>
    <meta:user-defined meta:name="Mendeley_Bookmark_cvGAgebOra_16" meta:value-type="string">arse-names": false}], "issue": "1", "id": "ITEM-2", "DOI": "10.1073/pnas.0507245102", "ISBN": "0027-8424", "issued": {"date-parts": [["2006", "1", "3"]]}, "volume": "103", "ISSN": "00278424", "page": "117-122", "PMID": "16368757", "abstract": "Microorgani</meta:user-defined>
    <meta:user-defined meta:name="Mendeley_Bookmark_cvGAgebOra_17" meta:value-type="string">sms are spectacularly diverse phylogenetically, but available\\nestimates of their species richness are vague and problematic. For\\nexample, for comparable environments, the estimated numbers of species\\nrange from a few dozen or hundreds to tens of tho</meta:user-defined>
    <meta:user-defined meta:name="Mendeley_Bookmark_cvGAgebOra_18" meta:value-type="string">usands and even\\nhalf a million. Such estimates provide no baseline information on\\neither local or global microbial species richness. We argue that\\nthis uncertainty is due in large part to the way statistical tools\\nare used, if not indeed misused, </meta:user-defined>
    <meta:user-defined meta:name="Mendeley_Bookmark_cvGAgebOra_19" meta:value-type="string">in biodiversity research. Here we\\ndevelop a powerful synthetic statistical approach to quantify biodiversity.\\nIt provides statistically sound estimates of microbial richness at\\nany level of taxonomic hierarchy. We apply this approach to a large\\nor</meta:user-defined>
    <meta:user-defined meta:name="Mendeley_Bookmark_cvGAgebOra_2" meta:value-type="string">tedCitation": "(Hong et al. 2006; Galand et al. 2009; Locey &amp; Lennon 2016)"}, "citationItems": [{"uris": ["http://www.mendeley.com/documents/?uuid=bf206a68-a818-3c16-bc96-663d424038b1"], "id": "ITEM-1", "itemData": {"container-title": "Proceedings of the </meta:user-defined>
    <meta:user-defined meta:name="Mendeley_Bookmark_cvGAgebOra_20" meta:value-type="string">iginal 16S rRNA dataset on marine bacterial diversity and show\\nthat the number of bacterial species in a sample from marine sediments\\nis (2.4 +/- 0.5 SE) x 103. We argue that our methodology provides\\nestimates of microbial richness that are reliable</meta:user-defined>
    <meta:user-defined meta:name="Mendeley_Bookmark_cvGAgebOra_21" meta:value-type="string"> and general, have\\nbiologically meaningful SEs, and meet other fundamental statistical\\nstandards. This approach can be an essential tool in biodiversity\\nresearch, and the estimates of microbial richness presented here\\ncan serve as a baseline in mi</meta:user-defined>
    <meta:user-defined meta:name="Mendeley_Bookmark_cvGAgebOra_22" meta:value-type="string">crobial diversity studies", "publisher": "National Academy of Sciences"}}, {"uris": ["http://www.mendeley.com/documents/?uuid=68880482-303e-4d04-9728-b5dad9696ef7"], "id": "ITEM-3", "itemData": {"container-title": "Proceedings of the National Academy of S</meta:user-defined>
    <meta:user-defined meta:name="Mendeley_Bookmark_cvGAgebOra_23" meta:value-type="string">ciences", "type": "article-journal", "ISSN": "0027-8424", "title": "Scaling laws predict global microbial diversity", "author": [{"given": "Kenneth J.", "suffix": "", "family": "Locey", "dropping-particle": "", "non-dropping-particle": "", "parse-names": </meta:user-defined>
    <meta:user-defined meta:name="Mendeley_Bookmark_cvGAgebOra_24" meta:value-type="string">false}, {"given": "Jay T.", "suffix": "", "family": "Lennon", "dropping-particle": "", "non-dropping-particle": "", "parse-names": false}], "page": "201521291", "id": "ITEM-3", "DOI": "10.1073/pnas.1521291113", "abstract": "SignificanceEcological scaling </meta:user-defined>
    <meta:user-defined meta:name="Mendeley_Bookmark_cvGAgebOra_25" meta:value-type="string">laws are intensively studied for their predictive power and universal nature but often fail to unify biodiversity across domains of life. Using a global-scale compilation of microbial and macrobial data, we uncover relationships of commonness and rarity t</meta:user-defined>
    <meta:user-defined meta:name="Mendeley_Bookmark_cvGAgebOra_26" meta:value-type="string">hat scale with abundance at similar rates for microorganisms and macroscopic plants and animals. We then show a unified scaling law that predicts the abundance of dominant species across 30 orders of magnitude to the scale of all microorganisms on Earth. </meta:user-defined>
    <meta:user-defined meta:name="Mendeley_Bookmark_cvGAgebOra_27" meta:value-type="string">Using this scaling law combined with the lognormal model of biodiversity, we predict that Earth is home to as many as 1 trillion (1012) microbial species. Scaling laws underpin unifying theories of biodiversity and are among the most predictively powerful</meta:user-defined>
    <meta:user-defined meta:name="Mendeley_Bookmark_cvGAgebOra_28" meta:value-type="string"> relationships in biology. However, scaling laws developed for plants and animals often go untested or fail to hold for microorganisms. As a result, it is unclear whether scaling laws of biodiversity will span evolutionarily distant domains of life that e</meta:user-defined>
    <meta:user-defined meta:name="Mendeley_Bookmark_cvGAgebOra_29" meta:value-type="string">ncompass all modes of metabolism and scales of abundance. Using a global-scale compilation of [~]35,000 sites and [~]5.6*106 species, including the largest ever inventory of high-throughput molecular data and one of the largest compilations of plant and a</meta:user-defined>
    <meta:user-defined meta:name="Mendeley_Bookmark_cvGAgebOra_3" meta:value-type="string">National Academy of Sciences of the United States of America", "type": "article-journal", "title": "Ecology of the rare microbial biosphere of the Arctic Ocean.", "author": [{"given": "Pierre E", "suffix": "", "family": "Galand", "dropping-particle": "", </meta:user-defined>
    <meta:user-defined meta:name="Mendeley_Bookmark_cvGAgebOra_30" meta:value-type="string">nimal community data, we show similar rates of scaling in commonness and rarity across microorganisms and macroscopic plants and animals. We document a universal dominance scaling law that holds across 30 orders of magnitude, an unprecedented expanse that</meta:user-defined>
    <meta:user-defined meta:name="Mendeley_Bookmark_cvGAgebOra_31" meta:value-type="string"> predicts the abundance of dominant ocean bacteria. In combining this scaling law with the lognormal model of biodiversity, we predict that Earth is home to upward of 1 trillion (1012) microbial species. Microbial biodiversity seems greater than ever anti</meta:user-defined>
    <meta:user-defined meta:name="Mendeley_Bookmark_cvGAgebOra_32" meta:value-type="string">cipated yet predictable from the smallest to the largest microbiome.", "issued": {"date-parts": [["2016", "5", "2"]]}}}], "schema": "https://github.com/citation-style-language/schema/raw/master/csl-citation.json", "properties": {"noteIndex": 0}}</meta:user-defined>
    <meta:user-defined meta:name="Mendeley_Bookmark_cvGAgebOra_4" meta:value-type="string">"non-dropping-particle": "", "parse-names": false}, {"given": "Emilio O", "suffix": "", "family": "Casamayor", "dropping-particle": "", "non-dropping-particle": "", "parse-names": false}, {"given": "David L", "suffix": "", "family": "Kirchman", "dropping-</meta:user-defined>
    <meta:user-defined meta:name="Mendeley_Bookmark_cvGAgebOra_5" meta:value-type="string">particle": "", "non-dropping-particle": "", "parse-names": false}, {"given": "Connie", "suffix": "", "family": "Lovejoy", "dropping-particle": "", "non-dropping-particle": "", "parse-names": false}], "issue": "52", "id": "ITEM-1", "DOI": "10.1073/pnas.090</meta:user-defined>
    <meta:user-defined meta:name="Mendeley_Bookmark_cvGAgebOra_6" meta:value-type="string">8284106", "ISBN": "1091-6490 (Electronic)\\r0027-8424 (Linking)", "issued": {"date-parts": [["2009", "12", "29"]]}, "volume": "106", "ISSN": "1091-6490", "page": "22427-22432", "PMID": "20018741", "abstract": "Understanding the role of microbes in the oce</meta:user-defined>
    <meta:user-defined meta:name="Mendeley_Bookmark_cvGAgebOra_7" meta:value-type="string">ans has focused on taxa that occur in high abundance; yet most of the marine microbial diversity is largely determined by a long tail of low-abundance taxa. This rare biosphere may have a cosmopolitan distribution because of high dispersal and low loss ra</meta:user-defined>
    <meta:user-defined meta:name="Mendeley_Bookmark_cvGAgebOra_8" meta:value-type="string">tes, and possibly represents a source of phylotypes that become abundant when environmental conditions change. However, the true ecological role of rare marine microorganisms is still not known. Here, we use pyrosequencing to describe the structure and co</meta:user-defined>
    <meta:user-defined meta:name="Mendeley_Bookmark_cvGAgebOra_9" meta:value-type="string">mposition of the rare biosphere and to test whether it represents cosmopolitan taxa or whether, similar to abundant phylotypes, the rare community has a biogeography. Our examination of 740,353 16S rRNA gene sequences from 32 bacterial and archaeal commun</meta:user-defined>
    <meta:user-defined meta:name="Mendeley_Bookmark_doyw07HACo_1" meta:value-type="string">ADDIN CSL_CITATION {"mendeley": {"previouslyFormattedCitation": "(Kellogg &amp; Griffin 2006; Favet &lt;i&gt;et al.&lt;/i&gt; 2013)", "formattedCitation": "(Kellogg &amp; Griffin 2006; Favet &lt;i&gt;et al.&lt;/i&gt; 2013)", "plainTextFormattedCitation": "(Kellogg &amp; Griffin 2006; Favet </meta:user-defined>
    <meta:user-defined meta:name="Mendeley_Bookmark_doyw07HACo_10" meta:value-type="string">icle": "", "non-dropping-particle": "", "parse-names": false}, {"given": "K", "suffix": "", "family": "Schwibbert", "dropping-particle": "", "non-dropping-particle": "", "parse-names": false}, {"given": "A H", "suffix": "", "family": "Mohamed", "dropping-</meta:user-defined>
    <meta:user-defined meta:name="Mendeley_Bookmark_doyw07HACo_11" meta:value-type="string">particle": "", "non-dropping-particle": "", "parse-names": false}, {"given": "T", "suffix": "", "family": "Kirchner", "dropping-particle": "", "non-dropping-particle": "", "parse-names": false}, {"given": "P D", "suffix": "", "family": "Quadros", "droppin</meta:user-defined>
    <meta:user-defined meta:name="Mendeley_Bookmark_doyw07HACo_12" meta:value-type="string">g-particle": "", "non-dropping-particle": "de", "parse-names": false}, {"given": "E W", "suffix": "", "family": "Triplett", "dropping-particle": "", "non-dropping-particle": "", "parse-names": false}, {"given": "W J", "suffix": "", "family": "Broughton", </meta:user-defined>
    <meta:user-defined meta:name="Mendeley_Bookmark_doyw07HACo_13" meta:value-type="string">"dropping-particle": "", "non-dropping-particle": "", "parse-names": false}, {"given": "A A", "suffix": "", "family": "Gorbushina", "dropping-particle": "", "non-dropping-particle": "", "parse-names": false}], "issue": "4", "id": "ITEM-1", "DOI": "Doi 10.</meta:user-defined>
    <meta:user-defined meta:name="Mendeley_Bookmark_doyw07HACo_14" meta:value-type="string">1038/Ismej.2012.152", "ISBN": "1751-7362", "issued": {"date-parts": [["2013", "4"]]}, "volume": "7", "ISSN": "1751-7370", "page": "850-867", "PMID": "23254516", "abstract": "Ancient mariners knew that dust whipped up from deserts by strong winds travelled</meta:user-defined>
    <meta:user-defined meta:name="Mendeley_Bookmark_doyw07HACo_15" meta:value-type="string"> long distances, including over oceans. Satellite remote sensing revealed major dust sources across the Sahara. Indeed, the Bodele Depression in the Republic of Chad has been called the dustiest place on earth. We analysed desert sand from various locatio</meta:user-defined>
    <meta:user-defined meta:name="Mendeley_Bookmark_doyw07HACo_16" meta:value-type="string">ns in Chad and dust that had blown to the Cape Verde Islands. High throughput sequencing techniques combined with classical microbiological methods showed that the samples contained a large variety of microbes well adapted to the harsh desert conditions. </meta:user-defined>
    <meta:user-defined meta:name="Mendeley_Bookmark_doyw07HACo_17" meta:value-type="string">The most abundant bacterial groupings in four different phyla included: (a) Firmicutes-Bacillaceae, (b) Actinobacteria-Geodermatophilaceae, Nocardiodaceae and Solirubrobacteraceae, (c) Proteobacteria-Oxalobacteraceae, Rhizobiales and Sphingomonadaceae, an</meta:user-defined>
    <meta:user-defined meta:name="Mendeley_Bookmark_doyw07HACo_18" meta:value-type="string">d (d) Bacteroidetes-Cytophagaceae. Ascomycota was the overwhelmingly dominant fungal group followed by Basidiomycota and traces of Chytridiomycota, Microsporidia and Glomeromycota. Two freshwater algae (Trebouxiophyceae) were isolated. Most predominant ta</meta:user-defined>
    <meta:user-defined meta:name="Mendeley_Bookmark_doyw07HACo_19" meta:value-type="string">xa are widely distributed land inhabitants that are common in soil and on the surfaces of plants. Examples include Bradyrhizobium spp. that nodulate and fix nitrogen in Acacia species, the predominant trees of the Sahara as well as Herbaspirillum (Oxaloba</meta:user-defined>
    <meta:user-defined meta:name="Mendeley_Bookmark_doyw07HACo_2" meta:value-type="string">et al. 2013)"}, "citationItems": [{"uris": ["http://www.mendeley.com/documents/?uuid=5931dd19-4388-4682-be1b-a15fcaa14bf4"], "id": "ITEM-1", "itemData": {"container-title": "The ISME journal", "type": "article-journal", "title": "Microbial hitchhikers on </meta:user-defined>
    <meta:user-defined meta:name="Mendeley_Bookmark_doyw07HACo_20" meta:value-type="string">cteraceae), a group of chemoorganotrophic free-living soil inhabitants that fix nitrogen in association with Gramineae roots. Few pathogenic strains were found, suggesting that African dust is not a large threat to public health. The ISME Journal (2013) 7</meta:user-defined>
    <meta:user-defined meta:name="Mendeley_Bookmark_doyw07HACo_21" meta:value-type="string">, 850-867; doi:10.1038/ismej.2012.152; published online 20 December 2012"}}, {"uris": ["http://www.mendeley.com/documents/?uuid=3f01d353-b8ec-4979-9aa9-3069df239bed"], "id": "ITEM-2", "itemData": {"container-title": "Trends in Ecology and Evolution", "typ</meta:user-defined>
    <meta:user-defined meta:name="Mendeley_Bookmark_doyw07HACo_22" meta:value-type="string">e": "article-journal", "title": "Aerobiology and the global transport of desert dust", "author": [{"given": "Christina A.", "suffix": "", "family": "Kellogg", "dropping-particle": "", "non-dropping-particle": "", "parse-names": false}, {"given": "Dale W."</meta:user-defined>
    <meta:user-defined meta:name="Mendeley_Bookmark_doyw07HACo_23" meta:value-type="string">, "suffix": "", "family": "Griffin", "dropping-particle": "", "non-dropping-particle": "", "parse-names": false}], "issue": "11", "id": "ITEM-2", "DOI": "10.1016/j.tree.2006.07.004", "ISBN": "0169-5347 (Print)\\r0169-5347 (Linking)", "issued": {"date-part</meta:user-defined>
    <meta:user-defined meta:name="Mendeley_Bookmark_doyw07HACo_24" meta:value-type="string">s": [["2006", "11"]]}, "volume": "21", "ISSN": "01695347", "page": "638-644", "PMID": "16843565", "abstract": "Desert winds aerosolize several billion tons of soil-derived dust each year, including concentrated seasonal pulses from Africa and Asia. These </meta:user-defined>
    <meta:user-defined meta:name="Mendeley_Bookmark_doyw07HACo_25" meta:value-type="string">transoceanic and transcontinental dust events inject a large pulse of microorganisms and pollen into the atmosphere and could therefore have a role in transporting pathogens or expanding the biogeographical range of some organisms by facilitating long-dis</meta:user-defined>
    <meta:user-defined meta:name="Mendeley_Bookmark_doyw07HACo_26" meta:value-type="string">tance dispersal events. As we discuss here, whether such dispersal events are occurring is only now beginning to be investigated. Huge dust events create an atmospheric bridge over land and sea, and the microbiota contained within them could impact downwi</meta:user-defined>
    <meta:user-defined meta:name="Mendeley_Bookmark_doyw07HACo_27" meta:value-type="string">nd ecosystems. Such dispersal is of interest because of the possible health effects of allergens and pathogens that might be carried with the dust. ?? 2006 Elsevier Ltd. All rights reserved."}}], "schema": "https://github.com/citation-style-language/schem</meta:user-defined>
    <meta:user-defined meta:name="Mendeley_Bookmark_doyw07HACo_28" meta:value-type="string">a/raw/master/csl-citation.json", "properties": {"noteIndex": 0}}</meta:user-defined>
    <meta:user-defined meta:name="Mendeley_Bookmark_doyw07HACo_3" meta:value-type="string">intercontinental dust: catching a lift in Chad", "author": [{"given": "J", "suffix": "", "family": "Favet", "dropping-particle": "", "non-dropping-particle": "", "parse-names": false}, {"given": "A", "suffix": "", "family": "Lapanje", "dropping-particle":</meta:user-defined>
    <meta:user-defined meta:name="Mendeley_Bookmark_doyw07HACo_4" meta:value-type="string"> "", "non-dropping-particle": "", "parse-names": false}, {"given": "A", "suffix": "", "family": "Giongo", "dropping-particle": "", "non-dropping-particle": "", "parse-names": false}, {"given": "S", "suffix": "", "family": "Kennedy", "dropping-particle": "</meta:user-defined>
    <meta:user-defined meta:name="Mendeley_Bookmark_doyw07HACo_5" meta:value-type="string">", "non-dropping-particle": "", "parse-names": false}, {"given": "Y Y", "suffix": "", "family": "Aung", "dropping-particle": "", "non-dropping-particle": "", "parse-names": false}, {"given": "A", "suffix": "", "family": "Cattaneo", "dropping-particle": ""</meta:user-defined>
    <meta:user-defined meta:name="Mendeley_Bookmark_doyw07HACo_6" meta:value-type="string">, "non-dropping-particle": "", "parse-names": false}, {"given": "A G", "suffix": "", "family": "Davis-Richardson", "dropping-particle": "", "non-dropping-particle": "", "parse-names": false}, {"given": "C T", "suffix": "", "family": "Brown", "dropping-par</meta:user-defined>
    <meta:user-defined meta:name="Mendeley_Bookmark_doyw07HACo_7" meta:value-type="string">ticle": "", "non-dropping-particle": "", "parse-names": false}, {"given": "R", "suffix": "", "family": "Kort", "dropping-particle": "", "non-dropping-particle": "", "parse-names": false}, {"given": "H J", "suffix": "", "family": "Brumsack", "dropping-part</meta:user-defined>
    <meta:user-defined meta:name="Mendeley_Bookmark_doyw07HACo_8" meta:value-type="string">icle": "", "non-dropping-particle": "", "parse-names": false}, {"given": "B", "suffix": "", "family": "Schnetger", "dropping-particle": "", "non-dropping-particle": "", "parse-names": false}, {"given": "A", "suffix": "", "family": "Chappell", "dropping-pa</meta:user-defined>
    <meta:user-defined meta:name="Mendeley_Bookmark_doyw07HACo_9" meta:value-type="string">rticle": "", "non-dropping-particle": "", "parse-names": false}, {"given": "J", "suffix": "", "family": "Kroijenga", "dropping-particle": "", "non-dropping-particle": "", "parse-names": false}, {"given": "A", "suffix": "", "family": "Beck", "dropping-part</meta:user-defined>
    <meta:user-defined meta:name="Mendeley_Bookmark_eO3mJEqhbk_1" meta:value-type="string">ADDIN CSL_CITATION {"mendeley": {"previouslyFormattedCitation": "(Hazard &lt;i&gt;et al.&lt;/i&gt; 2013; Kivlin &lt;i&gt;et al.&lt;/i&gt; 2014)", "formattedCitation": "(Hazard &lt;i&gt;et al.&lt;/i&gt; 2013; Kivlin &lt;i&gt;et al.&lt;/i&gt; 2014)", "plainTextFormattedCitation": "(Hazard et al. 2013; Ki</meta:user-defined>
    <meta:user-defined meta:name="Mendeley_Bookmark_eO3mJEqhbk_10" meta:value-type="string">laboratory bioassays were used, with AMF communities characterised using 18S rRNA terminal-restriction fragment length polymorphism. Landscape-scale distribution of AMF was driven by the local environment. AMF community composition was influenced by abiot</meta:user-defined>
    <meta:user-defined meta:name="Mendeley_Bookmark_eO3mJEqhbk_11" meta:value-type="string">ic variables (pH, rainfall and soil type), but not land use or geographical distance. Trifolium repens and L. perenne supported contrasting communities of AMF, and the communities colonising each plant species were consistent across pasture habitats and o</meta:user-defined>
    <meta:user-defined meta:name="Mendeley_Bookmark_eO3mJEqhbk_12" meta:value-type="string">ver distance. Furthermore, L. perenne AMF communities grouped by soil type within pasture habitats. This is the largest and most comprehensive study that has investigated the landscape-scale distribution of AMF. Our findings support the Baas-Becking hypot</meta:user-defined>
    <meta:user-defined meta:name="Mendeley_Bookmark_eO3mJEqhbk_13" meta:value-type="string">hesis at the landscape scale and demonstrate the strong influence the local environment has on determining AMF community composition."}}, {"uris": ["http://www.mendeley.com/documents/?uuid=d9066b42-0418-49a4-9d48-1f7b248631c8"], "id": "ITEM-2", "itemData"</meta:user-defined>
    <meta:user-defined meta:name="Mendeley_Bookmark_eO3mJEqhbk_14" meta:value-type="string">: {"volume": "12", "container-title": "Fungal Ecology", "type": "article-journal", "ISSN": "17545048", "title": "Environmental filtering affects soil fungal community composition more than dispersal limitation at regional scales", "author": [{"given": "St</meta:user-defined>
    <meta:user-defined meta:name="Mendeley_Bookmark_eO3mJEqhbk_15" meta:value-type="string">ephanie N.", "suffix": "", "family": "Kivlin", "dropping-particle": "", "non-dropping-particle": "", "parse-names": false}, {"given": "Greg C.", "suffix": "", "family": "Winston", "dropping-particle": "", "non-dropping-particle": "", "parse-names": false}</meta:user-defined>
    <meta:user-defined meta:name="Mendeley_Bookmark_eO3mJEqhbk_16" meta:value-type="string">, {"given": "Michael L.", "suffix": "", "family": "Goulden", "dropping-particle": "", "non-dropping-particle": "", "parse-names": false}, {"given": "Kathleen K.", "suffix": "", "family": "Treseder", "dropping-particle": "", "non-dropping-particle": "", "p</meta:user-defined>
    <meta:user-defined meta:name="Mendeley_Bookmark_eO3mJEqhbk_17" meta:value-type="string">arse-names": false}], "page": "14-25", "id": "ITEM-2", "DOI": "10.1016/j.funeco.2014.04.004", "abstract": "The relative importance of dispersal limitation versus environmental filtering for community assembly has received much attention for macroorganisms</meta:user-defined>
    <meta:user-defined meta:name="Mendeley_Bookmark_eO3mJEqhbk_18" meta:value-type="string">. These processes have only recently been examined in microbial communities. Instead, microbial dispersal has mostly been measured as community composition change over space (i.e., distance decay). Here we directly examined fungal composition in airborne </meta:user-defined>
    <meta:user-defined meta:name="Mendeley_Bookmark_eO3mJEqhbk_19" meta:value-type="string">wind currents and soil fungal communities across a 40 000 km2 regional landscape to determine if dispersal limitation or abiotic factors were structuring soil fungal communities. Over this landscape, neither airborne nor soil fungal communities exhibited </meta:user-defined>
    <meta:user-defined meta:name="Mendeley_Bookmark_eO3mJEqhbk_2" meta:value-type="string">vlin et al. 2014)"}, "citationItems": [{"uris": ["http://www.mendeley.com/documents/?uuid=ce43e571-07d3-4111-b0bf-122fdb635b83"], "id": "ITEM-1", "itemData": {"container-title": "The ISME journal", "type": "article-journal", "title": "The role of local en</meta:user-defined>
    <meta:user-defined meta:name="Mendeley_Bookmark_eO3mJEqhbk_20" meta:value-type="string">compositional differences due to geographic distance. Airborne fungal communities shifted temporally while soil fungal communities were correlated with abiotic parameters. These patterns suggest that environmental filtering may have the largest influence </meta:user-defined>
    <meta:user-defined meta:name="Mendeley_Bookmark_eO3mJEqhbk_21" meta:value-type="string">on fungal regional community assembly in soils, especially for aerially dispersed fungal taxa. Furthermore, we found evidence that dispersal of fungal spores differs between fungal taxa and can be both a stochastic and deterministic process. The spatial r</meta:user-defined>
    <meta:user-defined meta:name="Mendeley_Bookmark_eO3mJEqhbk_22" meta:value-type="string">ange of soil fungal taxa was correlated with their average regional abundance across all sites, which may imply stochastic dispersal mechanisms. Nevertheless, spore volume was also negatively correlated with spatial range for some species. Smaller volume </meta:user-defined>
    <meta:user-defined meta:name="Mendeley_Bookmark_eO3mJEqhbk_23" meta:value-type="string">spores may be adapted to long-range dispersal, or establishment, suggesting that deterministic fungal traits may also influence fungal distributions. Fungal life-history traits may influence their distributions as well. Hypogeous fungal taxa exhibited hig</meta:user-defined>
    <meta:user-defined meta:name="Mendeley_Bookmark_eO3mJEqhbk_24" meta:value-type="string">h local abundance, but small spatial ranges, while epigeous fungal taxa had lower local abundance, but larger spatial ranges. This study is the first, to our knowledge, to directly sample air dispersal and soil fungal communities simultaneously across a r</meta:user-defined>
    <meta:user-defined meta:name="Mendeley_Bookmark_eO3mJEqhbk_25" meta:value-type="string">egional landscape. We provide some of the first evidence that soil fungal communities are mostly assembled through environmental filtering and experience little dispersal limitation.", "issued": {"date-parts": [["2014", "12"]]}}}], "schema": "https://gith</meta:user-defined>
    <meta:user-defined meta:name="Mendeley_Bookmark_eO3mJEqhbk_26" meta:value-type="string">ub.com/citation-style-language/schema/raw/master/csl-citation.json", "properties": {"noteIndex": 0}}</meta:user-defined>
    <meta:user-defined meta:name="Mendeley_Bookmark_eO3mJEqhbk_3" meta:value-type="string">vironment and geographical distance in determining community composition of arbuscular mycorrhizal fungi at the landscape scale.", "author": [{"given": "Christina", "suffix": "", "family": "Hazard", "dropping-particle": "", "non-dropping-particle": "", "p</meta:user-defined>
    <meta:user-defined meta:name="Mendeley_Bookmark_eO3mJEqhbk_4" meta:value-type="string">arse-names": false}, {"given": "Paul", "suffix": "", "family": "Gosling", "dropping-particle": "", "non-dropping-particle": "", "parse-names": false}, {"given": "Christopher J", "suffix": "", "family": "Gast", "dropping-particle": "", "non-dropping-partic</meta:user-defined>
    <meta:user-defined meta:name="Mendeley_Bookmark_eO3mJEqhbk_5" meta:value-type="string">le": "van der", "parse-names": false}, {"given": "Derek T", "suffix": "", "family": "Mitchell", "dropping-particle": "", "non-dropping-particle": "", "parse-names": false}, {"given": "Fiona M", "suffix": "", "family": "Doohan", "dropping-particle": "", "n</meta:user-defined>
    <meta:user-defined meta:name="Mendeley_Bookmark_eO3mJEqhbk_6" meta:value-type="string">on-dropping-particle": "", "parse-names": false}, {"given": "Gary D", "suffix": "", "family": "Bending", "dropping-particle": "", "non-dropping-particle": "", "parse-names": false}], "issue": "3", "id": "ITEM-1", "DOI": "10.1038/ismej.2012.127", "issued":</meta:user-defined>
    <meta:user-defined meta:name="Mendeley_Bookmark_eO3mJEqhbk_7" meta:value-type="string"> {"date-parts": [["2013", "3"]]}, "volume": "7", "ISSN": "1751-7370", "page": "498-508", "PMID": "23096401", "abstract": "Arbuscular fungi have a major role in directing the functioning of terrestrial ecosystems yet little is known about their biogeograph</meta:user-defined>
    <meta:user-defined meta:name="Mendeley_Bookmark_eO3mJEqhbk_8" meta:value-type="string">ical distribution. The Baas-Becking hypothesis ('everything is everywhere, but, the environment selects') was tested by investigating the distribution of arbuscular mycorrhizal fungi (AMF) at the landscape scale and the influence of environmental factors </meta:user-defined>
    <meta:user-defined meta:name="Mendeley_Bookmark_eO3mJEqhbk_9" meta:value-type="string">and geographical distance in determining community composition. AMF communities in Trifolium repens and Lolium perenne roots were assessed in 40 geographically dispersed sites in Ireland representing different land uses and soil types. Field sampling and </meta:user-defined>
    <meta:user-defined meta:name="Mendeley_Bookmark_epNaJEqAdR_1" meta:value-type="string">ADDIN CSL_CITATION {"mendeley": {"previouslyFormattedCitation": "(R Developement Core Team 2016; Lajeunesse 2016)", "formattedCitation": "(R Developement Core Team 2016; Lajeunesse 2016)", "plainTextFormattedCitation": "(R Developement Core Team 2016; Laj</meta:user-defined>
    <meta:user-defined meta:name="Mendeley_Bookmark_epNaJEqAdR_10" meta:value-type="string">ncies among multiple effect sizes (e.g. with a common control, phylogenetic correlations); and finally, summaries that replicate analyses and outputs from widely used but no longer updated meta-analysis software. * Research synthesis practices are vital t</meta:user-defined>
    <meta:user-defined meta:name="Mendeley_Bookmark_epNaJEqAdR_11" meta:value-type="string">o many disciplines in the sciences, including ecology and evolutionary biology, and metagear aims to enrich the scope, quality and reproducibility of what can be achieved with the systematic review and meta-analysis of research outcomes.", "volume": "7", </meta:user-defined>
    <meta:user-defined meta:name="Mendeley_Bookmark_epNaJEqAdR_12" meta:value-type="string">"ISSN": "2041210X", "page": "323-330", "PMID": "17637840", "issued": {"date-parts": [["2016", "3"]]}}}, {"uris": ["http://www.mendeley.com/documents/?uuid=73e9f0bd-0046-4f9f-bcc4-4e19c0c0eeb7"], "id": "ITEM-2", "itemData": {"container-title": "R Foundatio</meta:user-defined>
    <meta:user-defined meta:name="Mendeley_Bookmark_epNaJEqAdR_13" meta:value-type="string">n for Statistical Computing, Vienna, Austria", "type": "webpage", "title": "R: A Language and Environment for Statistical Computing", "author": [{"given": "", "suffix": "", "family": "R Developement Core Team", "dropping-particle": "", "non-dropping-parti</meta:user-defined>
    <meta:user-defined meta:name="Mendeley_Bookmark_epNaJEqAdR_14" meta:value-type="string">cle": "", "parse-names": false}], "PMID": "16106260", "id": "ITEM-2", "DOI": "10.1007/978-3-540-74686-7", "URL": "https://www.r-project.org/", "ISBN": "3900051070", "abstract": "R Foundation for Statistical Computing, Vienna, Austria. ISBN 3-900051-07-0, </meta:user-defined>
    <meta:user-defined meta:name="Mendeley_Bookmark_epNaJEqAdR_15" meta:value-type="string">URL http://www.R-project.org/.", "ISSN": "16000706", "publisher-place": "Vienna, Austria", "issued": {"date-parts": [["2016"]]}}}], "schema": "https://github.com/citation-style-language/schema/raw/master/csl-citation.json", "properties": {"noteIndex": 0}}</meta:user-defined>
    <meta:user-defined meta:name="Mendeley_Bookmark_epNaJEqAdR_2" meta:value-type="string">eunesse 2016)"}, "citationItems": [{"uris": ["http://www.mendeley.com/documents/?uuid=eade96b7-3055-32d7-9953-b23e02f3be1a"], "id": "ITEM-1", "itemData": {"container-title": "Methods in Ecology and Evolution", "type": "article-journal", "title": "Facilita</meta:user-defined>
    <meta:user-defined meta:name="Mendeley_Bookmark_epNaJEqAdR_3" meta:value-type="string">ting systematic reviews, data extraction and meta-analysis with the metagear package for R", "author": [{"given": "Marc J.", "suffix": "", "family": "Lajeunesse", "dropping-particle": "", "non-dropping-particle": "", "parse-names": false}], "issue": "3", </meta:user-defined>
    <meta:user-defined meta:name="Mendeley_Bookmark_epNaJEqAdR_4" meta:value-type="string">"id": "ITEM-1", "DOI": "10.1111/2041-210X.12472", "editor": [{"given": "Richard", "suffix": "", "family": "Fitzjohn", "dropping-particle": "", "non-dropping-particle": "", "parse-names": false}], "ISBN": "2041-210X", "abstract": "* The r package ecosystem</meta:user-defined>
    <meta:user-defined meta:name="Mendeley_Bookmark_epNaJEqAdR_5" meta:value-type="string"> is rich in tools for the statistics of meta-analysis. However, there are few resources available to facilitate research synthesis as a whole. * Here, I present the metagear package for r. It is a comprehensive, multifunctional toolbox with capabilities a</meta:user-defined>
    <meta:user-defined meta:name="Mendeley_Bookmark_epNaJEqAdR_6" meta:value-type="string">imed to cover much of the research synthesis taxonomy: from applying a systematic review approach to objectively assemble and screen the literature, to extracting data from studies, and to finally summarize and analyse these data with the statistics of me</meta:user-defined>
    <meta:user-defined meta:name="Mendeley_Bookmark_epNaJEqAdR_7" meta:value-type="string">ta-analysis. * Current functionalities of metagear include the following: an abstract screener GUI to efficiently sieve bibliographic information from large numbers of candidate studies; tools to assign screening effort across multiple collaborators/revie</meta:user-defined>
    <meta:user-defined meta:name="Mendeley_Bookmark_epNaJEqAdR_8" meta:value-type="string">wers and to assess inter-reviewer reliability using kappa statistics; PDF downloader to automate the retrieval of journal articles from online data bases; automated data extractions from scatter-plots, box-plots and bar-plots; PRISMA flow diagrams; simple</meta:user-defined>
    <meta:user-defined meta:name="Mendeley_Bookmark_epNaJEqAdR_9" meta:value-type="string"> imputation tools to fill gaps in incomplete or missing study parameters; generation of random-effects sizes for Hedges' d, log response ratio, odds ratio and correlation coefficients for Monte Carlo experiments; covariance equations for modelling depende</meta:user-defined>
    <meta:user-defined meta:name="Mendeley_Bookmark_ftneEgV33W_1" meta:value-type="string">ADDIN CSL_CITATION {"mendeley": {"previouslyFormattedCitation": "(Muyzer 1999; Glenn 2011)", "formattedCitation": "(Muyzer 1999; Glenn 2011)", "plainTextFormattedCitation": "(Muyzer 1999; Glenn 2011)"}, "citationItems": [{"uris": ["http://www.mendeley.com</meta:user-defined>
    <meta:user-defined meta:name="Mendeley_Bookmark_ftneEgV33W_10" meta:value-type="string">latform to enable direct comparisons. In terms of cost per megabase (Mb) of sequence, the Illumina and SOLiD platforms are clearly superior (\u2264 $0.10/Mb vs. &gt; $10/Mb for 454 and some Ion Torrent chips). In terms of cost per nonmultiplexed sample and i</meta:user-defined>
    <meta:user-defined meta:name="Mendeley_Bookmark_ftneEgV33W_11" meta:value-type="string">nstrument run time, the Pacific Biosciences and Ion Torrent platforms excel, with the 454 GS Junior and Illumina MiSeq also notable in this regard. All platforms allow multiplexing of samples, but details of library preparation, experimental design and da</meta:user-defined>
    <meta:user-defined meta:name="Mendeley_Bookmark_ftneEgV33W_12" meta:value-type="string">ta analysis can constrain the options. The wide range of characteristics among available platforms provides opportunities both to conduct groundbreaking studies and to waste money on scales that were previously infeasible. Thus, careful thought about the </meta:user-defined>
    <meta:user-defined meta:name="Mendeley_Bookmark_ftneEgV33W_13" meta:value-type="string">desired characteristics of these systems is warranted before purchasing or using any of them. Updated information from this guide will be maintained at: http://dna.uga.edu/ and http://tomato.biol.trinity.edu/blog/.", "publisher": "Blackwell Publishing Ltd</meta:user-defined>
    <meta:user-defined meta:name="Mendeley_Bookmark_ftneEgV33W_14" meta:value-type="string">"}}], "schema": "https://github.com/citation-style-language/schema/raw/master/csl-citation.json", "properties": {"noteIndex": 0}}</meta:user-defined>
    <meta:user-defined meta:name="Mendeley_Bookmark_ftneEgV33W_2" meta:value-type="string">/documents/?uuid=959a2cab-951f-3297-85ba-76a9931d0b74"], "id": "ITEM-1", "itemData": {"container-title": "Current Opinion in Microbiology", "type": "article", "title": "DGGE/TGGE a method for identifying genes from natural ecosystems", "author": [{"given"</meta:user-defined>
    <meta:user-defined meta:name="Mendeley_Bookmark_ftneEgV33W_3" meta:value-type="string">: "Gerard", "suffix": "", "family": "Muyzer", "dropping-particle": "", "non-dropping-particle": "", "parse-names": false}], "issue": "3", "id": "ITEM-1", "DOI": "10.1016/S1369-5274(99)80055-1", "ISBN": "1369-5274 (Print)", "issued": {"date-parts": [["1999</meta:user-defined>
    <meta:user-defined meta:name="Mendeley_Bookmark_ftneEgV33W_4" meta:value-type="string">", "6"]]}, "volume": "2", "ISSN": "13695274", "page": "317-322", "PMID": "10383868", "abstract": "Five years after the introduction of denaturing gradient gel electrophoresis (DGGE) and temperature gradient gel electrophoresis (TGGE) in environmental micr</meta:user-defined>
    <meta:user-defined meta:name="Mendeley_Bookmark_ftneEgV33W_5" meta:value-type="string">obiology these techniques are now routinely used in many microbiological laboratories worldwide as molecular tools to compare the diversity of microbial communities and to monitor population dynamics. Recent advances in these techniques have demonstrated </meta:user-defined>
    <meta:user-defined meta:name="Mendeley_Bookmark_ftneEgV33W_6" meta:value-type="string">their importance in microbial ecology."}}, {"uris": ["http://www.mendeley.com/documents/?uuid=79fcf072-a436-4af9-bf2f-6375a0af7c98"], "id": "ITEM-2", "itemData": {"container-title": "Molecular Ecology Resources", "type": "article-journal", "title": "Field</meta:user-defined>
    <meta:user-defined meta:name="Mendeley_Bookmark_ftneEgV33W_7" meta:value-type="string"> guide to next-generation DNA sequencers.", "author": [{"given": "Travis C.", "suffix": "", "family": "Glenn", "dropping-particle": "", "non-dropping-particle": "", "parse-names": false}], "issue": "5", "id": "ITEM-2", "DOI": "10.1111/j.1755-0998.2011.030</meta:user-defined>
    <meta:user-defined meta:name="Mendeley_Bookmark_ftneEgV33W_8" meta:value-type="string">24.x", "ISBN": "1755-098X", "issued": {"date-parts": [["2011", "9"]]}, "volume": "11", "ISSN": "1755-0998", "page": "759-769", "PMID": "21592312", "abstract": "The diversity of available 2(nd) and 3(rd) generation DNA sequencing platforms is increasing ra</meta:user-defined>
    <meta:user-defined meta:name="Mendeley_Bookmark_ftneEgV33W_9" meta:value-type="string">pidly. Costs for these systems range from &lt; $100,000 to more than $1,000,000, with instrument run times ranging from minutes to weeks. Extensive trade-offs exist among these platforms. I summarize the major characteristics of each commercially available p</meta:user-defined>
    <meta:user-defined meta:name="Mendeley_Bookmark_g50YTmAYaR_1" meta:value-type="string">ADDIN CSL_CITATION {"mendeley": {"previouslyFormattedCitation": "(Gobet &lt;i&gt;et al.&lt;/i&gt; 2014)", "formattedCitation": "(Gobet &lt;i&gt;et al.&lt;/i&gt; 2014)", "plainTextFormattedCitation": "(Gobet et al. 2014)"}, "citationItems": [{"uris": ["http://www.mendeley.com/doc</meta:user-defined>
    <meta:user-defined meta:name="Mendeley_Bookmark_g50YTmAYaR_10" meta:value-type="string">lded a similar set of significant contextual variables explaining bacterial community changes. Hence, ARISA as a rapid and low-cost fingerprinting technique represents a valid starting point for more in-depth exploration of community composition, when com</meta:user-defined>
    <meta:user-defined meta:name="Mendeley_Bookmark_g50YTmAYaR_11" meta:value-type="string">plemented by the detailed taxonomic description offered by MPTS.", "publisher": "Wiley-Blackwell"}}], "schema": "https://github.com/citation-style-language/schema/raw/master/csl-citation.json", "properties": {"noteIndex": 0}}</meta:user-defined>
    <meta:user-defined meta:name="Mendeley_Bookmark_g50YTmAYaR_2" meta:value-type="string">uments/?uuid=0d074602-f2f5-3290-8308-06dc5530def0"], "id": "ITEM-1", "itemData": {"container-title": "Environmental Microbiology", "type": "article-journal", "title": "Ecological coherence of diversity patterns derived from classical fingerprinting and Ne</meta:user-defined>
    <meta:user-defined meta:name="Mendeley_Bookmark_g50YTmAYaR_3" meta:value-type="string">xt Generation Sequencing techniques", "author": [{"given": "Ang\u00e9lique", "suffix": "", "family": "Gobet", "dropping-particle": "", "non-dropping-particle": "", "parse-names": false}, {"given": "Antje", "suffix": "", "family": "Boetius", "dropping-part</meta:user-defined>
    <meta:user-defined meta:name="Mendeley_Bookmark_g50YTmAYaR_4" meta:value-type="string">icle": "", "non-dropping-particle": "", "parse-names": false}, {"given": "Alban", "suffix": "", "family": "Ramette", "dropping-particle": "", "non-dropping-particle": "", "parse-names": false}], "issue": "9", "id": "ITEM-1", "DOI": "10.1111/1462-2920.1230</meta:user-defined>
    <meta:user-defined meta:name="Mendeley_Bookmark_g50YTmAYaR_5" meta:value-type="string">8", "ISBN": "1462-2920 (Electronic)\\r1462-2912 (Linking)", "issued": {"date-parts": [["2014", "9"]]}, "volume": "16", "ISSN": "14622920", "page": "2672-2681", "PMID": "24147993", "abstract": "Changes in richness and bacterial community structure obtained</meta:user-defined>
    <meta:user-defined meta:name="Mendeley_Bookmark_g50YTmAYaR_6" meta:value-type="string"> via 454 Massively Parallel Tag Sequencing (MPTS) and Automated Ribosomal Intergenic Analysis (ARISA) were systematically compared to determine whether and how the ecological knowledge obtained from both molecular techniques could be combined. We evaluate</meta:user-defined>
    <meta:user-defined meta:name="Mendeley_Bookmark_g50YTmAYaR_7" meta:value-type="string">d community changes over time and depth in marine coastal sands at different levels of taxonomic resolutions, sequence corrections and sequence abundances. Although richness over depth layers or sampling dates greatly varied (\u223c30 and 70-80% new opera</meta:user-defined>
    <meta:user-defined meta:name="Mendeley_Bookmark_g50YTmAYaR_8" meta:value-type="string">tional taxonomic units (OTU) between two samples with ARISA and MPTS, respectively), overall patterns of community variations were similar with both approaches. Alpha-diversity estimated by ARISA-derived OTU was most similar to that obtained from MPTS-der</meta:user-defined>
    <meta:user-defined meta:name="Mendeley_Bookmark_g50YTmAYaR_9" meta:value-type="string">ived OTU defined at the order level. Similar patterns of OTU replacement were also found with MPTS at the family level and with 20-25% rare types removed. Using ARISA or MPTS data sets with lower resolution, such as those containing only resident OTU, yie</meta:user-defined>
    <meta:user-defined meta:name="Mendeley_Bookmark_g8eb7j0C9f_1" meta:value-type="string">ADDIN CSL_CITATION {"mendeley": {"previouslyFormattedCitation": "(Soininen &lt;i&gt;et al.&lt;/i&gt; 2013)", "formattedCitation": "(Soininen &lt;i&gt;et al.&lt;/i&gt; 2013)", "plainTextFormattedCitation": "(Soininen et al. 2013)"}, "citationItems": [{"uris": ["http://www.mendele</meta:user-defined>
    <meta:user-defined meta:name="Mendeley_Bookmark_g8eb7j0C9f_10" meta:value-type="string">ls), followed by phyto- (24.2%) and zooplankton (38.1%). The occurrences of taxa within all planktonic groups were related to climatic variables to a certain degree, but bacteria showed the strongest associations with the climatic variables. Moreover, zoo</meta:user-defined>
    <meta:user-defined meta:name="Mendeley_Bookmark_g8eb7j0C9f_11" meta:value-type="string">plankton occurrences were more related to biotic variables than the occurrences of smaller taxa, while phytoplankton occurrences were more related to water chemistry. We conclude that the occurrences of planktonic taxa are highly unpredictable and that st</meta:user-defined>
    <meta:user-defined meta:name="Mendeley_Bookmark_g8eb7j0C9f_12" meta:value-type="string">ochasticity in occurrences is negatively related to the organism size perhaps due to efficient dispersal and fast population dynamics among the smallest taxa."}}], "schema": "https://github.com/citation-style-language/schema/raw/master/csl-citation.json",</meta:user-defined>
    <meta:user-defined meta:name="Mendeley_Bookmark_g8eb7j0C9f_13" meta:value-type="string"> "properties": {"noteIndex": 0}}</meta:user-defined>
    <meta:user-defined meta:name="Mendeley_Bookmark_g8eb7j0C9f_2" meta:value-type="string">y.com/documents/?uuid=1faee999-72b9-3dcc-91d4-301976af18a8"], "id": "ITEM-1", "itemData": {"container-title": "Ecology", "type": "article-journal", "title": "Stochastic species distributions are driven by organism size", "author": [{"given": "Janne", "suf</meta:user-defined>
    <meta:user-defined meta:name="Mendeley_Bookmark_g8eb7j0C9f_3" meta:value-type="string">fix": "", "family": "Soininen", "dropping-particle": "", "non-dropping-particle": "", "parse-names": false}, {"given": "Jenni J.", "suffix": "", "family": "Korhonen", "dropping-particle": "", "non-dropping-particle": "", "parse-names": false}, {"given": "</meta:user-defined>
    <meta:user-defined meta:name="Mendeley_Bookmark_g8eb7j0C9f_4" meta:value-type="string">Miska", "suffix": "", "family": "Luoto", "dropping-particle": "", "non-dropping-particle": "", "parse-names": false}], "issue": "3", "id": "ITEM-1", "DOI": "10.1890/12-0777.1", "ISBN": "0012-9658", "issued": {"date-parts": [["2013"]]}, "volume": "94", "IS</meta:user-defined>
    <meta:user-defined meta:name="Mendeley_Bookmark_g8eb7j0C9f_5" meta:value-type="string">SN": "00129658", "page": "660-670", "PMID": "23687892", "abstract": "The strengths of environmental drivers and biotic interactions are expected to show large variability across organism groups. We tested two ideas related to the degree of ecological dete</meta:user-defined>
    <meta:user-defined meta:name="Mendeley_Bookmark_g8eb7j0C9f_6" meta:value-type="string">rminism vs. stochasticity using a large data set comprising bacterio-, phyto-, and zooplankton. We expected that (1) there are predictable, size-driven differences in the degree to which planktonic taxa respond to different drivers such as water chemistry</meta:user-defined>
    <meta:user-defined meta:name="Mendeley_Bookmark_g8eb7j0C9f_7" meta:value-type="string">, biotic interactions, and climatic variables; and (2) species distribution models show lowest predictive performance for the smallest taxa due to the stochastic distributions of microbes. Generalized linear models (GLMs), generalized additive models (GAM</meta:user-defined>
    <meta:user-defined meta:name="Mendeley_Bookmark_g8eb7j0C9f_8" meta:value-type="string">s), and generalized boosted methods (GBMs) were constructed for 84 species to model their occurrence as a function of eight predictors. Predictive performance was measured as the area under the curve (AUC) of the receiver-operating characteristic plot and</meta:user-defined>
    <meta:user-defined meta:name="Mendeley_Bookmark_g8eb7j0C9f_9" meta:value-type="string"> true skill statistic (TSS) using independent model evaluation data. We found that the model performances were typically remarkably low for all planktonic groups. The proportion of satisfactory models (AUC &gt; 0.7) was lowest for bacteria (11.1% of the mode</meta:user-defined>
    <meta:user-defined meta:name="Mendeley_Bookmark_hFI8qjJqc5_1" meta:value-type="string">ADDIN CSL_CITATION {"mendeley": {"previouslyFormattedCitation": "(Nekola &amp; White 1999)", "formattedCitation": "(Nekola &amp; White 1999)", "plainTextFormattedCitation": "(Nekola &amp; White 1999)"}, "citationItems": [{"uris": ["http://www.mendeley.com/documents/?</meta:user-defined>
    <meta:user-defined meta:name="Mendeley_Bookmark_hFI8qjJqc5_10" meta:value-type="string"> species of intermediate frequency had 2.0 times higher distance decay rates than common species. The rate of distance decay was 2.7 times higher for floras from the fragmented Appalachians than for floras from the contiguous boreal forest. Main conclusio</meta:user-defined>
    <meta:user-defined meta:name="Mendeley_Bookmark_hFI8qjJqc5_11" meta:value-type="string">ns The distance decay of similarity can be caused by either a decrease in environmental similarity with distance (e.g. climatic gradients) or by limits to dispersal and niche width differences among taxa. Regardless of cause, the distance decay of similar</meta:user-defined>
    <meta:user-defined meta:name="Mendeley_Bookmark_hFI8qjJqc5_12" meta:value-type="string">ity provides a simple descriptor of how biological diversity is distributed and therefore has consequences for conservation strategy."}}], "schema": "https://github.com/citation-style-language/schema/raw/master/csl-citation.json", "properties": {"noteInde</meta:user-defined>
    <meta:user-defined meta:name="Mendeley_Bookmark_hFI8qjJqc5_13" meta:value-type="string">x": 0}}</meta:user-defined>
    <meta:user-defined meta:name="Mendeley_Bookmark_hFI8qjJqc5_2" meta:value-type="string">uuid=8fca5d31-0bcc-471c-b0bb-6982020a5fe0"], "id": "ITEM-1", "itemData": {"container-title": "Journal of Biogeography", "type": "article-journal", "title": "The distance decay of similarity in biogeography and ecology", "author": [{"given": "Jeffrey C.", </meta:user-defined>
    <meta:user-defined meta:name="Mendeley_Bookmark_hFI8qjJqc5_3" meta:value-type="string">"suffix": "", "family": "Nekola", "dropping-particle": "", "non-dropping-particle": "", "parse-names": false}, {"given": "Peter S.", "suffix": "", "family": "White", "dropping-particle": "", "non-dropping-particle": "", "parse-names": false}], "issue": "4</meta:user-defined>
    <meta:user-defined meta:name="Mendeley_Bookmark_hFI8qjJqc5_4" meta:value-type="string">", "id": "ITEM-1", "DOI": "10.1046/j.1365-2699.1999.00305.x", "ISBN": "0305-0270", "issued": {"date-parts": [["1999", "7"]]}, "volume": "26", "ISSN": "03050270", "page": "867-878", "PMID": "1745", "abstract": "Aim Our aim was to understand how similarity </meta:user-defined>
    <meta:user-defined meta:name="Mendeley_Bookmark_hFI8qjJqc5_5" meta:value-type="string">changes with distance in biological communities, to use the distance decay perspective as quantitative technique to describe biogeographic pattern, and to explore whether growth form, dispersal type, rarity, or support affected the rate of distance decay </meta:user-defined>
    <meta:user-defined meta:name="Mendeley_Bookmark_hFI8qjJqc5_6" meta:value-type="string">in similarity. Location North American spruce-fir forests, Appalachian montane spruce-fir forests. Methods We estimated rates of distance decay through regression of log-transformed compositional similarity against distance for pairwise comparisons of thi</meta:user-defined>
    <meta:user-defined meta:name="Mendeley_Bookmark_hFI8qjJqc5_7" meta:value-type="string">rty-four white spruce plots and twenty-six black spruce plots distributed from eastern Canada to Alaska, six regional floras along the crest of the Appalachians, and six regional floras along the east\u2013west extent of the boreal forest. Results Similar</meta:user-defined>
    <meta:user-defined meta:name="Mendeley_Bookmark_hFI8qjJqc5_8" meta:value-type="string">ity decreased significantly with distance, with the most linear models relating the log of similarity to untransformed distance. The rate of similarity decay was 1.5\u20131.9 times higher for vascular plants than for bryophytes. The rate of distance decay</meta:user-defined>
    <meta:user-defined meta:name="Mendeley_Bookmark_hFI8qjJqc5_9" meta:value-type="string"> was highest for berry-fruited and nut-bearing species (1.7 times higher than plumose-seeded species and 1.9 times higher than microseeded/spore species) and 2.1 times higher for herbs than woody plants. There was no distance decay for rare species, while</meta:user-defined>
    <meta:user-defined meta:name="Mendeley_Bookmark_hvQE3pXExS_1" meta:value-type="string">ADDIN CSL_CITATION {"mendeley": {"previouslyFormattedCitation": "(Millar &lt;i&gt;et al.&lt;/i&gt; 2011; Steinbauer &lt;i&gt;et al.&lt;/i&gt; 2012)", "formattedCitation": "(Millar &lt;i&gt;et al.&lt;/i&gt; 2011; Steinbauer &lt;i&gt;et al.&lt;/i&gt; 2012)", "plainTextFormattedCitation": "(Millar et al. </meta:user-defined>
    <meta:user-defined meta:name="Mendeley_Bookmark_hvQE3pXExS_10" meta:value-type="string">lationship was quantified in simulated\\ncommunities. Grain and study extent were varied systematically. In each\\nsampled data set the linear relation of Simpson and Sorensen similarity\\nto geographic distance (on both log-transformed and original scale</meta:user-defined>
    <meta:user-defined meta:name="Mendeley_Bookmark_hvQE3pXExS_11" meta:value-type="string">s)\\nbetween 100 even-sized equidistant plots was assessed using linear\\nregression and generalized linear regression with a log-link function.\\nRegressions were applied either including or removing zero similarities\\nfrom the data. Results Both the sl</meta:user-defined>
    <meta:user-defined meta:name="Mendeley_Bookmark_hvQE3pXExS_12" meta:value-type="string">ope (measuring turnover) and the\\ngoodness of fit measure r2 (quantifying the influence of space on\\nspecies composition) of the distancedecay relationship were strongly\\ninfluenced by grain and study extent. Approaches that are able to cope\\nwith zer</meta:user-defined>
    <meta:user-defined meta:name="Mendeley_Bookmark_hvQE3pXExS_13" meta:value-type="string">o similarity values of large distance comparisons were less\\ndependent on grain and extent. Main conclusions Reported differences\\nbetween landscapes detected by current distancedecay measures cannot be\\nexplicitly traced back to ecological scale-speci</meta:user-defined>
    <meta:user-defined meta:name="Mendeley_Bookmark_hvQE3pXExS_14" meta:value-type="string">fic processes. Instead,\\nthey can largely be attributed to sampling design and are highly\\nsensitive to grain size and study extent. More appropriate approaches\\nfor the study of distancedecay and the understanding of scale-specific\\nprocesses are req</meta:user-defined>
    <meta:user-defined meta:name="Mendeley_Bookmark_hvQE3pXExS_15" meta:value-type="string">uired."}}, {"uris": ["http://www.mendeley.com/documents/?uuid=c19f7b39-3593-3782-8a30-ad4df08065e9"], "id": "ITEM-2", "itemData": {"container-title": "Ecology", "type": "article-journal", "title": "Much ado about nothings: Using zero similarity points in </meta:user-defined>
    <meta:user-defined meta:name="Mendeley_Bookmark_hvQE3pXExS_16" meta:value-type="string">distance-decay curves", "author": [{"given": "Russell B.", "suffix": "", "family": "Millar", "dropping-particle": "", "non-dropping-particle": "", "parse-names": false}, {"given": "Marti J.", "suffix": "", "family": "Anderson", "dropping-particle": "", "n</meta:user-defined>
    <meta:user-defined meta:name="Mendeley_Bookmark_hvQE3pXExS_17" meta:value-type="string">on-dropping-particle": "", "parse-names": false}, {"given": "Nick", "suffix": "", "family": "Tolimieri", "dropping-particle": "", "non-dropping-particle": "", "parse-names": false}], "issue": "9", "id": "ITEM-2", "DOI": "10.1890/11-0029.1", "ISBN": "0012-</meta:user-defined>
    <meta:user-defined meta:name="Mendeley_Bookmark_hvQE3pXExS_18" meta:value-type="string">9658", "issued": {"date-parts": [["2011", "9"]]}, "volume": "92", "ISSN": "00129658", "page": "1717-1722", "PMID": "21939067", "abstract": "Distance decay is used to describe the (usually exponential) decay in ecological similarity of assemblages between </meta:user-defined>
    <meta:user-defined meta:name="Mendeley_Bookmark_hvQE3pXExS_19" meta:value-type="string">two sites as a function of their distance apart along an environmental gradient. Exponential distance\u2013decay curves are routinely fitted by calculating the ecological similarity between each pair of sites, and fitting a linear regression to the points</meta:user-defined>
    <meta:user-defined meta:name="Mendeley_Bookmark_hvQE3pXExS_2" meta:value-type="string">2011; Steinbauer et al. 2012)"}, "citationItems": [{"uris": ["http://www.mendeley.com/documents/?uuid=5bfa322e-040b-4046-bbcb-a7688673f4d7"], "id": "ITEM-1", "itemData": {"container-title": "Global Ecology and Biogeography", "type": "article-journal", "ti</meta:user-defined>
    <meta:user-defined meta:name="Mendeley_Bookmark_hvQE3pXExS_20" meta:value-type="string"> on a scatter plot of log-similarity vs. distance (x-axis). However, pairs of sites where the assemblages have no species in common pose a problem, because the similarity is zero, and the log transformation cannot be applied. Common fixes to this problem </meta:user-defined>
    <meta:user-defined meta:name="Mendeley_Bookmark_hvQE3pXExS_21" meta:value-type="string">(i.e., either removing or transforming the zero values) are shown to have undesirable consequences and to give widely disparate estimates. A new method is presented as a special case of a generalized dissimilarity model. It is fitted very quickly and easi</meta:user-defined>
    <meta:user-defined meta:name="Mendeley_Bookmark_hvQE3pXExS_22" meta:value-type="string">ly using existing software, and it does not require removal or transformation of the zero similarity points. Its simplicity makes it convenient f...", "publisher": "Ecological Society of America"}}], "schema": "https://github.com/citation-style-language/s</meta:user-defined>
    <meta:user-defined meta:name="Mendeley_Bookmark_hvQE3pXExS_23" meta:value-type="string">chema/raw/master/csl-citation.json", "properties": {"noteIndex": 0}}</meta:user-defined>
    <meta:user-defined meta:name="Mendeley_Bookmark_hvQE3pXExS_3" meta:value-type="string">tle": "Current measures for distance decay in similarity of species composition are influenced by study extent and grain size", "author": [{"given": "Manuel Jonas", "suffix": "", "family": "Steinbauer", "dropping-particle": "", "non-dropping-particle": ""</meta:user-defined>
    <meta:user-defined meta:name="Mendeley_Bookmark_hvQE3pXExS_4" meta:value-type="string">, "parse-names": false}, {"given": "Klara", "suffix": "", "family": "Dolos", "dropping-particle": "", "non-dropping-particle": "", "parse-names": false}, {"given": "Bj\u00f6rn", "suffix": "", "family": "Reineking", "dropping-particle": "", "non-dropping-p</meta:user-defined>
    <meta:user-defined meta:name="Mendeley_Bookmark_hvQE3pXExS_5" meta:value-type="string">article": "", "parse-names": false}, {"given": "Carl", "suffix": "", "family": "Beierkuhnlein", "dropping-particle": "", "non-dropping-particle": "", "parse-names": false}], "page": "1203-1212", "id": "ITEM-1", "DOI": "10.1111/j.1466-8238.2012.00772.x", "</meta:user-defined>
    <meta:user-defined meta:name="Mendeley_Bookmark_hvQE3pXExS_6" meta:value-type="string">ISBN": "1466-8238", "issued": {"date-parts": [["2012", "12", "17"]]}, "volume": "21", "ISSN": "1466822X", "issue": "12", "abstract": "Aim The relationship between geographic distance and similarity in\\nspecies composition is regularly used as a measure o</meta:user-defined>
    <meta:user-defined meta:name="Mendeley_Bookmark_hvQE3pXExS_7" meta:value-type="string">f species turnover\\nand beta diversity. Distancedecay analyses are applied, cited and\\ncompared despite the variable extent, and different grain sizes of\\nrecords (e.g. plots, islands, states) are regularly used within such\\nanalyses. Currently, diffe</meta:user-defined>
    <meta:user-defined meta:name="Mendeley_Bookmark_hvQE3pXExS_8" meta:value-type="string">rences among distancedecay relationships that\\ncover different grain sizes and extents are attributed to ecological\\nprocesses that are suspected to operate differently over varying extents\\nand grain sizes. We assess whether the implicit assumption th</meta:user-defined>
    <meta:user-defined meta:name="Mendeley_Bookmark_hvQE3pXExS_9" meta:value-type="string">at the\\ndistancedecay relation is independent of grain size and study extent is\\nvalid, or whether sampling design could be the underlying cause for\\nobserved differences. Location An artificial one-dimensional landscape.\\nMethods The distancedecay re</meta:user-defined>
    <meta:user-defined meta:name="Mendeley_Bookmark_i9ghjL70Ly_1" meta:value-type="string">ADDIN CSL_CITATION {"mendeley": {"previouslyFormattedCitation": "(Anderson &lt;i&gt;et al.&lt;/i&gt; 2011)", "formattedCitation": "(Anderson &lt;i&gt;et al.&lt;/i&gt; 2011)", "plainTextFormattedCitation": "(Anderson et al. 2011)"}, "citationItems": [{"uris": ["http://www.mendele</meta:user-defined>
    <meta:user-defined meta:name="Mendeley_Bookmark_i9ghjL70Ly_10" meta:value-type="string">": "", "family": "Swenson", "dropping-particle": "", "non-dropping-particle": "", "parse-names": false}], "issue": "1", "id": "ITEM-1", "DOI": "10.1111/j.1461-0248.2010.01552.x", "ISBN": "1461-0248 (Electronic)\\r1461-023X (Linking)", "issued": {"date-par</meta:user-defined>
    <meta:user-defined meta:name="Mendeley_Bookmark_i9ghjL70Ly_11" meta:value-type="string">ts": [["2011", "1"]]}, "volume": "14", "ISSN": "1461023X", "page": "19-28", "PMID": "21070562", "abstract": "A recent increase in studies of \u03b2 diversity has yielded a confusing array of concepts, measures and methods. Here, we provide a roadmap of th</meta:user-defined>
    <meta:user-defined meta:name="Mendeley_Bookmark_i9ghjL70Ly_12" meta:value-type="string">e most widely used and ecologically relevant approaches for analysis through a series of mission statements. We distinguish two types of \u03b2 diversity: directional turnover along a gradient vs. non-directional variation. Different measures emphasize di</meta:user-defined>
    <meta:user-defined meta:name="Mendeley_Bookmark_i9ghjL70Ly_13" meta:value-type="string">fferent properties of ecological data. Such properties include the degree of emphasis on presence/absence vs. relative abundance information and the inclusion vs. exclusion of joint absences. Judicious use of multiple measures in concert can uncover the u</meta:user-defined>
    <meta:user-defined meta:name="Mendeley_Bookmark_i9ghjL70Ly_14" meta:value-type="string">nderlying nature of patterns in \u03b2 diversity for a given dataset. A case study of Indonesian coral assemblages shows the utility of a multi-faceted approach. We advocate careful consideration of relevant questions, matched by appropriate analyses. The</meta:user-defined>
    <meta:user-defined meta:name="Mendeley_Bookmark_i9ghjL70Ly_15" meta:value-type="string"> rigorous application of null models will also help to reveal potential processes driving observed patterns in \u03b2 diversity.", "publisher": "Blackwell Publishing Ltd"}}], "schema": "https://github.com/citation-style-language/schema/raw/master/csl-cita</meta:user-defined>
    <meta:user-defined meta:name="Mendeley_Bookmark_i9ghjL70Ly_16" meta:value-type="string">tion.json", "properties": {"noteIndex": 0}}</meta:user-defined>
    <meta:user-defined meta:name="Mendeley_Bookmark_i9ghjL70Ly_2" meta:value-type="string">y.com/documents/?uuid=5251dce1-b0ce-3c16-87e6-efbcba5372a9"], "id": "ITEM-1", "itemData": {"container-title": "Ecology Letters", "type": "article-journal", "title": "Navigating the multiple meanings of \u03b2 diversity: A roadmap for the practicing ecolog</meta:user-defined>
    <meta:user-defined meta:name="Mendeley_Bookmark_i9ghjL70Ly_3" meta:value-type="string">ist", "author": [{"given": "Marti J.", "suffix": "", "family": "Anderson", "dropping-particle": "", "non-dropping-particle": "", "parse-names": false}, {"given": "Thomas O.", "suffix": "", "family": "Crist", "dropping-particle": "", "non-dropping-particle</meta:user-defined>
    <meta:user-defined meta:name="Mendeley_Bookmark_i9ghjL70Ly_4" meta:value-type="string">": "", "parse-names": false}, {"given": "Jonathan M.", "suffix": "", "family": "Chase", "dropping-particle": "", "non-dropping-particle": "", "parse-names": false}, {"given": "Mark", "suffix": "", "family": "Vellend", "dropping-particle": "", "non-droppin</meta:user-defined>
    <meta:user-defined meta:name="Mendeley_Bookmark_i9ghjL70Ly_5" meta:value-type="string">g-particle": "", "parse-names": false}, {"given": "Brian D.", "suffix": "", "family": "Inouye", "dropping-particle": "", "non-dropping-particle": "", "parse-names": false}, {"given": "Amy L.", "suffix": "", "family": "Freestone", "dropping-particle": "", </meta:user-defined>
    <meta:user-defined meta:name="Mendeley_Bookmark_i9ghjL70Ly_6" meta:value-type="string">"non-dropping-particle": "", "parse-names": false}, {"given": "Nathan J.", "suffix": "", "family": "Sanders", "dropping-particle": "", "non-dropping-particle": "", "parse-names": false}, {"given": "Howard", "suffix": "", "family": "Cornell", "dropping-par</meta:user-defined>
    <meta:user-defined meta:name="Mendeley_Bookmark_i9ghjL70Ly_7" meta:value-type="string">ticle": "V.", "non-dropping-particle": "", "parse-names": false}, {"given": "Liza S.", "suffix": "", "family": "Comita", "dropping-particle": "", "non-dropping-particle": "", "parse-names": false}, {"given": "Kendi F.", "suffix": "", "family": "Davies", "</meta:user-defined>
    <meta:user-defined meta:name="Mendeley_Bookmark_i9ghjL70Ly_8" meta:value-type="string">dropping-particle": "", "non-dropping-particle": "", "parse-names": false}, {"given": "Susan P.", "suffix": "", "family": "Harrison", "dropping-particle": "", "non-dropping-particle": "", "parse-names": false}, {"given": "Nathan J. B.", "suffix": "", "fam</meta:user-defined>
    <meta:user-defined meta:name="Mendeley_Bookmark_i9ghjL70Ly_9" meta:value-type="string">ily": "Kraft", "dropping-particle": "", "non-dropping-particle": "", "parse-names": false}, {"given": "James C.", "suffix": "", "family": "Stegen", "dropping-particle": "", "non-dropping-particle": "", "parse-names": false}, {"given": "Nathan G.", "suffix</meta:user-defined>
    <meta:user-defined meta:name="Mendeley_Bookmark_jfd1T9XHb3_1" meta:value-type="string">ADDIN CSL_CITATION {"mendeley": {"previouslyFormattedCitation": "(Soininen &lt;i&gt;et al.&lt;/i&gt; 2013)", "formattedCitation": "(Soininen &lt;i&gt;et al.&lt;/i&gt; 2013)", "plainTextFormattedCitation": "(Soininen et al. 2013)"}, "citationItems": [{"uris": ["http://www.mendele</meta:user-defined>
    <meta:user-defined meta:name="Mendeley_Bookmark_jfd1T9XHb3_10" meta:value-type="string">ls), followed by phyto- (24.2%) and zooplankton (38.1%). The occurrences of taxa within all planktonic groups were related to climatic variables to a certain degree, but bacteria showed the strongest associations with the climatic variables. Moreover, zoo</meta:user-defined>
    <meta:user-defined meta:name="Mendeley_Bookmark_jfd1T9XHb3_11" meta:value-type="string">plankton occurrences were more related to biotic variables than the occurrences of smaller taxa, while phytoplankton occurrences were more related to water chemistry. We conclude that the occurrences of planktonic taxa are highly unpredictable and that st</meta:user-defined>
    <meta:user-defined meta:name="Mendeley_Bookmark_jfd1T9XHb3_12" meta:value-type="string">ochasticity in occurrences is negatively related to the organism size perhaps due to efficient dispersal and fast population dynamics among the smallest taxa."}}], "schema": "https://github.com/citation-style-language/schema/raw/master/csl-citation.json",</meta:user-defined>
    <meta:user-defined meta:name="Mendeley_Bookmark_jfd1T9XHb3_13" meta:value-type="string"> "properties": {"noteIndex": 0}}</meta:user-defined>
    <meta:user-defined meta:name="Mendeley_Bookmark_jfd1T9XHb3_2" meta:value-type="string">y.com/documents/?uuid=1faee999-72b9-3dcc-91d4-301976af18a8"], "id": "ITEM-1", "itemData": {"container-title": "Ecology", "type": "article-journal", "title": "Stochastic species distributions are driven by organism size", "author": [{"given": "Janne", "suf</meta:user-defined>
    <meta:user-defined meta:name="Mendeley_Bookmark_jfd1T9XHb3_3" meta:value-type="string">fix": "", "family": "Soininen", "dropping-particle": "", "non-dropping-particle": "", "parse-names": false}, {"given": "Jenni J.", "suffix": "", "family": "Korhonen", "dropping-particle": "", "non-dropping-particle": "", "parse-names": false}, {"given": "</meta:user-defined>
    <meta:user-defined meta:name="Mendeley_Bookmark_jfd1T9XHb3_4" meta:value-type="string">Miska", "suffix": "", "family": "Luoto", "dropping-particle": "", "non-dropping-particle": "", "parse-names": false}], "issue": "3", "id": "ITEM-1", "DOI": "10.1890/12-0777.1", "ISBN": "0012-9658", "issued": {"date-parts": [["2013"]]}, "volume": "94", "IS</meta:user-defined>
    <meta:user-defined meta:name="Mendeley_Bookmark_jfd1T9XHb3_5" meta:value-type="string">SN": "00129658", "page": "660-670", "PMID": "23687892", "abstract": "The strengths of environmental drivers and biotic interactions are expected to show large variability across organism groups. We tested two ideas related to the degree of ecological dete</meta:user-defined>
    <meta:user-defined meta:name="Mendeley_Bookmark_jfd1T9XHb3_6" meta:value-type="string">rminism vs. stochasticity using a large data set comprising bacterio-, phyto-, and zooplankton. We expected that (1) there are predictable, size-driven differences in the degree to which planktonic taxa respond to different drivers such as water chemistry</meta:user-defined>
    <meta:user-defined meta:name="Mendeley_Bookmark_jfd1T9XHb3_7" meta:value-type="string">, biotic interactions, and climatic variables; and (2) species distribution models show lowest predictive performance for the smallest taxa due to the stochastic distributions of microbes. Generalized linear models (GLMs), generalized additive models (GAM</meta:user-defined>
    <meta:user-defined meta:name="Mendeley_Bookmark_jfd1T9XHb3_8" meta:value-type="string">s), and generalized boosted methods (GBMs) were constructed for 84 species to model their occurrence as a function of eight predictors. Predictive performance was measured as the area under the curve (AUC) of the receiver-operating characteristic plot and</meta:user-defined>
    <meta:user-defined meta:name="Mendeley_Bookmark_jfd1T9XHb3_9" meta:value-type="string"> true skill statistic (TSS) using independent model evaluation data. We found that the model performances were typically remarkably low for all planktonic groups. The proportion of satisfactory models (AUC &gt; 0.7) was lowest for bacteria (11.1% of the mode</meta:user-defined>
    <meta:user-defined meta:name="Mendeley_Bookmark_jvRFFxRMBr_1" meta:value-type="string">ADDIN CSL_CITATION {"mendeley": {"previouslyFormattedCitation": "(R Developement Core Team 2016; Lajeunesse 2016)", "formattedCitation": "(R Developement Core Team 2016; Lajeunesse 2016)", "plainTextFormattedCitation": "(R Developement Core Team 2016; Laj</meta:user-defined>
    <meta:user-defined meta:name="Mendeley_Bookmark_jvRFFxRMBr_10" meta:value-type="string">ncies among multiple effect sizes (e.g. with a common control, phylogenetic correlations); and finally, summaries that replicate analyses and outputs from widely used but no longer updated meta-analysis software. * Research synthesis practices are vital t</meta:user-defined>
    <meta:user-defined meta:name="Mendeley_Bookmark_jvRFFxRMBr_11" meta:value-type="string">o many disciplines in the sciences, including ecology and evolutionary biology, and metagear aims to enrich the scope, quality and reproducibility of what can be achieved with the systematic review and meta-analysis of research outcomes.", "volume": "7", </meta:user-defined>
    <meta:user-defined meta:name="Mendeley_Bookmark_jvRFFxRMBr_12" meta:value-type="string">"ISSN": "2041210X", "page": "323-330", "PMID": "17637840", "issued": {"date-parts": [["2016", "3"]]}}}, {"uris": ["http://www.mendeley.com/documents/?uuid=73e9f0bd-0046-4f9f-bcc4-4e19c0c0eeb7"], "id": "ITEM-2", "itemData": {"container-title": "R Foundatio</meta:user-defined>
    <meta:user-defined meta:name="Mendeley_Bookmark_jvRFFxRMBr_13" meta:value-type="string">n for Statistical Computing, Vienna, Austria", "type": "webpage", "title": "R: A Language and Environment for Statistical Computing", "author": [{"given": "", "suffix": "", "family": "R Developement Core Team", "dropping-particle": "", "non-dropping-parti</meta:user-defined>
    <meta:user-defined meta:name="Mendeley_Bookmark_jvRFFxRMBr_14" meta:value-type="string">cle": "", "parse-names": false}], "PMID": "16106260", "id": "ITEM-2", "DOI": "10.1007/978-3-540-74686-7", "URL": "https://www.r-project.org/", "ISBN": "3900051070", "abstract": "R Foundation for Statistical Computing, Vienna, Austria. ISBN 3-900051-07-0, </meta:user-defined>
    <meta:user-defined meta:name="Mendeley_Bookmark_jvRFFxRMBr_15" meta:value-type="string">URL http://www.R-project.org/.", "ISSN": "16000706", "publisher-place": "Vienna, Austria", "issued": {"date-parts": [["2016"]]}}}], "schema": "https://github.com/citation-style-language/schema/raw/master/csl-citation.json", "properties": {"noteIndex": 0}}</meta:user-defined>
    <meta:user-defined meta:name="Mendeley_Bookmark_jvRFFxRMBr_2" meta:value-type="string">eunesse 2016)"}, "citationItems": [{"uris": ["http://www.mendeley.com/documents/?uuid=eade96b7-3055-32d7-9953-b23e02f3be1a"], "id": "ITEM-1", "itemData": {"container-title": "Methods in Ecology and Evolution", "type": "article-journal", "title": "Facilita</meta:user-defined>
    <meta:user-defined meta:name="Mendeley_Bookmark_jvRFFxRMBr_3" meta:value-type="string">ting systematic reviews, data extraction and meta-analysis with the metagear package for R", "author": [{"given": "Marc J.", "suffix": "", "family": "Lajeunesse", "dropping-particle": "", "non-dropping-particle": "", "parse-names": false}], "issue": "3", </meta:user-defined>
    <meta:user-defined meta:name="Mendeley_Bookmark_jvRFFxRMBr_4" meta:value-type="string">"id": "ITEM-1", "DOI": "10.1111/2041-210X.12472", "editor": [{"given": "Richard", "suffix": "", "family": "Fitzjohn", "dropping-particle": "", "non-dropping-particle": "", "parse-names": false}], "ISBN": "2041-210X", "abstract": "* The r package ecosystem</meta:user-defined>
    <meta:user-defined meta:name="Mendeley_Bookmark_jvRFFxRMBr_5" meta:value-type="string"> is rich in tools for the statistics of meta-analysis. However, there are few resources available to facilitate research synthesis as a whole. * Here, I present the metagear package for r. It is a comprehensive, multifunctional toolbox with capabilities a</meta:user-defined>
    <meta:user-defined meta:name="Mendeley_Bookmark_jvRFFxRMBr_6" meta:value-type="string">imed to cover much of the research synthesis taxonomy: from applying a systematic review approach to objectively assemble and screen the literature, to extracting data from studies, and to finally summarize and analyse these data with the statistics of me</meta:user-defined>
    <meta:user-defined meta:name="Mendeley_Bookmark_jvRFFxRMBr_7" meta:value-type="string">ta-analysis. * Current functionalities of metagear include the following: an abstract screener GUI to efficiently sieve bibliographic information from large numbers of candidate studies; tools to assign screening effort across multiple collaborators/revie</meta:user-defined>
    <meta:user-defined meta:name="Mendeley_Bookmark_jvRFFxRMBr_8" meta:value-type="string">wers and to assess inter-reviewer reliability using kappa statistics; PDF downloader to automate the retrieval of journal articles from online data bases; automated data extractions from scatter-plots, box-plots and bar-plots; PRISMA flow diagrams; simple</meta:user-defined>
    <meta:user-defined meta:name="Mendeley_Bookmark_jvRFFxRMBr_9" meta:value-type="string"> imputation tools to fill gaps in incomplete or missing study parameters; generation of random-effects sizes for Hedges' d, log response ratio, odds ratio and correlation coefficients for Monte Carlo experiments; covariance equations for modelling depende</meta:user-defined>
    <meta:user-defined meta:name="Mendeley_Bookmark_kGbDp2deCk_1" meta:value-type="string">ADDIN CSL_CITATION {"mendeley": {"manualFormatting": "Baselga and Orme 201", "previouslyFormattedCitation": "(Baselga &amp; Orme 2012)", "formattedCitation": "(Baselga &amp; Orme 2012)", "plainTextFormattedCitation": "(Baselga &amp; Orme 2012)"}, "citationItems": [{"</meta:user-defined>
    <meta:user-defined meta:name="Mendeley_Bookmark_kGbDp2deCk_2" meta:value-type="string">uris": ["http://www.mendeley.com/documents/?uuid=ca062050-44da-3f72-b45a-852bb561c691"], "id": "ITEM-1", "itemData": {"container-title": "Methods in Ecology and Evolution", "type": "article-journal", "title": "betapart: an R package for the study of beta </meta:user-defined>
    <meta:user-defined meta:name="Mendeley_Bookmark_kGbDp2deCk_3" meta:value-type="string">diversity", "author": [{"given": "Andr\u00e9s", "suffix": "", "family": "Baselga", "dropping-particle": "", "non-dropping-particle": "", "parse-names": false}, {"given": "C. David L", "suffix": "", "family": "Orme", "dropping-particle": "", "non-dropping-</meta:user-defined>
    <meta:user-defined meta:name="Mendeley_Bookmark_kGbDp2deCk_4" meta:value-type="string">particle": "", "parse-names": false}], "page": "808-812", "id": "ITEM-1", "DOI": "10.1111/j.2041-210X.2012.00224.x", "ISBN": "2041-210X", "issued": {"date-parts": [["2012", "10"]]}, "volume": "3", "ISSN": "2041210X", "issue": "5", "abstract": "1.Beta dive</meta:user-defined>
    <meta:user-defined meta:name="Mendeley_Bookmark_kGbDp2deCk_5" meta:value-type="string">rsity, that is, the variation in species composition among sites, can be the result of species replacement between sites (turnover) and species loss from site to site (nestedness). 2.We present betapart, an R package for computing total dissimilarity as S</meta:user-defined>
    <meta:user-defined meta:name="Mendeley_Bookmark_kGbDp2deCk_6" meta:value-type="string">\u00f8rensen or Jaccard indices, as well as their respective turnover and nestedness components. 3.betapart allows the assessment of spatial patterns of beta diversity using multiple-site dissimilarity measures accounting for compositional heterogeneity a</meta:user-defined>
    <meta:user-defined meta:name="Mendeley_Bookmark_kGbDp2deCk_7" meta:value-type="string">cross several sites or pairwise measures providing distance matrices accounting for the multivariate structure of dissimilarity. 4.betapart also allows computing patterns of temporal difference in assemblage composition, and its turnover and nestedness co</meta:user-defined>
    <meta:user-defined meta:name="Mendeley_Bookmark_kGbDp2deCk_8" meta:value-type="string">mponents. 5.Several example analyses are shown, using the data included in the package, to illustrate the relevance of separating the turnover and nestedness components of beta diversity to infer different mechanisms behind biodiversity patterns.", "publi</meta:user-defined>
    <meta:user-defined meta:name="Mendeley_Bookmark_kGbDp2deCk_9" meta:value-type="string">sher": "Blackwell Publishing Ltd"}}], "schema": "https://github.com/citation-style-language/schema/raw/master/csl-citation.json", "properties": {"noteIndex": 0}}</meta:user-defined>
    <meta:user-defined meta:name="Mendeley_Bookmark_kWdNdmHzWe_1" meta:value-type="string">ADDIN CSL_CITATION {"mendeley": {"previouslyFormattedCitation": "(Hong &lt;i&gt;et al.&lt;/i&gt; 2006; Galand &lt;i&gt;et al.&lt;/i&gt; 2009; Locey &amp; Lennon 2016)", "formattedCitation": "(Hong &lt;i&gt;et al.&lt;/i&gt; 2006; Galand &lt;i&gt;et al.&lt;/i&gt; 2009; Locey &amp; Lennon 2016)", "plainTextFormat</meta:user-defined>
    <meta:user-defined meta:name="Mendeley_Bookmark_kWdNdmHzWe_10" meta:value-type="string">ities from various locations of the Arctic Ocean showed that rare phylotypes did not have a cosmopolitan distribution but, rather, followed patterns similar to those of the most abundant members of the community and of the entire community. The abundance </meta:user-defined>
    <meta:user-defined meta:name="Mendeley_Bookmark_kWdNdmHzWe_11" meta:value-type="string">distributions of rare and abundant phylotypes were different, following a log-series and log-normal model, respectively, and the taxonomic composition of the rare biosphere was similar to the composition of the abundant phylotypes. We conclude that the ra</meta:user-defined>
    <meta:user-defined meta:name="Mendeley_Bookmark_kWdNdmHzWe_12" meta:value-type="string">re biosphere has a biogeography and that its tremendous diversity is most likely subjected to ecological processes such as selection, speciation, and extinction.", "publisher": "National Academy of Sciences"}}, {"uris": ["http://www.mendeley.com/documents</meta:user-defined>
    <meta:user-defined meta:name="Mendeley_Bookmark_kWdNdmHzWe_13" meta:value-type="string">/?uuid=3b1410ed-dbfe-323f-8106-c0cfa32763df"], "id": "ITEM-2", "itemData": {"container-title": "Proceedings of the National Academy of Sciences of the United States of America", "type": "article-journal", "title": "Predicting microbial species richness", </meta:user-defined>
    <meta:user-defined meta:name="Mendeley_Bookmark_kWdNdmHzWe_14" meta:value-type="string">"author": [{"given": "Sun Hee", "suffix": "", "family": "Hong", "dropping-particle": "", "non-dropping-particle": "", "parse-names": false}, {"given": "John", "suffix": "", "family": "Bunge", "dropping-particle": "", "non-dropping-particle": "", "parse-na</meta:user-defined>
    <meta:user-defined meta:name="Mendeley_Bookmark_kWdNdmHzWe_15" meta:value-type="string">mes": false}, {"given": "Sun Ok", "suffix": "", "family": "Jeon", "dropping-particle": "", "non-dropping-particle": "", "parse-names": false}, {"given": "Slava S", "suffix": "", "family": "Epstein", "dropping-particle": "", "non-dropping-particle": "", "p</meta:user-defined>
    <meta:user-defined meta:name="Mendeley_Bookmark_kWdNdmHzWe_16" meta:value-type="string">arse-names": false}], "issue": "1", "id": "ITEM-2", "DOI": "10.1073/pnas.0507245102", "ISBN": "0027-8424", "issued": {"date-parts": [["2006", "1", "3"]]}, "volume": "103", "ISSN": "00278424", "page": "117-122", "PMID": "16368757", "abstract": "Microorgani</meta:user-defined>
    <meta:user-defined meta:name="Mendeley_Bookmark_kWdNdmHzWe_17" meta:value-type="string">sms are spectacularly diverse phylogenetically, but available\\nestimates of their species richness are vague and problematic. For\\nexample, for comparable environments, the estimated numbers of species\\nrange from a few dozen or hundreds to tens of tho</meta:user-defined>
    <meta:user-defined meta:name="Mendeley_Bookmark_kWdNdmHzWe_18" meta:value-type="string">usands and even\\nhalf a million. Such estimates provide no baseline information on\\neither local or global microbial species richness. We argue that\\nthis uncertainty is due in large part to the way statistical tools\\nare used, if not indeed misused, </meta:user-defined>
    <meta:user-defined meta:name="Mendeley_Bookmark_kWdNdmHzWe_19" meta:value-type="string">in biodiversity research. Here we\\ndevelop a powerful synthetic statistical approach to quantify biodiversity.\\nIt provides statistically sound estimates of microbial richness at\\nany level of taxonomic hierarchy. We apply this approach to a large\\nor</meta:user-defined>
    <meta:user-defined meta:name="Mendeley_Bookmark_kWdNdmHzWe_2" meta:value-type="string">tedCitation": "(Hong et al. 2006; Galand et al. 2009; Locey &amp; Lennon 2016)"}, "citationItems": [{"uris": ["http://www.mendeley.com/documents/?uuid=bf206a68-a818-3c16-bc96-663d424038b1"], "id": "ITEM-1", "itemData": {"container-title": "Proceedings of the </meta:user-defined>
    <meta:user-defined meta:name="Mendeley_Bookmark_kWdNdmHzWe_20" meta:value-type="string">iginal 16S rRNA dataset on marine bacterial diversity and show\\nthat the number of bacterial species in a sample from marine sediments\\nis (2.4 +/- 0.5 SE) x 103. We argue that our methodology provides\\nestimates of microbial richness that are reliable</meta:user-defined>
    <meta:user-defined meta:name="Mendeley_Bookmark_kWdNdmHzWe_21" meta:value-type="string"> and general, have\\nbiologically meaningful SEs, and meet other fundamental statistical\\nstandards. This approach can be an essential tool in biodiversity\\nresearch, and the estimates of microbial richness presented here\\ncan serve as a baseline in mi</meta:user-defined>
    <meta:user-defined meta:name="Mendeley_Bookmark_kWdNdmHzWe_22" meta:value-type="string">crobial diversity studies", "publisher": "National Academy of Sciences"}}, {"uris": ["http://www.mendeley.com/documents/?uuid=68880482-303e-4d04-9728-b5dad9696ef7"], "id": "ITEM-3", "itemData": {"container-title": "Proceedings of the National Academy of S</meta:user-defined>
    <meta:user-defined meta:name="Mendeley_Bookmark_kWdNdmHzWe_23" meta:value-type="string">ciences", "type": "article-journal", "ISSN": "0027-8424", "title": "Scaling laws predict global microbial diversity", "author": [{"given": "Kenneth J.", "suffix": "", "family": "Locey", "dropping-particle": "", "non-dropping-particle": "", "parse-names": </meta:user-defined>
    <meta:user-defined meta:name="Mendeley_Bookmark_kWdNdmHzWe_24" meta:value-type="string">false}, {"given": "Jay T.", "suffix": "", "family": "Lennon", "dropping-particle": "", "non-dropping-particle": "", "parse-names": false}], "page": "201521291", "id": "ITEM-3", "DOI": "10.1073/pnas.1521291113", "abstract": "SignificanceEcological scaling </meta:user-defined>
    <meta:user-defined meta:name="Mendeley_Bookmark_kWdNdmHzWe_25" meta:value-type="string">laws are intensively studied for their predictive power and universal nature but often fail to unify biodiversity across domains of life. Using a global-scale compilation of microbial and macrobial data, we uncover relationships of commonness and rarity t</meta:user-defined>
    <meta:user-defined meta:name="Mendeley_Bookmark_kWdNdmHzWe_26" meta:value-type="string">hat scale with abundance at similar rates for microorganisms and macroscopic plants and animals. We then show a unified scaling law that predicts the abundance of dominant species across 30 orders of magnitude to the scale of all microorganisms on Earth. </meta:user-defined>
    <meta:user-defined meta:name="Mendeley_Bookmark_kWdNdmHzWe_27" meta:value-type="string">Using this scaling law combined with the lognormal model of biodiversity, we predict that Earth is home to as many as 1 trillion (1012) microbial species. Scaling laws underpin unifying theories of biodiversity and are among the most predictively powerful</meta:user-defined>
    <meta:user-defined meta:name="Mendeley_Bookmark_kWdNdmHzWe_28" meta:value-type="string"> relationships in biology. However, scaling laws developed for plants and animals often go untested or fail to hold for microorganisms. As a result, it is unclear whether scaling laws of biodiversity will span evolutionarily distant domains of life that e</meta:user-defined>
    <meta:user-defined meta:name="Mendeley_Bookmark_kWdNdmHzWe_29" meta:value-type="string">ncompass all modes of metabolism and scales of abundance. Using a global-scale compilation of [~]35,000 sites and [~]5.6*106 species, including the largest ever inventory of high-throughput molecular data and one of the largest compilations of plant and a</meta:user-defined>
    <meta:user-defined meta:name="Mendeley_Bookmark_kWdNdmHzWe_3" meta:value-type="string">National Academy of Sciences of the United States of America", "type": "article-journal", "title": "Ecology of the rare microbial biosphere of the Arctic Ocean.", "author": [{"given": "Pierre E", "suffix": "", "family": "Galand", "dropping-particle": "", </meta:user-defined>
    <meta:user-defined meta:name="Mendeley_Bookmark_kWdNdmHzWe_30" meta:value-type="string">nimal community data, we show similar rates of scaling in commonness and rarity across microorganisms and macroscopic plants and animals. We document a universal dominance scaling law that holds across 30 orders of magnitude, an unprecedented expanse that</meta:user-defined>
    <meta:user-defined meta:name="Mendeley_Bookmark_kWdNdmHzWe_31" meta:value-type="string"> predicts the abundance of dominant ocean bacteria. In combining this scaling law with the lognormal model of biodiversity, we predict that Earth is home to upward of 1 trillion (1012) microbial species. Microbial biodiversity seems greater than ever anti</meta:user-defined>
    <meta:user-defined meta:name="Mendeley_Bookmark_kWdNdmHzWe_32" meta:value-type="string">cipated yet predictable from the smallest to the largest microbiome.", "issued": {"date-parts": [["2016", "5", "2"]]}}}], "schema": "https://github.com/citation-style-language/schema/raw/master/csl-citation.json", "properties": {"noteIndex": 0}}</meta:user-defined>
    <meta:user-defined meta:name="Mendeley_Bookmark_kWdNdmHzWe_4" meta:value-type="string">"non-dropping-particle": "", "parse-names": false}, {"given": "Emilio O", "suffix": "", "family": "Casamayor", "dropping-particle": "", "non-dropping-particle": "", "parse-names": false}, {"given": "David L", "suffix": "", "family": "Kirchman", "dropping-</meta:user-defined>
    <meta:user-defined meta:name="Mendeley_Bookmark_kWdNdmHzWe_5" meta:value-type="string">particle": "", "non-dropping-particle": "", "parse-names": false}, {"given": "Connie", "suffix": "", "family": "Lovejoy", "dropping-particle": "", "non-dropping-particle": "", "parse-names": false}], "issue": "52", "id": "ITEM-1", "DOI": "10.1073/pnas.090</meta:user-defined>
    <meta:user-defined meta:name="Mendeley_Bookmark_kWdNdmHzWe_6" meta:value-type="string">8284106", "ISBN": "1091-6490 (Electronic)\\r0027-8424 (Linking)", "issued": {"date-parts": [["2009", "12", "29"]]}, "volume": "106", "ISSN": "1091-6490", "page": "22427-22432", "PMID": "20018741", "abstract": "Understanding the role of microbes in the oce</meta:user-defined>
    <meta:user-defined meta:name="Mendeley_Bookmark_kWdNdmHzWe_7" meta:value-type="string">ans has focused on taxa that occur in high abundance; yet most of the marine microbial diversity is largely determined by a long tail of low-abundance taxa. This rare biosphere may have a cosmopolitan distribution because of high dispersal and low loss ra</meta:user-defined>
    <meta:user-defined meta:name="Mendeley_Bookmark_kWdNdmHzWe_8" meta:value-type="string">tes, and possibly represents a source of phylotypes that become abundant when environmental conditions change. However, the true ecological role of rare marine microorganisms is still not known. Here, we use pyrosequencing to describe the structure and co</meta:user-defined>
    <meta:user-defined meta:name="Mendeley_Bookmark_kWdNdmHzWe_9" meta:value-type="string">mposition of the rare biosphere and to test whether it represents cosmopolitan taxa or whether, similar to abundant phylotypes, the rare community has a biogeography. Our examination of 740,353 16S rRNA gene sequences from 32 bacterial and archaeal commun</meta:user-defined>
    <meta:user-defined meta:name="Mendeley_Bookmark_lUqLCAIcZ0_1" meta:value-type="string">ADDIN CSL_CITATION {"mendeley": {"previouslyFormattedCitation": "(Ramette &amp; Tiedje 2007; Bissett &lt;i&gt;et al.&lt;/i&gt; 2010)", "formattedCitation": "(Ramette &amp; Tiedje 2007; Bissett &lt;i&gt;et al.&lt;/i&gt; 2010)", "plainTextFormattedCitation": "(Ramette &amp; Tiedje 2007; Bisse</meta:user-defined>
    <meta:user-defined meta:name="Mendeley_Bookmark_lUqLCAIcZ0_10" meta:value-type="string">history (dispersal and survival ability). Geographic distance had no influence over community structure for organisms known to have survival stages, but the converse was true for organisms thought to be less hardy. Community function (substrate utilizatio</meta:user-defined>
    <meta:user-defined meta:name="Mendeley_Bookmark_lUqLCAIcZ0_11" meta:value-type="string">n) was also shown to be highly correlated with community structure, but not to abiotic factors, suggesting nonstochastic determinants of community structure are important Our results support the view that bacterial soil communities are constrained by both</meta:user-defined>
    <meta:user-defined meta:name="Mendeley_Bookmark_lUqLCAIcZ0_12" meta:value-type="string"> edaphic factors and geographic distance and further show that the relative importance of such constraints depends critically on the taxonomic resolution used to evaluate spatio-temporal patterns of microbial diversity, as well as life history of the grou</meta:user-defined>
    <meta:user-defined meta:name="Mendeley_Bookmark_lUqLCAIcZ0_13" meta:value-type="string">ps being investigated, much as is the case for macro-organisms."}}, {"uris": ["http://www.mendeley.com/documents/?uuid=32962cf9-904b-46f5-bf96-119222a06593"], "id": "ITEM-2", "itemData": {"container-title": "Microbial ecology", "type": "article-journal", </meta:user-defined>
    <meta:user-defined meta:name="Mendeley_Bookmark_lUqLCAIcZ0_14" meta:value-type="string">"title": "Biogeography: an emerging cornerstone for understanding prokaryotic diversity, ecology, and evolution.", "author": [{"given": "Alban", "suffix": "", "family": "Ramette", "dropping-particle": "", "non-dropping-particle": "", "parse-names": false}</meta:user-defined>
    <meta:user-defined meta:name="Mendeley_Bookmark_lUqLCAIcZ0_15" meta:value-type="string">, {"given": "James M", "suffix": "", "family": "Tiedje", "dropping-particle": "", "non-dropping-particle": "", "parse-names": false}], "issue": "2", "id": "ITEM-2", "DOI": "10.1007/s00248-005-5010-2", "issued": {"date-parts": [["2007", "2"]]}, "volume": "</meta:user-defined>
    <meta:user-defined meta:name="Mendeley_Bookmark_lUqLCAIcZ0_16" meta:value-type="string">53", "ISSN": "0095-3628", "page": "197-207", "PMID": "17106806", "abstract": "New questions about microbial ecology and diversity combined with significant improvement in the resolving power of molecular tools have helped the reemergence of the field of p</meta:user-defined>
    <meta:user-defined meta:name="Mendeley_Bookmark_lUqLCAIcZ0_17" meta:value-type="string">rokaryotic biogeography. Here, we show that biogeography may constitute a cornerstone approach to study diversity patterns at different taxonomic levels in the prokaryotic world. Fundamental processes leading to the formation of biogeographic patterns are</meta:user-defined>
    <meta:user-defined meta:name="Mendeley_Bookmark_lUqLCAIcZ0_18" meta:value-type="string"> examined in an evolutionary and ecological context. Based on different evolutionary scenarios, biogeographic patterns are thus posited to consist of dramatic range expansion or regression events that would be the results of evolutionary and ecological fo</meta:user-defined>
    <meta:user-defined meta:name="Mendeley_Bookmark_lUqLCAIcZ0_19" meta:value-type="string">rces at play at the genotype level. The deterministic or random nature of those underlying processes is, however, questioned in light of recent surveys. Such scenarios led us to predict the existence of particular genes whose presence or polymorphism woul</meta:user-defined>
    <meta:user-defined meta:name="Mendeley_Bookmark_lUqLCAIcZ0_2" meta:value-type="string">tt et al. 2010)"}, "citationItems": [{"uris": ["http://www.mendeley.com/documents/?uuid=5d0faa8d-36b6-48d2-8d78-abe394ea567a"], "id": "ITEM-1", "itemData": {"container-title": "Molecular Ecology", "type": "article-journal", "title": "Life history determin</meta:user-defined>
    <meta:user-defined meta:name="Mendeley_Bookmark_lUqLCAIcZ0_20" meta:value-type="string">d be associated with cosmopolitan taxa. Furthermore, several conceptual and methodological pitfalls that could hamper future developments of the field are identified, and future approaches and new lines of investigation are suggested."}}], "schema": "http</meta:user-defined>
    <meta:user-defined meta:name="Mendeley_Bookmark_lUqLCAIcZ0_21" meta:value-type="string">s://github.com/citation-style-language/schema/raw/master/csl-citation.json", "properties": {"noteIndex": 0}}</meta:user-defined>
    <meta:user-defined meta:name="Mendeley_Bookmark_lUqLCAIcZ0_3" meta:value-type="string">es biogeographical patterns of soil bacterial communities over multiple spatial scales", "author": [{"given": "A.", "suffix": "", "family": "Bissett", "dropping-particle": "", "non-dropping-particle": "", "parse-names": false}, {"given": "A. E.", "suffix"</meta:user-defined>
    <meta:user-defined meta:name="Mendeley_Bookmark_lUqLCAIcZ0_4" meta:value-type="string">: "", "family": "Richardson", "dropping-particle": "", "non-dropping-particle": "", "parse-names": false}, {"given": "G.", "suffix": "", "family": "Baker", "dropping-particle": "", "non-dropping-particle": "", "parse-names": false}, {"given": "S.", "suffi</meta:user-defined>
    <meta:user-defined meta:name="Mendeley_Bookmark_lUqLCAIcZ0_5" meta:value-type="string">x": "", "family": "Wakelin", "dropping-particle": "", "non-dropping-particle": "", "parse-names": false}, {"given": "P. H.", "suffix": "", "family": "Thrall", "dropping-particle": "", "non-dropping-particle": "", "parse-names": false}], "issue": "19", "id</meta:user-defined>
    <meta:user-defined meta:name="Mendeley_Bookmark_lUqLCAIcZ0_6" meta:value-type="string">": "ITEM-1", "DOI": "10.1111/j.1365-294X.2010.04804.x", "ISBN": "0962-1083", "issued": {"date-parts": [["2010", "9", "9"]]}, "volume": "19", "ISSN": "09621083", "page": "4315-4327", "PMID": "25241408", "abstract": "The extent to which the distribution of </meta:user-defined>
    <meta:user-defined meta:name="Mendeley_Bookmark_lUqLCAIcZ0_7" meta:value-type="string">soil bacteria is controlled by local environment vs. spatial factors (e.g. dispersal, colonization limitation, evolutionary events) is poorly understood and widely debated. Our understanding of biogeographic controls in microbial communities is likely ham</meta:user-defined>
    <meta:user-defined meta:name="Mendeley_Bookmark_lUqLCAIcZ0_8" meta:value-type="string">pered by the enormous environmental variability encountered across spatial scales and the broad diversity of microbial life histories. Here, we constrained environmental factors (soil chemistry, climate, above-ground plant community) to investigate the sp</meta:user-defined>
    <meta:user-defined meta:name="Mendeley_Bookmark_lUqLCAIcZ0_9" meta:value-type="string">ecific influence of space, by fitting all other variables first, on bacterial communities in soils over distances from m to 102 km. We found strong evidence for a spatial component to bacterial community structure that varies with scale and organism life </meta:user-defined>
    <meta:user-defined meta:name="Mendeley_Bookmark_laI4Xqktvx_1" meta:value-type="string">ADDIN CSL_CITATION {"mendeley": {"previouslyFormattedCitation": "(Baas Becking 1934)", "formattedCitation": "(Baas Becking 1934)", "plainTextFormattedCitation": "(Baas Becking 1934)"}, "citationItems": [{"uris": ["http://www.mendeley.com/documents/?uuid=4</meta:user-defined>
    <meta:user-defined meta:name="Mendeley_Bookmark_laI4Xqktvx_2" meta:value-type="string">435fcd1-e7ec-4266-91f7-1553c0c64f74"], "id": "ITEM-1", "itemData": {"type": "book", "title": "Geobiologie of inleiding tot de milieukunde", "author": [{"given": "L. G. M.", "suffix": "", "family": "Baas Becking", "dropping-particle": "", "non-dropping-par</meta:user-defined>
    <meta:user-defined meta:name="Mendeley_Bookmark_laI4Xqktvx_3" meta:value-type="string">ticle": "", "parse-names": false}], "id": "ITEM-1", "publisher-place": "The Hague, Netherlands", "issued": {"date-parts": [["1934"]]}, "publisher": "W.P. Van Stockum &amp; Zoon"}}], "schema": "https://github.com/citation-style-language/schema/raw/master/csl-c</meta:user-defined>
    <meta:user-defined meta:name="Mendeley_Bookmark_laI4Xqktvx_4" meta:value-type="string">itation.json", "properties": {"noteIndex": 0}}</meta:user-defined>
    <meta:user-defined meta:name="Mendeley_Bookmark_laQED42dLu_1" meta:value-type="string">ADDIN CSL_CITATION {"mendeley": {"previouslyFormattedCitation": "(van Dorst &lt;i&gt;et al.&lt;/i&gt; 2014)", "formattedCitation": "(van Dorst &lt;i&gt;et al.&lt;/i&gt; 2014)", "plainTextFormattedCitation": "(van Dorst et al. 2014)"}, "citationItems": [{"uris": ["http://www.mend</meta:user-defined>
    <meta:user-defined meta:name="Mendeley_Bookmark_laQED42dLu_10" meta:value-type="string">igations with sequencing remains an expensive and time-consuming option. As a result, many microbial ecology investigations continue to suffer from a lack of appropriate replication. We evaluated two fingerprinting approaches - terminal restriction fragme</meta:user-defined>
    <meta:user-defined meta:name="Mendeley_Bookmark_laQED42dLu_11" meta:value-type="string">nt length polymorphism (T-RFLP) and automated ribosomal intergenic spacer analysis (ARISA) against 454 pyrosequencing, by applying them to 225 polar soil samples from East Antarctica and the high Arctic. By incorporating local and global spatial scales in</meta:user-defined>
    <meta:user-defined meta:name="Mendeley_Bookmark_laQED42dLu_12" meta:value-type="string">to the dataset, our aim was to determine whether various approaches differed in their ability and hence utility, to identify ecological patterns. Through the reduction in the 454 sequencing data to the most dominant OTUs, we revealed that a surprisingly s</meta:user-defined>
    <meta:user-defined meta:name="Mendeley_Bookmark_laQED42dLu_13" meta:value-type="string">mall proportion of abundant OTUs (&lt; 0.25%) was driving the biological patterns observed. Overall, ARISA and T-RFLP had a similar capacity as sequencing to separate samples according to distance at a local scale, and to correlate environmental variables wi</meta:user-defined>
    <meta:user-defined meta:name="Mendeley_Bookmark_laQED42dLu_14" meta:value-type="string">th microbial community structure. Pyrosequencing had a greater resolution at the global scale but all methods were capable of significantly differentiating the polar sites. We conclude fingerprinting remains a legitimate approach to generating large datas</meta:user-defined>
    <meta:user-defined meta:name="Mendeley_Bookmark_laQED42dLu_15" meta:value-type="string">ets as well as a cost-effective rapid method to identify samples for elucidating taxonomic information or diversity estimates with sequencing methods."}}], "schema": "https://github.com/citation-style-language/schema/raw/master/csl-citation.json", "proper</meta:user-defined>
    <meta:user-defined meta:name="Mendeley_Bookmark_laQED42dLu_16" meta:value-type="string">ties": {"noteIndex": 0}}</meta:user-defined>
    <meta:user-defined meta:name="Mendeley_Bookmark_laQED42dLu_2" meta:value-type="string">eley.com/documents/?uuid=876933e5-5b26-3bca-a17a-c77192eb6621"], "id": "ITEM-1", "itemData": {"container-title": "FEMS Microbiology Ecology", "type": "article-journal", "title": "Community fingerprinting in a sequencing world", "author": [{"given": "Josie</meta:user-defined>
    <meta:user-defined meta:name="Mendeley_Bookmark_laQED42dLu_3" meta:value-type="string">", "suffix": "", "family": "Dorst", "dropping-particle": "", "non-dropping-particle": "van", "parse-names": false}, {"given": "Andrew", "suffix": "", "family": "Bissett", "dropping-particle": "", "non-dropping-particle": "", "parse-names": false}, {"given</meta:user-defined>
    <meta:user-defined meta:name="Mendeley_Bookmark_laQED42dLu_4" meta:value-type="string">": "Anne S.", "suffix": "", "family": "Palmer", "dropping-particle": "", "non-dropping-particle": "", "parse-names": false}, {"given": "Mark", "suffix": "", "family": "Brown", "dropping-particle": "", "non-dropping-particle": "", "parse-names": false}, {"</meta:user-defined>
    <meta:user-defined meta:name="Mendeley_Bookmark_laQED42dLu_5" meta:value-type="string">given": "Ian", "suffix": "", "family": "Snape", "dropping-particle": "", "non-dropping-particle": "", "parse-names": false}, {"given": "Jonathan S.", "suffix": "", "family": "Stark", "dropping-particle": "", "non-dropping-particle": "", "parse-names": fal</meta:user-defined>
    <meta:user-defined meta:name="Mendeley_Bookmark_laQED42dLu_6" meta:value-type="string">se}, {"given": "Ben", "suffix": "", "family": "Raymond", "dropping-particle": "", "non-dropping-particle": "", "parse-names": false}, {"given": "John", "suffix": "", "family": "McKinlay", "dropping-particle": "", "non-dropping-particle": "", "parse-names"</meta:user-defined>
    <meta:user-defined meta:name="Mendeley_Bookmark_laQED42dLu_7" meta:value-type="string">: false}, {"given": "Mukan", "suffix": "", "family": "Ji", "dropping-particle": "", "non-dropping-particle": "", "parse-names": false}, {"given": "Tristrom", "suffix": "", "family": "Winsley", "dropping-particle": "", "non-dropping-particle": "", "parse-n</meta:user-defined>
    <meta:user-defined meta:name="Mendeley_Bookmark_laQED42dLu_8" meta:value-type="string">ames": false}, {"given": "Belinda C.", "suffix": "", "family": "Ferrari", "dropping-particle": "", "non-dropping-particle": "", "parse-names": false}], "issue": "2", "id": "ITEM-1", "DOI": "10.1111/1574-6941.12308", "ISBN": "1574-6941 (Electronic)\\r0168-</meta:user-defined>
    <meta:user-defined meta:name="Mendeley_Bookmark_laQED42dLu_9" meta:value-type="string">6496 (Linking)", "issued": {"date-parts": [["2014", "8"]]}, "volume": "89", "ISSN": "15746941", "page": "316-330", "PMID": "24580036", "abstract": "Despite decreasing costs, generating large-scale, well-replicated and multivariate microbial ecology invest</meta:user-defined>
    <meta:user-defined meta:name="Mendeley_Bookmark_mhaDYXX0oP_1" meta:value-type="string">ADDIN CSL_CITATION {"mendeley": {"manualFormatting": "Chao et al. (2005)", "previouslyFormattedCitation": "(Chao &lt;i&gt;et al.&lt;/i&gt; 2005)", "formattedCitation": "(Chao &lt;i&gt;et al.&lt;/i&gt; 2005)", "plainTextFormattedCitation": "(Chao et al. 2005)"}, "citationItems": </meta:user-defined>
    <meta:user-defined meta:name="Mendeley_Bookmark_mhaDYXX0oP_2" meta:value-type="string">[{"uris": ["http://www.mendeley.com/documents/?uuid=d826a703-4db2-394d-8e93-97671fb791c6"], "id": "ITEM-1", "itemData": {"container-title": "Ecology Letters", "id": "ITEM-1", "title": "A new statistical approach for assessing similarity of species composi</meta:user-defined>
    <meta:user-defined meta:name="Mendeley_Bookmark_mhaDYXX0oP_3" meta:value-type="string">tion with incidence and abundance data", "author": [{"given": "Anne", "suffix": "", "family": "Chao", "dropping-particle": "", "non-dropping-particle": "", "parse-names": false}, {"given": "Robin L.", "suffix": "", "family": "Chazdon", "dropping-particle"</meta:user-defined>
    <meta:user-defined meta:name="Mendeley_Bookmark_mhaDYXX0oP_4" meta:value-type="string">: "", "non-dropping-particle": "", "parse-names": false}, {"given": "Robert K.", "suffix": "", "family": "Colwell", "dropping-particle": "", "non-dropping-particle": "", "parse-names": false}, {"given": "Tsung-Jen", "suffix": "", "family": "Shen", "droppi</meta:user-defined>
    <meta:user-defined meta:name="Mendeley_Bookmark_mhaDYXX0oP_5" meta:value-type="string">ng-particle": "", "non-dropping-particle": "", "parse-names": false}], "issue": "2", "type": "article-journal", "DOI": "10.1111/j.1461-0248.2004.00707.x", "volume": "8", "ISSN": "1461023X", "page": "148-159", "issued": {"date-parts": [["2005", "12", "17"]</meta:user-defined>
    <meta:user-defined meta:name="Mendeley_Bookmark_mhaDYXX0oP_6" meta:value-type="string">]}, "publisher": "Blackwell Science Ltd"}}], "schema": "https://github.com/citation-style-language/schema/raw/master/csl-citation.json", "properties": {"noteIndex": 0}}</meta:user-defined>
    <meta:user-defined meta:name="Mendeley_Bookmark_mxaRLMkEMq_1" meta:value-type="string">ADDIN CSL_CITATION {"mendeley": {"previouslyFormattedCitation": "(Wilkinson &lt;i&gt;et al.&lt;/i&gt; 2012)", "formattedCitation": "(Wilkinson &lt;i&gt;et al.&lt;/i&gt; 2012)", "plainTextFormattedCitation": "(Wilkinson et al. 2012)"}, "citationItems": [{"uris": ["http://www.mend</meta:user-defined>
    <meta:user-defined meta:name="Mendeley_Bookmark_mxaRLMkEMq_10" meta:value-type="string">ameter of 20 mu m wind dispersal of virtual microbes between continents becomes increasingly unlikely, and it does not occur at all (within our simulated 1-year period) for those of 60 mu m diameter. Within our simulation, the success of small microbes in</meta:user-defined>
    <meta:user-defined meta:name="Mendeley_Bookmark_mxaRLMkEMq_11" meta:value-type="string"> long-distance dispersal is due both to their greater abundance and to their longer time in the atmosphere - once airborne - compared with larger microbes."}}], "schema": "https://github.com/citation-style-language/schema/raw/master/csl-citation.json", "p</meta:user-defined>
    <meta:user-defined meta:name="Mendeley_Bookmark_mxaRLMkEMq_12" meta:value-type="string">roperties": {"noteIndex": 0}}</meta:user-defined>
    <meta:user-defined meta:name="Mendeley_Bookmark_mxaRLMkEMq_2" meta:value-type="string">eley.com/documents/?uuid=70909717-286f-415d-9ea4-4bc968703ea5"], "id": "ITEM-1", "itemData": {"container-title": "Journal of Biogeography", "type": "article-journal", "title": "Modelling the effect of size on the aerial dispersal of microorganisms", "auth</meta:user-defined>
    <meta:user-defined meta:name="Mendeley_Bookmark_mxaRLMkEMq_3" meta:value-type="string">or": [{"given": "David M.", "suffix": "", "family": "Wilkinson", "dropping-particle": "", "non-dropping-particle": "", "parse-names": false}, {"given": "Symeon", "suffix": "", "family": "Koumoutsaris", "dropping-particle": "", "non-dropping-particle": "",</meta:user-defined>
    <meta:user-defined meta:name="Mendeley_Bookmark_mxaRLMkEMq_4" meta:value-type="string"> "parse-names": false}, {"given": "Edward A D", "suffix": "", "family": "Mitchell", "dropping-particle": "", "non-dropping-particle": "", "parse-names": false}, {"given": "Isabelle", "suffix": "", "family": "Bey", "dropping-particle": "", "non-dropping-pa</meta:user-defined>
    <meta:user-defined meta:name="Mendeley_Bookmark_mxaRLMkEMq_5" meta:value-type="string">rticle": "", "parse-names": false}], "page": "89-97", "id": "ITEM-1", "DOI": "10.1111/j.1365-2699.2011.02569.x", "ISBN": "0305-0270", "issued": {"date-parts": [["2012", "1", "17"]]}, "volume": "39", "ISSN": "03050270", "issue": "1", "abstract": "Aim We in</meta:user-defined>
    <meta:user-defined meta:name="Mendeley_Bookmark_mxaRLMkEMq_6" meta:value-type="string">vestigate the long-standing question of whether the small size of microbes allows most microbial species to colonize all suitable sites around the globe or whether their ranges are limited by opportunities for dispersal. In this study we use a modelling a</meta:user-defined>
    <meta:user-defined meta:name="Mendeley_Bookmark_mxaRLMkEMq_7" meta:value-type="string">pproach to investigate the effect of size on the probability of between-continent dispersal using virtual microorganisms in a global model of the Earths atmosphere. Location Global. Methods We use a computer model of global atmospheric circulation to inve</meta:user-defined>
    <meta:user-defined meta:name="Mendeley_Bookmark_mxaRLMkEMq_8" meta:value-type="string">stigate the effect of microbe size (effective diameters of 9, 20, 40 and 60 mu m) on the probability of aerial dispersal. Results We found that for smaller microbes, once airborne, dispersal is remarkably successful over a 1-year period. The most striking</meta:user-defined>
    <meta:user-defined meta:name="Mendeley_Bookmark_mxaRLMkEMq_9" meta:value-type="string"> results are the extensive within-hemisphere distribution of virtual microbes of 9 and 20 mu m diameter and the lack of dispersal between the Northern and Southern Hemispheres during the year-long time-scale of our simulations. Main conclusions Above a di</meta:user-defined>
    <meta:user-defined meta:name="Mendeley_Bookmark_nFUKqjqX97_1" meta:value-type="string">ADDIN CSL_CITATION {"mendeley": {"previouslyFormattedCitation": "(Wilkinson &lt;i&gt;et al.&lt;/i&gt; 2012)", "formattedCitation": "(Wilkinson &lt;i&gt;et al.&lt;/i&gt; 2012)", "plainTextFormattedCitation": "(Wilkinson et al. 2012)"}, "citationItems": [{"uris": ["http://www.mend</meta:user-defined>
    <meta:user-defined meta:name="Mendeley_Bookmark_nFUKqjqX97_10" meta:value-type="string">ameter of 20 mu m wind dispersal of virtual microbes between continents becomes increasingly unlikely, and it does not occur at all (within our simulated 1-year period) for those of 60 mu m diameter. Within our simulation, the success of small microbes in</meta:user-defined>
    <meta:user-defined meta:name="Mendeley_Bookmark_nFUKqjqX97_11" meta:value-type="string"> long-distance dispersal is due both to their greater abundance and to their longer time in the atmosphere - once airborne - compared with larger microbes."}}], "schema": "https://github.com/citation-style-language/schema/raw/master/csl-citation.json", "p</meta:user-defined>
    <meta:user-defined meta:name="Mendeley_Bookmark_nFUKqjqX97_12" meta:value-type="string">roperties": {"noteIndex": 0}}</meta:user-defined>
    <meta:user-defined meta:name="Mendeley_Bookmark_nFUKqjqX97_2" meta:value-type="string">eley.com/documents/?uuid=70909717-286f-415d-9ea4-4bc968703ea5"], "id": "ITEM-1", "itemData": {"container-title": "Journal of Biogeography", "type": "article-journal", "title": "Modelling the effect of size on the aerial dispersal of microorganisms", "auth</meta:user-defined>
    <meta:user-defined meta:name="Mendeley_Bookmark_nFUKqjqX97_3" meta:value-type="string">or": [{"given": "David M.", "suffix": "", "family": "Wilkinson", "dropping-particle": "", "non-dropping-particle": "", "parse-names": false}, {"given": "Symeon", "suffix": "", "family": "Koumoutsaris", "dropping-particle": "", "non-dropping-particle": "",</meta:user-defined>
    <meta:user-defined meta:name="Mendeley_Bookmark_nFUKqjqX97_4" meta:value-type="string"> "parse-names": false}, {"given": "Edward A D", "suffix": "", "family": "Mitchell", "dropping-particle": "", "non-dropping-particle": "", "parse-names": false}, {"given": "Isabelle", "suffix": "", "family": "Bey", "dropping-particle": "", "non-dropping-pa</meta:user-defined>
    <meta:user-defined meta:name="Mendeley_Bookmark_nFUKqjqX97_5" meta:value-type="string">rticle": "", "parse-names": false}], "page": "89-97", "id": "ITEM-1", "DOI": "10.1111/j.1365-2699.2011.02569.x", "ISBN": "0305-0270", "issued": {"date-parts": [["2012", "1", "17"]]}, "volume": "39", "ISSN": "03050270", "issue": "1", "abstract": "Aim We in</meta:user-defined>
    <meta:user-defined meta:name="Mendeley_Bookmark_nFUKqjqX97_6" meta:value-type="string">vestigate the long-standing question of whether the small size of microbes allows most microbial species to colonize all suitable sites around the globe or whether their ranges are limited by opportunities for dispersal. In this study we use a modelling a</meta:user-defined>
    <meta:user-defined meta:name="Mendeley_Bookmark_nFUKqjqX97_7" meta:value-type="string">pproach to investigate the effect of size on the probability of between-continent dispersal using virtual microorganisms in a global model of the Earths atmosphere. Location Global. Methods We use a computer model of global atmospheric circulation to inve</meta:user-defined>
    <meta:user-defined meta:name="Mendeley_Bookmark_nFUKqjqX97_8" meta:value-type="string">stigate the effect of microbe size (effective diameters of 9, 20, 40 and 60 mu m) on the probability of aerial dispersal. Results We found that for smaller microbes, once airborne, dispersal is remarkably successful over a 1-year period. The most striking</meta:user-defined>
    <meta:user-defined meta:name="Mendeley_Bookmark_nFUKqjqX97_9" meta:value-type="string"> results are the extensive within-hemisphere distribution of virtual microbes of 9 and 20 mu m diameter and the lack of dispersal between the Northern and Southern Hemispheres during the year-long time-scale of our simulations. Main conclusions Above a di</meta:user-defined>
    <meta:user-defined meta:name="Mendeley_Bookmark_nlcqJg60bq_1" meta:value-type="string">ADDIN CSL_CITATION {"mendeley": {"previouslyFormattedCitation": "(Joung &lt;i&gt;et al.&lt;/i&gt; 2017)", "formattedCitation": "(Joung &lt;i&gt;et al.&lt;/i&gt; 2017)", "plainTextFormattedCitation": "(Joung et al. 2017)"}, "citationItems": [{"uris": ["http://www.mendeley.com/doc</meta:user-defined>
    <meta:user-defined meta:name="Mendeley_Bookmark_nlcqJg60bq_2" meta:value-type="string">uments/?uuid=886e73a4-7059-3553-84e0-7af8003f05b7"], "id": "ITEM-1", "itemData": {"container-title": "Nature Communications", "type": "article-journal", "title": "Bioaerosol generation by raindrops on soil", "author": [{"given": "Young Soo", "suffix": "",</meta:user-defined>
    <meta:user-defined meta:name="Mendeley_Bookmark_nlcqJg60bq_3" meta:value-type="string"> "family": "Joung", "dropping-particle": "", "non-dropping-particle": "", "parse-names": false}, {"given": "Zhifei", "suffix": "", "family": "Ge", "dropping-particle": "", "non-dropping-particle": "", "parse-names": false}, {"given": "Cullen R", "suffix":</meta:user-defined>
    <meta:user-defined meta:name="Mendeley_Bookmark_nlcqJg60bq_4" meta:value-type="string"> "", "family": "Buie", "dropping-particle": "", "non-dropping-particle": "", "parse-names": false}], "PMID": "28267145", "id": "ITEM-1", "DOI": "10.1038/ncomms14668", "issued": {"date-parts": [["2017", "3", "7"]]}, "volume": "8", "ISSN": "2041-1723", "pag</meta:user-defined>
    <meta:user-defined meta:name="Mendeley_Bookmark_nlcqJg60bq_5" meta:value-type="string">e": "14668", "abstract": "Aerosolized microorganisms may play an important role in climate change, disease transmission, water and soil contaminants, and geographic migration of microbes. While it is known that bioaerosols are generated when bubbles break</meta:user-defined>
    <meta:user-defined meta:name="Mendeley_Bookmark_nlcqJg60bq_6" meta:value-type="string"> on the surface of water containing microbes, it is largely unclear how viable soil-based microbes are transferred to the atmosphere. Here we report a previously unknown mechanism by which rain disperses soil bacteria into the air. Bubbles, tens of microm</meta:user-defined>
    <meta:user-defined meta:name="Mendeley_Bookmark_nlcqJg60bq_7" meta:value-type="string">etres in size, formed inside the raindrops disperse micro-droplets containing soil bacteria during raindrop impingement. A single raindrop can transfer 0.01% of bacteria on the soil surface and the bacteria can survive more than one hour after the aerosol</meta:user-defined>
    <meta:user-defined meta:name="Mendeley_Bookmark_nlcqJg60bq_8" meta:value-type="string"> generation process. This work further reveals that bacteria transfer by rain is highly dependent on the regional soil profile and climate conditions.", "publisher": "Nature Publishing Group"}}], "schema": "https://github.com/citation-style-language/schem</meta:user-defined>
    <meta:user-defined meta:name="Mendeley_Bookmark_nlcqJg60bq_9" meta:value-type="string">a/raw/master/csl-citation.json", "properties": {"noteIndex": 0}}</meta:user-defined>
    <meta:user-defined meta:name="Mendeley_Bookmark_oK0YtKVIqE_1" meta:value-type="string">ADDIN CSL_CITATION {"mendeley": {"previouslyFormattedCitation": "(Hubbell 2001)", "formattedCitation": "(Hubbell 2001)", "plainTextFormattedCitation": "(Hubbell 2001)"}, "citationItems": [{"uris": ["http://www.mendeley.com/documents/?uuid=d2ebb5a0-e4e1-44</meta:user-defined>
    <meta:user-defined meta:name="Mendeley_Bookmark_oK0YtKVIqE_10" meta:value-type="string">rs."}}], "schema": "https://github.com/citation-style-language/schema/raw/master/csl-citation.json", "properties": {"noteIndex": 0}}</meta:user-defined>
    <meta:user-defined meta:name="Mendeley_Bookmark_oK0YtKVIqE_2" meta:value-type="string">47-bb84-88824c045098"], "id": "ITEM-1", "itemData": {"type": "book", "publisher": "Princeton University Press", "title": "The Unified Neutral Theory of Biodiversity and Biogeography", "author": [{"given": "Stephen P.", "suffix": "", "family": "Hubbell", "</meta:user-defined>
    <meta:user-defined meta:name="Mendeley_Bookmark_oK0YtKVIqE_3" meta:value-type="string">dropping-particle": "", "non-dropping-particle": "", "parse-names": false}], "number-of-pages": "375", "id": "ITEM-1", "issued": {"date-parts": [["2001"]]}, "ISBN": "0691021287", "abstract": "Despite its supreme importance and the threat of its global cra</meta:user-defined>
    <meta:user-defined meta:name="Mendeley_Bookmark_oK0YtKVIqE_4" meta:value-type="string">sh, biodiversity remains poorly understood both empirically and theoretically. This ambitious book presents a new, general neutral theory to explain the origin, maintenance, and loss of biodiversity in a biogeographic context. Until now biogeography (the </meta:user-defined>
    <meta:user-defined meta:name="Mendeley_Bookmark_oK0YtKVIqE_5" meta:value-type="string">study of the geographic distribution of species) and biodiversity (the study of species richness and relative species abundance) have had largely disjunct intellectual histories. In this book, Stephen Hubbell develops a formal mathematical theory that uni</meta:user-defined>
    <meta:user-defined meta:name="Mendeley_Bookmark_oK0YtKVIqE_6" meta:value-type="string">fies these two fields. When a speciation process is incorporated into Robert H. MacArthur and Edward O. Wilson's now classical theory of island biogeography, the generalized theory predicts the existence of a universal, dimensionless biodiversity number. </meta:user-defined>
    <meta:user-defined meta:name="Mendeley_Bookmark_oK0YtKVIqE_7" meta:value-type="string">In the theory, this fundamental biodiversity number, together with the migration or dispersal rate, completely determines the steady-state distribution of species richness and relative species abundance on local to large geographic spatial scales and shor</meta:user-defined>
    <meta:user-defined meta:name="Mendeley_Bookmark_oK0YtKVIqE_8" meta:value-type="string">t-term to evolutionary time scales. Although neutral, Hubbell's theory is nevertheless able to generate many nonobvious, testable, and remarkably accurate quantitative predictions about biodiversity and biogeography. In many ways Hubbell's theory is the e</meta:user-defined>
    <meta:user-defined meta:name="Mendeley_Bookmark_oK0YtKVIqE_9" meta:value-type="string">cological analog to the neutral theory of genetic drift in genetics. The unified neutral theory of biogeography and biodiversity should stimulate research in new theoretical and empirical directions by ecologists, evolutionary biologists, and biogeographe</meta:user-defined>
    <meta:user-defined meta:name="Mendeley_Bookmark_oWrey5XdC0_1" meta:value-type="string">ADDIN CSL_CITATION {"mendeley": {"previouslyFormattedCitation": "(Nekola &amp; White 1999)", "formattedCitation": "(Nekola &amp; White 1999)", "plainTextFormattedCitation": "(Nekola &amp; White 1999)"}, "citationItems": [{"uris": ["http://www.mendeley.com/documents/?</meta:user-defined>
    <meta:user-defined meta:name="Mendeley_Bookmark_oWrey5XdC0_10" meta:value-type="string"> species of intermediate frequency had 2.0 times higher distance decay rates than common species. The rate of distance decay was 2.7 times higher for floras from the fragmented Appalachians than for floras from the contiguous boreal forest. Main conclusio</meta:user-defined>
    <meta:user-defined meta:name="Mendeley_Bookmark_oWrey5XdC0_11" meta:value-type="string">ns The distance decay of similarity can be caused by either a decrease in environmental similarity with distance (e.g. climatic gradients) or by limits to dispersal and niche width differences among taxa. Regardless of cause, the distance decay of similar</meta:user-defined>
    <meta:user-defined meta:name="Mendeley_Bookmark_oWrey5XdC0_12" meta:value-type="string">ity provides a simple descriptor of how biological diversity is distributed and therefore has consequences for conservation strategy."}}], "schema": "https://github.com/citation-style-language/schema/raw/master/csl-citation.json", "properties": {"noteInde</meta:user-defined>
    <meta:user-defined meta:name="Mendeley_Bookmark_oWrey5XdC0_13" meta:value-type="string">x": 0}}</meta:user-defined>
    <meta:user-defined meta:name="Mendeley_Bookmark_oWrey5XdC0_2" meta:value-type="string">uuid=8fca5d31-0bcc-471c-b0bb-6982020a5fe0"], "id": "ITEM-1", "itemData": {"container-title": "Journal of Biogeography", "type": "article-journal", "title": "The distance decay of similarity in biogeography and ecology", "author": [{"given": "Jeffrey C.", </meta:user-defined>
    <meta:user-defined meta:name="Mendeley_Bookmark_oWrey5XdC0_3" meta:value-type="string">"suffix": "", "family": "Nekola", "dropping-particle": "", "non-dropping-particle": "", "parse-names": false}, {"given": "Peter S.", "suffix": "", "family": "White", "dropping-particle": "", "non-dropping-particle": "", "parse-names": false}], "issue": "4</meta:user-defined>
    <meta:user-defined meta:name="Mendeley_Bookmark_oWrey5XdC0_4" meta:value-type="string">", "id": "ITEM-1", "DOI": "10.1046/j.1365-2699.1999.00305.x", "ISBN": "0305-0270", "issued": {"date-parts": [["1999", "7"]]}, "volume": "26", "ISSN": "03050270", "page": "867-878", "PMID": "1745", "abstract": "Aim Our aim was to understand how similarity </meta:user-defined>
    <meta:user-defined meta:name="Mendeley_Bookmark_oWrey5XdC0_5" meta:value-type="string">changes with distance in biological communities, to use the distance decay perspective as quantitative technique to describe biogeographic pattern, and to explore whether growth form, dispersal type, rarity, or support affected the rate of distance decay </meta:user-defined>
    <meta:user-defined meta:name="Mendeley_Bookmark_oWrey5XdC0_6" meta:value-type="string">in similarity. Location North American spruce-fir forests, Appalachian montane spruce-fir forests. Methods We estimated rates of distance decay through regression of log-transformed compositional similarity against distance for pairwise comparisons of thi</meta:user-defined>
    <meta:user-defined meta:name="Mendeley_Bookmark_oWrey5XdC0_7" meta:value-type="string">rty-four white spruce plots and twenty-six black spruce plots distributed from eastern Canada to Alaska, six regional floras along the crest of the Appalachians, and six regional floras along the east\u2013west extent of the boreal forest. Results Similar</meta:user-defined>
    <meta:user-defined meta:name="Mendeley_Bookmark_oWrey5XdC0_8" meta:value-type="string">ity decreased significantly with distance, with the most linear models relating the log of similarity to untransformed distance. The rate of similarity decay was 1.5\u20131.9 times higher for vascular plants than for bryophytes. The rate of distance decay</meta:user-defined>
    <meta:user-defined meta:name="Mendeley_Bookmark_oWrey5XdC0_9" meta:value-type="string"> was highest for berry-fruited and nut-bearing species (1.7 times higher than plumose-seeded species and 1.9 times higher than microseeded/spore species) and 2.1 times higher for herbs than woody plants. There was no distance decay for rare species, while</meta:user-defined>
    <meta:user-defined meta:name="Mendeley_Bookmark_ov0506zuUb_1" meta:value-type="string">ADDIN CSL_CITATION {"mendeley": {"previouslyFormattedCitation": "(Legendre &lt;i&gt;et al.&lt;/i&gt; 2015)", "formattedCitation": "(Legendre &lt;i&gt;et al.&lt;/i&gt; 2015)", "plainTextFormattedCitation": "(Legendre et al. 2015)"}, "citationItems": [{"uris": ["http://www.mendele</meta:user-defined>
    <meta:user-defined meta:name="Mendeley_Bookmark_ov0506zuUb_10" meta:value-type="string">antel test (H1: small values of D1 correspond to small values of D2 and large values of D1 to large values of D2) do not hold in most cases, except when spatial correlation extends over the whole study area. Using extensive simulations of spatially correl</meta:user-defined>
    <meta:user-defined meta:name="Mendeley_Bookmark_ov0506zuUb_11" meta:value-type="string">ated data involving different representations of geographic relationships, we show that the power of the Mantel test is always lower than that of distance-based Moran's eigenvector map (dbMEM) analysis and that the Mantel R2 is always smaller than in dbME</meta:user-defined>
    <meta:user-defined meta:name="Mendeley_Bookmark_ov0506zuUb_12" meta:value-type="string">M analysis, and uninterpretable. These simulation results are novel contributions to the Mantel debate. We also show that regression on a geographic distance matrix does not remove the spatial structure from response data and does not produce spatially un</meta:user-defined>
    <meta:user-defined meta:name="Mendeley_Bookmark_ov0506zuUb_13" meta:value-type="string">correlated residuals. * Our main conclusion is that Mantel tests should be restricted to questions that, in the domain of application, only concern dissimilarity matrices, and are not derived from questions that can be formulated as the analysis of the ve</meta:user-defined>
    <meta:user-defined meta:name="Mendeley_Bookmark_ov0506zuUb_14" meta:value-type="string">ctors and matrices from which one can compute dissimilarity matrices.", "volume": "6", "ISSN": "2041-210X", "issue": "11", "issued": {"date-parts": [["2015", "7", "25"]]}}}], "schema": "https://github.com/citation-style-language/schema/raw/master/csl-cita</meta:user-defined>
    <meta:user-defined meta:name="Mendeley_Bookmark_ov0506zuUb_15" meta:value-type="string">tion.json", "properties": {"noteIndex": 0}}</meta:user-defined>
    <meta:user-defined meta:name="Mendeley_Bookmark_ov0506zuUb_2" meta:value-type="string">y.com/documents/?uuid=c55624d0-2ee3-49e2-9c54-a8f9c9f0c319"], "id": "ITEM-1", "itemData": {"container-title": "Methods in Ecology and Evolution", "type": "article-journal", "title": "Should the Mantel test be used in spatial analysis?", "author": [{"given</meta:user-defined>
    <meta:user-defined meta:name="Mendeley_Bookmark_ov0506zuUb_3" meta:value-type="string">": "Pierre", "suffix": "", "family": "Legendre", "dropping-particle": "", "non-dropping-particle": "", "parse-names": false}, {"given": "Marie-Jos\u00e9e", "suffix": "", "family": "Fortin", "dropping-particle": "", "non-dropping-particle": "", "parse-name</meta:user-defined>
    <meta:user-defined meta:name="Mendeley_Bookmark_ov0506zuUb_4" meta:value-type="string">s": false}, {"given": "Daniel", "suffix": "", "family": "Borcard", "dropping-particle": "", "non-dropping-particle": "", "parse-names": false}], "page": "1239-1247", "id": "ITEM-1", "DOI": "10.1111/2041-210X.12425", "editor": [{"given": "Pedro", "suffix":</meta:user-defined>
    <meta:user-defined meta:name="Mendeley_Bookmark_ov0506zuUb_5" meta:value-type="string"> "", "family": "Peres-Neto", "dropping-particle": "", "non-dropping-particle": "", "parse-names": false}], "ISBN": "2041-210X", "abstract": "* The Mantel test is widely used in biology, including landscape ecology and genetics, to detect spatial structure</meta:user-defined>
    <meta:user-defined meta:name="Mendeley_Bookmark_ov0506zuUb_6" meta:value-type="string">s in data or control for spatial correlation in the relationship between two data sets, for example community composition and environment. The study demonstrates that this is an incorrect use of that test. * The null hypothesis of the Mantel test differs </meta:user-defined>
    <meta:user-defined meta:name="Mendeley_Bookmark_ov0506zuUb_7" meta:value-type="string">from that of correlation analysis; the statistics computed in the two types of analyses differ. We examined the basic assumptions of the Mantel test in spatial analysis and showed that they are not verified in most studies. We showed the consequences, in </meta:user-defined>
    <meta:user-defined meta:name="Mendeley_Bookmark_ov0506zuUb_8" meta:value-type="string">terms of power, of the mismatch between these assumptions and the Mantel testing procedure. * The Mantel test H0 is the absence of relationship between values in two dissimilarity matrices, not the independence between two random variables or data tables.</meta:user-defined>
    <meta:user-defined meta:name="Mendeley_Bookmark_ov0506zuUb_9" meta:value-type="string"> The Mantel R2 differs from the R2 of correlation, regression and canonical analysis; these two statistics cannot be reduced to one another. Using simulated data, we show that in spatial analysis, the assumptions of linearity and homoscedasticity of the M</meta:user-defined>
    <meta:user-defined meta:name="Mendeley_Bookmark_pLBfjZee9t_1" meta:value-type="string">ADDIN CSL_CITATION {"mendeley": {"previouslyFormattedCitation": "(Nekola &amp; White 1999)", "formattedCitation": "(Nekola &amp; White 1999)", "plainTextFormattedCitation": "(Nekola &amp; White 1999)"}, "citationItems": [{"uris": ["http://www.mendeley.com/documents/?</meta:user-defined>
    <meta:user-defined meta:name="Mendeley_Bookmark_pLBfjZee9t_10" meta:value-type="string"> species of intermediate frequency had 2.0 times higher distance decay rates than common species. The rate of distance decay was 2.7 times higher for floras from the fragmented Appalachians than for floras from the contiguous boreal forest. Main conclusio</meta:user-defined>
    <meta:user-defined meta:name="Mendeley_Bookmark_pLBfjZee9t_11" meta:value-type="string">ns The distance decay of similarity can be caused by either a decrease in environmental similarity with distance (e.g. climatic gradients) or by limits to dispersal and niche width differences among taxa. Regardless of cause, the distance decay of similar</meta:user-defined>
    <meta:user-defined meta:name="Mendeley_Bookmark_pLBfjZee9t_12" meta:value-type="string">ity provides a simple descriptor of how biological diversity is distributed and therefore has consequences for conservation strategy."}}], "schema": "https://github.com/citation-style-language/schema/raw/master/csl-citation.json", "properties": {"noteInde</meta:user-defined>
    <meta:user-defined meta:name="Mendeley_Bookmark_pLBfjZee9t_13" meta:value-type="string">x": 0}}</meta:user-defined>
    <meta:user-defined meta:name="Mendeley_Bookmark_pLBfjZee9t_2" meta:value-type="string">uuid=8fca5d31-0bcc-471c-b0bb-6982020a5fe0"], "id": "ITEM-1", "itemData": {"container-title": "Journal of Biogeography", "type": "article-journal", "title": "The distance decay of similarity in biogeography and ecology", "author": [{"given": "Jeffrey C.", </meta:user-defined>
    <meta:user-defined meta:name="Mendeley_Bookmark_pLBfjZee9t_3" meta:value-type="string">"suffix": "", "family": "Nekola", "dropping-particle": "", "non-dropping-particle": "", "parse-names": false}, {"given": "Peter S.", "suffix": "", "family": "White", "dropping-particle": "", "non-dropping-particle": "", "parse-names": false}], "issue": "4</meta:user-defined>
    <meta:user-defined meta:name="Mendeley_Bookmark_pLBfjZee9t_4" meta:value-type="string">", "id": "ITEM-1", "DOI": "10.1046/j.1365-2699.1999.00305.x", "ISBN": "0305-0270", "issued": {"date-parts": [["1999", "7"]]}, "volume": "26", "ISSN": "03050270", "page": "867-878", "PMID": "1745", "abstract": "Aim Our aim was to understand how similarity </meta:user-defined>
    <meta:user-defined meta:name="Mendeley_Bookmark_pLBfjZee9t_5" meta:value-type="string">changes with distance in biological communities, to use the distance decay perspective as quantitative technique to describe biogeographic pattern, and to explore whether growth form, dispersal type, rarity, or support affected the rate of distance decay </meta:user-defined>
    <meta:user-defined meta:name="Mendeley_Bookmark_pLBfjZee9t_6" meta:value-type="string">in similarity. Location North American spruce-fir forests, Appalachian montane spruce-fir forests. Methods We estimated rates of distance decay through regression of log-transformed compositional similarity against distance for pairwise comparisons of thi</meta:user-defined>
    <meta:user-defined meta:name="Mendeley_Bookmark_pLBfjZee9t_7" meta:value-type="string">rty-four white spruce plots and twenty-six black spruce plots distributed from eastern Canada to Alaska, six regional floras along the crest of the Appalachians, and six regional floras along the east\u2013west extent of the boreal forest. Results Similar</meta:user-defined>
    <meta:user-defined meta:name="Mendeley_Bookmark_pLBfjZee9t_8" meta:value-type="string">ity decreased significantly with distance, with the most linear models relating the log of similarity to untransformed distance. The rate of similarity decay was 1.5\u20131.9 times higher for vascular plants than for bryophytes. The rate of distance decay</meta:user-defined>
    <meta:user-defined meta:name="Mendeley_Bookmark_pLBfjZee9t_9" meta:value-type="string"> was highest for berry-fruited and nut-bearing species (1.7 times higher than plumose-seeded species and 1.9 times higher than microseeded/spore species) and 2.1 times higher for herbs than woody plants. There was no distance decay for rare species, while</meta:user-defined>
    <meta:user-defined meta:name="Mendeley_Bookmark_pVW7sHxcHq_1" meta:value-type="string">ADDIN CSL_CITATION {"mendeley": {"previouslyFormattedCitation": "(Finlay 2002; Finlay &amp; Fenchel 2004)", "formattedCitation": "(Finlay 2002; Finlay &amp; Fenchel 2004)", "plainTextFormattedCitation": "(Finlay 2002; Finlay &amp; Fenchel 2004)"}, "citationItems": [{</meta:user-defined>
    <meta:user-defined meta:name="Mendeley_Bookmark_pVW7sHxcHq_10" meta:value-type="string">eir required habitats are realised. This is a consequence of ubiquitous dispersal driven by huge population sizes, and the consequently low probability of local extinction. Organisms larger than 10 mm are much less abundant, and rarely cosmopolitan. The s</meta:user-defined>
    <meta:user-defined meta:name="Mendeley_Bookmark_pVW7sHxcHq_11" meta:value-type="string">upporting data, together with the discovery that the 1-10 mm size range accommodates a transition from cosmopolitan to regionally-restricted distribution, were derived from extensive inventories of eukaryotic species in a freshwater pond (1278 species), a</meta:user-defined>
    <meta:user-defined meta:name="Mendeley_Bookmark_pVW7sHxcHq_12" meta:value-type="string">nd a shallow marine bay (785 species). All accessible records were examined to establish the extent of global coverage by these species. Some groups of microbial eukaryotes are severely undersampled (e.g. naked amoebae; marine meiofauna in the southern he</meta:user-defined>
    <meta:user-defined meta:name="Mendeley_Bookmark_pVW7sHxcHq_13" meta:value-type="string">misphere) but this fails to weaken evidence that metapopulations of microbial eukaryotes are cosmopolitan."}}], "schema": "https://github.com/citation-style-language/schema/raw/master/csl-citation.json", "properties": {"noteIndex": 0}}</meta:user-defined>
    <meta:user-defined meta:name="Mendeley_Bookmark_pVW7sHxcHq_2" meta:value-type="string">"uris": ["http://www.mendeley.com/documents/?uuid=afaddefe-5aa5-4b3a-9274-c721119c7ad2"], "id": "ITEM-1", "itemData": {"container-title": "Science", "type": "article-journal", "title": "Global dispersal of free-living microbial eukaryote species.", "autho</meta:user-defined>
    <meta:user-defined meta:name="Mendeley_Bookmark_pVW7sHxcHq_3" meta:value-type="string">r": [{"given": "Bland J", "suffix": "", "family": "Finlay", "dropping-particle": "", "non-dropping-particle": "", "parse-names": false}], "issue": "5570", "id": "ITEM-1", "DOI": "10.1126/science.1070710", "ISBN": "1095-9203 (Electronic)\\n0036-8075 (Linki</meta:user-defined>
    <meta:user-defined meta:name="Mendeley_Bookmark_pVW7sHxcHq_4" meta:value-type="string">ng)", "issued": {"date-parts": [["2002", "5", "10"]]}, "volume": "296", "ISSN": "00368075", "page": "1061-1063", "PMID": "12004115", "abstract": "The abundance of individuals in microbial species is so large that dispersal is rarely (if ever) restricted b</meta:user-defined>
    <meta:user-defined meta:name="Mendeley_Bookmark_pVW7sHxcHq_5" meta:value-type="string">y geographical barriers. This \"ubiquitous\" dispersal requires an alternative view of the scale and dynamics of biodiversity at the microbial level, wherein global species number is relatively low and local species richness is always sufficient to drive </meta:user-defined>
    <meta:user-defined meta:name="Mendeley_Bookmark_pVW7sHxcHq_6" meta:value-type="string">ecosystem functions."}}, {"uris": ["http://www.mendeley.com/documents/?uuid=f9488a9d-9cc7-4821-b1f3-7c086177e984"], "id": "ITEM-2", "itemData": {"container-title": "Protist", "type": "article-journal", "title": "Cosmopolitan Metapopulations of Free-Living</meta:user-defined>
    <meta:user-defined meta:name="Mendeley_Bookmark_pVW7sHxcHq_7" meta:value-type="string"> Microbial Eukaryotes", "author": [{"given": "Bland J", "suffix": "", "family": "Finlay", "dropping-particle": "", "non-dropping-particle": "", "parse-names": false}, {"given": "Tom", "suffix": "", "family": "Fenchel", "dropping-particle": "", "non-droppi</meta:user-defined>
    <meta:user-defined meta:name="Mendeley_Bookmark_pVW7sHxcHq_8" meta:value-type="string">ng-particle": "", "parse-names": false}], "issue": "2", "id": "ITEM-2", "DOI": "1434-4610/04/155/02-237", "ISBN": "1434-4610", "issued": {"date-parts": [["2004", "6"]]}, "volume": "155", "ISSN": "1434-4610", "page": "237-244", "PMID": "15305798", "abstrac</meta:user-defined>
    <meta:user-defined meta:name="Mendeley_Bookmark_pVW7sHxcHq_9" meta:value-type="string">t": "Summary Metapopulations of macroscopic organisms tend to be geographically restricted, but free-living protists and other microbial eukaryotes present a different picture. Here we show that most organisms smaller than 1 mm occur worldwide wherever th</meta:user-defined>
    <meta:user-defined meta:name="Mendeley_Bookmark_qZnPui9rem_1" meta:value-type="string">ADDIN CSL_CITATION {"mendeley": {"previouslyFormattedCitation": "(McMurdie &amp; Holmes 2014)", "formattedCitation": "(McMurdie &amp; Holmes 2014)", "plainTextFormattedCitation": "(McMurdie &amp; Holmes 2014)"}, "citationItems": [{"uris": ["http://www.mendeley.com/do</meta:user-defined>
    <meta:user-defined meta:name="Mendeley_Bookmark_qZnPui9rem_10" meta:value-type="string">ative Binomial methods with a recently-described zero-inflated Gaussian mixture, implemented in a package called metagenomeSeq. We find that metagenomeSeq performs well when there is an adequate number of biological replicates, but it nevertheless tends t</meta:user-defined>
    <meta:user-defined meta:name="Mendeley_Bookmark_qZnPui9rem_11" meta:value-type="string">oward a higher false positive rate. Based on these results and well-established statistical theory, we advocate that investigators avoid rarefying altogether. We have provided microbiome-specific extensions to these tools in the R package, phyloseq."}}], </meta:user-defined>
    <meta:user-defined meta:name="Mendeley_Bookmark_qZnPui9rem_12" meta:value-type="string">"schema": "https://github.com/citation-style-language/schema/raw/master/csl-citation.json", "properties": {"noteIndex": 0}}</meta:user-defined>
    <meta:user-defined meta:name="Mendeley_Bookmark_qZnPui9rem_2" meta:value-type="string">cuments/?uuid=d96d8e23-be04-484c-8701-07d8cb22150a"], "id": "ITEM-1", "itemData": {"container-title": "PLoS computational biology", "type": "article-journal", "title": "Waste not, want not: why rarefying microbiome data is inadmissible.", "author": [{"giv</meta:user-defined>
    <meta:user-defined meta:name="Mendeley_Bookmark_qZnPui9rem_3" meta:value-type="string">en": "Paul J", "suffix": "", "family": "McMurdie", "dropping-particle": "", "non-dropping-particle": "", "parse-names": false}, {"given": "Susan", "suffix": "", "family": "Holmes", "dropping-particle": "", "non-dropping-particle": "", "parse-names": false</meta:user-defined>
    <meta:user-defined meta:name="Mendeley_Bookmark_qZnPui9rem_4" meta:value-type="string">}], "issue": "4", "id": "ITEM-1", "DOI": "10.1371/journal.pcbi.1003531", "issued": {"date-parts": [["2014", "4"]]}, "volume": "10", "ISSN": "1553-7358", "page": "e1003531", "PMID": "24699258", "abstract": "Current practice in the normalization of microbio</meta:user-defined>
    <meta:user-defined meta:name="Mendeley_Bookmark_qZnPui9rem_5" meta:value-type="string">me count data is inefficient in the statistical sense. For apparently historical reasons, the common approach is either to use simple proportions (which does not address heteroscedasticity) or to use rarefying of counts, even though both of these approach</meta:user-defined>
    <meta:user-defined meta:name="Mendeley_Bookmark_qZnPui9rem_6" meta:value-type="string">es are inappropriate for detection of differentially abundant species. Well-established statistical theory is available that simultaneously accounts for library size differences and biological variability using an appropriate mixture model. Moreover, spec</meta:user-defined>
    <meta:user-defined meta:name="Mendeley_Bookmark_qZnPui9rem_7" meta:value-type="string">ific implementations for DNA sequencing read count data (based on a Negative Binomial model for instance) are already available in RNA-Seq focused R packages such as edgeR and DESeq. Here we summarize the supporting statistical theory and use simulations </meta:user-defined>
    <meta:user-defined meta:name="Mendeley_Bookmark_qZnPui9rem_8" meta:value-type="string">and empirical data to demonstrate substantial improvements provided by a relevant mixture model framework over simple proportions or rarefying. We show how both proportions and rarefied counts result in a high rate of false positives in tests for species </meta:user-defined>
    <meta:user-defined meta:name="Mendeley_Bookmark_qZnPui9rem_9" meta:value-type="string">that are differentially abundant across sample classes. Regarding microbiome sample-wise clustering, we also show that the rarefying procedure often discards samples that can be accurately clustered by alternative methods. We further compare different Neg</meta:user-defined>
    <meta:user-defined meta:name="Mendeley_Bookmark_sHG8D4brRB_1" meta:value-type="string">ADDIN CSL_CITATION {"mendeley": {"previouslyFormattedCitation": "(Gobet &lt;i&gt;et al.&lt;/i&gt; 2014)", "formattedCitation": "(Gobet &lt;i&gt;et al.&lt;/i&gt; 2014)", "plainTextFormattedCitation": "(Gobet et al. 2014)"}, "citationItems": [{"uris": ["http://www.mendeley.com/doc</meta:user-defined>
    <meta:user-defined meta:name="Mendeley_Bookmark_sHG8D4brRB_10" meta:value-type="string">lded a similar set of significant contextual variables explaining bacterial community changes. Hence, ARISA as a rapid and low-cost fingerprinting technique represents a valid starting point for more in-depth exploration of community composition, when com</meta:user-defined>
    <meta:user-defined meta:name="Mendeley_Bookmark_sHG8D4brRB_11" meta:value-type="string">plemented by the detailed taxonomic description offered by MPTS.", "publisher": "Wiley-Blackwell"}}], "schema": "https://github.com/citation-style-language/schema/raw/master/csl-citation.json", "properties": {"noteIndex": 0}}</meta:user-defined>
    <meta:user-defined meta:name="Mendeley_Bookmark_sHG8D4brRB_2" meta:value-type="string">uments/?uuid=0d074602-f2f5-3290-8308-06dc5530def0"], "id": "ITEM-1", "itemData": {"container-title": "Environmental Microbiology", "type": "article-journal", "title": "Ecological coherence of diversity patterns derived from classical fingerprinting and Ne</meta:user-defined>
    <meta:user-defined meta:name="Mendeley_Bookmark_sHG8D4brRB_3" meta:value-type="string">xt Generation Sequencing techniques", "author": [{"given": "Ang\u00e9lique", "suffix": "", "family": "Gobet", "dropping-particle": "", "non-dropping-particle": "", "parse-names": false}, {"given": "Antje", "suffix": "", "family": "Boetius", "dropping-part</meta:user-defined>
    <meta:user-defined meta:name="Mendeley_Bookmark_sHG8D4brRB_4" meta:value-type="string">icle": "", "non-dropping-particle": "", "parse-names": false}, {"given": "Alban", "suffix": "", "family": "Ramette", "dropping-particle": "", "non-dropping-particle": "", "parse-names": false}], "issue": "9", "id": "ITEM-1", "DOI": "10.1111/1462-2920.1230</meta:user-defined>
    <meta:user-defined meta:name="Mendeley_Bookmark_sHG8D4brRB_5" meta:value-type="string">8", "ISBN": "1462-2920 (Electronic)\\r1462-2912 (Linking)", "issued": {"date-parts": [["2014", "9"]]}, "volume": "16", "ISSN": "14622920", "page": "2672-2681", "PMID": "24147993", "abstract": "Changes in richness and bacterial community structure obtained</meta:user-defined>
    <meta:user-defined meta:name="Mendeley_Bookmark_sHG8D4brRB_6" meta:value-type="string"> via 454 Massively Parallel Tag Sequencing (MPTS) and Automated Ribosomal Intergenic Analysis (ARISA) were systematically compared to determine whether and how the ecological knowledge obtained from both molecular techniques could be combined. We evaluate</meta:user-defined>
    <meta:user-defined meta:name="Mendeley_Bookmark_sHG8D4brRB_7" meta:value-type="string">d community changes over time and depth in marine coastal sands at different levels of taxonomic resolutions, sequence corrections and sequence abundances. Although richness over depth layers or sampling dates greatly varied (\u223c30 and 70-80% new opera</meta:user-defined>
    <meta:user-defined meta:name="Mendeley_Bookmark_sHG8D4brRB_8" meta:value-type="string">tional taxonomic units (OTU) between two samples with ARISA and MPTS, respectively), overall patterns of community variations were similar with both approaches. Alpha-diversity estimated by ARISA-derived OTU was most similar to that obtained from MPTS-der</meta:user-defined>
    <meta:user-defined meta:name="Mendeley_Bookmark_sHG8D4brRB_9" meta:value-type="string">ived OTU defined at the order level. Similar patterns of OTU replacement were also found with MPTS at the family level and with 20-25% rare types removed. Using ARISA or MPTS data sets with lower resolution, such as those containing only resident OTU, yie</meta:user-defined>
    <meta:user-defined meta:name="Mendeley_Bookmark_vTKhdJb4Nj_1" meta:value-type="string">ADDIN CSL_CITATION {"mendeley": {"previouslyFormattedCitation": "(Schmidt &lt;i&gt;et al.&lt;/i&gt; 2017)", "formattedCitation": "(Schmidt &lt;i&gt;et al.&lt;/i&gt; 2017)", "plainTextFormattedCitation": "(Schmidt et al. 2017)"}, "citationItems": [{"uris": ["http://www.mendeley.c</meta:user-defined>
    <meta:user-defined meta:name="Mendeley_Bookmark_vTKhdJb4Nj_10" meta:value-type="string">ithub.com/citation-style-language/schema/raw/master/csl-citation.json", "properties": {"noteIndex": 0}}</meta:user-defined>
    <meta:user-defined meta:name="Mendeley_Bookmark_vTKhdJb4Nj_2" meta:value-type="string">om/documents/?uuid=1c8e1017-3ded-35e3-8e4a-191977c2c894"], "id": "ITEM-1", "itemData": {"container-title": "The ISME Journal", "type": "article-journal", "title": "A family of interaction-adjusted indices of community similarity", "author": [{"given": "Th</meta:user-defined>
    <meta:user-defined meta:name="Mendeley_Bookmark_vTKhdJb4Nj_3" meta:value-type="string">omas Sebastian Benedikt", "suffix": "", "family": "Schmidt", "dropping-particle": "", "non-dropping-particle": "", "parse-names": false}, {"given": "Jo\u00e3o Frederico", "suffix": "", "family": "Matias Rodrigues", "dropping-particle": "", "non-dropping-p</meta:user-defined>
    <meta:user-defined meta:name="Mendeley_Bookmark_vTKhdJb4Nj_4" meta:value-type="string">article": "", "parse-names": false}, {"given": "Christian", "suffix": "", "family": "Mering", "dropping-particle": "", "non-dropping-particle": "von", "parse-names": false}], "issue": "3", "id": "ITEM-1", "DOI": "10.1038/ismej.2016.139", "issued": {"date-</meta:user-defined>
    <meta:user-defined meta:name="Mendeley_Bookmark_vTKhdJb4Nj_5" meta:value-type="string">parts": [["2017", "3", "9"]]}, "volume": "11", "ISSN": "1751-7362", "page": "791-807", "PMID": "27935587", "abstract": "Interactions between taxa are essential drivers of ecological community structure and dynamics, but they are not taken into account by </meta:user-defined>
    <meta:user-defined meta:name="Mendeley_Bookmark_vTKhdJb4Nj_6" meta:value-type="string">traditional indices of \u03b2 diversity. In this study, we propose a novel family of indices that quantify community similarity in the context of taxa interaction networks. Using publicly available datasets, we assessed the performance of two specific ind</meta:user-defined>
    <meta:user-defined meta:name="Mendeley_Bookmark_vTKhdJb4Nj_7" meta:value-type="string">ices that are Taxa INteraction-Adjusted (TINA, based on taxa co-occurrence networks), and Phylogenetic INteraction-Adjusted (PINA, based on phylogenetic similarities). TINA and PINA outperformed traditional indices when partitioning human-associated micro</meta:user-defined>
    <meta:user-defined meta:name="Mendeley_Bookmark_vTKhdJb4Nj_8" meta:value-type="string">bial communities according to habitat, even for extremely downsampled datasets, and when organising ocean micro-eukaryotic plankton diversity according to geographical and physicochemical gradients. We argue that interaction-adjusted indices capture novel</meta:user-defined>
    <meta:user-defined meta:name="Mendeley_Bookmark_vTKhdJb4Nj_9" meta:value-type="string"> aspects of diversity outside the scope of traditional approaches, highlighting the biological significance of ecological association networks in the interpretation of community similarity.", "publisher": "Nature Publishing Group"}}], "schema": "https://g</meta:user-defined>
    <meta:user-defined meta:name="Mendeley_Bookmark_wl0kwDMBTt_1" meta:value-type="string">ADDIN CSL_CITATION {"mendeley": {"previouslyFormattedCitation": "(Sogin &lt;i&gt;et al.&lt;/i&gt; 2006)", "formattedCitation": "(Sogin &lt;i&gt;et al.&lt;/i&gt; 2006)", "plainTextFormattedCitation": "(Sogin et al. 2006)"}, "citationItems": [{"uris": ["http://www.mendeley.com/doc</meta:user-defined>
    <meta:user-defined meta:name="Mendeley_Bookmark_wl0kwDMBTt_10" meta:value-type="string">ly reported for any microbial environment. A relatively small number of different populations dominate all samples, but thousands of low-abundance populations account for most of the observed phylogenetic diversity. This \"rare biosphere\" is very ancient</meta:user-defined>
    <meta:user-defined meta:name="Mendeley_Bookmark_wl0kwDMBTt_11" meta:value-type="string"> and may represent a nearly inexhaustible source of genomic innovation. Members of the rare biosphere are highly divergent from each other and, at different times in earth's history, may have had a profound impact on shaping planetary processes."}}], "sch</meta:user-defined>
    <meta:user-defined meta:name="Mendeley_Bookmark_wl0kwDMBTt_12" meta:value-type="string">ema": "https://github.com/citation-style-language/schema/raw/master/csl-citation.json", "properties": {"noteIndex": 0}}</meta:user-defined>
    <meta:user-defined meta:name="Mendeley_Bookmark_wl0kwDMBTt_2" meta:value-type="string">uments/?uuid=2e3d1439-f615-4b14-b515-314fac23a1ae"], "id": "ITEM-1", "itemData": {"container-title": "Proceedings of the National Academy of Sciences of the USA", "type": "article-journal", "title": "Microbial diversity in the deep sea and the underexplor</meta:user-defined>
    <meta:user-defined meta:name="Mendeley_Bookmark_wl0kwDMBTt_3" meta:value-type="string">ed \"rare biosphere\"", "author": [{"given": "Mitchell L", "suffix": "", "family": "Sogin", "dropping-particle": "", "non-dropping-particle": "", "parse-names": false}, {"given": "Hilary G", "suffix": "", "family": "Morrison", "dropping-particle": "", "no</meta:user-defined>
    <meta:user-defined meta:name="Mendeley_Bookmark_wl0kwDMBTt_4" meta:value-type="string">n-dropping-particle": "", "parse-names": false}, {"given": "Julie A", "suffix": "", "family": "Huber", "dropping-particle": "", "non-dropping-particle": "", "parse-names": false}, {"given": "David", "suffix": "", "family": "Mark Welch", "dropping-particle</meta:user-defined>
    <meta:user-defined meta:name="Mendeley_Bookmark_wl0kwDMBTt_5" meta:value-type="string">": "", "non-dropping-particle": "", "parse-names": false}, {"given": "Susan M", "suffix": "", "family": "Huse", "dropping-particle": "", "non-dropping-particle": "", "parse-names": false}, {"given": "Phillip R", "suffix": "", "family": "Neal", "dropping-p</meta:user-defined>
    <meta:user-defined meta:name="Mendeley_Bookmark_wl0kwDMBTt_6" meta:value-type="string">article": "", "non-dropping-particle": "", "parse-names": false}, {"given": "Jesus M", "suffix": "", "family": "Arrieta", "dropping-particle": "", "non-dropping-particle": "", "parse-names": false}, {"given": "Gerhard J", "suffix": "", "family": "Herndl",</meta:user-defined>
    <meta:user-defined meta:name="Mendeley_Bookmark_wl0kwDMBTt_7" meta:value-type="string"> "dropping-particle": "", "non-dropping-particle": "", "parse-names": false}], "issue": "32", "id": "ITEM-1", "DOI": "10.1073/pnas.0605127103", "ISBN": "9780470647196", "issued": {"date-parts": [["2006"]]}, "volume": "103", "ISSN": "0027-8424", "page": "1</meta:user-defined>
    <meta:user-defined meta:name="Mendeley_Bookmark_wl0kwDMBTt_8" meta:value-type="string">2115-12120", "PMID": "16880384", "abstract": "The evolution of marine microbes over billions of years predicts that the composition of microbial communities should be much greater than the published estimates of a few thousand distinct kinds of microbes p</meta:user-defined>
    <meta:user-defined meta:name="Mendeley_Bookmark_wl0kwDMBTt_9" meta:value-type="string">er liter of seawater. By adopting a massively parallel tag sequencing strategy, we show that bacterial communities of deep water masses of the North Atlantic and diffuse flow hydrothermal vents are one to two orders of magnitude more complex than previous</meta:user-defined>
    <meta:user-defined meta:name="Mendeley_Bookmark_x0Rl87wFfL_1" meta:value-type="string">ADDIN CSL_CITATION {"mendeley": {"previouslyFormattedCitation": "(Warmink &lt;i&gt;et al.&lt;/i&gt; 2011)", "formattedCitation": "(Warmink &lt;i&gt;et al.&lt;/i&gt; 2011)", "plainTextFormattedCitation": "(Warmink et al. 2011)"}, "citationItems": [{"uris": ["http://www.mendeley.c</meta:user-defined>
    <meta:user-defined meta:name="Mendeley_Bookmark_x0Rl87wFfL_10" meta:value-type="string">ntroduction of the organism to a bacterial community from soil and on the basis of a similar organism that was naturally present. One strain, Dyella japonica BS003, was identified as an avid comigrator with B. terrae BS001, although it appeared to lag beh</meta:user-defined>
    <meta:user-defined meta:name="Mendeley_Bookmark_x0Rl87wFfL_11" meta:value-type="string">ind the latter strain in its migration speed. Further examination of the B. terrae BS001/. D. japonica BS003 interaction at Lyophyllum sp. strain Karsten hyphae showed that the presence of the D. japonica strain did not negatively affect the growth and mi</meta:user-defined>
    <meta:user-defined meta:name="Mendeley_Bookmark_x0Rl87wFfL_12" meta:value-type="string">gration of B. terrae BS001 with the fungus. A biofilm of B. terrae BS001 was formed on the fungal hyphal front, and we postulate a role for this biofilm in the migration helper effect. ?? 2010."}}], "schema": "https://github.com/citation-style-language/sc</meta:user-defined>
    <meta:user-defined meta:name="Mendeley_Bookmark_x0Rl87wFfL_13" meta:value-type="string">hema/raw/master/csl-citation.json", "properties": {"noteIndex": 0}}</meta:user-defined>
    <meta:user-defined meta:name="Mendeley_Bookmark_x0Rl87wFfL_2" meta:value-type="string">om/documents/?uuid=a09ba455-71c9-3151-8bf4-122523835e99"], "id": "ITEM-1", "itemData": {"container-title": "Soil Biology and Biochemistry", "type": "article-journal", "title": "Hitchhikers on the fungal highway: The helper effect for bacterial migration v</meta:user-defined>
    <meta:user-defined meta:name="Mendeley_Bookmark_x0Rl87wFfL_3" meta:value-type="string">ia fungal hyphae", "author": [{"given": "J. A.", "suffix": "", "family": "Warmink", "dropping-particle": "", "non-dropping-particle": "", "parse-names": false}, {"given": "R.", "suffix": "", "family": "Nazir", "dropping-particle": "", "non-dropping-partic</meta:user-defined>
    <meta:user-defined meta:name="Mendeley_Bookmark_x0Rl87wFfL_4" meta:value-type="string">le": "", "parse-names": false}, {"given": "B.", "suffix": "", "family": "Corten", "dropping-particle": "", "non-dropping-particle": "", "parse-names": false}, {"given": "J. D.", "suffix": "", "family": "Elsas .", "dropping-particle": "", "non-dropping-par</meta:user-defined>
    <meta:user-defined meta:name="Mendeley_Bookmark_x0Rl87wFfL_5" meta:value-type="string">ticle": "van", "parse-names": false}], "page": "760-765", "id": "ITEM-1", "DOI": "10.1016/j.soilbio.2010.12.009", "ISBN": "0038-0717", "issued": {"date-parts": [["2011", "4"]]}, "volume": "43", "ISSN": "00380717", "issue": "4", "abstract": "Previous work </meta:user-defined>
    <meta:user-defined meta:name="Mendeley_Bookmark_x0Rl87wFfL_6" meta:value-type="string">in our laboratory showed that several bacterial strains, either singly or in association with other bacteria (community migration), were capable of migrating together with the saprotrophic fungus Lyophyllum sp. strain Karsten through soil microcosms. A po</meta:user-defined>
    <meta:user-defined meta:name="Mendeley_Bookmark_x0Rl87wFfL_7" meta:value-type="string">ssible involvement of the type III secretion system (TTSS) in migration was indicated. In this study, we addressed the basis of the community migration, which might lie in a migration helper effect exerted by particular single-strain migrators on other me</meta:user-defined>
    <meta:user-defined meta:name="Mendeley_Bookmark_x0Rl87wFfL_8" meta:value-type="string">mbers of the community. Different culturing (plating) as well as culture-independent (PCR-DGGE) methods were applied to assess the effects of putative bacterial helpers in the migration. We used, as a model, the migration-proficient Burkholderia terrae BS</meta:user-defined>
    <meta:user-defined meta:name="Mendeley_Bookmark_x0Rl87wFfL_9" meta:value-type="string">001 as the canonical helper strain. PCR-DGGE analysis of the soil system with or without added strain BS001, revealed that the latter consistently stimulated the migration of different bacterial species through the soil. This was observed both following i</meta:user-defined>
    <meta:user-defined meta:name="Mendeley_Bookmark_ymics14zv0_1" meta:value-type="string">ADDIN CSL_CITATION {"mendeley": {"previouslyFormattedCitation": "(Baselga 2007)", "formattedCitation": "(Baselga 2007)", "plainTextFormattedCitation": "(Baselga 2007)"}, "citationItems": [{"uris": ["http://www.mendeley.com/documents/?uuid=90f44d61-ef9e-3a</meta:user-defined>
    <meta:user-defined meta:name="Mendeley_Bookmark_ymics14zv0_2" meta:value-type="string">d0-b6d9-d0437c644960"], "id": "ITEM-1", "itemData": {"container-title": "Ecography", "id": "ITEM-1", "title": "Disentangling Distance Decay of Similarity from Richness Gradients: Response to Soininen et al. 2007", "author": [{"given": "Andr\u00e9s", "suff</meta:user-defined>
    <meta:user-defined meta:name="Mendeley_Bookmark_ymics14zv0_3" meta:value-type="string">ix": "", "family": "Baselga", "dropping-particle": "", "non-dropping-particle": "", "parse-names": false}], "issue": "6", "type": "article-journal", "DOI": "10.1111/j.2007.0906-7590.05191.x", "volume": "30", "ISSN": "09067590", "page": "838-841", "issued"</meta:user-defined>
    <meta:user-defined meta:name="Mendeley_Bookmark_ymics14zv0_4" meta:value-type="string">: {"date-parts": [["2007", "12"]]}, "publisher": "Blackwell Publishing Ltd"}}], "schema": "https://github.com/citation-style-language/schema/raw/master/csl-citation.json", "properties": {"noteIndex": 0}}</meta:user-defined>
  </office:meta>
</office:document-meta>
</file>